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1.876cm"/>
    </style:style>
    <style:style style:name="co12" style:family="table-column">
      <style:table-column-properties fo:break-before="auto" style:column-width="11.46cm"/>
    </style:style>
    <style:style style:name="co13" style:family="table-column">
      <style:table-column-properties fo:break-before="auto" style:column-width="12.541cm"/>
    </style:style>
    <style:style style:name="co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6.493cm"/>
    </style:style>
    <style:style style:name="co15" style:family="table-column">
      <style:table-column-properties fo:break-before="auto" style:column-width="2.025cm"/>
    </style:style>
    <style:style style:name="co16" style:family="table-column">
      <style:table-column-properties fo:break-before="auto" style:column-width="5.66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994cm"/>
    </style:style>
    <style:style style:name="co10" style:family="table-column">
      <style:table-column-properties fo:break-before="auto" style:column-width="4.551cm"/>
    </style:style>
    <style:style style:name="co17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1.886cm"/>
    </style:style>
    <style:style style:name="co21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2.247cm"/>
    </style:style>
    <style:style style:name="ro2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000000" style:text-position="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7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2" style:family="table-cell" style:parent-style-name="Default">
      <style:text-properties style:font-name="Arial"/>
    </style:style>
    <style:style style:name="ce13" style:family="table-cell" style:parent-style-name="Default">
      <style:text-properties style:use-window-font-color="true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13" table:default-cell-style-name="Default"/>
        <table:table-row table:style-name="ro1">
          <table:table-cell table:style-name="ce5" office:value-type="string">
            <text:p>ID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10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5" office:value-type="string">
            <text:p>Source (CHARL, …)</text:p>
          </table:table-cell>
          <table:table-cell table:style-name="ce5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</text:span>)</text:p>
          </table:table-cell>
          <table:table-cell table:style-name="ce5" office:value-type="string">
            <text:p>Costs</text:p>
          </table:table-cell>
          <table:table-cell table:style-name="ce5" table:number-columns-repeated="5"/>
          <table:table-cell table:number-columns-repeated="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Acrobat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Arcane Discovery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Assassin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Martial Arts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7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7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Exceptional Skill at Arms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Warrior Extraordinaire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Lightning Strike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</text:p>
          </table:table-cell>
          <table:table-cell table:style-name="ce13"/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Elvish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Disarm Skill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Judge of Angles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Natural Arch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Natural Horseman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Natural Weapons Mast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Geographic Awareness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Gymnastic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Underground Uprais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Inner Reserve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1;1;1;1;1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2;2;2;2;2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4;4;4;4;4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6;6;6;6;6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Internal Clock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Herbalist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Pow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General Weapons Mast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Directed Weapons Mast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Outdoorsman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Natural Facility with Armo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Portage Skills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Precision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ed Regular Footman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Shield Attack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Swift Dresser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Fluent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Skilled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Skilled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Sleight-of-Hand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Deadly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16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Racial Training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Judge of Weaponry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Weapon Control</text:p>
          </table:table-cell>
          <table:table-cell/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Hypercharged Adrenalin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Eye of the Tiger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Acute Hearing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Blazing Speed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Natural Physiqu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Ambidexterity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58=15</text:p>
          </table:table-cell>
          <table:table-cell table:number-columns-repeated="1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Tensil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Intense Eye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Steel Grip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High Jumper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Flight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Neutral Odor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Manual Deftnes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Fluid Wrist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oison Sack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11" office:value-type="string">
            <text:p>RR=talent.rr.poison.sack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Gliding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Golden Throat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Acute Smell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Hammerhand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Dens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ain Resistanc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Infravisi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Navigation Gift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Cold Resistanc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Combat Reflexe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Battle Cry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Light Sleeper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Quiet Strid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Shield Mastery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Commanding Demeanor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Ear for Music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Reverberative Strength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2"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Nightvisi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Natural Weap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eripheral Visi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string">
            <text:p>Regenerati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Heat Resistanc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Giantism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Nimble Skelet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Toleranc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Accelerated Mending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High Range Voic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Sturdy Build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Strong Lung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Great Arm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Unnatural Stamina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Subtl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Subconscious Preparatio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Resilient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Tough Skin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Dead Eye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Extra Limbs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Dwarfism</text:p>
          </table:table-cell>
          <table:table-cell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dlerblick</text:p>
          </table:table-cell>
          <table:table-cell office:value-type="string">
            <text:p>Look of Eagles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2">
            <text:p>92</text:p>
          </table:table-cell>
          <table:table-cell table:number-columns-repeated="2" office:value-type="string">
            <text:p>Aggression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Äthersicht</text:p>
          </table:table-cell>
          <table:table-cell office:value-type="string">
            <text:p>Ethereal Sight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4">
            <text:p>94</text:p>
          </table:table-cell>
          <table:table-cell table:number-columns-repeated="2" office:value-type="string">
            <text:p>Aura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POWERDEV=1;1;1;1;1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POWERDEV=2;2;2;2;2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POWERDEV=3;3;3;3;3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POWERDEV=4;4;4;4;4</text:p>
          </table:table-cell>
          <table:table-cell table:number-columns-repeated="11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Außergewöhnliche magische Begabung</text:p>
          </table:table-cell>
          <table:table-cell office:value-type="string">
            <text:p>Exceptional Magical Ability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RR1=CHANNELING;ESSENCE;MENTALISM=50</text:p>
          </table:table-cell>
          <table:table-cell table:number-columns-repeated="11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Erzmagische Fähigkeiten</text:p>
          </table:table-cell>
          <table:table-cell office:value-type="string">
            <text:p>Archmage Abilities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OST=C54=4/4/4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OST=C54=4/4/4</text:p>
          </table:table-cell>
          <table:table-cell office:value-type="string">
            <text:p>COST=C53=4/4/4</text:p>
          </table:table-cell>
          <table:table-cell table:number-columns-repeated="10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Geborener Magier</text:p>
          </table:table-cell>
          <table:table-cell office:value-type="string">
            <text:p>Archetyp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8">
            <text:p>18</text:p>
          </table:table-cell>
          <table:table-cell office:value-type="string">
            <text:p>S202=EVERYMAN</text:p>
          </table:table-cell>
          <table:table-cell table:number-columns-repeated="11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Geborener Zauberer</text:p>
          </table:table-cell>
          <table:table-cell office:value-type="string">
            <text:p>Innate Magician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Gefahreninstinkt</text:p>
          </table:table-cell>
          <table:table-cell office:value-type="string">
            <text:p>Danger Sens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60=10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Gespür für das Schicksal</text:p>
          </table:table-cell>
          <table:table-cell office:value-type="string">
            <text:p>Destiny Sens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Magieresistenz</text:p>
          </table:table-cell>
          <table:table-cell office:value-type="string">
            <text:p>Magical Resistanc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RR1=CHANNELING;ESSENCE;MENTALISM=50</text:p>
          </table:table-cell>
          <table:table-cell table:number-columns-repeated="11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Magische Neigung</text:p>
          </table:table-cell>
          <table:table-cell office:value-type="string">
            <text:p>Magical Affinity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CHOOSESKILL1=C57=EVERYMAN</text:p>
          </table:table-cell>
          <table:table-cell office:value-type="string">
            <text:p>CHOOSESPELL2=EVERYMAN</text:p>
          </table:table-cell>
          <table:table-cell table:number-columns-repeated="10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Mana lesen</text:p>
          </table:table-cell>
          <table:table-cell office:value-type="string">
            <text:p>Mana Reading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98=15</text:p>
          </table:table-cell>
          <table:table-cell table:number-columns-repeated="11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Mana spüren</text:p>
          </table:table-cell>
          <table:table-cell office:value-type="string">
            <text:p>Mana Sensing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Sachkunde der Magie</text:p>
          </table:table-cell>
          <table:table-cell office:value-type="string">
            <text:p>Item Lor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38=25</text:p>
          </table:table-cell>
          <table:table-cell table:number-columns-repeated="11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phärenreise</text:p>
          </table:table-cell>
          <table:table-cell office:value-type="string">
            <text:p>Planar Travel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Sprachgewalt</text:p>
          </table:table-cell>
          <table:table-cell office:value-type="string">
            <text:p>Spatial Skills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zendenz</text:p>
          </table:table-cell>
          <table:table-cell office:value-type="string">
            <text:p>Transcendenc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Übernatürliche Verbindung</text:p>
          </table:table-cell>
          <table:table-cell office:value-type="string">
            <text:p>Ethereal Ti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Widerstandskraft</text:p>
          </table:table-cell>
          <table:table-cell office:value-type="string">
            <text:p>Resistanc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CHANNELING=15</text:p>
          </table:table-cell>
          <table:table-cell office:value-type="string">
            <text:p>RR=ESSENCE=15</text:p>
          </table:table-cell>
          <table:table-cell office:value-type="string">
            <text:p>RR=MENTALISM=15</text:p>
          </table:table-cell>
          <table:table-cell table:number-columns-repeated="9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Wissen um Runen</text:p>
          </table:table-cell>
          <table:table-cell office:value-type="string">
            <text:p>Runic Lore</text:p>
          </table:table-cell>
          <table:table-cell/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01=25</text:p>
          </table:table-cell>
          <table:table-cell table:number-columns-repeated="11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Aggressives Vorurteil</text:p>
          </table:table-cell>
          <table:table-cell office:value-type="string">
            <text:p>Violent Prejudice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Eiserner Wille</text:p>
          </table:table-cell>
          <table:table-cell office:value-type="string">
            <text:p>Immovable Will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FEAR=50</text:p>
          </table:table-cell>
          <table:table-cell office:value-type="string">
            <text:p>RR=talent.rr.immovable.will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Empathie</text:p>
          </table:table-cell>
          <table:table-cell office:value-type="string">
            <text:p>Empathy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164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Gedankenkontrolle</text:p>
          </table:table-cell>
          <table:table-cell office:value-type="string">
            <text:p>Mental Control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Geistige Suche</text:p>
          </table:table-cell>
          <table:table-cell office:value-type="string">
            <text:p>Mental Scan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Geistige Verbindung</text:p>
          </table:table-cell>
          <table:table-cell office:value-type="string">
            <text:p>Mental Link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Geist über Materie</text:p>
          </table:table-cell>
          <table:table-cell office:value-type="string">
            <text:p>Mind Over Matter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2=20</text:p>
          </table:table-cell>
          <table:table-cell table:number-columns-repeated="11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Gute Schlachtfeld-Wahrnehmung</text:p>
          </table:table-cell>
          <table:table-cell office:value-type="string">
            <text:p>Good Battlefield Awareness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55=2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Innere Ruhe</text:p>
          </table:table-cell>
          <table:table-cell office:value-type="string">
            <text:p>Calmness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Inneres Gleichgewicht</text:p>
          </table:table-cell>
          <table:table-cell office:value-type="string">
            <text:p>Internal Sense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220=20</text:p>
          </table:table-cell>
          <table:table-cell office:value-type="string">
            <text:p>S232=20</text:p>
          </table:table-cell>
          <table:table-cell table:number-columns-repeated="10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Instinktive Verteidigung</text:p>
          </table:table-cell>
          <table:table-cell office:value-type="string">
            <text:p>Instinctive Defense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Meister des Taktierens</text:p>
          </table:table-cell>
          <table:table-cell office:value-type="string">
            <text:p>Master Tactician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29=15</text:p>
          </table:table-cell>
          <table:table-cell table:number-columns-repeated="11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Photographisches Gedächtnis</text:p>
          </table:table-cell>
          <table:table-cell office:value-type="string">
            <text:p>Photographic Memory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Schlachtreflexe</text:p>
          </table:table-cell>
          <table:table-cell office:value-type="string">
            <text:p>Battle Reflexes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Schneller Rechner</text:p>
          </table:table-cell>
          <table:table-cell office:value-type="string">
            <text:p>Quick Calculator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C41=10</text:p>
          </table:table-cell>
          <table:table-cell office:value-type="string">
            <text:p>C42=10</text:p>
          </table:table-cell>
          <table:table-cell office:value-type="string">
            <text:p>DESCR</text:p>
          </table:table-cell>
          <table:table-cell table:number-columns-repeated="9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Schnell-Lese-Technik</text:p>
          </table:table-cell>
          <table:table-cell office:value-type="string">
            <text:p>Speed Reading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Stabilitätssinn</text:p>
          </table:table-cell>
          <table:table-cell office:value-type="string">
            <text:p>Stability Sense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Starker Wille</text:p>
          </table:table-cell>
          <table:table-cell office:value-type="string">
            <text:p>Dominance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spells.m</text:p>
          </table:table-cell>
          <table:table-cell table:number-columns-repeated="11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Telekinese</text:p>
          </table:table-cell>
          <table:table-cell office:value-type="string">
            <text:p>Telekinesis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elepathie</text:p>
          </table:table-cell>
          <table:table-cell office:value-type="string">
            <text:p>Telepathy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Tierempathie</text:p>
          </table:table-cell>
          <table:table-cell office:value-type="string">
            <text:p>Animal Empathy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Überlebensinstinkt</text:p>
          </table:table-cell>
          <table:table-cell office:value-type="string">
            <text:p>Survival Instinct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Ungläubiger</text:p>
          </table:table-cell>
          <table:table-cell office:value-type="string">
            <text:p>Unbeliever</text:p>
          </table:table-cell>
          <table:table-cell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CHANNELING=25</text:p>
          </table:table-cell>
          <table:table-cell office:value-type="string">
            <text:p>RR=ESSENCE=25</text:p>
          </table:table-cell>
          <table:table-cell office:value-type="string">
            <text:p>RR=MENTALISM=25</text:p>
          </table:table-cell>
          <table:table-cell office:value-type="string">
            <text:p>DESCR</text:p>
          </table:table-cell>
          <table:table-cell table:number-columns-repeated="8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Attribut entziehen</text:p>
          </table:table-cell>
          <table:table-cell office:value-type="string">
            <text:p>Attribute Drai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Attributsbonus</text:p>
          </table:table-cell>
          <table:table-cell office:value-type="string">
            <text:p>Stat Bonus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TAT1=3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STAT1=5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STAT1=8</text:p>
          </table:table-cell>
          <table:table-cell table:number-columns-repeated="11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Attribut weiterentwickeln</text:p>
          </table:table-cell>
          <table:table-cell office:value-type="string">
            <text:p>Stat Improvement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Aufspüren</text:p>
          </table:table-cell>
          <table:table-cell office:value-type="string">
            <text:p>Sense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Beeindruckender Springer</text:p>
          </table:table-cell>
          <table:table-cell office:value-type="string">
            <text:p>Amazing Leaping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Beistand</text:p>
          </table:table-cell>
          <table:table-cell office:value-type="string">
            <text:p>Succor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Besonderer Vertrauter</text:p>
          </table:table-cell>
          <table:table-cell office:value-type="string">
            <text:p>Special Familiar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Bringer des Verderbens</text:p>
          </table:table-cell>
          <table:table-cell office:value-type="string">
            <text:p>Bane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unkelheit</text:p>
          </table:table-cell>
          <table:table-cell office:value-type="string">
            <text:p>Darkness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lastisch</text:p>
          </table:table-cell>
          <table:table-cell office:value-type="string">
            <text:p>Elasticity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Enormer Zufall</text:p>
          </table:table-cell>
          <table:table-cell office:value-type="string">
            <text:p>Luck, Dramatic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Entmaterialisieren</text:p>
          </table:table-cell>
          <table:table-cell office:value-type="string">
            <text:p>Non-corporeal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Eruption</text:p>
          </table:table-cell>
          <table:table-cell office:value-type="string">
            <text:p>Flare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Falkenaugen</text:p>
          </table:table-cell>
          <table:table-cell office:value-type="string">
            <text:p>Eye of the Hawk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Festhalten</text:p>
          </table:table-cell>
          <table:table-cell office:value-type="string">
            <text:p>Ensnare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Gestaltwandler</text:p>
          </table:table-cell>
          <table:table-cell office:value-type="string">
            <text:p>Shapechanger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Glückspilz</text:p>
          </table:table-cell>
          <table:table-cell office:value-type="string">
            <text:p>Lucky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Haftend</text:p>
          </table:table-cell>
          <table:table-cell office:value-type="string">
            <text:p>Adherent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Herbeirufen</text:p>
          </table:table-cell>
          <table:table-cell office:value-type="string">
            <text:p>Summ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Lebensziel</text:p>
          </table:table-cell>
          <table:table-cell office:value-type="string">
            <text:p>Lifetime Goal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Magie absorbieren</text:p>
          </table:table-cell>
          <table:table-cell office:value-type="string">
            <text:p>Power Absorpti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gischer Schild</text:p>
          </table:table-cell>
          <table:table-cell office:value-type="string">
            <text:p>Force Shield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Meisterkämpfer zum Freund</text:p>
          </table:table-cell>
          <table:table-cell office:value-type="string">
            <text:p>Master Warrior Friend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8">
            <text:p>158</text:p>
          </table:table-cell>
          <table:table-cell table:number-columns-repeated="2" office:value-type="string">
            <text:p>Mentor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Mikroskopisches Sehen</text:p>
          </table:table-cell>
          <table:table-cell office:value-type="string">
            <text:p>Microscopic Visi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Natürlicher Fernangriff</text:p>
          </table:table-cell>
          <table:table-cell office:value-type="string">
            <text:p>Natural Ranged Attack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Röntgenblick</text:p>
          </table:table-cell>
          <table:table-cell office:value-type="string">
            <text:p>X-ray Visi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Segen des Kriegsgottes</text:p>
          </table:table-cell>
          <table:table-cell office:value-type="string">
            <text:p>Blessed by War God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50">
            <text:p>50</text:p>
          </table:table-cell>
          <table:table-cell office:value-type="string">
            <text:p>STRENGTH=10</text:p>
          </table:table-cell>
          <table:table-cell office:value-type="string">
            <text:p>QUICKNESS=10</text:p>
          </table:table-cell>
          <table:table-cell office:value-type="string">
            <text:p>AGILITY=10</text:p>
          </table:table-cell>
          <table:table-cell office:value-type="string">
            <text:p>CONSTITUTION=10</text:p>
          </table:table-cell>
          <table:table-cell office:value-type="string">
            <text:p>DESCR</text:p>
          </table:table-cell>
          <table:table-cell table:number-columns-repeated="7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Sonar</text:p>
          </table:table-cell>
          <table:table-cell office:value-type="string">
            <text:p>Sonar Sense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Teleportation</text:p>
          </table:table-cell>
          <table:table-cell office:value-type="string">
            <text:p>Teleportati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Tunnelbau</text:p>
          </table:table-cell>
          <table:table-cell office:value-type="string">
            <text:p>Tunneling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Übernatürliches Lebenserhaltungssystem</text:p>
          </table:table-cell>
          <table:table-cell office:value-type="string">
            <text:p>Life Support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Ultraschallgehör</text:p>
          </table:table-cell>
          <table:table-cell office:value-type="string">
            <text:p>Ultrasonic Hearing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Umwelt verändern</text:p>
          </table:table-cell>
          <table:table-cell office:value-type="string">
            <text:p>Affect Environment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Unsichtbarkeit</text:p>
          </table:table-cell>
          <table:table-cell office:value-type="string">
            <text:p>Invisibility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Verdopplung</text:p>
          </table:table-cell>
          <table:table-cell office:value-type="string">
            <text:p>Duplication</text:p>
          </table:table-cell>
          <table:table-cell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</table:table-row>
      </table:table>
      <table:table table:name="talentflaw.conf" table:style-name="ta1">
        <table:table-column table:style-name="co1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" table:number-columns-repeated="13" table:default-cell-style-name="Default"/>
        <table:table-row table:style-name="ro2">
          <table:table-cell table:formula="of:=[Data.A2]" office:value-type="float" office:value="1">
            <text:p>1</text:p>
          </table:table-cell>
          <table:table-cell table:formula="of:=CONCATENATE(&quot;,&quot;;[Data.E2])" office:value-type="string" office:string-value=",TRAINING">
            <text:p>,TRAINING</text:p>
          </table:table-cell>
          <table:table-cell table:formula="of:=CONCATENATE(&quot;,&quot;;[Data.F2])" office:value-type="string" office:string-value=",CHARL">
            <text:p>,CHARL</text:p>
          </table:table-cell>
          <table:table-cell table:formula="of:=CONCATENATE(&quot;,&quot;;[Data.G2])" office:value-type="string" office:string-value=",MINOR">
            <text:p>,MINOR</text:p>
          </table:table-cell>
          <table:table-cell table:formula="of:=CONCATENATE(&quot;,&quot;;[Data.H2])" office:value-type="string" office:string-value=",7">
            <text:p>,7</text:p>
          </table:table-cell>
          <table:table-cell table:formula="of:=IF([Data.I2]=&quot;&quot;;&quot;&quot;;CONCATENATE(&quot;,&quot;;[Data.I2]))" office:value-type="string" office:string-value=",C2=20">
            <text:p>,C2=20</text:p>
          </table:table-cell>
          <table:table-cell table:style-name="ce13" table:formula="of:=IF([Data.J2]=&quot;&quot;;&quot;&quot;;CONCATENATE(&quot;,&quot;;[Data.J2]))">
            <text:p/>
          </table:table-cell>
          <table:table-cell table:style-name="ce13" table:formula="of:=IF([Data.K2]=&quot;&quot;;&quot;&quot;;CONCATENATE(&quot;,&quot;;[Data.K2]))">
            <text:p/>
          </table:table-cell>
          <table:table-cell table:style-name="ce13" table:formula="of:=IF([Data.L2]=&quot;&quot;;&quot;&quot;;CONCATENATE(&quot;,&quot;;[Data.L2]))">
            <text:p/>
          </table:table-cell>
          <table:table-cell table:style-name="ce13" table:formula="of:=IF([Data.M2]=&quot;&quot;;&quot;&quot;;CONCATENATE(&quot;,&quot;;[Data.M2]))">
            <text:p/>
          </table:table-cell>
          <table:table-cell table:style-name="ce13" table:formula="of:=IF([Data.N2]=&quot;&quot;;&quot;&quot;;CONCATENATE(&quot;,&quot;;[Data.N2]))">
            <text:p/>
          </table:table-cell>
          <table:table-cell table:style-name="ce13" table:formula="of:=IF([Data.O2]=&quot;&quot;;&quot;&quot;;CONCATENATE(&quot;,&quot;;[Data.O2]))">
            <text:p/>
          </table:table-cell>
          <table:table-cell table:style-name="ce13" table:formula="of:=IF([Data.P2]=&quot;&quot;;&quot;&quot;;CONCATENATE(&quot;,&quot;;[Data.P2]))">
            <text:p/>
          </table:table-cell>
          <table:table-cell table:style-name="ce13" table:formula="of:=IF([Data.Q2]=&quot;&quot;;&quot;&quot;;CONCATENATE(&quot;,&quot;;[Data.Q2]))">
            <text:p/>
          </table:table-cell>
          <table:table-cell table:style-name="ce13" table:formula="of:=IF([Data.R2]=&quot;&quot;;&quot;&quot;;CONCATENATE(&quot;,&quot;;[Data.R2]))">
            <text:p/>
          </table:table-cell>
          <table:table-cell table:style-name="ce13" table:formula="of:=IF([Data.S2]=&quot;&quot;;&quot;&quot;;CONCATENATE(&quot;,&quot;;[Data.S2]))">
            <text:p/>
          </table:table-cell>
          <table:table-cell table:style-name="ce13" table:formula="of:=IF([Data.T2]=&quot;&quot;;&quot;&quot;;CONCATENATE(&quot;,&quot;;[Data.T2]))">
            <text:p/>
          </table:table-cell>
          <table:table-cell table:style-name="ce13" table:formula="of:=IF([Data.U2]=&quot;&quot;;&quot;&quot;;CONCATENATE(&quot;,&quot;;[Data.U2]))">
            <text:p/>
          </table:table-cell>
          <table:table-cell table:formula="of:=IF([Data.V2]=&quot;&quot;;&quot;&quot;;CONCATENATE(&quot;;&quot;;[Data.V2]))">
            <text:p/>
          </table:table-cell>
        </table:table-row>
        <table:table-row table:style-name="ro2">
          <table:table-cell table:formula="of:=IF([Data.A3]=&quot;&quot;;[.A1];[Data.A3])" office:value-type="float" office:value="2">
            <text:p>2</text:p>
          </table:table-cell>
          <table:table-cell table:formula="of:=IF([Data.E3]=&quot;&quot;;[.B1];CONCATENATE(&quot;,&quot;;[Data.E3]))" office:value-type="string" office:string-value=",TRAINING">
            <text:p>,TRAINING</text:p>
          </table:table-cell>
          <table:table-cell table:formula="of:=IF([Data.F3]=&quot;&quot;;[.C1];CONCATENATE(&quot;,&quot;;[Data.F3]))" office:value-type="string" office:string-value=",CHARL">
            <text:p>,CHARL</text:p>
          </table:table-cell>
          <table:table-cell table:formula="of:=CONCATENATE(&quot;,&quot;;[Data.G3])" office:value-type="string" office:string-value=",MINOR">
            <text:p>,MINOR</text:p>
          </table:table-cell>
          <table:table-cell table:formula="of:=CONCATENATE(&quot;,&quot;;[Data.H3])" office:value-type="string" office:string-value=",6">
            <text:p>,6</text:p>
          </table:table-cell>
          <table:table-cell table:formula="of:=IF([Data.I3]=&quot;&quot;;&quot;&quot;;CONCATENATE(&quot;,&quot;;[Data.I3]))" office:value-type="string" office:string-value=",DESCR">
            <text:p>,DESCR</text:p>
          </table:table-cell>
          <table:table-cell table:style-name="ce13" table:formula="of:=IF([Data.J3]=&quot;&quot;;&quot;&quot;;CONCATENATE(&quot;,&quot;;[Data.J3]))">
            <text:p/>
          </table:table-cell>
          <table:table-cell table:style-name="ce13" table:formula="of:=IF([Data.K3]=&quot;&quot;;&quot;&quot;;CONCATENATE(&quot;,&quot;;[Data.K3]))">
            <text:p/>
          </table:table-cell>
          <table:table-cell table:style-name="ce13" table:formula="of:=IF([Data.L3]=&quot;&quot;;&quot;&quot;;CONCATENATE(&quot;,&quot;;[Data.L3]))">
            <text:p/>
          </table:table-cell>
          <table:table-cell table:style-name="ce13" table:formula="of:=IF([Data.M3]=&quot;&quot;;&quot;&quot;;CONCATENATE(&quot;,&quot;;[Data.M3]))">
            <text:p/>
          </table:table-cell>
          <table:table-cell table:style-name="ce13" table:formula="of:=IF([Data.N3]=&quot;&quot;;&quot;&quot;;CONCATENATE(&quot;,&quot;;[Data.N3]))">
            <text:p/>
          </table:table-cell>
          <table:table-cell table:style-name="ce13" table:formula="of:=IF([Data.O3]=&quot;&quot;;&quot;&quot;;CONCATENATE(&quot;,&quot;;[Data.O3]))">
            <text:p/>
          </table:table-cell>
          <table:table-cell table:style-name="ce13" table:formula="of:=IF([Data.P3]=&quot;&quot;;&quot;&quot;;CONCATENATE(&quot;,&quot;;[Data.P3]))">
            <text:p/>
          </table:table-cell>
          <table:table-cell table:style-name="ce13" table:formula="of:=IF([Data.Q3]=&quot;&quot;;&quot;&quot;;CONCATENATE(&quot;,&quot;;[Data.Q3]))">
            <text:p/>
          </table:table-cell>
          <table:table-cell table:style-name="ce13" table:formula="of:=IF([Data.R3]=&quot;&quot;;&quot;&quot;;CONCATENATE(&quot;,&quot;;[Data.R3]))">
            <text:p/>
          </table:table-cell>
          <table:table-cell table:style-name="ce13" table:formula="of:=IF([Data.S3]=&quot;&quot;;&quot;&quot;;CONCATENATE(&quot;,&quot;;[Data.S3]))">
            <text:p/>
          </table:table-cell>
          <table:table-cell table:style-name="ce13" table:formula="of:=IF([Data.T3]=&quot;&quot;;&quot;&quot;;CONCATENATE(&quot;,&quot;;[Data.T3]))">
            <text:p/>
          </table:table-cell>
          <table:table-cell table:style-name="ce13" table:formula="of:=IF([Data.U3]=&quot;&quot;;&quot;&quot;;CONCATENATE(&quot;,&quot;;[Data.U3]))">
            <text:p/>
          </table:table-cell>
          <table:table-cell table:formula="of:=IF([Data.V3]=&quot;&quot;;&quot;&quot;;CONCATENATE(&quot;;&quot;;[Data.V3]))">
            <text:p/>
          </table:table-cell>
        </table:table-row>
        <table:table-row table:style-name="ro2">
          <table:table-cell table:formula="of:=IF([Data.A4]=&quot;&quot;;[.A2];[Data.A4])" office:value-type="float" office:value="2">
            <text:p>2</text:p>
          </table:table-cell>
          <table:table-cell table:formula="of:=IF([Data.E4]=&quot;&quot;;[.B2];CONCATENATE(&quot;,&quot;;[Data.E4]))" office:value-type="string" office:string-value=",TRAINING">
            <text:p>,TRAINING</text:p>
          </table:table-cell>
          <table:table-cell table:formula="of:=IF([Data.F4]=&quot;&quot;;[.C2];CONCATENATE(&quot;,&quot;;[Data.F4]))" office:value-type="string" office:string-value=",CHARL">
            <text:p>,CHARL</text:p>
          </table:table-cell>
          <table:table-cell table:formula="of:=CONCATENATE(&quot;,&quot;;[Data.G4])" office:value-type="string" office:string-value=",MAJOR">
            <text:p>,MAJOR</text:p>
          </table:table-cell>
          <table:table-cell table:formula="of:=CONCATENATE(&quot;,&quot;;[Data.H4])" office:value-type="string" office:string-value=",11">
            <text:p>,11</text:p>
          </table:table-cell>
          <table:table-cell table:formula="of:=IF([Data.I4]=&quot;&quot;;&quot;&quot;;CONCATENATE(&quot;,&quot;;[Data.I4]))" office:value-type="string" office:string-value=",DESCR">
            <text:p>,DESCR</text:p>
          </table:table-cell>
          <table:table-cell table:style-name="ce13" table:formula="of:=IF([Data.J4]=&quot;&quot;;&quot;&quot;;CONCATENATE(&quot;,&quot;;[Data.J4]))">
            <text:p/>
          </table:table-cell>
          <table:table-cell table:style-name="ce13" table:formula="of:=IF([Data.K4]=&quot;&quot;;&quot;&quot;;CONCATENATE(&quot;,&quot;;[Data.K4]))">
            <text:p/>
          </table:table-cell>
          <table:table-cell table:style-name="ce13" table:formula="of:=IF([Data.L4]=&quot;&quot;;&quot;&quot;;CONCATENATE(&quot;,&quot;;[Data.L4]))">
            <text:p/>
          </table:table-cell>
          <table:table-cell table:style-name="ce13" table:formula="of:=IF([Data.M4]=&quot;&quot;;&quot;&quot;;CONCATENATE(&quot;,&quot;;[Data.M4]))">
            <text:p/>
          </table:table-cell>
          <table:table-cell table:style-name="ce13" table:formula="of:=IF([Data.N4]=&quot;&quot;;&quot;&quot;;CONCATENATE(&quot;,&quot;;[Data.N4]))">
            <text:p/>
          </table:table-cell>
          <table:table-cell table:style-name="ce13" table:formula="of:=IF([Data.O4]=&quot;&quot;;&quot;&quot;;CONCATENATE(&quot;,&quot;;[Data.O4]))">
            <text:p/>
          </table:table-cell>
          <table:table-cell table:style-name="ce13" table:formula="of:=IF([Data.P4]=&quot;&quot;;&quot;&quot;;CONCATENATE(&quot;,&quot;;[Data.P4]))">
            <text:p/>
          </table:table-cell>
          <table:table-cell table:style-name="ce13" table:formula="of:=IF([Data.Q4]=&quot;&quot;;&quot;&quot;;CONCATENATE(&quot;,&quot;;[Data.Q4]))">
            <text:p/>
          </table:table-cell>
          <table:table-cell table:style-name="ce13" table:formula="of:=IF([Data.R4]=&quot;&quot;;&quot;&quot;;CONCATENATE(&quot;,&quot;;[Data.R4]))">
            <text:p/>
          </table:table-cell>
          <table:table-cell table:style-name="ce13" table:formula="of:=IF([Data.S4]=&quot;&quot;;&quot;&quot;;CONCATENATE(&quot;,&quot;;[Data.S4]))">
            <text:p/>
          </table:table-cell>
          <table:table-cell table:style-name="ce13" table:formula="of:=IF([Data.T4]=&quot;&quot;;&quot;&quot;;CONCATENATE(&quot;,&quot;;[Data.T4]))">
            <text:p/>
          </table:table-cell>
          <table:table-cell table:style-name="ce13" table:formula="of:=IF([Data.U4]=&quot;&quot;;&quot;&quot;;CONCATENATE(&quot;,&quot;;[Data.U4]))">
            <text:p/>
          </table:table-cell>
          <table:table-cell table:formula="of:=IF([Data.V4]=&quot;&quot;;&quot;&quot;;CONCATENATE(&quot;;&quot;;[Data.V4]))">
            <text:p/>
          </table:table-cell>
        </table:table-row>
        <table:table-row table:style-name="ro2">
          <table:table-cell table:formula="of:=IF([Data.A5]=&quot;&quot;;[.A3];[Data.A5])" office:value-type="float" office:value="3">
            <text:p>3</text:p>
          </table:table-cell>
          <table:table-cell table:formula="of:=IF([Data.E5]=&quot;&quot;;[.B3];CONCATENATE(&quot;,&quot;;[Data.E5]))" office:value-type="string" office:string-value=",TRAINING">
            <text:p>,TRAINING</text:p>
          </table:table-cell>
          <table:table-cell table:formula="of:=IF([Data.F5]=&quot;&quot;;[.C3];CONCATENATE(&quot;,&quot;;[Data.F5]))" office:value-type="string" office:string-value=",CHARL">
            <text:p>,CHARL</text:p>
          </table:table-cell>
          <table:table-cell table:formula="of:=CONCATENATE(&quot;,&quot;;[Data.G5])" office:value-type="string" office:string-value=",MINOR">
            <text:p>,MINOR</text:p>
          </table:table-cell>
          <table:table-cell table:formula="of:=CONCATENATE(&quot;,&quot;;[Data.H5])" office:value-type="string" office:string-value=",8">
            <text:p>,8</text:p>
          </table:table-cell>
          <table:table-cell table:formula="of:=IF([Data.I5]=&quot;&quot;;&quot;&quot;;CONCATENATE(&quot;,&quot;;[Data.I5]))" office:value-type="string" office:string-value=",S78=EVERYMAN">
            <text:p>,S78=EVERYMAN</text:p>
          </table:table-cell>
          <table:table-cell table:style-name="ce13" table:formula="of:=IF([Data.J5]=&quot;&quot;;&quot;&quot;;CONCATENATE(&quot;,&quot;;[Data.J5]))">
            <text:p/>
          </table:table-cell>
          <table:table-cell table:style-name="ce13" table:formula="of:=IF([Data.K5]=&quot;&quot;;&quot;&quot;;CONCATENATE(&quot;,&quot;;[Data.K5]))">
            <text:p/>
          </table:table-cell>
          <table:table-cell table:style-name="ce13" table:formula="of:=IF([Data.L5]=&quot;&quot;;&quot;&quot;;CONCATENATE(&quot;,&quot;;[Data.L5]))">
            <text:p/>
          </table:table-cell>
          <table:table-cell table:style-name="ce13" table:formula="of:=IF([Data.M5]=&quot;&quot;;&quot;&quot;;CONCATENATE(&quot;,&quot;;[Data.M5]))">
            <text:p/>
          </table:table-cell>
          <table:table-cell table:style-name="ce13" table:formula="of:=IF([Data.N5]=&quot;&quot;;&quot;&quot;;CONCATENATE(&quot;,&quot;;[Data.N5]))">
            <text:p/>
          </table:table-cell>
          <table:table-cell table:style-name="ce13" table:formula="of:=IF([Data.O5]=&quot;&quot;;&quot;&quot;;CONCATENATE(&quot;,&quot;;[Data.O5]))">
            <text:p/>
          </table:table-cell>
          <table:table-cell table:style-name="ce13" table:formula="of:=IF([Data.P5]=&quot;&quot;;&quot;&quot;;CONCATENATE(&quot;,&quot;;[Data.P5]))">
            <text:p/>
          </table:table-cell>
          <table:table-cell table:style-name="ce13" table:formula="of:=IF([Data.Q5]=&quot;&quot;;&quot;&quot;;CONCATENATE(&quot;,&quot;;[Data.Q5]))">
            <text:p/>
          </table:table-cell>
          <table:table-cell table:style-name="ce13" table:formula="of:=IF([Data.R5]=&quot;&quot;;&quot;&quot;;CONCATENATE(&quot;,&quot;;[Data.R5]))">
            <text:p/>
          </table:table-cell>
          <table:table-cell table:style-name="ce13" table:formula="of:=IF([Data.S5]=&quot;&quot;;&quot;&quot;;CONCATENATE(&quot;,&quot;;[Data.S5]))">
            <text:p/>
          </table:table-cell>
          <table:table-cell table:style-name="ce13" table:formula="of:=IF([Data.T5]=&quot;&quot;;&quot;&quot;;CONCATENATE(&quot;,&quot;;[Data.T5]))">
            <text:p/>
          </table:table-cell>
          <table:table-cell table:style-name="ce13" table:formula="of:=IF([Data.U5]=&quot;&quot;;&quot;&quot;;CONCATENATE(&quot;,&quot;;[Data.U5]))">
            <text:p/>
          </table:table-cell>
          <table:table-cell table:formula="of:=IF([Data.V5]=&quot;&quot;;&quot;&quot;;CONCATENATE(&quot;;&quot;;[Data.V5]))">
            <text:p/>
          </table:table-cell>
        </table:table-row>
        <table:table-row table:style-name="ro2">
          <table:table-cell table:formula="of:=IF([Data.A6]=&quot;&quot;;[.A4];[Data.A6])" office:value-type="float" office:value="4">
            <text:p>4</text:p>
          </table:table-cell>
          <table:table-cell table:formula="of:=IF([Data.E6]=&quot;&quot;;[.B4];CONCATENATE(&quot;,&quot;;[Data.E6]))" office:value-type="string" office:string-value=",TRAINING">
            <text:p>,TRAINING</text:p>
          </table:table-cell>
          <table:table-cell table:formula="of:=IF([Data.F6]=&quot;&quot;;[.C4];CONCATENATE(&quot;,&quot;;[Data.F6]))" office:value-type="string" office:string-value=",CHARL">
            <text:p>,CHARL</text:p>
          </table:table-cell>
          <table:table-cell table:formula="of:=CONCATENATE(&quot;,&quot;;[Data.G6])" office:value-type="string" office:string-value=",MINOR">
            <text:p>,MINOR</text:p>
          </table:table-cell>
          <table:table-cell table:formula="of:=CONCATENATE(&quot;,&quot;;[Data.H6])" office:value-type="string" office:string-value=",10">
            <text:p>,10</text:p>
          </table:table-cell>
          <table:table-cell table:formula="of:=IF([Data.I6]=&quot;&quot;;&quot;&quot;;CONCATENATE(&quot;,&quot;;[Data.I6]))" office:value-type="string" office:string-value=",C34=10">
            <text:p>,C34=10</text:p>
          </table:table-cell>
          <table:table-cell table:style-name="ce13" table:formula="of:=IF([Data.J6]=&quot;&quot;;&quot;&quot;;CONCATENATE(&quot;,&quot;;[Data.J6]))" office:value-type="string" office:string-value=",C55=10">
            <text:p>,C55=10</text:p>
          </table:table-cell>
          <table:table-cell table:style-name="ce13" table:formula="of:=IF([Data.K6]=&quot;&quot;;&quot;&quot;;CONCATENATE(&quot;,&quot;;[Data.K6]))" office:value-type="string" office:string-value=",C56=10">
            <text:p>,C56=10</text:p>
          </table:table-cell>
          <table:table-cell table:style-name="ce13" table:formula="of:=IF([Data.L6]=&quot;&quot;;&quot;&quot;;CONCATENATE(&quot;,&quot;;[Data.L6]))" office:value-type="string" office:string-value=",C59=10">
            <text:p>,C59=10</text:p>
          </table:table-cell>
          <table:table-cell table:style-name="ce13" table:formula="of:=IF([Data.M6]=&quot;&quot;;&quot;&quot;;CONCATENATE(&quot;,&quot;;[Data.M6]))" office:value-type="string" office:string-value=",C22=10">
            <text:p>,C22=10</text:p>
          </table:table-cell>
          <table:table-cell table:style-name="ce13" table:formula="of:=IF([Data.N6]=&quot;&quot;;&quot;&quot;;CONCATENATE(&quot;,&quot;;[Data.N6]))">
            <text:p/>
          </table:table-cell>
          <table:table-cell table:style-name="ce13" table:formula="of:=IF([Data.O6]=&quot;&quot;;&quot;&quot;;CONCATENATE(&quot;,&quot;;[Data.O6]))">
            <text:p/>
          </table:table-cell>
          <table:table-cell table:style-name="ce13" table:formula="of:=IF([Data.P6]=&quot;&quot;;&quot;&quot;;CONCATENATE(&quot;,&quot;;[Data.P6]))">
            <text:p/>
          </table:table-cell>
          <table:table-cell table:style-name="ce13" table:formula="of:=IF([Data.Q6]=&quot;&quot;;&quot;&quot;;CONCATENATE(&quot;,&quot;;[Data.Q6]))">
            <text:p/>
          </table:table-cell>
          <table:table-cell table:style-name="ce13" table:formula="of:=IF([Data.R6]=&quot;&quot;;&quot;&quot;;CONCATENATE(&quot;,&quot;;[Data.R6]))">
            <text:p/>
          </table:table-cell>
          <table:table-cell table:style-name="ce13" table:formula="of:=IF([Data.S6]=&quot;&quot;;&quot;&quot;;CONCATENATE(&quot;,&quot;;[Data.S6]))">
            <text:p/>
          </table:table-cell>
          <table:table-cell table:style-name="ce13" table:formula="of:=IF([Data.T6]=&quot;&quot;;&quot;&quot;;CONCATENATE(&quot;,&quot;;[Data.T6]))">
            <text:p/>
          </table:table-cell>
          <table:table-cell table:style-name="ce13" table:formula="of:=IF([Data.U6]=&quot;&quot;;&quot;&quot;;CONCATENATE(&quot;,&quot;;[Data.U6]))">
            <text:p/>
          </table:table-cell>
          <table:table-cell table:formula="of:=IF([Data.V6]=&quot;&quot;;&quot;&quot;;CONCATENATE(&quot;;&quot;;[Data.V6]))">
            <text:p/>
          </table:table-cell>
        </table:table-row>
        <table:table-row table:style-name="ro2">
          <table:table-cell table:formula="of:=IF([Data.A7]=&quot;&quot;;[.A5];[Data.A7])" office:value-type="float" office:value="4">
            <text:p>4</text:p>
          </table:table-cell>
          <table:table-cell table:formula="of:=IF([Data.E7]=&quot;&quot;;[.B5];CONCATENATE(&quot;,&quot;;[Data.E7]))" office:value-type="string" office:string-value=",TRAINING">
            <text:p>,TRAINING</text:p>
          </table:table-cell>
          <table:table-cell table:formula="of:=IF([Data.F7]=&quot;&quot;;[.C5];CONCATENATE(&quot;,&quot;;[Data.F7]))" office:value-type="string" office:string-value=",CHARL">
            <text:p>,CHARL</text:p>
          </table:table-cell>
          <table:table-cell table:formula="of:=CONCATENATE(&quot;,&quot;;[Data.G7])" office:value-type="string" office:string-value=",MAJOR">
            <text:p>,MAJOR</text:p>
          </table:table-cell>
          <table:table-cell table:formula="of:=CONCATENATE(&quot;,&quot;;[Data.H7])" office:value-type="string" office:string-value=",15">
            <text:p>,15</text:p>
          </table:table-cell>
          <table:table-cell table:formula="of:=IF([Data.I7]=&quot;&quot;;&quot;&quot;;CONCATENATE(&quot;,&quot;;[Data.I7]))" office:value-type="string" office:string-value=",C34=15">
            <text:p>,C34=15</text:p>
          </table:table-cell>
          <table:table-cell table:style-name="ce13" table:formula="of:=IF([Data.J7]=&quot;&quot;;&quot;&quot;;CONCATENATE(&quot;,&quot;;[Data.J7]))" office:value-type="string" office:string-value=",C55=15">
            <text:p>,C55=15</text:p>
          </table:table-cell>
          <table:table-cell table:style-name="ce13" table:formula="of:=IF([Data.K7]=&quot;&quot;;&quot;&quot;;CONCATENATE(&quot;,&quot;;[Data.K7]))" office:value-type="string" office:string-value=",C56=15">
            <text:p>,C56=15</text:p>
          </table:table-cell>
          <table:table-cell table:style-name="ce13" table:formula="of:=IF([Data.L7]=&quot;&quot;;&quot;&quot;;CONCATENATE(&quot;,&quot;;[Data.L7]))" office:value-type="string" office:string-value=",C59=15">
            <text:p>,C59=15</text:p>
          </table:table-cell>
          <table:table-cell table:style-name="ce13" table:formula="of:=IF([Data.M7]=&quot;&quot;;&quot;&quot;;CONCATENATE(&quot;,&quot;;[Data.M7]))" office:value-type="string" office:string-value=",C22=15">
            <text:p>,C22=15</text:p>
          </table:table-cell>
          <table:table-cell table:style-name="ce13" table:formula="of:=IF([Data.N7]=&quot;&quot;;&quot;&quot;;CONCATENATE(&quot;,&quot;;[Data.N7]))">
            <text:p/>
          </table:table-cell>
          <table:table-cell table:style-name="ce13" table:formula="of:=IF([Data.O7]=&quot;&quot;;&quot;&quot;;CONCATENATE(&quot;,&quot;;[Data.O7]))">
            <text:p/>
          </table:table-cell>
          <table:table-cell table:style-name="ce13" table:formula="of:=IF([Data.P7]=&quot;&quot;;&quot;&quot;;CONCATENATE(&quot;,&quot;;[Data.P7]))">
            <text:p/>
          </table:table-cell>
          <table:table-cell table:style-name="ce13" table:formula="of:=IF([Data.Q7]=&quot;&quot;;&quot;&quot;;CONCATENATE(&quot;,&quot;;[Data.Q7]))">
            <text:p/>
          </table:table-cell>
          <table:table-cell table:style-name="ce13" table:formula="of:=IF([Data.R7]=&quot;&quot;;&quot;&quot;;CONCATENATE(&quot;,&quot;;[Data.R7]))">
            <text:p/>
          </table:table-cell>
          <table:table-cell table:style-name="ce13" table:formula="of:=IF([Data.S7]=&quot;&quot;;&quot;&quot;;CONCATENATE(&quot;,&quot;;[Data.S7]))">
            <text:p/>
          </table:table-cell>
          <table:table-cell table:style-name="ce13" table:formula="of:=IF([Data.T7]=&quot;&quot;;&quot;&quot;;CONCATENATE(&quot;,&quot;;[Data.T7]))">
            <text:p/>
          </table:table-cell>
          <table:table-cell table:style-name="ce13" table:formula="of:=IF([Data.U7]=&quot;&quot;;&quot;&quot;;CONCATENATE(&quot;,&quot;;[Data.U7]))">
            <text:p/>
          </table:table-cell>
          <table:table-cell table:formula="of:=IF([Data.V7]=&quot;&quot;;&quot;&quot;;CONCATENATE(&quot;;&quot;;[Data.V7]))">
            <text:p/>
          </table:table-cell>
        </table:table-row>
        <table:table-row table:style-name="ro2">
          <table:table-cell table:formula="of:=IF([Data.A8]=&quot;&quot;;[.A6];[Data.A8])" office:value-type="float" office:value="4">
            <text:p>4</text:p>
          </table:table-cell>
          <table:table-cell table:formula="of:=IF([Data.E8]=&quot;&quot;;[.B6];CONCATENATE(&quot;,&quot;;[Data.E8]))" office:value-type="string" office:string-value=",TRAINING">
            <text:p>,TRAINING</text:p>
          </table:table-cell>
          <table:table-cell table:formula="of:=IF([Data.F8]=&quot;&quot;;[.C6];CONCATENATE(&quot;,&quot;;[Data.F8]))" office:value-type="string" office:string-value=",CHARL">
            <text:p>,CHARL</text:p>
          </table:table-cell>
          <table:table-cell table:formula="of:=CONCATENATE(&quot;,&quot;;[Data.G8])" office:value-type="string" office:string-value=",GREATER">
            <text:p>,GREATER</text:p>
          </table:table-cell>
          <table:table-cell table:formula="of:=CONCATENATE(&quot;,&quot;;[Data.H8])" office:value-type="string" office:string-value=",30">
            <text:p>,30</text:p>
          </table:table-cell>
          <table:table-cell table:formula="of:=IF([Data.I8]=&quot;&quot;;&quot;&quot;;CONCATENATE(&quot;,&quot;;[Data.I8]))" office:value-type="string" office:string-value=",C34=20">
            <text:p>,C34=20</text:p>
          </table:table-cell>
          <table:table-cell table:style-name="ce13" table:formula="of:=IF([Data.J8]=&quot;&quot;;&quot;&quot;;CONCATENATE(&quot;,&quot;;[Data.J8]))" office:value-type="string" office:string-value=",C55=20">
            <text:p>,C55=20</text:p>
          </table:table-cell>
          <table:table-cell table:style-name="ce13" table:formula="of:=IF([Data.K8]=&quot;&quot;;&quot;&quot;;CONCATENATE(&quot;,&quot;;[Data.K8]))" office:value-type="string" office:string-value=",C56=20">
            <text:p>,C56=20</text:p>
          </table:table-cell>
          <table:table-cell table:style-name="ce13" table:formula="of:=IF([Data.L8]=&quot;&quot;;&quot;&quot;;CONCATENATE(&quot;,&quot;;[Data.L8]))" office:value-type="string" office:string-value=",C59=20">
            <text:p>,C59=20</text:p>
          </table:table-cell>
          <table:table-cell table:style-name="ce13" table:formula="of:=IF([Data.M8]=&quot;&quot;;&quot;&quot;;CONCATENATE(&quot;,&quot;;[Data.M8]))" office:value-type="string" office:string-value=",C22=20">
            <text:p>,C22=20</text:p>
          </table:table-cell>
          <table:table-cell table:style-name="ce13" table:formula="of:=IF([Data.N8]=&quot;&quot;;&quot;&quot;;CONCATENATE(&quot;,&quot;;[Data.N8]))">
            <text:p/>
          </table:table-cell>
          <table:table-cell table:style-name="ce13" table:formula="of:=IF([Data.O8]=&quot;&quot;;&quot;&quot;;CONCATENATE(&quot;,&quot;;[Data.O8]))">
            <text:p/>
          </table:table-cell>
          <table:table-cell table:style-name="ce13" table:formula="of:=IF([Data.P8]=&quot;&quot;;&quot;&quot;;CONCATENATE(&quot;,&quot;;[Data.P8]))">
            <text:p/>
          </table:table-cell>
          <table:table-cell table:style-name="ce13" table:formula="of:=IF([Data.Q8]=&quot;&quot;;&quot;&quot;;CONCATENATE(&quot;,&quot;;[Data.Q8]))">
            <text:p/>
          </table:table-cell>
          <table:table-cell table:style-name="ce13" table:formula="of:=IF([Data.R8]=&quot;&quot;;&quot;&quot;;CONCATENATE(&quot;,&quot;;[Data.R8]))">
            <text:p/>
          </table:table-cell>
          <table:table-cell table:style-name="ce13" table:formula="of:=IF([Data.S8]=&quot;&quot;;&quot;&quot;;CONCATENATE(&quot;,&quot;;[Data.S8]))">
            <text:p/>
          </table:table-cell>
          <table:table-cell table:style-name="ce13" table:formula="of:=IF([Data.T8]=&quot;&quot;;&quot;&quot;;CONCATENATE(&quot;,&quot;;[Data.T8]))">
            <text:p/>
          </table:table-cell>
          <table:table-cell table:style-name="ce13" table:formula="of:=IF([Data.U8]=&quot;&quot;;&quot;&quot;;CONCATENATE(&quot;,&quot;;[Data.U8]))">
            <text:p/>
          </table:table-cell>
          <table:table-cell table:formula="of:=IF([Data.V8]=&quot;&quot;;&quot;&quot;;CONCATENATE(&quot;;&quot;;[Data.V8]))">
            <text:p/>
          </table:table-cell>
        </table:table-row>
        <table:table-row table:style-name="ro2">
          <table:table-cell table:formula="of:=IF([Data.A9]=&quot;&quot;;[.A7];[Data.A9])" office:value-type="float" office:value="5">
            <text:p>5</text:p>
          </table:table-cell>
          <table:table-cell table:formula="of:=IF([Data.E9]=&quot;&quot;;[.B7];CONCATENATE(&quot;,&quot;;[Data.E9]))" office:value-type="string" office:string-value=",TRAINING">
            <text:p>,TRAINING</text:p>
          </table:table-cell>
          <table:table-cell table:formula="of:=IF([Data.F9]=&quot;&quot;;[.C7];CONCATENATE(&quot;,&quot;;[Data.F9]))" office:value-type="string" office:string-value=",CHARL">
            <text:p>,CHARL</text:p>
          </table:table-cell>
          <table:table-cell table:formula="of:=CONCATENATE(&quot;,&quot;;[Data.G9])" office:value-type="string" office:string-value=",GREATER">
            <text:p>,GREATER</text:p>
          </table:table-cell>
          <table:table-cell table:formula="of:=CONCATENATE(&quot;,&quot;;[Data.H9])" office:value-type="string" office:string-value=",30">
            <text:p>,30</text:p>
          </table:table-cell>
          <table:table-cell table:formula="of:=IF([Data.I9]=&quot;&quot;;&quot;&quot;;CONCATENATE(&quot;,&quot;;[Data.I9]))" office:value-type="string" office:string-value=",C19=10">
            <text:p>,C19=10</text:p>
          </table:table-cell>
          <table:table-cell table:style-name="ce13" table:formula="of:=IF([Data.J9]=&quot;&quot;;&quot;&quot;;CONCATENATE(&quot;,&quot;;[Data.J9]))" office:value-type="string" office:string-value=",C20=10">
            <text:p>,C20=10</text:p>
          </table:table-cell>
          <table:table-cell table:style-name="ce13" table:formula="of:=IF([Data.K9]=&quot;&quot;;&quot;&quot;;CONCATENATE(&quot;,&quot;;[Data.K9]))" office:value-type="string" office:string-value=",C21=10">
            <text:p>,C21=10</text:p>
          </table:table-cell>
          <table:table-cell table:style-name="ce13" table:formula="of:=IF([Data.L9]=&quot;&quot;;&quot;&quot;;CONCATENATE(&quot;,&quot;;[Data.L9]))" office:value-type="string" office:string-value=",C27=10">
            <text:p>,C27=10</text:p>
          </table:table-cell>
          <table:table-cell table:style-name="ce13" table:formula="of:=IF([Data.M9]=&quot;&quot;;&quot;&quot;;CONCATENATE(&quot;,&quot;;[Data.M9]))" office:value-type="string" office:string-value=",C28=10">
            <text:p>,C28=10</text:p>
          </table:table-cell>
          <table:table-cell table:style-name="ce13" table:formula="of:=IF([Data.N9]=&quot;&quot;;&quot;&quot;;CONCATENATE(&quot;,&quot;;[Data.N9]))" office:value-type="string" office:string-value=",C29=10">
            <text:p>,C29=10</text:p>
          </table:table-cell>
          <table:table-cell table:style-name="ce13" table:formula="of:=IF([Data.O9]=&quot;&quot;;&quot;&quot;;CONCATENATE(&quot;,&quot;;[Data.O9]))" office:value-type="string" office:string-value=",C30=10">
            <text:p>,C30=10</text:p>
          </table:table-cell>
          <table:table-cell table:style-name="ce13" table:formula="of:=IF([Data.P9]=&quot;&quot;;&quot;&quot;;CONCATENATE(&quot;,&quot;;[Data.P9]))" office:value-type="string" office:string-value=",C31=10">
            <text:p>,C31=10</text:p>
          </table:table-cell>
          <table:table-cell table:style-name="ce13" table:formula="of:=IF([Data.Q9]=&quot;&quot;;&quot;&quot;;CONCATENATE(&quot;,&quot;;[Data.Q9]))" office:value-type="string" office:string-value=",C32=10">
            <text:p>,C32=10</text:p>
          </table:table-cell>
          <table:table-cell table:style-name="ce13" table:formula="of:=IF([Data.R9]=&quot;&quot;;&quot;&quot;;CONCATENATE(&quot;,&quot;;[Data.R9]))" office:value-type="string" office:string-value=",C33=10">
            <text:p>,C33=10</text:p>
          </table:table-cell>
          <table:table-cell table:style-name="ce13" table:formula="of:=IF([Data.S9]=&quot;&quot;;&quot;&quot;;CONCATENATE(&quot;,&quot;;[Data.S9]))" office:value-type="string" office:string-value=",CHOOSE2=C27;C28;C29;C30;C31;C32;C33=EVERYMAN">
            <text:p>,CHOOSE2=C27;C28;C29;C30;C31;C32;C33=EVERYMAN</text:p>
          </table:table-cell>
          <table:table-cell table:style-name="ce13" table:formula="of:=IF([Data.T9]=&quot;&quot;;&quot;&quot;;CONCATENATE(&quot;,&quot;;[Data.T9]))">
            <text:p/>
          </table:table-cell>
          <table:table-cell table:style-name="ce13" table:formula="of:=IF([Data.U9]=&quot;&quot;;&quot;&quot;;CONCATENATE(&quot;,&quot;;[Data.U9]))">
            <text:p/>
          </table:table-cell>
          <table:table-cell table:formula="of:=IF([Data.V9]=&quot;&quot;;&quot;&quot;;CONCATENATE(&quot;;&quot;;[Data.V9]))">
            <text:p/>
          </table:table-cell>
        </table:table-row>
        <table:table-row table:style-name="ro2">
          <table:table-cell table:formula="of:=IF([Data.A10]=&quot;&quot;;[.A8];[Data.A10])" office:value-type="float" office:value="6">
            <text:p>6</text:p>
          </table:table-cell>
          <table:table-cell table:formula="of:=IF([Data.E10]=&quot;&quot;;[.B8];CONCATENATE(&quot;,&quot;;[Data.E10]))" office:value-type="string" office:string-value=",TRAINING">
            <text:p>,TRAINING</text:p>
          </table:table-cell>
          <table:table-cell table:formula="of:=IF([Data.F10]=&quot;&quot;;[.C8];CONCATENATE(&quot;,&quot;;[Data.F10]))" office:value-type="string" office:string-value=",CHARL">
            <text:p>,CHARL</text:p>
          </table:table-cell>
          <table:table-cell table:formula="of:=CONCATENATE(&quot;,&quot;;[Data.G10])" office:value-type="string" office:string-value=",GREATER">
            <text:p>,GREATER</text:p>
          </table:table-cell>
          <table:table-cell table:formula="of:=CONCATENATE(&quot;,&quot;;[Data.H10])" office:value-type="string" office:string-value=",35">
            <text:p>,35</text:p>
          </table:table-cell>
          <table:table-cell table:formula="of:=IF([Data.I10]=&quot;&quot;;&quot;&quot;;CONCATENATE(&quot;,&quot;;[Data.I10]))" office:value-type="string" office:string-value=",C7=EVERYMAN">
            <text:p>,C7=EVERYMAN</text:p>
          </table:table-cell>
          <table:table-cell table:style-name="ce13" table:formula="of:=IF([Data.J10]=&quot;&quot;;&quot;&quot;;CONCATENATE(&quot;,&quot;;[Data.J10]))" office:value-type="string" office:string-value=",C58=10">
            <text:p>,C58=10</text:p>
          </table:table-cell>
          <table:table-cell table:style-name="ce13" table:formula="of:=IF([Data.K10]=&quot;&quot;;&quot;&quot;;CONCATENATE(&quot;,&quot;;[Data.K10]))" office:value-type="string" office:string-value=",C27=EVERYMAN">
            <text:p>,C27=EVERYMAN</text:p>
          </table:table-cell>
          <table:table-cell table:style-name="ce13" table:formula="of:=IF([Data.L10]=&quot;&quot;;&quot;&quot;;CONCATENATE(&quot;,&quot;;[Data.L10]))" office:value-type="string" office:string-value=",C28=EVERYMAN">
            <text:p>,C28=EVERYMAN</text:p>
          </table:table-cell>
          <table:table-cell table:style-name="ce13" table:formula="of:=IF([Data.M10]=&quot;&quot;;&quot;&quot;;CONCATENATE(&quot;,&quot;;[Data.M10]))" office:value-type="string" office:string-value=",C29=EVERYMAN">
            <text:p>,C29=EVERYMAN</text:p>
          </table:table-cell>
          <table:table-cell table:style-name="ce13" table:formula="of:=IF([Data.N10]=&quot;&quot;;&quot;&quot;;CONCATENATE(&quot;,&quot;;[Data.N10]))" office:value-type="string" office:string-value=",C32=EVERYMAN">
            <text:p>,C32=EVERYMAN</text:p>
          </table:table-cell>
          <table:table-cell table:style-name="ce13" table:formula="of:=IF([Data.O10]=&quot;&quot;;&quot;&quot;;CONCATENATE(&quot;,&quot;;[Data.O10]))">
            <text:p/>
          </table:table-cell>
          <table:table-cell table:style-name="ce13" table:formula="of:=IF([Data.P10]=&quot;&quot;;&quot;&quot;;CONCATENATE(&quot;,&quot;;[Data.P10]))">
            <text:p/>
          </table:table-cell>
          <table:table-cell table:style-name="ce13" table:formula="of:=IF([Data.Q10]=&quot;&quot;;&quot;&quot;;CONCATENATE(&quot;,&quot;;[Data.Q10]))">
            <text:p/>
          </table:table-cell>
          <table:table-cell table:style-name="ce13" table:formula="of:=IF([Data.R10]=&quot;&quot;;&quot;&quot;;CONCATENATE(&quot;,&quot;;[Data.R10]))">
            <text:p/>
          </table:table-cell>
          <table:table-cell table:style-name="ce13" table:formula="of:=IF([Data.S10]=&quot;&quot;;&quot;&quot;;CONCATENATE(&quot;,&quot;;[Data.S10]))">
            <text:p/>
          </table:table-cell>
          <table:table-cell table:style-name="ce13" table:formula="of:=IF([Data.T10]=&quot;&quot;;&quot;&quot;;CONCATENATE(&quot;,&quot;;[Data.T10]))">
            <text:p/>
          </table:table-cell>
          <table:table-cell table:style-name="ce13" table:formula="of:=IF([Data.U10]=&quot;&quot;;&quot;&quot;;CONCATENATE(&quot;,&quot;;[Data.U10]))">
            <text:p/>
          </table:table-cell>
          <table:table-cell table:formula="of:=IF([Data.V10]=&quot;&quot;;&quot;&quot;;CONCATENATE(&quot;;&quot;;[Data.V10]))">
            <text:p/>
          </table:table-cell>
        </table:table-row>
        <table:table-row table:style-name="ro2">
          <table:table-cell table:formula="of:=IF([Data.A11]=&quot;&quot;;[.A9];[Data.A11])" office:value-type="float" office:value="7">
            <text:p>7</text:p>
          </table:table-cell>
          <table:table-cell table:formula="of:=IF([Data.E11]=&quot;&quot;;[.B9];CONCATENATE(&quot;,&quot;;[Data.E11]))" office:value-type="string" office:string-value=",TRAINING">
            <text:p>,TRAINING</text:p>
          </table:table-cell>
          <table:table-cell table:formula="of:=IF([Data.F11]=&quot;&quot;;[.C9];CONCATENATE(&quot;,&quot;;[Data.F11]))" office:value-type="string" office:string-value=",CHARL">
            <text:p>,CHARL</text:p>
          </table:table-cell>
          <table:table-cell table:formula="of:=CONCATENATE(&quot;,&quot;;[Data.G11])" office:value-type="string" office:string-value=",MAJOR">
            <text:p>,MAJOR</text:p>
          </table:table-cell>
          <table:table-cell table:formula="of:=CONCATENATE(&quot;,&quot;;[Data.H11])" office:value-type="string" office:string-value=",12">
            <text:p>,12</text:p>
          </table:table-cell>
          <table:table-cell table:formula="of:=IF([Data.I11]=&quot;&quot;;&quot;&quot;;CONCATENATE(&quot;,&quot;;[Data.I11]))" office:value-type="string" office:string-value=",INI=5">
            <text:p>,INI=5</text:p>
          </table:table-cell>
          <table:table-cell table:style-name="ce13" table:formula="of:=IF([Data.J11]=&quot;&quot;;&quot;&quot;;CONCATENATE(&quot;,&quot;;[Data.J11]))" office:value-type="string" office:string-value=",DESCR">
            <text:p>,DESCR</text:p>
          </table:table-cell>
          <table:table-cell table:style-name="ce13" table:formula="of:=IF([Data.K11]=&quot;&quot;;&quot;&quot;;CONCATENATE(&quot;,&quot;;[Data.K11]))">
            <text:p/>
          </table:table-cell>
          <table:table-cell table:style-name="ce13" table:formula="of:=IF([Data.L11]=&quot;&quot;;&quot;&quot;;CONCATENATE(&quot;,&quot;;[Data.L11]))">
            <text:p/>
          </table:table-cell>
          <table:table-cell table:style-name="ce13" table:formula="of:=IF([Data.M11]=&quot;&quot;;&quot;&quot;;CONCATENATE(&quot;,&quot;;[Data.M11]))">
            <text:p/>
          </table:table-cell>
          <table:table-cell table:style-name="ce13" table:formula="of:=IF([Data.N11]=&quot;&quot;;&quot;&quot;;CONCATENATE(&quot;,&quot;;[Data.N11]))">
            <text:p/>
          </table:table-cell>
          <table:table-cell table:style-name="ce13" table:formula="of:=IF([Data.O11]=&quot;&quot;;&quot;&quot;;CONCATENATE(&quot;,&quot;;[Data.O11]))">
            <text:p/>
          </table:table-cell>
          <table:table-cell table:style-name="ce13" table:formula="of:=IF([Data.P11]=&quot;&quot;;&quot;&quot;;CONCATENATE(&quot;,&quot;;[Data.P11]))">
            <text:p/>
          </table:table-cell>
          <table:table-cell table:style-name="ce13" table:formula="of:=IF([Data.Q11]=&quot;&quot;;&quot;&quot;;CONCATENATE(&quot;,&quot;;[Data.Q11]))">
            <text:p/>
          </table:table-cell>
          <table:table-cell table:style-name="ce13" table:formula="of:=IF([Data.R11]=&quot;&quot;;&quot;&quot;;CONCATENATE(&quot;,&quot;;[Data.R11]))">
            <text:p/>
          </table:table-cell>
          <table:table-cell table:style-name="ce13" table:formula="of:=IF([Data.S11]=&quot;&quot;;&quot;&quot;;CONCATENATE(&quot;,&quot;;[Data.S11]))">
            <text:p/>
          </table:table-cell>
          <table:table-cell table:style-name="ce13" table:formula="of:=IF([Data.T11]=&quot;&quot;;&quot;&quot;;CONCATENATE(&quot;,&quot;;[Data.T11]))">
            <text:p/>
          </table:table-cell>
          <table:table-cell table:style-name="ce13" table:formula="of:=IF([Data.U11]=&quot;&quot;;&quot;&quot;;CONCATENATE(&quot;,&quot;;[Data.U11]))">
            <text:p/>
          </table:table-cell>
          <table:table-cell table:formula="of:=IF([Data.V11]=&quot;&quot;;&quot;&quot;;CONCATENATE(&quot;;&quot;;[Data.V11]))">
            <text:p/>
          </table:table-cell>
        </table:table-row>
        <table:table-row table:style-name="ro2">
          <table:table-cell table:formula="of:=IF([Data.A12]=&quot;&quot;;[.A10];[Data.A12])" office:value-type="float" office:value="8">
            <text:p>8</text:p>
          </table:table-cell>
          <table:table-cell table:formula="of:=IF([Data.E12]=&quot;&quot;;[.B10];CONCATENATE(&quot;,&quot;;[Data.E12]))" office:value-type="string" office:string-value=",TRAINING">
            <text:p>,TRAINING</text:p>
          </table:table-cell>
          <table:table-cell table:formula="of:=IF([Data.F12]=&quot;&quot;;[.C10];CONCATENATE(&quot;,&quot;;[Data.F12]))" office:value-type="string" office:string-value=",CHARL">
            <text:p>,CHARL</text:p>
          </table:table-cell>
          <table:table-cell table:formula="of:=CONCATENATE(&quot;,&quot;;[Data.G12])" office:value-type="string" office:string-value=",MINOR">
            <text:p>,MINOR</text:p>
          </table:table-cell>
          <table:table-cell table:formula="of:=CONCATENATE(&quot;,&quot;;[Data.H12])" office:value-type="string" office:string-value=",7">
            <text:p>,7</text:p>
          </table:table-cell>
          <table:table-cell table:formula="of:=IF([Data.I12]=&quot;&quot;;&quot;&quot;;CONCATENATE(&quot;,&quot;;[Data.I12]))" office:value-type="string" office:string-value=",S233=25">
            <text:p>,S233=25</text:p>
          </table:table-cell>
          <table:table-cell table:style-name="ce13" table:formula="of:=IF([Data.J12]=&quot;&quot;;&quot;&quot;;CONCATENATE(&quot;,&quot;;[Data.J12]))" office:value-type="string" office:string-value=",S68=10">
            <text:p>,S68=10</text:p>
          </table:table-cell>
          <table:table-cell table:style-name="ce13" table:formula="of:=IF([Data.K12]=&quot;&quot;;&quot;&quot;;CONCATENATE(&quot;,&quot;;[Data.K12]))" office:value-type="string" office:string-value=",S67=10">
            <text:p>,S67=10</text:p>
          </table:table-cell>
          <table:table-cell table:style-name="ce13" table:formula="of:=IF([Data.L12]=&quot;&quot;;&quot;&quot;;CONCATENATE(&quot;,&quot;;[Data.L12]))">
            <text:p/>
          </table:table-cell>
          <table:table-cell table:style-name="ce13" table:formula="of:=IF([Data.M12]=&quot;&quot;;&quot;&quot;;CONCATENATE(&quot;,&quot;;[Data.M12]))">
            <text:p/>
          </table:table-cell>
          <table:table-cell table:style-name="ce13" table:formula="of:=IF([Data.N12]=&quot;&quot;;&quot;&quot;;CONCATENATE(&quot;,&quot;;[Data.N12]))">
            <text:p/>
          </table:table-cell>
          <table:table-cell table:style-name="ce13" table:formula="of:=IF([Data.O12]=&quot;&quot;;&quot;&quot;;CONCATENATE(&quot;,&quot;;[Data.O12]))">
            <text:p/>
          </table:table-cell>
          <table:table-cell table:style-name="ce13" table:formula="of:=IF([Data.P12]=&quot;&quot;;&quot;&quot;;CONCATENATE(&quot;,&quot;;[Data.P12]))">
            <text:p/>
          </table:table-cell>
          <table:table-cell table:style-name="ce13" table:formula="of:=IF([Data.Q12]=&quot;&quot;;&quot;&quot;;CONCATENATE(&quot;,&quot;;[Data.Q12]))">
            <text:p/>
          </table:table-cell>
          <table:table-cell table:style-name="ce13" table:formula="of:=IF([Data.R12]=&quot;&quot;;&quot;&quot;;CONCATENATE(&quot;,&quot;;[Data.R12]))">
            <text:p/>
          </table:table-cell>
          <table:table-cell table:style-name="ce13" table:formula="of:=IF([Data.S12]=&quot;&quot;;&quot;&quot;;CONCATENATE(&quot;,&quot;;[Data.S12]))">
            <text:p/>
          </table:table-cell>
          <table:table-cell table:style-name="ce13" table:formula="of:=IF([Data.T12]=&quot;&quot;;&quot;&quot;;CONCATENATE(&quot;,&quot;;[Data.T12]))">
            <text:p/>
          </table:table-cell>
          <table:table-cell table:style-name="ce13" table:formula="of:=IF([Data.U12]=&quot;&quot;;&quot;&quot;;CONCATENATE(&quot;,&quot;;[Data.U12]))">
            <text:p/>
          </table:table-cell>
          <table:table-cell table:formula="of:=IF([Data.V12]=&quot;&quot;;&quot;&quot;;CONCATENATE(&quot;;&quot;;[Data.V12]))">
            <text:p/>
          </table:table-cell>
        </table:table-row>
        <table:table-row table:style-name="ro2">
          <table:table-cell table:formula="of:=IF([Data.A13]=&quot;&quot;;[.A11];[Data.A13])" office:value-type="float" office:value="9">
            <text:p>9</text:p>
          </table:table-cell>
          <table:table-cell table:formula="of:=IF([Data.E13]=&quot;&quot;;[.B11];CONCATENATE(&quot;,&quot;;[Data.E13]))" office:value-type="string" office:string-value=",TRAINING">
            <text:p>,TRAINING</text:p>
          </table:table-cell>
          <table:table-cell table:formula="of:=IF([Data.F13]=&quot;&quot;;[.C11];CONCATENATE(&quot;,&quot;;[Data.F13]))" office:value-type="string" office:string-value=",CHARL">
            <text:p>,CHARL</text:p>
          </table:table-cell>
          <table:table-cell table:formula="of:=CONCATENATE(&quot;,&quot;;[Data.G13])" office:value-type="string" office:string-value=",MINOR">
            <text:p>,MINOR</text:p>
          </table:table-cell>
          <table:table-cell table:formula="of:=CONCATENATE(&quot;,&quot;;[Data.H13])" office:value-type="string" office:string-value=",10">
            <text:p>,10</text:p>
          </table:table-cell>
          <table:table-cell table:formula="of:=IF([Data.I13]=&quot;&quot;;&quot;&quot;;CONCATENATE(&quot;,&quot;;[Data.I13]))" office:value-type="string" office:string-value=",S440=20">
            <text:p>,S440=20</text:p>
          </table:table-cell>
          <table:table-cell table:style-name="ce13" table:formula="of:=IF([Data.J13]=&quot;&quot;;&quot;&quot;;CONCATENATE(&quot;,&quot;;[Data.J13]))" office:value-type="string" office:string-value=",S238=20">
            <text:p>,S238=20</text:p>
          </table:table-cell>
          <table:table-cell table:style-name="ce13" table:formula="of:=IF([Data.K13]=&quot;&quot;;&quot;&quot;;CONCATENATE(&quot;,&quot;;[Data.K13]))">
            <text:p/>
          </table:table-cell>
          <table:table-cell table:style-name="ce13" table:formula="of:=IF([Data.L13]=&quot;&quot;;&quot;&quot;;CONCATENATE(&quot;,&quot;;[Data.L13]))">
            <text:p/>
          </table:table-cell>
          <table:table-cell table:style-name="ce13" table:formula="of:=IF([Data.M13]=&quot;&quot;;&quot;&quot;;CONCATENATE(&quot;,&quot;;[Data.M13]))">
            <text:p/>
          </table:table-cell>
          <table:table-cell table:style-name="ce13" table:formula="of:=IF([Data.N13]=&quot;&quot;;&quot;&quot;;CONCATENATE(&quot;,&quot;;[Data.N13]))">
            <text:p/>
          </table:table-cell>
          <table:table-cell table:style-name="ce13" table:formula="of:=IF([Data.O13]=&quot;&quot;;&quot;&quot;;CONCATENATE(&quot;,&quot;;[Data.O13]))">
            <text:p/>
          </table:table-cell>
          <table:table-cell table:style-name="ce13" table:formula="of:=IF([Data.P13]=&quot;&quot;;&quot;&quot;;CONCATENATE(&quot;,&quot;;[Data.P13]))">
            <text:p/>
          </table:table-cell>
          <table:table-cell table:style-name="ce13" table:formula="of:=IF([Data.Q13]=&quot;&quot;;&quot;&quot;;CONCATENATE(&quot;,&quot;;[Data.Q13]))">
            <text:p/>
          </table:table-cell>
          <table:table-cell table:style-name="ce13" table:formula="of:=IF([Data.R13]=&quot;&quot;;&quot;&quot;;CONCATENATE(&quot;,&quot;;[Data.R13]))">
            <text:p/>
          </table:table-cell>
          <table:table-cell table:style-name="ce13" table:formula="of:=IF([Data.S13]=&quot;&quot;;&quot;&quot;;CONCATENATE(&quot;,&quot;;[Data.S13]))">
            <text:p/>
          </table:table-cell>
          <table:table-cell table:style-name="ce13" table:formula="of:=IF([Data.T13]=&quot;&quot;;&quot;&quot;;CONCATENATE(&quot;,&quot;;[Data.T13]))">
            <text:p/>
          </table:table-cell>
          <table:table-cell table:style-name="ce13" table:formula="of:=IF([Data.U13]=&quot;&quot;;&quot;&quot;;CONCATENATE(&quot;,&quot;;[Data.U13]))">
            <text:p/>
          </table:table-cell>
          <table:table-cell table:formula="of:=IF([Data.V13]=&quot;&quot;;&quot;&quot;;CONCATENATE(&quot;;&quot;;[Data.V13]))">
            <text:p/>
          </table:table-cell>
        </table:table-row>
        <table:table-row table:style-name="ro2">
          <table:table-cell table:formula="of:=IF([Data.A14]=&quot;&quot;;[.A12];[Data.A14])" office:value-type="float" office:value="10">
            <text:p>10</text:p>
          </table:table-cell>
          <table:table-cell table:formula="of:=IF([Data.E14]=&quot;&quot;;[.B12];CONCATENATE(&quot;,&quot;;[Data.E14]))" office:value-type="string" office:string-value=",TRAINING">
            <text:p>,TRAINING</text:p>
          </table:table-cell>
          <table:table-cell table:formula="of:=IF([Data.F14]=&quot;&quot;;[.C12];CONCATENATE(&quot;,&quot;;[Data.F14]))" office:value-type="string" office:string-value=",CHARL">
            <text:p>,CHARL</text:p>
          </table:table-cell>
          <table:table-cell table:formula="of:=CONCATENATE(&quot;,&quot;;[Data.G14])" office:value-type="string" office:string-value=",LESSER">
            <text:p>,LESSER</text:p>
          </table:table-cell>
          <table:table-cell table:formula="of:=CONCATENATE(&quot;,&quot;;[Data.H14])" office:value-type="string" office:string-value=",5">
            <text:p>,5</text:p>
          </table:table-cell>
          <table:table-cell table:formula="of:=IF([Data.I14]=&quot;&quot;;&quot;&quot;;CONCATENATE(&quot;,&quot;;[Data.I14]))" office:value-type="string" office:string-value=",DESCR">
            <text:p>,DESCR</text:p>
          </table:table-cell>
          <table:table-cell table:style-name="ce13" table:formula="of:=IF([Data.J14]=&quot;&quot;;&quot;&quot;;CONCATENATE(&quot;,&quot;;[Data.J14]))">
            <text:p/>
          </table:table-cell>
          <table:table-cell table:style-name="ce13" table:formula="of:=IF([Data.K14]=&quot;&quot;;&quot;&quot;;CONCATENATE(&quot;,&quot;;[Data.K14]))">
            <text:p/>
          </table:table-cell>
          <table:table-cell table:style-name="ce13" table:formula="of:=IF([Data.L14]=&quot;&quot;;&quot;&quot;;CONCATENATE(&quot;,&quot;;[Data.L14]))">
            <text:p/>
          </table:table-cell>
          <table:table-cell table:style-name="ce13" table:formula="of:=IF([Data.M14]=&quot;&quot;;&quot;&quot;;CONCATENATE(&quot;,&quot;;[Data.M14]))">
            <text:p/>
          </table:table-cell>
          <table:table-cell table:style-name="ce13" table:formula="of:=IF([Data.N14]=&quot;&quot;;&quot;&quot;;CONCATENATE(&quot;,&quot;;[Data.N14]))">
            <text:p/>
          </table:table-cell>
          <table:table-cell table:style-name="ce13" table:formula="of:=IF([Data.O14]=&quot;&quot;;&quot;&quot;;CONCATENATE(&quot;,&quot;;[Data.O14]))">
            <text:p/>
          </table:table-cell>
          <table:table-cell table:style-name="ce13" table:formula="of:=IF([Data.P14]=&quot;&quot;;&quot;&quot;;CONCATENATE(&quot;,&quot;;[Data.P14]))">
            <text:p/>
          </table:table-cell>
          <table:table-cell table:style-name="ce13" table:formula="of:=IF([Data.Q14]=&quot;&quot;;&quot;&quot;;CONCATENATE(&quot;,&quot;;[Data.Q14]))">
            <text:p/>
          </table:table-cell>
          <table:table-cell table:style-name="ce13" table:formula="of:=IF([Data.R14]=&quot;&quot;;&quot;&quot;;CONCATENATE(&quot;,&quot;;[Data.R14]))">
            <text:p/>
          </table:table-cell>
          <table:table-cell table:style-name="ce13" table:formula="of:=IF([Data.S14]=&quot;&quot;;&quot;&quot;;CONCATENATE(&quot;,&quot;;[Data.S14]))">
            <text:p/>
          </table:table-cell>
          <table:table-cell table:style-name="ce13" table:formula="of:=IF([Data.T14]=&quot;&quot;;&quot;&quot;;CONCATENATE(&quot;,&quot;;[Data.T14]))">
            <text:p/>
          </table:table-cell>
          <table:table-cell table:style-name="ce13" table:formula="of:=IF([Data.U14]=&quot;&quot;;&quot;&quot;;CONCATENATE(&quot;,&quot;;[Data.U14]))">
            <text:p/>
          </table:table-cell>
          <table:table-cell table:formula="of:=IF([Data.V14]=&quot;&quot;;&quot;&quot;;CONCATENATE(&quot;;&quot;;[Data.V14]))">
            <text:p/>
          </table:table-cell>
        </table:table-row>
        <table:table-row table:style-name="ro2">
          <table:table-cell table:formula="of:=IF([Data.A15]=&quot;&quot;;[.A13];[Data.A15])" office:value-type="float" office:value="11">
            <text:p>11</text:p>
          </table:table-cell>
          <table:table-cell table:formula="of:=IF([Data.E15]=&quot;&quot;;[.B13];CONCATENATE(&quot;,&quot;;[Data.E15]))" office:value-type="string" office:string-value=",TRAINING">
            <text:p>,TRAINING</text:p>
          </table:table-cell>
          <table:table-cell table:formula="of:=IF([Data.F15]=&quot;&quot;;[.C13];CONCATENATE(&quot;,&quot;;[Data.F15]))" office:value-type="string" office:string-value=",CHARL">
            <text:p>,CHARL</text:p>
          </table:table-cell>
          <table:table-cell table:formula="of:=CONCATENATE(&quot;,&quot;;[Data.G15])" office:value-type="string" office:string-value=",MINOR">
            <text:p>,MINOR</text:p>
          </table:table-cell>
          <table:table-cell table:formula="of:=CONCATENATE(&quot;,&quot;;[Data.H15])" office:value-type="string" office:string-value=",8">
            <text:p>,8</text:p>
          </table:table-cell>
          <table:table-cell table:formula="of:=IF([Data.I15]=&quot;&quot;;&quot;&quot;;CONCATENATE(&quot;,&quot;;[Data.I15]))" office:value-type="string" office:string-value=",C31=5">
            <text:p>,C31=5</text:p>
          </table:table-cell>
          <table:table-cell table:style-name="ce13" table:formula="of:=IF([Data.J15]=&quot;&quot;;&quot;&quot;;CONCATENATE(&quot;,&quot;;[Data.J15]))" office:value-type="string" office:string-value=",DESCR">
            <text:p>,DESCR</text:p>
          </table:table-cell>
          <table:table-cell table:style-name="ce13" table:formula="of:=IF([Data.K15]=&quot;&quot;;&quot;&quot;;CONCATENATE(&quot;,&quot;;[Data.K15]))">
            <text:p/>
          </table:table-cell>
          <table:table-cell table:style-name="ce13" table:formula="of:=IF([Data.L15]=&quot;&quot;;&quot;&quot;;CONCATENATE(&quot;,&quot;;[Data.L15]))">
            <text:p/>
          </table:table-cell>
          <table:table-cell table:style-name="ce13" table:formula="of:=IF([Data.M15]=&quot;&quot;;&quot;&quot;;CONCATENATE(&quot;,&quot;;[Data.M15]))">
            <text:p/>
          </table:table-cell>
          <table:table-cell table:style-name="ce13" table:formula="of:=IF([Data.N15]=&quot;&quot;;&quot;&quot;;CONCATENATE(&quot;,&quot;;[Data.N15]))">
            <text:p/>
          </table:table-cell>
          <table:table-cell table:style-name="ce13" table:formula="of:=IF([Data.O15]=&quot;&quot;;&quot;&quot;;CONCATENATE(&quot;,&quot;;[Data.O15]))">
            <text:p/>
          </table:table-cell>
          <table:table-cell table:style-name="ce13" table:formula="of:=IF([Data.P15]=&quot;&quot;;&quot;&quot;;CONCATENATE(&quot;,&quot;;[Data.P15]))">
            <text:p/>
          </table:table-cell>
          <table:table-cell table:style-name="ce13" table:formula="of:=IF([Data.Q15]=&quot;&quot;;&quot;&quot;;CONCATENATE(&quot;,&quot;;[Data.Q15]))">
            <text:p/>
          </table:table-cell>
          <table:table-cell table:style-name="ce13" table:formula="of:=IF([Data.R15]=&quot;&quot;;&quot;&quot;;CONCATENATE(&quot;,&quot;;[Data.R15]))">
            <text:p/>
          </table:table-cell>
          <table:table-cell table:style-name="ce13" table:formula="of:=IF([Data.S15]=&quot;&quot;;&quot;&quot;;CONCATENATE(&quot;,&quot;;[Data.S15]))">
            <text:p/>
          </table:table-cell>
          <table:table-cell table:style-name="ce13" table:formula="of:=IF([Data.T15]=&quot;&quot;;&quot;&quot;;CONCATENATE(&quot;,&quot;;[Data.T15]))">
            <text:p/>
          </table:table-cell>
          <table:table-cell table:style-name="ce13" table:formula="of:=IF([Data.U15]=&quot;&quot;;&quot;&quot;;CONCATENATE(&quot;,&quot;;[Data.U15]))">
            <text:p/>
          </table:table-cell>
          <table:table-cell table:formula="of:=IF([Data.V15]=&quot;&quot;;&quot;&quot;;CONCATENATE(&quot;;&quot;;[Data.V15]))">
            <text:p/>
          </table:table-cell>
        </table:table-row>
        <table:table-row table:style-name="ro2">
          <table:table-cell table:formula="of:=IF([Data.A16]=&quot;&quot;;[.A14];[Data.A16])" office:value-type="float" office:value="12">
            <text:p>12</text:p>
          </table:table-cell>
          <table:table-cell table:formula="of:=IF([Data.E16]=&quot;&quot;;[.B14];CONCATENATE(&quot;,&quot;;[Data.E16]))" office:value-type="string" office:string-value=",TRAINING">
            <text:p>,TRAINING</text:p>
          </table:table-cell>
          <table:table-cell table:formula="of:=IF([Data.F16]=&quot;&quot;;[.C14];CONCATENATE(&quot;,&quot;;[Data.F16]))" office:value-type="string" office:string-value=",CHARL">
            <text:p>,CHARL</text:p>
          </table:table-cell>
          <table:table-cell table:formula="of:=CONCATENATE(&quot;,&quot;;[Data.G16])" office:value-type="string" office:string-value=",MINOR">
            <text:p>,MINOR</text:p>
          </table:table-cell>
          <table:table-cell table:formula="of:=CONCATENATE(&quot;,&quot;;[Data.H16])" office:value-type="string" office:string-value=",7">
            <text:p>,7</text:p>
          </table:table-cell>
          <table:table-cell table:formula="of:=IF([Data.I16]=&quot;&quot;;&quot;&quot;;CONCATENATE(&quot;,&quot;;[Data.I16]))" office:value-type="string" office:string-value=",DESCR">
            <text:p>,DESCR</text:p>
          </table:table-cell>
          <table:table-cell table:style-name="ce13" table:formula="of:=IF([Data.J16]=&quot;&quot;;&quot;&quot;;CONCATENATE(&quot;,&quot;;[Data.J16]))">
            <text:p/>
          </table:table-cell>
          <table:table-cell table:style-name="ce13" table:formula="of:=IF([Data.K16]=&quot;&quot;;&quot;&quot;;CONCATENATE(&quot;,&quot;;[Data.K16]))">
            <text:p/>
          </table:table-cell>
          <table:table-cell table:style-name="ce13" table:formula="of:=IF([Data.L16]=&quot;&quot;;&quot;&quot;;CONCATENATE(&quot;,&quot;;[Data.L16]))">
            <text:p/>
          </table:table-cell>
          <table:table-cell table:style-name="ce13" table:formula="of:=IF([Data.M16]=&quot;&quot;;&quot;&quot;;CONCATENATE(&quot;,&quot;;[Data.M16]))">
            <text:p/>
          </table:table-cell>
          <table:table-cell table:style-name="ce13" table:formula="of:=IF([Data.N16]=&quot;&quot;;&quot;&quot;;CONCATENATE(&quot;,&quot;;[Data.N16]))">
            <text:p/>
          </table:table-cell>
          <table:table-cell table:style-name="ce13" table:formula="of:=IF([Data.O16]=&quot;&quot;;&quot;&quot;;CONCATENATE(&quot;,&quot;;[Data.O16]))">
            <text:p/>
          </table:table-cell>
          <table:table-cell table:style-name="ce13" table:formula="of:=IF([Data.P16]=&quot;&quot;;&quot;&quot;;CONCATENATE(&quot;,&quot;;[Data.P16]))">
            <text:p/>
          </table:table-cell>
          <table:table-cell table:style-name="ce13" table:formula="of:=IF([Data.Q16]=&quot;&quot;;&quot;&quot;;CONCATENATE(&quot;,&quot;;[Data.Q16]))">
            <text:p/>
          </table:table-cell>
          <table:table-cell table:style-name="ce13" table:formula="of:=IF([Data.R16]=&quot;&quot;;&quot;&quot;;CONCATENATE(&quot;,&quot;;[Data.R16]))">
            <text:p/>
          </table:table-cell>
          <table:table-cell table:style-name="ce13" table:formula="of:=IF([Data.S16]=&quot;&quot;;&quot;&quot;;CONCATENATE(&quot;,&quot;;[Data.S16]))">
            <text:p/>
          </table:table-cell>
          <table:table-cell table:style-name="ce13" table:formula="of:=IF([Data.T16]=&quot;&quot;;&quot;&quot;;CONCATENATE(&quot;,&quot;;[Data.T16]))">
            <text:p/>
          </table:table-cell>
          <table:table-cell table:style-name="ce13" table:formula="of:=IF([Data.U16]=&quot;&quot;;&quot;&quot;;CONCATENATE(&quot;,&quot;;[Data.U16]))">
            <text:p/>
          </table:table-cell>
          <table:table-cell table:formula="of:=IF([Data.V16]=&quot;&quot;;&quot;&quot;;CONCATENATE(&quot;;&quot;;[Data.V16]))">
            <text:p/>
          </table:table-cell>
        </table:table-row>
        <table:table-row table:style-name="ro2">
          <table:table-cell table:formula="of:=IF([Data.A17]=&quot;&quot;;[.A15];[Data.A17])" office:value-type="float" office:value="13">
            <text:p>13</text:p>
          </table:table-cell>
          <table:table-cell table:formula="of:=IF([Data.E17]=&quot;&quot;;[.B15];CONCATENATE(&quot;,&quot;;[Data.E17]))" office:value-type="string" office:string-value=",TRAINING">
            <text:p>,TRAINING</text:p>
          </table:table-cell>
          <table:table-cell table:formula="of:=IF([Data.F17]=&quot;&quot;;[.C15];CONCATENATE(&quot;,&quot;;[Data.F17]))" office:value-type="string" office:string-value=",CHARL">
            <text:p>,CHARL</text:p>
          </table:table-cell>
          <table:table-cell table:formula="of:=CONCATENATE(&quot;,&quot;;[Data.G17])" office:value-type="string" office:string-value=",GREATER">
            <text:p>,GREATER</text:p>
          </table:table-cell>
          <table:table-cell table:formula="of:=CONCATENATE(&quot;,&quot;;[Data.H17])" office:value-type="string" office:string-value=",30">
            <text:p>,30</text:p>
          </table:table-cell>
          <table:table-cell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3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3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3"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3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3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3" table:formula="of:=IF([Data.L17]=&quot;&quot;;&quot;&quot;;CONCATENATE(&quot;,&quot;;[Data.L17]))" office:value-type="string" office:string-value=",C30=EVERYMAN">
            <text:p>,C30=EVERYMAN</text:p>
          </table:table-cell>
          <table:table-cell table:style-name="ce13" table:formula="of:=IF([Data.M17]=&quot;&quot;;&quot;&quot;;CONCATENATE(&quot;,&quot;;[Data.M17]))" office:value-type="string" office:string-value=",C31=EVERYMAN">
            <text:p>,C31=EVERYMAN</text:p>
          </table:table-cell>
          <table:table-cell table:style-name="ce13" table:formula="of:=IF([Data.N17]=&quot;&quot;;&quot;&quot;;CONCATENATE(&quot;,&quot;;[Data.N17]))" office:value-type="string" office:string-value=",C32=EVERYMAN">
            <text:p>,C32=EVERYMAN</text:p>
          </table:table-cell>
          <table:table-cell table:style-name="ce13" table:formula="of:=IF([Data.O17]=&quot;&quot;;&quot;&quot;;CONCATENATE(&quot;,&quot;;[Data.O17]))" office:value-type="string" office:string-value=",C33=EVERYMAN">
            <text:p>,C33=EVERYMAN</text:p>
          </table:table-cell>
          <table:table-cell table:style-name="ce13" table:formula="of:=IF([Data.S17]=&quot;&quot;;&quot;&quot;;CONCATENATE(&quot;,&quot;;[Data.S17]))">
            <text:p/>
          </table:table-cell>
          <table:table-cell table:style-name="ce13" table:formula="of:=IF([Data.T17]=&quot;&quot;;&quot;&quot;;CONCATENATE(&quot;,&quot;;[Data.T17]))">
            <text:p/>
          </table:table-cell>
          <table:table-cell table:style-name="ce13" table:formula="of:=IF([Data.U17]=&quot;&quot;;&quot;&quot;;CONCATENATE(&quot;,&quot;;[Data.U17]))">
            <text:p/>
          </table:table-cell>
          <table:table-cell table:formula="of:=IF([Data.V17]=&quot;&quot;;&quot;&quot;;CONCATENATE(&quot;;&quot;;[Data.V17]))">
            <text:p/>
          </table:table-cell>
        </table:table-row>
        <table:table-row table:style-name="ro2">
          <table:table-cell table:formula="of:=IF([Data.A18]=&quot;&quot;;[.A16];[Data.A18])" office:value-type="float" office:value="14">
            <text:p>14</text:p>
          </table:table-cell>
          <table:table-cell table:formula="of:=IF([Data.E18]=&quot;&quot;;[.B16];CONCATENATE(&quot;,&quot;;[Data.E18]))" office:value-type="string" office:string-value=",TRAINING">
            <text:p>,TRAINING</text:p>
          </table:table-cell>
          <table:table-cell table:formula="of:=IF([Data.F18]=&quot;&quot;;[.C16];CONCATENATE(&quot;,&quot;;[Data.F18]))" office:value-type="string" office:string-value=",CHARL">
            <text:p>,CHARL</text:p>
          </table:table-cell>
          <table:table-cell table:formula="of:=CONCATENATE(&quot;,&quot;;[Data.G18])" office:value-type="string" office:string-value=",LESSER">
            <text:p>,LESSER</text:p>
          </table:table-cell>
          <table:table-cell table:formula="of:=CONCATENATE(&quot;,&quot;;[Data.H18])" office:value-type="string" office:string-value=",5">
            <text:p>,5</text:p>
          </table:table-cell>
          <table:table-cell table:formula="of:=IF([Data.I18]=&quot;&quot;;&quot;&quot;;CONCATENATE(&quot;,&quot;;[Data.I18]))" office:value-type="string" office:string-value=",S156=35">
            <text:p>,S156=35</text:p>
          </table:table-cell>
          <table:table-cell table:style-name="ce13" table:formula="of:=IF([Data.J18]=&quot;&quot;;&quot;&quot;;CONCATENATE(&quot;,&quot;;[Data.J18]))" office:value-type="string" office:string-value=",S112=35">
            <text:p>,S112=35</text:p>
          </table:table-cell>
          <table:table-cell table:style-name="ce13" table:formula="of:=IF([Data.K18]=&quot;&quot;;&quot;&quot;;CONCATENATE(&quot;,&quot;;[Data.K18]))" office:value-type="string" office:string-value=",DESCR">
            <text:p>,DESCR</text:p>
          </table:table-cell>
          <table:table-cell table:style-name="ce13" table:formula="of:=IF([Data.L18]=&quot;&quot;;&quot;&quot;;CONCATENATE(&quot;,&quot;;[Data.L18]))">
            <text:p/>
          </table:table-cell>
          <table:table-cell table:style-name="ce13" table:formula="of:=IF([Data.M18]=&quot;&quot;;&quot;&quot;;CONCATENATE(&quot;,&quot;;[Data.M18]))">
            <text:p/>
          </table:table-cell>
          <table:table-cell table:style-name="ce13" table:formula="of:=IF([Data.N18]=&quot;&quot;;&quot;&quot;;CONCATENATE(&quot;,&quot;;[Data.N18]))">
            <text:p/>
          </table:table-cell>
          <table:table-cell table:style-name="ce13" table:formula="of:=IF([Data.O18]=&quot;&quot;;&quot;&quot;;CONCATENATE(&quot;,&quot;;[Data.O18]))">
            <text:p/>
          </table:table-cell>
          <table:table-cell table:style-name="ce13" table:formula="of:=IF([Data.P18]=&quot;&quot;;&quot;&quot;;CONCATENATE(&quot;,&quot;;[Data.P18]))">
            <text:p/>
          </table:table-cell>
          <table:table-cell table:style-name="ce13" table:formula="of:=IF([Data.Q18]=&quot;&quot;;&quot;&quot;;CONCATENATE(&quot;,&quot;;[Data.Q18]))">
            <text:p/>
          </table:table-cell>
          <table:table-cell table:style-name="ce13" table:formula="of:=IF([Data.R18]=&quot;&quot;;&quot;&quot;;CONCATENATE(&quot;,&quot;;[Data.R18]))">
            <text:p/>
          </table:table-cell>
          <table:table-cell table:style-name="ce13" table:formula="of:=IF([Data.S18]=&quot;&quot;;&quot;&quot;;CONCATENATE(&quot;,&quot;;[Data.S18]))">
            <text:p/>
          </table:table-cell>
          <table:table-cell table:style-name="ce13" table:formula="of:=IF([Data.T18]=&quot;&quot;;&quot;&quot;;CONCATENATE(&quot;,&quot;;[Data.T18]))">
            <text:p/>
          </table:table-cell>
          <table:table-cell table:style-name="ce13" table:formula="of:=IF([Data.U18]=&quot;&quot;;&quot;&quot;;CONCATENATE(&quot;,&quot;;[Data.U18]))">
            <text:p/>
          </table:table-cell>
          <table:table-cell table:formula="of:=IF([Data.V18]=&quot;&quot;;&quot;&quot;;CONCATENATE(&quot;;&quot;;[Data.V18]))">
            <text:p/>
          </table:table-cell>
        </table:table-row>
        <table:table-row table:style-name="ro2">
          <table:table-cell table:formula="of:=IF([Data.A19]=&quot;&quot;;[.A17];[Data.A19])" office:value-type="float" office:value="15">
            <text:p>15</text:p>
          </table:table-cell>
          <table:table-cell table:formula="of:=IF([Data.E19]=&quot;&quot;;[.B17];CONCATENATE(&quot;,&quot;;[Data.E19]))" office:value-type="string" office:string-value=",TRAINING">
            <text:p>,TRAINING</text:p>
          </table:table-cell>
          <table:table-cell table:formula="of:=IF([Data.F19]=&quot;&quot;;[.C17];CONCATENATE(&quot;,&quot;;[Data.F19]))" office:value-type="string" office:string-value=",CHARL">
            <text:p>,CHARL</text:p>
          </table:table-cell>
          <table:table-cell table:formula="of:=CONCATENATE(&quot;,&quot;;[Data.G19])" office:value-type="string" office:string-value=",LESSER">
            <text:p>,LESSER</text:p>
          </table:table-cell>
          <table:table-cell table:formula="of:=CONCATENATE(&quot;,&quot;;[Data.H19])" office:value-type="string" office:string-value=",7">
            <text:p>,7</text:p>
          </table:table-cell>
          <table:table-cell table:formula="of:=IF([Data.I19]=&quot;&quot;;&quot;&quot;;CONCATENATE(&quot;,&quot;;[Data.I19]))" office:value-type="string" office:string-value=",CHOOSESKILL1=C2=25">
            <text:p>,CHOOSESKILL1=C2=25</text:p>
          </table:table-cell>
          <table:table-cell table:style-name="ce13" table:formula="of:=IF([Data.J19]=&quot;&quot;;&quot;&quot;;CONCATENATE(&quot;,&quot;;[Data.J19]))" office:value-type="string" office:string-value=",CHOOSE1=S222;S225;S226=25">
            <text:p>,CHOOSE1=S222;S225;S226=25</text:p>
          </table:table-cell>
          <table:table-cell table:style-name="ce13" table:formula="of:=IF([Data.K19]=&quot;&quot;;&quot;&quot;;CONCATENATE(&quot;,&quot;;[Data.K19]))">
            <text:p/>
          </table:table-cell>
          <table:table-cell table:style-name="ce13" table:formula="of:=IF([Data.L19]=&quot;&quot;;&quot;&quot;;CONCATENATE(&quot;,&quot;;[Data.L19]))">
            <text:p/>
          </table:table-cell>
          <table:table-cell table:style-name="ce13" table:formula="of:=IF([Data.M19]=&quot;&quot;;&quot;&quot;;CONCATENATE(&quot;,&quot;;[Data.M19]))">
            <text:p/>
          </table:table-cell>
          <table:table-cell table:style-name="ce13" table:formula="of:=IF([Data.N19]=&quot;&quot;;&quot;&quot;;CONCATENATE(&quot;,&quot;;[Data.N19]))">
            <text:p/>
          </table:table-cell>
          <table:table-cell table:style-name="ce13" table:formula="of:=IF([Data.O19]=&quot;&quot;;&quot;&quot;;CONCATENATE(&quot;,&quot;;[Data.O19]))">
            <text:p/>
          </table:table-cell>
          <table:table-cell table:style-name="ce13" table:formula="of:=IF([Data.P19]=&quot;&quot;;&quot;&quot;;CONCATENATE(&quot;,&quot;;[Data.P19]))">
            <text:p/>
          </table:table-cell>
          <table:table-cell table:style-name="ce13" table:formula="of:=IF([Data.Q19]=&quot;&quot;;&quot;&quot;;CONCATENATE(&quot;,&quot;;[Data.Q19]))">
            <text:p/>
          </table:table-cell>
          <table:table-cell table:style-name="ce13" table:formula="of:=IF([Data.R19]=&quot;&quot;;&quot;&quot;;CONCATENATE(&quot;,&quot;;[Data.R19]))">
            <text:p/>
          </table:table-cell>
          <table:table-cell table:style-name="ce13" table:formula="of:=IF([Data.S19]=&quot;&quot;;&quot;&quot;;CONCATENATE(&quot;,&quot;;[Data.S19]))">
            <text:p/>
          </table:table-cell>
          <table:table-cell table:style-name="ce13" table:formula="of:=IF([Data.T19]=&quot;&quot;;&quot;&quot;;CONCATENATE(&quot;,&quot;;[Data.T19]))">
            <text:p/>
          </table:table-cell>
          <table:table-cell table:style-name="ce13" table:formula="of:=IF([Data.U19]=&quot;&quot;;&quot;&quot;;CONCATENATE(&quot;,&quot;;[Data.U19]))">
            <text:p/>
          </table:table-cell>
          <table:table-cell table:formula="of:=IF([Data.V19]=&quot;&quot;;&quot;&quot;;CONCATENATE(&quot;;&quot;;[Data.V19]))">
            <text:p/>
          </table:table-cell>
        </table:table-row>
        <table:table-row table:style-name="ro2">
          <table:table-cell table:formula="of:=IF([Data.A20]=&quot;&quot;;[.A18];[Data.A20])" office:value-type="float" office:value="16">
            <text:p>16</text:p>
          </table:table-cell>
          <table:table-cell table:formula="of:=IF([Data.E20]=&quot;&quot;;[.B18];CONCATENATE(&quot;,&quot;;[Data.E20]))" office:value-type="string" office:string-value=",TRAINING">
            <text:p>,TRAINING</text:p>
          </table:table-cell>
          <table:table-cell table:formula="of:=IF([Data.F20]=&quot;&quot;;[.C18];CONCATENATE(&quot;,&quot;;[Data.F20]))" office:value-type="string" office:string-value=",CHARL">
            <text:p>,CHARL</text:p>
          </table:table-cell>
          <table:table-cell table:formula="of:=CONCATENATE(&quot;,&quot;;[Data.G20])" office:value-type="string" office:string-value=",LESSER">
            <text:p>,LESSER</text:p>
          </table:table-cell>
          <table:table-cell table:formula="of:=CONCATENATE(&quot;,&quot;;[Data.H20])" office:value-type="string" office:string-value=",8">
            <text:p>,8</text:p>
          </table:table-cell>
          <table:table-cell table:formula="of:=IF([Data.I20]=&quot;&quot;;&quot;&quot;;CONCATENATE(&quot;,&quot;;[Data.I20]))" office:value-type="string" office:string-value=",C13=10">
            <text:p>,C13=10</text:p>
          </table:table-cell>
          <table:table-cell table:style-name="ce13" table:formula="of:=IF([Data.J20]=&quot;&quot;;&quot;&quot;;CONCATENATE(&quot;,&quot;;[Data.J20]))" office:value-type="string" office:string-value=",C14=10">
            <text:p>,C14=10</text:p>
          </table:table-cell>
          <table:table-cell table:style-name="ce13" table:formula="of:=IF([Data.K20]=&quot;&quot;;&quot;&quot;;CONCATENATE(&quot;,&quot;;[Data.K20]))" office:value-type="string" office:string-value=",CHOOSESKILL1=C13;C14=EVERYMAN">
            <text:p>,CHOOSESKILL1=C13;C14=EVERYMAN</text:p>
          </table:table-cell>
          <table:table-cell table:style-name="ce13" table:formula="of:=IF([Data.L20]=&quot;&quot;;&quot;&quot;;CONCATENATE(&quot;,&quot;;[Data.L20]))">
            <text:p/>
          </table:table-cell>
          <table:table-cell table:style-name="ce13" table:formula="of:=IF([Data.M20]=&quot;&quot;;&quot;&quot;;CONCATENATE(&quot;,&quot;;[Data.M20]))">
            <text:p/>
          </table:table-cell>
          <table:table-cell table:style-name="ce13" table:formula="of:=IF([Data.N20]=&quot;&quot;;&quot;&quot;;CONCATENATE(&quot;,&quot;;[Data.N20]))">
            <text:p/>
          </table:table-cell>
          <table:table-cell table:style-name="ce13" table:formula="of:=IF([Data.O20]=&quot;&quot;;&quot;&quot;;CONCATENATE(&quot;,&quot;;[Data.O20]))">
            <text:p/>
          </table:table-cell>
          <table:table-cell table:style-name="ce13" table:formula="of:=IF([Data.P20]=&quot;&quot;;&quot;&quot;;CONCATENATE(&quot;,&quot;;[Data.P20]))">
            <text:p/>
          </table:table-cell>
          <table:table-cell table:style-name="ce13" table:formula="of:=IF([Data.Q20]=&quot;&quot;;&quot;&quot;;CONCATENATE(&quot;,&quot;;[Data.Q20]))">
            <text:p/>
          </table:table-cell>
          <table:table-cell table:style-name="ce13" table:formula="of:=IF([Data.R20]=&quot;&quot;;&quot;&quot;;CONCATENATE(&quot;,&quot;;[Data.R20]))">
            <text:p/>
          </table:table-cell>
          <table:table-cell table:style-name="ce13" table:formula="of:=IF([Data.S20]=&quot;&quot;;&quot;&quot;;CONCATENATE(&quot;,&quot;;[Data.S20]))">
            <text:p/>
          </table:table-cell>
          <table:table-cell table:style-name="ce13" table:formula="of:=IF([Data.T20]=&quot;&quot;;&quot;&quot;;CONCATENATE(&quot;,&quot;;[Data.T20]))">
            <text:p/>
          </table:table-cell>
          <table:table-cell table:style-name="ce13" table:formula="of:=IF([Data.U20]=&quot;&quot;;&quot;&quot;;CONCATENATE(&quot;,&quot;;[Data.U20]))">
            <text:p/>
          </table:table-cell>
          <table:table-cell table:formula="of:=IF([Data.V20]=&quot;&quot;;&quot;&quot;;CONCATENATE(&quot;;&quot;;[Data.V20]))">
            <text:p/>
          </table:table-cell>
        </table:table-row>
        <table:table-row table:style-name="ro2">
          <table:table-cell table:formula="of:=IF([Data.A21]=&quot;&quot;;[.A19];[Data.A21])" office:value-type="float" office:value="17">
            <text:p>17</text:p>
          </table:table-cell>
          <table:table-cell table:formula="of:=IF([Data.E21]=&quot;&quot;;[.B19];CONCATENATE(&quot;,&quot;;[Data.E21]))" office:value-type="string" office:string-value=",TRAINING">
            <text:p>,TRAINING</text:p>
          </table:table-cell>
          <table:table-cell table:formula="of:=IF([Data.F21]=&quot;&quot;;[.C19];CONCATENATE(&quot;,&quot;;[Data.F21]))" office:value-type="string" office:string-value=",CHARL">
            <text:p>,CHARL</text:p>
          </table:table-cell>
          <table:table-cell table:formula="of:=CONCATENATE(&quot;,&quot;;[Data.G21])" office:value-type="string" office:string-value=",LESSER">
            <text:p>,LESSER</text:p>
          </table:table-cell>
          <table:table-cell table:formula="of:=CONCATENATE(&quot;,&quot;;[Data.H21])" office:value-type="string" office:string-value=",5">
            <text:p>,5</text:p>
          </table:table-cell>
          <table:table-cell table:formula="of:=IF([Data.I21]=&quot;&quot;;&quot;&quot;;CONCATENATE(&quot;,&quot;;[Data.I21]))" office:value-type="string" office:string-value=",BODYDEV=1;1;1;1;1">
            <text:p>,BODYDEV=1;1;1;1;1</text:p>
          </table:table-cell>
          <table:table-cell table:style-name="ce13" table:formula="of:=IF([Data.J21]=&quot;&quot;;&quot;&quot;;CONCATENATE(&quot;,&quot;;[Data.J21]))">
            <text:p/>
          </table:table-cell>
          <table:table-cell table:style-name="ce13" table:formula="of:=IF([Data.K21]=&quot;&quot;;&quot;&quot;;CONCATENATE(&quot;,&quot;;[Data.K21]))">
            <text:p/>
          </table:table-cell>
          <table:table-cell table:style-name="ce13" table:formula="of:=IF([Data.L21]=&quot;&quot;;&quot;&quot;;CONCATENATE(&quot;,&quot;;[Data.L21]))">
            <text:p/>
          </table:table-cell>
          <table:table-cell table:style-name="ce13" table:formula="of:=IF([Data.M21]=&quot;&quot;;&quot;&quot;;CONCATENATE(&quot;,&quot;;[Data.M21]))">
            <text:p/>
          </table:table-cell>
          <table:table-cell table:style-name="ce13" table:formula="of:=IF([Data.N21]=&quot;&quot;;&quot;&quot;;CONCATENATE(&quot;,&quot;;[Data.N21]))">
            <text:p/>
          </table:table-cell>
          <table:table-cell table:style-name="ce13" table:formula="of:=IF([Data.O21]=&quot;&quot;;&quot;&quot;;CONCATENATE(&quot;,&quot;;[Data.O21]))">
            <text:p/>
          </table:table-cell>
          <table:table-cell table:style-name="ce13" table:formula="of:=IF([Data.P21]=&quot;&quot;;&quot;&quot;;CONCATENATE(&quot;,&quot;;[Data.P21]))">
            <text:p/>
          </table:table-cell>
          <table:table-cell table:style-name="ce13" table:formula="of:=IF([Data.Q21]=&quot;&quot;;&quot;&quot;;CONCATENATE(&quot;,&quot;;[Data.Q21]))">
            <text:p/>
          </table:table-cell>
          <table:table-cell table:style-name="ce13" table:formula="of:=IF([Data.R21]=&quot;&quot;;&quot;&quot;;CONCATENATE(&quot;,&quot;;[Data.R21]))">
            <text:p/>
          </table:table-cell>
          <table:table-cell table:style-name="ce13" table:formula="of:=IF([Data.S21]=&quot;&quot;;&quot;&quot;;CONCATENATE(&quot;,&quot;;[Data.S21]))">
            <text:p/>
          </table:table-cell>
          <table:table-cell table:style-name="ce13" table:formula="of:=IF([Data.T21]=&quot;&quot;;&quot;&quot;;CONCATENATE(&quot;,&quot;;[Data.T21]))">
            <text:p/>
          </table:table-cell>
          <table:table-cell table:style-name="ce13" table:formula="of:=IF([Data.U21]=&quot;&quot;;&quot;&quot;;CONCATENATE(&quot;,&quot;;[Data.U21]))">
            <text:p/>
          </table:table-cell>
          <table:table-cell table:formula="of:=IF([Data.V21]=&quot;&quot;;&quot;&quot;;CONCATENATE(&quot;;&quot;;[Data.V21]))">
            <text:p/>
          </table:table-cell>
        </table:table-row>
        <table:table-row table:style-name="ro2">
          <table:table-cell table:formula="of:=IF([Data.A22]=&quot;&quot;;[.A20];[Data.A22])" office:value-type="float" office:value="17">
            <text:p>17</text:p>
          </table:table-cell>
          <table:table-cell table:formula="of:=IF([Data.E22]=&quot;&quot;;[.B20];CONCATENATE(&quot;,&quot;;[Data.E22]))" office:value-type="string" office:string-value=",TRAINING">
            <text:p>,TRAINING</text:p>
          </table:table-cell>
          <table:table-cell table:formula="of:=IF([Data.F22]=&quot;&quot;;[.C20];CONCATENATE(&quot;,&quot;;[Data.F22]))" office:value-type="string" office:string-value=",CHARL">
            <text:p>,CHARL</text:p>
          </table:table-cell>
          <table:table-cell table:formula="of:=CONCATENATE(&quot;,&quot;;[Data.G22])" office:value-type="string" office:string-value=",MINOR">
            <text:p>,MINOR</text:p>
          </table:table-cell>
          <table:table-cell table:formula="of:=CONCATENATE(&quot;,&quot;;[Data.H22])" office:value-type="string" office:string-value=",10">
            <text:p>,10</text:p>
          </table:table-cell>
          <table:table-cell table:formula="of:=IF([Data.I22]=&quot;&quot;;&quot;&quot;;CONCATENATE(&quot;,&quot;;[Data.I22]))" office:value-type="string" office:string-value=",BODYDEV=2;2;2;2;2">
            <text:p>,BODYDEV=2;2;2;2;2</text:p>
          </table:table-cell>
          <table:table-cell table:style-name="ce13" table:formula="of:=IF([Data.J22]=&quot;&quot;;&quot;&quot;;CONCATENATE(&quot;,&quot;;[Data.J22]))">
            <text:p/>
          </table:table-cell>
          <table:table-cell table:style-name="ce13" table:formula="of:=IF([Data.K22]=&quot;&quot;;&quot;&quot;;CONCATENATE(&quot;,&quot;;[Data.K22]))">
            <text:p/>
          </table:table-cell>
          <table:table-cell table:style-name="ce13" table:formula="of:=IF([Data.L22]=&quot;&quot;;&quot;&quot;;CONCATENATE(&quot;,&quot;;[Data.L22]))">
            <text:p/>
          </table:table-cell>
          <table:table-cell table:style-name="ce13" table:formula="of:=IF([Data.M22]=&quot;&quot;;&quot;&quot;;CONCATENATE(&quot;,&quot;;[Data.M22]))">
            <text:p/>
          </table:table-cell>
          <table:table-cell table:style-name="ce13" table:formula="of:=IF([Data.N22]=&quot;&quot;;&quot;&quot;;CONCATENATE(&quot;,&quot;;[Data.N22]))">
            <text:p/>
          </table:table-cell>
          <table:table-cell table:style-name="ce13" table:formula="of:=IF([Data.O22]=&quot;&quot;;&quot;&quot;;CONCATENATE(&quot;,&quot;;[Data.O22]))">
            <text:p/>
          </table:table-cell>
          <table:table-cell table:style-name="ce13" table:formula="of:=IF([Data.P22]=&quot;&quot;;&quot;&quot;;CONCATENATE(&quot;,&quot;;[Data.P22]))">
            <text:p/>
          </table:table-cell>
          <table:table-cell table:style-name="ce13" table:formula="of:=IF([Data.Q22]=&quot;&quot;;&quot;&quot;;CONCATENATE(&quot;,&quot;;[Data.Q22]))">
            <text:p/>
          </table:table-cell>
          <table:table-cell table:style-name="ce13" table:formula="of:=IF([Data.R22]=&quot;&quot;;&quot;&quot;;CONCATENATE(&quot;,&quot;;[Data.R22]))">
            <text:p/>
          </table:table-cell>
          <table:table-cell table:style-name="ce13" table:formula="of:=IF([Data.S22]=&quot;&quot;;&quot;&quot;;CONCATENATE(&quot;,&quot;;[Data.S22]))">
            <text:p/>
          </table:table-cell>
          <table:table-cell table:style-name="ce13" table:formula="of:=IF([Data.T22]=&quot;&quot;;&quot;&quot;;CONCATENATE(&quot;,&quot;;[Data.T22]))">
            <text:p/>
          </table:table-cell>
          <table:table-cell table:style-name="ce13" table:formula="of:=IF([Data.U22]=&quot;&quot;;&quot;&quot;;CONCATENATE(&quot;,&quot;;[Data.U22]))">
            <text:p/>
          </table:table-cell>
          <table:table-cell table:formula="of:=IF([Data.V22]=&quot;&quot;;&quot;&quot;;CONCATENATE(&quot;;&quot;;[Data.V22]))">
            <text:p/>
          </table:table-cell>
        </table:table-row>
        <table:table-row table:style-name="ro2">
          <table:table-cell table:formula="of:=IF([Data.A23]=&quot;&quot;;[.A21];[Data.A23])" office:value-type="float" office:value="17">
            <text:p>17</text:p>
          </table:table-cell>
          <table:table-cell table:formula="of:=IF([Data.E23]=&quot;&quot;;[.B21];CONCATENATE(&quot;,&quot;;[Data.E23]))" office:value-type="string" office:string-value=",TRAINING">
            <text:p>,TRAINING</text:p>
          </table:table-cell>
          <table:table-cell table:formula="of:=IF([Data.F23]=&quot;&quot;;[.C21];CONCATENATE(&quot;,&quot;;[Data.F23]))" office:value-type="string" office:string-value=",CHARL">
            <text:p>,CHARL</text:p>
          </table:table-cell>
          <table:table-cell table:formula="of:=CONCATENATE(&quot;,&quot;;[Data.G23])" office:value-type="string" office:string-value=",MAJOR">
            <text:p>,MAJOR</text:p>
          </table:table-cell>
          <table:table-cell table:formula="of:=CONCATENATE(&quot;,&quot;;[Data.H23])" office:value-type="string" office:string-value=",15">
            <text:p>,15</text:p>
          </table:table-cell>
          <table:table-cell table:formula="of:=IF([Data.I23]=&quot;&quot;;&quot;&quot;;CONCATENATE(&quot;,&quot;;[Data.I23]))" office:value-type="string" office:string-value=",BODYDEV=4;4;4;4;4">
            <text:p>,BODYDEV=4;4;4;4;4</text:p>
          </table:table-cell>
          <table:table-cell table:style-name="ce13" table:formula="of:=IF([Data.J23]=&quot;&quot;;&quot;&quot;;CONCATENATE(&quot;,&quot;;[Data.J23]))">
            <text:p/>
          </table:table-cell>
          <table:table-cell table:style-name="ce13" table:formula="of:=IF([Data.K23]=&quot;&quot;;&quot;&quot;;CONCATENATE(&quot;,&quot;;[Data.K23]))">
            <text:p/>
          </table:table-cell>
          <table:table-cell table:style-name="ce13" table:formula="of:=IF([Data.L23]=&quot;&quot;;&quot;&quot;;CONCATENATE(&quot;,&quot;;[Data.L23]))">
            <text:p/>
          </table:table-cell>
          <table:table-cell table:style-name="ce13" table:formula="of:=IF([Data.M23]=&quot;&quot;;&quot;&quot;;CONCATENATE(&quot;,&quot;;[Data.M23]))">
            <text:p/>
          </table:table-cell>
          <table:table-cell table:style-name="ce13" table:formula="of:=IF([Data.N23]=&quot;&quot;;&quot;&quot;;CONCATENATE(&quot;,&quot;;[Data.N23]))">
            <text:p/>
          </table:table-cell>
          <table:table-cell table:style-name="ce13" table:formula="of:=IF([Data.O23]=&quot;&quot;;&quot;&quot;;CONCATENATE(&quot;,&quot;;[Data.O23]))">
            <text:p/>
          </table:table-cell>
          <table:table-cell table:style-name="ce13" table:formula="of:=IF([Data.P23]=&quot;&quot;;&quot;&quot;;CONCATENATE(&quot;,&quot;;[Data.P23]))">
            <text:p/>
          </table:table-cell>
          <table:table-cell table:style-name="ce13" table:formula="of:=IF([Data.Q23]=&quot;&quot;;&quot;&quot;;CONCATENATE(&quot;,&quot;;[Data.Q23]))">
            <text:p/>
          </table:table-cell>
          <table:table-cell table:style-name="ce13" table:formula="of:=IF([Data.R23]=&quot;&quot;;&quot;&quot;;CONCATENATE(&quot;,&quot;;[Data.R23]))">
            <text:p/>
          </table:table-cell>
          <table:table-cell table:style-name="ce13" table:formula="of:=IF([Data.S23]=&quot;&quot;;&quot;&quot;;CONCATENATE(&quot;,&quot;;[Data.S23]))">
            <text:p/>
          </table:table-cell>
          <table:table-cell table:style-name="ce13" table:formula="of:=IF([Data.T23]=&quot;&quot;;&quot;&quot;;CONCATENATE(&quot;,&quot;;[Data.T23]))">
            <text:p/>
          </table:table-cell>
          <table:table-cell table:style-name="ce13" table:formula="of:=IF([Data.U23]=&quot;&quot;;&quot;&quot;;CONCATENATE(&quot;,&quot;;[Data.U23]))">
            <text:p/>
          </table:table-cell>
          <table:table-cell table:formula="of:=IF([Data.V23]=&quot;&quot;;&quot;&quot;;CONCATENATE(&quot;;&quot;;[Data.V23]))">
            <text:p/>
          </table:table-cell>
        </table:table-row>
        <table:table-row table:style-name="ro2">
          <table:table-cell table:formula="of:=IF([Data.A24]=&quot;&quot;;[.A22];[Data.A24])" office:value-type="float" office:value="17">
            <text:p>17</text:p>
          </table:table-cell>
          <table:table-cell table:formula="of:=IF([Data.E24]=&quot;&quot;;[.B22];CONCATENATE(&quot;,&quot;;[Data.E24]))" office:value-type="string" office:string-value=",TRAINING">
            <text:p>,TRAINING</text:p>
          </table:table-cell>
          <table:table-cell table:formula="of:=IF([Data.F24]=&quot;&quot;;[.C22];CONCATENATE(&quot;,&quot;;[Data.F24]))" office:value-type="string" office:string-value=",CHARL">
            <text:p>,CHARL</text:p>
          </table:table-cell>
          <table:table-cell table:formula="of:=CONCATENATE(&quot;,&quot;;[Data.G24])" office:value-type="string" office:string-value=",GREATER">
            <text:p>,GREATER</text:p>
          </table:table-cell>
          <table:table-cell table:formula="of:=CONCATENATE(&quot;,&quot;;[Data.H24])" office:value-type="string" office:string-value=",20">
            <text:p>,20</text:p>
          </table:table-cell>
          <table:table-cell table:formula="of:=IF([Data.I24]=&quot;&quot;;&quot;&quot;;CONCATENATE(&quot;,&quot;;[Data.I24]))" office:value-type="string" office:string-value=",BODYDEV=6;6;6;6;6">
            <text:p>,BODYDEV=6;6;6;6;6</text:p>
          </table:table-cell>
          <table:table-cell table:style-name="ce13" table:formula="of:=IF([Data.J24]=&quot;&quot;;&quot;&quot;;CONCATENATE(&quot;,&quot;;[Data.J24]))">
            <text:p/>
          </table:table-cell>
          <table:table-cell table:style-name="ce13" table:formula="of:=IF([Data.K24]=&quot;&quot;;&quot;&quot;;CONCATENATE(&quot;,&quot;;[Data.K24]))">
            <text:p/>
          </table:table-cell>
          <table:table-cell table:style-name="ce13" table:formula="of:=IF([Data.L24]=&quot;&quot;;&quot;&quot;;CONCATENATE(&quot;,&quot;;[Data.L24]))">
            <text:p/>
          </table:table-cell>
          <table:table-cell table:style-name="ce13" table:formula="of:=IF([Data.M24]=&quot;&quot;;&quot;&quot;;CONCATENATE(&quot;,&quot;;[Data.M24]))">
            <text:p/>
          </table:table-cell>
          <table:table-cell table:style-name="ce13" table:formula="of:=IF([Data.N24]=&quot;&quot;;&quot;&quot;;CONCATENATE(&quot;,&quot;;[Data.N24]))">
            <text:p/>
          </table:table-cell>
          <table:table-cell table:style-name="ce13" table:formula="of:=IF([Data.O24]=&quot;&quot;;&quot;&quot;;CONCATENATE(&quot;,&quot;;[Data.O24]))">
            <text:p/>
          </table:table-cell>
          <table:table-cell table:style-name="ce13" table:formula="of:=IF([Data.P24]=&quot;&quot;;&quot;&quot;;CONCATENATE(&quot;,&quot;;[Data.P24]))">
            <text:p/>
          </table:table-cell>
          <table:table-cell table:style-name="ce13" table:formula="of:=IF([Data.Q24]=&quot;&quot;;&quot;&quot;;CONCATENATE(&quot;,&quot;;[Data.Q24]))">
            <text:p/>
          </table:table-cell>
          <table:table-cell table:style-name="ce13" table:formula="of:=IF([Data.R24]=&quot;&quot;;&quot;&quot;;CONCATENATE(&quot;,&quot;;[Data.R24]))">
            <text:p/>
          </table:table-cell>
          <table:table-cell table:style-name="ce13" table:formula="of:=IF([Data.S24]=&quot;&quot;;&quot;&quot;;CONCATENATE(&quot;,&quot;;[Data.S24]))">
            <text:p/>
          </table:table-cell>
          <table:table-cell table:style-name="ce13" table:formula="of:=IF([Data.T24]=&quot;&quot;;&quot;&quot;;CONCATENATE(&quot;,&quot;;[Data.T24]))">
            <text:p/>
          </table:table-cell>
          <table:table-cell table:style-name="ce13" table:formula="of:=IF([Data.U24]=&quot;&quot;;&quot;&quot;;CONCATENATE(&quot;,&quot;;[Data.U24]))">
            <text:p/>
          </table:table-cell>
          <table:table-cell table:formula="of:=IF([Data.V24]=&quot;&quot;;&quot;&quot;;CONCATENATE(&quot;;&quot;;[Data.V24]))">
            <text:p/>
          </table:table-cell>
        </table:table-row>
        <table:table-row table:style-name="ro2">
          <table:table-cell table:formula="of:=IF([Data.A25]=&quot;&quot;;[.A23];[Data.A25])" office:value-type="float" office:value="18">
            <text:p>18</text:p>
          </table:table-cell>
          <table:table-cell table:formula="of:=IF([Data.E25]=&quot;&quot;;[.B23];CONCATENATE(&quot;,&quot;;[Data.E25]))" office:value-type="string" office:string-value=",TRAINING">
            <text:p>,TRAINING</text:p>
          </table:table-cell>
          <table:table-cell table:formula="of:=IF([Data.F25]=&quot;&quot;;[.C23];CONCATENATE(&quot;,&quot;;[Data.F25]))" office:value-type="string" office:string-value=",CHARL">
            <text:p>,CHARL</text:p>
          </table:table-cell>
          <table:table-cell table:formula="of:=CONCATENATE(&quot;,&quot;;[Data.G25])" office:value-type="string" office:string-value=",LESSER">
            <text:p>,LESSER</text:p>
          </table:table-cell>
          <table:table-cell table:formula="of:=CONCATENATE(&quot;,&quot;;[Data.H25])" office:value-type="string" office:string-value=",3">
            <text:p>,3</text:p>
          </table:table-cell>
          <table:table-cell table:formula="of:=IF([Data.I25]=&quot;&quot;;&quot;&quot;;CONCATENATE(&quot;,&quot;;[Data.I25]))" office:value-type="string" office:string-value=",S159=15">
            <text:p>,S159=15</text:p>
          </table:table-cell>
          <table:table-cell table:style-name="ce13" table:formula="of:=IF([Data.J25]=&quot;&quot;;&quot;&quot;;CONCATENATE(&quot;,&quot;;[Data.J25]))" office:value-type="string" office:string-value=",S159=OCCUPATIONAL">
            <text:p>,S159=OCCUPATIONAL</text:p>
          </table:table-cell>
          <table:table-cell table:style-name="ce13" table:formula="of:=IF([Data.K25]=&quot;&quot;;&quot;&quot;;CONCATENATE(&quot;,&quot;;[Data.K25]))">
            <text:p/>
          </table:table-cell>
          <table:table-cell table:style-name="ce13" table:formula="of:=IF([Data.L25]=&quot;&quot;;&quot;&quot;;CONCATENATE(&quot;,&quot;;[Data.L25]))">
            <text:p/>
          </table:table-cell>
          <table:table-cell table:style-name="ce13" table:formula="of:=IF([Data.M25]=&quot;&quot;;&quot;&quot;;CONCATENATE(&quot;,&quot;;[Data.M25]))">
            <text:p/>
          </table:table-cell>
          <table:table-cell table:style-name="ce13" table:formula="of:=IF([Data.N25]=&quot;&quot;;&quot;&quot;;CONCATENATE(&quot;,&quot;;[Data.N25]))">
            <text:p/>
          </table:table-cell>
          <table:table-cell table:style-name="ce13" table:formula="of:=IF([Data.O25]=&quot;&quot;;&quot;&quot;;CONCATENATE(&quot;,&quot;;[Data.O25]))">
            <text:p/>
          </table:table-cell>
          <table:table-cell table:style-name="ce13" table:formula="of:=IF([Data.P25]=&quot;&quot;;&quot;&quot;;CONCATENATE(&quot;,&quot;;[Data.P25]))">
            <text:p/>
          </table:table-cell>
          <table:table-cell table:style-name="ce13" table:formula="of:=IF([Data.Q25]=&quot;&quot;;&quot;&quot;;CONCATENATE(&quot;,&quot;;[Data.Q25]))">
            <text:p/>
          </table:table-cell>
          <table:table-cell table:style-name="ce13" table:formula="of:=IF([Data.R25]=&quot;&quot;;&quot;&quot;;CONCATENATE(&quot;,&quot;;[Data.R25]))">
            <text:p/>
          </table:table-cell>
          <table:table-cell table:style-name="ce13" table:formula="of:=IF([Data.S25]=&quot;&quot;;&quot;&quot;;CONCATENATE(&quot;,&quot;;[Data.S25]))">
            <text:p/>
          </table:table-cell>
          <table:table-cell table:style-name="ce13" table:formula="of:=IF([Data.T25]=&quot;&quot;;&quot;&quot;;CONCATENATE(&quot;,&quot;;[Data.T25]))">
            <text:p/>
          </table:table-cell>
          <table:table-cell table:number-columns-repeated="2"/>
        </table:table-row>
        <table:table-row table:style-name="ro2">
          <table:table-cell table:formula="of:=IF([Data.A26]=&quot;&quot;;[.A24];[Data.A26])" office:value-type="float" office:value="19">
            <text:p>19</text:p>
          </table:table-cell>
          <table:table-cell table:formula="of:=IF([Data.E26]=&quot;&quot;;[.B24];CONCATENATE(&quot;,&quot;;[Data.E26]))" office:value-type="string" office:string-value=",TRAINING">
            <text:p>,TRAINING</text:p>
          </table:table-cell>
          <table:table-cell table:formula="of:=IF([Data.F26]=&quot;&quot;;[.C24];CONCATENATE(&quot;,&quot;;[Data.F26]))" office:value-type="string" office:string-value=",CHARL">
            <text:p>,CHARL</text:p>
          </table:table-cell>
          <table:table-cell table:formula="of:=CONCATENATE(&quot;,&quot;;[Data.G26])" office:value-type="string" office:string-value=",LESSER">
            <text:p>,LESSER</text:p>
          </table:table-cell>
          <table:table-cell table:formula="of:=CONCATENATE(&quot;,&quot;;[Data.H26])" office:value-type="string" office:string-value=",7">
            <text:p>,7</text:p>
          </table:table-cell>
          <table:table-cell table:formula="of:=IF([Data.I26]=&quot;&quot;;&quot;&quot;;CONCATENATE(&quot;,&quot;;[Data.I26]))" office:value-type="string" office:string-value=",S42=20">
            <text:p>,S42=20</text:p>
          </table:table-cell>
          <table:table-cell table:style-name="ce13" table:formula="of:=IF([Data.J26]=&quot;&quot;;&quot;&quot;;CONCATENATE(&quot;,&quot;;[Data.J26]))" office:value-type="string" office:string-value=",S212=20">
            <text:p>,S212=20</text:p>
          </table:table-cell>
          <table:table-cell table:style-name="ce13" table:formula="of:=IF([Data.K26]=&quot;&quot;;&quot;&quot;;CONCATENATE(&quot;,&quot;;[Data.K26]))" office:value-type="string" office:string-value=",S116=20">
            <text:p>,S116=20</text:p>
          </table:table-cell>
          <table:table-cell table:style-name="ce13" table:formula="of:=IF([Data.L26]=&quot;&quot;;&quot;&quot;;CONCATENATE(&quot;,&quot;;[Data.L26]))" office:value-type="string" office:string-value=",S123=20">
            <text:p>,S123=20</text:p>
          </table:table-cell>
          <table:table-cell table:style-name="ce13" table:formula="of:=IF([Data.M26]=&quot;&quot;;&quot;&quot;;CONCATENATE(&quot;,&quot;;[Data.M26]))" office:value-type="string" office:string-value=",S198=20">
            <text:p>,S198=20</text:p>
          </table:table-cell>
          <table:table-cell table:style-name="ce13" table:formula="of:=IF([Data.N26]=&quot;&quot;;&quot;&quot;;CONCATENATE(&quot;,&quot;;[Data.N26]))" office:value-type="string" office:string-value=",S196=20">
            <text:p>,S196=20</text:p>
          </table:table-cell>
          <table:table-cell table:style-name="ce13" table:formula="of:=IF([Data.O26]=&quot;&quot;;&quot;&quot;;CONCATENATE(&quot;,&quot;;[Data.O26]))">
            <text:p/>
          </table:table-cell>
          <table:table-cell table:style-name="ce13" table:formula="of:=IF([Data.P26]=&quot;&quot;;&quot;&quot;;CONCATENATE(&quot;,&quot;;[Data.P26]))">
            <text:p/>
          </table:table-cell>
          <table:table-cell table:style-name="ce13" table:formula="of:=IF([Data.Q26]=&quot;&quot;;&quot;&quot;;CONCATENATE(&quot;,&quot;;[Data.Q26]))">
            <text:p/>
          </table:table-cell>
          <table:table-cell table:style-name="ce13" table:formula="of:=IF([Data.R26]=&quot;&quot;;&quot;&quot;;CONCATENATE(&quot;,&quot;;[Data.R26]))">
            <text:p/>
          </table:table-cell>
          <table:table-cell table:style-name="ce13" table:formula="of:=IF([Data.S26]=&quot;&quot;;&quot;&quot;;CONCATENATE(&quot;,&quot;;[Data.S26]))">
            <text:p/>
          </table:table-cell>
          <table:table-cell table:style-name="ce13" table:formula="of:=IF([Data.T26]=&quot;&quot;;&quot;&quot;;CONCATENATE(&quot;,&quot;;[Data.T26]))">
            <text:p/>
          </table:table-cell>
          <table:table-cell table:number-columns-repeated="2"/>
        </table:table-row>
        <table:table-row table:style-name="ro2">
          <table:table-cell table:formula="of:=IF([Data.A27]=&quot;&quot;;[.A25];[Data.A27])" office:value-type="float" office:value="20">
            <text:p>20</text:p>
          </table:table-cell>
          <table:table-cell table:formula="of:=IF([Data.E27]=&quot;&quot;;[.B25];CONCATENATE(&quot;,&quot;;[Data.E27]))" office:value-type="string" office:string-value=",TRAINING">
            <text:p>,TRAINING</text:p>
          </table:table-cell>
          <table:table-cell table:formula="of:=IF([Data.F27]=&quot;&quot;;[.C25];CONCATENATE(&quot;,&quot;;[Data.F27]))" office:value-type="string" office:string-value=",CHARL">
            <text:p>,CHARL</text:p>
          </table:table-cell>
          <table:table-cell table:formula="of:=CONCATENATE(&quot;,&quot;;[Data.G27])" office:value-type="string" office:string-value=",LESSER">
            <text:p>,LESSER</text:p>
          </table:table-cell>
          <table:table-cell table:formula="of:=CONCATENATE(&quot;,&quot;;[Data.H27])" office:value-type="string" office:string-value=",5">
            <text:p>,5</text:p>
          </table:table-cell>
          <table:table-cell table:formula="of:=IF([Data.I27]=&quot;&quot;;&quot;&quot;;CONCATENATE(&quot;,&quot;;[Data.I27]))" office:value-type="string" office:string-value=",RANK3=BASELIST;OPENLIST;CLOSEDLIST">
            <text:p>,RANK3=BASELIST;OPENLIST;CLOSEDLIST</text:p>
          </table:table-cell>
          <table:table-cell table:style-name="ce13" table:formula="of:=IF([Data.J27]=&quot;&quot;;&quot;&quot;;CONCATENATE(&quot;,&quot;;[Data.J27]))">
            <text:p/>
          </table:table-cell>
          <table:table-cell table:style-name="ce13" table:formula="of:=IF([Data.K27]=&quot;&quot;;&quot;&quot;;CONCATENATE(&quot;,&quot;;[Data.K27]))">
            <text:p/>
          </table:table-cell>
          <table:table-cell table:style-name="ce13" table:formula="of:=IF([Data.L27]=&quot;&quot;;&quot;&quot;;CONCATENATE(&quot;,&quot;;[Data.L27]))">
            <text:p/>
          </table:table-cell>
          <table:table-cell table:style-name="ce13" table:formula="of:=IF([Data.M27]=&quot;&quot;;&quot;&quot;;CONCATENATE(&quot;,&quot;;[Data.M27]))">
            <text:p/>
          </table:table-cell>
          <table:table-cell table:style-name="ce13" table:formula="of:=IF([Data.N27]=&quot;&quot;;&quot;&quot;;CONCATENATE(&quot;,&quot;;[Data.N27]))">
            <text:p/>
          </table:table-cell>
          <table:table-cell table:style-name="ce13" table:formula="of:=IF([Data.O27]=&quot;&quot;;&quot;&quot;;CONCATENATE(&quot;,&quot;;[Data.O27]))">
            <text:p/>
          </table:table-cell>
          <table:table-cell table:style-name="ce13" table:formula="of:=IF([Data.P27]=&quot;&quot;;&quot;&quot;;CONCATENATE(&quot;,&quot;;[Data.P27]))">
            <text:p/>
          </table:table-cell>
          <table:table-cell table:style-name="ce13" table:formula="of:=IF([Data.Q27]=&quot;&quot;;&quot;&quot;;CONCATENATE(&quot;,&quot;;[Data.Q27]))">
            <text:p/>
          </table:table-cell>
          <table:table-cell table:style-name="ce13" table:formula="of:=IF([Data.R27]=&quot;&quot;;&quot;&quot;;CONCATENATE(&quot;,&quot;;[Data.R27]))">
            <text:p/>
          </table:table-cell>
          <table:table-cell table:style-name="ce13" table:formula="of:=IF([Data.S27]=&quot;&quot;;&quot;&quot;;CONCATENATE(&quot;,&quot;;[Data.S27]))">
            <text:p/>
          </table:table-cell>
          <table:table-cell table:style-name="ce13" table:formula="of:=IF([Data.T27]=&quot;&quot;;&quot;&quot;;CONCATENATE(&quot;,&quot;;[Data.T27]))">
            <text:p/>
          </table:table-cell>
          <table:table-cell table:number-columns-repeated="2"/>
        </table:table-row>
        <table:table-row table:style-name="ro2">
          <table:table-cell table:formula="of:=IF([Data.A28]=&quot;&quot;;[.A26];[Data.A28])" office:value-type="float" office:value="20">
            <text:p>20</text:p>
          </table:table-cell>
          <table:table-cell table:formula="of:=IF([Data.E28]=&quot;&quot;;[.B26];CONCATENATE(&quot;,&quot;;[Data.E28]))" office:value-type="string" office:string-value=",TRAINING">
            <text:p>,TRAINING</text:p>
          </table:table-cell>
          <table:table-cell table:formula="of:=IF([Data.F28]=&quot;&quot;;[.C26];CONCATENATE(&quot;,&quot;;[Data.F28]))" office:value-type="string" office:string-value=",CHARL">
            <text:p>,CHARL</text:p>
          </table:table-cell>
          <table:table-cell table:formula="of:=CONCATENATE(&quot;,&quot;;[Data.G28])" office:value-type="string" office:string-value=",MINOR">
            <text:p>,MINOR</text:p>
          </table:table-cell>
          <table:table-cell table:formula="of:=CONCATENATE(&quot;,&quot;;[Data.H28])" office:value-type="string" office:string-value=",10">
            <text:p>,10</text:p>
          </table:table-cell>
          <table:table-cell table:formula="of:=IF([Data.I28]=&quot;&quot;;&quot;&quot;;CONCATENATE(&quot;,&quot;;[Data.I28]))" office:value-type="string" office:string-value=",RANK10=BASELIST;OPENLIST;CLOSEDLIST">
            <text:p>,RANK10=BASELIST;OPENLIST;CLOSEDLIST</text:p>
          </table:table-cell>
          <table:table-cell table:style-name="ce13" table:formula="of:=IF([Data.J28]=&quot;&quot;;&quot;&quot;;CONCATENATE(&quot;,&quot;;[Data.J28]))">
            <text:p/>
          </table:table-cell>
          <table:table-cell table:style-name="ce13" table:formula="of:=IF([Data.K28]=&quot;&quot;;&quot;&quot;;CONCATENATE(&quot;,&quot;;[Data.K28]))">
            <text:p/>
          </table:table-cell>
          <table:table-cell table:style-name="ce13" table:formula="of:=IF([Data.L28]=&quot;&quot;;&quot;&quot;;CONCATENATE(&quot;,&quot;;[Data.L28]))">
            <text:p/>
          </table:table-cell>
          <table:table-cell table:style-name="ce13" table:formula="of:=IF([Data.M28]=&quot;&quot;;&quot;&quot;;CONCATENATE(&quot;,&quot;;[Data.M28]))">
            <text:p/>
          </table:table-cell>
          <table:table-cell table:style-name="ce13" table:formula="of:=IF([Data.N28]=&quot;&quot;;&quot;&quot;;CONCATENATE(&quot;,&quot;;[Data.N28]))">
            <text:p/>
          </table:table-cell>
          <table:table-cell table:style-name="ce13" table:formula="of:=IF([Data.O28]=&quot;&quot;;&quot;&quot;;CONCATENATE(&quot;,&quot;;[Data.O28]))">
            <text:p/>
          </table:table-cell>
          <table:table-cell table:style-name="ce13" table:formula="of:=IF([Data.P28]=&quot;&quot;;&quot;&quot;;CONCATENATE(&quot;,&quot;;[Data.P28]))">
            <text:p/>
          </table:table-cell>
          <table:table-cell table:style-name="ce13" table:formula="of:=IF([Data.Q28]=&quot;&quot;;&quot;&quot;;CONCATENATE(&quot;,&quot;;[Data.Q28]))">
            <text:p/>
          </table:table-cell>
          <table:table-cell table:style-name="ce13" table:formula="of:=IF([Data.R28]=&quot;&quot;;&quot;&quot;;CONCATENATE(&quot;,&quot;;[Data.R28]))">
            <text:p/>
          </table:table-cell>
          <table:table-cell table:style-name="ce13" table:formula="of:=IF([Data.S28]=&quot;&quot;;&quot;&quot;;CONCATENATE(&quot;,&quot;;[Data.S28]))">
            <text:p/>
          </table:table-cell>
          <table:table-cell table:style-name="ce13" table:formula="of:=IF([Data.T28]=&quot;&quot;;&quot;&quot;;CONCATENATE(&quot;,&quot;;[Data.T28]))">
            <text:p/>
          </table:table-cell>
          <table:table-cell table:number-columns-repeated="2"/>
        </table:table-row>
        <table:table-row table:style-name="ro2">
          <table:table-cell table:formula="of:=IF([Data.A29]=&quot;&quot;;[.A27];[Data.A29])" office:value-type="float" office:value="20">
            <text:p>20</text:p>
          </table:table-cell>
          <table:table-cell table:formula="of:=IF([Data.E29]=&quot;&quot;;[.B27];CONCATENATE(&quot;,&quot;;[Data.E29]))" office:value-type="string" office:string-value=",TRAINING">
            <text:p>,TRAINING</text:p>
          </table:table-cell>
          <table:table-cell table:formula="of:=IF([Data.F29]=&quot;&quot;;[.C27];CONCATENATE(&quot;,&quot;;[Data.F29]))" office:value-type="string" office:string-value=",CHARL">
            <text:p>,CHARL</text:p>
          </table:table-cell>
          <table:table-cell table:formula="of:=CONCATENATE(&quot;,&quot;;[Data.G29])" office:value-type="string" office:string-value=",MAJOR">
            <text:p>,MAJOR</text:p>
          </table:table-cell>
          <table:table-cell table:formula="of:=CONCATENATE(&quot;,&quot;;[Data.H29])" office:value-type="string" office:string-value=",20">
            <text:p>,20</text:p>
          </table:table-cell>
          <table:table-cell table:formula="of:=IF([Data.I29]=&quot;&quot;;&quot;&quot;;CONCATENATE(&quot;,&quot;;[Data.I29]))" office:value-type="string" office:string-value=",RANK25=BASELIST;OPENLIST;CLOSEDLIST">
            <text:p>,RANK25=BASELIST;OPENLIST;CLOSEDLIST</text:p>
          </table:table-cell>
          <table:table-cell table:style-name="ce13" table:formula="of:=IF([Data.J29]=&quot;&quot;;&quot;&quot;;CONCATENATE(&quot;,&quot;;[Data.J29]))">
            <text:p/>
          </table:table-cell>
          <table:table-cell table:style-name="ce13" table:formula="of:=IF([Data.K29]=&quot;&quot;;&quot;&quot;;CONCATENATE(&quot;,&quot;;[Data.K29]))">
            <text:p/>
          </table:table-cell>
          <table:table-cell table:style-name="ce13" table:formula="of:=IF([Data.L29]=&quot;&quot;;&quot;&quot;;CONCATENATE(&quot;,&quot;;[Data.L29]))">
            <text:p/>
          </table:table-cell>
          <table:table-cell table:style-name="ce13" table:formula="of:=IF([Data.M29]=&quot;&quot;;&quot;&quot;;CONCATENATE(&quot;,&quot;;[Data.M29]))">
            <text:p/>
          </table:table-cell>
          <table:table-cell table:style-name="ce13" table:formula="of:=IF([Data.N29]=&quot;&quot;;&quot;&quot;;CONCATENATE(&quot;,&quot;;[Data.N29]))">
            <text:p/>
          </table:table-cell>
          <table:table-cell table:style-name="ce13" table:formula="of:=IF([Data.O29]=&quot;&quot;;&quot;&quot;;CONCATENATE(&quot;,&quot;;[Data.O29]))">
            <text:p/>
          </table:table-cell>
          <table:table-cell table:style-name="ce13" table:formula="of:=IF([Data.P29]=&quot;&quot;;&quot;&quot;;CONCATENATE(&quot;,&quot;;[Data.P29]))">
            <text:p/>
          </table:table-cell>
          <table:table-cell table:style-name="ce13" table:formula="of:=IF([Data.Q29]=&quot;&quot;;&quot;&quot;;CONCATENATE(&quot;,&quot;;[Data.Q29]))">
            <text:p/>
          </table:table-cell>
          <table:table-cell table:style-name="ce13" table:formula="of:=IF([Data.R29]=&quot;&quot;;&quot;&quot;;CONCATENATE(&quot;,&quot;;[Data.R29]))">
            <text:p/>
          </table:table-cell>
          <table:table-cell table:style-name="ce13" table:formula="of:=IF([Data.S29]=&quot;&quot;;&quot;&quot;;CONCATENATE(&quot;,&quot;;[Data.S29]))">
            <text:p/>
          </table:table-cell>
          <table:table-cell table:style-name="ce13" table:formula="of:=IF([Data.T29]=&quot;&quot;;&quot;&quot;;CONCATENATE(&quot;,&quot;;[Data.T29]))">
            <text:p/>
          </table:table-cell>
          <table:table-cell table:number-columns-repeated="2"/>
        </table:table-row>
        <table:table-row table:style-name="ro2">
          <table:table-cell table:formula="of:=IF([Data.A30]=&quot;&quot;;[.A28];[Data.A30])" office:value-type="float" office:value="20">
            <text:p>20</text:p>
          </table:table-cell>
          <table:table-cell table:formula="of:=IF([Data.E30]=&quot;&quot;;[.B28];CONCATENATE(&quot;,&quot;;[Data.E30]))" office:value-type="string" office:string-value=",TRAINING">
            <text:p>,TRAINING</text:p>
          </table:table-cell>
          <table:table-cell table:formula="of:=IF([Data.F30]=&quot;&quot;;[.C28];CONCATENATE(&quot;,&quot;;[Data.F30]))" office:value-type="string" office:string-value=",CHARL">
            <text:p>,CHARL</text:p>
          </table:table-cell>
          <table:table-cell table:formula="of:=CONCATENATE(&quot;,&quot;;[Data.G30])" office:value-type="string" office:string-value=",GREATER">
            <text:p>,GREATER</text:p>
          </table:table-cell>
          <table:table-cell table:formula="of:=CONCATENATE(&quot;,&quot;;[Data.H30])" office:value-type="string" office:string-value=",30">
            <text:p>,30</text:p>
          </table:table-cell>
          <table:table-cell table:formula="of:=IF([Data.I30]=&quot;&quot;;&quot;&quot;;CONCATENATE(&quot;,&quot;;[Data.I30]))" office:value-type="string" office:string-value=",RANK50=BASELIST;OPENLIST;CLOSEDLIST">
            <text:p>,RANK50=BASELIST;OPENLIST;CLOSEDLIST</text:p>
          </table:table-cell>
          <table:table-cell table:style-name="ce13" table:formula="of:=IF([Data.J30]=&quot;&quot;;&quot;&quot;;CONCATENATE(&quot;,&quot;;[Data.J30]))">
            <text:p/>
          </table:table-cell>
          <table:table-cell table:style-name="ce13" table:formula="of:=IF([Data.K30]=&quot;&quot;;&quot;&quot;;CONCATENATE(&quot;,&quot;;[Data.K30]))">
            <text:p/>
          </table:table-cell>
          <table:table-cell table:style-name="ce13" table:formula="of:=IF([Data.L30]=&quot;&quot;;&quot;&quot;;CONCATENATE(&quot;,&quot;;[Data.L30]))">
            <text:p/>
          </table:table-cell>
          <table:table-cell table:style-name="ce13" table:formula="of:=IF([Data.M30]=&quot;&quot;;&quot;&quot;;CONCATENATE(&quot;,&quot;;[Data.M30]))">
            <text:p/>
          </table:table-cell>
          <table:table-cell table:style-name="ce13" table:formula="of:=IF([Data.N30]=&quot;&quot;;&quot;&quot;;CONCATENATE(&quot;,&quot;;[Data.N30]))">
            <text:p/>
          </table:table-cell>
          <table:table-cell table:style-name="ce13" table:formula="of:=IF([Data.O30]=&quot;&quot;;&quot;&quot;;CONCATENATE(&quot;,&quot;;[Data.O30]))">
            <text:p/>
          </table:table-cell>
          <table:table-cell table:style-name="ce13" table:formula="of:=IF([Data.P30]=&quot;&quot;;&quot;&quot;;CONCATENATE(&quot;,&quot;;[Data.P30]))">
            <text:p/>
          </table:table-cell>
          <table:table-cell table:style-name="ce13" table:formula="of:=IF([Data.Q30]=&quot;&quot;;&quot;&quot;;CONCATENATE(&quot;,&quot;;[Data.Q30]))">
            <text:p/>
          </table:table-cell>
          <table:table-cell table:style-name="ce13" table:formula="of:=IF([Data.R30]=&quot;&quot;;&quot;&quot;;CONCATENATE(&quot;,&quot;;[Data.R30]))">
            <text:p/>
          </table:table-cell>
          <table:table-cell table:style-name="ce13" table:formula="of:=IF([Data.S30]=&quot;&quot;;&quot;&quot;;CONCATENATE(&quot;,&quot;;[Data.S30]))">
            <text:p/>
          </table:table-cell>
          <table:table-cell table:style-name="ce13" table:formula="of:=IF([Data.T30]=&quot;&quot;;&quot;&quot;;CONCATENATE(&quot;,&quot;;[Data.T30]))">
            <text:p/>
          </table:table-cell>
          <table:table-cell table:number-columns-repeated="2"/>
        </table:table-row>
        <table:table-row table:style-name="ro2">
          <table:table-cell table:formula="of:=IF([Data.A31]=&quot;&quot;;[.A29];[Data.A31])" office:value-type="float" office:value="21">
            <text:p>21</text:p>
          </table:table-cell>
          <table:table-cell table:formula="of:=IF([Data.E31]=&quot;&quot;;[.B29];CONCATENATE(&quot;,&quot;;[Data.E31]))" office:value-type="string" office:string-value=",TRAINING">
            <text:p>,TRAINING</text:p>
          </table:table-cell>
          <table:table-cell table:formula="of:=IF([Data.F31]=&quot;&quot;;[.C29];CONCATENATE(&quot;,&quot;;[Data.F31]))" office:value-type="string" office:string-value=",CHARL">
            <text:p>,CHARL</text:p>
          </table:table-cell>
          <table:table-cell table:formula="of:=CONCATENATE(&quot;,&quot;;[Data.G31])" office:value-type="string" office:string-value=",MINOR">
            <text:p>,MINOR</text:p>
          </table:table-cell>
          <table:table-cell table:formula="of:=CONCATENATE(&quot;,&quot;;[Data.H31])" office:value-type="string" office:string-value=",10">
            <text:p>,10</text:p>
          </table:table-cell>
          <table:table-cell table:formula="of:=IF([Data.I31]=&quot;&quot;;&quot;&quot;;CONCATENATE(&quot;,&quot;;[Data.I31]))" office:value-type="string" office:string-value=",C27=10">
            <text:p>,C27=10</text:p>
          </table:table-cell>
          <table:table-cell table:style-name="ce13" table:formula="of:=IF([Data.J31]=&quot;&quot;;&quot;&quot;;CONCATENATE(&quot;,&quot;;[Data.J31]))" office:value-type="string" office:string-value=",C28=10">
            <text:p>,C28=10</text:p>
          </table:table-cell>
          <table:table-cell table:style-name="ce13" table:formula="of:=IF([Data.K31]=&quot;&quot;;&quot;&quot;;CONCATENATE(&quot;,&quot;;[Data.K31]))" office:value-type="string" office:string-value=",C29=10">
            <text:p>,C29=10</text:p>
          </table:table-cell>
          <table:table-cell table:style-name="ce13" table:formula="of:=IF([Data.L31]=&quot;&quot;;&quot;&quot;;CONCATENATE(&quot;,&quot;;[Data.L31]))" office:value-type="string" office:string-value=",C30=10">
            <text:p>,C30=10</text:p>
          </table:table-cell>
          <table:table-cell table:style-name="ce13" table:formula="of:=IF([Data.M31]=&quot;&quot;;&quot;&quot;;CONCATENATE(&quot;,&quot;;[Data.M31]))" office:value-type="string" office:string-value=",C31=10">
            <text:p>,C31=10</text:p>
          </table:table-cell>
          <table:table-cell table:style-name="ce13" table:formula="of:=IF([Data.N31]=&quot;&quot;;&quot;&quot;;CONCATENATE(&quot;,&quot;;[Data.N31]))" office:value-type="string" office:string-value=",C32=10">
            <text:p>,C32=10</text:p>
          </table:table-cell>
          <table:table-cell table:style-name="ce13" table:formula="of:=IF([Data.O31]=&quot;&quot;;&quot;&quot;;CONCATENATE(&quot;,&quot;;[Data.O31]))" office:value-type="string" office:string-value=",C33=10">
            <text:p>,C33=10</text:p>
          </table:table-cell>
          <table:table-cell table:style-name="ce13" table:formula="of:=IF([Data.P31]=&quot;&quot;;&quot;&quot;;CONCATENATE(&quot;,&quot;;[Data.P31]))">
            <text:p/>
          </table:table-cell>
          <table:table-cell table:style-name="ce13" table:formula="of:=IF([Data.Q31]=&quot;&quot;;&quot;&quot;;CONCATENATE(&quot;,&quot;;[Data.Q31]))">
            <text:p/>
          </table:table-cell>
          <table:table-cell table:style-name="ce13" table:formula="of:=IF([Data.R31]=&quot;&quot;;&quot;&quot;;CONCATENATE(&quot;,&quot;;[Data.R31]))">
            <text:p/>
          </table:table-cell>
          <table:table-cell table:style-name="ce13" table:formula="of:=IF([Data.S31]=&quot;&quot;;&quot;&quot;;CONCATENATE(&quot;,&quot;;[Data.S31]))">
            <text:p/>
          </table:table-cell>
          <table:table-cell table:style-name="ce13" table:formula="of:=IF([Data.T31]=&quot;&quot;;&quot;&quot;;CONCATENATE(&quot;,&quot;;[Data.T31]))">
            <text:p/>
          </table:table-cell>
          <table:table-cell table:number-columns-repeated="2"/>
        </table:table-row>
        <table:table-row table:style-name="ro2">
          <table:table-cell table:formula="of:=IF([Data.A32]=&quot;&quot;;[.A30];[Data.A32])" office:value-type="float" office:value="21">
            <text:p>21</text:p>
          </table:table-cell>
          <table:table-cell table:formula="of:=IF([Data.E32]=&quot;&quot;;[.B30];CONCATENATE(&quot;,&quot;;[Data.E32]))" office:value-type="string" office:string-value=",TRAINING">
            <text:p>,TRAINING</text:p>
          </table:table-cell>
          <table:table-cell table:formula="of:=IF([Data.F32]=&quot;&quot;;[.C30];CONCATENATE(&quot;,&quot;;[Data.F32]))" office:value-type="string" office:string-value=",CHARL">
            <text:p>,CHARL</text:p>
          </table:table-cell>
          <table:table-cell table:formula="of:=CONCATENATE(&quot;,&quot;;[Data.G32])" office:value-type="string" office:string-value=",MAJOR">
            <text:p>,MAJOR</text:p>
          </table:table-cell>
          <table:table-cell table:formula="of:=CONCATENATE(&quot;,&quot;;[Data.H32])" office:value-type="string" office:string-value=",20">
            <text:p>,20</text:p>
          </table:table-cell>
          <table:table-cell table:formula="of:=IF([Data.I32]=&quot;&quot;;&quot;&quot;;CONCATENATE(&quot;,&quot;;[Data.I32]))" office:value-type="string" office:string-value=",C27=20">
            <text:p>,C27=20</text:p>
          </table:table-cell>
          <table:table-cell table:style-name="ce13" table:formula="of:=IF([Data.J32]=&quot;&quot;;&quot;&quot;;CONCATENATE(&quot;,&quot;;[Data.J32]))" office:value-type="string" office:string-value=",C28=20">
            <text:p>,C28=20</text:p>
          </table:table-cell>
          <table:table-cell table:style-name="ce13" table:formula="of:=IF([Data.K32]=&quot;&quot;;&quot;&quot;;CONCATENATE(&quot;,&quot;;[Data.K32]))" office:value-type="string" office:string-value=",C29=20">
            <text:p>,C29=20</text:p>
          </table:table-cell>
          <table:table-cell table:style-name="ce13" table:formula="of:=IF([Data.L32]=&quot;&quot;;&quot;&quot;;CONCATENATE(&quot;,&quot;;[Data.L32]))" office:value-type="string" office:string-value=",C30=20">
            <text:p>,C30=20</text:p>
          </table:table-cell>
          <table:table-cell table:style-name="ce13" table:formula="of:=IF([Data.M32]=&quot;&quot;;&quot;&quot;;CONCATENATE(&quot;,&quot;;[Data.M32]))" office:value-type="string" office:string-value=",C31=20">
            <text:p>,C31=20</text:p>
          </table:table-cell>
          <table:table-cell table:style-name="ce13" table:formula="of:=IF([Data.N32]=&quot;&quot;;&quot;&quot;;CONCATENATE(&quot;,&quot;;[Data.N32]))" office:value-type="string" office:string-value=",C32=20">
            <text:p>,C32=20</text:p>
          </table:table-cell>
          <table:table-cell table:style-name="ce13" table:formula="of:=IF([Data.O32]=&quot;&quot;;&quot;&quot;;CONCATENATE(&quot;,&quot;;[Data.O32]))" office:value-type="string" office:string-value=",C33=20">
            <text:p>,C33=20</text:p>
          </table:table-cell>
          <table:table-cell table:style-name="ce13" table:formula="of:=IF([Data.P32]=&quot;&quot;;&quot;&quot;;CONCATENATE(&quot;,&quot;;[Data.P32]))">
            <text:p/>
          </table:table-cell>
          <table:table-cell table:style-name="ce13" table:formula="of:=IF([Data.Q32]=&quot;&quot;;&quot;&quot;;CONCATENATE(&quot;,&quot;;[Data.Q32]))">
            <text:p/>
          </table:table-cell>
          <table:table-cell table:style-name="ce13" table:formula="of:=IF([Data.R32]=&quot;&quot;;&quot;&quot;;CONCATENATE(&quot;,&quot;;[Data.R32]))">
            <text:p/>
          </table:table-cell>
          <table:table-cell table:style-name="ce13" table:formula="of:=IF([Data.S32]=&quot;&quot;;&quot;&quot;;CONCATENATE(&quot;,&quot;;[Data.S32]))">
            <text:p/>
          </table:table-cell>
          <table:table-cell table:style-name="ce13" table:formula="of:=IF([Data.T32]=&quot;&quot;;&quot;&quot;;CONCATENATE(&quot;,&quot;;[Data.T32]))">
            <text:p/>
          </table:table-cell>
          <table:table-cell table:number-columns-repeated="2"/>
        </table:table-row>
        <table:table-row table:style-name="ro2">
          <table:table-cell table:formula="of:=IF([Data.A33]=&quot;&quot;;[.A31];[Data.A33])" office:value-type="float" office:value="21">
            <text:p>21</text:p>
          </table:table-cell>
          <table:table-cell table:formula="of:=IF([Data.E33]=&quot;&quot;;[.B31];CONCATENATE(&quot;,&quot;;[Data.E33]))" office:value-type="string" office:string-value=",TRAINING">
            <text:p>,TRAINING</text:p>
          </table:table-cell>
          <table:table-cell table:formula="of:=IF([Data.F33]=&quot;&quot;;[.C31];CONCATENATE(&quot;,&quot;;[Data.F33]))" office:value-type="string" office:string-value=",CHARL">
            <text:p>,CHARL</text:p>
          </table:table-cell>
          <table:table-cell table:formula="of:=CONCATENATE(&quot;,&quot;;[Data.G33])" office:value-type="string" office:string-value=",GREATER">
            <text:p>,GREATER</text:p>
          </table:table-cell>
          <table:table-cell table:formula="of:=CONCATENATE(&quot;,&quot;;[Data.H33])" office:value-type="string" office:string-value=",30">
            <text:p>,30</text:p>
          </table:table-cell>
          <table:table-cell table:formula="of:=IF([Data.I33]=&quot;&quot;;&quot;&quot;;CONCATENATE(&quot;,&quot;;[Data.I33]))" office:value-type="string" office:string-value=",C27=30">
            <text:p>,C27=30</text:p>
          </table:table-cell>
          <table:table-cell table:style-name="ce13" table:formula="of:=IF([Data.J33]=&quot;&quot;;&quot;&quot;;CONCATENATE(&quot;,&quot;;[Data.J33]))" office:value-type="string" office:string-value=",C28=30">
            <text:p>,C28=30</text:p>
          </table:table-cell>
          <table:table-cell table:style-name="ce13" table:formula="of:=IF([Data.K33]=&quot;&quot;;&quot;&quot;;CONCATENATE(&quot;,&quot;;[Data.K33]))" office:value-type="string" office:string-value=",C29=30">
            <text:p>,C29=30</text:p>
          </table:table-cell>
          <table:table-cell table:style-name="ce13" table:formula="of:=IF([Data.L33]=&quot;&quot;;&quot;&quot;;CONCATENATE(&quot;,&quot;;[Data.L33]))" office:value-type="string" office:string-value=",C30=30">
            <text:p>,C30=30</text:p>
          </table:table-cell>
          <table:table-cell table:style-name="ce13" table:formula="of:=IF([Data.M33]=&quot;&quot;;&quot;&quot;;CONCATENATE(&quot;,&quot;;[Data.M33]))" office:value-type="string" office:string-value=",C31=30">
            <text:p>,C31=30</text:p>
          </table:table-cell>
          <table:table-cell table:style-name="ce13" table:formula="of:=IF([Data.N33]=&quot;&quot;;&quot;&quot;;CONCATENATE(&quot;,&quot;;[Data.N33]))" office:value-type="string" office:string-value=",C32=30">
            <text:p>,C32=30</text:p>
          </table:table-cell>
          <table:table-cell table:style-name="ce13" table:formula="of:=IF([Data.O33]=&quot;&quot;;&quot;&quot;;CONCATENATE(&quot;,&quot;;[Data.O33]))" office:value-type="string" office:string-value=",C33=30">
            <text:p>,C33=30</text:p>
          </table:table-cell>
          <table:table-cell table:style-name="ce13" table:formula="of:=IF([Data.P33]=&quot;&quot;;&quot;&quot;;CONCATENATE(&quot;,&quot;;[Data.P33]))">
            <text:p/>
          </table:table-cell>
          <table:table-cell table:style-name="ce13" table:formula="of:=IF([Data.Q33]=&quot;&quot;;&quot;&quot;;CONCATENATE(&quot;,&quot;;[Data.Q33]))">
            <text:p/>
          </table:table-cell>
          <table:table-cell table:style-name="ce13" table:formula="of:=IF([Data.R33]=&quot;&quot;;&quot;&quot;;CONCATENATE(&quot;,&quot;;[Data.R33]))">
            <text:p/>
          </table:table-cell>
          <table:table-cell table:style-name="ce13" table:formula="of:=IF([Data.S33]=&quot;&quot;;&quot;&quot;;CONCATENATE(&quot;,&quot;;[Data.S33]))">
            <text:p/>
          </table:table-cell>
          <table:table-cell table:style-name="ce13" table:formula="of:=IF([Data.T33]=&quot;&quot;;&quot;&quot;;CONCATENATE(&quot;,&quot;;[Data.T33]))">
            <text:p/>
          </table:table-cell>
          <table:table-cell table:number-columns-repeated="2"/>
        </table:table-row>
        <table:table-row table:style-name="ro2">
          <table:table-cell table:formula="of:=IF([Data.A34]=&quot;&quot;;[.A32];[Data.A34])" office:value-type="float" office:value="22">
            <text:p>22</text:p>
          </table:table-cell>
          <table:table-cell table:formula="of:=IF([Data.E34]=&quot;&quot;;[.B32];CONCATENATE(&quot;,&quot;;[Data.E34]))" office:value-type="string" office:string-value=",TRAINING">
            <text:p>,TRAINING</text:p>
          </table:table-cell>
          <table:table-cell table:formula="of:=IF([Data.F34]=&quot;&quot;;[.C32];CONCATENATE(&quot;,&quot;;[Data.F34]))" office:value-type="string" office:string-value=",CHARL">
            <text:p>,CHARL</text:p>
          </table:table-cell>
          <table:table-cell table:formula="of:=CONCATENATE(&quot;,&quot;;[Data.G34])" office:value-type="string" office:string-value=",MINOR">
            <text:p>,MINOR</text:p>
          </table:table-cell>
          <table:table-cell table:formula="of:=CONCATENATE(&quot;,&quot;;[Data.H34])" office:value-type="string" office:string-value=",10">
            <text:p>,10</text:p>
          </table:table-cell>
          <table:table-cell table:formula="of:=IF([Data.I34]=&quot;&quot;;&quot;&quot;;CONCATENATE(&quot;,&quot;;[Data.I34]))" office:value-type="string" office:string-value=",CHOOSE1=C27;C28;C29;C30;C31;C32;C33=EVERYMAN">
            <text:p>,CHOOSE1=C27;C28;C29;C30;C31;C32;C33=EVERYMAN</text:p>
          </table:table-cell>
          <table:table-cell table:style-name="ce13" table:formula="of:=IF([Data.J34]=&quot;&quot;;&quot;&quot;;CONCATENATE(&quot;,&quot;;[Data.J34]))">
            <text:p/>
          </table:table-cell>
          <table:table-cell table:style-name="ce13" table:formula="of:=IF([Data.K34]=&quot;&quot;;&quot;&quot;;CONCATENATE(&quot;,&quot;;[Data.K34]))">
            <text:p/>
          </table:table-cell>
          <table:table-cell table:style-name="ce13" table:formula="of:=IF([Data.L34]=&quot;&quot;;&quot;&quot;;CONCATENATE(&quot;,&quot;;[Data.L34]))">
            <text:p/>
          </table:table-cell>
          <table:table-cell table:style-name="ce13" table:formula="of:=IF([Data.M34]=&quot;&quot;;&quot;&quot;;CONCATENATE(&quot;,&quot;;[Data.M34]))">
            <text:p/>
          </table:table-cell>
          <table:table-cell table:style-name="ce13" table:formula="of:=IF([Data.N34]=&quot;&quot;;&quot;&quot;;CONCATENATE(&quot;,&quot;;[Data.N34]))">
            <text:p/>
          </table:table-cell>
          <table:table-cell table:style-name="ce13" table:formula="of:=IF([Data.O34]=&quot;&quot;;&quot;&quot;;CONCATENATE(&quot;,&quot;;[Data.O34]))">
            <text:p/>
          </table:table-cell>
          <table:table-cell table:style-name="ce13" table:formula="of:=IF([Data.P34]=&quot;&quot;;&quot;&quot;;CONCATENATE(&quot;,&quot;;[Data.P34]))">
            <text:p/>
          </table:table-cell>
          <table:table-cell table:style-name="ce13" table:formula="of:=IF([Data.Q34]=&quot;&quot;;&quot;&quot;;CONCATENATE(&quot;,&quot;;[Data.Q34]))">
            <text:p/>
          </table:table-cell>
          <table:table-cell table:style-name="ce13" table:formula="of:=IF([Data.R34]=&quot;&quot;;&quot;&quot;;CONCATENATE(&quot;,&quot;;[Data.R34]))">
            <text:p/>
          </table:table-cell>
          <table:table-cell table:style-name="ce13" table:formula="of:=IF([Data.S34]=&quot;&quot;;&quot;&quot;;CONCATENATE(&quot;,&quot;;[Data.S34]))">
            <text:p/>
          </table:table-cell>
          <table:table-cell table:style-name="ce13" table:formula="of:=IF([Data.T34]=&quot;&quot;;&quot;&quot;;CONCATENATE(&quot;,&quot;;[Data.T34]))">
            <text:p/>
          </table:table-cell>
          <table:table-cell table:number-columns-repeated="2"/>
        </table:table-row>
        <table:table-row table:style-name="ro2">
          <table:table-cell table:formula="of:=IF([Data.A35]=&quot;&quot;;[.A33];[Data.A35])" office:value-type="float" office:value="22">
            <text:p>22</text:p>
          </table:table-cell>
          <table:table-cell table:formula="of:=IF([Data.E35]=&quot;&quot;;[.B33];CONCATENATE(&quot;,&quot;;[Data.E35]))" office:value-type="string" office:string-value=",TRAINING">
            <text:p>,TRAINING</text:p>
          </table:table-cell>
          <table:table-cell table:formula="of:=IF([Data.F35]=&quot;&quot;;[.C33];CONCATENATE(&quot;,&quot;;[Data.F35]))" office:value-type="string" office:string-value=",CHARL">
            <text:p>,CHARL</text:p>
          </table:table-cell>
          <table:table-cell table:formula="of:=CONCATENATE(&quot;,&quot;;[Data.G35])" office:value-type="string" office:string-value=",MAJOR">
            <text:p>,MAJOR</text:p>
          </table:table-cell>
          <table:table-cell table:formula="of:=CONCATENATE(&quot;,&quot;;[Data.H35])" office:value-type="string" office:string-value=",15">
            <text:p>,15</text:p>
          </table:table-cell>
          <table:table-cell table:formula="of:=IF([Data.I35]=&quot;&quot;;&quot;&quot;;CONCATENATE(&quot;,&quot;;[Data.I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3" table:formula="of:=IF([Data.J35]=&quot;&quot;;&quot;&quot;;CONCATENATE(&quot;,&quot;;[Data.J35]))">
            <text:p/>
          </table:table-cell>
          <table:table-cell table:style-name="ce13" table:formula="of:=IF([Data.K35]=&quot;&quot;;&quot;&quot;;CONCATENATE(&quot;,&quot;;[Data.K35]))">
            <text:p/>
          </table:table-cell>
          <table:table-cell table:style-name="ce13" table:formula="of:=IF([Data.L35]=&quot;&quot;;&quot;&quot;;CONCATENATE(&quot;,&quot;;[Data.L35]))">
            <text:p/>
          </table:table-cell>
          <table:table-cell table:style-name="ce13" table:formula="of:=IF([Data.M35]=&quot;&quot;;&quot;&quot;;CONCATENATE(&quot;,&quot;;[Data.M35]))">
            <text:p/>
          </table:table-cell>
          <table:table-cell table:style-name="ce13" table:formula="of:=IF([Data.N35]=&quot;&quot;;&quot;&quot;;CONCATENATE(&quot;,&quot;;[Data.N35]))">
            <text:p/>
          </table:table-cell>
          <table:table-cell table:style-name="ce13" table:formula="of:=IF([Data.O35]=&quot;&quot;;&quot;&quot;;CONCATENATE(&quot;,&quot;;[Data.O35]))">
            <text:p/>
          </table:table-cell>
          <table:table-cell table:style-name="ce13" table:formula="of:=IF([Data.P35]=&quot;&quot;;&quot;&quot;;CONCATENATE(&quot;,&quot;;[Data.P35]))">
            <text:p/>
          </table:table-cell>
          <table:table-cell table:style-name="ce13" table:formula="of:=IF([Data.Q35]=&quot;&quot;;&quot;&quot;;CONCATENATE(&quot;,&quot;;[Data.Q35]))">
            <text:p/>
          </table:table-cell>
          <table:table-cell table:style-name="ce13" table:formula="of:=IF([Data.R35]=&quot;&quot;;&quot;&quot;;CONCATENATE(&quot;,&quot;;[Data.R35]))">
            <text:p/>
          </table:table-cell>
          <table:table-cell table:style-name="ce13" table:formula="of:=IF([Data.S35]=&quot;&quot;;&quot;&quot;;CONCATENATE(&quot;,&quot;;[Data.S35]))">
            <text:p/>
          </table:table-cell>
          <table:table-cell table:style-name="ce13" table:formula="of:=IF([Data.T35]=&quot;&quot;;&quot;&quot;;CONCATENATE(&quot;,&quot;;[Data.T35]))">
            <text:p/>
          </table:table-cell>
          <table:table-cell table:number-columns-repeated="2"/>
        </table:table-row>
        <table:table-row table:style-name="ro2">
          <table:table-cell table:formula="of:=IF([Data.A36]=&quot;&quot;;[.A34];[Data.A36])" office:value-type="float" office:value="23">
            <text:p>23</text:p>
          </table:table-cell>
          <table:table-cell table:formula="of:=IF([Data.E36]=&quot;&quot;;[.B34];CONCATENATE(&quot;,&quot;;[Data.E36]))" office:value-type="string" office:string-value=",TRAINING">
            <text:p>,TRAINING</text:p>
          </table:table-cell>
          <table:table-cell table:formula="of:=IF([Data.F36]=&quot;&quot;;[.C34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GREATER">
            <text:p>,GREATER</text:p>
          </table:table-cell>
          <table:table-cell table:formula="of:=CONCATENATE(&quot;,&quot;;[Data.H36])" office:value-type="string" office:string-value=",12">
            <text:p>,12</text:p>
          </table:table-cell>
          <table:table-cell table:formula="of:=IF([Data.I36]=&quot;&quot;;&quot;&quot;;CONCATENATE(&quot;,&quot;;[Data.I36]))" office:value-type="string" office:string-value=",DESCR">
            <text:p>,DESCR</text:p>
          </table:table-cell>
          <table:table-cell table:style-name="ce13" table:formula="of:=IF([Data.J36]=&quot;&quot;;&quot;&quot;;CONCATENATE(&quot;,&quot;;[Data.J36]))">
            <text:p/>
          </table:table-cell>
          <table:table-cell table:style-name="ce13" table:formula="of:=IF([Data.K36]=&quot;&quot;;&quot;&quot;;CONCATENATE(&quot;,&quot;;[Data.K36]))">
            <text:p/>
          </table:table-cell>
          <table:table-cell table:style-name="ce13" table:formula="of:=IF([Data.L36]=&quot;&quot;;&quot;&quot;;CONCATENATE(&quot;,&quot;;[Data.L36]))">
            <text:p/>
          </table:table-cell>
          <table:table-cell table:style-name="ce13" table:formula="of:=IF([Data.M36]=&quot;&quot;;&quot;&quot;;CONCATENATE(&quot;,&quot;;[Data.M36]))">
            <text:p/>
          </table:table-cell>
          <table:table-cell table:style-name="ce13" table:formula="of:=IF([Data.N36]=&quot;&quot;;&quot;&quot;;CONCATENATE(&quot;,&quot;;[Data.N36]))">
            <text:p/>
          </table:table-cell>
          <table:table-cell table:style-name="ce13" table:formula="of:=IF([Data.O36]=&quot;&quot;;&quot;&quot;;CONCATENATE(&quot;,&quot;;[Data.O36]))">
            <text:p/>
          </table:table-cell>
          <table:table-cell table:style-name="ce13" table:formula="of:=IF([Data.P36]=&quot;&quot;;&quot;&quot;;CONCATENATE(&quot;,&quot;;[Data.P36]))">
            <text:p/>
          </table:table-cell>
          <table:table-cell table:style-name="ce13" table:formula="of:=IF([Data.Q36]=&quot;&quot;;&quot;&quot;;CONCATENATE(&quot;,&quot;;[Data.Q36]))">
            <text:p/>
          </table:table-cell>
          <table:table-cell table:style-name="ce13" table:formula="of:=IF([Data.R36]=&quot;&quot;;&quot;&quot;;CONCATENATE(&quot;,&quot;;[Data.R36]))">
            <text:p/>
          </table:table-cell>
          <table:table-cell table:style-name="ce13" table:formula="of:=IF([Data.S36]=&quot;&quot;;&quot;&quot;;CONCATENATE(&quot;,&quot;;[Data.S36]))">
            <text:p/>
          </table:table-cell>
          <table:table-cell table:style-name="ce13" table:formula="of:=IF([Data.T36]=&quot;&quot;;&quot;&quot;;CONCATENATE(&quot;,&quot;;[Data.T36]))">
            <text:p/>
          </table:table-cell>
          <table:table-cell table:number-columns-repeated="2"/>
        </table:table-row>
        <table:table-row table:style-name="ro2">
          <table:table-cell table:formula="of:=IF([Data.A37]=&quot;&quot;;[.A35];[Data.A37])" office:value-type="float" office:value="24">
            <text:p>24</text:p>
          </table:table-cell>
          <table:table-cell table:formula="of:=IF([Data.E36]=&quot;&quot;;[.B35];CONCATENATE(&quot;,&quot;;[Data.E36]))" office:value-type="string" office:string-value=",TRAINING">
            <text:p>,TRAINING</text:p>
          </table:table-cell>
          <table:table-cell table:formula="of:=IF([Data.F36]=&quot;&quot;;[.C35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GREATER">
            <text:p>,GREATER</text:p>
          </table:table-cell>
          <table:table-cell table:formula="of:=CONCATENATE(&quot;,&quot;;[Data.H37])" office:value-type="string" office:string-value=",10">
            <text:p>,10</text:p>
          </table:table-cell>
          <table:table-cell table:formula="of:=IF([Data.I37]=&quot;&quot;;&quot;&quot;;CONCATENATE(&quot;,&quot;;[Data.I37]))" office:value-type="string" office:string-value=",CHOOSESKILL1=S216;S217;S218;S219=EVERYMAN=CAT=10">
            <text:p>,CHOOSESKILL1=S216;S217;S218;S219=EVERYMAN=CAT=10</text:p>
          </table:table-cell>
          <table:table-cell table:style-name="ce13" table:formula="of:=IF([Data.J37]=&quot;&quot;;&quot;&quot;;CONCATENATE(&quot;,&quot;;[Data.J37]))">
            <text:p/>
          </table:table-cell>
          <table:table-cell table:style-name="ce13" table:formula="of:=IF([Data.K37]=&quot;&quot;;&quot;&quot;;CONCATENATE(&quot;,&quot;;[Data.K37]))">
            <text:p/>
          </table:table-cell>
          <table:table-cell table:style-name="ce13" table:formula="of:=IF([Data.L37]=&quot;&quot;;&quot;&quot;;CONCATENATE(&quot;,&quot;;[Data.L37]))">
            <text:p/>
          </table:table-cell>
          <table:table-cell table:style-name="ce13" table:formula="of:=IF([Data.M37]=&quot;&quot;;&quot;&quot;;CONCATENATE(&quot;,&quot;;[Data.M37]))">
            <text:p/>
          </table:table-cell>
          <table:table-cell table:style-name="ce13" table:formula="of:=IF([Data.N37]=&quot;&quot;;&quot;&quot;;CONCATENATE(&quot;,&quot;;[Data.N37]))">
            <text:p/>
          </table:table-cell>
          <table:table-cell table:style-name="ce13" table:formula="of:=IF([Data.O37]=&quot;&quot;;&quot;&quot;;CONCATENATE(&quot;,&quot;;[Data.O37]))">
            <text:p/>
          </table:table-cell>
          <table:table-cell table:style-name="ce13" table:formula="of:=IF([Data.P37]=&quot;&quot;;&quot;&quot;;CONCATENATE(&quot;,&quot;;[Data.P37]))">
            <text:p/>
          </table:table-cell>
          <table:table-cell table:style-name="ce13" table:formula="of:=IF([Data.Q37]=&quot;&quot;;&quot;&quot;;CONCATENATE(&quot;,&quot;;[Data.Q37]))">
            <text:p/>
          </table:table-cell>
          <table:table-cell table:style-name="ce13" table:formula="of:=IF([Data.R37]=&quot;&quot;;&quot;&quot;;CONCATENATE(&quot;,&quot;;[Data.R37]))">
            <text:p/>
          </table:table-cell>
          <table:table-cell table:style-name="ce13" table:formula="of:=IF([Data.S37]=&quot;&quot;;&quot;&quot;;CONCATENATE(&quot;,&quot;;[Data.S37]))">
            <text:p/>
          </table:table-cell>
          <table:table-cell table:style-name="ce13" table:formula="of:=IF([Data.T37]=&quot;&quot;;&quot;&quot;;CONCATENATE(&quot;,&quot;;[Data.T37]))">
            <text:p/>
          </table:table-cell>
          <table:table-cell table:number-columns-repeated="2"/>
        </table:table-row>
        <table:table-row table:style-name="ro2">
          <table:table-cell table:formula="of:=IF([Data.A38]=&quot;&quot;;[.A36];[Data.A38])" office:value-type="float" office:value="25">
            <text:p>25</text:p>
          </table:table-cell>
          <table:table-cell table:formula="of:=IF([Data.E38]=&quot;&quot;;[.B36];CONCATENATE(&quot;,&quot;;[Data.E38]))" office:value-type="string" office:string-value=",TRAINING">
            <text:p>,TRAINING</text:p>
          </table:table-cell>
          <table:table-cell table:formula="of:=IF([Data.F38]=&quot;&quot;;[.C36];CONCATENATE(&quot;,&quot;;[Data.F38]))" office:value-type="string" office:string-value=",CHARL">
            <text:p>,CHARL</text:p>
          </table:table-cell>
          <table:table-cell table:formula="of:=CONCATENATE(&quot;,&quot;;[Data.G38])" office:value-type="string" office:string-value=",LESSER">
            <text:p>,LESSER</text:p>
          </table:table-cell>
          <table:table-cell table:formula="of:=CONCATENATE(&quot;,&quot;;[Data.H38])" office:value-type="string" office:string-value=",3">
            <text:p>,3</text:p>
          </table:table-cell>
          <table:table-cell table:formula="of:=IF([Data.I38]=&quot;&quot;;&quot;&quot;;CONCATENATE(&quot;,&quot;;[Data.I38]))" office:value-type="string" office:string-value=",WEIGHTPENALTY=0.5">
            <text:p>,WEIGHTPENALTY=0.5</text:p>
          </table:table-cell>
          <table:table-cell table:style-name="ce13" table:formula="of:=IF([Data.J38]=&quot;&quot;;&quot;&quot;;CONCATENATE(&quot;,&quot;;[Data.J38]))">
            <text:p/>
          </table:table-cell>
          <table:table-cell table:style-name="ce13" table:formula="of:=IF([Data.K38]=&quot;&quot;;&quot;&quot;;CONCATENATE(&quot;,&quot;;[Data.K38]))">
            <text:p/>
          </table:table-cell>
          <table:table-cell table:style-name="ce13" table:formula="of:=IF([Data.L38]=&quot;&quot;;&quot;&quot;;CONCATENATE(&quot;,&quot;;[Data.L38]))">
            <text:p/>
          </table:table-cell>
          <table:table-cell table:style-name="ce13" table:formula="of:=IF([Data.M38]=&quot;&quot;;&quot;&quot;;CONCATENATE(&quot;,&quot;;[Data.M38]))">
            <text:p/>
          </table:table-cell>
          <table:table-cell table:style-name="ce13" table:formula="of:=IF([Data.N38]=&quot;&quot;;&quot;&quot;;CONCATENATE(&quot;,&quot;;[Data.N38]))">
            <text:p/>
          </table:table-cell>
          <table:table-cell table:style-name="ce13" table:formula="of:=IF([Data.O38]=&quot;&quot;;&quot;&quot;;CONCATENATE(&quot;,&quot;;[Data.O38]))">
            <text:p/>
          </table:table-cell>
          <table:table-cell table:style-name="ce13" table:formula="of:=IF([Data.P38]=&quot;&quot;;&quot;&quot;;CONCATENATE(&quot;,&quot;;[Data.P38]))">
            <text:p/>
          </table:table-cell>
          <table:table-cell table:style-name="ce13" table:formula="of:=IF([Data.Q38]=&quot;&quot;;&quot;&quot;;CONCATENATE(&quot;,&quot;;[Data.Q38]))">
            <text:p/>
          </table:table-cell>
          <table:table-cell table:style-name="ce13" table:formula="of:=IF([Data.R38]=&quot;&quot;;&quot;&quot;;CONCATENATE(&quot;,&quot;;[Data.R38]))">
            <text:p/>
          </table:table-cell>
          <table:table-cell table:style-name="ce13" table:formula="of:=IF([Data.S38]=&quot;&quot;;&quot;&quot;;CONCATENATE(&quot;,&quot;;[Data.S38]))">
            <text:p/>
          </table:table-cell>
          <table:table-cell table:style-name="ce13" table:formula="of:=IF([Data.T38]=&quot;&quot;;&quot;&quot;;CONCATENATE(&quot;,&quot;;[Data.T38]))">
            <text:p/>
          </table:table-cell>
          <table:table-cell table:number-columns-repeated="2"/>
        </table:table-row>
        <table:table-row table:style-name="ro2">
          <table:table-cell table:formula="of:=IF([Data.A39]=&quot;&quot;;[.A37];[Data.A39])" office:value-type="float" office:value="26">
            <text:p>26</text:p>
          </table:table-cell>
          <table:table-cell table:formula="of:=IF([Data.E39]=&quot;&quot;;[.B37];CONCATENATE(&quot;,&quot;;[Data.E39]))" office:value-type="string" office:string-value=",TRAINING">
            <text:p>,TRAINING</text:p>
          </table:table-cell>
          <table:table-cell table:formula="of:=IF([Data.F39]=&quot;&quot;;[.C37];CONCATENATE(&quot;,&quot;;[Data.F39]))" office:value-type="string" office:string-value=",CHARL">
            <text:p>,CHARL</text:p>
          </table:table-cell>
          <table:table-cell table:formula="of:=CONCATENATE(&quot;,&quot;;[Data.G39])" office:value-type="string" office:string-value=",GREATER">
            <text:p>,GREATER</text:p>
          </table:table-cell>
          <table:table-cell table:formula="of:=CONCATENATE(&quot;,&quot;;[Data.H39])" office:value-type="string" office:string-value=",20">
            <text:p>,20</text:p>
          </table:table-cell>
          <table:table-cell table:formula="of:=IF([Data.I39]=&quot;&quot;;&quot;&quot;;CONCATENATE(&quot;,&quot;;[Data.I39]))" office:value-type="string" office:string-value=",DESCR">
            <text:p>,DESCR</text:p>
          </table:table-cell>
          <table:table-cell table:style-name="ce13" table:formula="of:=IF([Data.J39]=&quot;&quot;;&quot;&quot;;CONCATENATE(&quot;,&quot;;[Data.J39]))">
            <text:p/>
          </table:table-cell>
          <table:table-cell table:style-name="ce13" table:formula="of:=IF([Data.K39]=&quot;&quot;;&quot;&quot;;CONCATENATE(&quot;,&quot;;[Data.K39]))">
            <text:p/>
          </table:table-cell>
          <table:table-cell table:style-name="ce13" table:formula="of:=IF([Data.L39]=&quot;&quot;;&quot;&quot;;CONCATENATE(&quot;,&quot;;[Data.L39]))">
            <text:p/>
          </table:table-cell>
          <table:table-cell table:style-name="ce13" table:formula="of:=IF([Data.M39]=&quot;&quot;;&quot;&quot;;CONCATENATE(&quot;,&quot;;[Data.M39]))">
            <text:p/>
          </table:table-cell>
          <table:table-cell table:style-name="ce13" table:formula="of:=IF([Data.N39]=&quot;&quot;;&quot;&quot;;CONCATENATE(&quot;,&quot;;[Data.N39]))">
            <text:p/>
          </table:table-cell>
          <table:table-cell table:style-name="ce13" table:formula="of:=IF([Data.O39]=&quot;&quot;;&quot;&quot;;CONCATENATE(&quot;,&quot;;[Data.O39]))">
            <text:p/>
          </table:table-cell>
          <table:table-cell table:style-name="ce13" table:formula="of:=IF([Data.P39]=&quot;&quot;;&quot;&quot;;CONCATENATE(&quot;,&quot;;[Data.P39]))">
            <text:p/>
          </table:table-cell>
          <table:table-cell table:style-name="ce13" table:formula="of:=IF([Data.Q39]=&quot;&quot;;&quot;&quot;;CONCATENATE(&quot;,&quot;;[Data.Q39]))">
            <text:p/>
          </table:table-cell>
          <table:table-cell table:style-name="ce13" table:formula="of:=IF([Data.R39]=&quot;&quot;;&quot;&quot;;CONCATENATE(&quot;,&quot;;[Data.R39]))">
            <text:p/>
          </table:table-cell>
          <table:table-cell table:style-name="ce13" table:formula="of:=IF([Data.S39]=&quot;&quot;;&quot;&quot;;CONCATENATE(&quot;,&quot;;[Data.S39]))">
            <text:p/>
          </table:table-cell>
          <table:table-cell table:style-name="ce13" table:formula="of:=IF([Data.T39]=&quot;&quot;;&quot;&quot;;CONCATENATE(&quot;,&quot;;[Data.T39]))">
            <text:p/>
          </table:table-cell>
          <table:table-cell table:number-columns-repeated="2"/>
        </table:table-row>
        <table:table-row table:style-name="ro2">
          <table:table-cell table:formula="of:=IF([Data.A40]=&quot;&quot;;[.A38];[Data.A40])" office:value-type="float" office:value="27">
            <text:p>27</text:p>
          </table:table-cell>
          <table:table-cell table:formula="of:=IF([Data.E40]=&quot;&quot;;[.B38];CONCATENATE(&quot;,&quot;;[Data.E40]))" office:value-type="string" office:string-value=",TRAINING">
            <text:p>,TRAINING</text:p>
          </table:table-cell>
          <table:table-cell table:formula="of:=IF([Data.F40]=&quot;&quot;;[.C38];CONCATENATE(&quot;,&quot;;[Data.F40]))" office:value-type="string" office:string-value=",CHARL">
            <text:p>,CHARL</text:p>
          </table:table-cell>
          <table:table-cell table:formula="of:=CONCATENATE(&quot;,&quot;;[Data.G40])" office:value-type="string" office:string-value=",MINOR">
            <text:p>,MINOR</text:p>
          </table:table-cell>
          <table:table-cell table:formula="of:=CONCATENATE(&quot;,&quot;;[Data.H40])" office:value-type="string" office:string-value=",10">
            <text:p>,10</text:p>
          </table:table-cell>
          <table:table-cell table:formula="of:=IF([Data.I40]=&quot;&quot;;&quot;&quot;;CONCATENATE(&quot;,&quot;;[Data.I40]))" office:value-type="string" office:string-value=",S148=EVERYMAN">
            <text:p>,S148=EVERYMAN</text:p>
          </table:table-cell>
          <table:table-cell table:style-name="ce13" table:formula="of:=IF([Data.J40]=&quot;&quot;;&quot;&quot;;CONCATENATE(&quot;,&quot;;[Data.J40]))" office:value-type="string" office:string-value=",S147=EVERYMAN">
            <text:p>,S147=EVERYMAN</text:p>
          </table:table-cell>
          <table:table-cell table:style-name="ce13" table:formula="of:=IF([Data.K40]=&quot;&quot;;&quot;&quot;;CONCATENATE(&quot;,&quot;;[Data.K40]))" office:value-type="string" office:string-value=",S149=EVERYMAN">
            <text:p>,S149=EVERYMAN</text:p>
          </table:table-cell>
          <table:table-cell table:style-name="ce13" table:formula="of:=IF([Data.L40]=&quot;&quot;;&quot;&quot;;CONCATENATE(&quot;,&quot;;[Data.L40]))" office:value-type="string" office:string-value=",S422=EVERYMAN">
            <text:p>,S422=EVERYMAN</text:p>
          </table:table-cell>
          <table:table-cell table:style-name="ce13" table:formula="of:=IF([Data.M40]=&quot;&quot;;&quot;&quot;;CONCATENATE(&quot;,&quot;;[Data.M40]))">
            <text:p/>
          </table:table-cell>
          <table:table-cell table:style-name="ce13" table:formula="of:=IF([Data.N40]=&quot;&quot;;&quot;&quot;;CONCATENATE(&quot;,&quot;;[Data.N40]))">
            <text:p/>
          </table:table-cell>
          <table:table-cell table:style-name="ce13" table:formula="of:=IF([Data.O40]=&quot;&quot;;&quot;&quot;;CONCATENATE(&quot;,&quot;;[Data.O40]))">
            <text:p/>
          </table:table-cell>
          <table:table-cell table:style-name="ce13" table:formula="of:=IF([Data.P40]=&quot;&quot;;&quot;&quot;;CONCATENATE(&quot;,&quot;;[Data.P40]))">
            <text:p/>
          </table:table-cell>
          <table:table-cell table:style-name="ce13" table:formula="of:=IF([Data.Q40]=&quot;&quot;;&quot;&quot;;CONCATENATE(&quot;,&quot;;[Data.Q40]))">
            <text:p/>
          </table:table-cell>
          <table:table-cell table:style-name="ce13" table:formula="of:=IF([Data.R40]=&quot;&quot;;&quot;&quot;;CONCATENATE(&quot;,&quot;;[Data.R40]))">
            <text:p/>
          </table:table-cell>
          <table:table-cell table:style-name="ce13" table:formula="of:=IF([Data.S40]=&quot;&quot;;&quot;&quot;;CONCATENATE(&quot;,&quot;;[Data.S40]))">
            <text:p/>
          </table:table-cell>
          <table:table-cell table:style-name="ce13" table:formula="of:=IF([Data.T40]=&quot;&quot;;&quot;&quot;;CONCATENATE(&quot;,&quot;;[Data.T40]))">
            <text:p/>
          </table:table-cell>
          <table:table-cell table:number-columns-repeated="2"/>
        </table:table-row>
        <table:table-row table:style-name="ro2">
          <table:table-cell table:formula="of:=IF([Data.A41]=&quot;&quot;;[.A39];[Data.A41])" office:value-type="float" office:value="28">
            <text:p>28</text:p>
          </table:table-cell>
          <table:table-cell table:formula="of:=IF([Data.E41]=&quot;&quot;;[.B39];CONCATENATE(&quot;,&quot;;[Data.E41]))" office:value-type="string" office:string-value=",TRAINING">
            <text:p>,TRAINING</text:p>
          </table:table-cell>
          <table:table-cell table:formula="of:=IF([Data.F41]=&quot;&quot;;[.C39];CONCATENATE(&quot;,&quot;;[Data.F41]))" office:value-type="string" office:string-value=",CHARL">
            <text:p>,CHARL</text:p>
          </table:table-cell>
          <table:table-cell table:formula="of:=CONCATENATE(&quot;,&quot;;[Data.G41])" office:value-type="string" office:string-value=",LESSER">
            <text:p>,LESSER</text:p>
          </table:table-cell>
          <table:table-cell table:formula="of:=CONCATENATE(&quot;,&quot;;[Data.H41])" office:value-type="string" office:string-value=",7">
            <text:p>,7</text:p>
          </table:table-cell>
          <table:table-cell table:formula="of:=IF([Data.I41]=&quot;&quot;;&quot;&quot;;CONCATENATE(&quot;,&quot;;[Data.I41]))" office:value-type="string" office:string-value=",S421=20">
            <text:p>,S421=20</text:p>
          </table:table-cell>
          <table:table-cell table:style-name="ce13" table:formula="of:=IF([Data.J41]=&quot;&quot;;&quot;&quot;;CONCATENATE(&quot;,&quot;;[Data.J41]))">
            <text:p/>
          </table:table-cell>
          <table:table-cell table:style-name="ce13" table:formula="of:=IF([Data.K41]=&quot;&quot;;&quot;&quot;;CONCATENATE(&quot;,&quot;;[Data.K41]))">
            <text:p/>
          </table:table-cell>
          <table:table-cell table:style-name="ce13" table:formula="of:=IF([Data.L41]=&quot;&quot;;&quot;&quot;;CONCATENATE(&quot;,&quot;;[Data.L41]))">
            <text:p/>
          </table:table-cell>
          <table:table-cell table:style-name="ce13" table:formula="of:=IF([Data.M41]=&quot;&quot;;&quot;&quot;;CONCATENATE(&quot;,&quot;;[Data.M41]))">
            <text:p/>
          </table:table-cell>
          <table:table-cell table:style-name="ce13" table:formula="of:=IF([Data.N41]=&quot;&quot;;&quot;&quot;;CONCATENATE(&quot;,&quot;;[Data.N41]))">
            <text:p/>
          </table:table-cell>
          <table:table-cell table:style-name="ce13" table:formula="of:=IF([Data.O41]=&quot;&quot;;&quot;&quot;;CONCATENATE(&quot;,&quot;;[Data.O41]))">
            <text:p/>
          </table:table-cell>
          <table:table-cell table:style-name="ce13" table:formula="of:=IF([Data.P41]=&quot;&quot;;&quot;&quot;;CONCATENATE(&quot;,&quot;;[Data.P41]))">
            <text:p/>
          </table:table-cell>
          <table:table-cell table:style-name="ce13" table:formula="of:=IF([Data.Q41]=&quot;&quot;;&quot;&quot;;CONCATENATE(&quot;,&quot;;[Data.Q41]))">
            <text:p/>
          </table:table-cell>
          <table:table-cell table:style-name="ce13" table:formula="of:=IF([Data.R41]=&quot;&quot;;&quot;&quot;;CONCATENATE(&quot;,&quot;;[Data.R41]))">
            <text:p/>
          </table:table-cell>
          <table:table-cell table:style-name="ce13" table:formula="of:=IF([Data.S41]=&quot;&quot;;&quot;&quot;;CONCATENATE(&quot;,&quot;;[Data.S41]))">
            <text:p/>
          </table:table-cell>
          <table:table-cell table:style-name="ce13" table:formula="of:=IF([Data.T41]=&quot;&quot;;&quot;&quot;;CONCATENATE(&quot;,&quot;;[Data.T41]))">
            <text:p/>
          </table:table-cell>
          <table:table-cell table:number-columns-repeated="2"/>
        </table:table-row>
        <table:table-row table:style-name="ro2">
          <table:table-cell table:formula="of:=IF([Data.A42]=&quot;&quot;;[.A40];[Data.A42])" office:value-type="float" office:value="29">
            <text:p>29</text:p>
          </table:table-cell>
          <table:table-cell table:formula="of:=IF([Data.E42]=&quot;&quot;;[.B40];CONCATENATE(&quot;,&quot;;[Data.E42]))" office:value-type="string" office:string-value=",TRAINING">
            <text:p>,TRAINING</text:p>
          </table:table-cell>
          <table:table-cell table:formula="of:=IF([Data.F42]=&quot;&quot;;[.C40];CONCATENATE(&quot;,&quot;;[Data.F42]))" office:value-type="string" office:string-value=",CHARL">
            <text:p>,CHARL</text:p>
          </table:table-cell>
          <table:table-cell table:formula="of:=CONCATENATE(&quot;,&quot;;[Data.G42])" office:value-type="string" office:string-value=",LESSER">
            <text:p>,LESSER</text:p>
          </table:table-cell>
          <table:table-cell table:formula="of:=CONCATENATE(&quot;,&quot;;[Data.H42])" office:value-type="string" office:string-value=",3">
            <text:p>,3</text:p>
          </table:table-cell>
          <table:table-cell table:formula="of:=IF([Data.I42]=&quot;&quot;;&quot;&quot;;CONCATENATE(&quot;,&quot;;[Data.I42]))" office:value-type="string" office:string-value=",DESCR">
            <text:p>,DESCR</text:p>
          </table:table-cell>
          <table:table-cell table:style-name="ce13" table:formula="of:=IF([Data.J42]=&quot;&quot;;&quot;&quot;;CONCATENATE(&quot;,&quot;;[Data.J42]))">
            <text:p/>
          </table:table-cell>
          <table:table-cell table:style-name="ce13" table:formula="of:=IF([Data.K42]=&quot;&quot;;&quot;&quot;;CONCATENATE(&quot;,&quot;;[Data.K42]))">
            <text:p/>
          </table:table-cell>
          <table:table-cell table:style-name="ce13" table:formula="of:=IF([Data.L42]=&quot;&quot;;&quot;&quot;;CONCATENATE(&quot;,&quot;;[Data.L42]))">
            <text:p/>
          </table:table-cell>
          <table:table-cell table:style-name="ce13" table:formula="of:=IF([Data.M42]=&quot;&quot;;&quot;&quot;;CONCATENATE(&quot;,&quot;;[Data.M42]))">
            <text:p/>
          </table:table-cell>
          <table:table-cell table:style-name="ce13" table:formula="of:=IF([Data.N42]=&quot;&quot;;&quot;&quot;;CONCATENATE(&quot;,&quot;;[Data.N42]))">
            <text:p/>
          </table:table-cell>
          <table:table-cell table:style-name="ce13" table:formula="of:=IF([Data.O42]=&quot;&quot;;&quot;&quot;;CONCATENATE(&quot;,&quot;;[Data.O42]))">
            <text:p/>
          </table:table-cell>
          <table:table-cell table:style-name="ce13" table:formula="of:=IF([Data.P42]=&quot;&quot;;&quot;&quot;;CONCATENATE(&quot;,&quot;;[Data.P42]))">
            <text:p/>
          </table:table-cell>
          <table:table-cell table:style-name="ce13" table:formula="of:=IF([Data.Q42]=&quot;&quot;;&quot;&quot;;CONCATENATE(&quot;,&quot;;[Data.Q42]))">
            <text:p/>
          </table:table-cell>
          <table:table-cell table:style-name="ce13" table:formula="of:=IF([Data.R42]=&quot;&quot;;&quot;&quot;;CONCATENATE(&quot;,&quot;;[Data.R42]))">
            <text:p/>
          </table:table-cell>
          <table:table-cell table:style-name="ce13" table:formula="of:=IF([Data.S42]=&quot;&quot;;&quot;&quot;;CONCATENATE(&quot;,&quot;;[Data.S42]))">
            <text:p/>
          </table:table-cell>
          <table:table-cell table:style-name="ce13" table:formula="of:=IF([Data.T42]=&quot;&quot;;&quot;&quot;;CONCATENATE(&quot;,&quot;;[Data.T42]))">
            <text:p/>
          </table:table-cell>
          <table:table-cell table:number-columns-repeated="2"/>
        </table:table-row>
        <table:table-row table:style-name="ro2">
          <table:table-cell table:formula="of:=IF([Data.A43]=&quot;&quot;;[.A41];[Data.A43])" office:value-type="float" office:value="30">
            <text:p>30</text:p>
          </table:table-cell>
          <table:table-cell table:formula="of:=IF([Data.E43]=&quot;&quot;;[.B41];CONCATENATE(&quot;,&quot;;[Data.E43]))" office:value-type="string" office:string-value=",TRAINING">
            <text:p>,TRAINING</text:p>
          </table:table-cell>
          <table:table-cell table:formula="of:=IF([Data.F43]=&quot;&quot;;[.C41];CONCATENATE(&quot;,&quot;;[Data.F43]))" office:value-type="string" office:string-value=",CHARL">
            <text:p>,CHARL</text:p>
          </table:table-cell>
          <table:table-cell table:formula="of:=CONCATENATE(&quot;,&quot;;[Data.G43])" office:value-type="string" office:string-value=",LESSER">
            <text:p>,LESSER</text:p>
          </table:table-cell>
          <table:table-cell table:formula="of:=CONCATENATE(&quot;,&quot;;[Data.H43])" office:value-type="string" office:string-value=",5">
            <text:p>,5</text:p>
          </table:table-cell>
          <table:table-cell table:formula="of:=IF([Data.I43]=&quot;&quot;;&quot;&quot;;CONCATENATE(&quot;,&quot;;[Data.I43]))" office:value-type="string" office:string-value=",RANK20=LANGUAGE">
            <text:p>,RANK20=LANGUAGE</text:p>
          </table:table-cell>
          <table:table-cell table:style-name="ce13" table:formula="of:=IF([Data.J43]=&quot;&quot;;&quot;&quot;;CONCATENATE(&quot;,&quot;;[Data.J43]))">
            <text:p/>
          </table:table-cell>
          <table:table-cell table:style-name="ce13" table:formula="of:=IF([Data.K43]=&quot;&quot;;&quot;&quot;;CONCATENATE(&quot;,&quot;;[Data.K43]))">
            <text:p/>
          </table:table-cell>
          <table:table-cell table:style-name="ce13" table:formula="of:=IF([Data.L43]=&quot;&quot;;&quot;&quot;;CONCATENATE(&quot;,&quot;;[Data.L43]))">
            <text:p/>
          </table:table-cell>
          <table:table-cell table:style-name="ce13" table:formula="of:=IF([Data.M43]=&quot;&quot;;&quot;&quot;;CONCATENATE(&quot;,&quot;;[Data.M43]))">
            <text:p/>
          </table:table-cell>
          <table:table-cell table:style-name="ce13" table:formula="of:=IF([Data.N43]=&quot;&quot;;&quot;&quot;;CONCATENATE(&quot;,&quot;;[Data.N43]))">
            <text:p/>
          </table:table-cell>
          <table:table-cell table:style-name="ce13" table:formula="of:=IF([Data.O43]=&quot;&quot;;&quot;&quot;;CONCATENATE(&quot;,&quot;;[Data.O43]))">
            <text:p/>
          </table:table-cell>
          <table:table-cell table:style-name="ce13" table:formula="of:=IF([Data.P43]=&quot;&quot;;&quot;&quot;;CONCATENATE(&quot;,&quot;;[Data.P43]))">
            <text:p/>
          </table:table-cell>
          <table:table-cell table:style-name="ce13" table:formula="of:=IF([Data.Q43]=&quot;&quot;;&quot;&quot;;CONCATENATE(&quot;,&quot;;[Data.Q43]))">
            <text:p/>
          </table:table-cell>
          <table:table-cell table:style-name="ce13" table:formula="of:=IF([Data.R43]=&quot;&quot;;&quot;&quot;;CONCATENATE(&quot;,&quot;;[Data.R43]))">
            <text:p/>
          </table:table-cell>
          <table:table-cell table:style-name="ce13" table:formula="of:=IF([Data.S43]=&quot;&quot;;&quot;&quot;;CONCATENATE(&quot;,&quot;;[Data.S43]))">
            <text:p/>
          </table:table-cell>
          <table:table-cell table:style-name="ce13" table:formula="of:=IF([Data.T43]=&quot;&quot;;&quot;&quot;;CONCATENATE(&quot;,&quot;;[Data.T43]))">
            <text:p/>
          </table:table-cell>
          <table:table-cell table:number-columns-repeated="2"/>
        </table:table-row>
        <table:table-row table:style-name="ro2">
          <table:table-cell table:formula="of:=IF([Data.A44]=&quot;&quot;;[.A42];[Data.A44])" office:value-type="float" office:value="31">
            <text:p>31</text:p>
          </table:table-cell>
          <table:table-cell table:formula="of:=IF([Data.E44]=&quot;&quot;;[.B42];CONCATENATE(&quot;,&quot;;[Data.E44]))" office:value-type="string" office:string-value=",TRAINING">
            <text:p>,TRAINING</text:p>
          </table:table-cell>
          <table:table-cell table:formula="of:=IF([Data.F44]=&quot;&quot;;[.C42];CONCATENATE(&quot;,&quot;;[Data.F44]))" office:value-type="string" office:string-value=",CHARL">
            <text:p>,CHARL</text:p>
          </table:table-cell>
          <table:table-cell table:formula="of:=CONCATENATE(&quot;,&quot;;[Data.G44])" office:value-type="string" office:string-value=",LESSER">
            <text:p>,LESSER</text:p>
          </table:table-cell>
          <table:table-cell table:formula="of:=CONCATENATE(&quot;,&quot;;[Data.H44])" office:value-type="string" office:string-value=",5">
            <text:p>,5</text:p>
          </table:table-cell>
          <table:table-cell table:formula="of:=IF([Data.I44]=&quot;&quot;;&quot;&quot;;CONCATENATE(&quot;,&quot;;[Data.I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3" table:formula="of:=IF([Data.J44]=&quot;&quot;;&quot;&quot;;CONCATENATE(&quot;,&quot;;[Data.J44]))">
            <text:p/>
          </table:table-cell>
          <table:table-cell table:style-name="ce13" table:formula="of:=IF([Data.K44]=&quot;&quot;;&quot;&quot;;CONCATENATE(&quot;,&quot;;[Data.K44]))">
            <text:p/>
          </table:table-cell>
          <table:table-cell table:style-name="ce13" table:formula="of:=IF([Data.L44]=&quot;&quot;;&quot;&quot;;CONCATENATE(&quot;,&quot;;[Data.L44]))">
            <text:p/>
          </table:table-cell>
          <table:table-cell table:style-name="ce13" table:formula="of:=IF([Data.M44]=&quot;&quot;;&quot;&quot;;CONCATENATE(&quot;,&quot;;[Data.M44]))">
            <text:p/>
          </table:table-cell>
          <table:table-cell table:style-name="ce13" table:formula="of:=IF([Data.N44]=&quot;&quot;;&quot;&quot;;CONCATENATE(&quot;,&quot;;[Data.N44]))">
            <text:p/>
          </table:table-cell>
          <table:table-cell table:style-name="ce13" table:formula="of:=IF([Data.O44]=&quot;&quot;;&quot;&quot;;CONCATENATE(&quot;,&quot;;[Data.O44]))">
            <text:p/>
          </table:table-cell>
          <table:table-cell table:style-name="ce13" table:formula="of:=IF([Data.P44]=&quot;&quot;;&quot;&quot;;CONCATENATE(&quot;,&quot;;[Data.P44]))">
            <text:p/>
          </table:table-cell>
          <table:table-cell table:style-name="ce13" table:formula="of:=IF([Data.Q44]=&quot;&quot;;&quot;&quot;;CONCATENATE(&quot;,&quot;;[Data.Q44]))">
            <text:p/>
          </table:table-cell>
          <table:table-cell table:style-name="ce13" table:formula="of:=IF([Data.R44]=&quot;&quot;;&quot;&quot;;CONCATENATE(&quot;,&quot;;[Data.R44]))">
            <text:p/>
          </table:table-cell>
          <table:table-cell table:style-name="ce13" table:formula="of:=IF([Data.S44]=&quot;&quot;;&quot;&quot;;CONCATENATE(&quot;,&quot;;[Data.S44]))">
            <text:p/>
          </table:table-cell>
          <table:table-cell table:style-name="ce13" table:formula="of:=IF([Data.T44]=&quot;&quot;;&quot;&quot;;CONCATENATE(&quot;,&quot;;[Data.T44]))">
            <text:p/>
          </table:table-cell>
          <table:table-cell table:number-columns-repeated="2"/>
        </table:table-row>
        <table:table-row table:style-name="ro2">
          <table:table-cell table:formula="of:=IF([Data.A45]=&quot;&quot;;[.A43];[Data.A45])" office:value-type="float" office:value="31">
            <text:p>31</text:p>
          </table:table-cell>
          <table:table-cell table:formula="of:=IF([Data.E45]=&quot;&quot;;[.B43];CONCATENATE(&quot;,&quot;;[Data.E45]))" office:value-type="string" office:string-value=",TRAINING">
            <text:p>,TRAINING</text:p>
          </table:table-cell>
          <table:table-cell table:formula="of:=IF([Data.F45]=&quot;&quot;;[.C43];CONCATENATE(&quot;,&quot;;[Data.F45]))" office:value-type="string" office:string-value=",CHARL">
            <text:p>,CHARL</text:p>
          </table:table-cell>
          <table:table-cell table:formula="of:=CONCATENATE(&quot;,&quot;;[Data.G45])" office:value-type="string" office:string-value=",MINOR">
            <text:p>,MINOR</text:p>
          </table:table-cell>
          <table:table-cell table:formula="of:=CONCATENATE(&quot;,&quot;;[Data.H45])" office:value-type="string" office:string-value=",10">
            <text:p>,10</text:p>
          </table:table-cell>
          <table:table-cell table:formula="of:=IF([Data.I45]=&quot;&quot;;&quot;&quot;;CONCATENATE(&quot;,&quot;;[Data.I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3" table:formula="of:=IF([Data.J45]=&quot;&quot;;&quot;&quot;;CONCATENATE(&quot;,&quot;;[Data.J45]))">
            <text:p/>
          </table:table-cell>
          <table:table-cell table:style-name="ce13" table:formula="of:=IF([Data.K45]=&quot;&quot;;&quot;&quot;;CONCATENATE(&quot;,&quot;;[Data.K45]))">
            <text:p/>
          </table:table-cell>
          <table:table-cell table:style-name="ce13" table:formula="of:=IF([Data.L45]=&quot;&quot;;&quot;&quot;;CONCATENATE(&quot;,&quot;;[Data.L45]))">
            <text:p/>
          </table:table-cell>
          <table:table-cell table:style-name="ce13" table:formula="of:=IF([Data.M45]=&quot;&quot;;&quot;&quot;;CONCATENATE(&quot;,&quot;;[Data.M45]))">
            <text:p/>
          </table:table-cell>
          <table:table-cell table:style-name="ce13" table:formula="of:=IF([Data.N45]=&quot;&quot;;&quot;&quot;;CONCATENATE(&quot;,&quot;;[Data.N45]))">
            <text:p/>
          </table:table-cell>
          <table:table-cell table:style-name="ce13" table:formula="of:=IF([Data.O45]=&quot;&quot;;&quot;&quot;;CONCATENATE(&quot;,&quot;;[Data.O45]))">
            <text:p/>
          </table:table-cell>
          <table:table-cell table:style-name="ce13" table:formula="of:=IF([Data.P45]=&quot;&quot;;&quot;&quot;;CONCATENATE(&quot;,&quot;;[Data.P45]))">
            <text:p/>
          </table:table-cell>
          <table:table-cell table:style-name="ce13" table:formula="of:=IF([Data.Q45]=&quot;&quot;;&quot;&quot;;CONCATENATE(&quot;,&quot;;[Data.Q45]))">
            <text:p/>
          </table:table-cell>
          <table:table-cell table:style-name="ce13" table:formula="of:=IF([Data.R45]=&quot;&quot;;&quot;&quot;;CONCATENATE(&quot;,&quot;;[Data.R45]))">
            <text:p/>
          </table:table-cell>
          <table:table-cell table:style-name="ce13" table:formula="of:=IF([Data.S45]=&quot;&quot;;&quot;&quot;;CONCATENATE(&quot;,&quot;;[Data.S45]))">
            <text:p/>
          </table:table-cell>
          <table:table-cell table:style-name="ce13" table:formula="of:=IF([Data.T45]=&quot;&quot;;&quot;&quot;;CONCATENATE(&quot;,&quot;;[Data.T45]))">
            <text:p/>
          </table:table-cell>
          <table:table-cell table:number-columns-repeated="2"/>
        </table:table-row>
        <table:table-row table:style-name="ro2">
          <table:table-cell table:formula="of:=IF([Data.A46]=&quot;&quot;;[.A44];[Data.A46])" office:value-type="float" office:value="31">
            <text:p>31</text:p>
          </table:table-cell>
          <table:table-cell table:formula="of:=IF([Data.E46]=&quot;&quot;;[.B44];CONCATENATE(&quot;,&quot;;[Data.E46]))" office:value-type="string" office:string-value=",TRAINING">
            <text:p>,TRAINING</text:p>
          </table:table-cell>
          <table:table-cell table:formula="of:=IF([Data.F46]=&quot;&quot;;[.C44];CONCATENATE(&quot;,&quot;;[Data.F46]))" office:value-type="string" office:string-value=",CHARL">
            <text:p>,CHARL</text:p>
          </table:table-cell>
          <table:table-cell table:formula="of:=CONCATENATE(&quot;,&quot;;[Data.G46])" office:value-type="string" office:string-value=",MAJOR">
            <text:p>,MAJOR</text:p>
          </table:table-cell>
          <table:table-cell table:formula="of:=CONCATENATE(&quot;,&quot;;[Data.H46])" office:value-type="string" office:string-value=",20">
            <text:p>,20</text:p>
          </table:table-cell>
          <table:table-cell table:formula="of:=IF([Data.I46]=&quot;&quot;;&quot;&quot;;CONCATENATE(&quot;,&quot;;[Data.I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3" table:formula="of:=IF([Data.J46]=&quot;&quot;;&quot;&quot;;CONCATENATE(&quot;,&quot;;[Data.J46]))">
            <text:p/>
          </table:table-cell>
          <table:table-cell table:style-name="ce13" table:formula="of:=IF([Data.K46]=&quot;&quot;;&quot;&quot;;CONCATENATE(&quot;,&quot;;[Data.K46]))">
            <text:p/>
          </table:table-cell>
          <table:table-cell table:style-name="ce13" table:formula="of:=IF([Data.L46]=&quot;&quot;;&quot;&quot;;CONCATENATE(&quot;,&quot;;[Data.L46]))">
            <text:p/>
          </table:table-cell>
          <table:table-cell table:style-name="ce13" table:formula="of:=IF([Data.M46]=&quot;&quot;;&quot;&quot;;CONCATENATE(&quot;,&quot;;[Data.M46]))">
            <text:p/>
          </table:table-cell>
          <table:table-cell table:style-name="ce13" table:formula="of:=IF([Data.N46]=&quot;&quot;;&quot;&quot;;CONCATENATE(&quot;,&quot;;[Data.N46]))">
            <text:p/>
          </table:table-cell>
          <table:table-cell table:style-name="ce13" table:formula="of:=IF([Data.O46]=&quot;&quot;;&quot;&quot;;CONCATENATE(&quot;,&quot;;[Data.O46]))">
            <text:p/>
          </table:table-cell>
          <table:table-cell table:style-name="ce13" table:formula="of:=IF([Data.P46]=&quot;&quot;;&quot;&quot;;CONCATENATE(&quot;,&quot;;[Data.P46]))">
            <text:p/>
          </table:table-cell>
          <table:table-cell table:style-name="ce13" table:formula="of:=IF([Data.Q46]=&quot;&quot;;&quot;&quot;;CONCATENATE(&quot;,&quot;;[Data.Q46]))">
            <text:p/>
          </table:table-cell>
          <table:table-cell table:style-name="ce13" table:formula="of:=IF([Data.R46]=&quot;&quot;;&quot;&quot;;CONCATENATE(&quot;,&quot;;[Data.R46]))">
            <text:p/>
          </table:table-cell>
          <table:table-cell table:style-name="ce13" table:formula="of:=IF([Data.S46]=&quot;&quot;;&quot;&quot;;CONCATENATE(&quot;,&quot;;[Data.S46]))">
            <text:p/>
          </table:table-cell>
          <table:table-cell table:style-name="ce13" table:formula="of:=IF([Data.T46]=&quot;&quot;;&quot;&quot;;CONCATENATE(&quot;,&quot;;[Data.T46]))">
            <text:p/>
          </table:table-cell>
          <table:table-cell table:number-columns-repeated="2"/>
        </table:table-row>
        <table:table-row table:style-name="ro2">
          <table:table-cell table:formula="of:=IF([Data.A47]=&quot;&quot;;[.A45];[Data.A47])" office:value-type="float" office:value="31">
            <text:p>31</text:p>
          </table:table-cell>
          <table:table-cell table:formula="of:=IF([Data.E47]=&quot;&quot;;[.B45];CONCATENATE(&quot;,&quot;;[Data.E47]))" office:value-type="string" office:string-value=",TRAINING">
            <text:p>,TRAINING</text:p>
          </table:table-cell>
          <table:table-cell table:formula="of:=IF([Data.F47]=&quot;&quot;;[.C45];CONCATENATE(&quot;,&quot;;[Data.F47]))" office:value-type="string" office:string-value=",CHARL">
            <text:p>,CHARL</text:p>
          </table:table-cell>
          <table:table-cell table:formula="of:=CONCATENATE(&quot;,&quot;;[Data.G47])" office:value-type="string" office:string-value=",GREATER">
            <text:p>,GREATER</text:p>
          </table:table-cell>
          <table:table-cell table:formula="of:=CONCATENATE(&quot;,&quot;;[Data.H47])" office:value-type="string" office:string-value=",30">
            <text:p>,30</text:p>
          </table:table-cell>
          <table:table-cell table:formula="of:=IF([Data.I47]=&quot;&quot;;&quot;&quot;;CONCATENATE(&quot;,&quot;;[Data.I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3" table:formula="of:=IF([Data.J47]=&quot;&quot;;&quot;&quot;;CONCATENATE(&quot;,&quot;;[Data.J47]))">
            <text:p/>
          </table:table-cell>
          <table:table-cell table:style-name="ce13" table:formula="of:=IF([Data.K47]=&quot;&quot;;&quot;&quot;;CONCATENATE(&quot;,&quot;;[Data.K47]))">
            <text:p/>
          </table:table-cell>
          <table:table-cell table:style-name="ce13" table:formula="of:=IF([Data.L47]=&quot;&quot;;&quot;&quot;;CONCATENATE(&quot;,&quot;;[Data.L47]))">
            <text:p/>
          </table:table-cell>
          <table:table-cell table:style-name="ce13" table:formula="of:=IF([Data.M47]=&quot;&quot;;&quot;&quot;;CONCATENATE(&quot;,&quot;;[Data.M47]))">
            <text:p/>
          </table:table-cell>
          <table:table-cell table:style-name="ce13" table:formula="of:=IF([Data.N47]=&quot;&quot;;&quot;&quot;;CONCATENATE(&quot;,&quot;;[Data.N47]))">
            <text:p/>
          </table:table-cell>
          <table:table-cell table:style-name="ce13" table:formula="of:=IF([Data.O47]=&quot;&quot;;&quot;&quot;;CONCATENATE(&quot;,&quot;;[Data.O47]))">
            <text:p/>
          </table:table-cell>
          <table:table-cell table:style-name="ce13" table:formula="of:=IF([Data.P47]=&quot;&quot;;&quot;&quot;;CONCATENATE(&quot;,&quot;;[Data.P47]))">
            <text:p/>
          </table:table-cell>
          <table:table-cell table:style-name="ce13" table:formula="of:=IF([Data.Q47]=&quot;&quot;;&quot;&quot;;CONCATENATE(&quot;,&quot;;[Data.Q47]))">
            <text:p/>
          </table:table-cell>
          <table:table-cell table:style-name="ce13" table:formula="of:=IF([Data.R47]=&quot;&quot;;&quot;&quot;;CONCATENATE(&quot;,&quot;;[Data.R47]))">
            <text:p/>
          </table:table-cell>
          <table:table-cell table:style-name="ce13" table:formula="of:=IF([Data.S47]=&quot;&quot;;&quot;&quot;;CONCATENATE(&quot;,&quot;;[Data.S47]))">
            <text:p/>
          </table:table-cell>
          <table:table-cell table:style-name="ce13" table:formula="of:=IF([Data.T47]=&quot;&quot;;&quot;&quot;;CONCATENATE(&quot;,&quot;;[Data.T47]))">
            <text:p/>
          </table:table-cell>
          <table:table-cell table:number-columns-repeated="2"/>
        </table:table-row>
        <table:table-row table:style-name="ro2">
          <table:table-cell table:formula="of:=IF([Data.A48]=&quot;&quot;;[.A46];[Data.A48])" office:value-type="float" office:value="32">
            <text:p>32</text:p>
          </table:table-cell>
          <table:table-cell table:formula="of:=IF([Data.E48]=&quot;&quot;;[.B46];CONCATENATE(&quot;,&quot;;[Data.E48]))" office:value-type="string" office:string-value=",TRAINING">
            <text:p>,TRAINING</text:p>
          </table:table-cell>
          <table:table-cell table:formula="of:=IF([Data.F48]=&quot;&quot;;[.C46];CONCATENATE(&quot;,&quot;;[Data.F48]))" office:value-type="string" office:string-value=",CHARL">
            <text:p>,CHARL</text:p>
          </table:table-cell>
          <table:table-cell table:formula="of:=CONCATENATE(&quot;,&quot;;[Data.G48])" office:value-type="string" office:string-value=",LESSER">
            <text:p>,LESSER</text:p>
          </table:table-cell>
          <table:table-cell table:formula="of:=CONCATENATE(&quot;,&quot;;[Data.H48])" office:value-type="string" office:string-value=",5">
            <text:p>,5</text:p>
          </table:table-cell>
          <table:table-cell table:formula="of:=IF([Data.I48]=&quot;&quot;;&quot;&quot;;CONCATENATE(&quot;,&quot;;[Data.I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3" table:formula="of:=IF([Data.J48]=&quot;&quot;;&quot;&quot;;CONCATENATE(&quot;,&quot;;[Data.J48]))">
            <text:p/>
          </table:table-cell>
          <table:table-cell table:style-name="ce13" table:formula="of:=IF([Data.K48]=&quot;&quot;;&quot;&quot;;CONCATENATE(&quot;,&quot;;[Data.K48]))">
            <text:p/>
          </table:table-cell>
          <table:table-cell table:style-name="ce13" table:formula="of:=IF([Data.L48]=&quot;&quot;;&quot;&quot;;CONCATENATE(&quot;,&quot;;[Data.L48]))">
            <text:p/>
          </table:table-cell>
          <table:table-cell table:style-name="ce13" table:formula="of:=IF([Data.M48]=&quot;&quot;;&quot;&quot;;CONCATENATE(&quot;,&quot;;[Data.M48]))">
            <text:p/>
          </table:table-cell>
          <table:table-cell table:style-name="ce13" table:formula="of:=IF([Data.N48]=&quot;&quot;;&quot;&quot;;CONCATENATE(&quot;,&quot;;[Data.N48]))">
            <text:p/>
          </table:table-cell>
          <table:table-cell table:style-name="ce13" table:formula="of:=IF([Data.O48]=&quot;&quot;;&quot;&quot;;CONCATENATE(&quot;,&quot;;[Data.O48]))">
            <text:p/>
          </table:table-cell>
          <table:table-cell table:style-name="ce13" table:formula="of:=IF([Data.P48]=&quot;&quot;;&quot;&quot;;CONCATENATE(&quot;,&quot;;[Data.P48]))">
            <text:p/>
          </table:table-cell>
          <table:table-cell table:style-name="ce13" table:formula="of:=IF([Data.Q48]=&quot;&quot;;&quot;&quot;;CONCATENATE(&quot;,&quot;;[Data.Q48]))">
            <text:p/>
          </table:table-cell>
          <table:table-cell table:style-name="ce13" table:formula="of:=IF([Data.R48]=&quot;&quot;;&quot;&quot;;CONCATENATE(&quot;,&quot;;[Data.R48]))">
            <text:p/>
          </table:table-cell>
          <table:table-cell table:style-name="ce13" table:formula="of:=IF([Data.S48]=&quot;&quot;;&quot;&quot;;CONCATENATE(&quot;,&quot;;[Data.S48]))">
            <text:p/>
          </table:table-cell>
          <table:table-cell table:style-name="ce13" table:formula="of:=IF([Data.T48]=&quot;&quot;;&quot;&quot;;CONCATENATE(&quot;,&quot;;[Data.T48]))">
            <text:p/>
          </table:table-cell>
          <table:table-cell table:number-columns-repeated="2"/>
        </table:table-row>
        <table:table-row table:style-name="ro2">
          <table:table-cell table:formula="of:=IF([Data.A49]=&quot;&quot;;[.A47];[Data.A49])" office:value-type="float" office:value="32">
            <text:p>32</text:p>
          </table:table-cell>
          <table:table-cell table:formula="of:=IF([Data.E49]=&quot;&quot;;[.B47];CONCATENATE(&quot;,&quot;;[Data.E49]))" office:value-type="string" office:string-value=",TRAINING">
            <text:p>,TRAINING</text:p>
          </table:table-cell>
          <table:table-cell table:formula="of:=IF([Data.F49]=&quot;&quot;;[.C47];CONCATENATE(&quot;,&quot;;[Data.F49]))" office:value-type="string" office:string-value=",CHARL">
            <text:p>,CHARL</text:p>
          </table:table-cell>
          <table:table-cell table:formula="of:=CONCATENATE(&quot;,&quot;;[Data.G49])" office:value-type="string" office:string-value=",MINOR">
            <text:p>,MINOR</text:p>
          </table:table-cell>
          <table:table-cell table:formula="of:=CONCATENATE(&quot;,&quot;;[Data.H49])" office:value-type="string" office:string-value=",10">
            <text:p>,10</text:p>
          </table:table-cell>
          <table:table-cell table:formula="of:=IF([Data.I49]=&quot;&quot;;&quot;&quot;;CONCATENATE(&quot;,&quot;;[Data.I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3" table:formula="of:=IF([Data.J49]=&quot;&quot;;&quot;&quot;;CONCATENATE(&quot;,&quot;;[Data.J49]))">
            <text:p/>
          </table:table-cell>
          <table:table-cell table:style-name="ce13" table:formula="of:=IF([Data.K49]=&quot;&quot;;&quot;&quot;;CONCATENATE(&quot;,&quot;;[Data.K49]))">
            <text:p/>
          </table:table-cell>
          <table:table-cell table:style-name="ce13" table:formula="of:=IF([Data.L49]=&quot;&quot;;&quot;&quot;;CONCATENATE(&quot;,&quot;;[Data.L49]))">
            <text:p/>
          </table:table-cell>
          <table:table-cell table:style-name="ce13" table:formula="of:=IF([Data.M49]=&quot;&quot;;&quot;&quot;;CONCATENATE(&quot;,&quot;;[Data.M49]))">
            <text:p/>
          </table:table-cell>
          <table:table-cell table:style-name="ce13" table:formula="of:=IF([Data.N49]=&quot;&quot;;&quot;&quot;;CONCATENATE(&quot;,&quot;;[Data.N49]))">
            <text:p/>
          </table:table-cell>
          <table:table-cell table:style-name="ce13" table:formula="of:=IF([Data.O49]=&quot;&quot;;&quot;&quot;;CONCATENATE(&quot;,&quot;;[Data.O49]))">
            <text:p/>
          </table:table-cell>
          <table:table-cell table:style-name="ce13" table:formula="of:=IF([Data.P49]=&quot;&quot;;&quot;&quot;;CONCATENATE(&quot;,&quot;;[Data.P49]))">
            <text:p/>
          </table:table-cell>
          <table:table-cell table:style-name="ce13" table:formula="of:=IF([Data.Q49]=&quot;&quot;;&quot;&quot;;CONCATENATE(&quot;,&quot;;[Data.Q49]))">
            <text:p/>
          </table:table-cell>
          <table:table-cell table:style-name="ce13" table:formula="of:=IF([Data.R49]=&quot;&quot;;&quot;&quot;;CONCATENATE(&quot;,&quot;;[Data.R49]))">
            <text:p/>
          </table:table-cell>
          <table:table-cell table:style-name="ce13" table:formula="of:=IF([Data.S49]=&quot;&quot;;&quot;&quot;;CONCATENATE(&quot;,&quot;;[Data.S49]))">
            <text:p/>
          </table:table-cell>
          <table:table-cell table:style-name="ce13" table:formula="of:=IF([Data.T49]=&quot;&quot;;&quot;&quot;;CONCATENATE(&quot;,&quot;;[Data.T49]))">
            <text:p/>
          </table:table-cell>
          <table:table-cell table:number-columns-repeated="2"/>
        </table:table-row>
        <table:table-row table:style-name="ro2">
          <table:table-cell table:formula="of:=IF([Data.A50]=&quot;&quot;;[.A48];[Data.A50])" office:value-type="float" office:value="32">
            <text:p>32</text:p>
          </table:table-cell>
          <table:table-cell table:formula="of:=IF([Data.E50]=&quot;&quot;;[.B48];CONCATENATE(&quot;,&quot;;[Data.E50]))" office:value-type="string" office:string-value=",TRAINING">
            <text:p>,TRAINING</text:p>
          </table:table-cell>
          <table:table-cell table:formula="of:=IF([Data.F50]=&quot;&quot;;[.C48];CONCATENATE(&quot;,&quot;;[Data.F50]))" office:value-type="string" office:string-value=",CHARL">
            <text:p>,CHARL</text:p>
          </table:table-cell>
          <table:table-cell table:formula="of:=CONCATENATE(&quot;,&quot;;[Data.G50])" office:value-type="string" office:string-value=",MAJOR">
            <text:p>,MAJOR</text:p>
          </table:table-cell>
          <table:table-cell table:formula="of:=CONCATENATE(&quot;,&quot;;[Data.H50])" office:value-type="string" office:string-value=",20">
            <text:p>,20</text:p>
          </table:table-cell>
          <table:table-cell table:formula="of:=IF([Data.I50]=&quot;&quot;;&quot;&quot;;CONCATENATE(&quot;,&quot;;[Data.I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3" table:formula="of:=IF([Data.J50]=&quot;&quot;;&quot;&quot;;CONCATENATE(&quot;,&quot;;[Data.J50]))">
            <text:p/>
          </table:table-cell>
          <table:table-cell table:style-name="ce13" table:formula="of:=IF([Data.K50]=&quot;&quot;;&quot;&quot;;CONCATENATE(&quot;,&quot;;[Data.K50]))">
            <text:p/>
          </table:table-cell>
          <table:table-cell table:style-name="ce13" table:formula="of:=IF([Data.L50]=&quot;&quot;;&quot;&quot;;CONCATENATE(&quot;,&quot;;[Data.L50]))">
            <text:p/>
          </table:table-cell>
          <table:table-cell table:style-name="ce13" table:formula="of:=IF([Data.M50]=&quot;&quot;;&quot;&quot;;CONCATENATE(&quot;,&quot;;[Data.M50]))">
            <text:p/>
          </table:table-cell>
          <table:table-cell table:style-name="ce13" table:formula="of:=IF([Data.N50]=&quot;&quot;;&quot;&quot;;CONCATENATE(&quot;,&quot;;[Data.N50]))">
            <text:p/>
          </table:table-cell>
          <table:table-cell table:style-name="ce13" table:formula="of:=IF([Data.O50]=&quot;&quot;;&quot;&quot;;CONCATENATE(&quot;,&quot;;[Data.O50]))">
            <text:p/>
          </table:table-cell>
          <table:table-cell table:style-name="ce13" table:formula="of:=IF([Data.P50]=&quot;&quot;;&quot;&quot;;CONCATENATE(&quot;,&quot;;[Data.P50]))">
            <text:p/>
          </table:table-cell>
          <table:table-cell table:style-name="ce13" table:formula="of:=IF([Data.Q50]=&quot;&quot;;&quot;&quot;;CONCATENATE(&quot;,&quot;;[Data.Q50]))">
            <text:p/>
          </table:table-cell>
          <table:table-cell table:style-name="ce13" table:formula="of:=IF([Data.R50]=&quot;&quot;;&quot;&quot;;CONCATENATE(&quot;,&quot;;[Data.R50]))">
            <text:p/>
          </table:table-cell>
          <table:table-cell table:style-name="ce13" table:formula="of:=IF([Data.S50]=&quot;&quot;;&quot;&quot;;CONCATENATE(&quot;,&quot;;[Data.S50]))">
            <text:p/>
          </table:table-cell>
          <table:table-cell table:style-name="ce13" table:formula="of:=IF([Data.T50]=&quot;&quot;;&quot;&quot;;CONCATENATE(&quot;,&quot;;[Data.T50]))">
            <text:p/>
          </table:table-cell>
          <table:table-cell table:number-columns-repeated="2"/>
        </table:table-row>
        <table:table-row table:style-name="ro2">
          <table:table-cell table:formula="of:=IF([Data.A51]=&quot;&quot;;[.A49];[Data.A51])" office:value-type="float" office:value="32">
            <text:p>32</text:p>
          </table:table-cell>
          <table:table-cell table:formula="of:=IF([Data.E51]=&quot;&quot;;[.B49];CONCATENATE(&quot;,&quot;;[Data.E51]))" office:value-type="string" office:string-value=",TRAINING">
            <text:p>,TRAINING</text:p>
          </table:table-cell>
          <table:table-cell table:formula="of:=IF([Data.F51]=&quot;&quot;;[.C49];CONCATENATE(&quot;,&quot;;[Data.F51]))" office:value-type="string" office:string-value=",CHARL">
            <text:p>,CHARL</text:p>
          </table:table-cell>
          <table:table-cell table:formula="of:=CONCATENATE(&quot;,&quot;;[Data.G51])" office:value-type="string" office:string-value=",GREATER">
            <text:p>,GREATER</text:p>
          </table:table-cell>
          <table:table-cell table:formula="of:=CONCATENATE(&quot;,&quot;;[Data.H51])" office:value-type="string" office:string-value=",30">
            <text:p>,30</text:p>
          </table:table-cell>
          <table:table-cell table:formula="of:=IF([Data.I51]=&quot;&quot;;&quot;&quot;;CONCATENATE(&quot;,&quot;;[Data.I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3" table:formula="of:=IF([Data.J51]=&quot;&quot;;&quot;&quot;;CONCATENATE(&quot;,&quot;;[Data.J51]))">
            <text:p/>
          </table:table-cell>
          <table:table-cell table:style-name="ce13" table:formula="of:=IF([Data.K51]=&quot;&quot;;&quot;&quot;;CONCATENATE(&quot;,&quot;;[Data.K51]))">
            <text:p/>
          </table:table-cell>
          <table:table-cell table:style-name="ce13" table:formula="of:=IF([Data.L51]=&quot;&quot;;&quot;&quot;;CONCATENATE(&quot;,&quot;;[Data.L51]))">
            <text:p/>
          </table:table-cell>
          <table:table-cell table:style-name="ce13" table:formula="of:=IF([Data.M51]=&quot;&quot;;&quot;&quot;;CONCATENATE(&quot;,&quot;;[Data.M51]))">
            <text:p/>
          </table:table-cell>
          <table:table-cell table:style-name="ce13" table:formula="of:=IF([Data.N51]=&quot;&quot;;&quot;&quot;;CONCATENATE(&quot;,&quot;;[Data.N51]))">
            <text:p/>
          </table:table-cell>
          <table:table-cell table:style-name="ce13" table:formula="of:=IF([Data.O51]=&quot;&quot;;&quot;&quot;;CONCATENATE(&quot;,&quot;;[Data.O51]))">
            <text:p/>
          </table:table-cell>
          <table:table-cell table:style-name="ce13" table:formula="of:=IF([Data.P51]=&quot;&quot;;&quot;&quot;;CONCATENATE(&quot;,&quot;;[Data.P51]))">
            <text:p/>
          </table:table-cell>
          <table:table-cell table:style-name="ce13" table:formula="of:=IF([Data.Q51]=&quot;&quot;;&quot;&quot;;CONCATENATE(&quot;,&quot;;[Data.Q51]))">
            <text:p/>
          </table:table-cell>
          <table:table-cell table:style-name="ce13" table:formula="of:=IF([Data.R51]=&quot;&quot;;&quot;&quot;;CONCATENATE(&quot;,&quot;;[Data.R51]))">
            <text:p/>
          </table:table-cell>
          <table:table-cell table:style-name="ce13" table:formula="of:=IF([Data.S51]=&quot;&quot;;&quot;&quot;;CONCATENATE(&quot;,&quot;;[Data.S51]))">
            <text:p/>
          </table:table-cell>
          <table:table-cell table:style-name="ce13" table:formula="of:=IF([Data.T51]=&quot;&quot;;&quot;&quot;;CONCATENATE(&quot;,&quot;;[Data.T51]))">
            <text:p/>
          </table:table-cell>
          <table:table-cell table:number-columns-repeated="2"/>
        </table:table-row>
        <table:table-row table:style-name="ro2">
          <table:table-cell table:formula="of:=IF([Data.A52]=&quot;&quot;;[.A50];[Data.A52])" office:value-type="float" office:value="33">
            <text:p>33</text:p>
          </table:table-cell>
          <table:table-cell table:formula="of:=IF([Data.E52]=&quot;&quot;;[.B50];CONCATENATE(&quot;,&quot;;[Data.E52]))" office:value-type="string" office:string-value=",TRAINING">
            <text:p>,TRAINING</text:p>
          </table:table-cell>
          <table:table-cell table:formula="of:=IF([Data.F52]=&quot;&quot;;[.C50];CONCATENATE(&quot;,&quot;;[Data.F52]))" office:value-type="string" office:string-value=",CHARL">
            <text:p>,CHARL</text:p>
          </table:table-cell>
          <table:table-cell table:formula="of:=CONCATENATE(&quot;,&quot;;[Data.G52])" office:value-type="string" office:string-value=",MAJOR">
            <text:p>,MAJOR</text:p>
          </table:table-cell>
          <table:table-cell table:formula="of:=CONCATENATE(&quot;,&quot;;[Data.H52])" office:value-type="string" office:string-value=",13">
            <text:p>,13</text:p>
          </table:table-cell>
          <table:table-cell table:formula="of:=IF([Data.I52]=&quot;&quot;;&quot;&quot;;CONCATENATE(&quot;,&quot;;[Data.I52]))" office:value-type="string" office:string-value=",C14=20">
            <text:p>,C14=20</text:p>
          </table:table-cell>
          <table:table-cell table:style-name="ce13" table:formula="of:=IF([Data.J52]=&quot;&quot;;&quot;&quot;;CONCATENATE(&quot;,&quot;;[Data.J52]))">
            <text:p/>
          </table:table-cell>
          <table:table-cell table:style-name="ce13" table:formula="of:=IF([Data.K52]=&quot;&quot;;&quot;&quot;;CONCATENATE(&quot;,&quot;;[Data.K52]))">
            <text:p/>
          </table:table-cell>
          <table:table-cell table:style-name="ce13" table:formula="of:=IF([Data.L52]=&quot;&quot;;&quot;&quot;;CONCATENATE(&quot;,&quot;;[Data.L52]))">
            <text:p/>
          </table:table-cell>
          <table:table-cell table:style-name="ce13" table:formula="of:=IF([Data.M52]=&quot;&quot;;&quot;&quot;;CONCATENATE(&quot;,&quot;;[Data.M52]))">
            <text:p/>
          </table:table-cell>
          <table:table-cell table:style-name="ce13" table:formula="of:=IF([Data.N52]=&quot;&quot;;&quot;&quot;;CONCATENATE(&quot;,&quot;;[Data.N52]))">
            <text:p/>
          </table:table-cell>
          <table:table-cell table:style-name="ce13" table:formula="of:=IF([Data.O52]=&quot;&quot;;&quot;&quot;;CONCATENATE(&quot;,&quot;;[Data.O52]))">
            <text:p/>
          </table:table-cell>
          <table:table-cell table:style-name="ce13" table:formula="of:=IF([Data.P52]=&quot;&quot;;&quot;&quot;;CONCATENATE(&quot;,&quot;;[Data.P52]))">
            <text:p/>
          </table:table-cell>
          <table:table-cell table:style-name="ce13" table:formula="of:=IF([Data.Q52]=&quot;&quot;;&quot;&quot;;CONCATENATE(&quot;,&quot;;[Data.Q52]))">
            <text:p/>
          </table:table-cell>
          <table:table-cell table:style-name="ce13" table:formula="of:=IF([Data.R52]=&quot;&quot;;&quot;&quot;;CONCATENATE(&quot;,&quot;;[Data.R52]))">
            <text:p/>
          </table:table-cell>
          <table:table-cell table:style-name="ce13" table:formula="of:=IF([Data.S52]=&quot;&quot;;&quot;&quot;;CONCATENATE(&quot;,&quot;;[Data.S52]))">
            <text:p/>
          </table:table-cell>
          <table:table-cell table:style-name="ce13" table:formula="of:=IF([Data.T52]=&quot;&quot;;&quot;&quot;;CONCATENATE(&quot;,&quot;;[Data.T52]))">
            <text:p/>
          </table:table-cell>
          <table:table-cell table:number-columns-repeated="2"/>
        </table:table-row>
        <table:table-row table:style-name="ro3">
          <table:table-cell table:formula="of:=IF([Data.A53]=&quot;&quot;;[.A51];[Data.A53])" office:value-type="float" office:value="34">
            <text:p>34</text:p>
          </table:table-cell>
          <table:table-cell table:formula="of:=IF([Data.E53]=&quot;&quot;;[.B51];CONCATENATE(&quot;,&quot;;[Data.E53]))" office:value-type="string" office:string-value=",TRAINING">
            <text:p>,TRAINING</text:p>
          </table:table-cell>
          <table:table-cell table:formula="of:=IF([Data.F53]=&quot;&quot;;[.C51];CONCATENATE(&quot;,&quot;;[Data.F53]))" office:value-type="string" office:string-value=",CHARL">
            <text:p>,CHARL</text:p>
          </table:table-cell>
          <table:table-cell table:formula="of:=CONCATENATE(&quot;,&quot;;[Data.G53])" office:value-type="string" office:string-value=",MAJOR">
            <text:p>,MAJOR</text:p>
          </table:table-cell>
          <table:table-cell table:formula="of:=CONCATENATE(&quot;,&quot;;[Data.H53])" office:value-type="string" office:string-value=",15">
            <text:p>,15</text:p>
          </table:table-cell>
          <table:table-cell table:formula="of:=IF([Data.I53]=&quot;&quot;;&quot;&quot;;CONCATENATE(&quot;,&quot;;[Data.I53]))" office:value-type="string" office:string-value=",S196=25">
            <text:p>,S196=25</text:p>
          </table:table-cell>
          <table:table-cell table:style-name="ce13" table:formula="of:=IF([Data.J53]=&quot;&quot;;&quot;&quot;;CONCATENATE(&quot;,&quot;;[Data.J53]))" office:value-type="string" office:string-value=",S85=25">
            <text:p>,S85=25</text:p>
          </table:table-cell>
          <table:table-cell table:style-name="ce13" table:formula="of:=IF([Data.K53]=&quot;&quot;;&quot;&quot;;CONCATENATE(&quot;,&quot;;[Data.K53]))" office:value-type="string" office:string-value=",S79=25">
            <text:p>,S79=25</text:p>
          </table:table-cell>
          <table:table-cell table:style-name="ce13" table:formula="of:=IF([Data.L53]=&quot;&quot;;&quot;&quot;;CONCATENATE(&quot;,&quot;;[Data.L53]))" office:value-type="string" office:string-value=",S161=25">
            <text:p>,S161=25</text:p>
          </table:table-cell>
          <table:table-cell table:style-name="ce13" table:formula="of:=IF([Data.M53]=&quot;&quot;;&quot;&quot;;CONCATENATE(&quot;,&quot;;[Data.M53]))" office:value-type="string" office:string-value=",S93=25">
            <text:p>,S93=25</text:p>
          </table:table-cell>
          <table:table-cell table:style-name="ce13" table:formula="of:=IF([Data.N53]=&quot;&quot;;&quot;&quot;;CONCATENATE(&quot;,&quot;;[Data.N53]))" office:value-type="string" office:string-value=",S78=25">
            <text:p>,S78=25</text:p>
          </table:table-cell>
          <table:table-cell table:style-name="ce13" table:formula="of:=IF([Data.O53]=&quot;&quot;;&quot;&quot;;CONCATENATE(&quot;,&quot;;[Data.O53]))" office:value-type="string" office:string-value=",DESCR">
            <text:p>,DESCR</text:p>
          </table:table-cell>
          <table:table-cell table:style-name="ce13" table:formula="of:=IF([Data.P53]=&quot;&quot;;&quot;&quot;;CONCATENATE(&quot;,&quot;;[Data.P53]))">
            <text:p/>
          </table:table-cell>
          <table:table-cell table:style-name="ce13" table:formula="of:=IF([Data.Q53]=&quot;&quot;;&quot;&quot;;CONCATENATE(&quot;,&quot;;[Data.Q53]))">
            <text:p/>
          </table:table-cell>
          <table:table-cell table:style-name="ce13" table:formula="of:=IF([Data.R53]=&quot;&quot;;&quot;&quot;;CONCATENATE(&quot;,&quot;;[Data.R53]))">
            <text:p/>
          </table:table-cell>
          <table:table-cell table:style-name="ce13" table:formula="of:=IF([Data.S53]=&quot;&quot;;&quot;&quot;;CONCATENATE(&quot;,&quot;;[Data.S53]))">
            <text:p/>
          </table:table-cell>
          <table:table-cell table:style-name="ce13" table:formula="of:=IF([Data.T53]=&quot;&quot;;&quot;&quot;;CONCATENATE(&quot;,&quot;;[Data.T53]))">
            <text:p/>
          </table:table-cell>
          <table:table-cell table:number-columns-repeated="2"/>
        </table:table-row>
        <table:table-row table:style-name="ro3">
          <table:table-cell table:formula="of:=IF([Data.A54]=&quot;&quot;;[.A52];[Data.A54])" office:value-type="float" office:value="35">
            <text:p>35</text:p>
          </table:table-cell>
          <table:table-cell table:formula="of:=IF([Data.E54]=&quot;&quot;;[.B52];CONCATENATE(&quot;,&quot;;[Data.E54]))" office:value-type="string" office:string-value=",TRAINING">
            <text:p>,TRAINING</text:p>
          </table:table-cell>
          <table:table-cell table:formula="of:=IF([Data.F54]=&quot;&quot;;[.C52];CONCATENATE(&quot;,&quot;;[Data.F54]))" office:value-type="string" office:string-value=",CHARL">
            <text:p>,CHARL</text:p>
          </table:table-cell>
          <table:table-cell table:formula="of:=CONCATENATE(&quot;,&quot;;[Data.G54])" office:value-type="string" office:string-value=",MAJOR">
            <text:p>,MAJOR</text:p>
          </table:table-cell>
          <table:table-cell table:formula="of:=CONCATENATE(&quot;,&quot;;[Data.H54])" office:value-type="string" office:string-value=",15">
            <text:p>,15</text:p>
          </table:table-cell>
          <table:table-cell table:formula="of:=IF([Data.I54]=&quot;&quot;;&quot;&quot;;CONCATENATE(&quot;,&quot;;[Data.I54]))" office:value-type="string" office:string-value=",CHOOSE6=ALLSKILL=10">
            <text:p>,CHOOSE6=ALLSKILL=10</text:p>
          </table:table-cell>
          <table:table-cell table:style-name="ce13" table:formula="of:=IF([Data.J54]=&quot;&quot;;&quot;&quot;;CONCATENATE(&quot;,&quot;;[Data.J54]))">
            <text:p/>
          </table:table-cell>
          <table:table-cell table:style-name="ce13" table:formula="of:=IF([Data.K54]=&quot;&quot;;&quot;&quot;;CONCATENATE(&quot;,&quot;;[Data.K54]))">
            <text:p/>
          </table:table-cell>
          <table:table-cell table:style-name="ce13" table:formula="of:=IF([Data.L54]=&quot;&quot;;&quot;&quot;;CONCATENATE(&quot;,&quot;;[Data.L54]))">
            <text:p/>
          </table:table-cell>
          <table:table-cell table:style-name="ce13" table:formula="of:=IF([Data.M54]=&quot;&quot;;&quot;&quot;;CONCATENATE(&quot;,&quot;;[Data.M54]))">
            <text:p/>
          </table:table-cell>
          <table:table-cell table:style-name="ce13" table:formula="of:=IF([Data.N54]=&quot;&quot;;&quot;&quot;;CONCATENATE(&quot;,&quot;;[Data.N54]))">
            <text:p/>
          </table:table-cell>
          <table:table-cell table:style-name="ce13" table:formula="of:=IF([Data.O54]=&quot;&quot;;&quot;&quot;;CONCATENATE(&quot;,&quot;;[Data.O54]))">
            <text:p/>
          </table:table-cell>
          <table:table-cell table:style-name="ce13" table:formula="of:=IF([Data.P54]=&quot;&quot;;&quot;&quot;;CONCATENATE(&quot;,&quot;;[Data.P54]))">
            <text:p/>
          </table:table-cell>
          <table:table-cell table:style-name="ce13" table:formula="of:=IF([Data.Q54]=&quot;&quot;;&quot;&quot;;CONCATENATE(&quot;,&quot;;[Data.Q54]))">
            <text:p/>
          </table:table-cell>
          <table:table-cell table:style-name="ce13" table:formula="of:=IF([Data.R54]=&quot;&quot;;&quot;&quot;;CONCATENATE(&quot;,&quot;;[Data.R54]))">
            <text:p/>
          </table:table-cell>
          <table:table-cell table:style-name="ce13" table:formula="of:=IF([Data.S54]=&quot;&quot;;&quot;&quot;;CONCATENATE(&quot;,&quot;;[Data.S54]))">
            <text:p/>
          </table:table-cell>
          <table:table-cell table:style-name="ce13" table:formula="of:=IF([Data.T54]=&quot;&quot;;&quot;&quot;;CONCATENATE(&quot;,&quot;;[Data.T54]))">
            <text:p/>
          </table:table-cell>
          <table:table-cell table:number-columns-repeated="2"/>
        </table:table-row>
        <table:table-row table:style-name="ro3">
          <table:table-cell table:formula="of:=IF([Data.A55]=&quot;&quot;;[.A53];[Data.A55])" office:value-type="float" office:value="35">
            <text:p>35</text:p>
          </table:table-cell>
          <table:table-cell table:formula="of:=IF([Data.E55]=&quot;&quot;;[.B53];CONCATENATE(&quot;,&quot;;[Data.E55]))" office:value-type="string" office:string-value=",TRAINING">
            <text:p>,TRAINING</text:p>
          </table:table-cell>
          <table:table-cell table:formula="of:=IF([Data.F55]=&quot;&quot;;[.C53];CONCATENATE(&quot;,&quot;;[Data.F55]))" office:value-type="string" office:string-value=",CHARL">
            <text:p>,CHARL</text:p>
          </table:table-cell>
          <table:table-cell table:formula="of:=CONCATENATE(&quot;,&quot;;[Data.G55])" office:value-type="string" office:string-value=",GREATER">
            <text:p>,GREATER</text:p>
          </table:table-cell>
          <table:table-cell table:formula="of:=CONCATENATE(&quot;,&quot;;[Data.H55])" office:value-type="string" office:string-value=",25">
            <text:p>,25</text:p>
          </table:table-cell>
          <table:table-cell table:formula="of:=IF([Data.I55]=&quot;&quot;;&quot;&quot;;CONCATENATE(&quot;,&quot;;[Data.I55]))" office:value-type="string" office:string-value=",CHOOSE6=ALLSKILL=20">
            <text:p>,CHOOSE6=ALLSKILL=20</text:p>
          </table:table-cell>
          <table:table-cell table:style-name="ce13" table:formula="of:=IF([Data.J55]=&quot;&quot;;&quot;&quot;;CONCATENATE(&quot;,&quot;;[Data.J55]))">
            <text:p/>
          </table:table-cell>
          <table:table-cell table:style-name="ce13" table:formula="of:=IF([Data.K55]=&quot;&quot;;&quot;&quot;;CONCATENATE(&quot;,&quot;;[Data.K55]))">
            <text:p/>
          </table:table-cell>
          <table:table-cell table:style-name="ce13" table:formula="of:=IF([Data.L55]=&quot;&quot;;&quot;&quot;;CONCATENATE(&quot;,&quot;;[Data.L55]))">
            <text:p/>
          </table:table-cell>
          <table:table-cell table:style-name="ce13" table:formula="of:=IF([Data.M55]=&quot;&quot;;&quot;&quot;;CONCATENATE(&quot;,&quot;;[Data.M55]))">
            <text:p/>
          </table:table-cell>
          <table:table-cell table:style-name="ce13" table:formula="of:=IF([Data.N55]=&quot;&quot;;&quot;&quot;;CONCATENATE(&quot;,&quot;;[Data.N55]))">
            <text:p/>
          </table:table-cell>
          <table:table-cell table:style-name="ce13" table:formula="of:=IF([Data.O55]=&quot;&quot;;&quot;&quot;;CONCATENATE(&quot;,&quot;;[Data.O55]))">
            <text:p/>
          </table:table-cell>
          <table:table-cell table:style-name="ce13" table:formula="of:=IF([Data.P55]=&quot;&quot;;&quot;&quot;;CONCATENATE(&quot;,&quot;;[Data.P55]))">
            <text:p/>
          </table:table-cell>
          <table:table-cell table:style-name="ce13" table:formula="of:=IF([Data.Q55]=&quot;&quot;;&quot;&quot;;CONCATENATE(&quot;,&quot;;[Data.Q55]))">
            <text:p/>
          </table:table-cell>
          <table:table-cell table:style-name="ce13" table:formula="of:=IF([Data.R55]=&quot;&quot;;&quot;&quot;;CONCATENATE(&quot;,&quot;;[Data.R55]))">
            <text:p/>
          </table:table-cell>
          <table:table-cell table:style-name="ce13" table:formula="of:=IF([Data.S55]=&quot;&quot;;&quot;&quot;;CONCATENATE(&quot;,&quot;;[Data.S55]))">
            <text:p/>
          </table:table-cell>
          <table:table-cell table:style-name="ce13" table:formula="of:=IF([Data.T55]=&quot;&quot;;&quot;&quot;;CONCATENATE(&quot;,&quot;;[Data.T55]))">
            <text:p/>
          </table:table-cell>
          <table:table-cell table:number-columns-repeated="2"/>
        </table:table-row>
        <table:table-row table:style-name="ro3">
          <table:table-cell table:formula="of:=IF([Data.A56]=&quot;&quot;;[.A54];[Data.A56])" office:value-type="float" office:value="36">
            <text:p>36</text:p>
          </table:table-cell>
          <table:table-cell table:formula="of:=IF([Data.E56]=&quot;&quot;;[.B54];CONCATENATE(&quot;,&quot;;[Data.E56]))" office:value-type="string" office:string-value=",TRAINING">
            <text:p>,TRAINING</text:p>
          </table:table-cell>
          <table:table-cell table:formula="of:=IF([Data.F56]=&quot;&quot;;[.C54];CONCATENATE(&quot;,&quot;;[Data.F56]))" office:value-type="string" office:string-value=",CHARL">
            <text:p>,CHARL</text:p>
          </table:table-cell>
          <table:table-cell table:formula="of:=CONCATENATE(&quot;,&quot;;[Data.G56])" office:value-type="string" office:string-value=",LESSER">
            <text:p>,LESSER</text:p>
          </table:table-cell>
          <table:table-cell table:formula="of:=CONCATENATE(&quot;,&quot;;[Data.H56])" office:value-type="string" office:string-value=",3">
            <text:p>,3</text:p>
          </table:table-cell>
          <table:table-cell table:formula="of:=IF([Data.I56]=&quot;&quot;;&quot;&quot;;CONCATENATE(&quot;,&quot;;[Data.I56]))" office:value-type="string" office:string-value=",S131=10">
            <text:p>,S131=10</text:p>
          </table:table-cell>
          <table:table-cell table:style-name="ce13" table:formula="of:=IF([Data.J56]=&quot;&quot;;&quot;&quot;;CONCATENATE(&quot;,&quot;;[Data.J56]))">
            <text:p/>
          </table:table-cell>
          <table:table-cell table:style-name="ce13" table:formula="of:=IF([Data.K56]=&quot;&quot;;&quot;&quot;;CONCATENATE(&quot;,&quot;;[Data.K56]))">
            <text:p/>
          </table:table-cell>
          <table:table-cell table:style-name="ce13" table:formula="of:=IF([Data.L56]=&quot;&quot;;&quot;&quot;;CONCATENATE(&quot;,&quot;;[Data.L56]))">
            <text:p/>
          </table:table-cell>
          <table:table-cell table:style-name="ce13" table:formula="of:=IF([Data.M56]=&quot;&quot;;&quot;&quot;;CONCATENATE(&quot;,&quot;;[Data.M56]))">
            <text:p/>
          </table:table-cell>
          <table:table-cell table:style-name="ce13" table:formula="of:=IF([Data.N56]=&quot;&quot;;&quot;&quot;;CONCATENATE(&quot;,&quot;;[Data.N56]))">
            <text:p/>
          </table:table-cell>
          <table:table-cell table:style-name="ce13" table:formula="of:=IF([Data.O56]=&quot;&quot;;&quot;&quot;;CONCATENATE(&quot;,&quot;;[Data.O56]))">
            <text:p/>
          </table:table-cell>
          <table:table-cell table:style-name="ce13" table:formula="of:=IF([Data.P56]=&quot;&quot;;&quot;&quot;;CONCATENATE(&quot;,&quot;;[Data.P56]))">
            <text:p/>
          </table:table-cell>
          <table:table-cell table:style-name="ce13" table:formula="of:=IF([Data.Q56]=&quot;&quot;;&quot;&quot;;CONCATENATE(&quot;,&quot;;[Data.Q56]))">
            <text:p/>
          </table:table-cell>
          <table:table-cell table:style-name="ce13" table:formula="of:=IF([Data.R56]=&quot;&quot;;&quot;&quot;;CONCATENATE(&quot;,&quot;;[Data.R56]))">
            <text:p/>
          </table:table-cell>
          <table:table-cell table:style-name="ce13" table:formula="of:=IF([Data.S56]=&quot;&quot;;&quot;&quot;;CONCATENATE(&quot;,&quot;;[Data.S56]))">
            <text:p/>
          </table:table-cell>
          <table:table-cell table:style-name="ce13" table:formula="of:=IF([Data.T56]=&quot;&quot;;&quot;&quot;;CONCATENATE(&quot;,&quot;;[Data.T56]))">
            <text:p/>
          </table:table-cell>
          <table:table-cell table:number-columns-repeated="2"/>
        </table:table-row>
        <table:table-row table:style-name="ro3">
          <table:table-cell table:formula="of:=IF([Data.A57]=&quot;&quot;;[.A55];[Data.A57])" office:value-type="float" office:value="37">
            <text:p>37</text:p>
          </table:table-cell>
          <table:table-cell table:formula="of:=IF([Data.E57]=&quot;&quot;;[.B55];CONCATENATE(&quot;,&quot;;[Data.E57]))" office:value-type="string" office:string-value=",TRAINING">
            <text:p>,TRAINING</text:p>
          </table:table-cell>
          <table:table-cell table:formula="of:=IF([Data.F57]=&quot;&quot;;[.C55];CONCATENATE(&quot;,&quot;;[Data.F57]))" office:value-type="string" office:string-value=",CHARL">
            <text:p>,CHARL</text:p>
          </table:table-cell>
          <table:table-cell table:formula="of:=CONCATENATE(&quot;,&quot;;[Data.G57])" office:value-type="string" office:string-value=",MINOR">
            <text:p>,MINOR</text:p>
          </table:table-cell>
          <table:table-cell table:formula="of:=CONCATENATE(&quot;,&quot;;[Data.H57])" office:value-type="string" office:string-value=",10">
            <text:p>,10</text:p>
          </table:table-cell>
          <table:table-cell table:formula="of:=IF([Data.I57]=&quot;&quot;;&quot;&quot;;CONCATENATE(&quot;,&quot;;[Data.I57]))" office:value-type="string" office:string-value=",DESCR">
            <text:p>,DESCR</text:p>
          </table:table-cell>
          <table:table-cell table:style-name="ce13" table:formula="of:=IF([Data.J57]=&quot;&quot;;&quot;&quot;;CONCATENATE(&quot;,&quot;;[Data.J57]))">
            <text:p/>
          </table:table-cell>
          <table:table-cell table:style-name="ce13" table:formula="of:=IF([Data.K57]=&quot;&quot;;&quot;&quot;;CONCATENATE(&quot;,&quot;;[Data.K57]))">
            <text:p/>
          </table:table-cell>
          <table:table-cell table:style-name="ce13" table:formula="of:=IF([Data.L57]=&quot;&quot;;&quot;&quot;;CONCATENATE(&quot;,&quot;;[Data.L57]))">
            <text:p/>
          </table:table-cell>
          <table:table-cell table:style-name="ce13" table:formula="of:=IF([Data.M57]=&quot;&quot;;&quot;&quot;;CONCATENATE(&quot;,&quot;;[Data.M57]))">
            <text:p/>
          </table:table-cell>
          <table:table-cell table:style-name="ce13" table:formula="of:=IF([Data.N57]=&quot;&quot;;&quot;&quot;;CONCATENATE(&quot;,&quot;;[Data.N57]))">
            <text:p/>
          </table:table-cell>
          <table:table-cell table:style-name="ce13" table:formula="of:=IF([Data.O57]=&quot;&quot;;&quot;&quot;;CONCATENATE(&quot;,&quot;;[Data.O57]))">
            <text:p/>
          </table:table-cell>
          <table:table-cell table:style-name="ce13" table:formula="of:=IF([Data.P57]=&quot;&quot;;&quot;&quot;;CONCATENATE(&quot;,&quot;;[Data.P57]))">
            <text:p/>
          </table:table-cell>
          <table:table-cell table:style-name="ce13" table:formula="of:=IF([Data.Q57]=&quot;&quot;;&quot;&quot;;CONCATENATE(&quot;,&quot;;[Data.Q57]))">
            <text:p/>
          </table:table-cell>
          <table:table-cell table:style-name="ce13" table:formula="of:=IF([Data.R57]=&quot;&quot;;&quot;&quot;;CONCATENATE(&quot;,&quot;;[Data.R57]))">
            <text:p/>
          </table:table-cell>
          <table:table-cell table:style-name="ce13" table:formula="of:=IF([Data.S57]=&quot;&quot;;&quot;&quot;;CONCATENATE(&quot;,&quot;;[Data.S57]))">
            <text:p/>
          </table:table-cell>
          <table:table-cell table:style-name="ce13" table:formula="of:=IF([Data.T57]=&quot;&quot;;&quot;&quot;;CONCATENATE(&quot;,&quot;;[Data.T57]))">
            <text:p/>
          </table:table-cell>
          <table:table-cell table:number-columns-repeated="2"/>
        </table:table-row>
        <table:table-row table:style-name="ro3">
          <table:table-cell table:formula="of:=IF([Data.A58]=&quot;&quot;;[.A56];[Data.A58])" office:value-type="float" office:value="38">
            <text:p>38</text:p>
          </table:table-cell>
          <table:table-cell table:formula="of:=IF([Data.E58]=&quot;&quot;;[.B56];CONCATENATE(&quot;,&quot;;[Data.E58]))" office:value-type="string" office:string-value=",PHYSICAL">
            <text:p>,PHYSICAL</text:p>
          </table:table-cell>
          <table:table-cell table:formula="of:=IF([Data.F58]=&quot;&quot;;[.C56];CONCATENATE(&quot;,&quot;;[Data.F58]))" office:value-type="string" office:string-value=",CHARL">
            <text:p>,CHARL</text:p>
          </table:table-cell>
          <table:table-cell table:formula="of:=CONCATENATE(&quot;,&quot;;[Data.G58])" office:value-type="string" office:string-value=",GREATER">
            <text:p>,GREATER</text:p>
          </table:table-cell>
          <table:table-cell table:formula="of:=CONCATENATE(&quot;,&quot;;[Data.H58])" office:value-type="string" office:string-value=",15">
            <text:p>,15</text:p>
          </table:table-cell>
          <table:table-cell table:formula="of:=IF([Data.I58]=&quot;&quot;;&quot;&quot;;CONCATENATE(&quot;,&quot;;[Data.I58]))" office:value-type="string" office:string-value=",S222=15">
            <text:p>,S222=15</text:p>
          </table:table-cell>
          <table:table-cell table:style-name="ce13" table:formula="of:=IF([Data.J58]=&quot;&quot;;&quot;&quot;;CONCATENATE(&quot;,&quot;;[Data.J58]))" office:value-type="string" office:string-value=",S223=15">
            <text:p>,S223=15</text:p>
          </table:table-cell>
          <table:table-cell table:style-name="ce13" table:formula="of:=IF([Data.K58]=&quot;&quot;;&quot;&quot;;CONCATENATE(&quot;,&quot;;[Data.K58]))" office:value-type="string" office:string-value=",S224=15">
            <text:p>,S224=15</text:p>
          </table:table-cell>
          <table:table-cell table:style-name="ce13" table:formula="of:=IF([Data.L58]=&quot;&quot;;&quot;&quot;;CONCATENATE(&quot;,&quot;;[Data.L58]))" office:value-type="string" office:string-value=",S225=15">
            <text:p>,S225=15</text:p>
          </table:table-cell>
          <table:table-cell table:style-name="ce13" table:formula="of:=IF([Data.M58]=&quot;&quot;;&quot;&quot;;CONCATENATE(&quot;,&quot;;[Data.M58]))" office:value-type="string" office:string-value=",S226=15">
            <text:p>,S226=15</text:p>
          </table:table-cell>
          <table:table-cell table:style-name="ce13" table:formula="of:=IF([Data.N58]=&quot;&quot;;&quot;&quot;;CONCATENATE(&quot;,&quot;;[Data.N58]))" office:value-type="string" office:string-value=",S227=15">
            <text:p>,S227=15</text:p>
          </table:table-cell>
          <table:table-cell table:style-name="ce13" table:formula="of:=IF([Data.O58]=&quot;&quot;;&quot;&quot;;CONCATENATE(&quot;,&quot;;[Data.O58]))" office:value-type="string" office:string-value=",S228=15">
            <text:p>,S228=15</text:p>
          </table:table-cell>
          <table:table-cell table:style-name="ce13" table:formula="of:=IF([Data.P58]=&quot;&quot;;&quot;&quot;;CONCATENATE(&quot;,&quot;;[Data.P58]))" office:value-type="string" office:string-value=",S229=15">
            <text:p>,S229=15</text:p>
          </table:table-cell>
          <table:table-cell table:style-name="ce13" table:formula="of:=IF([Data.Q58]=&quot;&quot;;&quot;&quot;;CONCATENATE(&quot;,&quot;;[Data.Q58]))" office:value-type="string" office:string-value=",S221=15">
            <text:p>,S221=15</text:p>
          </table:table-cell>
          <table:table-cell table:style-name="ce13" table:formula="of:=IF([Data.R58]=&quot;&quot;;&quot;&quot;;CONCATENATE(&quot;,&quot;;[Data.R58]))" office:value-type="string" office:string-value=",C59=5">
            <text:p>,C59=5</text:p>
          </table:table-cell>
          <table:table-cell table:style-name="ce13" table:formula="of:=IF([Data.S58]=&quot;&quot;;&quot;&quot;;CONCATENATE(&quot;,&quot;;[Data.S58]))">
            <text:p/>
          </table:table-cell>
          <table:table-cell table:style-name="ce13" table:formula="of:=IF([Data.T58]=&quot;&quot;;&quot;&quot;;CONCATENATE(&quot;,&quot;;[Data.T58]))">
            <text:p/>
          </table:table-cell>
          <table:table-cell table:number-columns-repeated="2"/>
        </table:table-row>
        <table:table-row table:style-name="ro3">
          <table:table-cell table:formula="of:=IF([Data.A59]=&quot;&quot;;[.A57];[Data.A59])" office:value-type="float" office:value="39">
            <text:p>39</text:p>
          </table:table-cell>
          <table:table-cell table:formula="of:=IF([Data.E59]=&quot;&quot;;[.B57];CONCATENATE(&quot;,&quot;;[Data.E59]))" office:value-type="string" office:string-value=",PHYSICAL">
            <text:p>,PHYSICAL</text:p>
          </table:table-cell>
          <table:table-cell table:formula="of:=IF([Data.F59]=&quot;&quot;;[.C57];CONCATENATE(&quot;,&quot;;[Data.F59]))" office:value-type="string" office:string-value=",CHARL">
            <text:p>,CHARL</text:p>
          </table:table-cell>
          <table:table-cell table:formula="of:=CONCATENATE(&quot;,&quot;;[Data.G59])" office:value-type="string" office:string-value=",MINOR">
            <text:p>,MINOR</text:p>
          </table:table-cell>
          <table:table-cell table:formula="of:=CONCATENATE(&quot;,&quot;;[Data.H59])" office:value-type="string" office:string-value=",7">
            <text:p>,7</text:p>
          </table:table-cell>
          <table:table-cell table:formula="of:=IF([Data.I59]=&quot;&quot;;&quot;&quot;;CONCATENATE(&quot;,&quot;;[Data.I59]))" office:value-type="string" office:string-value=",S228=25">
            <text:p>,S228=25</text:p>
          </table:table-cell>
          <table:table-cell table:style-name="ce13" table:formula="of:=IF([Data.J59]=&quot;&quot;;&quot;&quot;;CONCATENATE(&quot;,&quot;;[Data.J59]))">
            <text:p/>
          </table:table-cell>
          <table:table-cell table:style-name="ce13" table:formula="of:=IF([Data.K59]=&quot;&quot;;&quot;&quot;;CONCATENATE(&quot;,&quot;;[Data.K59]))">
            <text:p/>
          </table:table-cell>
          <table:table-cell table:style-name="ce13" table:formula="of:=IF([Data.L59]=&quot;&quot;;&quot;&quot;;CONCATENATE(&quot;,&quot;;[Data.L59]))">
            <text:p/>
          </table:table-cell>
          <table:table-cell table:style-name="ce13" table:formula="of:=IF([Data.M59]=&quot;&quot;;&quot;&quot;;CONCATENATE(&quot;,&quot;;[Data.M59]))">
            <text:p/>
          </table:table-cell>
          <table:table-cell table:style-name="ce13" table:formula="of:=IF([Data.N59]=&quot;&quot;;&quot;&quot;;CONCATENATE(&quot;,&quot;;[Data.N59]))">
            <text:p/>
          </table:table-cell>
          <table:table-cell table:style-name="ce13" table:formula="of:=IF([Data.O59]=&quot;&quot;;&quot;&quot;;CONCATENATE(&quot;,&quot;;[Data.O59]))">
            <text:p/>
          </table:table-cell>
          <table:table-cell table:style-name="ce13" table:formula="of:=IF([Data.P59]=&quot;&quot;;&quot;&quot;;CONCATENATE(&quot;,&quot;;[Data.P59]))">
            <text:p/>
          </table:table-cell>
          <table:table-cell table:style-name="ce13" table:formula="of:=IF([Data.Q59]=&quot;&quot;;&quot;&quot;;CONCATENATE(&quot;,&quot;;[Data.Q59]))">
            <text:p/>
          </table:table-cell>
          <table:table-cell table:style-name="ce13" table:formula="of:=IF([Data.R59]=&quot;&quot;;&quot;&quot;;CONCATENATE(&quot;,&quot;;[Data.R59]))">
            <text:p/>
          </table:table-cell>
          <table:table-cell table:style-name="ce13" table:formula="of:=IF([Data.S59]=&quot;&quot;;&quot;&quot;;CONCATENATE(&quot;,&quot;;[Data.S59]))">
            <text:p/>
          </table:table-cell>
          <table:table-cell table:style-name="ce13" table:formula="of:=IF([Data.T59]=&quot;&quot;;&quot;&quot;;CONCATENATE(&quot;,&quot;;[Data.T59]))">
            <text:p/>
          </table:table-cell>
          <table:table-cell table:number-columns-repeated="2"/>
        </table:table-row>
        <table:table-row table:style-name="ro3">
          <table:table-cell table:formula="of:=IF([Data.A60]=&quot;&quot;;[.A58];[Data.A60])" office:value-type="float" office:value="40">
            <text:p>40</text:p>
          </table:table-cell>
          <table:table-cell table:formula="of:=IF([Data.E60]=&quot;&quot;;[.B58];CONCATENATE(&quot;,&quot;;[Data.E60]))" office:value-type="string" office:string-value=",PHYSICAL">
            <text:p>,PHYSICAL</text:p>
          </table:table-cell>
          <table:table-cell table:formula="of:=IF([Data.F60]=&quot;&quot;;[.C58];CONCATENATE(&quot;,&quot;;[Data.F60]))" office:value-type="string" office:string-value=",CHARL">
            <text:p>,CHARL</text:p>
          </table:table-cell>
          <table:table-cell table:formula="of:=CONCATENATE(&quot;,&quot;;[Data.G60])" office:value-type="string" office:string-value=",MINOR">
            <text:p>,MINOR</text:p>
          </table:table-cell>
          <table:table-cell table:formula="of:=CONCATENATE(&quot;,&quot;;[Data.H60])" office:value-type="string" office:string-value=",7">
            <text:p>,7</text:p>
          </table:table-cell>
          <table:table-cell table:formula="of:=IF([Data.I60]=&quot;&quot;;&quot;&quot;;CONCATENATE(&quot;,&quot;;[Data.I60]))" office:value-type="string" office:string-value=",DESCR">
            <text:p>,DESCR</text:p>
          </table:table-cell>
          <table:table-cell table:style-name="ce13" table:formula="of:=IF([Data.J60]=&quot;&quot;;&quot;&quot;;CONCATENATE(&quot;,&quot;;[Data.J60]))">
            <text:p/>
          </table:table-cell>
          <table:table-cell table:style-name="ce13" table:formula="of:=IF([Data.K60]=&quot;&quot;;&quot;&quot;;CONCATENATE(&quot;,&quot;;[Data.K60]))">
            <text:p/>
          </table:table-cell>
          <table:table-cell table:style-name="ce13" table:formula="of:=IF([Data.L60]=&quot;&quot;;&quot;&quot;;CONCATENATE(&quot;,&quot;;[Data.L60]))">
            <text:p/>
          </table:table-cell>
          <table:table-cell table:style-name="ce13" table:formula="of:=IF([Data.M60]=&quot;&quot;;&quot;&quot;;CONCATENATE(&quot;,&quot;;[Data.M60]))">
            <text:p/>
          </table:table-cell>
          <table:table-cell table:style-name="ce13" table:formula="of:=IF([Data.N60]=&quot;&quot;;&quot;&quot;;CONCATENATE(&quot;,&quot;;[Data.N60]))">
            <text:p/>
          </table:table-cell>
          <table:table-cell table:style-name="ce13" table:formula="of:=IF([Data.O60]=&quot;&quot;;&quot;&quot;;CONCATENATE(&quot;,&quot;;[Data.O60]))">
            <text:p/>
          </table:table-cell>
          <table:table-cell table:style-name="ce13" table:formula="of:=IF([Data.P60]=&quot;&quot;;&quot;&quot;;CONCATENATE(&quot;,&quot;;[Data.P60]))">
            <text:p/>
          </table:table-cell>
          <table:table-cell table:style-name="ce13" table:formula="of:=IF([Data.Q60]=&quot;&quot;;&quot;&quot;;CONCATENATE(&quot;,&quot;;[Data.Q60]))">
            <text:p/>
          </table:table-cell>
          <table:table-cell table:style-name="ce13" table:formula="of:=IF([Data.R60]=&quot;&quot;;&quot;&quot;;CONCATENATE(&quot;,&quot;;[Data.R60]))">
            <text:p/>
          </table:table-cell>
          <table:table-cell table:style-name="ce13" table:formula="of:=IF([Data.S60]=&quot;&quot;;&quot;&quot;;CONCATENATE(&quot;,&quot;;[Data.S60]))">
            <text:p/>
          </table:table-cell>
          <table:table-cell table:style-name="ce13" table:formula="of:=IF([Data.T60]=&quot;&quot;;&quot;&quot;;CONCATENATE(&quot;,&quot;;[Data.T60]))">
            <text:p/>
          </table:table-cell>
          <table:table-cell table:number-columns-repeated="2"/>
        </table:table-row>
        <table:table-row table:style-name="ro3">
          <table:table-cell table:formula="of:=IF([Data.A61]=&quot;&quot;;[.A59];[Data.A61])" office:value-type="float" office:value="41">
            <text:p>41</text:p>
          </table:table-cell>
          <table:table-cell table:formula="of:=IF([Data.E61]=&quot;&quot;;[.B59];CONCATENATE(&quot;,&quot;;[Data.E61]))" office:value-type="string" office:string-value=",PHYSICAL">
            <text:p>,PHYSICAL</text:p>
          </table:table-cell>
          <table:table-cell table:formula="of:=IF([Data.F61]=&quot;&quot;;[.C59];CONCATENATE(&quot;,&quot;;[Data.F61]))" office:value-type="string" office:string-value=",CHARL">
            <text:p>,CHARL</text:p>
          </table:table-cell>
          <table:table-cell table:formula="of:=CONCATENATE(&quot;,&quot;;[Data.G61])" office:value-type="string" office:string-value=",LESSER">
            <text:p>,LESSER</text:p>
          </table:table-cell>
          <table:table-cell table:formula="of:=CONCATENATE(&quot;,&quot;;[Data.H61])" office:value-type="string" office:string-value=",5">
            <text:p>,5</text:p>
          </table:table-cell>
          <table:table-cell table:formula="of:=IF([Data.I61]=&quot;&quot;;&quot;&quot;;CONCATENATE(&quot;,&quot;;[Data.I61]))" office:value-type="string" office:string-value=",BASEMOVERATE=300">
            <text:p>,BASEMOVERATE=300</text:p>
          </table:table-cell>
          <table:table-cell table:style-name="ce13" table:formula="of:=IF([Data.J61]=&quot;&quot;;&quot;&quot;;CONCATENATE(&quot;,&quot;;[Data.J61]))">
            <text:p/>
          </table:table-cell>
          <table:table-cell table:style-name="ce13" table:formula="of:=IF([Data.K61]=&quot;&quot;;&quot;&quot;;CONCATENATE(&quot;,&quot;;[Data.K61]))">
            <text:p/>
          </table:table-cell>
          <table:table-cell table:style-name="ce13" table:formula="of:=IF([Data.L61]=&quot;&quot;;&quot;&quot;;CONCATENATE(&quot;,&quot;;[Data.L61]))">
            <text:p/>
          </table:table-cell>
          <table:table-cell table:style-name="ce13" table:formula="of:=IF([Data.M61]=&quot;&quot;;&quot;&quot;;CONCATENATE(&quot;,&quot;;[Data.M61]))">
            <text:p/>
          </table:table-cell>
          <table:table-cell table:style-name="ce13" table:formula="of:=IF([Data.N61]=&quot;&quot;;&quot;&quot;;CONCATENATE(&quot;,&quot;;[Data.N61]))">
            <text:p/>
          </table:table-cell>
          <table:table-cell table:style-name="ce13" table:formula="of:=IF([Data.O61]=&quot;&quot;;&quot;&quot;;CONCATENATE(&quot;,&quot;;[Data.O61]))">
            <text:p/>
          </table:table-cell>
          <table:table-cell table:style-name="ce13" table:formula="of:=IF([Data.P61]=&quot;&quot;;&quot;&quot;;CONCATENATE(&quot;,&quot;;[Data.P61]))">
            <text:p/>
          </table:table-cell>
          <table:table-cell table:style-name="ce13" table:formula="of:=IF([Data.Q61]=&quot;&quot;;&quot;&quot;;CONCATENATE(&quot;,&quot;;[Data.Q61]))">
            <text:p/>
          </table:table-cell>
          <table:table-cell table:style-name="ce13" table:formula="of:=IF([Data.R61]=&quot;&quot;;&quot;&quot;;CONCATENATE(&quot;,&quot;;[Data.R61]))">
            <text:p/>
          </table:table-cell>
          <table:table-cell table:style-name="ce13" table:formula="of:=IF([Data.S61]=&quot;&quot;;&quot;&quot;;CONCATENATE(&quot;,&quot;;[Data.S61]))">
            <text:p/>
          </table:table-cell>
          <table:table-cell table:style-name="ce13" table:formula="of:=IF([Data.T61]=&quot;&quot;;&quot;&quot;;CONCATENATE(&quot;,&quot;;[Data.T61]))">
            <text:p/>
          </table:table-cell>
          <table:table-cell table:number-columns-repeated="2"/>
        </table:table-row>
        <table:table-row table:style-name="ro3">
          <table:table-cell table:formula="of:=IF([Data.A62]=&quot;&quot;;[.A60];[Data.A62])" office:value-type="float" office:value="42">
            <text:p>42</text:p>
          </table:table-cell>
          <table:table-cell table:formula="of:=IF([Data.E62]=&quot;&quot;;[.B60];CONCATENATE(&quot;,&quot;;[Data.E62]))" office:value-type="string" office:string-value=",PHYSICAL">
            <text:p>,PHYSICAL</text:p>
          </table:table-cell>
          <table:table-cell table:formula="of:=IF([Data.F62]=&quot;&quot;;[.C60];CONCATENATE(&quot;,&quot;;[Data.F62]))" office:value-type="string" office:string-value=",CHARL">
            <text:p>,CHARL</text:p>
          </table:table-cell>
          <table:table-cell table:formula="of:=CONCATENATE(&quot;,&quot;;[Data.G62])" office:value-type="string" office:string-value=",MINOR">
            <text:p>,MINOR</text:p>
          </table:table-cell>
          <table:table-cell table:formula="of:=CONCATENATE(&quot;,&quot;;[Data.H62])" office:value-type="string" office:string-value=",8">
            <text:p>,8</text:p>
          </table:table-cell>
          <table:table-cell table:formula="of:=IF([Data.I62]=&quot;&quot;;&quot;&quot;;CONCATENATE(&quot;,&quot;;[Data.I62]))" office:value-type="string" office:string-value=",S64=20">
            <text:p>,S64=20</text:p>
          </table:table-cell>
          <table:table-cell table:style-name="ce13" table:formula="of:=IF([Data.J62]=&quot;&quot;;&quot;&quot;;CONCATENATE(&quot;,&quot;;[Data.J62]))">
            <text:p/>
          </table:table-cell>
          <table:table-cell table:style-name="ce13" table:formula="of:=IF([Data.K62]=&quot;&quot;;&quot;&quot;;CONCATENATE(&quot;,&quot;;[Data.K62]))">
            <text:p/>
          </table:table-cell>
          <table:table-cell table:style-name="ce13" table:formula="of:=IF([Data.L62]=&quot;&quot;;&quot;&quot;;CONCATENATE(&quot;,&quot;;[Data.L62]))">
            <text:p/>
          </table:table-cell>
          <table:table-cell table:style-name="ce13" table:formula="of:=IF([Data.M62]=&quot;&quot;;&quot;&quot;;CONCATENATE(&quot;,&quot;;[Data.M62]))">
            <text:p/>
          </table:table-cell>
          <table:table-cell table:style-name="ce13" table:formula="of:=IF([Data.N62]=&quot;&quot;;&quot;&quot;;CONCATENATE(&quot;,&quot;;[Data.N62]))">
            <text:p/>
          </table:table-cell>
          <table:table-cell table:style-name="ce13" table:formula="of:=IF([Data.O62]=&quot;&quot;;&quot;&quot;;CONCATENATE(&quot;,&quot;;[Data.O62]))">
            <text:p/>
          </table:table-cell>
          <table:table-cell table:style-name="ce13" table:formula="of:=IF([Data.P62]=&quot;&quot;;&quot;&quot;;CONCATENATE(&quot;,&quot;;[Data.P62]))">
            <text:p/>
          </table:table-cell>
          <table:table-cell table:style-name="ce13" table:formula="of:=IF([Data.Q62]=&quot;&quot;;&quot;&quot;;CONCATENATE(&quot;,&quot;;[Data.Q62]))">
            <text:p/>
          </table:table-cell>
          <table:table-cell table:style-name="ce13" table:formula="of:=IF([Data.R62]=&quot;&quot;;&quot;&quot;;CONCATENATE(&quot;,&quot;;[Data.R62]))">
            <text:p/>
          </table:table-cell>
          <table:table-cell table:style-name="ce13" table:formula="of:=IF([Data.S62]=&quot;&quot;;&quot;&quot;;CONCATENATE(&quot;,&quot;;[Data.S62]))">
            <text:p/>
          </table:table-cell>
          <table:table-cell table:style-name="ce13" table:formula="of:=IF([Data.T62]=&quot;&quot;;&quot;&quot;;CONCATENATE(&quot;,&quot;;[Data.T62]))">
            <text:p/>
          </table:table-cell>
          <table:table-cell table:number-columns-repeated="2"/>
        </table:table-row>
        <table:table-row table:style-name="ro3">
          <table:table-cell table:formula="of:=IF([Data.A63]=&quot;&quot;;[.A61];[Data.A63])" office:value-type="float" office:value="43">
            <text:p>43</text:p>
          </table:table-cell>
          <table:table-cell table:formula="of:=IF([Data.E63]=&quot;&quot;;[.B61];CONCATENATE(&quot;,&quot;;[Data.E63]))" office:value-type="string" office:string-value=",PHYSICAL">
            <text:p>,PHYSICAL</text:p>
          </table:table-cell>
          <table:table-cell table:formula="of:=IF([Data.F63]=&quot;&quot;;[.C61];CONCATENATE(&quot;,&quot;;[Data.F63]))" office:value-type="string" office:string-value=",CHARL">
            <text:p>,CHARL</text:p>
          </table:table-cell>
          <table:table-cell table:formula="of:=CONCATENATE(&quot;,&quot;;[Data.G63])" office:value-type="string" office:string-value=",LESSER">
            <text:p>,LESSER</text:p>
          </table:table-cell>
          <table:table-cell table:formula="of:=CONCATENATE(&quot;,&quot;;[Data.H63])" office:value-type="string" office:string-value=",5">
            <text:p>,5</text:p>
          </table:table-cell>
          <table:table-cell table:formula="of:=IF([Data.I63]=&quot;&quot;;&quot;&quot;;CONCATENATE(&quot;,&quot;;[Data.I63]))" office:value-type="string" office:string-value=",DESCR">
            <text:p>,DESCR</text:p>
          </table:table-cell>
          <table:table-cell table:style-name="ce13" table:formula="of:=IF([Data.J63]=&quot;&quot;;&quot;&quot;;CONCATENATE(&quot;,&quot;;[Data.J63]))">
            <text:p/>
          </table:table-cell>
          <table:table-cell table:style-name="ce13" table:formula="of:=IF([Data.K63]=&quot;&quot;;&quot;&quot;;CONCATENATE(&quot;,&quot;;[Data.K63]))">
            <text:p/>
          </table:table-cell>
          <table:table-cell table:style-name="ce13" table:formula="of:=IF([Data.L63]=&quot;&quot;;&quot;&quot;;CONCATENATE(&quot;,&quot;;[Data.L63]))">
            <text:p/>
          </table:table-cell>
          <table:table-cell table:style-name="ce13" table:formula="of:=IF([Data.M63]=&quot;&quot;;&quot;&quot;;CONCATENATE(&quot;,&quot;;[Data.M63]))">
            <text:p/>
          </table:table-cell>
          <table:table-cell table:style-name="ce13" table:formula="of:=IF([Data.N63]=&quot;&quot;;&quot;&quot;;CONCATENATE(&quot;,&quot;;[Data.N63]))">
            <text:p/>
          </table:table-cell>
          <table:table-cell table:style-name="ce13" table:formula="of:=IF([Data.O63]=&quot;&quot;;&quot;&quot;;CONCATENATE(&quot;,&quot;;[Data.O63]))">
            <text:p/>
          </table:table-cell>
          <table:table-cell table:style-name="ce13" table:formula="of:=IF([Data.P63]=&quot;&quot;;&quot;&quot;;CONCATENATE(&quot;,&quot;;[Data.P63]))">
            <text:p/>
          </table:table-cell>
          <table:table-cell table:style-name="ce13" table:formula="of:=IF([Data.Q63]=&quot;&quot;;&quot;&quot;;CONCATENATE(&quot;,&quot;;[Data.Q63]))">
            <text:p/>
          </table:table-cell>
          <table:table-cell table:style-name="ce13" table:formula="of:=IF([Data.R63]=&quot;&quot;;&quot;&quot;;CONCATENATE(&quot;,&quot;;[Data.R63]))">
            <text:p/>
          </table:table-cell>
          <table:table-cell table:style-name="ce13" table:formula="of:=IF([Data.S63]=&quot;&quot;;&quot;&quot;;CONCATENATE(&quot;,&quot;;[Data.S63]))">
            <text:p/>
          </table:table-cell>
          <table:table-cell table:style-name="ce13" table:formula="of:=IF([Data.T63]=&quot;&quot;;&quot;&quot;;CONCATENATE(&quot;,&quot;;[Data.T63]))">
            <text:p/>
          </table:table-cell>
          <table:table-cell table:number-columns-repeated="2"/>
        </table:table-row>
        <table:table-row table:style-name="ro3">
          <table:table-cell table:formula="of:=IF([Data.A64]=&quot;&quot;;[.A62];[Data.A64])" office:value-type="float" office:value="43">
            <text:p>43</text:p>
          </table:table-cell>
          <table:table-cell table:formula="of:=IF([Data.E64]=&quot;&quot;;[.B62];CONCATENATE(&quot;,&quot;;[Data.E64]))" office:value-type="string" office:string-value=",PHYSICAL">
            <text:p>,PHYSICAL</text:p>
          </table:table-cell>
          <table:table-cell table:formula="of:=IF([Data.F64]=&quot;&quot;;[.C62];CONCATENATE(&quot;,&quot;;[Data.F64]))" office:value-type="string" office:string-value=",CHARL">
            <text:p>,CHARL</text:p>
          </table:table-cell>
          <table:table-cell table:formula="of:=CONCATENATE(&quot;,&quot;;[Data.G64])" office:value-type="string" office:string-value=",MINOR">
            <text:p>,MINOR</text:p>
          </table:table-cell>
          <table:table-cell table:formula="of:=CONCATENATE(&quot;,&quot;;[Data.H64])" office:value-type="string" office:string-value=",10">
            <text:p>,10</text:p>
          </table:table-cell>
          <table:table-cell table:formula="of:=IF([Data.I64]=&quot;&quot;;&quot;&quot;;CONCATENATE(&quot;,&quot;;[Data.I64]))" office:value-type="string" office:string-value=",DESCR">
            <text:p>,DESCR</text:p>
          </table:table-cell>
          <table:table-cell table:style-name="ce13" table:formula="of:=IF([Data.J64]=&quot;&quot;;&quot;&quot;;CONCATENATE(&quot;,&quot;;[Data.J64]))" office:value-type="string" office:string-value=",S58=15">
            <text:p>,S58=15</text:p>
          </table:table-cell>
          <table:table-cell table:style-name="ce13" table:formula="of:=IF([Data.K64]=&quot;&quot;;&quot;&quot;;CONCATENATE(&quot;,&quot;;[Data.K64]))">
            <text:p/>
          </table:table-cell>
          <table:table-cell table:style-name="ce13" table:formula="of:=IF([Data.L64]=&quot;&quot;;&quot;&quot;;CONCATENATE(&quot;,&quot;;[Data.L64]))">
            <text:p/>
          </table:table-cell>
          <table:table-cell table:style-name="ce13" table:formula="of:=IF([Data.M64]=&quot;&quot;;&quot;&quot;;CONCATENATE(&quot;,&quot;;[Data.M64]))">
            <text:p/>
          </table:table-cell>
          <table:table-cell table:style-name="ce13" table:formula="of:=IF([Data.N64]=&quot;&quot;;&quot;&quot;;CONCATENATE(&quot;,&quot;;[Data.N64]))">
            <text:p/>
          </table:table-cell>
          <table:table-cell table:style-name="ce13" table:formula="of:=IF([Data.O64]=&quot;&quot;;&quot;&quot;;CONCATENATE(&quot;,&quot;;[Data.O64]))">
            <text:p/>
          </table:table-cell>
          <table:table-cell table:style-name="ce13" table:formula="of:=IF([Data.P64]=&quot;&quot;;&quot;&quot;;CONCATENATE(&quot;,&quot;;[Data.P64]))">
            <text:p/>
          </table:table-cell>
          <table:table-cell table:style-name="ce13" table:formula="of:=IF([Data.Q64]=&quot;&quot;;&quot;&quot;;CONCATENATE(&quot;,&quot;;[Data.Q64]))">
            <text:p/>
          </table:table-cell>
          <table:table-cell table:style-name="ce13" table:formula="of:=IF([Data.R64]=&quot;&quot;;&quot;&quot;;CONCATENATE(&quot;,&quot;;[Data.R64]))">
            <text:p/>
          </table:table-cell>
          <table:table-cell table:style-name="ce13" table:formula="of:=IF([Data.S64]=&quot;&quot;;&quot;&quot;;CONCATENATE(&quot;,&quot;;[Data.S64]))">
            <text:p/>
          </table:table-cell>
          <table:table-cell table:style-name="ce13" table:formula="of:=IF([Data.T64]=&quot;&quot;;&quot;&quot;;CONCATENATE(&quot;,&quot;;[Data.T64]))">
            <text:p/>
          </table:table-cell>
          <table:table-cell table:number-columns-repeated="2"/>
        </table:table-row>
        <table:table-row table:style-name="ro3">
          <table:table-cell table:formula="of:=IF([Data.A65]=&quot;&quot;;[.A63];[Data.A65])" office:value-type="float" office:value="44">
            <text:p>44</text:p>
          </table:table-cell>
          <table:table-cell table:formula="of:=IF([Data.E65]=&quot;&quot;;[.B63];CONCATENATE(&quot;,&quot;;[Data.E65]))" office:value-type="string" office:string-value=",PHYSICAL">
            <text:p>,PHYSICAL</text:p>
          </table:table-cell>
          <table:table-cell table:formula="of:=IF([Data.F65]=&quot;&quot;;[.C63];CONCATENATE(&quot;,&quot;;[Data.F65]))" office:value-type="string" office:string-value=",CHARL">
            <text:p>,CHARL</text:p>
          </table:table-cell>
          <table:table-cell table:formula="of:=CONCATENATE(&quot;,&quot;;[Data.G65])" office:value-type="string" office:string-value=",MINOR">
            <text:p>,MINOR</text:p>
          </table:table-cell>
          <table:table-cell table:formula="of:=CONCATENATE(&quot;,&quot;;[Data.H65])" office:value-type="string" office:string-value=",10">
            <text:p>,10</text:p>
          </table:table-cell>
          <table:table-cell table:formula="of:=IF([Data.I65]=&quot;&quot;;&quot;&quot;;CONCATENATE(&quot;,&quot;;[Data.I65]))" office:value-type="string" office:string-value=",DESCR">
            <text:p>,DESCR</text:p>
          </table:table-cell>
          <table:table-cell table:style-name="ce13" table:formula="of:=IF([Data.J65]=&quot;&quot;;&quot;&quot;;CONCATENATE(&quot;,&quot;;[Data.J65]))">
            <text:p/>
          </table:table-cell>
          <table:table-cell table:style-name="ce13" table:formula="of:=IF([Data.K65]=&quot;&quot;;&quot;&quot;;CONCATENATE(&quot;,&quot;;[Data.K65]))">
            <text:p/>
          </table:table-cell>
          <table:table-cell table:style-name="ce13" table:formula="of:=IF([Data.L65]=&quot;&quot;;&quot;&quot;;CONCATENATE(&quot;,&quot;;[Data.L65]))">
            <text:p/>
          </table:table-cell>
          <table:table-cell table:style-name="ce13" table:formula="of:=IF([Data.M65]=&quot;&quot;;&quot;&quot;;CONCATENATE(&quot;,&quot;;[Data.M65]))">
            <text:p/>
          </table:table-cell>
          <table:table-cell table:style-name="ce13" table:formula="of:=IF([Data.N65]=&quot;&quot;;&quot;&quot;;CONCATENATE(&quot;,&quot;;[Data.N65]))">
            <text:p/>
          </table:table-cell>
          <table:table-cell table:style-name="ce13" table:formula="of:=IF([Data.O65]=&quot;&quot;;&quot;&quot;;CONCATENATE(&quot;,&quot;;[Data.O65]))">
            <text:p/>
          </table:table-cell>
          <table:table-cell table:style-name="ce13" table:formula="of:=IF([Data.P65]=&quot;&quot;;&quot;&quot;;CONCATENATE(&quot;,&quot;;[Data.P65]))">
            <text:p/>
          </table:table-cell>
          <table:table-cell table:style-name="ce13" table:formula="of:=IF([Data.Q65]=&quot;&quot;;&quot;&quot;;CONCATENATE(&quot;,&quot;;[Data.Q65]))">
            <text:p/>
          </table:table-cell>
          <table:table-cell table:style-name="ce13" table:formula="of:=IF([Data.R65]=&quot;&quot;;&quot;&quot;;CONCATENATE(&quot;,&quot;;[Data.R65]))">
            <text:p/>
          </table:table-cell>
          <table:table-cell table:style-name="ce13" table:formula="of:=IF([Data.S65]=&quot;&quot;;&quot;&quot;;CONCATENATE(&quot;,&quot;;[Data.S65]))">
            <text:p/>
          </table:table-cell>
          <table:table-cell table:style-name="ce13" table:formula="of:=IF([Data.T65]=&quot;&quot;;&quot;&quot;;CONCATENATE(&quot;,&quot;;[Data.T65]))">
            <text:p/>
          </table:table-cell>
          <table:table-cell table:number-columns-repeated="2"/>
        </table:table-row>
        <table:table-row table:style-name="ro3">
          <table:table-cell table:formula="of:=IF([Data.A66]=&quot;&quot;;[.A64];[Data.A66])" office:value-type="float" office:value="44">
            <text:p>44</text:p>
          </table:table-cell>
          <table:table-cell table:formula="of:=IF([Data.E66]=&quot;&quot;;[.B64];CONCATENATE(&quot;,&quot;;[Data.E66]))" office:value-type="string" office:string-value=",PHYSICAL">
            <text:p>,PHYSICAL</text:p>
          </table:table-cell>
          <table:table-cell table:formula="of:=IF([Data.F66]=&quot;&quot;;[.C64];CONCATENATE(&quot;,&quot;;[Data.F66]))" office:value-type="string" office:string-value=",CHARL">
            <text:p>,CHARL</text:p>
          </table:table-cell>
          <table:table-cell table:formula="of:=CONCATENATE(&quot;,&quot;;[Data.G66])" office:value-type="string" office:string-value=",MAJOR">
            <text:p>,MAJOR</text:p>
          </table:table-cell>
          <table:table-cell table:formula="of:=CONCATENATE(&quot;,&quot;;[Data.H66])" office:value-type="string" office:string-value=",15">
            <text:p>,15</text:p>
          </table:table-cell>
          <table:table-cell table:formula="of:=IF([Data.I66]=&quot;&quot;;&quot;&quot;;CONCATENATE(&quot;,&quot;;[Data.I66]))" office:value-type="string" office:string-value=",DESCR">
            <text:p>,DESCR</text:p>
          </table:table-cell>
          <table:table-cell table:style-name="ce13" table:formula="of:=IF([Data.J66]=&quot;&quot;;&quot;&quot;;CONCATENATE(&quot;,&quot;;[Data.J66]))">
            <text:p/>
          </table:table-cell>
          <table:table-cell table:style-name="ce13" table:formula="of:=IF([Data.K66]=&quot;&quot;;&quot;&quot;;CONCATENATE(&quot;,&quot;;[Data.K66]))">
            <text:p/>
          </table:table-cell>
          <table:table-cell table:style-name="ce13" table:formula="of:=IF([Data.L66]=&quot;&quot;;&quot;&quot;;CONCATENATE(&quot;,&quot;;[Data.L66]))">
            <text:p/>
          </table:table-cell>
          <table:table-cell table:style-name="ce13" table:formula="of:=IF([Data.M66]=&quot;&quot;;&quot;&quot;;CONCATENATE(&quot;,&quot;;[Data.M66]))">
            <text:p/>
          </table:table-cell>
          <table:table-cell table:style-name="ce13" table:formula="of:=IF([Data.N66]=&quot;&quot;;&quot;&quot;;CONCATENATE(&quot;,&quot;;[Data.N66]))">
            <text:p/>
          </table:table-cell>
          <table:table-cell table:style-name="ce13" table:formula="of:=IF([Data.O66]=&quot;&quot;;&quot;&quot;;CONCATENATE(&quot;,&quot;;[Data.O66]))">
            <text:p/>
          </table:table-cell>
          <table:table-cell table:style-name="ce13" table:formula="of:=IF([Data.P66]=&quot;&quot;;&quot;&quot;;CONCATENATE(&quot;,&quot;;[Data.P66]))">
            <text:p/>
          </table:table-cell>
          <table:table-cell table:style-name="ce13" table:formula="of:=IF([Data.Q66]=&quot;&quot;;&quot;&quot;;CONCATENATE(&quot;,&quot;;[Data.Q66]))">
            <text:p/>
          </table:table-cell>
          <table:table-cell table:style-name="ce13" table:formula="of:=IF([Data.R66]=&quot;&quot;;&quot;&quot;;CONCATENATE(&quot;,&quot;;[Data.R66]))">
            <text:p/>
          </table:table-cell>
          <table:table-cell table:style-name="ce13" table:formula="of:=IF([Data.S66]=&quot;&quot;;&quot;&quot;;CONCATENATE(&quot;,&quot;;[Data.S66]))">
            <text:p/>
          </table:table-cell>
          <table:table-cell table:style-name="ce13" table:formula="of:=IF([Data.T66]=&quot;&quot;;&quot;&quot;;CONCATENATE(&quot;,&quot;;[Data.T66]))">
            <text:p/>
          </table:table-cell>
          <table:table-cell table:number-columns-repeated="2"/>
        </table:table-row>
        <table:table-row table:style-name="ro3">
          <table:table-cell table:formula="of:=IF([Data.A67]=&quot;&quot;;[.A65];[Data.A67])" office:value-type="float" office:value="44">
            <text:p>44</text:p>
          </table:table-cell>
          <table:table-cell table:formula="of:=IF([Data.E67]=&quot;&quot;;[.B65];CONCATENATE(&quot;,&quot;;[Data.E67]))" office:value-type="string" office:string-value=",PHYSICAL">
            <text:p>,PHYSICAL</text:p>
          </table:table-cell>
          <table:table-cell table:formula="of:=IF([Data.F67]=&quot;&quot;;[.C65];CONCATENATE(&quot;,&quot;;[Data.F67]))" office:value-type="string" office:string-value=",CHARL">
            <text:p>,CHARL</text:p>
          </table:table-cell>
          <table:table-cell table:formula="of:=CONCATENATE(&quot;,&quot;;[Data.G67])" office:value-type="string" office:string-value=",GREATER">
            <text:p>,GREATER</text:p>
          </table:table-cell>
          <table:table-cell table:formula="of:=CONCATENATE(&quot;,&quot;;[Data.H67])" office:value-type="string" office:string-value=",20">
            <text:p>,20</text:p>
          </table:table-cell>
          <table:table-cell table:formula="of:=IF([Data.I67]=&quot;&quot;;&quot;&quot;;CONCATENATE(&quot;,&quot;;[Data.I67]))" office:value-type="string" office:string-value=",DESCR">
            <text:p>,DESCR</text:p>
          </table:table-cell>
          <table:table-cell table:style-name="ce13" table:formula="of:=IF([Data.J67]=&quot;&quot;;&quot;&quot;;CONCATENATE(&quot;,&quot;;[Data.J67]))">
            <text:p/>
          </table:table-cell>
          <table:table-cell table:style-name="ce13" table:formula="of:=IF([Data.K67]=&quot;&quot;;&quot;&quot;;CONCATENATE(&quot;,&quot;;[Data.K67]))">
            <text:p/>
          </table:table-cell>
          <table:table-cell table:style-name="ce13" table:formula="of:=IF([Data.L67]=&quot;&quot;;&quot;&quot;;CONCATENATE(&quot;,&quot;;[Data.L67]))">
            <text:p/>
          </table:table-cell>
          <table:table-cell table:style-name="ce13" table:formula="of:=IF([Data.M67]=&quot;&quot;;&quot;&quot;;CONCATENATE(&quot;,&quot;;[Data.M67]))">
            <text:p/>
          </table:table-cell>
          <table:table-cell table:style-name="ce13" table:formula="of:=IF([Data.N67]=&quot;&quot;;&quot;&quot;;CONCATENATE(&quot;,&quot;;[Data.N67]))">
            <text:p/>
          </table:table-cell>
          <table:table-cell table:style-name="ce13" table:formula="of:=IF([Data.O67]=&quot;&quot;;&quot;&quot;;CONCATENATE(&quot;,&quot;;[Data.O67]))">
            <text:p/>
          </table:table-cell>
          <table:table-cell table:style-name="ce13" table:formula="of:=IF([Data.P67]=&quot;&quot;;&quot;&quot;;CONCATENATE(&quot;,&quot;;[Data.P67]))">
            <text:p/>
          </table:table-cell>
          <table:table-cell table:style-name="ce13" table:formula="of:=IF([Data.Q67]=&quot;&quot;;&quot;&quot;;CONCATENATE(&quot;,&quot;;[Data.Q67]))">
            <text:p/>
          </table:table-cell>
          <table:table-cell table:style-name="ce13" table:formula="of:=IF([Data.R67]=&quot;&quot;;&quot;&quot;;CONCATENATE(&quot;,&quot;;[Data.R67]))">
            <text:p/>
          </table:table-cell>
          <table:table-cell table:style-name="ce13" table:formula="of:=IF([Data.S67]=&quot;&quot;;&quot;&quot;;CONCATENATE(&quot;,&quot;;[Data.S67]))">
            <text:p/>
          </table:table-cell>
          <table:table-cell table:style-name="ce13" table:formula="of:=IF([Data.T67]=&quot;&quot;;&quot;&quot;;CONCATENATE(&quot;,&quot;;[Data.T67]))">
            <text:p/>
          </table:table-cell>
          <table:table-cell table:number-columns-repeated="2"/>
        </table:table-row>
        <table:table-row table:style-name="ro3">
          <table:table-cell table:formula="of:=IF([Data.A68]=&quot;&quot;;[.A66];[Data.A68])" office:value-type="float" office:value="45">
            <text:p>45</text:p>
          </table:table-cell>
          <table:table-cell table:formula="of:=IF([Data.E68]=&quot;&quot;;[.B66];CONCATENATE(&quot;,&quot;;[Data.E68]))" office:value-type="string" office:string-value=",PHYSICAL">
            <text:p>,PHYSICAL</text:p>
          </table:table-cell>
          <table:table-cell table:formula="of:=IF([Data.F68]=&quot;&quot;;[.C66];CONCATENATE(&quot;,&quot;;[Data.F68]))" office:value-type="string" office:string-value=",CHARL">
            <text:p>,CHARL</text:p>
          </table:table-cell>
          <table:table-cell table:formula="of:=CONCATENATE(&quot;,&quot;;[Data.G68])" office:value-type="string" office:string-value=",LESSER">
            <text:p>,LESSER</text:p>
          </table:table-cell>
          <table:table-cell table:formula="of:=CONCATENATE(&quot;,&quot;;[Data.H68])" office:value-type="string" office:string-value=",5">
            <text:p>,5</text:p>
          </table:table-cell>
          <table:table-cell table:formula="of:=IF([Data.I68]=&quot;&quot;;&quot;&quot;;CONCATENATE(&quot;,&quot;;[Data.I68]))" office:value-type="string" office:string-value=",DESCR">
            <text:p>,DESCR</text:p>
          </table:table-cell>
          <table:table-cell table:style-name="ce13" table:formula="of:=IF([Data.J68]=&quot;&quot;;&quot;&quot;;CONCATENATE(&quot;,&quot;;[Data.J68]))">
            <text:p/>
          </table:table-cell>
          <table:table-cell table:style-name="ce13" table:formula="of:=IF([Data.K68]=&quot;&quot;;&quot;&quot;;CONCATENATE(&quot;,&quot;;[Data.K68]))">
            <text:p/>
          </table:table-cell>
          <table:table-cell table:style-name="ce13" table:formula="of:=IF([Data.L68]=&quot;&quot;;&quot;&quot;;CONCATENATE(&quot;,&quot;;[Data.L68]))">
            <text:p/>
          </table:table-cell>
          <table:table-cell table:style-name="ce13" table:formula="of:=IF([Data.M68]=&quot;&quot;;&quot;&quot;;CONCATENATE(&quot;,&quot;;[Data.M68]))">
            <text:p/>
          </table:table-cell>
          <table:table-cell table:style-name="ce13" table:formula="of:=IF([Data.N68]=&quot;&quot;;&quot;&quot;;CONCATENATE(&quot;,&quot;;[Data.N68]))">
            <text:p/>
          </table:table-cell>
          <table:table-cell table:style-name="ce13" table:formula="of:=IF([Data.O68]=&quot;&quot;;&quot;&quot;;CONCATENATE(&quot;,&quot;;[Data.O68]))">
            <text:p/>
          </table:table-cell>
          <table:table-cell table:style-name="ce13" table:formula="of:=IF([Data.P68]=&quot;&quot;;&quot;&quot;;CONCATENATE(&quot;,&quot;;[Data.P68]))">
            <text:p/>
          </table:table-cell>
          <table:table-cell table:style-name="ce13" table:formula="of:=IF([Data.Q68]=&quot;&quot;;&quot;&quot;;CONCATENATE(&quot;,&quot;;[Data.Q68]))">
            <text:p/>
          </table:table-cell>
          <table:table-cell table:style-name="ce13" table:formula="of:=IF([Data.R68]=&quot;&quot;;&quot;&quot;;CONCATENATE(&quot;,&quot;;[Data.R68]))">
            <text:p/>
          </table:table-cell>
          <table:table-cell table:style-name="ce13" table:formula="of:=IF([Data.S68]=&quot;&quot;;&quot;&quot;;CONCATENATE(&quot;,&quot;;[Data.S68]))">
            <text:p/>
          </table:table-cell>
          <table:table-cell table:style-name="ce13" table:formula="of:=IF([Data.T68]=&quot;&quot;;&quot;&quot;;CONCATENATE(&quot;,&quot;;[Data.T68]))">
            <text:p/>
          </table:table-cell>
          <table:table-cell table:number-columns-repeated="2"/>
        </table:table-row>
        <table:table-row table:style-name="ro3">
          <table:table-cell table:formula="of:=IF([Data.A69]=&quot;&quot;;[.A67];[Data.A69])" office:value-type="float" office:value="46">
            <text:p>46</text:p>
          </table:table-cell>
          <table:table-cell table:formula="of:=IF([Data.E69]=&quot;&quot;;[.B67];CONCATENATE(&quot;,&quot;;[Data.E69]))" office:value-type="string" office:string-value=",PHYSICAL">
            <text:p>,PHYSICAL</text:p>
          </table:table-cell>
          <table:table-cell table:formula="of:=IF([Data.F69]=&quot;&quot;;[.C67];CONCATENATE(&quot;,&quot;;[Data.F69]))" office:value-type="string" office:string-value=",CHARL">
            <text:p>,CHARL</text:p>
          </table:table-cell>
          <table:table-cell table:formula="of:=CONCATENATE(&quot;,&quot;;[Data.G69])" office:value-type="string" office:string-value=",MINOR">
            <text:p>,MINOR</text:p>
          </table:table-cell>
          <table:table-cell table:formula="of:=CONCATENATE(&quot;,&quot;;[Data.H69])" office:value-type="string" office:string-value=",8">
            <text:p>,8</text:p>
          </table:table-cell>
          <table:table-cell table:formula="of:=IF([Data.I69]=&quot;&quot;;&quot;&quot;;CONCATENATE(&quot;,&quot;;[Data.I69]))" office:value-type="string" office:string-value=",RR=talent.rr.disarm.25">
            <text:p>,RR=talent.rr.disarm.25</text:p>
          </table:table-cell>
          <table:table-cell table:style-name="ce13" table:formula="of:=IF([Data.J69]=&quot;&quot;;&quot;&quot;;CONCATENATE(&quot;,&quot;;[Data.J69]))" office:value-type="string" office:string-value=",DESCR">
            <text:p>,DESCR</text:p>
          </table:table-cell>
          <table:table-cell table:style-name="ce13" table:formula="of:=IF([Data.K69]=&quot;&quot;;&quot;&quot;;CONCATENATE(&quot;,&quot;;[Data.K69]))">
            <text:p/>
          </table:table-cell>
          <table:table-cell table:style-name="ce13" table:formula="of:=IF([Data.L69]=&quot;&quot;;&quot;&quot;;CONCATENATE(&quot;,&quot;;[Data.L69]))">
            <text:p/>
          </table:table-cell>
          <table:table-cell table:style-name="ce13" table:formula="of:=IF([Data.M69]=&quot;&quot;;&quot;&quot;;CONCATENATE(&quot;,&quot;;[Data.M69]))">
            <text:p/>
          </table:table-cell>
          <table:table-cell table:style-name="ce13" table:formula="of:=IF([Data.N69]=&quot;&quot;;&quot;&quot;;CONCATENATE(&quot;,&quot;;[Data.N69]))">
            <text:p/>
          </table:table-cell>
          <table:table-cell table:style-name="ce13" table:formula="of:=IF([Data.O69]=&quot;&quot;;&quot;&quot;;CONCATENATE(&quot;,&quot;;[Data.O69]))">
            <text:p/>
          </table:table-cell>
          <table:table-cell table:style-name="ce13" table:formula="of:=IF([Data.P69]=&quot;&quot;;&quot;&quot;;CONCATENATE(&quot;,&quot;;[Data.P69]))">
            <text:p/>
          </table:table-cell>
          <table:table-cell table:style-name="ce13" table:formula="of:=IF([Data.Q69]=&quot;&quot;;&quot;&quot;;CONCATENATE(&quot;,&quot;;[Data.Q69]))">
            <text:p/>
          </table:table-cell>
          <table:table-cell table:style-name="ce13" table:formula="of:=IF([Data.R69]=&quot;&quot;;&quot;&quot;;CONCATENATE(&quot;,&quot;;[Data.R69]))">
            <text:p/>
          </table:table-cell>
          <table:table-cell table:style-name="ce13" table:formula="of:=IF([Data.S69]=&quot;&quot;;&quot;&quot;;CONCATENATE(&quot;,&quot;;[Data.S69]))">
            <text:p/>
          </table:table-cell>
          <table:table-cell table:style-name="ce13" table:formula="of:=IF([Data.T69]=&quot;&quot;;&quot;&quot;;CONCATENATE(&quot;,&quot;;[Data.T69]))">
            <text:p/>
          </table:table-cell>
          <table:table-cell table:number-columns-repeated="2"/>
        </table:table-row>
        <table:table-row table:style-name="ro3">
          <table:table-cell table:formula="of:=IF([Data.A70]=&quot;&quot;;[.A68];[Data.A70])" office:value-type="float" office:value="47">
            <text:p>47</text:p>
          </table:table-cell>
          <table:table-cell table:formula="of:=IF([Data.E70]=&quot;&quot;;[.B68];CONCATENATE(&quot;,&quot;;[Data.E70]))" office:value-type="string" office:string-value=",PHYSICAL">
            <text:p>,PHYSICAL</text:p>
          </table:table-cell>
          <table:table-cell table:formula="of:=IF([Data.F70]=&quot;&quot;;[.C68];CONCATENATE(&quot;,&quot;;[Data.F70]))" office:value-type="string" office:string-value=",CHARL">
            <text:p>,CHARL</text:p>
          </table:table-cell>
          <table:table-cell table:formula="of:=CONCATENATE(&quot;,&quot;;[Data.G70])" office:value-type="string" office:string-value=",LESSER">
            <text:p>,LESSER</text:p>
          </table:table-cell>
          <table:table-cell table:formula="of:=CONCATENATE(&quot;,&quot;;[Data.H70])" office:value-type="string" office:string-value=",4">
            <text:p>,4</text:p>
          </table:table-cell>
          <table:table-cell table:formula="of:=IF([Data.I70]=&quot;&quot;;&quot;&quot;;CONCATENATE(&quot;,&quot;;[Data.I70]))" office:value-type="string" office:string-value=",S26=25">
            <text:p>,S26=25</text:p>
          </table:table-cell>
          <table:table-cell table:style-name="ce13" table:formula="of:=IF([Data.J70]=&quot;&quot;;&quot;&quot;;CONCATENATE(&quot;,&quot;;[Data.J70]))">
            <text:p/>
          </table:table-cell>
          <table:table-cell table:style-name="ce13" table:formula="of:=IF([Data.K70]=&quot;&quot;;&quot;&quot;;CONCATENATE(&quot;,&quot;;[Data.K70]))">
            <text:p/>
          </table:table-cell>
          <table:table-cell table:style-name="ce13" table:formula="of:=IF([Data.L70]=&quot;&quot;;&quot;&quot;;CONCATENATE(&quot;,&quot;;[Data.L70]))">
            <text:p/>
          </table:table-cell>
          <table:table-cell table:style-name="ce13" table:formula="of:=IF([Data.M70]=&quot;&quot;;&quot;&quot;;CONCATENATE(&quot;,&quot;;[Data.M70]))">
            <text:p/>
          </table:table-cell>
          <table:table-cell table:style-name="ce13" table:formula="of:=IF([Data.N70]=&quot;&quot;;&quot;&quot;;CONCATENATE(&quot;,&quot;;[Data.N70]))">
            <text:p/>
          </table:table-cell>
          <table:table-cell table:style-name="ce13" table:formula="of:=IF([Data.O70]=&quot;&quot;;&quot;&quot;;CONCATENATE(&quot;,&quot;;[Data.O70]))">
            <text:p/>
          </table:table-cell>
          <table:table-cell table:style-name="ce13" table:formula="of:=IF([Data.P70]=&quot;&quot;;&quot;&quot;;CONCATENATE(&quot;,&quot;;[Data.P70]))">
            <text:p/>
          </table:table-cell>
          <table:table-cell table:style-name="ce13" table:formula="of:=IF([Data.Q70]=&quot;&quot;;&quot;&quot;;CONCATENATE(&quot;,&quot;;[Data.Q70]))">
            <text:p/>
          </table:table-cell>
          <table:table-cell table:style-name="ce13" table:formula="of:=IF([Data.R70]=&quot;&quot;;&quot;&quot;;CONCATENATE(&quot;,&quot;;[Data.R70]))">
            <text:p/>
          </table:table-cell>
          <table:table-cell table:style-name="ce13" table:formula="of:=IF([Data.S70]=&quot;&quot;;&quot;&quot;;CONCATENATE(&quot;,&quot;;[Data.S70]))">
            <text:p/>
          </table:table-cell>
          <table:table-cell table:style-name="ce13" table:formula="of:=IF([Data.T70]=&quot;&quot;;&quot;&quot;;CONCATENATE(&quot;,&quot;;[Data.T70]))">
            <text:p/>
          </table:table-cell>
          <table:table-cell table:number-columns-repeated="2"/>
        </table:table-row>
        <table:table-row table:style-name="ro3">
          <table:table-cell table:formula="of:=IF([Data.A71]=&quot;&quot;;[.A69];[Data.A71])" office:value-type="float" office:value="48">
            <text:p>48</text:p>
          </table:table-cell>
          <table:table-cell table:formula="of:=IF([Data.E71]=&quot;&quot;;[.B69];CONCATENATE(&quot;,&quot;;[Data.E71]))" office:value-type="string" office:string-value=",PHYSICAL">
            <text:p>,PHYSICAL</text:p>
          </table:table-cell>
          <table:table-cell table:formula="of:=IF([Data.F71]=&quot;&quot;;[.C69];CONCATENATE(&quot;,&quot;;[Data.F71]))" office:value-type="string" office:string-value=",CHARL">
            <text:p>,CHARL</text:p>
          </table:table-cell>
          <table:table-cell table:formula="of:=CONCATENATE(&quot;,&quot;;[Data.G71])" office:value-type="string" office:string-value=",GREATER">
            <text:p>,GREATER</text:p>
          </table:table-cell>
          <table:table-cell table:formula="of:=CONCATENATE(&quot;,&quot;;[Data.H71])" office:value-type="string" office:string-value=",25">
            <text:p>,25</text:p>
          </table:table-cell>
          <table:table-cell table:formula="of:=IF([Data.I71]=&quot;&quot;;&quot;&quot;;CONCATENATE(&quot;,&quot;;[Data.I71]))" office:value-type="string" office:string-value=",DESCR">
            <text:p>,DESCR</text:p>
          </table:table-cell>
          <table:table-cell table:style-name="ce13" table:formula="of:=IF([Data.J71]=&quot;&quot;;&quot;&quot;;CONCATENATE(&quot;,&quot;;[Data.J71]))">
            <text:p/>
          </table:table-cell>
          <table:table-cell table:style-name="ce13" table:formula="of:=IF([Data.K71]=&quot;&quot;;&quot;&quot;;CONCATENATE(&quot;,&quot;;[Data.K71]))">
            <text:p/>
          </table:table-cell>
          <table:table-cell table:style-name="ce13" table:formula="of:=IF([Data.L71]=&quot;&quot;;&quot;&quot;;CONCATENATE(&quot;,&quot;;[Data.L71]))">
            <text:p/>
          </table:table-cell>
          <table:table-cell table:style-name="ce13" table:formula="of:=IF([Data.M71]=&quot;&quot;;&quot;&quot;;CONCATENATE(&quot;,&quot;;[Data.M71]))">
            <text:p/>
          </table:table-cell>
          <table:table-cell table:style-name="ce13" table:formula="of:=IF([Data.N71]=&quot;&quot;;&quot;&quot;;CONCATENATE(&quot;,&quot;;[Data.N71]))">
            <text:p/>
          </table:table-cell>
          <table:table-cell table:style-name="ce13" table:formula="of:=IF([Data.O71]=&quot;&quot;;&quot;&quot;;CONCATENATE(&quot;,&quot;;[Data.O71]))">
            <text:p/>
          </table:table-cell>
          <table:table-cell table:style-name="ce13" table:formula="of:=IF([Data.P71]=&quot;&quot;;&quot;&quot;;CONCATENATE(&quot;,&quot;;[Data.P71]))">
            <text:p/>
          </table:table-cell>
          <table:table-cell table:style-name="ce13" table:formula="of:=IF([Data.Q71]=&quot;&quot;;&quot;&quot;;CONCATENATE(&quot;,&quot;;[Data.Q71]))">
            <text:p/>
          </table:table-cell>
          <table:table-cell table:style-name="ce13" table:formula="of:=IF([Data.R71]=&quot;&quot;;&quot;&quot;;CONCATENATE(&quot;,&quot;;[Data.R71]))">
            <text:p/>
          </table:table-cell>
          <table:table-cell table:style-name="ce13" table:formula="of:=IF([Data.S71]=&quot;&quot;;&quot;&quot;;CONCATENATE(&quot;,&quot;;[Data.S71]))">
            <text:p/>
          </table:table-cell>
          <table:table-cell table:style-name="ce13" table:formula="of:=IF([Data.T71]=&quot;&quot;;&quot;&quot;;CONCATENATE(&quot;,&quot;;[Data.T71]))">
            <text:p/>
          </table:table-cell>
          <table:table-cell table:number-columns-repeated="2"/>
        </table:table-row>
        <table:table-row table:style-name="ro3">
          <table:table-cell table:formula="of:=IF([Data.A72]=&quot;&quot;;[.A70];[Data.A72])" office:value-type="float" office:value="49">
            <text:p>49</text:p>
          </table:table-cell>
          <table:table-cell table:formula="of:=IF([Data.E72]=&quot;&quot;;[.B70];CONCATENATE(&quot;,&quot;;[Data.E72]))" office:value-type="string" office:string-value=",PHYSICAL">
            <text:p>,PHYSICAL</text:p>
          </table:table-cell>
          <table:table-cell table:formula="of:=IF([Data.F72]=&quot;&quot;;[.C70];CONCATENATE(&quot;,&quot;;[Data.F72]))" office:value-type="string" office:string-value=",CHARL">
            <text:p>,CHARL</text:p>
          </table:table-cell>
          <table:table-cell table:formula="of:=CONCATENATE(&quot;,&quot;;[Data.G72])" office:value-type="string" office:string-value=",LESSER">
            <text:p>,LESSER</text:p>
          </table:table-cell>
          <table:table-cell table:formula="of:=CONCATENATE(&quot;,&quot;;[Data.H72])" office:value-type="string" office:string-value=",5">
            <text:p>,5</text:p>
          </table:table-cell>
          <table:table-cell table:formula="of:=IF([Data.I72]=&quot;&quot;;&quot;&quot;;CONCATENATE(&quot;,&quot;;[Data.I72]))" office:value-type="string" office:string-value=",DESCR">
            <text:p>,DESCR</text:p>
          </table:table-cell>
          <table:table-cell table:style-name="ce13" table:formula="of:=IF([Data.J72]=&quot;&quot;;&quot;&quot;;CONCATENATE(&quot;,&quot;;[Data.J72]))">
            <text:p/>
          </table:table-cell>
          <table:table-cell table:style-name="ce13" table:formula="of:=IF([Data.K72]=&quot;&quot;;&quot;&quot;;CONCATENATE(&quot;,&quot;;[Data.K72]))">
            <text:p/>
          </table:table-cell>
          <table:table-cell table:style-name="ce13" table:formula="of:=IF([Data.L72]=&quot;&quot;;&quot;&quot;;CONCATENATE(&quot;,&quot;;[Data.L72]))">
            <text:p/>
          </table:table-cell>
          <table:table-cell table:style-name="ce13" table:formula="of:=IF([Data.M72]=&quot;&quot;;&quot;&quot;;CONCATENATE(&quot;,&quot;;[Data.M72]))">
            <text:p/>
          </table:table-cell>
          <table:table-cell table:style-name="ce13" table:formula="of:=IF([Data.N72]=&quot;&quot;;&quot;&quot;;CONCATENATE(&quot;,&quot;;[Data.N72]))">
            <text:p/>
          </table:table-cell>
          <table:table-cell table:style-name="ce13" table:formula="of:=IF([Data.O72]=&quot;&quot;;&quot;&quot;;CONCATENATE(&quot;,&quot;;[Data.O72]))">
            <text:p/>
          </table:table-cell>
          <table:table-cell table:style-name="ce13" table:formula="of:=IF([Data.P72]=&quot;&quot;;&quot;&quot;;CONCATENATE(&quot;,&quot;;[Data.P72]))">
            <text:p/>
          </table:table-cell>
          <table:table-cell table:style-name="ce13" table:formula="of:=IF([Data.Q72]=&quot;&quot;;&quot;&quot;;CONCATENATE(&quot;,&quot;;[Data.Q72]))">
            <text:p/>
          </table:table-cell>
          <table:table-cell table:style-name="ce13" table:formula="of:=IF([Data.R72]=&quot;&quot;;&quot;&quot;;CONCATENATE(&quot;,&quot;;[Data.R72]))">
            <text:p/>
          </table:table-cell>
          <table:table-cell table:style-name="ce13" table:formula="of:=IF([Data.S72]=&quot;&quot;;&quot;&quot;;CONCATENATE(&quot;,&quot;;[Data.S72]))">
            <text:p/>
          </table:table-cell>
          <table:table-cell table:style-name="ce13" table:formula="of:=IF([Data.T72]=&quot;&quot;;&quot;&quot;;CONCATENATE(&quot;,&quot;;[Data.T72]))">
            <text:p/>
          </table:table-cell>
          <table:table-cell table:number-columns-repeated="2"/>
        </table:table-row>
        <table:table-row table:style-name="ro3">
          <table:table-cell table:formula="of:=IF([Data.A73]=&quot;&quot;;[.A71];[Data.A73])" office:value-type="float" office:value="50">
            <text:p>50</text:p>
          </table:table-cell>
          <table:table-cell table:formula="of:=IF([Data.E73]=&quot;&quot;;[.B71];CONCATENATE(&quot;,&quot;;[Data.E73]))" office:value-type="string" office:string-value=",PHYSICAL">
            <text:p>,PHYSICAL</text:p>
          </table:table-cell>
          <table:table-cell table:formula="of:=IF([Data.F73]=&quot;&quot;;[.C71];CONCATENATE(&quot;,&quot;;[Data.F73]))" office:value-type="string" office:string-value=",CHARL">
            <text:p>,CHARL</text:p>
          </table:table-cell>
          <table:table-cell table:formula="of:=CONCATENATE(&quot;,&quot;;[Data.G73])" office:value-type="string" office:string-value=",MINOR">
            <text:p>,MINOR</text:p>
          </table:table-cell>
          <table:table-cell table:formula="of:=CONCATENATE(&quot;,&quot;;[Data.H73])" office:value-type="string" office:string-value=",10">
            <text:p>,10</text:p>
          </table:table-cell>
          <table:table-cell table:formula="of:=IF([Data.I73]=&quot;&quot;;&quot;&quot;;CONCATENATE(&quot;,&quot;;[Data.I73]))" office:value-type="string" office:string-value=",INI=1">
            <text:p>,INI=1</text:p>
          </table:table-cell>
          <table:table-cell table:style-name="ce13" table:formula="of:=IF([Data.J73]=&quot;&quot;;&quot;&quot;;CONCATENATE(&quot;,&quot;;[Data.J73]))" office:value-type="string" office:string-value=",C14=10">
            <text:p>,C14=10</text:p>
          </table:table-cell>
          <table:table-cell table:style-name="ce13" table:formula="of:=IF([Data.K73]=&quot;&quot;;&quot;&quot;;CONCATENATE(&quot;,&quot;;[Data.K73]))">
            <text:p/>
          </table:table-cell>
          <table:table-cell table:style-name="ce13" table:formula="of:=IF([Data.L73]=&quot;&quot;;&quot;&quot;;CONCATENATE(&quot;,&quot;;[Data.L73]))">
            <text:p/>
          </table:table-cell>
          <table:table-cell table:style-name="ce13" table:formula="of:=IF([Data.M73]=&quot;&quot;;&quot;&quot;;CONCATENATE(&quot;,&quot;;[Data.M73]))">
            <text:p/>
          </table:table-cell>
          <table:table-cell table:style-name="ce13" table:formula="of:=IF([Data.N73]=&quot;&quot;;&quot;&quot;;CONCATENATE(&quot;,&quot;;[Data.N73]))">
            <text:p/>
          </table:table-cell>
          <table:table-cell table:style-name="ce13" table:formula="of:=IF([Data.O73]=&quot;&quot;;&quot;&quot;;CONCATENATE(&quot;,&quot;;[Data.O73]))">
            <text:p/>
          </table:table-cell>
          <table:table-cell table:style-name="ce13" table:formula="of:=IF([Data.P73]=&quot;&quot;;&quot;&quot;;CONCATENATE(&quot;,&quot;;[Data.P73]))">
            <text:p/>
          </table:table-cell>
          <table:table-cell table:style-name="ce13" table:formula="of:=IF([Data.Q73]=&quot;&quot;;&quot;&quot;;CONCATENATE(&quot;,&quot;;[Data.Q73]))">
            <text:p/>
          </table:table-cell>
          <table:table-cell table:style-name="ce13" table:formula="of:=IF([Data.R73]=&quot;&quot;;&quot;&quot;;CONCATENATE(&quot;,&quot;;[Data.R73]))">
            <text:p/>
          </table:table-cell>
          <table:table-cell table:style-name="ce13" table:formula="of:=IF([Data.S73]=&quot;&quot;;&quot;&quot;;CONCATENATE(&quot;,&quot;;[Data.S73]))">
            <text:p/>
          </table:table-cell>
          <table:table-cell table:style-name="ce13" table:formula="of:=IF([Data.T73]=&quot;&quot;;&quot;&quot;;CONCATENATE(&quot;,&quot;;[Data.T73]))">
            <text:p/>
          </table:table-cell>
          <table:table-cell table:number-columns-repeated="2"/>
        </table:table-row>
        <table:table-row table:style-name="ro3">
          <table:table-cell table:formula="of:=IF([Data.A74]=&quot;&quot;;[.A72];[Data.A74])" office:value-type="float" office:value="51">
            <text:p>51</text:p>
          </table:table-cell>
          <table:table-cell table:formula="of:=IF([Data.E74]=&quot;&quot;;[.B72];CONCATENATE(&quot;,&quot;;[Data.E74]))" office:value-type="string" office:string-value=",PHYSICAL">
            <text:p>,PHYSICAL</text:p>
          </table:table-cell>
          <table:table-cell table:formula="of:=IF([Data.F74]=&quot;&quot;;[.C72];CONCATENATE(&quot;,&quot;;[Data.F74]))" office:value-type="string" office:string-value=",CHARL">
            <text:p>,CHARL</text:p>
          </table:table-cell>
          <table:table-cell table:formula="of:=CONCATENATE(&quot;,&quot;;[Data.G74])" office:value-type="string" office:string-value=",MAJOR">
            <text:p>,MAJOR</text:p>
          </table:table-cell>
          <table:table-cell table:formula="of:=CONCATENATE(&quot;,&quot;;[Data.H74])" office:value-type="string" office:string-value=",15">
            <text:p>,15</text:p>
          </table:table-cell>
          <table:table-cell table:formula="of:=IF([Data.I74]=&quot;&quot;;&quot;&quot;;CONCATENATE(&quot;,&quot;;[Data.I74]))" office:value-type="string" office:string-value=",C33=20">
            <text:p>,C33=20</text:p>
          </table:table-cell>
          <table:table-cell table:style-name="ce13" table:formula="of:=IF([Data.J74]=&quot;&quot;;&quot;&quot;;CONCATENATE(&quot;,&quot;;[Data.J74]))" office:value-type="string" office:string-value=",C56=20">
            <text:p>,C56=20</text:p>
          </table:table-cell>
          <table:table-cell table:style-name="ce13" table:formula="of:=IF([Data.K74]=&quot;&quot;;&quot;&quot;;CONCATENATE(&quot;,&quot;;[Data.K74]))">
            <text:p/>
          </table:table-cell>
          <table:table-cell table:style-name="ce13" table:formula="of:=IF([Data.L74]=&quot;&quot;;&quot;&quot;;CONCATENATE(&quot;,&quot;;[Data.L74]))">
            <text:p/>
          </table:table-cell>
          <table:table-cell table:style-name="ce13" table:formula="of:=IF([Data.M74]=&quot;&quot;;&quot;&quot;;CONCATENATE(&quot;,&quot;;[Data.M74]))">
            <text:p/>
          </table:table-cell>
          <table:table-cell table:style-name="ce13" table:formula="of:=IF([Data.N74]=&quot;&quot;;&quot;&quot;;CONCATENATE(&quot;,&quot;;[Data.N74]))">
            <text:p/>
          </table:table-cell>
          <table:table-cell table:style-name="ce13" table:formula="of:=IF([Data.O74]=&quot;&quot;;&quot;&quot;;CONCATENATE(&quot;,&quot;;[Data.O74]))">
            <text:p/>
          </table:table-cell>
          <table:table-cell table:style-name="ce13" table:formula="of:=IF([Data.P74]=&quot;&quot;;&quot;&quot;;CONCATENATE(&quot;,&quot;;[Data.P74]))">
            <text:p/>
          </table:table-cell>
          <table:table-cell table:style-name="ce13" table:formula="of:=IF([Data.Q74]=&quot;&quot;;&quot;&quot;;CONCATENATE(&quot;,&quot;;[Data.Q74]))">
            <text:p/>
          </table:table-cell>
          <table:table-cell table:style-name="ce13" table:formula="of:=IF([Data.R74]=&quot;&quot;;&quot;&quot;;CONCATENATE(&quot;,&quot;;[Data.R74]))">
            <text:p/>
          </table:table-cell>
          <table:table-cell table:style-name="ce13" table:formula="of:=IF([Data.S74]=&quot;&quot;;&quot;&quot;;CONCATENATE(&quot;,&quot;;[Data.S74]))">
            <text:p/>
          </table:table-cell>
          <table:table-cell table:style-name="ce13" table:formula="of:=IF([Data.T74]=&quot;&quot;;&quot;&quot;;CONCATENATE(&quot;,&quot;;[Data.T74]))">
            <text:p/>
          </table:table-cell>
          <table:table-cell table:number-columns-repeated="2"/>
        </table:table-row>
        <table:table-row table:style-name="ro3">
          <table:table-cell table:formula="of:=IF([Data.A75]=&quot;&quot;;[.A73];[Data.A75])" office:value-type="float" office:value="52">
            <text:p>52</text:p>
          </table:table-cell>
          <table:table-cell table:formula="of:=IF([Data.E75]=&quot;&quot;;[.B73];CONCATENATE(&quot;,&quot;;[Data.E75]))" office:value-type="string" office:string-value=",PHYSICAL">
            <text:p>,PHYSICAL</text:p>
          </table:table-cell>
          <table:table-cell table:formula="of:=IF([Data.F75]=&quot;&quot;;[.C73];CONCATENATE(&quot;,&quot;;[Data.F75]))" office:value-type="string" office:string-value=",CHARL">
            <text:p>,CHARL</text:p>
          </table:table-cell>
          <table:table-cell table:formula="of:=CONCATENATE(&quot;,&quot;;[Data.G75])" office:value-type="string" office:string-value=",MINOR">
            <text:p>,MINOR</text:p>
          </table:table-cell>
          <table:table-cell table:formula="of:=CONCATENATE(&quot;,&quot;;[Data.H75])" office:value-type="string" office:string-value=",10">
            <text:p>,10</text:p>
          </table:table-cell>
          <table:table-cell table:formula="of:=IF([Data.I75]=&quot;&quot;;&quot;&quot;;CONCATENATE(&quot;,&quot;;[Data.I75]))" office:value-type="string" office:string-value=",RR=talent.rr.poison.sack">
            <text:p>,RR=talent.rr.poison.sack</text:p>
          </table:table-cell>
          <table:table-cell table:style-name="ce13" table:formula="of:=IF([Data.J75]=&quot;&quot;;&quot;&quot;;CONCATENATE(&quot;,&quot;;[Data.J75]))" office:value-type="string" office:string-value=",DESCR">
            <text:p>,DESCR</text:p>
          </table:table-cell>
          <table:table-cell table:style-name="ce13" table:formula="of:=IF([Data.K75]=&quot;&quot;;&quot;&quot;;CONCATENATE(&quot;,&quot;;[Data.K75]))">
            <text:p/>
          </table:table-cell>
          <table:table-cell table:style-name="ce13" table:formula="of:=IF([Data.L75]=&quot;&quot;;&quot;&quot;;CONCATENATE(&quot;,&quot;;[Data.L75]))">
            <text:p/>
          </table:table-cell>
          <table:table-cell table:style-name="ce13" table:formula="of:=IF([Data.M75]=&quot;&quot;;&quot;&quot;;CONCATENATE(&quot;,&quot;;[Data.M75]))">
            <text:p/>
          </table:table-cell>
          <table:table-cell table:style-name="ce13" table:formula="of:=IF([Data.N75]=&quot;&quot;;&quot;&quot;;CONCATENATE(&quot;,&quot;;[Data.N75]))">
            <text:p/>
          </table:table-cell>
          <table:table-cell table:style-name="ce13" table:formula="of:=IF([Data.O75]=&quot;&quot;;&quot;&quot;;CONCATENATE(&quot;,&quot;;[Data.O75]))">
            <text:p/>
          </table:table-cell>
          <table:table-cell table:style-name="ce13" table:formula="of:=IF([Data.P75]=&quot;&quot;;&quot;&quot;;CONCATENATE(&quot;,&quot;;[Data.P75]))">
            <text:p/>
          </table:table-cell>
          <table:table-cell table:style-name="ce13" table:formula="of:=IF([Data.Q75]=&quot;&quot;;&quot;&quot;;CONCATENATE(&quot;,&quot;;[Data.Q75]))">
            <text:p/>
          </table:table-cell>
          <table:table-cell table:style-name="ce13" table:formula="of:=IF([Data.R75]=&quot;&quot;;&quot;&quot;;CONCATENATE(&quot;,&quot;;[Data.R75]))">
            <text:p/>
          </table:table-cell>
          <table:table-cell table:style-name="ce13" table:formula="of:=IF([Data.S75]=&quot;&quot;;&quot;&quot;;CONCATENATE(&quot;,&quot;;[Data.S75]))">
            <text:p/>
          </table:table-cell>
          <table:table-cell table:style-name="ce13" table:formula="of:=IF([Data.T75]=&quot;&quot;;&quot;&quot;;CONCATENATE(&quot;,&quot;;[Data.T75]))">
            <text:p/>
          </table:table-cell>
          <table:table-cell table:number-columns-repeated="2"/>
        </table:table-row>
        <table:table-row table:style-name="ro3">
          <table:table-cell table:formula="of:=IF([Data.A76]=&quot;&quot;;[.A74];[Data.A76])" office:value-type="float" office:value="53">
            <text:p>53</text:p>
          </table:table-cell>
          <table:table-cell table:formula="of:=IF([Data.E76]=&quot;&quot;;[.B74];CONCATENATE(&quot;,&quot;;[Data.E76]))" office:value-type="string" office:string-value=",PHYSICAL">
            <text:p>,PHYSICAL</text:p>
          </table:table-cell>
          <table:table-cell table:formula="of:=IF([Data.F76]=&quot;&quot;;[.C74];CONCATENATE(&quot;,&quot;;[Data.F76]))" office:value-type="string" office:string-value=",CHARL">
            <text:p>,CHARL</text:p>
          </table:table-cell>
          <table:table-cell table:formula="of:=CONCATENATE(&quot;,&quot;;[Data.G76])" office:value-type="string" office:string-value=",MAJOR">
            <text:p>,MAJOR</text:p>
          </table:table-cell>
          <table:table-cell table:formula="of:=CONCATENATE(&quot;,&quot;;[Data.H76])" office:value-type="string" office:string-value=",15">
            <text:p>,15</text:p>
          </table:table-cell>
          <table:table-cell table:formula="of:=IF([Data.I76]=&quot;&quot;;&quot;&quot;;CONCATENATE(&quot;,&quot;;[Data.I76]))" office:value-type="string" office:string-value=",DESCR">
            <text:p>,DESCR</text:p>
          </table:table-cell>
          <table:table-cell table:style-name="ce13" table:formula="of:=IF([Data.J76]=&quot;&quot;;&quot;&quot;;CONCATENATE(&quot;,&quot;;[Data.J76]))">
            <text:p/>
          </table:table-cell>
          <table:table-cell table:style-name="ce13" table:formula="of:=IF([Data.K76]=&quot;&quot;;&quot;&quot;;CONCATENATE(&quot;,&quot;;[Data.K76]))">
            <text:p/>
          </table:table-cell>
          <table:table-cell table:style-name="ce13" table:formula="of:=IF([Data.L76]=&quot;&quot;;&quot;&quot;;CONCATENATE(&quot;,&quot;;[Data.L76]))">
            <text:p/>
          </table:table-cell>
          <table:table-cell table:style-name="ce13" table:formula="of:=IF([Data.M76]=&quot;&quot;;&quot;&quot;;CONCATENATE(&quot;,&quot;;[Data.M76]))">
            <text:p/>
          </table:table-cell>
          <table:table-cell table:style-name="ce13" table:formula="of:=IF([Data.N76]=&quot;&quot;;&quot;&quot;;CONCATENATE(&quot;,&quot;;[Data.N76]))">
            <text:p/>
          </table:table-cell>
          <table:table-cell table:style-name="ce13" table:formula="of:=IF([Data.O76]=&quot;&quot;;&quot;&quot;;CONCATENATE(&quot;,&quot;;[Data.O76]))">
            <text:p/>
          </table:table-cell>
          <table:table-cell table:style-name="ce13" table:formula="of:=IF([Data.P76]=&quot;&quot;;&quot;&quot;;CONCATENATE(&quot;,&quot;;[Data.P76]))">
            <text:p/>
          </table:table-cell>
          <table:table-cell table:style-name="ce13" table:formula="of:=IF([Data.Q76]=&quot;&quot;;&quot;&quot;;CONCATENATE(&quot;,&quot;;[Data.Q76]))">
            <text:p/>
          </table:table-cell>
          <table:table-cell table:style-name="ce13" table:formula="of:=IF([Data.R76]=&quot;&quot;;&quot;&quot;;CONCATENATE(&quot;,&quot;;[Data.R76]))">
            <text:p/>
          </table:table-cell>
          <table:table-cell table:style-name="ce13" table:formula="of:=IF([Data.S76]=&quot;&quot;;&quot;&quot;;CONCATENATE(&quot;,&quot;;[Data.S76]))">
            <text:p/>
          </table:table-cell>
          <table:table-cell table:style-name="ce13" table:formula="of:=IF([Data.T76]=&quot;&quot;;&quot;&quot;;CONCATENATE(&quot;,&quot;;[Data.T76]))">
            <text:p/>
          </table:table-cell>
          <table:table-cell table:number-columns-repeated="2"/>
        </table:table-row>
        <table:table-row table:style-name="ro3">
          <table:table-cell table:formula="of:=IF([Data.A77]=&quot;&quot;;[.A75];[Data.A77])" office:value-type="float" office:value="54">
            <text:p>54</text:p>
          </table:table-cell>
          <table:table-cell table:formula="of:=IF([Data.E77]=&quot;&quot;;[.B75];CONCATENATE(&quot;,&quot;;[Data.E77]))" office:value-type="string" office:string-value=",PHYSICAL">
            <text:p>,PHYSICAL</text:p>
          </table:table-cell>
          <table:table-cell table:formula="of:=IF([Data.F77]=&quot;&quot;;[.C75];CONCATENATE(&quot;,&quot;;[Data.F77]))" office:value-type="string" office:string-value=",CHARL">
            <text:p>,CHARL</text:p>
          </table:table-cell>
          <table:table-cell table:formula="of:=CONCATENATE(&quot;,&quot;;[Data.G77])" office:value-type="string" office:string-value=",MINOR">
            <text:p>,MINOR</text:p>
          </table:table-cell>
          <table:table-cell table:formula="of:=CONCATENATE(&quot;,&quot;;[Data.H77])" office:value-type="string" office:string-value=",8">
            <text:p>,8</text:p>
          </table:table-cell>
          <table:table-cell table:formula="of:=IF([Data.I77]=&quot;&quot;;&quot;&quot;;CONCATENATE(&quot;,&quot;;[Data.I77]))" office:value-type="string" office:string-value=",DESCR">
            <text:p>,DESCR</text:p>
          </table:table-cell>
          <table:table-cell table:style-name="ce13" table:formula="of:=IF([Data.J77]=&quot;&quot;;&quot;&quot;;CONCATENATE(&quot;,&quot;;[Data.J77]))">
            <text:p/>
          </table:table-cell>
          <table:table-cell table:style-name="ce13" table:formula="of:=IF([Data.K77]=&quot;&quot;;&quot;&quot;;CONCATENATE(&quot;,&quot;;[Data.K77]))">
            <text:p/>
          </table:table-cell>
          <table:table-cell table:style-name="ce13" table:formula="of:=IF([Data.L77]=&quot;&quot;;&quot;&quot;;CONCATENATE(&quot;,&quot;;[Data.L77]))">
            <text:p/>
          </table:table-cell>
          <table:table-cell table:style-name="ce13" table:formula="of:=IF([Data.M77]=&quot;&quot;;&quot;&quot;;CONCATENATE(&quot;,&quot;;[Data.M77]))">
            <text:p/>
          </table:table-cell>
          <table:table-cell table:style-name="ce13" table:formula="of:=IF([Data.N77]=&quot;&quot;;&quot;&quot;;CONCATENATE(&quot;,&quot;;[Data.N77]))">
            <text:p/>
          </table:table-cell>
          <table:table-cell table:style-name="ce13" table:formula="of:=IF([Data.O77]=&quot;&quot;;&quot;&quot;;CONCATENATE(&quot;,&quot;;[Data.O77]))">
            <text:p/>
          </table:table-cell>
          <table:table-cell table:style-name="ce13" table:formula="of:=IF([Data.P77]=&quot;&quot;;&quot;&quot;;CONCATENATE(&quot;,&quot;;[Data.P77]))">
            <text:p/>
          </table:table-cell>
          <table:table-cell table:style-name="ce13" table:formula="of:=IF([Data.Q77]=&quot;&quot;;&quot;&quot;;CONCATENATE(&quot;,&quot;;[Data.Q77]))">
            <text:p/>
          </table:table-cell>
          <table:table-cell table:style-name="ce13" table:formula="of:=IF([Data.R77]=&quot;&quot;;&quot;&quot;;CONCATENATE(&quot;,&quot;;[Data.R77]))">
            <text:p/>
          </table:table-cell>
          <table:table-cell table:style-name="ce13" table:formula="of:=IF([Data.S77]=&quot;&quot;;&quot;&quot;;CONCATENATE(&quot;,&quot;;[Data.S77]))">
            <text:p/>
          </table:table-cell>
          <table:table-cell table:style-name="ce13" table:formula="of:=IF([Data.T77]=&quot;&quot;;&quot;&quot;;CONCATENATE(&quot;,&quot;;[Data.T77]))">
            <text:p/>
          </table:table-cell>
          <table:table-cell table:number-columns-repeated="2"/>
        </table:table-row>
        <table:table-row table:style-name="ro3">
          <table:table-cell table:formula="of:=IF([Data.A78]=&quot;&quot;;[.A76];[Data.A78])" office:value-type="float" office:value="55">
            <text:p>55</text:p>
          </table:table-cell>
          <table:table-cell table:formula="of:=IF([Data.E78]=&quot;&quot;;[.B76];CONCATENATE(&quot;,&quot;;[Data.E78]))" office:value-type="string" office:string-value=",PHYSICAL">
            <text:p>,PHYSICAL</text:p>
          </table:table-cell>
          <table:table-cell table:formula="of:=IF([Data.F78]=&quot;&quot;;[.C76];CONCATENATE(&quot;,&quot;;[Data.F78]))" office:value-type="string" office:string-value=",CHARL">
            <text:p>,CHARL</text:p>
          </table:table-cell>
          <table:table-cell table:formula="of:=CONCATENATE(&quot;,&quot;;[Data.G78])" office:value-type="string" office:string-value=",MINOR">
            <text:p>,MINOR</text:p>
          </table:table-cell>
          <table:table-cell table:formula="of:=CONCATENATE(&quot;,&quot;;[Data.H78])" office:value-type="string" office:string-value=",10">
            <text:p>,10</text:p>
          </table:table-cell>
          <table:table-cell table:formula="of:=IF([Data.I78]=&quot;&quot;;&quot;&quot;;CONCATENATE(&quot;,&quot;;[Data.I78]))" office:value-type="string" office:string-value=",DESCR">
            <text:p>,DESCR</text:p>
          </table:table-cell>
          <table:table-cell table:style-name="ce13" table:formula="of:=IF([Data.J78]=&quot;&quot;;&quot;&quot;;CONCATENATE(&quot;,&quot;;[Data.J78]))">
            <text:p/>
          </table:table-cell>
          <table:table-cell table:style-name="ce13" table:formula="of:=IF([Data.K78]=&quot;&quot;;&quot;&quot;;CONCATENATE(&quot;,&quot;;[Data.K78]))">
            <text:p/>
          </table:table-cell>
          <table:table-cell table:style-name="ce13" table:formula="of:=IF([Data.L78]=&quot;&quot;;&quot;&quot;;CONCATENATE(&quot;,&quot;;[Data.L78]))">
            <text:p/>
          </table:table-cell>
          <table:table-cell table:style-name="ce13" table:formula="of:=IF([Data.M78]=&quot;&quot;;&quot;&quot;;CONCATENATE(&quot;,&quot;;[Data.M78]))">
            <text:p/>
          </table:table-cell>
          <table:table-cell table:style-name="ce13" table:formula="of:=IF([Data.N78]=&quot;&quot;;&quot;&quot;;CONCATENATE(&quot;,&quot;;[Data.N78]))">
            <text:p/>
          </table:table-cell>
          <table:table-cell table:style-name="ce13" table:formula="of:=IF([Data.O78]=&quot;&quot;;&quot;&quot;;CONCATENATE(&quot;,&quot;;[Data.O78]))">
            <text:p/>
          </table:table-cell>
          <table:table-cell table:style-name="ce13" table:formula="of:=IF([Data.P78]=&quot;&quot;;&quot;&quot;;CONCATENATE(&quot;,&quot;;[Data.P78]))">
            <text:p/>
          </table:table-cell>
          <table:table-cell table:style-name="ce13" table:formula="of:=IF([Data.Q78]=&quot;&quot;;&quot;&quot;;CONCATENATE(&quot;,&quot;;[Data.Q78]))">
            <text:p/>
          </table:table-cell>
          <table:table-cell table:style-name="ce13" table:formula="of:=IF([Data.R78]=&quot;&quot;;&quot;&quot;;CONCATENATE(&quot;,&quot;;[Data.R78]))">
            <text:p/>
          </table:table-cell>
          <table:table-cell table:style-name="ce13" table:formula="of:=IF([Data.S78]=&quot;&quot;;&quot;&quot;;CONCATENATE(&quot;,&quot;;[Data.S78]))">
            <text:p/>
          </table:table-cell>
          <table:table-cell table:style-name="ce13" table:formula="of:=IF([Data.T78]=&quot;&quot;;&quot;&quot;;CONCATENATE(&quot;,&quot;;[Data.T78]))">
            <text:p/>
          </table:table-cell>
          <table:table-cell table:number-columns-repeated="2"/>
        </table:table-row>
        <table:table-row table:style-name="ro3">
          <table:table-cell table:formula="of:=IF([Data.A79]=&quot;&quot;;[.A77];[Data.A79])" office:value-type="float" office:value="56">
            <text:p>56</text:p>
          </table:table-cell>
          <table:table-cell table:formula="of:=IF([Data.E79]=&quot;&quot;;[.B77];CONCATENATE(&quot;,&quot;;[Data.E79]))" office:value-type="string" office:string-value=",PHYSICAL">
            <text:p>,PHYSICAL</text:p>
          </table:table-cell>
          <table:table-cell table:formula="of:=IF([Data.F79]=&quot;&quot;;[.C77];CONCATENATE(&quot;,&quot;;[Data.F79]))" office:value-type="string" office:string-value=",CHARL">
            <text:p>,CHARL</text:p>
          </table:table-cell>
          <table:table-cell table:formula="of:=CONCATENATE(&quot;,&quot;;[Data.G79])" office:value-type="string" office:string-value=",GREATER">
            <text:p>,GREATER</text:p>
          </table:table-cell>
          <table:table-cell table:formula="of:=CONCATENATE(&quot;,&quot;;[Data.H79])" office:value-type="string" office:string-value=",15">
            <text:p>,15</text:p>
          </table:table-cell>
          <table:table-cell table:formula="of:=IF([Data.I79]=&quot;&quot;;&quot;&quot;;CONCATENATE(&quot;,&quot;;[Data.I79]))" office:value-type="string" office:string-value=",DESCR">
            <text:p>,DESCR</text:p>
          </table:table-cell>
          <table:table-cell table:style-name="ce13" table:formula="of:=IF([Data.J79]=&quot;&quot;;&quot;&quot;;CONCATENATE(&quot;,&quot;;[Data.J79]))">
            <text:p/>
          </table:table-cell>
          <table:table-cell table:style-name="ce13" table:formula="of:=IF([Data.K79]=&quot;&quot;;&quot;&quot;;CONCATENATE(&quot;,&quot;;[Data.K79]))">
            <text:p/>
          </table:table-cell>
          <table:table-cell table:style-name="ce13" table:formula="of:=IF([Data.L79]=&quot;&quot;;&quot;&quot;;CONCATENATE(&quot;,&quot;;[Data.L79]))">
            <text:p/>
          </table:table-cell>
          <table:table-cell table:style-name="ce13" table:formula="of:=IF([Data.M79]=&quot;&quot;;&quot;&quot;;CONCATENATE(&quot;,&quot;;[Data.M79]))">
            <text:p/>
          </table:table-cell>
          <table:table-cell table:style-name="ce13" table:formula="of:=IF([Data.N79]=&quot;&quot;;&quot;&quot;;CONCATENATE(&quot;,&quot;;[Data.N79]))">
            <text:p/>
          </table:table-cell>
          <table:table-cell table:style-name="ce13" table:formula="of:=IF([Data.O79]=&quot;&quot;;&quot;&quot;;CONCATENATE(&quot;,&quot;;[Data.O79]))">
            <text:p/>
          </table:table-cell>
          <table:table-cell table:style-name="ce13" table:formula="of:=IF([Data.P79]=&quot;&quot;;&quot;&quot;;CONCATENATE(&quot;,&quot;;[Data.P79]))">
            <text:p/>
          </table:table-cell>
          <table:table-cell table:style-name="ce13" table:formula="of:=IF([Data.Q79]=&quot;&quot;;&quot;&quot;;CONCATENATE(&quot;,&quot;;[Data.Q79]))">
            <text:p/>
          </table:table-cell>
          <table:table-cell table:style-name="ce13" table:formula="of:=IF([Data.R79]=&quot;&quot;;&quot;&quot;;CONCATENATE(&quot;,&quot;;[Data.R79]))">
            <text:p/>
          </table:table-cell>
          <table:table-cell table:style-name="ce13" table:formula="of:=IF([Data.S79]=&quot;&quot;;&quot;&quot;;CONCATENATE(&quot;,&quot;;[Data.S79]))">
            <text:p/>
          </table:table-cell>
          <table:table-cell table:style-name="ce13" table:formula="of:=IF([Data.T79]=&quot;&quot;;&quot;&quot;;CONCATENATE(&quot;,&quot;;[Data.T79]))">
            <text:p/>
          </table:table-cell>
          <table:table-cell table:number-columns-repeated="2"/>
        </table:table-row>
        <table:table-row table:style-name="ro3">
          <table:table-cell table:formula="of:=IF([Data.A80]=&quot;&quot;;[.A78];[Data.A80])" office:value-type="float" office:value="57">
            <text:p>57</text:p>
          </table:table-cell>
          <table:table-cell table:formula="of:=IF([Data.E80]=&quot;&quot;;[.B78];CONCATENATE(&quot;,&quot;;[Data.E80]))" office:value-type="string" office:string-value=",PHYSICAL">
            <text:p>,PHYSICAL</text:p>
          </table:table-cell>
          <table:table-cell table:formula="of:=IF([Data.F80]=&quot;&quot;;[.C78];CONCATENATE(&quot;,&quot;;[Data.F80]))" office:value-type="string" office:string-value=",CHARL">
            <text:p>,CHARL</text:p>
          </table:table-cell>
          <table:table-cell table:formula="of:=CONCATENATE(&quot;,&quot;;[Data.G80])" office:value-type="string" office:string-value=",MAJOR">
            <text:p>,MAJOR</text:p>
          </table:table-cell>
          <table:table-cell table:formula="of:=CONCATENATE(&quot;,&quot;;[Data.H80])" office:value-type="string" office:string-value=",15">
            <text:p>,15</text:p>
          </table:table-cell>
          <table:table-cell table:formula="of:=IF([Data.I80]=&quot;&quot;;&quot;&quot;;CONCATENATE(&quot;,&quot;;[Data.I80]))" office:value-type="string" office:string-value=",DB=5">
            <text:p>,DB=5</text:p>
          </table:table-cell>
          <table:table-cell table:style-name="ce13" table:formula="of:=IF([Data.J80]=&quot;&quot;;&quot;&quot;;CONCATENATE(&quot;,&quot;;[Data.J80]))" office:value-type="string" office:string-value=",DESCR">
            <text:p>,DESCR</text:p>
          </table:table-cell>
          <table:table-cell table:style-name="ce13" table:formula="of:=IF([Data.K80]=&quot;&quot;;&quot;&quot;;CONCATENATE(&quot;,&quot;;[Data.K80]))" office:value-type="string" office:string-value=",C27=5">
            <text:p>,C27=5</text:p>
          </table:table-cell>
          <table:table-cell table:style-name="ce13" table:formula="of:=IF([Data.L80]=&quot;&quot;;&quot;&quot;;CONCATENATE(&quot;,&quot;;[Data.L80]))" office:value-type="string" office:string-value=",C28=5">
            <text:p>,C28=5</text:p>
          </table:table-cell>
          <table:table-cell table:style-name="ce13" table:formula="of:=IF([Data.M80]=&quot;&quot;;&quot;&quot;;CONCATENATE(&quot;,&quot;;[Data.M80]))" office:value-type="string" office:string-value=",C29=5">
            <text:p>,C29=5</text:p>
          </table:table-cell>
          <table:table-cell table:style-name="ce13" table:formula="of:=IF([Data.N80]=&quot;&quot;;&quot;&quot;;CONCATENATE(&quot;,&quot;;[Data.N80]))" office:value-type="string" office:string-value=",C30=5">
            <text:p>,C30=5</text:p>
          </table:table-cell>
          <table:table-cell table:style-name="ce13" table:formula="of:=IF([Data.O80]=&quot;&quot;;&quot;&quot;;CONCATENATE(&quot;,&quot;;[Data.O80]))" office:value-type="string" office:string-value=",C31=5">
            <text:p>,C31=5</text:p>
          </table:table-cell>
          <table:table-cell table:style-name="ce13" table:formula="of:=IF([Data.P80]=&quot;&quot;;&quot;&quot;;CONCATENATE(&quot;,&quot;;[Data.P80]))" office:value-type="string" office:string-value=",C32=5">
            <text:p>,C32=5</text:p>
          </table:table-cell>
          <table:table-cell table:style-name="ce13" table:formula="of:=IF([Data.Q80]=&quot;&quot;;&quot;&quot;;CONCATENATE(&quot;,&quot;;[Data.Q80]))" office:value-type="string" office:string-value=",C33=5">
            <text:p>,C33=5</text:p>
          </table:table-cell>
          <table:table-cell table:style-name="ce13" table:formula="of:=IF([Data.R80]=&quot;&quot;;&quot;&quot;;CONCATENATE(&quot;,&quot;;[Data.R80]))" office:value-type="string" office:string-value=",C34=5">
            <text:p>,C34=5</text:p>
          </table:table-cell>
          <table:table-cell table:style-name="ce13" table:formula="of:=IF([Data.S80]=&quot;&quot;;&quot;&quot;;CONCATENATE(&quot;,&quot;;[Data.S80]))" office:value-type="string" office:string-value=",C56=5">
            <text:p>,C56=5</text:p>
          </table:table-cell>
          <table:table-cell table:style-name="ce13" table:formula="of:=IF([Data.T80]=&quot;&quot;;&quot;&quot;;CONCATENATE(&quot;,&quot;;[Data.T80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1]=&quot;&quot;;[.A79];[Data.A81])" office:value-type="float" office:value="57">
            <text:p>57</text:p>
          </table:table-cell>
          <table:table-cell table:formula="of:=IF([Data.E81]=&quot;&quot;;[.B79];CONCATENATE(&quot;,&quot;;[Data.E81]))" office:value-type="string" office:string-value=",PHYSICAL">
            <text:p>,PHYSICAL</text:p>
          </table:table-cell>
          <table:table-cell table:formula="of:=IF([Data.F81]=&quot;&quot;;[.C79];CONCATENATE(&quot;,&quot;;[Data.F81]))" office:value-type="string" office:string-value=",CHARL">
            <text:p>,CHARL</text:p>
          </table:table-cell>
          <table:table-cell table:formula="of:=CONCATENATE(&quot;,&quot;;[Data.G81])" office:value-type="string" office:string-value=",GREATER">
            <text:p>,GREATER</text:p>
          </table:table-cell>
          <table:table-cell table:formula="of:=CONCATENATE(&quot;,&quot;;[Data.H81])" office:value-type="string" office:string-value=",25">
            <text:p>,25</text:p>
          </table:table-cell>
          <table:table-cell table:formula="of:=IF([Data.I81]=&quot;&quot;;&quot;&quot;;CONCATENATE(&quot;,&quot;;[Data.I81]))" office:value-type="string" office:string-value=",DB=10">
            <text:p>,DB=10</text:p>
          </table:table-cell>
          <table:table-cell table:style-name="ce13" table:formula="of:=IF([Data.J81]=&quot;&quot;;&quot;&quot;;CONCATENATE(&quot;,&quot;;[Data.J81]))" office:value-type="string" office:string-value=",DESCR">
            <text:p>,DESCR</text:p>
          </table:table-cell>
          <table:table-cell table:style-name="ce13" table:formula="of:=IF([Data.K81]=&quot;&quot;;&quot;&quot;;CONCATENATE(&quot;,&quot;;[Data.K81]))" office:value-type="string" office:string-value=",C27=5">
            <text:p>,C27=5</text:p>
          </table:table-cell>
          <table:table-cell table:style-name="ce13" table:formula="of:=IF([Data.L81]=&quot;&quot;;&quot;&quot;;CONCATENATE(&quot;,&quot;;[Data.L81]))" office:value-type="string" office:string-value=",C28=5">
            <text:p>,C28=5</text:p>
          </table:table-cell>
          <table:table-cell table:style-name="ce13" table:formula="of:=IF([Data.M81]=&quot;&quot;;&quot;&quot;;CONCATENATE(&quot;,&quot;;[Data.M81]))" office:value-type="string" office:string-value=",C29=5">
            <text:p>,C29=5</text:p>
          </table:table-cell>
          <table:table-cell table:style-name="ce13" table:formula="of:=IF([Data.N81]=&quot;&quot;;&quot;&quot;;CONCATENATE(&quot;,&quot;;[Data.N81]))" office:value-type="string" office:string-value=",C30=5">
            <text:p>,C30=5</text:p>
          </table:table-cell>
          <table:table-cell table:style-name="ce13" table:formula="of:=IF([Data.O81]=&quot;&quot;;&quot;&quot;;CONCATENATE(&quot;,&quot;;[Data.O81]))" office:value-type="string" office:string-value=",C31=5">
            <text:p>,C31=5</text:p>
          </table:table-cell>
          <table:table-cell table:style-name="ce13" table:formula="of:=IF([Data.P81]=&quot;&quot;;&quot;&quot;;CONCATENATE(&quot;,&quot;;[Data.P81]))" office:value-type="string" office:string-value=",C32=5">
            <text:p>,C32=5</text:p>
          </table:table-cell>
          <table:table-cell table:style-name="ce13" table:formula="of:=IF([Data.Q81]=&quot;&quot;;&quot;&quot;;CONCATENATE(&quot;,&quot;;[Data.Q81]))" office:value-type="string" office:string-value=",C33=5">
            <text:p>,C33=5</text:p>
          </table:table-cell>
          <table:table-cell table:style-name="ce13" table:formula="of:=IF([Data.R81]=&quot;&quot;;&quot;&quot;;CONCATENATE(&quot;,&quot;;[Data.R81]))" office:value-type="string" office:string-value=",C34=5">
            <text:p>,C34=5</text:p>
          </table:table-cell>
          <table:table-cell table:style-name="ce13" table:formula="of:=IF([Data.S81]=&quot;&quot;;&quot;&quot;;CONCATENATE(&quot;,&quot;;[Data.S81]))" office:value-type="string" office:string-value=",C56=5">
            <text:p>,C56=5</text:p>
          </table:table-cell>
          <table:table-cell table:style-name="ce13" table:formula="of:=IF([Data.T81]=&quot;&quot;;&quot;&quot;;CONCATENATE(&quot;,&quot;;[Data.T81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2]=&quot;&quot;;[.A80];[Data.A82])" office:value-type="float" office:value="58">
            <text:p>58</text:p>
          </table:table-cell>
          <table:table-cell table:formula="of:=IF([Data.E82]=&quot;&quot;;[.B80];CONCATENATE(&quot;,&quot;;[Data.E82]))" office:value-type="string" office:string-value=",PHYSICAL">
            <text:p>,PHYSICAL</text:p>
          </table:table-cell>
          <table:table-cell table:formula="of:=IF([Data.F82]=&quot;&quot;;[.C80];CONCATENATE(&quot;,&quot;;[Data.F82]))" office:value-type="string" office:string-value=",CHARL">
            <text:p>,CHARL</text:p>
          </table:table-cell>
          <table:table-cell table:formula="of:=CONCATENATE(&quot;,&quot;;[Data.G82])" office:value-type="string" office:string-value=",LESSER">
            <text:p>,LESSER</text:p>
          </table:table-cell>
          <table:table-cell table:formula="of:=CONCATENATE(&quot;,&quot;;[Data.H82])" office:value-type="string" office:string-value=",5">
            <text:p>,5</text:p>
          </table:table-cell>
          <table:table-cell table:formula="of:=IF([Data.I82]=&quot;&quot;;&quot;&quot;;CONCATENATE(&quot;,&quot;;[Data.I82]))" office:value-type="string" office:string-value=",DESCR">
            <text:p>,DESCR</text:p>
          </table:table-cell>
          <table:table-cell table:style-name="ce13" table:formula="of:=IF([Data.J82]=&quot;&quot;;&quot;&quot;;CONCATENATE(&quot;,&quot;;[Data.J82]))">
            <text:p/>
          </table:table-cell>
          <table:table-cell table:style-name="ce13" table:formula="of:=IF([Data.K82]=&quot;&quot;;&quot;&quot;;CONCATENATE(&quot;,&quot;;[Data.K82]))">
            <text:p/>
          </table:table-cell>
          <table:table-cell table:style-name="ce13" table:formula="of:=IF([Data.L82]=&quot;&quot;;&quot;&quot;;CONCATENATE(&quot;,&quot;;[Data.L82]))">
            <text:p/>
          </table:table-cell>
          <table:table-cell table:style-name="ce13" table:formula="of:=IF([Data.M82]=&quot;&quot;;&quot;&quot;;CONCATENATE(&quot;,&quot;;[Data.M82]))">
            <text:p/>
          </table:table-cell>
          <table:table-cell table:style-name="ce13" table:formula="of:=IF([Data.N82]=&quot;&quot;;&quot;&quot;;CONCATENATE(&quot;,&quot;;[Data.N82]))">
            <text:p/>
          </table:table-cell>
          <table:table-cell table:style-name="ce13" table:formula="of:=IF([Data.O82]=&quot;&quot;;&quot;&quot;;CONCATENATE(&quot;,&quot;;[Data.O82]))">
            <text:p/>
          </table:table-cell>
          <table:table-cell table:style-name="ce13" table:formula="of:=IF([Data.P82]=&quot;&quot;;&quot;&quot;;CONCATENATE(&quot;,&quot;;[Data.P82]))">
            <text:p/>
          </table:table-cell>
          <table:table-cell table:style-name="ce13" table:formula="of:=IF([Data.Q82]=&quot;&quot;;&quot;&quot;;CONCATENATE(&quot;,&quot;;[Data.Q82]))">
            <text:p/>
          </table:table-cell>
          <table:table-cell table:style-name="ce13" table:formula="of:=IF([Data.R82]=&quot;&quot;;&quot;&quot;;CONCATENATE(&quot;,&quot;;[Data.R82]))">
            <text:p/>
          </table:table-cell>
          <table:table-cell table:style-name="ce13" table:formula="of:=IF([Data.S82]=&quot;&quot;;&quot;&quot;;CONCATENATE(&quot;,&quot;;[Data.S82]))">
            <text:p/>
          </table:table-cell>
          <table:table-cell table:style-name="ce13" table:formula="of:=IF([Data.T82]=&quot;&quot;;&quot;&quot;;CONCATENATE(&quot;,&quot;;[Data.T82]))">
            <text:p/>
          </table:table-cell>
          <table:table-cell table:number-columns-repeated="2"/>
        </table:table-row>
        <table:table-row table:style-name="ro3">
          <table:table-cell table:formula="of:=IF([Data.A83]=&quot;&quot;;[.A81];[Data.A83])" office:value-type="float" office:value="58">
            <text:p>58</text:p>
          </table:table-cell>
          <table:table-cell table:formula="of:=IF([Data.E83]=&quot;&quot;;[.B81];CONCATENATE(&quot;,&quot;;[Data.E83]))" office:value-type="string" office:string-value=",PHYSICAL">
            <text:p>,PHYSICAL</text:p>
          </table:table-cell>
          <table:table-cell table:formula="of:=IF([Data.F83]=&quot;&quot;;[.C81];CONCATENATE(&quot;,&quot;;[Data.F83]))" office:value-type="string" office:string-value=",CHARL">
            <text:p>,CHARL</text:p>
          </table:table-cell>
          <table:table-cell table:formula="of:=CONCATENATE(&quot;,&quot;;[Data.G83])" office:value-type="string" office:string-value=",MINOR">
            <text:p>,MINOR</text:p>
          </table:table-cell>
          <table:table-cell table:formula="of:=CONCATENATE(&quot;,&quot;;[Data.H83])" office:value-type="string" office:string-value=",10">
            <text:p>,10</text:p>
          </table:table-cell>
          <table:table-cell table:formula="of:=IF([Data.I83]=&quot;&quot;;&quot;&quot;;CONCATENATE(&quot;,&quot;;[Data.I83]))" office:value-type="string" office:string-value=",DESCR">
            <text:p>,DESCR</text:p>
          </table:table-cell>
          <table:table-cell table:style-name="ce13" table:formula="of:=IF([Data.J83]=&quot;&quot;;&quot;&quot;;CONCATENATE(&quot;,&quot;;[Data.J83]))">
            <text:p/>
          </table:table-cell>
          <table:table-cell table:style-name="ce13" table:formula="of:=IF([Data.K83]=&quot;&quot;;&quot;&quot;;CONCATENATE(&quot;,&quot;;[Data.K83]))">
            <text:p/>
          </table:table-cell>
          <table:table-cell table:style-name="ce13" table:formula="of:=IF([Data.L83]=&quot;&quot;;&quot;&quot;;CONCATENATE(&quot;,&quot;;[Data.L83]))">
            <text:p/>
          </table:table-cell>
          <table:table-cell table:style-name="ce13" table:formula="of:=IF([Data.M83]=&quot;&quot;;&quot;&quot;;CONCATENATE(&quot;,&quot;;[Data.M83]))">
            <text:p/>
          </table:table-cell>
          <table:table-cell table:style-name="ce13" table:formula="of:=IF([Data.N83]=&quot;&quot;;&quot;&quot;;CONCATENATE(&quot;,&quot;;[Data.N83]))">
            <text:p/>
          </table:table-cell>
          <table:table-cell table:style-name="ce13" table:formula="of:=IF([Data.O83]=&quot;&quot;;&quot;&quot;;CONCATENATE(&quot;,&quot;;[Data.O83]))">
            <text:p/>
          </table:table-cell>
          <table:table-cell table:style-name="ce13" table:formula="of:=IF([Data.P83]=&quot;&quot;;&quot;&quot;;CONCATENATE(&quot;,&quot;;[Data.P83]))">
            <text:p/>
          </table:table-cell>
          <table:table-cell table:style-name="ce13" table:formula="of:=IF([Data.Q83]=&quot;&quot;;&quot;&quot;;CONCATENATE(&quot;,&quot;;[Data.Q83]))">
            <text:p/>
          </table:table-cell>
          <table:table-cell table:style-name="ce13" table:formula="of:=IF([Data.R83]=&quot;&quot;;&quot;&quot;;CONCATENATE(&quot;,&quot;;[Data.R83]))">
            <text:p/>
          </table:table-cell>
          <table:table-cell table:style-name="ce13" table:formula="of:=IF([Data.S83]=&quot;&quot;;&quot;&quot;;CONCATENATE(&quot;,&quot;;[Data.S83]))">
            <text:p/>
          </table:table-cell>
          <table:table-cell table:style-name="ce13" table:formula="of:=IF([Data.T83]=&quot;&quot;;&quot;&quot;;CONCATENATE(&quot;,&quot;;[Data.T83]))">
            <text:p/>
          </table:table-cell>
          <table:table-cell table:number-columns-repeated="2"/>
        </table:table-row>
        <table:table-row table:style-name="ro3">
          <table:table-cell table:formula="of:=IF([Data.A84]=&quot;&quot;;[.A82];[Data.A84])" office:value-type="float" office:value="58">
            <text:p>58</text:p>
          </table:table-cell>
          <table:table-cell table:formula="of:=IF([Data.E84]=&quot;&quot;;[.B82];CONCATENATE(&quot;,&quot;;[Data.E84]))" office:value-type="string" office:string-value=",PHYSICAL">
            <text:p>,PHYSICAL</text:p>
          </table:table-cell>
          <table:table-cell table:formula="of:=IF([Data.F84]=&quot;&quot;;[.C82];CONCATENATE(&quot;,&quot;;[Data.F84]))" office:value-type="string" office:string-value=",CHARL">
            <text:p>,CHARL</text:p>
          </table:table-cell>
          <table:table-cell table:formula="of:=CONCATENATE(&quot;,&quot;;[Data.G84])" office:value-type="string" office:string-value=",MAJOR">
            <text:p>,MAJOR</text:p>
          </table:table-cell>
          <table:table-cell table:formula="of:=CONCATENATE(&quot;,&quot;;[Data.H84])" office:value-type="string" office:string-value=",15">
            <text:p>,15</text:p>
          </table:table-cell>
          <table:table-cell table:formula="of:=IF([Data.I84]=&quot;&quot;;&quot;&quot;;CONCATENATE(&quot;,&quot;;[Data.I84]))" office:value-type="string" office:string-value=",DESCR">
            <text:p>,DESCR</text:p>
          </table:table-cell>
          <table:table-cell table:style-name="ce13" table:formula="of:=IF([Data.J84]=&quot;&quot;;&quot;&quot;;CONCATENATE(&quot;,&quot;;[Data.J84]))">
            <text:p/>
          </table:table-cell>
          <table:table-cell table:style-name="ce13" table:formula="of:=IF([Data.K84]=&quot;&quot;;&quot;&quot;;CONCATENATE(&quot;,&quot;;[Data.K84]))">
            <text:p/>
          </table:table-cell>
          <table:table-cell table:style-name="ce13" table:formula="of:=IF([Data.L84]=&quot;&quot;;&quot;&quot;;CONCATENATE(&quot;,&quot;;[Data.L84]))">
            <text:p/>
          </table:table-cell>
          <table:table-cell table:style-name="ce13" table:formula="of:=IF([Data.M84]=&quot;&quot;;&quot;&quot;;CONCATENATE(&quot;,&quot;;[Data.M84]))">
            <text:p/>
          </table:table-cell>
          <table:table-cell table:style-name="ce13" table:formula="of:=IF([Data.N84]=&quot;&quot;;&quot;&quot;;CONCATENATE(&quot;,&quot;;[Data.N84]))">
            <text:p/>
          </table:table-cell>
          <table:table-cell table:style-name="ce13" table:formula="of:=IF([Data.O84]=&quot;&quot;;&quot;&quot;;CONCATENATE(&quot;,&quot;;[Data.O84]))">
            <text:p/>
          </table:table-cell>
          <table:table-cell table:style-name="ce13" table:formula="of:=IF([Data.P84]=&quot;&quot;;&quot;&quot;;CONCATENATE(&quot;,&quot;;[Data.P84]))">
            <text:p/>
          </table:table-cell>
          <table:table-cell table:style-name="ce13" table:formula="of:=IF([Data.Q84]=&quot;&quot;;&quot;&quot;;CONCATENATE(&quot;,&quot;;[Data.Q84]))">
            <text:p/>
          </table:table-cell>
          <table:table-cell table:style-name="ce13" table:formula="of:=IF([Data.R84]=&quot;&quot;;&quot;&quot;;CONCATENATE(&quot;,&quot;;[Data.R84]))">
            <text:p/>
          </table:table-cell>
          <table:table-cell table:style-name="ce13" table:formula="of:=IF([Data.S84]=&quot;&quot;;&quot;&quot;;CONCATENATE(&quot;,&quot;;[Data.S84]))">
            <text:p/>
          </table:table-cell>
          <table:table-cell table:style-name="ce13" table:formula="of:=IF([Data.T84]=&quot;&quot;;&quot;&quot;;CONCATENATE(&quot;,&quot;;[Data.T84]))">
            <text:p/>
          </table:table-cell>
          <table:table-cell table:number-columns-repeated="2"/>
        </table:table-row>
        <table:table-row table:style-name="ro3">
          <table:table-cell table:formula="of:=IF([Data.A85]=&quot;&quot;;[.A83];[Data.A85])" office:value-type="float" office:value="58">
            <text:p>58</text:p>
          </table:table-cell>
          <table:table-cell table:formula="of:=IF([Data.E85]=&quot;&quot;;[.B83];CONCATENATE(&quot;,&quot;;[Data.E85]))" office:value-type="string" office:string-value=",PHYSICAL">
            <text:p>,PHYSICAL</text:p>
          </table:table-cell>
          <table:table-cell table:formula="of:=IF([Data.F85]=&quot;&quot;;[.C83];CONCATENATE(&quot;,&quot;;[Data.F85]))" office:value-type="string" office:string-value=",CHARL">
            <text:p>,CHARL</text:p>
          </table:table-cell>
          <table:table-cell table:formula="of:=CONCATENATE(&quot;,&quot;;[Data.G85])" office:value-type="string" office:string-value=",GREATER">
            <text:p>,GREATER</text:p>
          </table:table-cell>
          <table:table-cell table:formula="of:=CONCATENATE(&quot;,&quot;;[Data.H85])" office:value-type="string" office:string-value=",20">
            <text:p>,20</text:p>
          </table:table-cell>
          <table:table-cell table:formula="of:=IF([Data.I85]=&quot;&quot;;&quot;&quot;;CONCATENATE(&quot;,&quot;;[Data.I85]))" office:value-type="string" office:string-value=",DESCR">
            <text:p>,DESCR</text:p>
          </table:table-cell>
          <table:table-cell table:style-name="ce13" table:formula="of:=IF([Data.J85]=&quot;&quot;;&quot;&quot;;CONCATENATE(&quot;,&quot;;[Data.J85]))">
            <text:p/>
          </table:table-cell>
          <table:table-cell table:style-name="ce13" table:formula="of:=IF([Data.K85]=&quot;&quot;;&quot;&quot;;CONCATENATE(&quot;,&quot;;[Data.K85]))">
            <text:p/>
          </table:table-cell>
          <table:table-cell table:style-name="ce13" table:formula="of:=IF([Data.L85]=&quot;&quot;;&quot;&quot;;CONCATENATE(&quot;,&quot;;[Data.L85]))">
            <text:p/>
          </table:table-cell>
          <table:table-cell table:style-name="ce13" table:formula="of:=IF([Data.M85]=&quot;&quot;;&quot;&quot;;CONCATENATE(&quot;,&quot;;[Data.M85]))">
            <text:p/>
          </table:table-cell>
          <table:table-cell table:style-name="ce13" table:formula="of:=IF([Data.N85]=&quot;&quot;;&quot;&quot;;CONCATENATE(&quot;,&quot;;[Data.N85]))">
            <text:p/>
          </table:table-cell>
          <table:table-cell table:style-name="ce13" table:formula="of:=IF([Data.O85]=&quot;&quot;;&quot;&quot;;CONCATENATE(&quot;,&quot;;[Data.O85]))">
            <text:p/>
          </table:table-cell>
          <table:table-cell table:style-name="ce13" table:formula="of:=IF([Data.P85]=&quot;&quot;;&quot;&quot;;CONCATENATE(&quot;,&quot;;[Data.P85]))">
            <text:p/>
          </table:table-cell>
          <table:table-cell table:style-name="ce13" table:formula="of:=IF([Data.Q85]=&quot;&quot;;&quot;&quot;;CONCATENATE(&quot;,&quot;;[Data.Q85]))">
            <text:p/>
          </table:table-cell>
          <table:table-cell table:style-name="ce13" table:formula="of:=IF([Data.R85]=&quot;&quot;;&quot;&quot;;CONCATENATE(&quot;,&quot;;[Data.R85]))">
            <text:p/>
          </table:table-cell>
          <table:table-cell table:style-name="ce13" table:formula="of:=IF([Data.S85]=&quot;&quot;;&quot;&quot;;CONCATENATE(&quot;,&quot;;[Data.S85]))">
            <text:p/>
          </table:table-cell>
          <table:table-cell table:style-name="ce13" table:formula="of:=IF([Data.T85]=&quot;&quot;;&quot;&quot;;CONCATENATE(&quot;,&quot;;[Data.T85]))">
            <text:p/>
          </table:table-cell>
          <table:table-cell table:number-columns-repeated="2"/>
        </table:table-row>
        <table:table-row table:style-name="ro3">
          <table:table-cell table:formula="of:=IF([Data.A86]=&quot;&quot;;[.A84];[Data.A86])" office:value-type="float" office:value="59">
            <text:p>59</text:p>
          </table:table-cell>
          <table:table-cell table:formula="of:=IF([Data.E86]=&quot;&quot;;[.B84];CONCATENATE(&quot;,&quot;;[Data.E86]))" office:value-type="string" office:string-value=",PHYSICAL">
            <text:p>,PHYSICAL</text:p>
          </table:table-cell>
          <table:table-cell table:formula="of:=IF([Data.F86]=&quot;&quot;;[.C84];CONCATENATE(&quot;,&quot;;[Data.F86]))" office:value-type="string" office:string-value=",CHARL">
            <text:p>,CHARL</text:p>
          </table:table-cell>
          <table:table-cell table:formula="of:=CONCATENATE(&quot;,&quot;;[Data.G86])" office:value-type="string" office:string-value=",LESSER">
            <text:p>,LESSER</text:p>
          </table:table-cell>
          <table:table-cell table:formula="of:=CONCATENATE(&quot;,&quot;;[Data.H86])" office:value-type="string" office:string-value=",5">
            <text:p>,5</text:p>
          </table:table-cell>
          <table:table-cell table:formula="of:=IF([Data.I86]=&quot;&quot;;&quot;&quot;;CONCATENATE(&quot;,&quot;;[Data.I86]))" office:value-type="string" office:string-value=",DESCR">
            <text:p>,DESCR</text:p>
          </table:table-cell>
          <table:table-cell table:style-name="ce13" table:formula="of:=IF([Data.J86]=&quot;&quot;;&quot;&quot;;CONCATENATE(&quot;,&quot;;[Data.J86]))">
            <text:p/>
          </table:table-cell>
          <table:table-cell table:style-name="ce13" table:formula="of:=IF([Data.K86]=&quot;&quot;;&quot;&quot;;CONCATENATE(&quot;,&quot;;[Data.K86]))">
            <text:p/>
          </table:table-cell>
          <table:table-cell table:style-name="ce13" table:formula="of:=IF([Data.L86]=&quot;&quot;;&quot;&quot;;CONCATENATE(&quot;,&quot;;[Data.L86]))">
            <text:p/>
          </table:table-cell>
          <table:table-cell table:style-name="ce13" table:formula="of:=IF([Data.M86]=&quot;&quot;;&quot;&quot;;CONCATENATE(&quot;,&quot;;[Data.M86]))">
            <text:p/>
          </table:table-cell>
          <table:table-cell table:style-name="ce13" table:formula="of:=IF([Data.N86]=&quot;&quot;;&quot;&quot;;CONCATENATE(&quot;,&quot;;[Data.N86]))">
            <text:p/>
          </table:table-cell>
          <table:table-cell table:style-name="ce13" table:formula="of:=IF([Data.O86]=&quot;&quot;;&quot;&quot;;CONCATENATE(&quot;,&quot;;[Data.O86]))">
            <text:p/>
          </table:table-cell>
          <table:table-cell table:style-name="ce13" table:formula="of:=IF([Data.P86]=&quot;&quot;;&quot;&quot;;CONCATENATE(&quot;,&quot;;[Data.P86]))">
            <text:p/>
          </table:table-cell>
          <table:table-cell table:style-name="ce13" table:formula="of:=IF([Data.Q86]=&quot;&quot;;&quot;&quot;;CONCATENATE(&quot;,&quot;;[Data.Q86]))">
            <text:p/>
          </table:table-cell>
          <table:table-cell table:style-name="ce13" table:formula="of:=IF([Data.R86]=&quot;&quot;;&quot;&quot;;CONCATENATE(&quot;,&quot;;[Data.R86]))">
            <text:p/>
          </table:table-cell>
          <table:table-cell table:style-name="ce13" table:formula="of:=IF([Data.S86]=&quot;&quot;;&quot;&quot;;CONCATENATE(&quot;,&quot;;[Data.S86]))">
            <text:p/>
          </table:table-cell>
          <table:table-cell table:style-name="ce13" table:formula="of:=IF([Data.T86]=&quot;&quot;;&quot;&quot;;CONCATENATE(&quot;,&quot;;[Data.T86]))">
            <text:p/>
          </table:table-cell>
          <table:table-cell table:number-columns-repeated="2"/>
        </table:table-row>
        <table:table-row table:style-name="ro3">
          <table:table-cell table:formula="of:=IF([Data.A87]=&quot;&quot;;[.A85];[Data.A87])" office:value-type="float" office:value="60">
            <text:p>60</text:p>
          </table:table-cell>
          <table:table-cell table:formula="of:=IF([Data.E87]=&quot;&quot;;[.B85];CONCATENATE(&quot;,&quot;;[Data.E87]))" office:value-type="string" office:string-value=",PHYSICAL">
            <text:p>,PHYSICAL</text:p>
          </table:table-cell>
          <table:table-cell table:formula="of:=IF([Data.F87]=&quot;&quot;;[.C85];CONCATENATE(&quot;,&quot;;[Data.F87]))" office:value-type="string" office:string-value=",CHARL">
            <text:p>,CHARL</text:p>
          </table:table-cell>
          <table:table-cell table:formula="of:=CONCATENATE(&quot;,&quot;;[Data.G87])" office:value-type="string" office:string-value=",MINOR">
            <text:p>,MINOR</text:p>
          </table:table-cell>
          <table:table-cell table:formula="of:=CONCATENATE(&quot;,&quot;;[Data.H87])" office:value-type="string" office:string-value=",7">
            <text:p>,7</text:p>
          </table:table-cell>
          <table:table-cell table:formula="of:=IF([Data.I87]=&quot;&quot;;&quot;&quot;;CONCATENATE(&quot;,&quot;;[Data.I87]))" office:value-type="string" office:string-value=",S156=50">
            <text:p>,S156=50</text:p>
          </table:table-cell>
          <table:table-cell table:style-name="ce13" table:formula="of:=IF([Data.J87]=&quot;&quot;;&quot;&quot;;CONCATENATE(&quot;,&quot;;[Data.J87]))" office:value-type="string" office:string-value=",S125=50">
            <text:p>,S125=50</text:p>
          </table:table-cell>
          <table:table-cell table:style-name="ce13" table:formula="of:=IF([Data.K87]=&quot;&quot;;&quot;&quot;;CONCATENATE(&quot;,&quot;;[Data.K87]))" office:value-type="string" office:string-value=",DESCR">
            <text:p>,DESCR</text:p>
          </table:table-cell>
          <table:table-cell table:style-name="ce13" table:formula="of:=IF([Data.L87]=&quot;&quot;;&quot;&quot;;CONCATENATE(&quot;,&quot;;[Data.L87]))">
            <text:p/>
          </table:table-cell>
          <table:table-cell table:style-name="ce13" table:formula="of:=IF([Data.M87]=&quot;&quot;;&quot;&quot;;CONCATENATE(&quot;,&quot;;[Data.M87]))">
            <text:p/>
          </table:table-cell>
          <table:table-cell table:style-name="ce13" table:formula="of:=IF([Data.N87]=&quot;&quot;;&quot;&quot;;CONCATENATE(&quot;,&quot;;[Data.N87]))">
            <text:p/>
          </table:table-cell>
          <table:table-cell table:style-name="ce13" table:formula="of:=IF([Data.O87]=&quot;&quot;;&quot;&quot;;CONCATENATE(&quot;,&quot;;[Data.O87]))">
            <text:p/>
          </table:table-cell>
          <table:table-cell table:style-name="ce13" table:formula="of:=IF([Data.P87]=&quot;&quot;;&quot;&quot;;CONCATENATE(&quot;,&quot;;[Data.P87]))">
            <text:p/>
          </table:table-cell>
          <table:table-cell table:style-name="ce13" table:formula="of:=IF([Data.Q87]=&quot;&quot;;&quot;&quot;;CONCATENATE(&quot;,&quot;;[Data.Q87]))">
            <text:p/>
          </table:table-cell>
          <table:table-cell table:style-name="ce13" table:formula="of:=IF([Data.R87]=&quot;&quot;;&quot;&quot;;CONCATENATE(&quot;,&quot;;[Data.R87]))">
            <text:p/>
          </table:table-cell>
          <table:table-cell table:style-name="ce13" table:formula="of:=IF([Data.S87]=&quot;&quot;;&quot;&quot;;CONCATENATE(&quot;,&quot;;[Data.S87]))">
            <text:p/>
          </table:table-cell>
          <table:table-cell table:style-name="ce13" table:formula="of:=IF([Data.T87]=&quot;&quot;;&quot;&quot;;CONCATENATE(&quot;,&quot;;[Data.T87]))">
            <text:p/>
          </table:table-cell>
          <table:table-cell table:number-columns-repeated="2"/>
        </table:table-row>
        <table:table-row table:style-name="ro3">
          <table:table-cell table:formula="of:=IF([Data.A88]=&quot;&quot;;[.A86];[Data.A88])" office:value-type="float" office:value="61">
            <text:p>61</text:p>
          </table:table-cell>
          <table:table-cell table:formula="of:=IF([Data.E88]=&quot;&quot;;[.B86];CONCATENATE(&quot;,&quot;;[Data.E88]))" office:value-type="string" office:string-value=",PHYSICAL">
            <text:p>,PHYSICAL</text:p>
          </table:table-cell>
          <table:table-cell table:formula="of:=IF([Data.F88]=&quot;&quot;;[.C86];CONCATENATE(&quot;,&quot;;[Data.F88]))" office:value-type="string" office:string-value=",CHARL">
            <text:p>,CHARL</text:p>
          </table:table-cell>
          <table:table-cell table:formula="of:=CONCATENATE(&quot;,&quot;;[Data.G88])" office:value-type="string" office:string-value=",LESSER">
            <text:p>,LESSER</text:p>
          </table:table-cell>
          <table:table-cell table:formula="of:=CONCATENATE(&quot;,&quot;;[Data.H88])" office:value-type="string" office:string-value=",5">
            <text:p>,5</text:p>
          </table:table-cell>
          <table:table-cell table:formula="of:=IF([Data.I88]=&quot;&quot;;&quot;&quot;;CONCATENATE(&quot;,&quot;;[Data.I88]))" office:value-type="string" office:string-value=",RR=talent.rr.cold.10">
            <text:p>,RR=talent.rr.cold.10</text:p>
          </table:table-cell>
          <table:table-cell table:style-name="ce13" table:formula="of:=IF([Data.J88]=&quot;&quot;;&quot;&quot;;CONCATENATE(&quot;,&quot;;[Data.J88]))">
            <text:p/>
          </table:table-cell>
          <table:table-cell table:style-name="ce13" table:formula="of:=IF([Data.K88]=&quot;&quot;;&quot;&quot;;CONCATENATE(&quot;,&quot;;[Data.K88]))">
            <text:p/>
          </table:table-cell>
          <table:table-cell table:style-name="ce13" table:formula="of:=IF([Data.L88]=&quot;&quot;;&quot;&quot;;CONCATENATE(&quot;,&quot;;[Data.L88]))">
            <text:p/>
          </table:table-cell>
          <table:table-cell table:style-name="ce13" table:formula="of:=IF([Data.M88]=&quot;&quot;;&quot;&quot;;CONCATENATE(&quot;,&quot;;[Data.M88]))">
            <text:p/>
          </table:table-cell>
          <table:table-cell table:style-name="ce13" table:formula="of:=IF([Data.N88]=&quot;&quot;;&quot;&quot;;CONCATENATE(&quot;,&quot;;[Data.N88]))">
            <text:p/>
          </table:table-cell>
          <table:table-cell table:style-name="ce13" table:formula="of:=IF([Data.O88]=&quot;&quot;;&quot;&quot;;CONCATENATE(&quot;,&quot;;[Data.O88]))">
            <text:p/>
          </table:table-cell>
          <table:table-cell table:style-name="ce13" table:formula="of:=IF([Data.P88]=&quot;&quot;;&quot;&quot;;CONCATENATE(&quot;,&quot;;[Data.P88]))">
            <text:p/>
          </table:table-cell>
          <table:table-cell table:style-name="ce13" table:formula="of:=IF([Data.Q88]=&quot;&quot;;&quot;&quot;;CONCATENATE(&quot;,&quot;;[Data.Q88]))">
            <text:p/>
          </table:table-cell>
          <table:table-cell table:style-name="ce13" table:formula="of:=IF([Data.R88]=&quot;&quot;;&quot;&quot;;CONCATENATE(&quot;,&quot;;[Data.R88]))">
            <text:p/>
          </table:table-cell>
          <table:table-cell table:style-name="ce13" table:formula="of:=IF([Data.S88]=&quot;&quot;;&quot;&quot;;CONCATENATE(&quot;,&quot;;[Data.S88]))">
            <text:p/>
          </table:table-cell>
          <table:table-cell table:style-name="ce13" table:formula="of:=IF([Data.T88]=&quot;&quot;;&quot;&quot;;CONCATENATE(&quot;,&quot;;[Data.T88]))">
            <text:p/>
          </table:table-cell>
          <table:table-cell table:number-columns-repeated="2"/>
        </table:table-row>
        <table:table-row table:style-name="ro3">
          <table:table-cell table:formula="of:=IF([Data.A89]=&quot;&quot;;[.A87];[Data.A89])" office:value-type="float" office:value="61">
            <text:p>61</text:p>
          </table:table-cell>
          <table:table-cell table:formula="of:=IF([Data.E89]=&quot;&quot;;[.B87];CONCATENATE(&quot;,&quot;;[Data.E89]))" office:value-type="string" office:string-value=",PHYSICAL">
            <text:p>,PHYSICAL</text:p>
          </table:table-cell>
          <table:table-cell table:formula="of:=IF([Data.F89]=&quot;&quot;;[.C87];CONCATENATE(&quot;,&quot;;[Data.F89]))" office:value-type="string" office:string-value=",CHARL">
            <text:p>,CHARL</text:p>
          </table:table-cell>
          <table:table-cell table:formula="of:=CONCATENATE(&quot;,&quot;;[Data.G89])" office:value-type="string" office:string-value=",MINOR">
            <text:p>,MINOR</text:p>
          </table:table-cell>
          <table:table-cell table:formula="of:=CONCATENATE(&quot;,&quot;;[Data.H89])" office:value-type="string" office:string-value=",10">
            <text:p>,10</text:p>
          </table:table-cell>
          <table:table-cell table:formula="of:=IF([Data.I89]=&quot;&quot;;&quot;&quot;;CONCATENATE(&quot;,&quot;;[Data.I89]))" office:value-type="string" office:string-value=",RR=talent.rr.cold.20">
            <text:p>,RR=talent.rr.cold.20</text:p>
          </table:table-cell>
          <table:table-cell table:style-name="ce13" table:formula="of:=IF([Data.J89]=&quot;&quot;;&quot;&quot;;CONCATENATE(&quot;,&quot;;[Data.J89]))">
            <text:p/>
          </table:table-cell>
          <table:table-cell table:style-name="ce13" table:formula="of:=IF([Data.K89]=&quot;&quot;;&quot;&quot;;CONCATENATE(&quot;,&quot;;[Data.K89]))">
            <text:p/>
          </table:table-cell>
          <table:table-cell table:style-name="ce13" table:formula="of:=IF([Data.L89]=&quot;&quot;;&quot;&quot;;CONCATENATE(&quot;,&quot;;[Data.L89]))">
            <text:p/>
          </table:table-cell>
          <table:table-cell table:style-name="ce13" table:formula="of:=IF([Data.M89]=&quot;&quot;;&quot;&quot;;CONCATENATE(&quot;,&quot;;[Data.M89]))">
            <text:p/>
          </table:table-cell>
          <table:table-cell table:style-name="ce13" table:formula="of:=IF([Data.N89]=&quot;&quot;;&quot;&quot;;CONCATENATE(&quot;,&quot;;[Data.N89]))">
            <text:p/>
          </table:table-cell>
          <table:table-cell table:style-name="ce13" table:formula="of:=IF([Data.O89]=&quot;&quot;;&quot;&quot;;CONCATENATE(&quot;,&quot;;[Data.O89]))">
            <text:p/>
          </table:table-cell>
          <table:table-cell table:style-name="ce13" table:formula="of:=IF([Data.P89]=&quot;&quot;;&quot;&quot;;CONCATENATE(&quot;,&quot;;[Data.P89]))">
            <text:p/>
          </table:table-cell>
          <table:table-cell table:style-name="ce13" table:formula="of:=IF([Data.Q89]=&quot;&quot;;&quot;&quot;;CONCATENATE(&quot;,&quot;;[Data.Q89]))">
            <text:p/>
          </table:table-cell>
          <table:table-cell table:style-name="ce13" table:formula="of:=IF([Data.R89]=&quot;&quot;;&quot;&quot;;CONCATENATE(&quot;,&quot;;[Data.R89]))">
            <text:p/>
          </table:table-cell>
          <table:table-cell table:style-name="ce13" table:formula="of:=IF([Data.S89]=&quot;&quot;;&quot;&quot;;CONCATENATE(&quot;,&quot;;[Data.S89]))">
            <text:p/>
          </table:table-cell>
          <table:table-cell table:style-name="ce13" table:formula="of:=IF([Data.T89]=&quot;&quot;;&quot;&quot;;CONCATENATE(&quot;,&quot;;[Data.T89]))">
            <text:p/>
          </table:table-cell>
          <table:table-cell table:number-columns-repeated="2"/>
        </table:table-row>
        <table:table-row table:style-name="ro3">
          <table:table-cell table:formula="of:=IF([Data.A90]=&quot;&quot;;[.A88];[Data.A90])" office:value-type="float" office:value="61">
            <text:p>61</text:p>
          </table:table-cell>
          <table:table-cell table:formula="of:=IF([Data.E90]=&quot;&quot;;[.B88];CONCATENATE(&quot;,&quot;;[Data.E90]))" office:value-type="string" office:string-value=",PHYSICAL">
            <text:p>,PHYSICAL</text:p>
          </table:table-cell>
          <table:table-cell table:formula="of:=IF([Data.F90]=&quot;&quot;;[.C88];CONCATENATE(&quot;,&quot;;[Data.F90]))" office:value-type="string" office:string-value=",CHARL">
            <text:p>,CHARL</text:p>
          </table:table-cell>
          <table:table-cell table:formula="of:=CONCATENATE(&quot;,&quot;;[Data.G90])" office:value-type="string" office:string-value=",MAJOR">
            <text:p>,MAJOR</text:p>
          </table:table-cell>
          <table:table-cell table:formula="of:=CONCATENATE(&quot;,&quot;;[Data.H90])" office:value-type="string" office:string-value=",15">
            <text:p>,15</text:p>
          </table:table-cell>
          <table:table-cell table:formula="of:=IF([Data.I90]=&quot;&quot;;&quot;&quot;;CONCATENATE(&quot;,&quot;;[Data.I90]))" office:value-type="string" office:string-value=",RR=talent.rr.cold.30">
            <text:p>,RR=talent.rr.cold.30</text:p>
          </table:table-cell>
          <table:table-cell table:style-name="ce13" table:formula="of:=IF([Data.J90]=&quot;&quot;;&quot;&quot;;CONCATENATE(&quot;,&quot;;[Data.J90]))">
            <text:p/>
          </table:table-cell>
          <table:table-cell table:style-name="ce13" table:formula="of:=IF([Data.K90]=&quot;&quot;;&quot;&quot;;CONCATENATE(&quot;,&quot;;[Data.K90]))">
            <text:p/>
          </table:table-cell>
          <table:table-cell table:style-name="ce13" table:formula="of:=IF([Data.L90]=&quot;&quot;;&quot;&quot;;CONCATENATE(&quot;,&quot;;[Data.L90]))">
            <text:p/>
          </table:table-cell>
          <table:table-cell table:style-name="ce13" table:formula="of:=IF([Data.M90]=&quot;&quot;;&quot;&quot;;CONCATENATE(&quot;,&quot;;[Data.M90]))">
            <text:p/>
          </table:table-cell>
          <table:table-cell table:style-name="ce13" table:formula="of:=IF([Data.N90]=&quot;&quot;;&quot;&quot;;CONCATENATE(&quot;,&quot;;[Data.N90]))">
            <text:p/>
          </table:table-cell>
          <table:table-cell table:style-name="ce13" table:formula="of:=IF([Data.O90]=&quot;&quot;;&quot;&quot;;CONCATENATE(&quot;,&quot;;[Data.O90]))">
            <text:p/>
          </table:table-cell>
          <table:table-cell table:style-name="ce13" table:formula="of:=IF([Data.P90]=&quot;&quot;;&quot;&quot;;CONCATENATE(&quot;,&quot;;[Data.P90]))">
            <text:p/>
          </table:table-cell>
          <table:table-cell table:style-name="ce13" table:formula="of:=IF([Data.Q90]=&quot;&quot;;&quot;&quot;;CONCATENATE(&quot;,&quot;;[Data.Q90]))">
            <text:p/>
          </table:table-cell>
          <table:table-cell table:style-name="ce13" table:formula="of:=IF([Data.R90]=&quot;&quot;;&quot;&quot;;CONCATENATE(&quot;,&quot;;[Data.R90]))">
            <text:p/>
          </table:table-cell>
          <table:table-cell table:style-name="ce13" table:formula="of:=IF([Data.S90]=&quot;&quot;;&quot;&quot;;CONCATENATE(&quot;,&quot;;[Data.S90]))">
            <text:p/>
          </table:table-cell>
          <table:table-cell table:style-name="ce13" table:formula="of:=IF([Data.T90]=&quot;&quot;;&quot;&quot;;CONCATENATE(&quot;,&quot;;[Data.T90]))">
            <text:p/>
          </table:table-cell>
          <table:table-cell table:number-columns-repeated="2"/>
        </table:table-row>
        <table:table-row table:style-name="ro3">
          <table:table-cell table:formula="of:=IF([Data.A91]=&quot;&quot;;[.A89];[Data.A91])" office:value-type="float" office:value="61">
            <text:p>61</text:p>
          </table:table-cell>
          <table:table-cell table:formula="of:=IF([Data.E91]=&quot;&quot;;[.B89];CONCATENATE(&quot;,&quot;;[Data.E91]))" office:value-type="string" office:string-value=",PHYSICAL">
            <text:p>,PHYSICAL</text:p>
          </table:table-cell>
          <table:table-cell table:formula="of:=IF([Data.F91]=&quot;&quot;;[.C89];CONCATENATE(&quot;,&quot;;[Data.F91]))" office:value-type="string" office:string-value=",CHARL">
            <text:p>,CHARL</text:p>
          </table:table-cell>
          <table:table-cell table:formula="of:=CONCATENATE(&quot;,&quot;;[Data.G91])" office:value-type="string" office:string-value=",GREATER">
            <text:p>,GREATER</text:p>
          </table:table-cell>
          <table:table-cell table:formula="of:=CONCATENATE(&quot;,&quot;;[Data.H91])" office:value-type="string" office:string-value=",20">
            <text:p>,20</text:p>
          </table:table-cell>
          <table:table-cell table:formula="of:=IF([Data.I91]=&quot;&quot;;&quot;&quot;;CONCATENATE(&quot;,&quot;;[Data.I91]))" office:value-type="string" office:string-value=",RR=talent.rr.cold.40">
            <text:p>,RR=talent.rr.cold.40</text:p>
          </table:table-cell>
          <table:table-cell table:style-name="ce13" table:formula="of:=IF([Data.J91]=&quot;&quot;;&quot;&quot;;CONCATENATE(&quot;,&quot;;[Data.J91]))">
            <text:p/>
          </table:table-cell>
          <table:table-cell table:style-name="ce13" table:formula="of:=IF([Data.K91]=&quot;&quot;;&quot;&quot;;CONCATENATE(&quot;,&quot;;[Data.K91]))">
            <text:p/>
          </table:table-cell>
          <table:table-cell table:style-name="ce13" table:formula="of:=IF([Data.L91]=&quot;&quot;;&quot;&quot;;CONCATENATE(&quot;,&quot;;[Data.L91]))">
            <text:p/>
          </table:table-cell>
          <table:table-cell table:style-name="ce13" table:formula="of:=IF([Data.M91]=&quot;&quot;;&quot;&quot;;CONCATENATE(&quot;,&quot;;[Data.M91]))">
            <text:p/>
          </table:table-cell>
          <table:table-cell table:style-name="ce13" table:formula="of:=IF([Data.N91]=&quot;&quot;;&quot;&quot;;CONCATENATE(&quot;,&quot;;[Data.N91]))">
            <text:p/>
          </table:table-cell>
          <table:table-cell table:style-name="ce13" table:formula="of:=IF([Data.O91]=&quot;&quot;;&quot;&quot;;CONCATENATE(&quot;,&quot;;[Data.O91]))">
            <text:p/>
          </table:table-cell>
          <table:table-cell table:style-name="ce13" table:formula="of:=IF([Data.P91]=&quot;&quot;;&quot;&quot;;CONCATENATE(&quot;,&quot;;[Data.P91]))">
            <text:p/>
          </table:table-cell>
          <table:table-cell table:style-name="ce13" table:formula="of:=IF([Data.Q91]=&quot;&quot;;&quot;&quot;;CONCATENATE(&quot;,&quot;;[Data.Q91]))">
            <text:p/>
          </table:table-cell>
          <table:table-cell table:style-name="ce13" table:formula="of:=IF([Data.R91]=&quot;&quot;;&quot;&quot;;CONCATENATE(&quot;,&quot;;[Data.R91]))">
            <text:p/>
          </table:table-cell>
          <table:table-cell table:style-name="ce13" table:formula="of:=IF([Data.S91]=&quot;&quot;;&quot;&quot;;CONCATENATE(&quot;,&quot;;[Data.S91]))">
            <text:p/>
          </table:table-cell>
          <table:table-cell table:style-name="ce13" table:formula="of:=IF([Data.T91]=&quot;&quot;;&quot;&quot;;CONCATENATE(&quot;,&quot;;[Data.T91]))">
            <text:p/>
          </table:table-cell>
          <table:table-cell table:number-columns-repeated="2"/>
        </table:table-row>
        <table:table-row table:style-name="ro3">
          <table:table-cell table:formula="of:=IF([Data.A92]=&quot;&quot;;[.A90];[Data.A92])" office:value-type="float" office:value="62">
            <text:p>62</text:p>
          </table:table-cell>
          <table:table-cell table:formula="of:=IF([Data.E92]=&quot;&quot;;[.B90];CONCATENATE(&quot;,&quot;;[Data.E92]))" office:value-type="string" office:string-value=",PHYSICAL">
            <text:p>,PHYSICAL</text:p>
          </table:table-cell>
          <table:table-cell table:formula="of:=IF([Data.F92]=&quot;&quot;;[.C90];CONCATENATE(&quot;,&quot;;[Data.F92]))" office:value-type="string" office:string-value=",CHARL">
            <text:p>,CHARL</text:p>
          </table:table-cell>
          <table:table-cell table:formula="of:=CONCATENATE(&quot;,&quot;;[Data.G92])" office:value-type="string" office:string-value=",MINOR">
            <text:p>,MINOR</text:p>
          </table:table-cell>
          <table:table-cell table:formula="of:=CONCATENATE(&quot;,&quot;;[Data.H92])" office:value-type="string" office:string-value=",7">
            <text:p>,7</text:p>
          </table:table-cell>
          <table:table-cell table:formula="of:=IF([Data.I92]=&quot;&quot;;&quot;&quot;;CONCATENATE(&quot;,&quot;;[Data.I92]))" office:value-type="string" office:string-value=",DB=5">
            <text:p>,DB=5</text:p>
          </table:table-cell>
          <table:table-cell table:style-name="ce13" table:formula="of:=IF([Data.J92]=&quot;&quot;;&quot;&quot;;CONCATENATE(&quot;,&quot;;[Data.J92]))" office:value-type="string" office:string-value=",DESCR">
            <text:p>,DESCR</text:p>
          </table:table-cell>
          <table:table-cell table:style-name="ce13" table:formula="of:=IF([Data.K92]=&quot;&quot;;&quot;&quot;;CONCATENATE(&quot;,&quot;;[Data.K92]))" office:value-type="string" office:string-value=",C27=5">
            <text:p>,C27=5</text:p>
          </table:table-cell>
          <table:table-cell table:style-name="ce13" table:formula="of:=IF([Data.L92]=&quot;&quot;;&quot;&quot;;CONCATENATE(&quot;,&quot;;[Data.L92]))" office:value-type="string" office:string-value=",C28=5">
            <text:p>,C28=5</text:p>
          </table:table-cell>
          <table:table-cell table:style-name="ce13" table:formula="of:=IF([Data.M92]=&quot;&quot;;&quot;&quot;;CONCATENATE(&quot;,&quot;;[Data.M92]))" office:value-type="string" office:string-value=",C29=5">
            <text:p>,C29=5</text:p>
          </table:table-cell>
          <table:table-cell table:style-name="ce13" table:formula="of:=IF([Data.N92]=&quot;&quot;;&quot;&quot;;CONCATENATE(&quot;,&quot;;[Data.N92]))" office:value-type="string" office:string-value=",C30=5">
            <text:p>,C30=5</text:p>
          </table:table-cell>
          <table:table-cell table:style-name="ce13" table:formula="of:=IF([Data.O92]=&quot;&quot;;&quot;&quot;;CONCATENATE(&quot;,&quot;;[Data.O92]))" office:value-type="string" office:string-value=",C31=5">
            <text:p>,C31=5</text:p>
          </table:table-cell>
          <table:table-cell table:style-name="ce13" table:formula="of:=IF([Data.P92]=&quot;&quot;;&quot;&quot;;CONCATENATE(&quot;,&quot;;[Data.P92]))" office:value-type="string" office:string-value=",C32=5">
            <text:p>,C32=5</text:p>
          </table:table-cell>
          <table:table-cell table:style-name="ce13" table:formula="of:=IF([Data.Q92]=&quot;&quot;;&quot;&quot;;CONCATENATE(&quot;,&quot;;[Data.Q92]))" office:value-type="string" office:string-value=",C33=5">
            <text:p>,C33=5</text:p>
          </table:table-cell>
          <table:table-cell table:style-name="ce13" table:formula="of:=IF([Data.R92]=&quot;&quot;;&quot;&quot;;CONCATENATE(&quot;,&quot;;[Data.R92]))" office:value-type="string" office:string-value=",C34=5">
            <text:p>,C34=5</text:p>
          </table:table-cell>
          <table:table-cell table:style-name="ce13" table:formula="of:=IF([Data.S92]=&quot;&quot;;&quot;&quot;;CONCATENATE(&quot;,&quot;;[Data.S92]))" office:value-type="string" office:string-value=",C56=5">
            <text:p>,C56=5</text:p>
          </table:table-cell>
          <table:table-cell table:style-name="ce13" table:formula="of:=IF([Data.T92]=&quot;&quot;;&quot;&quot;;CONCATENATE(&quot;,&quot;;[Data.T92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93]=&quot;&quot;;[.A91];[Data.A93])" office:value-type="float" office:value="63">
            <text:p>63</text:p>
          </table:table-cell>
          <table:table-cell table:formula="of:=IF([Data.E93]=&quot;&quot;;[.B91];CONCATENATE(&quot;,&quot;;[Data.E93]))" office:value-type="string" office:string-value=",PHYSICAL">
            <text:p>,PHYSICAL</text:p>
          </table:table-cell>
          <table:table-cell table:formula="of:=IF([Data.F93]=&quot;&quot;;[.C91];CONCATENATE(&quot;,&quot;;[Data.F93]))" office:value-type="string" office:string-value=",CHARL">
            <text:p>,CHARL</text:p>
          </table:table-cell>
          <table:table-cell table:formula="of:=CONCATENATE(&quot;,&quot;;[Data.G93])" office:value-type="string" office:string-value=",MINOR">
            <text:p>,MINOR</text:p>
          </table:table-cell>
          <table:table-cell table:formula="of:=CONCATENATE(&quot;,&quot;;[Data.H93])" office:value-type="string" office:string-value=",7">
            <text:p>,7</text:p>
          </table:table-cell>
          <table:table-cell table:formula="of:=IF([Data.I93]=&quot;&quot;;&quot;&quot;;CONCATENATE(&quot;,&quot;;[Data.I93]))" office:value-type="string" office:string-value=",DESCR">
            <text:p>,DESCR</text:p>
          </table:table-cell>
          <table:table-cell table:style-name="ce13" table:formula="of:=IF([Data.J93]=&quot;&quot;;&quot;&quot;;CONCATENATE(&quot;,&quot;;[Data.J93]))">
            <text:p/>
          </table:table-cell>
          <table:table-cell table:style-name="ce13" table:formula="of:=IF([Data.K93]=&quot;&quot;;&quot;&quot;;CONCATENATE(&quot;,&quot;;[Data.K93]))">
            <text:p/>
          </table:table-cell>
          <table:table-cell table:style-name="ce13" table:formula="of:=IF([Data.L93]=&quot;&quot;;&quot;&quot;;CONCATENATE(&quot;,&quot;;[Data.L93]))">
            <text:p/>
          </table:table-cell>
          <table:table-cell table:style-name="ce13" table:formula="of:=IF([Data.M93]=&quot;&quot;;&quot;&quot;;CONCATENATE(&quot;,&quot;;[Data.M93]))">
            <text:p/>
          </table:table-cell>
          <table:table-cell table:style-name="ce13" table:formula="of:=IF([Data.N93]=&quot;&quot;;&quot;&quot;;CONCATENATE(&quot;,&quot;;[Data.N93]))">
            <text:p/>
          </table:table-cell>
          <table:table-cell table:style-name="ce13" table:formula="of:=IF([Data.O93]=&quot;&quot;;&quot;&quot;;CONCATENATE(&quot;,&quot;;[Data.O93]))">
            <text:p/>
          </table:table-cell>
          <table:table-cell table:style-name="ce13" table:formula="of:=IF([Data.P93]=&quot;&quot;;&quot;&quot;;CONCATENATE(&quot;,&quot;;[Data.P93]))">
            <text:p/>
          </table:table-cell>
          <table:table-cell table:style-name="ce13" table:formula="of:=IF([Data.Q93]=&quot;&quot;;&quot;&quot;;CONCATENATE(&quot;,&quot;;[Data.Q93]))">
            <text:p/>
          </table:table-cell>
          <table:table-cell table:style-name="ce13" table:formula="of:=IF([Data.R93]=&quot;&quot;;&quot;&quot;;CONCATENATE(&quot;,&quot;;[Data.R93]))">
            <text:p/>
          </table:table-cell>
          <table:table-cell table:style-name="ce13" table:formula="of:=IF([Data.S93]=&quot;&quot;;&quot;&quot;;CONCATENATE(&quot;,&quot;;[Data.S93]))">
            <text:p/>
          </table:table-cell>
          <table:table-cell table:style-name="ce13" table:formula="of:=IF([Data.T93]=&quot;&quot;;&quot;&quot;;CONCATENATE(&quot;,&quot;;[Data.T93]))">
            <text:p/>
          </table:table-cell>
          <table:table-cell table:number-columns-repeated="2"/>
        </table:table-row>
        <table:table-row table:style-name="ro3">
          <table:table-cell table:formula="of:=IF([Data.A94]=&quot;&quot;;[.A92];[Data.A94])" office:value-type="float" office:value="64">
            <text:p>64</text:p>
          </table:table-cell>
          <table:table-cell table:formula="of:=IF([Data.E94]=&quot;&quot;;[.B92];CONCATENATE(&quot;,&quot;;[Data.E94]))" office:value-type="string" office:string-value=",PHYSICAL">
            <text:p>,PHYSICAL</text:p>
          </table:table-cell>
          <table:table-cell table:formula="of:=IF([Data.F94]=&quot;&quot;;[.C92];CONCATENATE(&quot;,&quot;;[Data.F94]))" office:value-type="string" office:string-value=",CHARL">
            <text:p>,CHARL</text:p>
          </table:table-cell>
          <table:table-cell table:formula="of:=CONCATENATE(&quot;,&quot;;[Data.G94])" office:value-type="string" office:string-value=",LESSER">
            <text:p>,LESSER</text:p>
          </table:table-cell>
          <table:table-cell table:formula="of:=CONCATENATE(&quot;,&quot;;[Data.H94])" office:value-type="string" office:string-value=",5">
            <text:p>,5</text:p>
          </table:table-cell>
          <table:table-cell table:formula="of:=IF([Data.I94]=&quot;&quot;;&quot;&quot;;CONCATENATE(&quot;,&quot;;[Data.I94]))" office:value-type="string" office:string-value=",DESCR">
            <text:p>,DESCR</text:p>
          </table:table-cell>
          <table:table-cell table:style-name="ce13" table:formula="of:=IF([Data.J94]=&quot;&quot;;&quot;&quot;;CONCATENATE(&quot;,&quot;;[Data.J94]))">
            <text:p/>
          </table:table-cell>
          <table:table-cell table:style-name="ce13" table:formula="of:=IF([Data.K94]=&quot;&quot;;&quot;&quot;;CONCATENATE(&quot;,&quot;;[Data.K94]))">
            <text:p/>
          </table:table-cell>
          <table:table-cell table:style-name="ce13" table:formula="of:=IF([Data.L94]=&quot;&quot;;&quot;&quot;;CONCATENATE(&quot;,&quot;;[Data.L94]))">
            <text:p/>
          </table:table-cell>
          <table:table-cell table:style-name="ce13" table:formula="of:=IF([Data.M94]=&quot;&quot;;&quot;&quot;;CONCATENATE(&quot;,&quot;;[Data.M94]))">
            <text:p/>
          </table:table-cell>
          <table:table-cell table:style-name="ce13" table:formula="of:=IF([Data.N94]=&quot;&quot;;&quot;&quot;;CONCATENATE(&quot;,&quot;;[Data.N94]))">
            <text:p/>
          </table:table-cell>
          <table:table-cell table:style-name="ce13" table:formula="of:=IF([Data.O94]=&quot;&quot;;&quot;&quot;;CONCATENATE(&quot;,&quot;;[Data.O94]))">
            <text:p/>
          </table:table-cell>
          <table:table-cell table:style-name="ce13" table:formula="of:=IF([Data.P94]=&quot;&quot;;&quot;&quot;;CONCATENATE(&quot;,&quot;;[Data.P94]))">
            <text:p/>
          </table:table-cell>
          <table:table-cell table:style-name="ce13" table:formula="of:=IF([Data.Q94]=&quot;&quot;;&quot;&quot;;CONCATENATE(&quot;,&quot;;[Data.Q94]))">
            <text:p/>
          </table:table-cell>
          <table:table-cell table:style-name="ce13" table:formula="of:=IF([Data.R94]=&quot;&quot;;&quot;&quot;;CONCATENATE(&quot;,&quot;;[Data.R94]))">
            <text:p/>
          </table:table-cell>
          <table:table-cell table:style-name="ce13" table:formula="of:=IF([Data.S94]=&quot;&quot;;&quot;&quot;;CONCATENATE(&quot;,&quot;;[Data.S94]))">
            <text:p/>
          </table:table-cell>
          <table:table-cell table:style-name="ce13" table:formula="of:=IF([Data.T94]=&quot;&quot;;&quot;&quot;;CONCATENATE(&quot;,&quot;;[Data.T94]))">
            <text:p/>
          </table:table-cell>
          <table:table-cell table:number-columns-repeated="2"/>
        </table:table-row>
        <table:table-row table:style-name="ro3">
          <table:table-cell table:formula="of:=IF([Data.A95]=&quot;&quot;;[.A93];[Data.A95])" office:value-type="float" office:value="65">
            <text:p>65</text:p>
          </table:table-cell>
          <table:table-cell table:formula="of:=IF([Data.E95]=&quot;&quot;;[.B93];CONCATENATE(&quot;,&quot;;[Data.E95]))" office:value-type="string" office:string-value=",PHYSICAL">
            <text:p>,PHYSICAL</text:p>
          </table:table-cell>
          <table:table-cell table:formula="of:=IF([Data.F95]=&quot;&quot;;[.C93];CONCATENATE(&quot;,&quot;;[Data.F95]))" office:value-type="string" office:string-value=",CHARL">
            <text:p>,CHARL</text:p>
          </table:table-cell>
          <table:table-cell table:formula="of:=CONCATENATE(&quot;,&quot;;[Data.G95])" office:value-type="string" office:string-value=",GREATER">
            <text:p>,GREATER</text:p>
          </table:table-cell>
          <table:table-cell table:formula="of:=CONCATENATE(&quot;,&quot;;[Data.H95])" office:value-type="string" office:string-value=",15">
            <text:p>,15</text:p>
          </table:table-cell>
          <table:table-cell table:formula="of:=IF([Data.I95]=&quot;&quot;;&quot;&quot;;CONCATENATE(&quot;,&quot;;[Data.I95]))" office:value-type="string" office:string-value=",S91=20">
            <text:p>,S91=20</text:p>
          </table:table-cell>
          <table:table-cell table:style-name="ce13" table:formula="of:=IF([Data.J95]=&quot;&quot;;&quot;&quot;;CONCATENATE(&quot;,&quot;;[Data.J95]))" office:value-type="string" office:string-value=",DESCR">
            <text:p>,DESCR</text:p>
          </table:table-cell>
          <table:table-cell table:style-name="ce13" table:formula="of:=IF([Data.K95]=&quot;&quot;;&quot;&quot;;CONCATENATE(&quot;,&quot;;[Data.K95]))">
            <text:p/>
          </table:table-cell>
          <table:table-cell table:style-name="ce13" table:formula="of:=IF([Data.L95]=&quot;&quot;;&quot;&quot;;CONCATENATE(&quot;,&quot;;[Data.L95]))">
            <text:p/>
          </table:table-cell>
          <table:table-cell table:style-name="ce13" table:formula="of:=IF([Data.M95]=&quot;&quot;;&quot;&quot;;CONCATENATE(&quot;,&quot;;[Data.M95]))">
            <text:p/>
          </table:table-cell>
          <table:table-cell table:style-name="ce13" table:formula="of:=IF([Data.N95]=&quot;&quot;;&quot;&quot;;CONCATENATE(&quot;,&quot;;[Data.N95]))">
            <text:p/>
          </table:table-cell>
          <table:table-cell table:style-name="ce13" table:formula="of:=IF([Data.O95]=&quot;&quot;;&quot;&quot;;CONCATENATE(&quot;,&quot;;[Data.O95]))">
            <text:p/>
          </table:table-cell>
          <table:table-cell table:style-name="ce13" table:formula="of:=IF([Data.P95]=&quot;&quot;;&quot;&quot;;CONCATENATE(&quot;,&quot;;[Data.P95]))">
            <text:p/>
          </table:table-cell>
          <table:table-cell table:style-name="ce13" table:formula="of:=IF([Data.Q95]=&quot;&quot;;&quot;&quot;;CONCATENATE(&quot;,&quot;;[Data.Q95]))">
            <text:p/>
          </table:table-cell>
          <table:table-cell table:style-name="ce13" table:formula="of:=IF([Data.R95]=&quot;&quot;;&quot;&quot;;CONCATENATE(&quot;,&quot;;[Data.R95]))">
            <text:p/>
          </table:table-cell>
          <table:table-cell table:style-name="ce13" table:formula="of:=IF([Data.S95]=&quot;&quot;;&quot;&quot;;CONCATENATE(&quot;,&quot;;[Data.S95]))">
            <text:p/>
          </table:table-cell>
          <table:table-cell table:style-name="ce13" table:formula="of:=IF([Data.T95]=&quot;&quot;;&quot;&quot;;CONCATENATE(&quot;,&quot;;[Data.T95]))">
            <text:p/>
          </table:table-cell>
          <table:table-cell table:number-columns-repeated="2"/>
        </table:table-row>
        <table:table-row table:style-name="ro3">
          <table:table-cell table:formula="of:=IF([Data.A96]=&quot;&quot;;[.A94];[Data.A96])" office:value-type="float" office:value="66">
            <text:p>66</text:p>
          </table:table-cell>
          <table:table-cell table:formula="of:=IF([Data.E96]=&quot;&quot;;[.B94];CONCATENATE(&quot;,&quot;;[Data.E96]))" office:value-type="string" office:string-value=",PHYSICAL">
            <text:p>,PHYSICAL</text:p>
          </table:table-cell>
          <table:table-cell table:formula="of:=IF([Data.F96]=&quot;&quot;;[.C94];CONCATENATE(&quot;,&quot;;[Data.F96]))" office:value-type="string" office:string-value=",CHARL">
            <text:p>,CHARL</text:p>
          </table:table-cell>
          <table:table-cell table:formula="of:=CONCATENATE(&quot;,&quot;;[Data.G96])" office:value-type="string" office:string-value=",MINOR">
            <text:p>,MINOR</text:p>
          </table:table-cell>
          <table:table-cell table:formula="of:=CONCATENATE(&quot;,&quot;;[Data.H96])" office:value-type="string" office:string-value=",10">
            <text:p>,10</text:p>
          </table:table-cell>
          <table:table-cell table:formula="of:=IF([Data.I96]=&quot;&quot;;&quot;&quot;;CONCATENATE(&quot;,&quot;;[Data.I96]))" office:value-type="string" office:string-value=",S421=15">
            <text:p>,S421=15</text:p>
          </table:table-cell>
          <table:table-cell table:style-name="ce13" table:formula="of:=IF([Data.J96]=&quot;&quot;;&quot;&quot;;CONCATENATE(&quot;,&quot;;[Data.J96]))" office:value-type="string" office:string-value=",SHIELDDB=10">
            <text:p>,SHIELDDB=10</text:p>
          </table:table-cell>
          <table:table-cell table:style-name="ce13" table:formula="of:=IF([Data.K96]=&quot;&quot;;&quot;&quot;;CONCATENATE(&quot;,&quot;;[Data.K96]))">
            <text:p/>
          </table:table-cell>
          <table:table-cell table:style-name="ce13" table:formula="of:=IF([Data.L96]=&quot;&quot;;&quot;&quot;;CONCATENATE(&quot;,&quot;;[Data.L96]))">
            <text:p/>
          </table:table-cell>
          <table:table-cell table:style-name="ce13" table:formula="of:=IF([Data.M96]=&quot;&quot;;&quot;&quot;;CONCATENATE(&quot;,&quot;;[Data.M96]))">
            <text:p/>
          </table:table-cell>
          <table:table-cell table:style-name="ce13" table:formula="of:=IF([Data.N96]=&quot;&quot;;&quot;&quot;;CONCATENATE(&quot;,&quot;;[Data.N96]))">
            <text:p/>
          </table:table-cell>
          <table:table-cell table:style-name="ce13" table:formula="of:=IF([Data.O96]=&quot;&quot;;&quot;&quot;;CONCATENATE(&quot;,&quot;;[Data.O96]))">
            <text:p/>
          </table:table-cell>
          <table:table-cell table:style-name="ce13" table:formula="of:=IF([Data.P96]=&quot;&quot;;&quot;&quot;;CONCATENATE(&quot;,&quot;;[Data.P96]))">
            <text:p/>
          </table:table-cell>
          <table:table-cell table:style-name="ce13" table:formula="of:=IF([Data.Q96]=&quot;&quot;;&quot;&quot;;CONCATENATE(&quot;,&quot;;[Data.Q96]))">
            <text:p/>
          </table:table-cell>
          <table:table-cell table:style-name="ce13" table:formula="of:=IF([Data.R96]=&quot;&quot;;&quot;&quot;;CONCATENATE(&quot;,&quot;;[Data.R96]))">
            <text:p/>
          </table:table-cell>
          <table:table-cell table:style-name="ce13" table:formula="of:=IF([Data.S96]=&quot;&quot;;&quot;&quot;;CONCATENATE(&quot;,&quot;;[Data.S96]))">
            <text:p/>
          </table:table-cell>
          <table:table-cell table:style-name="ce13" table:formula="of:=IF([Data.T96]=&quot;&quot;;&quot;&quot;;CONCATENATE(&quot;,&quot;;[Data.T96]))">
            <text:p/>
          </table:table-cell>
          <table:table-cell table:number-columns-repeated="2"/>
        </table:table-row>
        <table:table-row table:style-name="ro3">
          <table:table-cell table:formula="of:=IF([Data.A97]=&quot;&quot;;[.A95];[Data.A97])" office:value-type="float" office:value="67">
            <text:p>67</text:p>
          </table:table-cell>
          <table:table-cell table:formula="of:=IF([Data.E97]=&quot;&quot;;[.B95];CONCATENATE(&quot;,&quot;;[Data.E97]))" office:value-type="string" office:string-value=",PHYSICAL">
            <text:p>,PHYSICAL</text:p>
          </table:table-cell>
          <table:table-cell table:formula="of:=IF([Data.F97]=&quot;&quot;;[.C95];CONCATENATE(&quot;,&quot;;[Data.F97]))" office:value-type="string" office:string-value=",CHARL">
            <text:p>,CHARL</text:p>
          </table:table-cell>
          <table:table-cell table:formula="of:=CONCATENATE(&quot;,&quot;;[Data.G97])" office:value-type="string" office:string-value=",GREATER">
            <text:p>,GREATER</text:p>
          </table:table-cell>
          <table:table-cell table:formula="of:=CONCATENATE(&quot;,&quot;;[Data.H97])" office:value-type="string" office:string-value=",18">
            <text:p>,18</text:p>
          </table:table-cell>
          <table:table-cell table:formula="of:=IF([Data.I97]=&quot;&quot;;&quot;&quot;;CONCATENATE(&quot;,&quot;;[Data.I97]))" office:value-type="string" office:string-value=",S30=25">
            <text:p>,S30=25</text:p>
          </table:table-cell>
          <table:table-cell table:style-name="ce13" table:formula="of:=IF([Data.J97]=&quot;&quot;;&quot;&quot;;CONCATENATE(&quot;,&quot;;[Data.J97]))" office:value-type="string" office:string-value=",DESCR">
            <text:p>,DESCR</text:p>
          </table:table-cell>
          <table:table-cell table:style-name="ce13" table:formula="of:=IF([Data.K97]=&quot;&quot;;&quot;&quot;;CONCATENATE(&quot;,&quot;;[Data.K97]))">
            <text:p/>
          </table:table-cell>
          <table:table-cell table:style-name="ce13" table:formula="of:=IF([Data.L97]=&quot;&quot;;&quot;&quot;;CONCATENATE(&quot;,&quot;;[Data.L97]))">
            <text:p/>
          </table:table-cell>
          <table:table-cell table:style-name="ce13" table:formula="of:=IF([Data.M97]=&quot;&quot;;&quot;&quot;;CONCATENATE(&quot;,&quot;;[Data.M97]))">
            <text:p/>
          </table:table-cell>
          <table:table-cell table:style-name="ce13" table:formula="of:=IF([Data.N97]=&quot;&quot;;&quot;&quot;;CONCATENATE(&quot;,&quot;;[Data.N97]))">
            <text:p/>
          </table:table-cell>
          <table:table-cell table:style-name="ce13" table:formula="of:=IF([Data.O97]=&quot;&quot;;&quot;&quot;;CONCATENATE(&quot;,&quot;;[Data.O97]))">
            <text:p/>
          </table:table-cell>
          <table:table-cell table:style-name="ce13" table:formula="of:=IF([Data.P97]=&quot;&quot;;&quot;&quot;;CONCATENATE(&quot;,&quot;;[Data.P97]))">
            <text:p/>
          </table:table-cell>
          <table:table-cell table:style-name="ce13" table:formula="of:=IF([Data.Q97]=&quot;&quot;;&quot;&quot;;CONCATENATE(&quot;,&quot;;[Data.Q97]))">
            <text:p/>
          </table:table-cell>
          <table:table-cell table:style-name="ce13" table:formula="of:=IF([Data.R97]=&quot;&quot;;&quot;&quot;;CONCATENATE(&quot;,&quot;;[Data.R97]))">
            <text:p/>
          </table:table-cell>
          <table:table-cell table:style-name="ce13" table:formula="of:=IF([Data.S97]=&quot;&quot;;&quot;&quot;;CONCATENATE(&quot;,&quot;;[Data.S97]))">
            <text:p/>
          </table:table-cell>
          <table:table-cell table:style-name="ce13" table:formula="of:=IF([Data.T97]=&quot;&quot;;&quot;&quot;;CONCATENATE(&quot;,&quot;;[Data.T97]))">
            <text:p/>
          </table:table-cell>
          <table:table-cell table:number-columns-repeated="2"/>
        </table:table-row>
        <table:table-row table:style-name="ro3">
          <table:table-cell table:formula="of:=IF([Data.A98]=&quot;&quot;;[.A96];[Data.A98])" office:value-type="float" office:value="68">
            <text:p>68</text:p>
          </table:table-cell>
          <table:table-cell table:formula="of:=IF([Data.E98]=&quot;&quot;;[.B96];CONCATENATE(&quot;,&quot;;[Data.E98]))" office:value-type="string" office:string-value=",PHYSICAL">
            <text:p>,PHYSICAL</text:p>
          </table:table-cell>
          <table:table-cell table:formula="of:=IF([Data.F98]=&quot;&quot;;[.C96];CONCATENATE(&quot;,&quot;;[Data.F98]))" office:value-type="string" office:string-value=",CHARL">
            <text:p>,CHARL</text:p>
          </table:table-cell>
          <table:table-cell table:formula="of:=CONCATENATE(&quot;,&quot;;[Data.G98])" office:value-type="string" office:string-value=",LESSER">
            <text:p>,LESSER</text:p>
          </table:table-cell>
          <table:table-cell table:formula="of:=CONCATENATE(&quot;,&quot;;[Data.H98])" office:value-type="string" office:string-value=",5">
            <text:p>,5</text:p>
          </table:table-cell>
          <table:table-cell table:formula="of:=IF([Data.I98]=&quot;&quot;;&quot;&quot;;CONCATENATE(&quot;,&quot;;[Data.I98]))" office:value-type="string" office:string-value=",S69=25">
            <text:p>,S69=25</text:p>
          </table:table-cell>
          <table:table-cell table:style-name="ce13" table:formula="of:=IF([Data.J98]=&quot;&quot;;&quot;&quot;;CONCATENATE(&quot;,&quot;;[Data.J98]))" office:value-type="string" office:string-value=",S72=25">
            <text:p>,S72=25</text:p>
          </table:table-cell>
          <table:table-cell table:style-name="ce13" table:formula="of:=IF([Data.K98]=&quot;&quot;;&quot;&quot;;CONCATENATE(&quot;,&quot;;[Data.K98]))" office:value-type="string" office:string-value=",DESCR">
            <text:p>,DESCR</text:p>
          </table:table-cell>
          <table:table-cell table:style-name="ce13" table:formula="of:=IF([Data.L98]=&quot;&quot;;&quot;&quot;;CONCATENATE(&quot;,&quot;;[Data.L98]))">
            <text:p/>
          </table:table-cell>
          <table:table-cell table:style-name="ce13" table:formula="of:=IF([Data.M98]=&quot;&quot;;&quot;&quot;;CONCATENATE(&quot;,&quot;;[Data.M98]))">
            <text:p/>
          </table:table-cell>
          <table:table-cell table:style-name="ce13" table:formula="of:=IF([Data.N98]=&quot;&quot;;&quot;&quot;;CONCATENATE(&quot;,&quot;;[Data.N98]))">
            <text:p/>
          </table:table-cell>
          <table:table-cell table:style-name="ce13" table:formula="of:=IF([Data.O98]=&quot;&quot;;&quot;&quot;;CONCATENATE(&quot;,&quot;;[Data.O98]))">
            <text:p/>
          </table:table-cell>
          <table:table-cell table:style-name="ce13" table:formula="of:=IF([Data.P98]=&quot;&quot;;&quot;&quot;;CONCATENATE(&quot;,&quot;;[Data.P98]))">
            <text:p/>
          </table:table-cell>
          <table:table-cell table:style-name="ce13" table:formula="of:=IF([Data.Q98]=&quot;&quot;;&quot;&quot;;CONCATENATE(&quot;,&quot;;[Data.Q98]))">
            <text:p/>
          </table:table-cell>
          <table:table-cell table:style-name="ce13" table:formula="of:=IF([Data.R98]=&quot;&quot;;&quot;&quot;;CONCATENATE(&quot;,&quot;;[Data.R98]))">
            <text:p/>
          </table:table-cell>
          <table:table-cell table:style-name="ce13" table:formula="of:=IF([Data.S98]=&quot;&quot;;&quot;&quot;;CONCATENATE(&quot;,&quot;;[Data.S98]))">
            <text:p/>
          </table:table-cell>
          <table:table-cell table:style-name="ce13" table:formula="of:=IF([Data.T98]=&quot;&quot;;&quot;&quot;;CONCATENATE(&quot;,&quot;;[Data.T98]))">
            <text:p/>
          </table:table-cell>
          <table:table-cell table:number-columns-repeated="2"/>
        </table:table-row>
        <table:table-row table:style-name="ro3">
          <table:table-cell table:formula="of:=IF([Data.A99]=&quot;&quot;;[.A97];[Data.A99])" office:value-type="float" office:value="69">
            <text:p>69</text:p>
          </table:table-cell>
          <table:table-cell table:formula="of:=IF([Data.E99]=&quot;&quot;;[.B97];CONCATENATE(&quot;,&quot;;[Data.E99]))" office:value-type="string" office:string-value=",PHYSICAL">
            <text:p>,PHYSICAL</text:p>
          </table:table-cell>
          <table:table-cell table:formula="of:=IF([Data.F99]=&quot;&quot;;[.C97];CONCATENATE(&quot;,&quot;;[Data.F99]))" office:value-type="string" office:string-value=",CHARL">
            <text:p>,CHARL</text:p>
          </table:table-cell>
          <table:table-cell table:formula="of:=CONCATENATE(&quot;,&quot;;[Data.G99])" office:value-type="string" office:string-value=",MINOR">
            <text:p>,MINOR</text:p>
          </table:table-cell>
          <table:table-cell table:formula="of:=CONCATENATE(&quot;,&quot;;[Data.H99])" office:value-type="string" office:string-value=",7">
            <text:p>,7</text:p>
          </table:table-cell>
          <table:table-cell table:formula="of:=IF([Data.I99]=&quot;&quot;;&quot;&quot;;CONCATENATE(&quot;,&quot;;[Data.I99]))" office:value-type="string" office:string-value=",DESCR">
            <text:p>,DESCR</text:p>
          </table:table-cell>
          <table:table-cell table:style-name="ce13" table:formula="of:=IF([Data.J99]=&quot;&quot;;&quot;&quot;;CONCATENATE(&quot;,&quot;;[Data.J99]))">
            <text:p/>
          </table:table-cell>
          <table:table-cell table:style-name="ce13" table:formula="of:=IF([Data.K99]=&quot;&quot;;&quot;&quot;;CONCATENATE(&quot;,&quot;;[Data.K99]))">
            <text:p/>
          </table:table-cell>
          <table:table-cell table:style-name="ce13" table:formula="of:=IF([Data.L99]=&quot;&quot;;&quot;&quot;;CONCATENATE(&quot;,&quot;;[Data.L99]))">
            <text:p/>
          </table:table-cell>
          <table:table-cell table:style-name="ce13" table:formula="of:=IF([Data.M99]=&quot;&quot;;&quot;&quot;;CONCATENATE(&quot;,&quot;;[Data.M99]))">
            <text:p/>
          </table:table-cell>
          <table:table-cell table:style-name="ce13" table:formula="of:=IF([Data.N99]=&quot;&quot;;&quot;&quot;;CONCATENATE(&quot;,&quot;;[Data.N99]))">
            <text:p/>
          </table:table-cell>
          <table:table-cell table:style-name="ce13" table:formula="of:=IF([Data.O99]=&quot;&quot;;&quot;&quot;;CONCATENATE(&quot;,&quot;;[Data.O99]))">
            <text:p/>
          </table:table-cell>
          <table:table-cell table:style-name="ce13" table:formula="of:=IF([Data.P99]=&quot;&quot;;&quot;&quot;;CONCATENATE(&quot;,&quot;;[Data.P99]))">
            <text:p/>
          </table:table-cell>
          <table:table-cell table:style-name="ce13" table:formula="of:=IF([Data.Q99]=&quot;&quot;;&quot;&quot;;CONCATENATE(&quot;,&quot;;[Data.Q99]))">
            <text:p/>
          </table:table-cell>
          <table:table-cell table:style-name="ce13" table:formula="of:=IF([Data.R99]=&quot;&quot;;&quot;&quot;;CONCATENATE(&quot;,&quot;;[Data.R99]))">
            <text:p/>
          </table:table-cell>
          <table:table-cell table:style-name="ce13" table:formula="of:=IF([Data.S99]=&quot;&quot;;&quot;&quot;;CONCATENATE(&quot;,&quot;;[Data.S99]))">
            <text:p/>
          </table:table-cell>
          <table:table-cell table:style-name="ce13" table:formula="of:=IF([Data.T99]=&quot;&quot;;&quot;&quot;;CONCATENATE(&quot;,&quot;;[Data.T99]))">
            <text:p/>
          </table:table-cell>
          <table:table-cell table:number-columns-repeated="2"/>
        </table:table-row>
        <table:table-row table:style-name="ro3">
          <table:table-cell table:formula="of:=IF([Data.A100]=&quot;&quot;;[.A98];[Data.A100])" office:value-type="float" office:value="70">
            <text:p>70</text:p>
          </table:table-cell>
          <table:table-cell table:formula="of:=IF([Data.E100]=&quot;&quot;;[.B98];CONCATENATE(&quot;,&quot;;[Data.E100]))" office:value-type="string" office:string-value=",PHYSICAL">
            <text:p>,PHYSICAL</text:p>
          </table:table-cell>
          <table:table-cell table:formula="of:=IF([Data.F100]=&quot;&quot;;[.C98];CONCATENATE(&quot;,&quot;;[Data.F100]))" office:value-type="string" office:string-value=",CHARL">
            <text:p>,CHARL</text:p>
          </table:table-cell>
          <table:table-cell table:formula="of:=CONCATENATE(&quot;,&quot;;[Data.G100])" office:value-type="string" office:string-value=",MINOR">
            <text:p>,MINOR</text:p>
          </table:table-cell>
          <table:table-cell table:formula="of:=CONCATENATE(&quot;,&quot;;[Data.H100])" office:value-type="string" office:string-value=",7">
            <text:p>,7</text:p>
          </table:table-cell>
          <table:table-cell table:formula="of:=IF([Data.I100]=&quot;&quot;;&quot;&quot;;CONCATENATE(&quot;,&quot;;[Data.I100]))" office:value-type="string" office:string-value=",DESCR">
            <text:p>,DESCR</text:p>
          </table:table-cell>
          <table:table-cell table:style-name="ce13" table:formula="of:=IF([Data.J100]=&quot;&quot;;&quot;&quot;;CONCATENATE(&quot;,&quot;;[Data.J100]))">
            <text:p/>
          </table:table-cell>
          <table:table-cell table:style-name="ce13" table:formula="of:=IF([Data.K100]=&quot;&quot;;&quot;&quot;;CONCATENATE(&quot;,&quot;;[Data.K100]))">
            <text:p/>
          </table:table-cell>
          <table:table-cell table:style-name="ce13" table:formula="of:=IF([Data.L100]=&quot;&quot;;&quot;&quot;;CONCATENATE(&quot;,&quot;;[Data.L100]))">
            <text:p/>
          </table:table-cell>
          <table:table-cell table:style-name="ce13" table:formula="of:=IF([Data.M100]=&quot;&quot;;&quot;&quot;;CONCATENATE(&quot;,&quot;;[Data.M100]))">
            <text:p/>
          </table:table-cell>
          <table:table-cell table:style-name="ce13" table:formula="of:=IF([Data.N100]=&quot;&quot;;&quot;&quot;;CONCATENATE(&quot;,&quot;;[Data.N100]))">
            <text:p/>
          </table:table-cell>
          <table:table-cell table:style-name="ce13" table:formula="of:=IF([Data.O100]=&quot;&quot;;&quot;&quot;;CONCATENATE(&quot;,&quot;;[Data.O100]))">
            <text:p/>
          </table:table-cell>
          <table:table-cell table:style-name="ce13" table:formula="of:=IF([Data.P100]=&quot;&quot;;&quot;&quot;;CONCATENATE(&quot;,&quot;;[Data.P100]))">
            <text:p/>
          </table:table-cell>
          <table:table-cell table:style-name="ce13" table:formula="of:=IF([Data.Q100]=&quot;&quot;;&quot;&quot;;CONCATENATE(&quot;,&quot;;[Data.Q100]))">
            <text:p/>
          </table:table-cell>
          <table:table-cell table:style-name="ce13" table:formula="of:=IF([Data.R100]=&quot;&quot;;&quot;&quot;;CONCATENATE(&quot;,&quot;;[Data.R100]))">
            <text:p/>
          </table:table-cell>
          <table:table-cell table:style-name="ce13" table:formula="of:=IF([Data.S100]=&quot;&quot;;&quot;&quot;;CONCATENATE(&quot;,&quot;;[Data.S100]))">
            <text:p/>
          </table:table-cell>
          <table:table-cell table:style-name="ce13" table:formula="of:=IF([Data.T100]=&quot;&quot;;&quot;&quot;;CONCATENATE(&quot;,&quot;;[Data.T100]))">
            <text:p/>
          </table:table-cell>
          <table:table-cell table:number-columns-repeated="2"/>
        </table:table-row>
        <table:table-row table:style-name="ro3">
          <table:table-cell table:formula="of:=IF([Data.A101]=&quot;&quot;;[.A99];[Data.A101])" office:value-type="float" office:value="71">
            <text:p>71</text:p>
          </table:table-cell>
          <table:table-cell table:formula="of:=IF([Data.E101]=&quot;&quot;;[.B99];CONCATENATE(&quot;,&quot;;[Data.E101]))" office:value-type="string" office:string-value=",PHYSICAL">
            <text:p>,PHYSICAL</text:p>
          </table:table-cell>
          <table:table-cell table:formula="of:=IF([Data.F101]=&quot;&quot;;[.C99];CONCATENATE(&quot;,&quot;;[Data.F101]))" office:value-type="string" office:string-value=",CHARL">
            <text:p>,CHARL</text:p>
          </table:table-cell>
          <table:table-cell table:formula="of:=CONCATENATE(&quot;,&quot;;[Data.G101])" office:value-type="string" office:string-value=",GREATER">
            <text:p>,GREATER</text:p>
          </table:table-cell>
          <table:table-cell table:formula="of:=CONCATENATE(&quot;,&quot;;[Data.H101])" office:value-type="string" office:string-value=",15">
            <text:p>,15</text:p>
          </table:table-cell>
          <table:table-cell table:formula="of:=IF([Data.I101]=&quot;&quot;;&quot;&quot;;CONCATENATE(&quot;,&quot;;[Data.I101]))" office:value-type="string" office:string-value=",DESCR">
            <text:p>,DESCR</text:p>
          </table:table-cell>
          <table:table-cell table:style-name="ce13" table:formula="of:=IF([Data.J101]=&quot;&quot;;&quot;&quot;;CONCATENATE(&quot;,&quot;;[Data.J101]))">
            <text:p/>
          </table:table-cell>
          <table:table-cell table:style-name="ce13" table:formula="of:=IF([Data.K101]=&quot;&quot;;&quot;&quot;;CONCATENATE(&quot;,&quot;;[Data.K101]))">
            <text:p/>
          </table:table-cell>
          <table:table-cell table:style-name="ce13" table:formula="of:=IF([Data.L101]=&quot;&quot;;&quot;&quot;;CONCATENATE(&quot;,&quot;;[Data.L101]))">
            <text:p/>
          </table:table-cell>
          <table:table-cell table:style-name="ce13" table:formula="of:=IF([Data.M101]=&quot;&quot;;&quot;&quot;;CONCATENATE(&quot;,&quot;;[Data.M101]))">
            <text:p/>
          </table:table-cell>
          <table:table-cell table:style-name="ce13" table:formula="of:=IF([Data.N101]=&quot;&quot;;&quot;&quot;;CONCATENATE(&quot;,&quot;;[Data.N101]))">
            <text:p/>
          </table:table-cell>
          <table:table-cell table:style-name="ce13" table:formula="of:=IF([Data.O101]=&quot;&quot;;&quot;&quot;;CONCATENATE(&quot;,&quot;;[Data.O101]))">
            <text:p/>
          </table:table-cell>
          <table:table-cell table:style-name="ce13" table:formula="of:=IF([Data.P101]=&quot;&quot;;&quot;&quot;;CONCATENATE(&quot;,&quot;;[Data.P101]))">
            <text:p/>
          </table:table-cell>
          <table:table-cell table:style-name="ce13" table:formula="of:=IF([Data.Q101]=&quot;&quot;;&quot;&quot;;CONCATENATE(&quot;,&quot;;[Data.Q101]))">
            <text:p/>
          </table:table-cell>
          <table:table-cell table:style-name="ce13" table:formula="of:=IF([Data.R101]=&quot;&quot;;&quot;&quot;;CONCATENATE(&quot;,&quot;;[Data.R101]))">
            <text:p/>
          </table:table-cell>
          <table:table-cell table:style-name="ce13" table:formula="of:=IF([Data.S101]=&quot;&quot;;&quot;&quot;;CONCATENATE(&quot;,&quot;;[Data.S101]))">
            <text:p/>
          </table:table-cell>
          <table:table-cell table:style-name="ce13" table:formula="of:=IF([Data.T101]=&quot;&quot;;&quot;&quot;;CONCATENATE(&quot;,&quot;;[Data.T101]))">
            <text:p/>
          </table:table-cell>
          <table:table-cell table:number-columns-repeated="2"/>
        </table:table-row>
        <table:table-row table:style-name="ro3">
          <table:table-cell table:formula="of:=IF([Data.A102]=&quot;&quot;;[.A100];[Data.A102])" office:value-type="float" office:value="72">
            <text:p>72</text:p>
          </table:table-cell>
          <table:table-cell table:formula="of:=IF([Data.E102]=&quot;&quot;;[.B100];CONCATENATE(&quot;,&quot;;[Data.E102]))" office:value-type="string" office:string-value=",PHYSICAL">
            <text:p>,PHYSICAL</text:p>
          </table:table-cell>
          <table:table-cell table:formula="of:=IF([Data.F102]=&quot;&quot;;[.C100];CONCATENATE(&quot;,&quot;;[Data.F102]))" office:value-type="string" office:string-value=",CHARL">
            <text:p>,CHARL</text:p>
          </table:table-cell>
          <table:table-cell table:formula="of:=CONCATENATE(&quot;,&quot;;[Data.G102])" office:value-type="string" office:string-value=",MINOR">
            <text:p>,MINOR</text:p>
          </table:table-cell>
          <table:table-cell table:formula="of:=CONCATENATE(&quot;,&quot;;[Data.H102])" office:value-type="string" office:string-value=",7">
            <text:p>,7</text:p>
          </table:table-cell>
          <table:table-cell table:formula="of:=IF([Data.I102]=&quot;&quot;;&quot;&quot;;CONCATENATE(&quot;,&quot;;[Data.I102]))" office:value-type="string" office:string-value=",DESCR">
            <text:p>,DESCR</text:p>
          </table:table-cell>
          <table:table-cell table:style-name="ce13" table:formula="of:=IF([Data.J102]=&quot;&quot;;&quot;&quot;;CONCATENATE(&quot;,&quot;;[Data.J102]))">
            <text:p/>
          </table:table-cell>
          <table:table-cell table:style-name="ce13" table:formula="of:=IF([Data.K102]=&quot;&quot;;&quot;&quot;;CONCATENATE(&quot;,&quot;;[Data.K102]))">
            <text:p/>
          </table:table-cell>
          <table:table-cell table:style-name="ce13" table:formula="of:=IF([Data.L102]=&quot;&quot;;&quot;&quot;;CONCATENATE(&quot;,&quot;;[Data.L102]))">
            <text:p/>
          </table:table-cell>
          <table:table-cell table:style-name="ce13" table:formula="of:=IF([Data.M102]=&quot;&quot;;&quot;&quot;;CONCATENATE(&quot;,&quot;;[Data.M102]))">
            <text:p/>
          </table:table-cell>
          <table:table-cell table:style-name="ce13" table:formula="of:=IF([Data.N102]=&quot;&quot;;&quot;&quot;;CONCATENATE(&quot;,&quot;;[Data.N102]))">
            <text:p/>
          </table:table-cell>
          <table:table-cell table:style-name="ce13" table:formula="of:=IF([Data.O102]=&quot;&quot;;&quot;&quot;;CONCATENATE(&quot;,&quot;;[Data.O102]))">
            <text:p/>
          </table:table-cell>
          <table:table-cell table:style-name="ce13" table:formula="of:=IF([Data.P102]=&quot;&quot;;&quot;&quot;;CONCATENATE(&quot;,&quot;;[Data.P102]))">
            <text:p/>
          </table:table-cell>
          <table:table-cell table:style-name="ce13" table:formula="of:=IF([Data.Q102]=&quot;&quot;;&quot;&quot;;CONCATENATE(&quot;,&quot;;[Data.Q102]))">
            <text:p/>
          </table:table-cell>
          <table:table-cell table:style-name="ce13" table:formula="of:=IF([Data.R102]=&quot;&quot;;&quot;&quot;;CONCATENATE(&quot;,&quot;;[Data.R102]))">
            <text:p/>
          </table:table-cell>
          <table:table-cell table:style-name="ce13" table:formula="of:=IF([Data.S102]=&quot;&quot;;&quot;&quot;;CONCATENATE(&quot;,&quot;;[Data.S102]))">
            <text:p/>
          </table:table-cell>
          <table:table-cell table:style-name="ce13" table:formula="of:=IF([Data.T102]=&quot;&quot;;&quot;&quot;;CONCATENATE(&quot;,&quot;;[Data.T102]))">
            <text:p/>
          </table:table-cell>
          <table:table-cell table:number-columns-repeated="2"/>
        </table:table-row>
        <table:table-row table:style-name="ro3">
          <table:table-cell table:formula="of:=IF([Data.A103]=&quot;&quot;;[.A101];[Data.A103])" office:value-type="float" office:value="73">
            <text:p>73</text:p>
          </table:table-cell>
          <table:table-cell table:formula="of:=IF([Data.E103]=&quot;&quot;;[.B101];CONCATENATE(&quot;,&quot;;[Data.E103]))" office:value-type="string" office:string-value=",PHYSICAL">
            <text:p>,PHYSICAL</text:p>
          </table:table-cell>
          <table:table-cell table:formula="of:=IF([Data.F103]=&quot;&quot;;[.C101];CONCATENATE(&quot;,&quot;;[Data.F103]))" office:value-type="string" office:string-value=",CHARL">
            <text:p>,CHARL</text:p>
          </table:table-cell>
          <table:table-cell table:formula="of:=CONCATENATE(&quot;,&quot;;[Data.G103])" office:value-type="string" office:string-value=",MINOR">
            <text:p>,MINOR</text:p>
          </table:table-cell>
          <table:table-cell table:formula="of:=CONCATENATE(&quot;,&quot;;[Data.H103])" office:value-type="string" office:string-value=",8">
            <text:p>,8</text:p>
          </table:table-cell>
          <table:table-cell table:formula="of:=IF([Data.I103]=&quot;&quot;;&quot;&quot;;CONCATENATE(&quot;,&quot;;[Data.I103]))" office:value-type="string" office:string-value=",DESCR">
            <text:p>,DESCR</text:p>
          </table:table-cell>
          <table:table-cell table:style-name="ce13" table:formula="of:=IF([Data.J103]=&quot;&quot;;&quot;&quot;;CONCATENATE(&quot;,&quot;;[Data.J103]))">
            <text:p/>
          </table:table-cell>
          <table:table-cell table:style-name="ce13" table:formula="of:=IF([Data.K103]=&quot;&quot;;&quot;&quot;;CONCATENATE(&quot;,&quot;;[Data.K103]))">
            <text:p/>
          </table:table-cell>
          <table:table-cell table:style-name="ce13" table:formula="of:=IF([Data.L103]=&quot;&quot;;&quot;&quot;;CONCATENATE(&quot;,&quot;;[Data.L103]))">
            <text:p/>
          </table:table-cell>
          <table:table-cell table:style-name="ce13" table:formula="of:=IF([Data.M103]=&quot;&quot;;&quot;&quot;;CONCATENATE(&quot;,&quot;;[Data.M103]))">
            <text:p/>
          </table:table-cell>
          <table:table-cell table:style-name="ce13" table:formula="of:=IF([Data.N103]=&quot;&quot;;&quot;&quot;;CONCATENATE(&quot;,&quot;;[Data.N103]))">
            <text:p/>
          </table:table-cell>
          <table:table-cell table:style-name="ce13" table:formula="of:=IF([Data.O103]=&quot;&quot;;&quot;&quot;;CONCATENATE(&quot;,&quot;;[Data.O103]))">
            <text:p/>
          </table:table-cell>
          <table:table-cell table:style-name="ce13" table:formula="of:=IF([Data.P103]=&quot;&quot;;&quot;&quot;;CONCATENATE(&quot;,&quot;;[Data.P103]))">
            <text:p/>
          </table:table-cell>
          <table:table-cell table:style-name="ce13" table:formula="of:=IF([Data.Q103]=&quot;&quot;;&quot;&quot;;CONCATENATE(&quot;,&quot;;[Data.Q103]))">
            <text:p/>
          </table:table-cell>
          <table:table-cell table:style-name="ce13" table:formula="of:=IF([Data.R103]=&quot;&quot;;&quot;&quot;;CONCATENATE(&quot;,&quot;;[Data.R103]))">
            <text:p/>
          </table:table-cell>
          <table:table-cell table:style-name="ce13" table:formula="of:=IF([Data.S103]=&quot;&quot;;&quot;&quot;;CONCATENATE(&quot;,&quot;;[Data.S103]))">
            <text:p/>
          </table:table-cell>
          <table:table-cell table:style-name="ce13" table:formula="of:=IF([Data.T103]=&quot;&quot;;&quot;&quot;;CONCATENATE(&quot;,&quot;;[Data.T103]))">
            <text:p/>
          </table:table-cell>
          <table:table-cell table:number-columns-repeated="2"/>
        </table:table-row>
        <table:table-row table:style-name="ro3">
          <table:table-cell table:formula="of:=IF([Data.A104]=&quot;&quot;;[.A102];[Data.A104])" office:value-type="float" office:value="73">
            <text:p>73</text:p>
          </table:table-cell>
          <table:table-cell table:formula="of:=IF([Data.E104]=&quot;&quot;;[.B102];CONCATENATE(&quot;,&quot;;[Data.E104]))" office:value-type="string" office:string-value=",PHYSICAL">
            <text:p>,PHYSICAL</text:p>
          </table:table-cell>
          <table:table-cell table:formula="of:=IF([Data.F104]=&quot;&quot;;[.C102];CONCATENATE(&quot;,&quot;;[Data.F104]))" office:value-type="string" office:string-value=",CHARL">
            <text:p>,CHARL</text:p>
          </table:table-cell>
          <table:table-cell table:formula="of:=CONCATENATE(&quot;,&quot;;[Data.G104])" office:value-type="string" office:string-value=",MAJOR">
            <text:p>,MAJOR</text:p>
          </table:table-cell>
          <table:table-cell table:formula="of:=CONCATENATE(&quot;,&quot;;[Data.H104])" office:value-type="string" office:string-value=",15">
            <text:p>,15</text:p>
          </table:table-cell>
          <table:table-cell table:formula="of:=IF([Data.I104]=&quot;&quot;;&quot;&quot;;CONCATENATE(&quot;,&quot;;[Data.I104]))" office:value-type="string" office:string-value=",DESCR">
            <text:p>,DESCR</text:p>
          </table:table-cell>
          <table:table-cell table:style-name="ce13" table:formula="of:=IF([Data.J104]=&quot;&quot;;&quot;&quot;;CONCATENATE(&quot;,&quot;;[Data.J104]))">
            <text:p/>
          </table:table-cell>
          <table:table-cell table:style-name="ce13" table:formula="of:=IF([Data.K104]=&quot;&quot;;&quot;&quot;;CONCATENATE(&quot;,&quot;;[Data.K104]))">
            <text:p/>
          </table:table-cell>
          <table:table-cell table:style-name="ce13" table:formula="of:=IF([Data.L104]=&quot;&quot;;&quot;&quot;;CONCATENATE(&quot;,&quot;;[Data.L104]))">
            <text:p/>
          </table:table-cell>
          <table:table-cell table:style-name="ce13" table:formula="of:=IF([Data.M104]=&quot;&quot;;&quot;&quot;;CONCATENATE(&quot;,&quot;;[Data.M104]))">
            <text:p/>
          </table:table-cell>
          <table:table-cell table:style-name="ce13" table:formula="of:=IF([Data.N104]=&quot;&quot;;&quot;&quot;;CONCATENATE(&quot;,&quot;;[Data.N104]))">
            <text:p/>
          </table:table-cell>
          <table:table-cell table:style-name="ce13" table:formula="of:=IF([Data.O104]=&quot;&quot;;&quot;&quot;;CONCATENATE(&quot;,&quot;;[Data.O104]))">
            <text:p/>
          </table:table-cell>
          <table:table-cell table:style-name="ce13" table:formula="of:=IF([Data.P104]=&quot;&quot;;&quot;&quot;;CONCATENATE(&quot;,&quot;;[Data.P104]))">
            <text:p/>
          </table:table-cell>
          <table:table-cell table:style-name="ce13" table:formula="of:=IF([Data.Q104]=&quot;&quot;;&quot;&quot;;CONCATENATE(&quot;,&quot;;[Data.Q104]))">
            <text:p/>
          </table:table-cell>
          <table:table-cell table:style-name="ce13" table:formula="of:=IF([Data.R104]=&quot;&quot;;&quot;&quot;;CONCATENATE(&quot;,&quot;;[Data.R104]))">
            <text:p/>
          </table:table-cell>
          <table:table-cell table:style-name="ce13" table:formula="of:=IF([Data.S104]=&quot;&quot;;&quot;&quot;;CONCATENATE(&quot;,&quot;;[Data.S104]))">
            <text:p/>
          </table:table-cell>
          <table:table-cell table:style-name="ce13" table:formula="of:=IF([Data.T104]=&quot;&quot;;&quot;&quot;;CONCATENATE(&quot;,&quot;;[Data.T104]))">
            <text:p/>
          </table:table-cell>
          <table:table-cell table:number-columns-repeated="2"/>
        </table:table-row>
        <table:table-row table:style-name="ro3">
          <table:table-cell table:formula="of:=IF([Data.A105]=&quot;&quot;;[.A103];[Data.A105])" office:value-type="float" office:value="73">
            <text:p>73</text:p>
          </table:table-cell>
          <table:table-cell table:formula="of:=IF([Data.E105]=&quot;&quot;;[.B103];CONCATENATE(&quot;,&quot;;[Data.E105]))" office:value-type="string" office:string-value=",PHYSICAL">
            <text:p>,PHYSICAL</text:p>
          </table:table-cell>
          <table:table-cell table:formula="of:=IF([Data.F105]=&quot;&quot;;[.C103];CONCATENATE(&quot;,&quot;;[Data.F105]))" office:value-type="string" office:string-value=",CHARL">
            <text:p>,CHARL</text:p>
          </table:table-cell>
          <table:table-cell table:formula="of:=CONCATENATE(&quot;,&quot;;[Data.G105])" office:value-type="string" office:string-value=",GREATER">
            <text:p>,GREATER</text:p>
          </table:table-cell>
          <table:table-cell table:formula="of:=CONCATENATE(&quot;,&quot;;[Data.H105])" office:value-type="string" office:string-value=",25">
            <text:p>,25</text:p>
          </table:table-cell>
          <table:table-cell table:formula="of:=IF([Data.I105]=&quot;&quot;;&quot;&quot;;CONCATENATE(&quot;,&quot;;[Data.I105]))" office:value-type="string" office:string-value=",DESCR">
            <text:p>,DESCR</text:p>
          </table:table-cell>
          <table:table-cell table:style-name="ce13" table:formula="of:=IF([Data.J105]=&quot;&quot;;&quot;&quot;;CONCATENATE(&quot;,&quot;;[Data.J105]))">
            <text:p/>
          </table:table-cell>
          <table:table-cell table:style-name="ce13" table:formula="of:=IF([Data.K105]=&quot;&quot;;&quot;&quot;;CONCATENATE(&quot;,&quot;;[Data.K105]))">
            <text:p/>
          </table:table-cell>
          <table:table-cell table:style-name="ce13" table:formula="of:=IF([Data.L105]=&quot;&quot;;&quot;&quot;;CONCATENATE(&quot;,&quot;;[Data.L105]))">
            <text:p/>
          </table:table-cell>
          <table:table-cell table:style-name="ce13" table:formula="of:=IF([Data.M105]=&quot;&quot;;&quot;&quot;;CONCATENATE(&quot;,&quot;;[Data.M105]))">
            <text:p/>
          </table:table-cell>
          <table:table-cell table:style-name="ce13" table:formula="of:=IF([Data.N105]=&quot;&quot;;&quot;&quot;;CONCATENATE(&quot;,&quot;;[Data.N105]))">
            <text:p/>
          </table:table-cell>
          <table:table-cell table:style-name="ce13" table:formula="of:=IF([Data.O105]=&quot;&quot;;&quot;&quot;;CONCATENATE(&quot;,&quot;;[Data.O105]))">
            <text:p/>
          </table:table-cell>
          <table:table-cell table:style-name="ce13" table:formula="of:=IF([Data.P105]=&quot;&quot;;&quot;&quot;;CONCATENATE(&quot;,&quot;;[Data.P105]))">
            <text:p/>
          </table:table-cell>
          <table:table-cell table:style-name="ce13" table:formula="of:=IF([Data.Q105]=&quot;&quot;;&quot;&quot;;CONCATENATE(&quot;,&quot;;[Data.Q105]))">
            <text:p/>
          </table:table-cell>
          <table:table-cell table:style-name="ce13" table:formula="of:=IF([Data.R105]=&quot;&quot;;&quot;&quot;;CONCATENATE(&quot;,&quot;;[Data.R105]))">
            <text:p/>
          </table:table-cell>
          <table:table-cell table:style-name="ce13" table:formula="of:=IF([Data.S105]=&quot;&quot;;&quot;&quot;;CONCATENATE(&quot;,&quot;;[Data.S105]))">
            <text:p/>
          </table:table-cell>
          <table:table-cell table:style-name="ce13" table:formula="of:=IF([Data.T105]=&quot;&quot;;&quot;&quot;;CONCATENATE(&quot;,&quot;;[Data.T105]))">
            <text:p/>
          </table:table-cell>
          <table:table-cell table:number-columns-repeated="2"/>
        </table:table-row>
        <table:table-row table:style-name="ro3">
          <table:table-cell table:formula="of:=IF([Data.A106]=&quot;&quot;;[.A104];[Data.A106])" office:value-type="float" office:value="74">
            <text:p>74</text:p>
          </table:table-cell>
          <table:table-cell table:formula="of:=IF([Data.E106]=&quot;&quot;;[.B104];CONCATENATE(&quot;,&quot;;[Data.E106]))" office:value-type="string" office:string-value=",PHYSICAL">
            <text:p>,PHYSICAL</text:p>
          </table:table-cell>
          <table:table-cell table:formula="of:=IF([Data.F106]=&quot;&quot;;[.C104];CONCATENATE(&quot;,&quot;;[Data.F106]))" office:value-type="string" office:string-value=",CHARL">
            <text:p>,CHARL</text:p>
          </table:table-cell>
          <table:table-cell table:formula="of:=CONCATENATE(&quot;,&quot;;[Data.G106])" office:value-type="string" office:string-value=",LESSER">
            <text:p>,LESSER</text:p>
          </table:table-cell>
          <table:table-cell table:formula="of:=CONCATENATE(&quot;,&quot;;[Data.H106])" office:value-type="string" office:string-value=",5">
            <text:p>,5</text:p>
          </table:table-cell>
          <table:table-cell table:formula="of:=IF([Data.I106]=&quot;&quot;;&quot;&quot;;CONCATENATE(&quot;,&quot;;[Data.I106]))" office:value-type="string" office:string-value=",RR=talent.rr.heat.10">
            <text:p>,RR=talent.rr.heat.10</text:p>
          </table:table-cell>
          <table:table-cell table:style-name="ce13" table:formula="of:=IF([Data.J106]=&quot;&quot;;&quot;&quot;;CONCATENATE(&quot;,&quot;;[Data.J106]))">
            <text:p/>
          </table:table-cell>
          <table:table-cell table:style-name="ce13" table:formula="of:=IF([Data.K106]=&quot;&quot;;&quot;&quot;;CONCATENATE(&quot;,&quot;;[Data.K106]))">
            <text:p/>
          </table:table-cell>
          <table:table-cell table:style-name="ce13" table:formula="of:=IF([Data.L106]=&quot;&quot;;&quot;&quot;;CONCATENATE(&quot;,&quot;;[Data.L106]))">
            <text:p/>
          </table:table-cell>
          <table:table-cell table:style-name="ce13" table:formula="of:=IF([Data.M106]=&quot;&quot;;&quot;&quot;;CONCATENATE(&quot;,&quot;;[Data.M106]))">
            <text:p/>
          </table:table-cell>
          <table:table-cell table:style-name="ce13" table:formula="of:=IF([Data.N106]=&quot;&quot;;&quot;&quot;;CONCATENATE(&quot;,&quot;;[Data.N106]))">
            <text:p/>
          </table:table-cell>
          <table:table-cell table:style-name="ce13" table:formula="of:=IF([Data.O106]=&quot;&quot;;&quot;&quot;;CONCATENATE(&quot;,&quot;;[Data.O106]))">
            <text:p/>
          </table:table-cell>
          <table:table-cell table:style-name="ce13" table:formula="of:=IF([Data.P106]=&quot;&quot;;&quot;&quot;;CONCATENATE(&quot;,&quot;;[Data.P106]))">
            <text:p/>
          </table:table-cell>
          <table:table-cell table:style-name="ce13" table:formula="of:=IF([Data.Q106]=&quot;&quot;;&quot;&quot;;CONCATENATE(&quot;,&quot;;[Data.Q106]))">
            <text:p/>
          </table:table-cell>
          <table:table-cell table:style-name="ce13" table:formula="of:=IF([Data.R106]=&quot;&quot;;&quot;&quot;;CONCATENATE(&quot;,&quot;;[Data.R106]))">
            <text:p/>
          </table:table-cell>
          <table:table-cell table:style-name="ce13" table:formula="of:=IF([Data.S106]=&quot;&quot;;&quot;&quot;;CONCATENATE(&quot;,&quot;;[Data.S106]))">
            <text:p/>
          </table:table-cell>
          <table:table-cell table:style-name="ce13" table:formula="of:=IF([Data.T106]=&quot;&quot;;&quot;&quot;;CONCATENATE(&quot;,&quot;;[Data.T106]))">
            <text:p/>
          </table:table-cell>
          <table:table-cell table:number-columns-repeated="2"/>
        </table:table-row>
        <table:table-row table:style-name="ro3">
          <table:table-cell table:formula="of:=IF([Data.A107]=&quot;&quot;;[.A105];[Data.A107])" office:value-type="float" office:value="74">
            <text:p>74</text:p>
          </table:table-cell>
          <table:table-cell table:formula="of:=IF([Data.E107]=&quot;&quot;;[.B105];CONCATENATE(&quot;,&quot;;[Data.E107]))" office:value-type="string" office:string-value=",PHYSICAL">
            <text:p>,PHYSICAL</text:p>
          </table:table-cell>
          <table:table-cell table:formula="of:=IF([Data.F107]=&quot;&quot;;[.C105];CONCATENATE(&quot;,&quot;;[Data.F107]))" office:value-type="string" office:string-value=",CHARL">
            <text:p>,CHARL</text:p>
          </table:table-cell>
          <table:table-cell table:formula="of:=CONCATENATE(&quot;,&quot;;[Data.G107])" office:value-type="string" office:string-value=",MINOR">
            <text:p>,MINOR</text:p>
          </table:table-cell>
          <table:table-cell table:formula="of:=CONCATENATE(&quot;,&quot;;[Data.H107])" office:value-type="string" office:string-value=",10">
            <text:p>,10</text:p>
          </table:table-cell>
          <table:table-cell table:formula="of:=IF([Data.I107]=&quot;&quot;;&quot;&quot;;CONCATENATE(&quot;,&quot;;[Data.I107]))" office:value-type="string" office:string-value=",RR=talent.rr.heat.20">
            <text:p>,RR=talent.rr.heat.20</text:p>
          </table:table-cell>
          <table:table-cell table:style-name="ce13" table:formula="of:=IF([Data.J107]=&quot;&quot;;&quot;&quot;;CONCATENATE(&quot;,&quot;;[Data.J107]))">
            <text:p/>
          </table:table-cell>
          <table:table-cell table:style-name="ce13" table:formula="of:=IF([Data.K107]=&quot;&quot;;&quot;&quot;;CONCATENATE(&quot;,&quot;;[Data.K107]))">
            <text:p/>
          </table:table-cell>
          <table:table-cell table:style-name="ce13" table:formula="of:=IF([Data.L107]=&quot;&quot;;&quot;&quot;;CONCATENATE(&quot;,&quot;;[Data.L107]))">
            <text:p/>
          </table:table-cell>
          <table:table-cell table:style-name="ce13" table:formula="of:=IF([Data.M107]=&quot;&quot;;&quot;&quot;;CONCATENATE(&quot;,&quot;;[Data.M107]))">
            <text:p/>
          </table:table-cell>
          <table:table-cell table:style-name="ce13" table:formula="of:=IF([Data.N107]=&quot;&quot;;&quot;&quot;;CONCATENATE(&quot;,&quot;;[Data.N107]))">
            <text:p/>
          </table:table-cell>
          <table:table-cell table:style-name="ce13" table:formula="of:=IF([Data.O107]=&quot;&quot;;&quot;&quot;;CONCATENATE(&quot;,&quot;;[Data.O107]))">
            <text:p/>
          </table:table-cell>
          <table:table-cell table:style-name="ce13" table:formula="of:=IF([Data.P107]=&quot;&quot;;&quot;&quot;;CONCATENATE(&quot;,&quot;;[Data.P107]))">
            <text:p/>
          </table:table-cell>
          <table:table-cell table:style-name="ce13" table:formula="of:=IF([Data.Q107]=&quot;&quot;;&quot;&quot;;CONCATENATE(&quot;,&quot;;[Data.Q107]))">
            <text:p/>
          </table:table-cell>
          <table:table-cell table:style-name="ce13" table:formula="of:=IF([Data.R107]=&quot;&quot;;&quot;&quot;;CONCATENATE(&quot;,&quot;;[Data.R107]))">
            <text:p/>
          </table:table-cell>
          <table:table-cell table:style-name="ce13" table:formula="of:=IF([Data.S107]=&quot;&quot;;&quot;&quot;;CONCATENATE(&quot;,&quot;;[Data.S107]))">
            <text:p/>
          </table:table-cell>
          <table:table-cell table:style-name="ce13" table:formula="of:=IF([Data.T107]=&quot;&quot;;&quot;&quot;;CONCATENATE(&quot;,&quot;;[Data.T107]))">
            <text:p/>
          </table:table-cell>
          <table:table-cell table:number-columns-repeated="2"/>
        </table:table-row>
        <table:table-row table:style-name="ro3">
          <table:table-cell table:formula="of:=IF([Data.A108]=&quot;&quot;;[.A106];[Data.A108])" office:value-type="float" office:value="74">
            <text:p>74</text:p>
          </table:table-cell>
          <table:table-cell table:formula="of:=IF([Data.E108]=&quot;&quot;;[.B106];CONCATENATE(&quot;,&quot;;[Data.E108]))" office:value-type="string" office:string-value=",PHYSICAL">
            <text:p>,PHYSICAL</text:p>
          </table:table-cell>
          <table:table-cell table:formula="of:=IF([Data.F108]=&quot;&quot;;[.C106];CONCATENATE(&quot;,&quot;;[Data.F108]))" office:value-type="string" office:string-value=",CHARL">
            <text:p>,CHARL</text:p>
          </table:table-cell>
          <table:table-cell table:formula="of:=CONCATENATE(&quot;,&quot;;[Data.G108])" office:value-type="string" office:string-value=",MAJOR">
            <text:p>,MAJOR</text:p>
          </table:table-cell>
          <table:table-cell table:formula="of:=CONCATENATE(&quot;,&quot;;[Data.H108])" office:value-type="string" office:string-value=",15">
            <text:p>,15</text:p>
          </table:table-cell>
          <table:table-cell table:formula="of:=IF([Data.I108]=&quot;&quot;;&quot;&quot;;CONCATENATE(&quot;,&quot;;[Data.I108]))" office:value-type="string" office:string-value=",RR=talent.rr.heat.30">
            <text:p>,RR=talent.rr.heat.30</text:p>
          </table:table-cell>
          <table:table-cell table:style-name="ce13" table:formula="of:=IF([Data.J108]=&quot;&quot;;&quot;&quot;;CONCATENATE(&quot;,&quot;;[Data.J108]))">
            <text:p/>
          </table:table-cell>
          <table:table-cell table:style-name="ce13" table:formula="of:=IF([Data.K108]=&quot;&quot;;&quot;&quot;;CONCATENATE(&quot;,&quot;;[Data.K108]))">
            <text:p/>
          </table:table-cell>
          <table:table-cell table:style-name="ce13" table:formula="of:=IF([Data.L108]=&quot;&quot;;&quot;&quot;;CONCATENATE(&quot;,&quot;;[Data.L108]))">
            <text:p/>
          </table:table-cell>
          <table:table-cell table:style-name="ce13" table:formula="of:=IF([Data.M108]=&quot;&quot;;&quot;&quot;;CONCATENATE(&quot;,&quot;;[Data.M108]))">
            <text:p/>
          </table:table-cell>
          <table:table-cell table:style-name="ce13" table:formula="of:=IF([Data.N108]=&quot;&quot;;&quot;&quot;;CONCATENATE(&quot;,&quot;;[Data.N108]))">
            <text:p/>
          </table:table-cell>
          <table:table-cell table:style-name="ce13" table:formula="of:=IF([Data.O108]=&quot;&quot;;&quot;&quot;;CONCATENATE(&quot;,&quot;;[Data.O108]))">
            <text:p/>
          </table:table-cell>
          <table:table-cell table:style-name="ce13" table:formula="of:=IF([Data.P108]=&quot;&quot;;&quot;&quot;;CONCATENATE(&quot;,&quot;;[Data.P108]))">
            <text:p/>
          </table:table-cell>
          <table:table-cell table:style-name="ce13" table:formula="of:=IF([Data.Q108]=&quot;&quot;;&quot;&quot;;CONCATENATE(&quot;,&quot;;[Data.Q108]))">
            <text:p/>
          </table:table-cell>
          <table:table-cell table:style-name="ce13" table:formula="of:=IF([Data.R108]=&quot;&quot;;&quot;&quot;;CONCATENATE(&quot;,&quot;;[Data.R108]))">
            <text:p/>
          </table:table-cell>
          <table:table-cell table:style-name="ce13" table:formula="of:=IF([Data.S108]=&quot;&quot;;&quot;&quot;;CONCATENATE(&quot;,&quot;;[Data.S108]))">
            <text:p/>
          </table:table-cell>
          <table:table-cell table:style-name="ce13" table:formula="of:=IF([Data.T108]=&quot;&quot;;&quot;&quot;;CONCATENATE(&quot;,&quot;;[Data.T108]))">
            <text:p/>
          </table:table-cell>
          <table:table-cell table:number-columns-repeated="2"/>
        </table:table-row>
        <table:table-row table:style-name="ro3">
          <table:table-cell table:formula="of:=IF([Data.A109]=&quot;&quot;;[.A107];[Data.A109])" office:value-type="float" office:value="74">
            <text:p>74</text:p>
          </table:table-cell>
          <table:table-cell table:formula="of:=IF([Data.E109]=&quot;&quot;;[.B107];CONCATENATE(&quot;,&quot;;[Data.E109]))" office:value-type="string" office:string-value=",PHYSICAL">
            <text:p>,PHYSICAL</text:p>
          </table:table-cell>
          <table:table-cell table:formula="of:=IF([Data.F109]=&quot;&quot;;[.C107];CONCATENATE(&quot;,&quot;;[Data.F109]))" office:value-type="string" office:string-value=",CHARL">
            <text:p>,CHARL</text:p>
          </table:table-cell>
          <table:table-cell table:formula="of:=CONCATENATE(&quot;,&quot;;[Data.G109])" office:value-type="string" office:string-value=",GREATER">
            <text:p>,GREATER</text:p>
          </table:table-cell>
          <table:table-cell table:formula="of:=CONCATENATE(&quot;,&quot;;[Data.H109])" office:value-type="string" office:string-value=",20">
            <text:p>,20</text:p>
          </table:table-cell>
          <table:table-cell table:formula="of:=IF([Data.I109]=&quot;&quot;;&quot;&quot;;CONCATENATE(&quot;,&quot;;[Data.I109]))" office:value-type="string" office:string-value=",RR=talent.rr.heat.40">
            <text:p>,RR=talent.rr.heat.40</text:p>
          </table:table-cell>
          <table:table-cell table:style-name="ce13" table:formula="of:=IF([Data.J109]=&quot;&quot;;&quot;&quot;;CONCATENATE(&quot;,&quot;;[Data.J109]))">
            <text:p/>
          </table:table-cell>
          <table:table-cell table:style-name="ce13" table:formula="of:=IF([Data.K109]=&quot;&quot;;&quot;&quot;;CONCATENATE(&quot;,&quot;;[Data.K109]))">
            <text:p/>
          </table:table-cell>
          <table:table-cell table:style-name="ce13" table:formula="of:=IF([Data.L109]=&quot;&quot;;&quot;&quot;;CONCATENATE(&quot;,&quot;;[Data.L109]))">
            <text:p/>
          </table:table-cell>
          <table:table-cell table:style-name="ce13" table:formula="of:=IF([Data.M109]=&quot;&quot;;&quot;&quot;;CONCATENATE(&quot;,&quot;;[Data.M109]))">
            <text:p/>
          </table:table-cell>
          <table:table-cell table:style-name="ce13" table:formula="of:=IF([Data.N109]=&quot;&quot;;&quot;&quot;;CONCATENATE(&quot;,&quot;;[Data.N109]))">
            <text:p/>
          </table:table-cell>
          <table:table-cell table:style-name="ce13" table:formula="of:=IF([Data.O109]=&quot;&quot;;&quot;&quot;;CONCATENATE(&quot;,&quot;;[Data.O109]))">
            <text:p/>
          </table:table-cell>
          <table:table-cell table:style-name="ce13" table:formula="of:=IF([Data.P109]=&quot;&quot;;&quot;&quot;;CONCATENATE(&quot;,&quot;;[Data.P109]))">
            <text:p/>
          </table:table-cell>
          <table:table-cell table:style-name="ce13" table:formula="of:=IF([Data.Q109]=&quot;&quot;;&quot;&quot;;CONCATENATE(&quot;,&quot;;[Data.Q109]))">
            <text:p/>
          </table:table-cell>
          <table:table-cell table:style-name="ce13" table:formula="of:=IF([Data.R109]=&quot;&quot;;&quot;&quot;;CONCATENATE(&quot;,&quot;;[Data.R109]))">
            <text:p/>
          </table:table-cell>
          <table:table-cell table:style-name="ce13" table:formula="of:=IF([Data.S109]=&quot;&quot;;&quot;&quot;;CONCATENATE(&quot;,&quot;;[Data.S109]))">
            <text:p/>
          </table:table-cell>
          <table:table-cell table:style-name="ce13" table:formula="of:=IF([Data.T109]=&quot;&quot;;&quot;&quot;;CONCATENATE(&quot;,&quot;;[Data.T109]))">
            <text:p/>
          </table:table-cell>
          <table:table-cell table:number-columns-repeated="2"/>
        </table:table-row>
        <table:table-row table:style-name="ro3">
          <table:table-cell table:formula="of:=IF([Data.A110]=&quot;&quot;;[.A108];[Data.A110])" office:value-type="float" office:value="75">
            <text:p>75</text:p>
          </table:table-cell>
          <table:table-cell table:formula="of:=IF([Data.E110]=&quot;&quot;;[.B108];CONCATENATE(&quot;,&quot;;[Data.E110]))" office:value-type="string" office:string-value=",PHYSICAL">
            <text:p>,PHYSICAL</text:p>
          </table:table-cell>
          <table:table-cell table:formula="of:=IF([Data.F110]=&quot;&quot;;[.C108];CONCATENATE(&quot;,&quot;;[Data.F110]))" office:value-type="string" office:string-value=",CHARL">
            <text:p>,CHARL</text:p>
          </table:table-cell>
          <table:table-cell table:formula="of:=CONCATENATE(&quot;,&quot;;[Data.G110])" office:value-type="string" office:string-value=",MINOR">
            <text:p>,MINOR</text:p>
          </table:table-cell>
          <table:table-cell table:formula="of:=CONCATENATE(&quot;,&quot;;[Data.H110])" office:value-type="string" office:string-value=",10">
            <text:p>,10</text:p>
          </table:table-cell>
          <table:table-cell table:formula="of:=IF([Data.I110]=&quot;&quot;;&quot;&quot;;CONCATENATE(&quot;,&quot;;[Data.I110]))" office:value-type="string" office:string-value=",DESCR">
            <text:p>,DESCR</text:p>
          </table:table-cell>
          <table:table-cell table:style-name="ce13" table:formula="of:=IF([Data.J110]=&quot;&quot;;&quot;&quot;;CONCATENATE(&quot;,&quot;;[Data.J110]))" office:value-type="string" office:string-value=",STRENGTH=2">
            <text:p>,STRENGTH=2</text:p>
          </table:table-cell>
          <table:table-cell table:style-name="ce13" table:formula="of:=IF([Data.K110]=&quot;&quot;;&quot;&quot;;CONCATENATE(&quot;,&quot;;[Data.K110]))" office:value-type="string" office:string-value=",QUICKNESS=-2">
            <text:p>,QUICKNESS=-2</text:p>
          </table:table-cell>
          <table:table-cell table:style-name="ce13" table:formula="of:=IF([Data.L110]=&quot;&quot;;&quot;&quot;;CONCATENATE(&quot;,&quot;;[Data.L110]))">
            <text:p/>
          </table:table-cell>
          <table:table-cell table:style-name="ce13" table:formula="of:=IF([Data.M110]=&quot;&quot;;&quot;&quot;;CONCATENATE(&quot;,&quot;;[Data.M110]))">
            <text:p/>
          </table:table-cell>
          <table:table-cell table:style-name="ce13" table:formula="of:=IF([Data.N110]=&quot;&quot;;&quot;&quot;;CONCATENATE(&quot;,&quot;;[Data.N110]))">
            <text:p/>
          </table:table-cell>
          <table:table-cell table:style-name="ce13" table:formula="of:=IF([Data.O110]=&quot;&quot;;&quot;&quot;;CONCATENATE(&quot;,&quot;;[Data.O110]))">
            <text:p/>
          </table:table-cell>
          <table:table-cell table:style-name="ce13" table:formula="of:=IF([Data.P110]=&quot;&quot;;&quot;&quot;;CONCATENATE(&quot;,&quot;;[Data.P110]))">
            <text:p/>
          </table:table-cell>
          <table:table-cell table:style-name="ce13" table:formula="of:=IF([Data.Q110]=&quot;&quot;;&quot;&quot;;CONCATENATE(&quot;,&quot;;[Data.Q110]))">
            <text:p/>
          </table:table-cell>
          <table:table-cell table:style-name="ce13" table:formula="of:=IF([Data.R110]=&quot;&quot;;&quot;&quot;;CONCATENATE(&quot;,&quot;;[Data.R110]))">
            <text:p/>
          </table:table-cell>
          <table:table-cell table:style-name="ce13" table:formula="of:=IF([Data.S110]=&quot;&quot;;&quot;&quot;;CONCATENATE(&quot;,&quot;;[Data.S110]))">
            <text:p/>
          </table:table-cell>
          <table:table-cell table:style-name="ce13" table:formula="of:=IF([Data.T110]=&quot;&quot;;&quot;&quot;;CONCATENATE(&quot;,&quot;;[Data.T110]))">
            <text:p/>
          </table:table-cell>
          <table:table-cell table:number-columns-repeated="2"/>
        </table:table-row>
        <table:table-row table:style-name="ro3">
          <table:table-cell table:formula="of:=IF([Data.A111]=&quot;&quot;;[.A109];[Data.A111])" office:value-type="float" office:value="75">
            <text:p>75</text:p>
          </table:table-cell>
          <table:table-cell table:formula="of:=IF([Data.E111]=&quot;&quot;;[.B109];CONCATENATE(&quot;,&quot;;[Data.E111]))" office:value-type="string" office:string-value=",PHYSICAL">
            <text:p>,PHYSICAL</text:p>
          </table:table-cell>
          <table:table-cell table:formula="of:=IF([Data.F111]=&quot;&quot;;[.C109];CONCATENATE(&quot;,&quot;;[Data.F111]))" office:value-type="string" office:string-value=",CHARL">
            <text:p>,CHARL</text:p>
          </table:table-cell>
          <table:table-cell table:formula="of:=CONCATENATE(&quot;,&quot;;[Data.G111])" office:value-type="string" office:string-value=",MAJOR">
            <text:p>,MAJOR</text:p>
          </table:table-cell>
          <table:table-cell table:formula="of:=CONCATENATE(&quot;,&quot;;[Data.H111])" office:value-type="string" office:string-value=",15">
            <text:p>,15</text:p>
          </table:table-cell>
          <table:table-cell table:formula="of:=IF([Data.I111]=&quot;&quot;;&quot;&quot;;CONCATENATE(&quot;,&quot;;[Data.I111]))" office:value-type="string" office:string-value=",DESCR">
            <text:p>,DESCR</text:p>
          </table:table-cell>
          <table:table-cell table:style-name="ce13" table:formula="of:=IF([Data.J111]=&quot;&quot;;&quot;&quot;;CONCATENATE(&quot;,&quot;;[Data.J111]))" office:value-type="string" office:string-value=",STRENGTH=4">
            <text:p>,STRENGTH=4</text:p>
          </table:table-cell>
          <table:table-cell table:style-name="ce13" table:formula="of:=IF([Data.K111]=&quot;&quot;;&quot;&quot;;CONCATENATE(&quot;,&quot;;[Data.K111]))" office:value-type="string" office:string-value=",QUICKNESS=-4">
            <text:p>,QUICKNESS=-4</text:p>
          </table:table-cell>
          <table:table-cell table:style-name="ce13" table:formula="of:=IF([Data.L111]=&quot;&quot;;&quot;&quot;;CONCATENATE(&quot;,&quot;;[Data.L111]))">
            <text:p/>
          </table:table-cell>
          <table:table-cell table:style-name="ce13" table:formula="of:=IF([Data.M111]=&quot;&quot;;&quot;&quot;;CONCATENATE(&quot;,&quot;;[Data.M111]))">
            <text:p/>
          </table:table-cell>
          <table:table-cell table:style-name="ce13" table:formula="of:=IF([Data.N111]=&quot;&quot;;&quot;&quot;;CONCATENATE(&quot;,&quot;;[Data.N111]))">
            <text:p/>
          </table:table-cell>
          <table:table-cell table:style-name="ce13" table:formula="of:=IF([Data.O111]=&quot;&quot;;&quot;&quot;;CONCATENATE(&quot;,&quot;;[Data.O111]))">
            <text:p/>
          </table:table-cell>
          <table:table-cell table:style-name="ce13" table:formula="of:=IF([Data.P111]=&quot;&quot;;&quot;&quot;;CONCATENATE(&quot;,&quot;;[Data.P111]))">
            <text:p/>
          </table:table-cell>
          <table:table-cell table:style-name="ce13" table:formula="of:=IF([Data.Q111]=&quot;&quot;;&quot;&quot;;CONCATENATE(&quot;,&quot;;[Data.Q111]))">
            <text:p/>
          </table:table-cell>
          <table:table-cell table:style-name="ce13" table:formula="of:=IF([Data.R111]=&quot;&quot;;&quot;&quot;;CONCATENATE(&quot;,&quot;;[Data.R111]))">
            <text:p/>
          </table:table-cell>
          <table:table-cell table:style-name="ce13" table:formula="of:=IF([Data.S111]=&quot;&quot;;&quot;&quot;;CONCATENATE(&quot;,&quot;;[Data.S111]))">
            <text:p/>
          </table:table-cell>
          <table:table-cell table:style-name="ce13" table:formula="of:=IF([Data.T111]=&quot;&quot;;&quot;&quot;;CONCATENATE(&quot;,&quot;;[Data.T111]))">
            <text:p/>
          </table:table-cell>
          <table:table-cell table:number-columns-repeated="2"/>
        </table:table-row>
        <table:table-row table:style-name="ro3">
          <table:table-cell table:formula="of:=IF([Data.A112]=&quot;&quot;;[.A110];[Data.A112])" office:value-type="float" office:value="75">
            <text:p>75</text:p>
          </table:table-cell>
          <table:table-cell table:formula="of:=IF([Data.E112]=&quot;&quot;;[.B110];CONCATENATE(&quot;,&quot;;[Data.E112]))" office:value-type="string" office:string-value=",PHYSICAL">
            <text:p>,PHYSICAL</text:p>
          </table:table-cell>
          <table:table-cell table:formula="of:=IF([Data.F112]=&quot;&quot;;[.C110];CONCATENATE(&quot;,&quot;;[Data.F112]))" office:value-type="string" office:string-value=",CHARL">
            <text:p>,CHARL</text:p>
          </table:table-cell>
          <table:table-cell table:formula="of:=CONCATENATE(&quot;,&quot;;[Data.G112])" office:value-type="string" office:string-value=",GREATER">
            <text:p>,GREATER</text:p>
          </table:table-cell>
          <table:table-cell table:formula="of:=CONCATENATE(&quot;,&quot;;[Data.H112])" office:value-type="string" office:string-value=",25">
            <text:p>,25</text:p>
          </table:table-cell>
          <table:table-cell table:formula="of:=IF([Data.I112]=&quot;&quot;;&quot;&quot;;CONCATENATE(&quot;,&quot;;[Data.I112]))" office:value-type="string" office:string-value=",DESCR">
            <text:p>,DESCR</text:p>
          </table:table-cell>
          <table:table-cell table:style-name="ce13" table:formula="of:=IF([Data.J112]=&quot;&quot;;&quot;&quot;;CONCATENATE(&quot;,&quot;;[Data.J112]))" office:value-type="string" office:string-value=",STRENGTH=6">
            <text:p>,STRENGTH=6</text:p>
          </table:table-cell>
          <table:table-cell table:style-name="ce13" table:formula="of:=IF([Data.K112]=&quot;&quot;;&quot;&quot;;CONCATENATE(&quot;,&quot;;[Data.K112]))" office:value-type="string" office:string-value=",QUICKNESS=-6">
            <text:p>,QUICKNESS=-6</text:p>
          </table:table-cell>
          <table:table-cell table:style-name="ce13" table:formula="of:=IF([Data.L112]=&quot;&quot;;&quot;&quot;;CONCATENATE(&quot;,&quot;;[Data.L112]))">
            <text:p/>
          </table:table-cell>
          <table:table-cell table:style-name="ce13" table:formula="of:=IF([Data.M112]=&quot;&quot;;&quot;&quot;;CONCATENATE(&quot;,&quot;;[Data.M112]))">
            <text:p/>
          </table:table-cell>
          <table:table-cell table:style-name="ce13" table:formula="of:=IF([Data.N112]=&quot;&quot;;&quot;&quot;;CONCATENATE(&quot;,&quot;;[Data.N112]))">
            <text:p/>
          </table:table-cell>
          <table:table-cell table:style-name="ce13" table:formula="of:=IF([Data.O112]=&quot;&quot;;&quot;&quot;;CONCATENATE(&quot;,&quot;;[Data.O112]))">
            <text:p/>
          </table:table-cell>
          <table:table-cell table:style-name="ce13" table:formula="of:=IF([Data.P112]=&quot;&quot;;&quot;&quot;;CONCATENATE(&quot;,&quot;;[Data.P112]))">
            <text:p/>
          </table:table-cell>
          <table:table-cell table:style-name="ce13" table:formula="of:=IF([Data.Q112]=&quot;&quot;;&quot;&quot;;CONCATENATE(&quot;,&quot;;[Data.Q112]))">
            <text:p/>
          </table:table-cell>
          <table:table-cell table:style-name="ce13" table:formula="of:=IF([Data.R112]=&quot;&quot;;&quot;&quot;;CONCATENATE(&quot;,&quot;;[Data.R112]))">
            <text:p/>
          </table:table-cell>
          <table:table-cell table:style-name="ce13" table:formula="of:=IF([Data.S112]=&quot;&quot;;&quot;&quot;;CONCATENATE(&quot;,&quot;;[Data.S112]))">
            <text:p/>
          </table:table-cell>
          <table:table-cell table:style-name="ce13" table:formula="of:=IF([Data.T112]=&quot;&quot;;&quot;&quot;;CONCATENATE(&quot;,&quot;;[Data.T112]))">
            <text:p/>
          </table:table-cell>
          <table:table-cell table:number-columns-repeated="2"/>
        </table:table-row>
        <table:table-row table:style-name="ro3">
          <table:table-cell table:formula="of:=IF([Data.A113]=&quot;&quot;;[.A111];[Data.A113])" office:value-type="float" office:value="76">
            <text:p>76</text:p>
          </table:table-cell>
          <table:table-cell table:formula="of:=IF([Data.E113]=&quot;&quot;;[.B111];CONCATENATE(&quot;,&quot;;[Data.E113]))" office:value-type="string" office:string-value=",PHYSICAL">
            <text:p>,PHYSICAL</text:p>
          </table:table-cell>
          <table:table-cell table:formula="of:=IF([Data.F113]=&quot;&quot;;[.C111];CONCATENATE(&quot;,&quot;;[Data.F113]))" office:value-type="string" office:string-value=",CHARL">
            <text:p>,CHARL</text:p>
          </table:table-cell>
          <table:table-cell table:formula="of:=CONCATENATE(&quot;,&quot;;[Data.G113])" office:value-type="string" office:string-value=",MINOR">
            <text:p>,MINOR</text:p>
          </table:table-cell>
          <table:table-cell table:formula="of:=CONCATENATE(&quot;,&quot;;[Data.H113])" office:value-type="string" office:string-value=",10">
            <text:p>,10</text:p>
          </table:table-cell>
          <table:table-cell table:formula="of:=IF([Data.I113]=&quot;&quot;;&quot;&quot;;CONCATENATE(&quot;,&quot;;[Data.I113]))" office:value-type="string" office:string-value=",DESCR">
            <text:p>,DESCR</text:p>
          </table:table-cell>
          <table:table-cell table:style-name="ce13" table:formula="of:=IF([Data.J113]=&quot;&quot;;&quot;&quot;;CONCATENATE(&quot;,&quot;;[Data.J113]))">
            <text:p/>
          </table:table-cell>
          <table:table-cell table:style-name="ce13" table:formula="of:=IF([Data.K113]=&quot;&quot;;&quot;&quot;;CONCATENATE(&quot;,&quot;;[Data.K113]))">
            <text:p/>
          </table:table-cell>
          <table:table-cell table:style-name="ce13" table:formula="of:=IF([Data.L113]=&quot;&quot;;&quot;&quot;;CONCATENATE(&quot;,&quot;;[Data.L113]))">
            <text:p/>
          </table:table-cell>
          <table:table-cell table:style-name="ce13" table:formula="of:=IF([Data.M113]=&quot;&quot;;&quot;&quot;;CONCATENATE(&quot;,&quot;;[Data.M113]))">
            <text:p/>
          </table:table-cell>
          <table:table-cell table:style-name="ce13" table:formula="of:=IF([Data.N113]=&quot;&quot;;&quot;&quot;;CONCATENATE(&quot;,&quot;;[Data.N113]))">
            <text:p/>
          </table:table-cell>
          <table:table-cell table:style-name="ce13" table:formula="of:=IF([Data.O113]=&quot;&quot;;&quot;&quot;;CONCATENATE(&quot;,&quot;;[Data.O113]))">
            <text:p/>
          </table:table-cell>
          <table:table-cell table:style-name="ce13" table:formula="of:=IF([Data.P113]=&quot;&quot;;&quot;&quot;;CONCATENATE(&quot;,&quot;;[Data.P113]))">
            <text:p/>
          </table:table-cell>
          <table:table-cell table:style-name="ce13" table:formula="of:=IF([Data.Q113]=&quot;&quot;;&quot;&quot;;CONCATENATE(&quot;,&quot;;[Data.Q113]))">
            <text:p/>
          </table:table-cell>
          <table:table-cell table:style-name="ce13" table:formula="of:=IF([Data.R113]=&quot;&quot;;&quot;&quot;;CONCATENATE(&quot;,&quot;;[Data.R113]))">
            <text:p/>
          </table:table-cell>
          <table:table-cell table:style-name="ce13" table:formula="of:=IF([Data.S113]=&quot;&quot;;&quot;&quot;;CONCATENATE(&quot;,&quot;;[Data.S113]))">
            <text:p/>
          </table:table-cell>
          <table:table-cell table:style-name="ce13" table:formula="of:=IF([Data.T113]=&quot;&quot;;&quot;&quot;;CONCATENATE(&quot;,&quot;;[Data.T113]))">
            <text:p/>
          </table:table-cell>
          <table:table-cell table:number-columns-repeated="2"/>
        </table:table-row>
        <table:table-row table:style-name="ro3">
          <table:table-cell table:formula="of:=IF([Data.A114]=&quot;&quot;;[.A112];[Data.A114])" office:value-type="float" office:value="77">
            <text:p>77</text:p>
          </table:table-cell>
          <table:table-cell table:formula="of:=IF([Data.E114]=&quot;&quot;;[.B112];CONCATENATE(&quot;,&quot;;[Data.E114]))" office:value-type="string" office:string-value=",PHYSICAL">
            <text:p>,PHYSICAL</text:p>
          </table:table-cell>
          <table:table-cell table:formula="of:=IF([Data.F114]=&quot;&quot;;[.C112];CONCATENATE(&quot;,&quot;;[Data.F114]))" office:value-type="string" office:string-value=",CHARL">
            <text:p>,CHARL</text:p>
          </table:table-cell>
          <table:table-cell table:formula="of:=CONCATENATE(&quot;,&quot;;[Data.G114])" office:value-type="string" office:string-value=",GREATER">
            <text:p>,GREATER</text:p>
          </table:table-cell>
          <table:table-cell table:formula="of:=CONCATENATE(&quot;,&quot;;[Data.H114])" office:value-type="string" office:string-value=",12">
            <text:p>,12</text:p>
          </table:table-cell>
          <table:table-cell table:formula="of:=IF([Data.I114]=&quot;&quot;;&quot;&quot;;CONCATENATE(&quot;,&quot;;[Data.I114]))" office:value-type="string" office:string-value=",TOLERANCE=1.5">
            <text:p>,TOLERANCE=1.5</text:p>
          </table:table-cell>
          <table:table-cell table:style-name="ce13" table:formula="of:=IF([Data.J114]=&quot;&quot;;&quot;&quot;;CONCATENATE(&quot;,&quot;;[Data.J114]))">
            <text:p/>
          </table:table-cell>
          <table:table-cell table:style-name="ce13" table:formula="of:=IF([Data.K114]=&quot;&quot;;&quot;&quot;;CONCATENATE(&quot;,&quot;;[Data.K114]))">
            <text:p/>
          </table:table-cell>
          <table:table-cell table:style-name="ce13" table:formula="of:=IF([Data.L114]=&quot;&quot;;&quot;&quot;;CONCATENATE(&quot;,&quot;;[Data.L114]))">
            <text:p/>
          </table:table-cell>
          <table:table-cell table:style-name="ce13" table:formula="of:=IF([Data.M114]=&quot;&quot;;&quot;&quot;;CONCATENATE(&quot;,&quot;;[Data.M114]))">
            <text:p/>
          </table:table-cell>
          <table:table-cell table:style-name="ce13" table:formula="of:=IF([Data.N114]=&quot;&quot;;&quot;&quot;;CONCATENATE(&quot;,&quot;;[Data.N114]))">
            <text:p/>
          </table:table-cell>
          <table:table-cell table:style-name="ce13" table:formula="of:=IF([Data.O114]=&quot;&quot;;&quot;&quot;;CONCATENATE(&quot;,&quot;;[Data.O114]))">
            <text:p/>
          </table:table-cell>
          <table:table-cell table:style-name="ce13" table:formula="of:=IF([Data.P114]=&quot;&quot;;&quot;&quot;;CONCATENATE(&quot;,&quot;;[Data.P114]))">
            <text:p/>
          </table:table-cell>
          <table:table-cell table:style-name="ce13" table:formula="of:=IF([Data.Q114]=&quot;&quot;;&quot;&quot;;CONCATENATE(&quot;,&quot;;[Data.Q114]))">
            <text:p/>
          </table:table-cell>
          <table:table-cell table:style-name="ce13" table:formula="of:=IF([Data.R114]=&quot;&quot;;&quot;&quot;;CONCATENATE(&quot;,&quot;;[Data.R114]))">
            <text:p/>
          </table:table-cell>
          <table:table-cell table:style-name="ce13" table:formula="of:=IF([Data.S114]=&quot;&quot;;&quot;&quot;;CONCATENATE(&quot;,&quot;;[Data.S114]))">
            <text:p/>
          </table:table-cell>
          <table:table-cell table:style-name="ce13" table:formula="of:=IF([Data.T114]=&quot;&quot;;&quot;&quot;;CONCATENATE(&quot;,&quot;;[Data.T114]))">
            <text:p/>
          </table:table-cell>
          <table:table-cell table:number-columns-repeated="2"/>
        </table:table-row>
        <table:table-row table:style-name="ro3">
          <table:table-cell table:formula="of:=IF([Data.A115]=&quot;&quot;;[.A113];[Data.A115])" office:value-type="float" office:value="78">
            <text:p>78</text:p>
          </table:table-cell>
          <table:table-cell table:formula="of:=IF([Data.E115]=&quot;&quot;;[.B113];CONCATENATE(&quot;,&quot;;[Data.E115]))" office:value-type="string" office:string-value=",PHYSICAL">
            <text:p>,PHYSICAL</text:p>
          </table:table-cell>
          <table:table-cell table:formula="of:=IF([Data.F115]=&quot;&quot;;[.C113];CONCATENATE(&quot;,&quot;;[Data.F115]))" office:value-type="string" office:string-value=",CHARL">
            <text:p>,CHARL</text:p>
          </table:table-cell>
          <table:table-cell table:formula="of:=CONCATENATE(&quot;,&quot;;[Data.G115])" office:value-type="string" office:string-value=",LESSER">
            <text:p>,LESSER</text:p>
          </table:table-cell>
          <table:table-cell table:formula="of:=CONCATENATE(&quot;,&quot;;[Data.H115])" office:value-type="string" office:string-value=",3">
            <text:p>,3</text:p>
          </table:table-cell>
          <table:table-cell table:formula="of:=IF([Data.I115]=&quot;&quot;;&quot;&quot;;CONCATENATE(&quot;,&quot;;[Data.I115]))" office:value-type="string" office:string-value=",RECOVERYMULTIPLIER=0.5">
            <text:p>,RECOVERYMULTIPLIER=0.5</text:p>
          </table:table-cell>
          <table:table-cell table:style-name="ce13" table:formula="of:=IF([Data.J115]=&quot;&quot;;&quot;&quot;;CONCATENATE(&quot;,&quot;;[Data.J115]))">
            <text:p/>
          </table:table-cell>
          <table:table-cell table:style-name="ce13" table:formula="of:=IF([Data.K115]=&quot;&quot;;&quot;&quot;;CONCATENATE(&quot;,&quot;;[Data.K115]))">
            <text:p/>
          </table:table-cell>
          <table:table-cell table:style-name="ce13" table:formula="of:=IF([Data.L115]=&quot;&quot;;&quot;&quot;;CONCATENATE(&quot;,&quot;;[Data.L115]))">
            <text:p/>
          </table:table-cell>
          <table:table-cell table:style-name="ce13" table:formula="of:=IF([Data.M115]=&quot;&quot;;&quot;&quot;;CONCATENATE(&quot;,&quot;;[Data.M115]))">
            <text:p/>
          </table:table-cell>
          <table:table-cell table:style-name="ce13" table:formula="of:=IF([Data.N115]=&quot;&quot;;&quot;&quot;;CONCATENATE(&quot;,&quot;;[Data.N115]))">
            <text:p/>
          </table:table-cell>
          <table:table-cell table:style-name="ce13" table:formula="of:=IF([Data.O115]=&quot;&quot;;&quot;&quot;;CONCATENATE(&quot;,&quot;;[Data.O115]))">
            <text:p/>
          </table:table-cell>
          <table:table-cell table:style-name="ce13" table:formula="of:=IF([Data.P115]=&quot;&quot;;&quot;&quot;;CONCATENATE(&quot;,&quot;;[Data.P115]))">
            <text:p/>
          </table:table-cell>
          <table:table-cell table:style-name="ce13" table:formula="of:=IF([Data.Q115]=&quot;&quot;;&quot;&quot;;CONCATENATE(&quot;,&quot;;[Data.Q115]))">
            <text:p/>
          </table:table-cell>
          <table:table-cell table:style-name="ce13" table:formula="of:=IF([Data.R115]=&quot;&quot;;&quot;&quot;;CONCATENATE(&quot;,&quot;;[Data.R115]))">
            <text:p/>
          </table:table-cell>
          <table:table-cell table:style-name="ce13" table:formula="of:=IF([Data.S115]=&quot;&quot;;&quot;&quot;;CONCATENATE(&quot;,&quot;;[Data.S115]))">
            <text:p/>
          </table:table-cell>
          <table:table-cell table:style-name="ce13" table:formula="of:=IF([Data.T115]=&quot;&quot;;&quot;&quot;;CONCATENATE(&quot;,&quot;;[Data.T115]))">
            <text:p/>
          </table:table-cell>
          <table:table-cell table:number-columns-repeated="2"/>
        </table:table-row>
        <table:table-row table:style-name="ro3">
          <table:table-cell table:formula="of:=IF([Data.A116]=&quot;&quot;;[.A114];[Data.A116])" office:value-type="float" office:value="79">
            <text:p>79</text:p>
          </table:table-cell>
          <table:table-cell table:formula="of:=IF([Data.E116]=&quot;&quot;;[.B114];CONCATENATE(&quot;,&quot;;[Data.E116]))" office:value-type="string" office:string-value=",PHYSICAL">
            <text:p>,PHYSICAL</text:p>
          </table:table-cell>
          <table:table-cell table:formula="of:=IF([Data.F116]=&quot;&quot;;[.C114];CONCATENATE(&quot;,&quot;;[Data.F116]))" office:value-type="string" office:string-value=",CHARL">
            <text:p>,CHARL</text:p>
          </table:table-cell>
          <table:table-cell table:formula="of:=CONCATENATE(&quot;,&quot;;[Data.G116])" office:value-type="string" office:string-value=",MINOR">
            <text:p>,MINOR</text:p>
          </table:table-cell>
          <table:table-cell table:formula="of:=CONCATENATE(&quot;,&quot;;[Data.H116])" office:value-type="string" office:string-value=",7">
            <text:p>,7</text:p>
          </table:table-cell>
          <table:table-cell table:formula="of:=IF([Data.I116]=&quot;&quot;;&quot;&quot;;CONCATENATE(&quot;,&quot;;[Data.I116]))" office:value-type="string" office:string-value=",DESCR">
            <text:p>,DESCR</text:p>
          </table:table-cell>
          <table:table-cell table:style-name="ce13" table:formula="of:=IF([Data.J116]=&quot;&quot;;&quot;&quot;;CONCATENATE(&quot;,&quot;;[Data.J116]))">
            <text:p/>
          </table:table-cell>
          <table:table-cell table:style-name="ce13" table:formula="of:=IF([Data.K116]=&quot;&quot;;&quot;&quot;;CONCATENATE(&quot;,&quot;;[Data.K116]))">
            <text:p/>
          </table:table-cell>
          <table:table-cell table:style-name="ce13" table:formula="of:=IF([Data.L116]=&quot;&quot;;&quot;&quot;;CONCATENATE(&quot;,&quot;;[Data.L116]))">
            <text:p/>
          </table:table-cell>
          <table:table-cell table:style-name="ce13" table:formula="of:=IF([Data.M116]=&quot;&quot;;&quot;&quot;;CONCATENATE(&quot;,&quot;;[Data.M116]))">
            <text:p/>
          </table:table-cell>
          <table:table-cell table:style-name="ce13" table:formula="of:=IF([Data.N116]=&quot;&quot;;&quot;&quot;;CONCATENATE(&quot;,&quot;;[Data.N116]))">
            <text:p/>
          </table:table-cell>
          <table:table-cell table:style-name="ce13" table:formula="of:=IF([Data.O116]=&quot;&quot;;&quot;&quot;;CONCATENATE(&quot;,&quot;;[Data.O116]))">
            <text:p/>
          </table:table-cell>
          <table:table-cell table:style-name="ce13" table:formula="of:=IF([Data.P116]=&quot;&quot;;&quot;&quot;;CONCATENATE(&quot;,&quot;;[Data.P116]))">
            <text:p/>
          </table:table-cell>
          <table:table-cell table:style-name="ce13" table:formula="of:=IF([Data.Q116]=&quot;&quot;;&quot;&quot;;CONCATENATE(&quot;,&quot;;[Data.Q116]))">
            <text:p/>
          </table:table-cell>
          <table:table-cell table:style-name="ce13" table:formula="of:=IF([Data.R116]=&quot;&quot;;&quot;&quot;;CONCATENATE(&quot;,&quot;;[Data.R116]))">
            <text:p/>
          </table:table-cell>
          <table:table-cell table:style-name="ce13" table:formula="of:=IF([Data.S116]=&quot;&quot;;&quot;&quot;;CONCATENATE(&quot;,&quot;;[Data.S116]))">
            <text:p/>
          </table:table-cell>
          <table:table-cell table:style-name="ce13" table:formula="of:=IF([Data.T116]=&quot;&quot;;&quot;&quot;;CONCATENATE(&quot;,&quot;;[Data.T116]))">
            <text:p/>
          </table:table-cell>
          <table:table-cell table:number-columns-repeated="2"/>
        </table:table-row>
        <table:table-row table:style-name="ro3">
          <table:table-cell table:formula="of:=IF([Data.A117]=&quot;&quot;;[.A115];[Data.A117])" office:value-type="float" office:value="80">
            <text:p>80</text:p>
          </table:table-cell>
          <table:table-cell table:formula="of:=IF([Data.E117]=&quot;&quot;;[.B115];CONCATENATE(&quot;,&quot;;[Data.E117]))" office:value-type="string" office:string-value=",PHYSICAL">
            <text:p>,PHYSICAL</text:p>
          </table:table-cell>
          <table:table-cell table:formula="of:=IF([Data.F117]=&quot;&quot;;[.C115];CONCATENATE(&quot;,&quot;;[Data.F117]))" office:value-type="string" office:string-value=",CHARL">
            <text:p>,CHARL</text:p>
          </table:table-cell>
          <table:table-cell table:formula="of:=CONCATENATE(&quot;,&quot;;[Data.G117])" office:value-type="string" office:string-value=",MAJOR">
            <text:p>,MAJOR</text:p>
          </table:table-cell>
          <table:table-cell table:formula="of:=CONCATENATE(&quot;,&quot;;[Data.H117])" office:value-type="string" office:string-value=",15">
            <text:p>,15</text:p>
          </table:table-cell>
          <table:table-cell table:formula="of:=IF([Data.I117]=&quot;&quot;;&quot;&quot;;CONCATENATE(&quot;,&quot;;[Data.I117]))" office:value-type="string" office:string-value=",DESCR">
            <text:p>,DESCR</text:p>
          </table:table-cell>
          <table:table-cell table:style-name="ce13" table:formula="of:=IF([Data.J117]=&quot;&quot;;&quot;&quot;;CONCATENATE(&quot;,&quot;;[Data.J117]))">
            <text:p/>
          </table:table-cell>
          <table:table-cell table:style-name="ce13" table:formula="of:=IF([Data.K117]=&quot;&quot;;&quot;&quot;;CONCATENATE(&quot;,&quot;;[Data.K117]))">
            <text:p/>
          </table:table-cell>
          <table:table-cell table:style-name="ce13" table:formula="of:=IF([Data.L117]=&quot;&quot;;&quot;&quot;;CONCATENATE(&quot;,&quot;;[Data.L117]))">
            <text:p/>
          </table:table-cell>
          <table:table-cell table:style-name="ce13" table:formula="of:=IF([Data.M117]=&quot;&quot;;&quot;&quot;;CONCATENATE(&quot;,&quot;;[Data.M117]))">
            <text:p/>
          </table:table-cell>
          <table:table-cell table:style-name="ce13" table:formula="of:=IF([Data.N117]=&quot;&quot;;&quot;&quot;;CONCATENATE(&quot;,&quot;;[Data.N117]))">
            <text:p/>
          </table:table-cell>
          <table:table-cell table:style-name="ce13" table:formula="of:=IF([Data.O117]=&quot;&quot;;&quot;&quot;;CONCATENATE(&quot;,&quot;;[Data.O117]))">
            <text:p/>
          </table:table-cell>
          <table:table-cell table:style-name="ce13" table:formula="of:=IF([Data.P117]=&quot;&quot;;&quot;&quot;;CONCATENATE(&quot;,&quot;;[Data.P117]))">
            <text:p/>
          </table:table-cell>
          <table:table-cell table:style-name="ce13" table:formula="of:=IF([Data.Q117]=&quot;&quot;;&quot;&quot;;CONCATENATE(&quot;,&quot;;[Data.Q117]))">
            <text:p/>
          </table:table-cell>
          <table:table-cell table:style-name="ce13" table:formula="of:=IF([Data.R117]=&quot;&quot;;&quot;&quot;;CONCATENATE(&quot;,&quot;;[Data.R117]))">
            <text:p/>
          </table:table-cell>
          <table:table-cell table:style-name="ce13" table:formula="of:=IF([Data.S117]=&quot;&quot;;&quot;&quot;;CONCATENATE(&quot;,&quot;;[Data.S117]))">
            <text:p/>
          </table:table-cell>
          <table:table-cell table:style-name="ce13" table:formula="of:=IF([Data.T117]=&quot;&quot;;&quot;&quot;;CONCATENATE(&quot;,&quot;;[Data.T117]))">
            <text:p/>
          </table:table-cell>
          <table:table-cell table:number-columns-repeated="2"/>
        </table:table-row>
        <table:table-row table:style-name="ro3">
          <table:table-cell table:formula="of:=IF([Data.A118]=&quot;&quot;;[.A116];[Data.A118])" office:value-type="float" office:value="81">
            <text:p>81</text:p>
          </table:table-cell>
          <table:table-cell table:formula="of:=IF([Data.E118]=&quot;&quot;;[.B116];CONCATENATE(&quot;,&quot;;[Data.E118]))" office:value-type="string" office:string-value=",PHYSICAL">
            <text:p>,PHYSICAL</text:p>
          </table:table-cell>
          <table:table-cell table:formula="of:=IF([Data.F118]=&quot;&quot;;[.C116];CONCATENATE(&quot;,&quot;;[Data.F118]))" office:value-type="string" office:string-value=",CHARL">
            <text:p>,CHARL</text:p>
          </table:table-cell>
          <table:table-cell table:formula="of:=CONCATENATE(&quot;,&quot;;[Data.G118])" office:value-type="string" office:string-value=",LESSER">
            <text:p>,LESSER</text:p>
          </table:table-cell>
          <table:table-cell table:formula="of:=CONCATENATE(&quot;,&quot;;[Data.H118])" office:value-type="string" office:string-value=",5">
            <text:p>,5</text:p>
          </table:table-cell>
          <table:table-cell table:formula="of:=IF([Data.I118]=&quot;&quot;;&quot;&quot;;CONCATENATE(&quot;,&quot;;[Data.I118]))" office:value-type="string" office:string-value=",DESCR">
            <text:p>,DESCR</text:p>
          </table:table-cell>
          <table:table-cell table:style-name="ce13" table:formula="of:=IF([Data.J118]=&quot;&quot;;&quot;&quot;;CONCATENATE(&quot;,&quot;;[Data.J118]))">
            <text:p/>
          </table:table-cell>
          <table:table-cell table:style-name="ce13" table:formula="of:=IF([Data.K118]=&quot;&quot;;&quot;&quot;;CONCATENATE(&quot;,&quot;;[Data.K118]))">
            <text:p/>
          </table:table-cell>
          <table:table-cell table:style-name="ce13" table:formula="of:=IF([Data.L118]=&quot;&quot;;&quot;&quot;;CONCATENATE(&quot;,&quot;;[Data.L118]))">
            <text:p/>
          </table:table-cell>
          <table:table-cell table:style-name="ce13" table:formula="of:=IF([Data.M118]=&quot;&quot;;&quot;&quot;;CONCATENATE(&quot;,&quot;;[Data.M118]))">
            <text:p/>
          </table:table-cell>
          <table:table-cell table:style-name="ce13" table:formula="of:=IF([Data.N118]=&quot;&quot;;&quot;&quot;;CONCATENATE(&quot;,&quot;;[Data.N118]))">
            <text:p/>
          </table:table-cell>
          <table:table-cell table:style-name="ce13" table:formula="of:=IF([Data.O118]=&quot;&quot;;&quot;&quot;;CONCATENATE(&quot;,&quot;;[Data.O118]))">
            <text:p/>
          </table:table-cell>
          <table:table-cell table:style-name="ce13" table:formula="of:=IF([Data.P118]=&quot;&quot;;&quot;&quot;;CONCATENATE(&quot;,&quot;;[Data.P118]))">
            <text:p/>
          </table:table-cell>
          <table:table-cell table:style-name="ce13" table:formula="of:=IF([Data.Q118]=&quot;&quot;;&quot;&quot;;CONCATENATE(&quot;,&quot;;[Data.Q118]))">
            <text:p/>
          </table:table-cell>
          <table:table-cell table:style-name="ce13" table:formula="of:=IF([Data.R118]=&quot;&quot;;&quot;&quot;;CONCATENATE(&quot;,&quot;;[Data.R118]))">
            <text:p/>
          </table:table-cell>
          <table:table-cell table:style-name="ce13" table:formula="of:=IF([Data.S118]=&quot;&quot;;&quot;&quot;;CONCATENATE(&quot;,&quot;;[Data.S118]))">
            <text:p/>
          </table:table-cell>
          <table:table-cell table:style-name="ce13" table:formula="of:=IF([Data.T118]=&quot;&quot;;&quot;&quot;;CONCATENATE(&quot;,&quot;;[Data.T118]))">
            <text:p/>
          </table:table-cell>
          <table:table-cell table:number-columns-repeated="2"/>
        </table:table-row>
        <table:table-row table:style-name="ro3">
          <table:table-cell table:formula="of:=IF([Data.A119]=&quot;&quot;;[.A117];[Data.A119])" office:value-type="float" office:value="82">
            <text:p>82</text:p>
          </table:table-cell>
          <table:table-cell table:formula="of:=IF([Data.E119]=&quot;&quot;;[.B117];CONCATENATE(&quot;,&quot;;[Data.E119]))" office:value-type="string" office:string-value=",PHYSICAL">
            <text:p>,PHYSICAL</text:p>
          </table:table-cell>
          <table:table-cell table:formula="of:=IF([Data.F119]=&quot;&quot;;[.C117];CONCATENATE(&quot;,&quot;;[Data.F119]))" office:value-type="string" office:string-value=",CHARL">
            <text:p>,CHARL</text:p>
          </table:table-cell>
          <table:table-cell table:formula="of:=CONCATENATE(&quot;,&quot;;[Data.G119])" office:value-type="string" office:string-value=",LESSER">
            <text:p>,LESSER</text:p>
          </table:table-cell>
          <table:table-cell table:formula="of:=CONCATENATE(&quot;,&quot;;[Data.H119])" office:value-type="string" office:string-value=",5">
            <text:p>,5</text:p>
          </table:table-cell>
          <table:table-cell table:formula="of:=IF([Data.I119]=&quot;&quot;;&quot;&quot;;CONCATENATE(&quot;,&quot;;[Data.I119]))" office:value-type="string" office:string-value=",DESCR">
            <text:p>,DESCR</text:p>
          </table:table-cell>
          <table:table-cell table:style-name="ce13" table:formula="of:=IF([Data.J119]=&quot;&quot;;&quot;&quot;;CONCATENATE(&quot;,&quot;;[Data.J119]))">
            <text:p/>
          </table:table-cell>
          <table:table-cell table:style-name="ce13" table:formula="of:=IF([Data.K119]=&quot;&quot;;&quot;&quot;;CONCATENATE(&quot;,&quot;;[Data.K119]))">
            <text:p/>
          </table:table-cell>
          <table:table-cell table:style-name="ce13" table:formula="of:=IF([Data.L119]=&quot;&quot;;&quot;&quot;;CONCATENATE(&quot;,&quot;;[Data.L119]))">
            <text:p/>
          </table:table-cell>
          <table:table-cell table:style-name="ce13" table:formula="of:=IF([Data.M119]=&quot;&quot;;&quot;&quot;;CONCATENATE(&quot;,&quot;;[Data.M119]))">
            <text:p/>
          </table:table-cell>
          <table:table-cell table:style-name="ce13" table:formula="of:=IF([Data.N119]=&quot;&quot;;&quot;&quot;;CONCATENATE(&quot;,&quot;;[Data.N119]))">
            <text:p/>
          </table:table-cell>
          <table:table-cell table:style-name="ce13" table:formula="of:=IF([Data.O119]=&quot;&quot;;&quot;&quot;;CONCATENATE(&quot;,&quot;;[Data.O119]))">
            <text:p/>
          </table:table-cell>
          <table:table-cell table:style-name="ce13" table:formula="of:=IF([Data.P119]=&quot;&quot;;&quot;&quot;;CONCATENATE(&quot;,&quot;;[Data.P119]))">
            <text:p/>
          </table:table-cell>
          <table:table-cell table:style-name="ce13" table:formula="of:=IF([Data.Q119]=&quot;&quot;;&quot;&quot;;CONCATENATE(&quot;,&quot;;[Data.Q119]))">
            <text:p/>
          </table:table-cell>
          <table:table-cell table:style-name="ce13" table:formula="of:=IF([Data.R119]=&quot;&quot;;&quot;&quot;;CONCATENATE(&quot;,&quot;;[Data.R119]))">
            <text:p/>
          </table:table-cell>
          <table:table-cell table:style-name="ce13" table:formula="of:=IF([Data.S119]=&quot;&quot;;&quot;&quot;;CONCATENATE(&quot;,&quot;;[Data.S119]))">
            <text:p/>
          </table:table-cell>
          <table:table-cell table:style-name="ce13" table:formula="of:=IF([Data.T119]=&quot;&quot;;&quot;&quot;;CONCATENATE(&quot;,&quot;;[Data.T119]))">
            <text:p/>
          </table:table-cell>
          <table:table-cell table:number-columns-repeated="2"/>
        </table:table-row>
        <table:table-row table:style-name="ro3">
          <table:table-cell table:formula="of:=IF([Data.A120]=&quot;&quot;;[.A118];[Data.A120])" office:value-type="float" office:value="83">
            <text:p>83</text:p>
          </table:table-cell>
          <table:table-cell table:formula="of:=IF([Data.E120]=&quot;&quot;;[.B118];CONCATENATE(&quot;,&quot;;[Data.E120]))" office:value-type="string" office:string-value=",PHYSICAL">
            <text:p>,PHYSICAL</text:p>
          </table:table-cell>
          <table:table-cell table:formula="of:=IF([Data.F120]=&quot;&quot;;[.C118];CONCATENATE(&quot;,&quot;;[Data.F120]))" office:value-type="string" office:string-value=",CHARL">
            <text:p>,CHARL</text:p>
          </table:table-cell>
          <table:table-cell table:formula="of:=CONCATENATE(&quot;,&quot;;[Data.G120])" office:value-type="string" office:string-value=",LESSER">
            <text:p>,LESSER</text:p>
          </table:table-cell>
          <table:table-cell table:formula="of:=CONCATENATE(&quot;,&quot;;[Data.H120])" office:value-type="string" office:string-value=",10">
            <text:p>,10</text:p>
          </table:table-cell>
          <table:table-cell table:formula="of:=IF([Data.I120]=&quot;&quot;;&quot;&quot;;CONCATENATE(&quot;,&quot;;[Data.I120]))" office:value-type="string" office:string-value=",EXHAUSTION=100">
            <text:p>,EXHAUSTION=100</text:p>
          </table:table-cell>
          <table:table-cell table:style-name="ce13" table:formula="of:=IF([Data.J120]=&quot;&quot;;&quot;&quot;;CONCATENATE(&quot;,&quot;;[Data.J120]))">
            <text:p/>
          </table:table-cell>
          <table:table-cell table:style-name="ce13" table:formula="of:=IF([Data.K120]=&quot;&quot;;&quot;&quot;;CONCATENATE(&quot;,&quot;;[Data.K120]))">
            <text:p/>
          </table:table-cell>
          <table:table-cell table:style-name="ce13" table:formula="of:=IF([Data.L120]=&quot;&quot;;&quot;&quot;;CONCATENATE(&quot;,&quot;;[Data.L120]))">
            <text:p/>
          </table:table-cell>
          <table:table-cell table:style-name="ce13" table:formula="of:=IF([Data.M120]=&quot;&quot;;&quot;&quot;;CONCATENATE(&quot;,&quot;;[Data.M120]))">
            <text:p/>
          </table:table-cell>
          <table:table-cell table:style-name="ce13" table:formula="of:=IF([Data.N120]=&quot;&quot;;&quot;&quot;;CONCATENATE(&quot;,&quot;;[Data.N120]))">
            <text:p/>
          </table:table-cell>
          <table:table-cell table:style-name="ce13" table:formula="of:=IF([Data.O120]=&quot;&quot;;&quot;&quot;;CONCATENATE(&quot;,&quot;;[Data.O120]))">
            <text:p/>
          </table:table-cell>
          <table:table-cell table:style-name="ce13" table:formula="of:=IF([Data.P120]=&quot;&quot;;&quot;&quot;;CONCATENATE(&quot;,&quot;;[Data.P120]))">
            <text:p/>
          </table:table-cell>
          <table:table-cell table:style-name="ce13" table:formula="of:=IF([Data.Q120]=&quot;&quot;;&quot;&quot;;CONCATENATE(&quot;,&quot;;[Data.Q120]))">
            <text:p/>
          </table:table-cell>
          <table:table-cell table:style-name="ce13" table:formula="of:=IF([Data.R120]=&quot;&quot;;&quot;&quot;;CONCATENATE(&quot;,&quot;;[Data.R120]))">
            <text:p/>
          </table:table-cell>
          <table:table-cell table:style-name="ce13" table:formula="of:=IF([Data.S120]=&quot;&quot;;&quot;&quot;;CONCATENATE(&quot;,&quot;;[Data.S120]))">
            <text:p/>
          </table:table-cell>
          <table:table-cell table:style-name="ce13" table:formula="of:=IF([Data.T120]=&quot;&quot;;&quot;&quot;;CONCATENATE(&quot;,&quot;;[Data.T120]))">
            <text:p/>
          </table:table-cell>
          <table:table-cell table:number-columns-repeated="2"/>
        </table:table-row>
        <table:table-row table:style-name="ro3">
          <table:table-cell table:formula="of:=IF([Data.A121]=&quot;&quot;;[.A119];[Data.A121])" office:value-type="float" office:value="84">
            <text:p>84</text:p>
          </table:table-cell>
          <table:table-cell table:formula="of:=IF([Data.E121]=&quot;&quot;;[.B119];CONCATENATE(&quot;,&quot;;[Data.E121]))" office:value-type="string" office:string-value=",PHYSICAL">
            <text:p>,PHYSICAL</text:p>
          </table:table-cell>
          <table:table-cell table:formula="of:=IF([Data.F121]=&quot;&quot;;[.C119];CONCATENATE(&quot;,&quot;;[Data.F121]))" office:value-type="string" office:string-value=",CHARL">
            <text:p>,CHARL</text:p>
          </table:table-cell>
          <table:table-cell table:formula="of:=CONCATENATE(&quot;,&quot;;[Data.G121])" office:value-type="string" office:string-value=",LESSER">
            <text:p>,LESSER</text:p>
          </table:table-cell>
          <table:table-cell table:formula="of:=CONCATENATE(&quot;,&quot;;[Data.H121])" office:value-type="string" office:string-value=",8">
            <text:p>,8</text:p>
          </table:table-cell>
          <table:table-cell table:formula="of:=IF([Data.I121]=&quot;&quot;;&quot;&quot;;CONCATENATE(&quot;,&quot;;[Data.I121]))" office:value-type="string" office:string-value=",S91=25">
            <text:p>,S91=25</text:p>
          </table:table-cell>
          <table:table-cell table:style-name="ce13" table:formula="of:=IF([Data.J121]=&quot;&quot;;&quot;&quot;;CONCATENATE(&quot;,&quot;;[Data.J121]))" office:value-type="string" office:string-value=",S93=25">
            <text:p>,S93=25</text:p>
          </table:table-cell>
          <table:table-cell table:style-name="ce13" table:formula="of:=IF([Data.K121]=&quot;&quot;;&quot;&quot;;CONCATENATE(&quot;,&quot;;[Data.K121]))">
            <text:p/>
          </table:table-cell>
          <table:table-cell table:style-name="ce13" table:formula="of:=IF([Data.L121]=&quot;&quot;;&quot;&quot;;CONCATENATE(&quot;,&quot;;[Data.L121]))">
            <text:p/>
          </table:table-cell>
          <table:table-cell table:style-name="ce13" table:formula="of:=IF([Data.M121]=&quot;&quot;;&quot;&quot;;CONCATENATE(&quot;,&quot;;[Data.M121]))">
            <text:p/>
          </table:table-cell>
          <table:table-cell table:style-name="ce13" table:formula="of:=IF([Data.N121]=&quot;&quot;;&quot;&quot;;CONCATENATE(&quot;,&quot;;[Data.N121]))">
            <text:p/>
          </table:table-cell>
          <table:table-cell table:style-name="ce13" table:formula="of:=IF([Data.O121]=&quot;&quot;;&quot;&quot;;CONCATENATE(&quot;,&quot;;[Data.O121]))">
            <text:p/>
          </table:table-cell>
          <table:table-cell table:style-name="ce13" table:formula="of:=IF([Data.P121]=&quot;&quot;;&quot;&quot;;CONCATENATE(&quot;,&quot;;[Data.P121]))">
            <text:p/>
          </table:table-cell>
          <table:table-cell table:style-name="ce13" table:formula="of:=IF([Data.Q121]=&quot;&quot;;&quot;&quot;;CONCATENATE(&quot;,&quot;;[Data.Q121]))">
            <text:p/>
          </table:table-cell>
          <table:table-cell table:style-name="ce13" table:formula="of:=IF([Data.R121]=&quot;&quot;;&quot;&quot;;CONCATENATE(&quot;,&quot;;[Data.R121]))">
            <text:p/>
          </table:table-cell>
          <table:table-cell table:style-name="ce13" table:formula="of:=IF([Data.S121]=&quot;&quot;;&quot;&quot;;CONCATENATE(&quot;,&quot;;[Data.S121]))">
            <text:p/>
          </table:table-cell>
          <table:table-cell table:style-name="ce13" table:formula="of:=IF([Data.T121]=&quot;&quot;;&quot;&quot;;CONCATENATE(&quot;,&quot;;[Data.T121]))">
            <text:p/>
          </table:table-cell>
          <table:table-cell table:number-columns-repeated="2"/>
        </table:table-row>
        <table:table-row table:style-name="ro3">
          <table:table-cell table:formula="of:=IF([Data.A122]=&quot;&quot;;[.A120];[Data.A122])" office:value-type="float" office:value="85">
            <text:p>85</text:p>
          </table:table-cell>
          <table:table-cell table:formula="of:=IF([Data.E122]=&quot;&quot;;[.B120];CONCATENATE(&quot;,&quot;;[Data.E122]))" office:value-type="string" office:string-value=",PHYSICAL">
            <text:p>,PHYSICAL</text:p>
          </table:table-cell>
          <table:table-cell table:formula="of:=IF([Data.F122]=&quot;&quot;;[.C120];CONCATENATE(&quot;,&quot;;[Data.F122]))" office:value-type="string" office:string-value=",CHARL">
            <text:p>,CHARL</text:p>
          </table:table-cell>
          <table:table-cell table:formula="of:=CONCATENATE(&quot;,&quot;;[Data.G122])" office:value-type="string" office:string-value=",LESSER">
            <text:p>,LESSER</text:p>
          </table:table-cell>
          <table:table-cell table:formula="of:=CONCATENATE(&quot;,&quot;;[Data.H122])" office:value-type="string" office:string-value=",6">
            <text:p>,6</text:p>
          </table:table-cell>
          <table:table-cell table:formula="of:=IF([Data.I122]=&quot;&quot;;&quot;&quot;;CONCATENATE(&quot;,&quot;;[Data.I122]))" office:value-type="string" office:string-value=",DESCR">
            <text:p>,DESCR</text:p>
          </table:table-cell>
          <table:table-cell table:style-name="ce13" table:formula="of:=IF([Data.J122]=&quot;&quot;;&quot;&quot;;CONCATENATE(&quot;,&quot;;[Data.J122]))">
            <text:p/>
          </table:table-cell>
          <table:table-cell table:style-name="ce13" table:formula="of:=IF([Data.K122]=&quot;&quot;;&quot;&quot;;CONCATENATE(&quot;,&quot;;[Data.K122]))">
            <text:p/>
          </table:table-cell>
          <table:table-cell table:style-name="ce13" table:formula="of:=IF([Data.L122]=&quot;&quot;;&quot;&quot;;CONCATENATE(&quot;,&quot;;[Data.L122]))">
            <text:p/>
          </table:table-cell>
          <table:table-cell table:style-name="ce13" table:formula="of:=IF([Data.M122]=&quot;&quot;;&quot;&quot;;CONCATENATE(&quot;,&quot;;[Data.M122]))">
            <text:p/>
          </table:table-cell>
          <table:table-cell table:style-name="ce13" table:formula="of:=IF([Data.N122]=&quot;&quot;;&quot;&quot;;CONCATENATE(&quot;,&quot;;[Data.N122]))">
            <text:p/>
          </table:table-cell>
          <table:table-cell table:style-name="ce13" table:formula="of:=IF([Data.O122]=&quot;&quot;;&quot;&quot;;CONCATENATE(&quot;,&quot;;[Data.O122]))">
            <text:p/>
          </table:table-cell>
          <table:table-cell table:style-name="ce13" table:formula="of:=IF([Data.P122]=&quot;&quot;;&quot;&quot;;CONCATENATE(&quot;,&quot;;[Data.P122]))">
            <text:p/>
          </table:table-cell>
          <table:table-cell table:style-name="ce13" table:formula="of:=IF([Data.Q122]=&quot;&quot;;&quot;&quot;;CONCATENATE(&quot;,&quot;;[Data.Q122]))">
            <text:p/>
          </table:table-cell>
          <table:table-cell table:style-name="ce13" table:formula="of:=IF([Data.R122]=&quot;&quot;;&quot;&quot;;CONCATENATE(&quot;,&quot;;[Data.R122]))">
            <text:p/>
          </table:table-cell>
          <table:table-cell table:style-name="ce13" table:formula="of:=IF([Data.S122]=&quot;&quot;;&quot;&quot;;CONCATENATE(&quot;,&quot;;[Data.S122]))">
            <text:p/>
          </table:table-cell>
          <table:table-cell table:style-name="ce13" table:formula="of:=IF([Data.T122]=&quot;&quot;;&quot;&quot;;CONCATENATE(&quot;,&quot;;[Data.T122]))">
            <text:p/>
          </table:table-cell>
          <table:table-cell table:number-columns-repeated="2"/>
        </table:table-row>
        <table:table-row table:style-name="ro3">
          <table:table-cell table:formula="of:=IF([Data.A123]=&quot;&quot;;[.A121];[Data.A123])" office:value-type="float" office:value="86">
            <text:p>86</text:p>
          </table:table-cell>
          <table:table-cell table:formula="of:=IF([Data.E123]=&quot;&quot;;[.B121];CONCATENATE(&quot;,&quot;;[Data.E123]))" office:value-type="string" office:string-value=",PHYSICAL">
            <text:p>,PHYSICAL</text:p>
          </table:table-cell>
          <table:table-cell table:formula="of:=IF([Data.F123]=&quot;&quot;;[.C121];CONCATENATE(&quot;,&quot;;[Data.F123]))" office:value-type="string" office:string-value=",CHARL">
            <text:p>,CHARL</text:p>
          </table:table-cell>
          <table:table-cell table:formula="of:=CONCATENATE(&quot;,&quot;;[Data.G123])" office:value-type="string" office:string-value=",GREATER">
            <text:p>,GREATER</text:p>
          </table:table-cell>
          <table:table-cell table:formula="of:=CONCATENATE(&quot;,&quot;;[Data.H123])" office:value-type="string" office:string-value=",15">
            <text:p>,15</text:p>
          </table:table-cell>
          <table:table-cell table:formula="of:=IF([Data.I123]=&quot;&quot;;&quot;&quot;;CONCATENATE(&quot;,&quot;;[Data.I123]))" office:value-type="string" office:string-value=",DESCR">
            <text:p>,DESCR</text:p>
          </table:table-cell>
          <table:table-cell table:style-name="ce13" table:formula="of:=IF([Data.J123]=&quot;&quot;;&quot;&quot;;CONCATENATE(&quot;,&quot;;[Data.J123]))">
            <text:p/>
          </table:table-cell>
          <table:table-cell table:style-name="ce13" table:formula="of:=IF([Data.K123]=&quot;&quot;;&quot;&quot;;CONCATENATE(&quot;,&quot;;[Data.K123]))">
            <text:p/>
          </table:table-cell>
          <table:table-cell table:style-name="ce13" table:formula="of:=IF([Data.L123]=&quot;&quot;;&quot;&quot;;CONCATENATE(&quot;,&quot;;[Data.L123]))">
            <text:p/>
          </table:table-cell>
          <table:table-cell table:style-name="ce13" table:formula="of:=IF([Data.M123]=&quot;&quot;;&quot;&quot;;CONCATENATE(&quot;,&quot;;[Data.M123]))">
            <text:p/>
          </table:table-cell>
          <table:table-cell table:style-name="ce13" table:formula="of:=IF([Data.N123]=&quot;&quot;;&quot;&quot;;CONCATENATE(&quot;,&quot;;[Data.N123]))">
            <text:p/>
          </table:table-cell>
          <table:table-cell table:style-name="ce13" table:formula="of:=IF([Data.O123]=&quot;&quot;;&quot;&quot;;CONCATENATE(&quot;,&quot;;[Data.O123]))">
            <text:p/>
          </table:table-cell>
          <table:table-cell table:style-name="ce13" table:formula="of:=IF([Data.P123]=&quot;&quot;;&quot;&quot;;CONCATENATE(&quot;,&quot;;[Data.P123]))">
            <text:p/>
          </table:table-cell>
          <table:table-cell table:style-name="ce13" table:formula="of:=IF([Data.Q123]=&quot;&quot;;&quot;&quot;;CONCATENATE(&quot;,&quot;;[Data.Q123]))">
            <text:p/>
          </table:table-cell>
          <table:table-cell table:style-name="ce13" table:formula="of:=IF([Data.R123]=&quot;&quot;;&quot;&quot;;CONCATENATE(&quot;,&quot;;[Data.R123]))">
            <text:p/>
          </table:table-cell>
          <table:table-cell table:style-name="ce13" table:formula="of:=IF([Data.S123]=&quot;&quot;;&quot;&quot;;CONCATENATE(&quot;,&quot;;[Data.S123]))">
            <text:p/>
          </table:table-cell>
          <table:table-cell table:style-name="ce13" table:formula="of:=IF([Data.T123]=&quot;&quot;;&quot;&quot;;CONCATENATE(&quot;,&quot;;[Data.T123]))">
            <text:p/>
          </table:table-cell>
          <table:table-cell table:number-columns-repeated="2"/>
        </table:table-row>
        <table:table-row table:style-name="ro3">
          <table:table-cell table:formula="of:=IF([Data.A124]=&quot;&quot;;[.A122];[Data.A124])" office:value-type="float" office:value="87">
            <text:p>87</text:p>
          </table:table-cell>
          <table:table-cell table:formula="of:=IF([Data.E124]=&quot;&quot;;[.B122];CONCATENATE(&quot;,&quot;;[Data.E124]))" office:value-type="string" office:string-value=",PHYSICAL">
            <text:p>,PHYSICAL</text:p>
          </table:table-cell>
          <table:table-cell table:formula="of:=IF([Data.F124]=&quot;&quot;;[.C122];CONCATENATE(&quot;,&quot;;[Data.F124]))" office:value-type="string" office:string-value=",CHARL">
            <text:p>,CHARL</text:p>
          </table:table-cell>
          <table:table-cell table:formula="of:=CONCATENATE(&quot;,&quot;;[Data.G124])" office:value-type="string" office:string-value=",MINOR">
            <text:p>,MINOR</text:p>
          </table:table-cell>
          <table:table-cell table:formula="of:=CONCATENATE(&quot;,&quot;;[Data.H124])" office:value-type="string" office:string-value=",10">
            <text:p>,10</text:p>
          </table:table-cell>
          <table:table-cell table:formula="of:=IF([Data.I124]=&quot;&quot;;&quot;&quot;;CONCATENATE(&quot;,&quot;;[Data.I124]))" office:value-type="string" office:string-value=",DESCR">
            <text:p>,DESCR</text:p>
          </table:table-cell>
          <table:table-cell table:style-name="ce13" table:formula="of:=IF([Data.J124]=&quot;&quot;;&quot;&quot;;CONCATENATE(&quot;,&quot;;[Data.J124]))">
            <text:p/>
          </table:table-cell>
          <table:table-cell table:style-name="ce13" table:formula="of:=IF([Data.K124]=&quot;&quot;;&quot;&quot;;CONCATENATE(&quot;,&quot;;[Data.K124]))">
            <text:p/>
          </table:table-cell>
          <table:table-cell table:style-name="ce13" table:formula="of:=IF([Data.L124]=&quot;&quot;;&quot;&quot;;CONCATENATE(&quot;,&quot;;[Data.L124]))">
            <text:p/>
          </table:table-cell>
          <table:table-cell table:style-name="ce13" table:formula="of:=IF([Data.M124]=&quot;&quot;;&quot;&quot;;CONCATENATE(&quot;,&quot;;[Data.M124]))">
            <text:p/>
          </table:table-cell>
          <table:table-cell table:style-name="ce13" table:formula="of:=IF([Data.N124]=&quot;&quot;;&quot;&quot;;CONCATENATE(&quot;,&quot;;[Data.N124]))">
            <text:p/>
          </table:table-cell>
          <table:table-cell table:style-name="ce13" table:formula="of:=IF([Data.O124]=&quot;&quot;;&quot;&quot;;CONCATENATE(&quot;,&quot;;[Data.O124]))">
            <text:p/>
          </table:table-cell>
          <table:table-cell table:style-name="ce13" table:formula="of:=IF([Data.P124]=&quot;&quot;;&quot;&quot;;CONCATENATE(&quot;,&quot;;[Data.P124]))">
            <text:p/>
          </table:table-cell>
          <table:table-cell table:style-name="ce13" table:formula="of:=IF([Data.Q124]=&quot;&quot;;&quot;&quot;;CONCATENATE(&quot;,&quot;;[Data.Q124]))">
            <text:p/>
          </table:table-cell>
          <table:table-cell table:style-name="ce13" table:formula="of:=IF([Data.R124]=&quot;&quot;;&quot;&quot;;CONCATENATE(&quot;,&quot;;[Data.R124]))">
            <text:p/>
          </table:table-cell>
          <table:table-cell table:style-name="ce13" table:formula="of:=IF([Data.S124]=&quot;&quot;;&quot;&quot;;CONCATENATE(&quot;,&quot;;[Data.S124]))">
            <text:p/>
          </table:table-cell>
          <table:table-cell table:style-name="ce13" table:formula="of:=IF([Data.T124]=&quot;&quot;;&quot;&quot;;CONCATENATE(&quot;,&quot;;[Data.T124]))">
            <text:p/>
          </table:table-cell>
          <table:table-cell table:number-columns-repeated="2"/>
        </table:table-row>
        <table:table-row table:style-name="ro3">
          <table:table-cell table:formula="of:=IF([Data.A125]=&quot;&quot;;[.A123];[Data.A125])" office:value-type="float" office:value="87">
            <text:p>87</text:p>
          </table:table-cell>
          <table:table-cell table:formula="of:=IF([Data.E125]=&quot;&quot;;[.B123];CONCATENATE(&quot;,&quot;;[Data.E125]))" office:value-type="string" office:string-value=",PHYSICAL">
            <text:p>,PHYSICAL</text:p>
          </table:table-cell>
          <table:table-cell table:formula="of:=IF([Data.F125]=&quot;&quot;;[.C123];CONCATENATE(&quot;,&quot;;[Data.F125]))" office:value-type="string" office:string-value=",CHARL">
            <text:p>,CHARL</text:p>
          </table:table-cell>
          <table:table-cell table:formula="of:=CONCATENATE(&quot;,&quot;;[Data.G125])" office:value-type="string" office:string-value=",MAJOR">
            <text:p>,MAJOR</text:p>
          </table:table-cell>
          <table:table-cell table:formula="of:=CONCATENATE(&quot;,&quot;;[Data.H125])" office:value-type="string" office:string-value=",15">
            <text:p>,15</text:p>
          </table:table-cell>
          <table:table-cell table:formula="of:=IF([Data.I125]=&quot;&quot;;&quot;&quot;;CONCATENATE(&quot;,&quot;;[Data.I125]))" office:value-type="string" office:string-value=",DESCR">
            <text:p>,DESCR</text:p>
          </table:table-cell>
          <table:table-cell table:style-name="ce13" table:formula="of:=IF([Data.J125]=&quot;&quot;;&quot;&quot;;CONCATENATE(&quot;,&quot;;[Data.J125]))">
            <text:p/>
          </table:table-cell>
          <table:table-cell table:style-name="ce13" table:formula="of:=IF([Data.K125]=&quot;&quot;;&quot;&quot;;CONCATENATE(&quot;,&quot;;[Data.K125]))">
            <text:p/>
          </table:table-cell>
          <table:table-cell table:style-name="ce13" table:formula="of:=IF([Data.L125]=&quot;&quot;;&quot;&quot;;CONCATENATE(&quot;,&quot;;[Data.L125]))">
            <text:p/>
          </table:table-cell>
          <table:table-cell table:style-name="ce13" table:formula="of:=IF([Data.M125]=&quot;&quot;;&quot;&quot;;CONCATENATE(&quot;,&quot;;[Data.M125]))">
            <text:p/>
          </table:table-cell>
          <table:table-cell table:style-name="ce13" table:formula="of:=IF([Data.N125]=&quot;&quot;;&quot;&quot;;CONCATENATE(&quot;,&quot;;[Data.N125]))">
            <text:p/>
          </table:table-cell>
          <table:table-cell table:style-name="ce13" table:formula="of:=IF([Data.O125]=&quot;&quot;;&quot;&quot;;CONCATENATE(&quot;,&quot;;[Data.O125]))">
            <text:p/>
          </table:table-cell>
          <table:table-cell table:style-name="ce13" table:formula="of:=IF([Data.P125]=&quot;&quot;;&quot;&quot;;CONCATENATE(&quot;,&quot;;[Data.P125]))">
            <text:p/>
          </table:table-cell>
          <table:table-cell table:style-name="ce13" table:formula="of:=IF([Data.Q125]=&quot;&quot;;&quot;&quot;;CONCATENATE(&quot;,&quot;;[Data.Q125]))">
            <text:p/>
          </table:table-cell>
          <table:table-cell table:style-name="ce13" table:formula="of:=IF([Data.R125]=&quot;&quot;;&quot;&quot;;CONCATENATE(&quot;,&quot;;[Data.R125]))">
            <text:p/>
          </table:table-cell>
          <table:table-cell table:style-name="ce13" table:formula="of:=IF([Data.S125]=&quot;&quot;;&quot;&quot;;CONCATENATE(&quot;,&quot;;[Data.S125]))">
            <text:p/>
          </table:table-cell>
          <table:table-cell table:style-name="ce13" table:formula="of:=IF([Data.T125]=&quot;&quot;;&quot;&quot;;CONCATENATE(&quot;,&quot;;[Data.T125]))">
            <text:p/>
          </table:table-cell>
          <table:table-cell table:number-columns-repeated="2"/>
        </table:table-row>
        <table:table-row table:style-name="ro3">
          <table:table-cell table:formula="of:=IF([Data.A126]=&quot;&quot;;[.A124];[Data.A126])" office:value-type="float" office:value="87">
            <text:p>87</text:p>
          </table:table-cell>
          <table:table-cell table:formula="of:=IF([Data.E126]=&quot;&quot;;[.B124];CONCATENATE(&quot;,&quot;;[Data.E126]))" office:value-type="string" office:string-value=",PHYSICAL">
            <text:p>,PHYSICAL</text:p>
          </table:table-cell>
          <table:table-cell table:formula="of:=IF([Data.F126]=&quot;&quot;;[.C124];CONCATENATE(&quot;,&quot;;[Data.F126]))" office:value-type="string" office:string-value=",CHARL">
            <text:p>,CHARL</text:p>
          </table:table-cell>
          <table:table-cell table:formula="of:=CONCATENATE(&quot;,&quot;;[Data.G126])" office:value-type="string" office:string-value=",GREATER">
            <text:p>,GREATER</text:p>
          </table:table-cell>
          <table:table-cell table:formula="of:=CONCATENATE(&quot;,&quot;;[Data.H126])" office:value-type="string" office:string-value=",30">
            <text:p>,30</text:p>
          </table:table-cell>
          <table:table-cell table:formula="of:=IF([Data.I126]=&quot;&quot;;&quot;&quot;;CONCATENATE(&quot;,&quot;;[Data.I126]))" office:value-type="string" office:string-value=",DESCR">
            <text:p>,DESCR</text:p>
          </table:table-cell>
          <table:table-cell table:style-name="ce13" table:formula="of:=IF([Data.J126]=&quot;&quot;;&quot;&quot;;CONCATENATE(&quot;,&quot;;[Data.J126]))">
            <text:p/>
          </table:table-cell>
          <table:table-cell table:style-name="ce13" table:formula="of:=IF([Data.K126]=&quot;&quot;;&quot;&quot;;CONCATENATE(&quot;,&quot;;[Data.K126]))">
            <text:p/>
          </table:table-cell>
          <table:table-cell table:style-name="ce13" table:formula="of:=IF([Data.L126]=&quot;&quot;;&quot;&quot;;CONCATENATE(&quot;,&quot;;[Data.L126]))">
            <text:p/>
          </table:table-cell>
          <table:table-cell table:style-name="ce13" table:formula="of:=IF([Data.M126]=&quot;&quot;;&quot;&quot;;CONCATENATE(&quot;,&quot;;[Data.M126]))">
            <text:p/>
          </table:table-cell>
          <table:table-cell table:style-name="ce13" table:formula="of:=IF([Data.N126]=&quot;&quot;;&quot;&quot;;CONCATENATE(&quot;,&quot;;[Data.N126]))">
            <text:p/>
          </table:table-cell>
          <table:table-cell table:style-name="ce13" table:formula="of:=IF([Data.O126]=&quot;&quot;;&quot;&quot;;CONCATENATE(&quot;,&quot;;[Data.O126]))">
            <text:p/>
          </table:table-cell>
          <table:table-cell table:style-name="ce13" table:formula="of:=IF([Data.P126]=&quot;&quot;;&quot;&quot;;CONCATENATE(&quot;,&quot;;[Data.P126]))">
            <text:p/>
          </table:table-cell>
          <table:table-cell table:style-name="ce13" table:formula="of:=IF([Data.Q126]=&quot;&quot;;&quot;&quot;;CONCATENATE(&quot;,&quot;;[Data.Q126]))">
            <text:p/>
          </table:table-cell>
          <table:table-cell table:style-name="ce13" table:formula="of:=IF([Data.R126]=&quot;&quot;;&quot;&quot;;CONCATENATE(&quot;,&quot;;[Data.R126]))">
            <text:p/>
          </table:table-cell>
          <table:table-cell table:style-name="ce13" table:formula="of:=IF([Data.S126]=&quot;&quot;;&quot;&quot;;CONCATENATE(&quot;,&quot;;[Data.S126]))">
            <text:p/>
          </table:table-cell>
          <table:table-cell table:style-name="ce13" table:formula="of:=IF([Data.T126]=&quot;&quot;;&quot;&quot;;CONCATENATE(&quot;,&quot;;[Data.T126]))">
            <text:p/>
          </table:table-cell>
          <table:table-cell table:number-columns-repeated="2"/>
        </table:table-row>
        <table:table-row table:style-name="ro3">
          <table:table-cell table:formula="of:=IF([Data.A127]=&quot;&quot;;[.A125];[Data.A127])" office:value-type="float" office:value="88">
            <text:p>88</text:p>
          </table:table-cell>
          <table:table-cell table:formula="of:=IF([Data.E127]=&quot;&quot;;[.B125];CONCATENATE(&quot;,&quot;;[Data.E127]))" office:value-type="string" office:string-value=",PHYSICAL">
            <text:p>,PHYSICAL</text:p>
          </table:table-cell>
          <table:table-cell table:formula="of:=IF([Data.F127]=&quot;&quot;;[.C125];CONCATENATE(&quot;,&quot;;[Data.F127]))" office:value-type="string" office:string-value=",CHARL">
            <text:p>,CHARL</text:p>
          </table:table-cell>
          <table:table-cell table:formula="of:=CONCATENATE(&quot;,&quot;;[Data.G127])" office:value-type="string" office:string-value=",MINOR">
            <text:p>,MINOR</text:p>
          </table:table-cell>
          <table:table-cell table:formula="of:=CONCATENATE(&quot;,&quot;;[Data.H127])" office:value-type="string" office:string-value=",7">
            <text:p>,7</text:p>
          </table:table-cell>
          <table:table-cell table:formula="of:=IF([Data.I127]=&quot;&quot;;&quot;&quot;;CONCATENATE(&quot;,&quot;;[Data.I127]))" office:value-type="string" office:string-value=",DESCR">
            <text:p>,DESCR</text:p>
          </table:table-cell>
          <table:table-cell table:style-name="ce13" table:formula="of:=IF([Data.J127]=&quot;&quot;;&quot;&quot;;CONCATENATE(&quot;,&quot;;[Data.J127]))">
            <text:p/>
          </table:table-cell>
          <table:table-cell table:style-name="ce13" table:formula="of:=IF([Data.K127]=&quot;&quot;;&quot;&quot;;CONCATENATE(&quot;,&quot;;[Data.K127]))">
            <text:p/>
          </table:table-cell>
          <table:table-cell table:style-name="ce13" table:formula="of:=IF([Data.L127]=&quot;&quot;;&quot;&quot;;CONCATENATE(&quot;,&quot;;[Data.L127]))">
            <text:p/>
          </table:table-cell>
          <table:table-cell table:style-name="ce13" table:formula="of:=IF([Data.M127]=&quot;&quot;;&quot;&quot;;CONCATENATE(&quot;,&quot;;[Data.M127]))">
            <text:p/>
          </table:table-cell>
          <table:table-cell table:style-name="ce13" table:formula="of:=IF([Data.N127]=&quot;&quot;;&quot;&quot;;CONCATENATE(&quot;,&quot;;[Data.N127]))">
            <text:p/>
          </table:table-cell>
          <table:table-cell table:style-name="ce13" table:formula="of:=IF([Data.O127]=&quot;&quot;;&quot;&quot;;CONCATENATE(&quot;,&quot;;[Data.O127]))">
            <text:p/>
          </table:table-cell>
          <table:table-cell table:style-name="ce13" table:formula="of:=IF([Data.P127]=&quot;&quot;;&quot;&quot;;CONCATENATE(&quot;,&quot;;[Data.P127]))">
            <text:p/>
          </table:table-cell>
          <table:table-cell table:style-name="ce13" table:formula="of:=IF([Data.Q127]=&quot;&quot;;&quot;&quot;;CONCATENATE(&quot;,&quot;;[Data.Q127]))">
            <text:p/>
          </table:table-cell>
          <table:table-cell table:style-name="ce13" table:formula="of:=IF([Data.R127]=&quot;&quot;;&quot;&quot;;CONCATENATE(&quot;,&quot;;[Data.R127]))">
            <text:p/>
          </table:table-cell>
          <table:table-cell table:style-name="ce13" table:formula="of:=IF([Data.S127]=&quot;&quot;;&quot;&quot;;CONCATENATE(&quot;,&quot;;[Data.S127]))">
            <text:p/>
          </table:table-cell>
          <table:table-cell table:style-name="ce13" table:formula="of:=IF([Data.T127]=&quot;&quot;;&quot;&quot;;CONCATENATE(&quot;,&quot;;[Data.T127]))">
            <text:p/>
          </table:table-cell>
          <table:table-cell table:number-columns-repeated="2"/>
        </table:table-row>
        <table:table-row table:style-name="ro3">
          <table:table-cell table:formula="of:=IF([Data.A128]=&quot;&quot;;[.A126];[Data.A128])" office:value-type="float" office:value="89">
            <text:p>89</text:p>
          </table:table-cell>
          <table:table-cell table:formula="of:=IF([Data.E128]=&quot;&quot;;[.B126];CONCATENATE(&quot;,&quot;;[Data.E128]))" office:value-type="string" office:string-value=",PHYSICAL">
            <text:p>,PHYSICAL</text:p>
          </table:table-cell>
          <table:table-cell table:formula="of:=IF([Data.F128]=&quot;&quot;;[.C126];CONCATENATE(&quot;,&quot;;[Data.F128]))" office:value-type="string" office:string-value=",CHARL">
            <text:p>,CHARL</text:p>
          </table:table-cell>
          <table:table-cell table:formula="of:=CONCATENATE(&quot;,&quot;;[Data.G128])" office:value-type="string" office:string-value=",MINOR">
            <text:p>,MINOR</text:p>
          </table:table-cell>
          <table:table-cell table:formula="of:=CONCATENATE(&quot;,&quot;;[Data.H128])" office:value-type="string" office:string-value=",10">
            <text:p>,10</text:p>
          </table:table-cell>
          <table:table-cell table:formula="of:=IF([Data.I128]=&quot;&quot;;&quot;&quot;;CONCATENATE(&quot;,&quot;;[Data.I128]))" office:value-type="string" office:string-value=",DESCR">
            <text:p>,DESCR</text:p>
          </table:table-cell>
          <table:table-cell table:style-name="ce13" table:formula="of:=IF([Data.J128]=&quot;&quot;;&quot;&quot;;CONCATENATE(&quot;,&quot;;[Data.J128]))">
            <text:p/>
          </table:table-cell>
          <table:table-cell table:style-name="ce13" table:formula="of:=IF([Data.K128]=&quot;&quot;;&quot;&quot;;CONCATENATE(&quot;,&quot;;[Data.K128]))">
            <text:p/>
          </table:table-cell>
          <table:table-cell table:style-name="ce13" table:formula="of:=IF([Data.L128]=&quot;&quot;;&quot;&quot;;CONCATENATE(&quot;,&quot;;[Data.L128]))">
            <text:p/>
          </table:table-cell>
          <table:table-cell table:style-name="ce13" table:formula="of:=IF([Data.M128]=&quot;&quot;;&quot;&quot;;CONCATENATE(&quot;,&quot;;[Data.M128]))">
            <text:p/>
          </table:table-cell>
          <table:table-cell table:style-name="ce13" table:formula="of:=IF([Data.N128]=&quot;&quot;;&quot;&quot;;CONCATENATE(&quot;,&quot;;[Data.N128]))">
            <text:p/>
          </table:table-cell>
          <table:table-cell table:style-name="ce13" table:formula="of:=IF([Data.O128]=&quot;&quot;;&quot;&quot;;CONCATENATE(&quot;,&quot;;[Data.O128]))">
            <text:p/>
          </table:table-cell>
          <table:table-cell table:style-name="ce13" table:formula="of:=IF([Data.P128]=&quot;&quot;;&quot;&quot;;CONCATENATE(&quot;,&quot;;[Data.P128]))">
            <text:p/>
          </table:table-cell>
          <table:table-cell table:style-name="ce13" table:formula="of:=IF([Data.Q128]=&quot;&quot;;&quot;&quot;;CONCATENATE(&quot;,&quot;;[Data.Q128]))">
            <text:p/>
          </table:table-cell>
          <table:table-cell table:style-name="ce13" table:formula="of:=IF([Data.R128]=&quot;&quot;;&quot;&quot;;CONCATENATE(&quot;,&quot;;[Data.R128]))">
            <text:p/>
          </table:table-cell>
          <table:table-cell table:style-name="ce13" table:formula="of:=IF([Data.S128]=&quot;&quot;;&quot;&quot;;CONCATENATE(&quot;,&quot;;[Data.S128]))">
            <text:p/>
          </table:table-cell>
          <table:table-cell table:style-name="ce13" table:formula="of:=IF([Data.T128]=&quot;&quot;;&quot;&quot;;CONCATENATE(&quot;,&quot;;[Data.T128]))">
            <text:p/>
          </table:table-cell>
          <table:table-cell table:number-columns-repeated="2"/>
        </table:table-row>
        <table:table-row table:style-name="ro3">
          <table:table-cell table:formula="of:=IF([Data.A129]=&quot;&quot;;[.A127];[Data.A129])" office:value-type="float" office:value="89">
            <text:p>89</text:p>
          </table:table-cell>
          <table:table-cell table:formula="of:=IF([Data.E129]=&quot;&quot;;[.B127];CONCATENATE(&quot;,&quot;;[Data.E129]))" office:value-type="string" office:string-value=",PHYSICAL">
            <text:p>,PHYSICAL</text:p>
          </table:table-cell>
          <table:table-cell table:formula="of:=IF([Data.F129]=&quot;&quot;;[.C127];CONCATENATE(&quot;,&quot;;[Data.F129]))" office:value-type="string" office:string-value=",CHARL">
            <text:p>,CHARL</text:p>
          </table:table-cell>
          <table:table-cell table:formula="of:=CONCATENATE(&quot;,&quot;;[Data.G129])" office:value-type="string" office:string-value=",MAJOR">
            <text:p>,MAJOR</text:p>
          </table:table-cell>
          <table:table-cell table:formula="of:=CONCATENATE(&quot;,&quot;;[Data.H129])" office:value-type="string" office:string-value=",15">
            <text:p>,15</text:p>
          </table:table-cell>
          <table:table-cell table:formula="of:=IF([Data.I129]=&quot;&quot;;&quot;&quot;;CONCATENATE(&quot;,&quot;;[Data.I129]))" office:value-type="string" office:string-value=",DESCR">
            <text:p>,DESCR</text:p>
          </table:table-cell>
          <table:table-cell table:style-name="ce13" table:formula="of:=IF([Data.J129]=&quot;&quot;;&quot;&quot;;CONCATENATE(&quot;,&quot;;[Data.J129]))">
            <text:p/>
          </table:table-cell>
          <table:table-cell table:style-name="ce13" table:formula="of:=IF([Data.K129]=&quot;&quot;;&quot;&quot;;CONCATENATE(&quot;,&quot;;[Data.K129]))">
            <text:p/>
          </table:table-cell>
          <table:table-cell table:style-name="ce13" table:formula="of:=IF([Data.L129]=&quot;&quot;;&quot;&quot;;CONCATENATE(&quot;,&quot;;[Data.L129]))">
            <text:p/>
          </table:table-cell>
          <table:table-cell table:style-name="ce13" table:formula="of:=IF([Data.M129]=&quot;&quot;;&quot;&quot;;CONCATENATE(&quot;,&quot;;[Data.M129]))">
            <text:p/>
          </table:table-cell>
          <table:table-cell table:style-name="ce13" table:formula="of:=IF([Data.N129]=&quot;&quot;;&quot;&quot;;CONCATENATE(&quot;,&quot;;[Data.N129]))">
            <text:p/>
          </table:table-cell>
          <table:table-cell table:style-name="ce13" table:formula="of:=IF([Data.O129]=&quot;&quot;;&quot;&quot;;CONCATENATE(&quot;,&quot;;[Data.O129]))">
            <text:p/>
          </table:table-cell>
          <table:table-cell table:style-name="ce13" table:formula="of:=IF([Data.P129]=&quot;&quot;;&quot;&quot;;CONCATENATE(&quot;,&quot;;[Data.P129]))">
            <text:p/>
          </table:table-cell>
          <table:table-cell table:style-name="ce13" table:formula="of:=IF([Data.Q129]=&quot;&quot;;&quot;&quot;;CONCATENATE(&quot;,&quot;;[Data.Q129]))">
            <text:p/>
          </table:table-cell>
          <table:table-cell table:style-name="ce13" table:formula="of:=IF([Data.R129]=&quot;&quot;;&quot;&quot;;CONCATENATE(&quot;,&quot;;[Data.R129]))">
            <text:p/>
          </table:table-cell>
          <table:table-cell table:style-name="ce13" table:formula="of:=IF([Data.S129]=&quot;&quot;;&quot;&quot;;CONCATENATE(&quot;,&quot;;[Data.S129]))">
            <text:p/>
          </table:table-cell>
          <table:table-cell table:style-name="ce13" table:formula="of:=IF([Data.T129]=&quot;&quot;;&quot;&quot;;CONCATENATE(&quot;,&quot;;[Data.T129]))">
            <text:p/>
          </table:table-cell>
          <table:table-cell table:number-columns-repeated="2"/>
        </table:table-row>
        <table:table-row table:style-name="ro3">
          <table:table-cell table:formula="of:=IF([Data.A130]=&quot;&quot;;[.A128];[Data.A130])" office:value-type="float" office:value="89">
            <text:p>89</text:p>
          </table:table-cell>
          <table:table-cell table:formula="of:=IF([Data.E130]=&quot;&quot;;[.B128];CONCATENATE(&quot;,&quot;;[Data.E130]))" office:value-type="string" office:string-value=",PHYSICAL">
            <text:p>,PHYSICAL</text:p>
          </table:table-cell>
          <table:table-cell table:formula="of:=IF([Data.F130]=&quot;&quot;;[.C128];CONCATENATE(&quot;,&quot;;[Data.F130]))" office:value-type="string" office:string-value=",CHARL">
            <text:p>,CHARL</text:p>
          </table:table-cell>
          <table:table-cell table:formula="of:=CONCATENATE(&quot;,&quot;;[Data.G130])" office:value-type="string" office:string-value=",GREATER">
            <text:p>,GREATER</text:p>
          </table:table-cell>
          <table:table-cell table:formula="of:=CONCATENATE(&quot;,&quot;;[Data.H130])" office:value-type="string" office:string-value=",20">
            <text:p>,20</text:p>
          </table:table-cell>
          <table:table-cell table:formula="of:=IF([Data.I130]=&quot;&quot;;&quot;&quot;;CONCATENATE(&quot;,&quot;;[Data.I130]))" office:value-type="string" office:string-value=",DESCR">
            <text:p>,DESCR</text:p>
          </table:table-cell>
          <table:table-cell table:style-name="ce13" table:formula="of:=IF([Data.J130]=&quot;&quot;;&quot;&quot;;CONCATENATE(&quot;,&quot;;[Data.J130]))">
            <text:p/>
          </table:table-cell>
          <table:table-cell table:style-name="ce13" table:formula="of:=IF([Data.K130]=&quot;&quot;;&quot;&quot;;CONCATENATE(&quot;,&quot;;[Data.K130]))">
            <text:p/>
          </table:table-cell>
          <table:table-cell table:style-name="ce13" table:formula="of:=IF([Data.L130]=&quot;&quot;;&quot;&quot;;CONCATENATE(&quot;,&quot;;[Data.L130]))">
            <text:p/>
          </table:table-cell>
          <table:table-cell table:style-name="ce13" table:formula="of:=IF([Data.M130]=&quot;&quot;;&quot;&quot;;CONCATENATE(&quot;,&quot;;[Data.M130]))">
            <text:p/>
          </table:table-cell>
          <table:table-cell table:style-name="ce13" table:formula="of:=IF([Data.N130]=&quot;&quot;;&quot;&quot;;CONCATENATE(&quot;,&quot;;[Data.N130]))">
            <text:p/>
          </table:table-cell>
          <table:table-cell table:style-name="ce13" table:formula="of:=IF([Data.O130]=&quot;&quot;;&quot;&quot;;CONCATENATE(&quot;,&quot;;[Data.O130]))">
            <text:p/>
          </table:table-cell>
          <table:table-cell table:style-name="ce13" table:formula="of:=IF([Data.P130]=&quot;&quot;;&quot;&quot;;CONCATENATE(&quot;,&quot;;[Data.P130]))">
            <text:p/>
          </table:table-cell>
          <table:table-cell table:style-name="ce13" table:formula="of:=IF([Data.Q130]=&quot;&quot;;&quot;&quot;;CONCATENATE(&quot;,&quot;;[Data.Q130]))">
            <text:p/>
          </table:table-cell>
          <table:table-cell table:style-name="ce13" table:formula="of:=IF([Data.R130]=&quot;&quot;;&quot;&quot;;CONCATENATE(&quot;,&quot;;[Data.R130]))">
            <text:p/>
          </table:table-cell>
          <table:table-cell table:style-name="ce13" table:formula="of:=IF([Data.S130]=&quot;&quot;;&quot;&quot;;CONCATENATE(&quot;,&quot;;[Data.S130]))">
            <text:p/>
          </table:table-cell>
          <table:table-cell table:style-name="ce13" table:formula="of:=IF([Data.T130]=&quot;&quot;;&quot;&quot;;CONCATENATE(&quot;,&quot;;[Data.T130]))">
            <text:p/>
          </table:table-cell>
          <table:table-cell table:number-columns-repeated="2"/>
        </table:table-row>
        <table:table-row table:style-name="ro3">
          <table:table-cell table:formula="of:=IF([Data.A131]=&quot;&quot;;[.A129];[Data.A131])" office:value-type="float" office:value="90">
            <text:p>90</text:p>
          </table:table-cell>
          <table:table-cell table:formula="of:=IF([Data.E131]=&quot;&quot;;[.B129];CONCATENATE(&quot;,&quot;;[Data.E131]))" office:value-type="string" office:string-value=",PHYSICAL">
            <text:p>,PHYSICAL</text:p>
          </table:table-cell>
          <table:table-cell table:formula="of:=IF([Data.F131]=&quot;&quot;;[.C129];CONCATENATE(&quot;,&quot;;[Data.F131]))" office:value-type="string" office:string-value=",CHARL">
            <text:p>,CHARL</text:p>
          </table:table-cell>
          <table:table-cell table:formula="of:=CONCATENATE(&quot;,&quot;;[Data.G131])" office:value-type="string" office:string-value=",LESSER">
            <text:p>,LESSER</text:p>
          </table:table-cell>
          <table:table-cell table:formula="of:=CONCATENATE(&quot;,&quot;;[Data.H131])" office:value-type="string" office:string-value=",5">
            <text:p>,5</text:p>
          </table:table-cell>
          <table:table-cell table:formula="of:=IF([Data.I131]=&quot;&quot;;&quot;&quot;;CONCATENATE(&quot;,&quot;;[Data.I131]))" office:value-type="string" office:string-value=",DESCR">
            <text:p>,DESCR</text:p>
          </table:table-cell>
          <table:table-cell table:style-name="ce13" table:formula="of:=IF([Data.J131]=&quot;&quot;;&quot;&quot;;CONCATENATE(&quot;,&quot;;[Data.J131]))" office:value-type="string" office:string-value=",STRENGTH=-3">
            <text:p>,STRENGTH=-3</text:p>
          </table:table-cell>
          <table:table-cell table:style-name="ce13" table:formula="of:=IF([Data.K131]=&quot;&quot;;&quot;&quot;;CONCATENATE(&quot;,&quot;;[Data.K131]))" office:value-type="string" office:string-value=",QUICKNESS=3">
            <text:p>,QUICKNESS=3</text:p>
          </table:table-cell>
          <table:table-cell table:style-name="ce13" table:formula="of:=IF([Data.L131]=&quot;&quot;;&quot;&quot;;CONCATENATE(&quot;,&quot;;[Data.L131]))">
            <text:p/>
          </table:table-cell>
          <table:table-cell table:style-name="ce13" table:formula="of:=IF([Data.M131]=&quot;&quot;;&quot;&quot;;CONCATENATE(&quot;,&quot;;[Data.M131]))">
            <text:p/>
          </table:table-cell>
          <table:table-cell table:style-name="ce13" table:formula="of:=IF([Data.N131]=&quot;&quot;;&quot;&quot;;CONCATENATE(&quot;,&quot;;[Data.N131]))">
            <text:p/>
          </table:table-cell>
          <table:table-cell table:style-name="ce13" table:formula="of:=IF([Data.O131]=&quot;&quot;;&quot;&quot;;CONCATENATE(&quot;,&quot;;[Data.O131]))">
            <text:p/>
          </table:table-cell>
          <table:table-cell table:style-name="ce13" table:formula="of:=IF([Data.P131]=&quot;&quot;;&quot;&quot;;CONCATENATE(&quot;,&quot;;[Data.P131]))">
            <text:p/>
          </table:table-cell>
          <table:table-cell table:style-name="ce13" table:formula="of:=IF([Data.Q131]=&quot;&quot;;&quot;&quot;;CONCATENATE(&quot;,&quot;;[Data.Q131]))">
            <text:p/>
          </table:table-cell>
          <table:table-cell table:style-name="ce13" table:formula="of:=IF([Data.R131]=&quot;&quot;;&quot;&quot;;CONCATENATE(&quot;,&quot;;[Data.R131]))">
            <text:p/>
          </table:table-cell>
          <table:table-cell table:style-name="ce13" table:formula="of:=IF([Data.S131]=&quot;&quot;;&quot;&quot;;CONCATENATE(&quot;,&quot;;[Data.S131]))">
            <text:p/>
          </table:table-cell>
          <table:table-cell table:style-name="ce13" table:formula="of:=IF([Data.T131]=&quot;&quot;;&quot;&quot;;CONCATENATE(&quot;,&quot;;[Data.T131]))">
            <text:p/>
          </table:table-cell>
          <table:table-cell table:number-columns-repeated="2"/>
        </table:table-row>
        <table:table-row table:style-name="ro3">
          <table:table-cell table:formula="of:=IF([Data.A132]=&quot;&quot;;[.A130];[Data.A132])" office:value-type="float" office:value="90">
            <text:p>90</text:p>
          </table:table-cell>
          <table:table-cell table:formula="of:=IF([Data.E132]=&quot;&quot;;[.B130];CONCATENATE(&quot;,&quot;;[Data.E132]))" office:value-type="string" office:string-value=",PHYSICAL">
            <text:p>,PHYSICAL</text:p>
          </table:table-cell>
          <table:table-cell table:formula="of:=IF([Data.F132]=&quot;&quot;;[.C130];CONCATENATE(&quot;,&quot;;[Data.F132]))" office:value-type="string" office:string-value=",CHARL">
            <text:p>,CHARL</text:p>
          </table:table-cell>
          <table:table-cell table:formula="of:=CONCATENATE(&quot;,&quot;;[Data.G132])" office:value-type="string" office:string-value=",MINOR">
            <text:p>,MINOR</text:p>
          </table:table-cell>
          <table:table-cell table:formula="of:=CONCATENATE(&quot;,&quot;;[Data.H132])" office:value-type="string" office:string-value=",10">
            <text:p>,10</text:p>
          </table:table-cell>
          <table:table-cell table:formula="of:=IF([Data.I132]=&quot;&quot;;&quot;&quot;;CONCATENATE(&quot;,&quot;;[Data.I132]))" office:value-type="string" office:string-value=",DESCR">
            <text:p>,DESCR</text:p>
          </table:table-cell>
          <table:table-cell table:style-name="ce13" table:formula="of:=IF([Data.J132]=&quot;&quot;;&quot;&quot;;CONCATENATE(&quot;,&quot;;[Data.J132]))" office:value-type="string" office:string-value=",STRENGTH=-6">
            <text:p>,STRENGTH=-6</text:p>
          </table:table-cell>
          <table:table-cell table:style-name="ce13" table:formula="of:=IF([Data.K132]=&quot;&quot;;&quot;&quot;;CONCATENATE(&quot;,&quot;;[Data.K132]))" office:value-type="string" office:string-value=",QUICKNESS=6">
            <text:p>,QUICKNESS=6</text:p>
          </table:table-cell>
          <table:table-cell table:style-name="ce13" table:formula="of:=IF([Data.L132]=&quot;&quot;;&quot;&quot;;CONCATENATE(&quot;,&quot;;[Data.L132]))">
            <text:p/>
          </table:table-cell>
          <table:table-cell table:style-name="ce13" table:formula="of:=IF([Data.M132]=&quot;&quot;;&quot;&quot;;CONCATENATE(&quot;,&quot;;[Data.M132]))">
            <text:p/>
          </table:table-cell>
          <table:table-cell table:style-name="ce13" table:formula="of:=IF([Data.N132]=&quot;&quot;;&quot;&quot;;CONCATENATE(&quot;,&quot;;[Data.N132]))">
            <text:p/>
          </table:table-cell>
          <table:table-cell table:style-name="ce13" table:formula="of:=IF([Data.O132]=&quot;&quot;;&quot;&quot;;CONCATENATE(&quot;,&quot;;[Data.O132]))">
            <text:p/>
          </table:table-cell>
          <table:table-cell table:style-name="ce13" table:formula="of:=IF([Data.P132]=&quot;&quot;;&quot;&quot;;CONCATENATE(&quot;,&quot;;[Data.P132]))">
            <text:p/>
          </table:table-cell>
          <table:table-cell table:style-name="ce13" table:formula="of:=IF([Data.Q132]=&quot;&quot;;&quot;&quot;;CONCATENATE(&quot;,&quot;;[Data.Q132]))">
            <text:p/>
          </table:table-cell>
          <table:table-cell table:style-name="ce13" table:formula="of:=IF([Data.R132]=&quot;&quot;;&quot;&quot;;CONCATENATE(&quot;,&quot;;[Data.R132]))">
            <text:p/>
          </table:table-cell>
          <table:table-cell table:style-name="ce13" table:formula="of:=IF([Data.S132]=&quot;&quot;;&quot;&quot;;CONCATENATE(&quot;,&quot;;[Data.S132]))">
            <text:p/>
          </table:table-cell>
          <table:table-cell table:style-name="ce13" table:formula="of:=IF([Data.T132]=&quot;&quot;;&quot;&quot;;CONCATENATE(&quot;,&quot;;[Data.T132]))">
            <text:p/>
          </table:table-cell>
          <table:table-cell table:number-columns-repeated="2"/>
        </table:table-row>
        <table:table-row table:style-name="ro3">
          <table:table-cell table:formula="of:=IF([Data.A133]=&quot;&quot;;[.A131];[Data.A133])" office:value-type="float" office:value="90">
            <text:p>90</text:p>
          </table:table-cell>
          <table:table-cell table:formula="of:=IF([Data.E133]=&quot;&quot;;[.B131];CONCATENATE(&quot;,&quot;;[Data.E133]))" office:value-type="string" office:string-value=",PHYSICAL">
            <text:p>,PHYSICAL</text:p>
          </table:table-cell>
          <table:table-cell table:formula="of:=IF([Data.F133]=&quot;&quot;;[.C131];CONCATENATE(&quot;,&quot;;[Data.F133]))" office:value-type="string" office:string-value=",CHARL">
            <text:p>,CHARL</text:p>
          </table:table-cell>
          <table:table-cell table:formula="of:=CONCATENATE(&quot;,&quot;;[Data.G133])" office:value-type="string" office:string-value=",MAJOR">
            <text:p>,MAJOR</text:p>
          </table:table-cell>
          <table:table-cell table:formula="of:=CONCATENATE(&quot;,&quot;;[Data.H133])" office:value-type="string" office:string-value=",15">
            <text:p>,15</text:p>
          </table:table-cell>
          <table:table-cell table:formula="of:=IF([Data.I133]=&quot;&quot;;&quot;&quot;;CONCATENATE(&quot;,&quot;;[Data.I133]))" office:value-type="string" office:string-value=",DESCR">
            <text:p>,DESCR</text:p>
          </table:table-cell>
          <table:table-cell table:style-name="ce13" table:formula="of:=IF([Data.J133]=&quot;&quot;;&quot;&quot;;CONCATENATE(&quot;,&quot;;[Data.J133]))" office:value-type="string" office:string-value=",STRENGTH=-9">
            <text:p>,STRENGTH=-9</text:p>
          </table:table-cell>
          <table:table-cell table:style-name="ce13" table:formula="of:=IF([Data.K133]=&quot;&quot;;&quot;&quot;;CONCATENATE(&quot;,&quot;;[Data.K133]))" office:value-type="string" office:string-value=",QUICKNESS=9">
            <text:p>,QUICKNESS=9</text:p>
          </table:table-cell>
          <table:table-cell table:style-name="ce13" table:formula="of:=IF([Data.L133]=&quot;&quot;;&quot;&quot;;CONCATENATE(&quot;,&quot;;[Data.L133]))">
            <text:p/>
          </table:table-cell>
          <table:table-cell table:style-name="ce13" table:formula="of:=IF([Data.M133]=&quot;&quot;;&quot;&quot;;CONCATENATE(&quot;,&quot;;[Data.M133]))">
            <text:p/>
          </table:table-cell>
          <table:table-cell table:style-name="ce13" table:formula="of:=IF([Data.N133]=&quot;&quot;;&quot;&quot;;CONCATENATE(&quot;,&quot;;[Data.N133]))">
            <text:p/>
          </table:table-cell>
          <table:table-cell table:style-name="ce13" table:formula="of:=IF([Data.O133]=&quot;&quot;;&quot;&quot;;CONCATENATE(&quot;,&quot;;[Data.O133]))">
            <text:p/>
          </table:table-cell>
          <table:table-cell table:style-name="ce13" table:formula="of:=IF([Data.P133]=&quot;&quot;;&quot;&quot;;CONCATENATE(&quot;,&quot;;[Data.P133]))">
            <text:p/>
          </table:table-cell>
          <table:table-cell table:style-name="ce13" table:formula="of:=IF([Data.Q133]=&quot;&quot;;&quot;&quot;;CONCATENATE(&quot;,&quot;;[Data.Q133]))">
            <text:p/>
          </table:table-cell>
          <table:table-cell table:style-name="ce13" table:formula="of:=IF([Data.R133]=&quot;&quot;;&quot;&quot;;CONCATENATE(&quot;,&quot;;[Data.R133]))">
            <text:p/>
          </table:table-cell>
          <table:table-cell table:style-name="ce13" table:formula="of:=IF([Data.S133]=&quot;&quot;;&quot;&quot;;CONCATENATE(&quot;,&quot;;[Data.S133]))">
            <text:p/>
          </table:table-cell>
          <table:table-cell table:style-name="ce13" table:formula="of:=IF([Data.T133]=&quot;&quot;;&quot;&quot;;CONCATENATE(&quot;,&quot;;[Data.T133]))">
            <text:p/>
          </table:table-cell>
          <table:table-cell table:number-columns-repeated="2"/>
        </table:table-row>
        <table:table-row table:style-name="ro3">
          <table:table-cell table:formula="of:=IF([Data.A134]=&quot;&quot;;[.A132];[Data.A134])" office:value-type="float" office:value="91">
            <text:p>91</text:p>
          </table:table-cell>
          <table:table-cell table:formula="of:=IF([Data.E134]=&quot;&quot;;[.B132];CONCATENATE(&quot;,&quot;;[Data.E134]))" office:value-type="string" office:string-value=",MYSTICAL">
            <text:p>,MYSTICAL</text:p>
          </table:table-cell>
          <table:table-cell table:formula="of:=IF([Data.F134]=&quot;&quot;;[.C132];CONCATENATE(&quot;,&quot;;[Data.F134]))" office:value-type="string" office:string-value=",CHARL">
            <text:p>,CHARL</text:p>
          </table:table-cell>
          <table:table-cell table:formula="of:=CONCATENATE(&quot;,&quot;;[Data.G134])" office:value-type="string" office:string-value=",MINOR">
            <text:p>,MINOR</text:p>
          </table:table-cell>
          <table:table-cell table:formula="of:=CONCATENATE(&quot;,&quot;;[Data.H134])" office:value-type="string" office:string-value=",7">
            <text:p>,7</text:p>
          </table:table-cell>
          <table:table-cell table:formula="of:=IF([Data.I134]=&quot;&quot;;&quot;&quot;;CONCATENATE(&quot;,&quot;;[Data.I134]))" office:value-type="string" office:string-value=",DESCR">
            <text:p>,DESCR</text:p>
          </table:table-cell>
          <table:table-cell table:style-name="ce13" table:formula="of:=IF([Data.J134]=&quot;&quot;;&quot;&quot;;CONCATENATE(&quot;,&quot;;[Data.J134]))">
            <text:p/>
          </table:table-cell>
          <table:table-cell table:style-name="ce13" table:formula="of:=IF([Data.K134]=&quot;&quot;;&quot;&quot;;CONCATENATE(&quot;,&quot;;[Data.K134]))">
            <text:p/>
          </table:table-cell>
          <table:table-cell table:style-name="ce13" table:formula="of:=IF([Data.L134]=&quot;&quot;;&quot;&quot;;CONCATENATE(&quot;,&quot;;[Data.L134]))">
            <text:p/>
          </table:table-cell>
          <table:table-cell table:style-name="ce13" table:formula="of:=IF([Data.M134]=&quot;&quot;;&quot;&quot;;CONCATENATE(&quot;,&quot;;[Data.M134]))">
            <text:p/>
          </table:table-cell>
          <table:table-cell table:style-name="ce13" table:formula="of:=IF([Data.N134]=&quot;&quot;;&quot;&quot;;CONCATENATE(&quot;,&quot;;[Data.N134]))">
            <text:p/>
          </table:table-cell>
          <table:table-cell table:style-name="ce13" table:formula="of:=IF([Data.O134]=&quot;&quot;;&quot;&quot;;CONCATENATE(&quot;,&quot;;[Data.O134]))">
            <text:p/>
          </table:table-cell>
          <table:table-cell table:style-name="ce13" table:formula="of:=IF([Data.P134]=&quot;&quot;;&quot;&quot;;CONCATENATE(&quot;,&quot;;[Data.P134]))">
            <text:p/>
          </table:table-cell>
          <table:table-cell table:style-name="ce13" table:formula="of:=IF([Data.Q134]=&quot;&quot;;&quot;&quot;;CONCATENATE(&quot;,&quot;;[Data.Q134]))">
            <text:p/>
          </table:table-cell>
          <table:table-cell table:style-name="ce13" table:formula="of:=IF([Data.R134]=&quot;&quot;;&quot;&quot;;CONCATENATE(&quot;,&quot;;[Data.R134]))">
            <text:p/>
          </table:table-cell>
          <table:table-cell table:style-name="ce13" table:formula="of:=IF([Data.S134]=&quot;&quot;;&quot;&quot;;CONCATENATE(&quot;,&quot;;[Data.S134]))">
            <text:p/>
          </table:table-cell>
          <table:table-cell table:style-name="ce13" table:formula="of:=IF([Data.T134]=&quot;&quot;;&quot;&quot;;CONCATENATE(&quot;,&quot;;[Data.T134]))">
            <text:p/>
          </table:table-cell>
          <table:table-cell table:number-columns-repeated="2"/>
        </table:table-row>
        <table:table-row table:style-name="ro3">
          <table:table-cell table:formula="of:=IF([Data.A135]=&quot;&quot;;[.A133];[Data.A135])" office:value-type="float" office:value="92">
            <text:p>92</text:p>
          </table:table-cell>
          <table:table-cell table:formula="of:=IF([Data.E135]=&quot;&quot;;[.B133];CONCATENATE(&quot;,&quot;;[Data.E135]))" office:value-type="string" office:string-value=",MYSTICAL">
            <text:p>,MYSTICAL</text:p>
          </table:table-cell>
          <table:table-cell table:formula="of:=IF([Data.F135]=&quot;&quot;;[.C133];CONCATENATE(&quot;,&quot;;[Data.F135]))" office:value-type="string" office:string-value=",CHARL">
            <text:p>,CHARL</text:p>
          </table:table-cell>
          <table:table-cell table:formula="of:=CONCATENATE(&quot;,&quot;;[Data.G135])" office:value-type="string" office:string-value=",MINOR">
            <text:p>,MINOR</text:p>
          </table:table-cell>
          <table:table-cell table:formula="of:=CONCATENATE(&quot;,&quot;;[Data.H135])" office:value-type="string" office:string-value=",7">
            <text:p>,7</text:p>
          </table:table-cell>
          <table:table-cell table:formula="of:=IF([Data.I135]=&quot;&quot;;&quot;&quot;;CONCATENATE(&quot;,&quot;;[Data.I135]))" office:value-type="string" office:string-value=",DESCR">
            <text:p>,DESCR</text:p>
          </table:table-cell>
          <table:table-cell table:style-name="ce13" table:formula="of:=IF([Data.J135]=&quot;&quot;;&quot;&quot;;CONCATENATE(&quot;,&quot;;[Data.J135]))">
            <text:p/>
          </table:table-cell>
          <table:table-cell table:style-name="ce13" table:formula="of:=IF([Data.K135]=&quot;&quot;;&quot;&quot;;CONCATENATE(&quot;,&quot;;[Data.K135]))">
            <text:p/>
          </table:table-cell>
          <table:table-cell table:style-name="ce13" table:formula="of:=IF([Data.L135]=&quot;&quot;;&quot;&quot;;CONCATENATE(&quot;,&quot;;[Data.L135]))">
            <text:p/>
          </table:table-cell>
          <table:table-cell table:style-name="ce13" table:formula="of:=IF([Data.M135]=&quot;&quot;;&quot;&quot;;CONCATENATE(&quot;,&quot;;[Data.M135]))">
            <text:p/>
          </table:table-cell>
          <table:table-cell table:style-name="ce13" table:formula="of:=IF([Data.N135]=&quot;&quot;;&quot;&quot;;CONCATENATE(&quot;,&quot;;[Data.N135]))">
            <text:p/>
          </table:table-cell>
          <table:table-cell table:style-name="ce13" table:formula="of:=IF([Data.O135]=&quot;&quot;;&quot;&quot;;CONCATENATE(&quot;,&quot;;[Data.O135]))">
            <text:p/>
          </table:table-cell>
          <table:table-cell table:style-name="ce13" table:formula="of:=IF([Data.P135]=&quot;&quot;;&quot;&quot;;CONCATENATE(&quot;,&quot;;[Data.P135]))">
            <text:p/>
          </table:table-cell>
          <table:table-cell table:style-name="ce13" table:formula="of:=IF([Data.Q135]=&quot;&quot;;&quot;&quot;;CONCATENATE(&quot;,&quot;;[Data.Q135]))">
            <text:p/>
          </table:table-cell>
          <table:table-cell table:style-name="ce13" table:formula="of:=IF([Data.R135]=&quot;&quot;;&quot;&quot;;CONCATENATE(&quot;,&quot;;[Data.R135]))">
            <text:p/>
          </table:table-cell>
          <table:table-cell table:style-name="ce13" table:formula="of:=IF([Data.S135]=&quot;&quot;;&quot;&quot;;CONCATENATE(&quot;,&quot;;[Data.S135]))">
            <text:p/>
          </table:table-cell>
          <table:table-cell table:style-name="ce13" table:formula="of:=IF([Data.T135]=&quot;&quot;;&quot;&quot;;CONCATENATE(&quot;,&quot;;[Data.T135]))">
            <text:p/>
          </table:table-cell>
          <table:table-cell table:number-columns-repeated="2"/>
        </table:table-row>
        <table:table-row table:style-name="ro3">
          <table:table-cell table:formula="of:=IF([Data.A136]=&quot;&quot;;[.A134];[Data.A136])" office:value-type="float" office:value="93">
            <text:p>93</text:p>
          </table:table-cell>
          <table:table-cell table:formula="of:=IF([Data.E136]=&quot;&quot;;[.B134];CONCATENATE(&quot;,&quot;;[Data.E136]))" office:value-type="string" office:string-value=",MYSTICAL">
            <text:p>,MYSTICAL</text:p>
          </table:table-cell>
          <table:table-cell table:formula="of:=IF([Data.F136]=&quot;&quot;;[.C134];CONCATENATE(&quot;,&quot;;[Data.F136]))" office:value-type="string" office:string-value=",CHARL">
            <text:p>,CHARL</text:p>
          </table:table-cell>
          <table:table-cell table:formula="of:=CONCATENATE(&quot;,&quot;;[Data.G136])" office:value-type="string" office:string-value=",MINOR">
            <text:p>,MINOR</text:p>
          </table:table-cell>
          <table:table-cell table:formula="of:=CONCATENATE(&quot;,&quot;;[Data.H136])" office:value-type="string" office:string-value=",10">
            <text:p>,10</text:p>
          </table:table-cell>
          <table:table-cell table:formula="of:=IF([Data.I136]=&quot;&quot;;&quot;&quot;;CONCATENATE(&quot;,&quot;;[Data.I136]))" office:value-type="string" office:string-value=",DESCR">
            <text:p>,DESCR</text:p>
          </table:table-cell>
          <table:table-cell table:style-name="ce13" table:formula="of:=IF([Data.J136]=&quot;&quot;;&quot;&quot;;CONCATENATE(&quot;,&quot;;[Data.J136]))">
            <text:p/>
          </table:table-cell>
          <table:table-cell table:style-name="ce13" table:formula="of:=IF([Data.K136]=&quot;&quot;;&quot;&quot;;CONCATENATE(&quot;,&quot;;[Data.K136]))">
            <text:p/>
          </table:table-cell>
          <table:table-cell table:style-name="ce13" table:formula="of:=IF([Data.L136]=&quot;&quot;;&quot;&quot;;CONCATENATE(&quot;,&quot;;[Data.L136]))">
            <text:p/>
          </table:table-cell>
          <table:table-cell table:style-name="ce13" table:formula="of:=IF([Data.M136]=&quot;&quot;;&quot;&quot;;CONCATENATE(&quot;,&quot;;[Data.M136]))">
            <text:p/>
          </table:table-cell>
          <table:table-cell table:style-name="ce13" table:formula="of:=IF([Data.N136]=&quot;&quot;;&quot;&quot;;CONCATENATE(&quot;,&quot;;[Data.N136]))">
            <text:p/>
          </table:table-cell>
          <table:table-cell table:style-name="ce13" table:formula="of:=IF([Data.O136]=&quot;&quot;;&quot;&quot;;CONCATENATE(&quot;,&quot;;[Data.O136]))">
            <text:p/>
          </table:table-cell>
          <table:table-cell table:style-name="ce13" table:formula="of:=IF([Data.P136]=&quot;&quot;;&quot;&quot;;CONCATENATE(&quot;,&quot;;[Data.P136]))">
            <text:p/>
          </table:table-cell>
          <table:table-cell table:style-name="ce13" table:formula="of:=IF([Data.Q136]=&quot;&quot;;&quot;&quot;;CONCATENATE(&quot;,&quot;;[Data.Q136]))">
            <text:p/>
          </table:table-cell>
          <table:table-cell table:style-name="ce13" table:formula="of:=IF([Data.R136]=&quot;&quot;;&quot;&quot;;CONCATENATE(&quot;,&quot;;[Data.R136]))">
            <text:p/>
          </table:table-cell>
          <table:table-cell table:style-name="ce13" table:formula="of:=IF([Data.S136]=&quot;&quot;;&quot;&quot;;CONCATENATE(&quot;,&quot;;[Data.S136]))">
            <text:p/>
          </table:table-cell>
          <table:table-cell table:style-name="ce13" table:formula="of:=IF([Data.T136]=&quot;&quot;;&quot;&quot;;CONCATENATE(&quot;,&quot;;[Data.T136]))">
            <text:p/>
          </table:table-cell>
          <table:table-cell table:number-columns-repeated="2"/>
        </table:table-row>
        <table:table-row table:style-name="ro3">
          <table:table-cell table:formula="of:=IF([Data.A137]=&quot;&quot;;[.A135];[Data.A137])" office:value-type="float" office:value="94">
            <text:p>94</text:p>
          </table:table-cell>
          <table:table-cell table:formula="of:=IF([Data.E137]=&quot;&quot;;[.B135];CONCATENATE(&quot;,&quot;;[Data.E137]))" office:value-type="string" office:string-value=",MYSTICAL">
            <text:p>,MYSTICAL</text:p>
          </table:table-cell>
          <table:table-cell table:formula="of:=IF([Data.F137]=&quot;&quot;;[.C135];CONCATENATE(&quot;,&quot;;[Data.F137]))" office:value-type="string" office:string-value=",CHARL">
            <text:p>,CHARL</text:p>
          </table:table-cell>
          <table:table-cell table:formula="of:=CONCATENATE(&quot;,&quot;;[Data.G137])" office:value-type="string" office:string-value=",LESSER">
            <text:p>,LESSER</text:p>
          </table:table-cell>
          <table:table-cell table:formula="of:=CONCATENATE(&quot;,&quot;;[Data.H137])" office:value-type="string" office:string-value=",5">
            <text:p>,5</text:p>
          </table:table-cell>
          <table:table-cell table:formula="of:=IF([Data.I137]=&quot;&quot;;&quot;&quot;;CONCATENATE(&quot;,&quot;;[Data.I137]))" office:value-type="string" office:string-value=",POWERDEV=1;1;1;1;1">
            <text:p>,POWERDEV=1;1;1;1;1</text:p>
          </table:table-cell>
          <table:table-cell table:style-name="ce13" table:formula="of:=IF([Data.J137]=&quot;&quot;;&quot;&quot;;CONCATENATE(&quot;,&quot;;[Data.J137]))">
            <text:p/>
          </table:table-cell>
          <table:table-cell table:style-name="ce13" table:formula="of:=IF([Data.K137]=&quot;&quot;;&quot;&quot;;CONCATENATE(&quot;,&quot;;[Data.K137]))">
            <text:p/>
          </table:table-cell>
          <table:table-cell table:style-name="ce13" table:formula="of:=IF([Data.L137]=&quot;&quot;;&quot;&quot;;CONCATENATE(&quot;,&quot;;[Data.L137]))">
            <text:p/>
          </table:table-cell>
          <table:table-cell table:style-name="ce13" table:formula="of:=IF([Data.M137]=&quot;&quot;;&quot;&quot;;CONCATENATE(&quot;,&quot;;[Data.M137]))">
            <text:p/>
          </table:table-cell>
          <table:table-cell table:style-name="ce13" table:formula="of:=IF([Data.N137]=&quot;&quot;;&quot;&quot;;CONCATENATE(&quot;,&quot;;[Data.N137]))">
            <text:p/>
          </table:table-cell>
          <table:table-cell table:style-name="ce13" table:formula="of:=IF([Data.O137]=&quot;&quot;;&quot;&quot;;CONCATENATE(&quot;,&quot;;[Data.O137]))">
            <text:p/>
          </table:table-cell>
          <table:table-cell table:style-name="ce13" table:formula="of:=IF([Data.P137]=&quot;&quot;;&quot;&quot;;CONCATENATE(&quot;,&quot;;[Data.P137]))">
            <text:p/>
          </table:table-cell>
          <table:table-cell table:style-name="ce13" table:formula="of:=IF([Data.Q137]=&quot;&quot;;&quot;&quot;;CONCATENATE(&quot;,&quot;;[Data.Q137]))">
            <text:p/>
          </table:table-cell>
          <table:table-cell table:style-name="ce13" table:formula="of:=IF([Data.R137]=&quot;&quot;;&quot;&quot;;CONCATENATE(&quot;,&quot;;[Data.R137]))">
            <text:p/>
          </table:table-cell>
          <table:table-cell table:style-name="ce13" table:formula="of:=IF([Data.S137]=&quot;&quot;;&quot;&quot;;CONCATENATE(&quot;,&quot;;[Data.S137]))">
            <text:p/>
          </table:table-cell>
          <table:table-cell table:style-name="ce13" table:formula="of:=IF([Data.T137]=&quot;&quot;;&quot;&quot;;CONCATENATE(&quot;,&quot;;[Data.T137]))">
            <text:p/>
          </table:table-cell>
          <table:table-cell table:number-columns-repeated="2"/>
        </table:table-row>
        <table:table-row table:style-name="ro3">
          <table:table-cell table:formula="of:=IF([Data.A138]=&quot;&quot;;[.A136];[Data.A138])" office:value-type="float" office:value="94">
            <text:p>94</text:p>
          </table:table-cell>
          <table:table-cell table:formula="of:=IF([Data.E138]=&quot;&quot;;[.B136];CONCATENATE(&quot;,&quot;;[Data.E138]))" office:value-type="string" office:string-value=",MYSTICAL">
            <text:p>,MYSTICAL</text:p>
          </table:table-cell>
          <table:table-cell table:formula="of:=IF([Data.F138]=&quot;&quot;;[.C136];CONCATENATE(&quot;,&quot;;[Data.F138]))" office:value-type="string" office:string-value=",CHARL">
            <text:p>,CHARL</text:p>
          </table:table-cell>
          <table:table-cell table:formula="of:=CONCATENATE(&quot;,&quot;;[Data.G138])" office:value-type="string" office:string-value=",MINOR">
            <text:p>,MINOR</text:p>
          </table:table-cell>
          <table:table-cell table:formula="of:=CONCATENATE(&quot;,&quot;;[Data.H138])" office:value-type="string" office:string-value=",10">
            <text:p>,10</text:p>
          </table:table-cell>
          <table:table-cell table:formula="of:=IF([Data.I138]=&quot;&quot;;&quot;&quot;;CONCATENATE(&quot;,&quot;;[Data.I138]))" office:value-type="string" office:string-value=",POWERDEV=2;2;2;2;2">
            <text:p>,POWERDEV=2;2;2;2;2</text:p>
          </table:table-cell>
          <table:table-cell table:style-name="ce13" table:formula="of:=IF([Data.J138]=&quot;&quot;;&quot;&quot;;CONCATENATE(&quot;,&quot;;[Data.J138]))">
            <text:p/>
          </table:table-cell>
          <table:table-cell table:style-name="ce13" table:formula="of:=IF([Data.K138]=&quot;&quot;;&quot;&quot;;CONCATENATE(&quot;,&quot;;[Data.K138]))">
            <text:p/>
          </table:table-cell>
          <table:table-cell table:style-name="ce13" table:formula="of:=IF([Data.L138]=&quot;&quot;;&quot;&quot;;CONCATENATE(&quot;,&quot;;[Data.L138]))">
            <text:p/>
          </table:table-cell>
          <table:table-cell table:style-name="ce13" table:formula="of:=IF([Data.M138]=&quot;&quot;;&quot;&quot;;CONCATENATE(&quot;,&quot;;[Data.M138]))">
            <text:p/>
          </table:table-cell>
          <table:table-cell table:style-name="ce13" table:formula="of:=IF([Data.N138]=&quot;&quot;;&quot;&quot;;CONCATENATE(&quot;,&quot;;[Data.N138]))">
            <text:p/>
          </table:table-cell>
          <table:table-cell table:style-name="ce13" table:formula="of:=IF([Data.O138]=&quot;&quot;;&quot;&quot;;CONCATENATE(&quot;,&quot;;[Data.O138]))">
            <text:p/>
          </table:table-cell>
          <table:table-cell table:style-name="ce13" table:formula="of:=IF([Data.P138]=&quot;&quot;;&quot;&quot;;CONCATENATE(&quot;,&quot;;[Data.P138]))">
            <text:p/>
          </table:table-cell>
          <table:table-cell table:style-name="ce13" table:formula="of:=IF([Data.Q138]=&quot;&quot;;&quot;&quot;;CONCATENATE(&quot;,&quot;;[Data.Q138]))">
            <text:p/>
          </table:table-cell>
          <table:table-cell table:style-name="ce13" table:formula="of:=IF([Data.R138]=&quot;&quot;;&quot;&quot;;CONCATENATE(&quot;,&quot;;[Data.R138]))">
            <text:p/>
          </table:table-cell>
          <table:table-cell table:style-name="ce13" table:formula="of:=IF([Data.S138]=&quot;&quot;;&quot;&quot;;CONCATENATE(&quot;,&quot;;[Data.S138]))">
            <text:p/>
          </table:table-cell>
          <table:table-cell table:style-name="ce13" table:formula="of:=IF([Data.T138]=&quot;&quot;;&quot;&quot;;CONCATENATE(&quot;,&quot;;[Data.T138]))">
            <text:p/>
          </table:table-cell>
          <table:table-cell table:number-columns-repeated="2"/>
        </table:table-row>
        <table:table-row table:style-name="ro3">
          <table:table-cell table:formula="of:=IF([Data.A139]=&quot;&quot;;[.A137];[Data.A139])" office:value-type="float" office:value="94">
            <text:p>94</text:p>
          </table:table-cell>
          <table:table-cell table:formula="of:=IF([Data.E139]=&quot;&quot;;[.B137];CONCATENATE(&quot;,&quot;;[Data.E139]))" office:value-type="string" office:string-value=",MYSTICAL">
            <text:p>,MYSTICAL</text:p>
          </table:table-cell>
          <table:table-cell table:formula="of:=IF([Data.F139]=&quot;&quot;;[.C137];CONCATENATE(&quot;,&quot;;[Data.F139]))" office:value-type="string" office:string-value=",CHARL">
            <text:p>,CHARL</text:p>
          </table:table-cell>
          <table:table-cell table:formula="of:=CONCATENATE(&quot;,&quot;;[Data.G139])" office:value-type="string" office:string-value=",MAJOR">
            <text:p>,MAJOR</text:p>
          </table:table-cell>
          <table:table-cell table:formula="of:=CONCATENATE(&quot;,&quot;;[Data.H139])" office:value-type="string" office:string-value=",15">
            <text:p>,15</text:p>
          </table:table-cell>
          <table:table-cell table:formula="of:=IF([Data.I139]=&quot;&quot;;&quot;&quot;;CONCATENATE(&quot;,&quot;;[Data.I139]))" office:value-type="string" office:string-value=",POWERDEV=3;3;3;3;3">
            <text:p>,POWERDEV=3;3;3;3;3</text:p>
          </table:table-cell>
          <table:table-cell table:style-name="ce13" table:formula="of:=IF([Data.J139]=&quot;&quot;;&quot;&quot;;CONCATENATE(&quot;,&quot;;[Data.J139]))">
            <text:p/>
          </table:table-cell>
          <table:table-cell table:style-name="ce13" table:formula="of:=IF([Data.K139]=&quot;&quot;;&quot;&quot;;CONCATENATE(&quot;,&quot;;[Data.K139]))">
            <text:p/>
          </table:table-cell>
          <table:table-cell table:style-name="ce13" table:formula="of:=IF([Data.L139]=&quot;&quot;;&quot;&quot;;CONCATENATE(&quot;,&quot;;[Data.L139]))">
            <text:p/>
          </table:table-cell>
          <table:table-cell table:style-name="ce13" table:formula="of:=IF([Data.M139]=&quot;&quot;;&quot;&quot;;CONCATENATE(&quot;,&quot;;[Data.M139]))">
            <text:p/>
          </table:table-cell>
          <table:table-cell table:style-name="ce13" table:formula="of:=IF([Data.N139]=&quot;&quot;;&quot;&quot;;CONCATENATE(&quot;,&quot;;[Data.N139]))">
            <text:p/>
          </table:table-cell>
          <table:table-cell table:style-name="ce13" table:formula="of:=IF([Data.O139]=&quot;&quot;;&quot;&quot;;CONCATENATE(&quot;,&quot;;[Data.O139]))">
            <text:p/>
          </table:table-cell>
          <table:table-cell table:style-name="ce13" table:formula="of:=IF([Data.P139]=&quot;&quot;;&quot;&quot;;CONCATENATE(&quot;,&quot;;[Data.P139]))">
            <text:p/>
          </table:table-cell>
          <table:table-cell table:style-name="ce13" table:formula="of:=IF([Data.Q139]=&quot;&quot;;&quot;&quot;;CONCATENATE(&quot;,&quot;;[Data.Q139]))">
            <text:p/>
          </table:table-cell>
          <table:table-cell table:style-name="ce13" table:formula="of:=IF([Data.R139]=&quot;&quot;;&quot;&quot;;CONCATENATE(&quot;,&quot;;[Data.R139]))">
            <text:p/>
          </table:table-cell>
          <table:table-cell table:style-name="ce13" table:formula="of:=IF([Data.S139]=&quot;&quot;;&quot;&quot;;CONCATENATE(&quot;,&quot;;[Data.S139]))">
            <text:p/>
          </table:table-cell>
          <table:table-cell table:style-name="ce13" table:formula="of:=IF([Data.T139]=&quot;&quot;;&quot;&quot;;CONCATENATE(&quot;,&quot;;[Data.T139]))">
            <text:p/>
          </table:table-cell>
          <table:table-cell table:number-columns-repeated="2"/>
        </table:table-row>
        <table:table-row table:style-name="ro3">
          <table:table-cell table:formula="of:=IF([Data.A140]=&quot;&quot;;[.A138];[Data.A140])" office:value-type="float" office:value="94">
            <text:p>94</text:p>
          </table:table-cell>
          <table:table-cell table:formula="of:=IF([Data.E140]=&quot;&quot;;[.B138];CONCATENATE(&quot;,&quot;;[Data.E140]))" office:value-type="string" office:string-value=",MYSTICAL">
            <text:p>,MYSTICAL</text:p>
          </table:table-cell>
          <table:table-cell table:formula="of:=IF([Data.F140]=&quot;&quot;;[.C138];CONCATENATE(&quot;,&quot;;[Data.F140]))" office:value-type="string" office:string-value=",CHARL">
            <text:p>,CHARL</text:p>
          </table:table-cell>
          <table:table-cell table:formula="of:=CONCATENATE(&quot;,&quot;;[Data.G140])" office:value-type="string" office:string-value=",GREATER">
            <text:p>,GREATER</text:p>
          </table:table-cell>
          <table:table-cell table:formula="of:=CONCATENATE(&quot;,&quot;;[Data.H140])" office:value-type="string" office:string-value=",20">
            <text:p>,20</text:p>
          </table:table-cell>
          <table:table-cell table:formula="of:=IF([Data.I140]=&quot;&quot;;&quot;&quot;;CONCATENATE(&quot;,&quot;;[Data.I140]))" office:value-type="string" office:string-value=",POWERDEV=4;4;4;4;4">
            <text:p>,POWERDEV=4;4;4;4;4</text:p>
          </table:table-cell>
          <table:table-cell table:style-name="ce13" table:formula="of:=IF([Data.J140]=&quot;&quot;;&quot;&quot;;CONCATENATE(&quot;,&quot;;[Data.J140]))">
            <text:p/>
          </table:table-cell>
          <table:table-cell table:style-name="ce13" table:formula="of:=IF([Data.K140]=&quot;&quot;;&quot;&quot;;CONCATENATE(&quot;,&quot;;[Data.K140]))">
            <text:p/>
          </table:table-cell>
          <table:table-cell table:style-name="ce13" table:formula="of:=IF([Data.L140]=&quot;&quot;;&quot;&quot;;CONCATENATE(&quot;,&quot;;[Data.L140]))">
            <text:p/>
          </table:table-cell>
          <table:table-cell table:style-name="ce13" table:formula="of:=IF([Data.M140]=&quot;&quot;;&quot;&quot;;CONCATENATE(&quot;,&quot;;[Data.M140]))">
            <text:p/>
          </table:table-cell>
          <table:table-cell table:style-name="ce13" table:formula="of:=IF([Data.N140]=&quot;&quot;;&quot;&quot;;CONCATENATE(&quot;,&quot;;[Data.N140]))">
            <text:p/>
          </table:table-cell>
          <table:table-cell table:style-name="ce13" table:formula="of:=IF([Data.O140]=&quot;&quot;;&quot;&quot;;CONCATENATE(&quot;,&quot;;[Data.O140]))">
            <text:p/>
          </table:table-cell>
          <table:table-cell table:style-name="ce13" table:formula="of:=IF([Data.P140]=&quot;&quot;;&quot;&quot;;CONCATENATE(&quot;,&quot;;[Data.P140]))">
            <text:p/>
          </table:table-cell>
          <table:table-cell table:style-name="ce13" table:formula="of:=IF([Data.Q140]=&quot;&quot;;&quot;&quot;;CONCATENATE(&quot;,&quot;;[Data.Q140]))">
            <text:p/>
          </table:table-cell>
          <table:table-cell table:style-name="ce13" table:formula="of:=IF([Data.R140]=&quot;&quot;;&quot;&quot;;CONCATENATE(&quot;,&quot;;[Data.R140]))">
            <text:p/>
          </table:table-cell>
          <table:table-cell table:style-name="ce13" table:formula="of:=IF([Data.S140]=&quot;&quot;;&quot;&quot;;CONCATENATE(&quot;,&quot;;[Data.S140]))">
            <text:p/>
          </table:table-cell>
          <table:table-cell table:style-name="ce13" table:formula="of:=IF([Data.T140]=&quot;&quot;;&quot;&quot;;CONCATENATE(&quot;,&quot;;[Data.T140]))">
            <text:p/>
          </table:table-cell>
          <table:table-cell table:number-columns-repeated="2"/>
        </table:table-row>
        <table:table-row table:style-name="ro3">
          <table:table-cell table:formula="of:=IF([Data.A141]=&quot;&quot;;[.A139];[Data.A141])" office:value-type="float" office:value="95">
            <text:p>95</text:p>
          </table:table-cell>
          <table:table-cell table:formula="of:=IF([Data.E141]=&quot;&quot;;[.B139];CONCATENATE(&quot;,&quot;;[Data.E141]))" office:value-type="string" office:string-value=",MYSTICAL">
            <text:p>,MYSTICAL</text:p>
          </table:table-cell>
          <table:table-cell table:formula="of:=IF([Data.F141]=&quot;&quot;;[.C139];CONCATENATE(&quot;,&quot;;[Data.F141]))" office:value-type="string" office:string-value=",CHARL">
            <text:p>,CHARL</text:p>
          </table:table-cell>
          <table:table-cell table:formula="of:=CONCATENATE(&quot;,&quot;;[Data.G141])" office:value-type="string" office:string-value=",GREATER">
            <text:p>,GREATER</text:p>
          </table:table-cell>
          <table:table-cell table:formula="of:=CONCATENATE(&quot;,&quot;;[Data.H141])" office:value-type="string" office:string-value=",30">
            <text:p>,30</text:p>
          </table:table-cell>
          <table:table-cell table:formula="of:=IF([Data.I141]=&quot;&quot;;&quot;&quot;;CONCATENATE(&quot;,&quot;;[Data.I141]))" office:value-type="string" office:string-value=",CHOOSERR1=CHANNELING;ESSENCE;MENTALISM=50">
            <text:p>,CHOOSERR1=CHANNELING;ESSENCE;MENTALISM=50</text:p>
          </table:table-cell>
          <table:table-cell table:style-name="ce13" table:formula="of:=IF([Data.J141]=&quot;&quot;;&quot;&quot;;CONCATENATE(&quot;,&quot;;[Data.J141]))">
            <text:p/>
          </table:table-cell>
          <table:table-cell table:style-name="ce13" table:formula="of:=IF([Data.K141]=&quot;&quot;;&quot;&quot;;CONCATENATE(&quot;,&quot;;[Data.K141]))">
            <text:p/>
          </table:table-cell>
          <table:table-cell table:style-name="ce13" table:formula="of:=IF([Data.L141]=&quot;&quot;;&quot;&quot;;CONCATENATE(&quot;,&quot;;[Data.L141]))">
            <text:p/>
          </table:table-cell>
          <table:table-cell table:style-name="ce13" table:formula="of:=IF([Data.M141]=&quot;&quot;;&quot;&quot;;CONCATENATE(&quot;,&quot;;[Data.M141]))">
            <text:p/>
          </table:table-cell>
          <table:table-cell table:style-name="ce13" table:formula="of:=IF([Data.N141]=&quot;&quot;;&quot;&quot;;CONCATENATE(&quot;,&quot;;[Data.N141]))">
            <text:p/>
          </table:table-cell>
          <table:table-cell table:style-name="ce13" table:formula="of:=IF([Data.O141]=&quot;&quot;;&quot;&quot;;CONCATENATE(&quot;,&quot;;[Data.O141]))">
            <text:p/>
          </table:table-cell>
          <table:table-cell table:style-name="ce13" table:formula="of:=IF([Data.P141]=&quot;&quot;;&quot;&quot;;CONCATENATE(&quot;,&quot;;[Data.P141]))">
            <text:p/>
          </table:table-cell>
          <table:table-cell table:style-name="ce13" table:formula="of:=IF([Data.Q141]=&quot;&quot;;&quot;&quot;;CONCATENATE(&quot;,&quot;;[Data.Q141]))">
            <text:p/>
          </table:table-cell>
          <table:table-cell table:style-name="ce13" table:formula="of:=IF([Data.R141]=&quot;&quot;;&quot;&quot;;CONCATENATE(&quot;,&quot;;[Data.R141]))">
            <text:p/>
          </table:table-cell>
          <table:table-cell table:style-name="ce13" table:formula="of:=IF([Data.S141]=&quot;&quot;;&quot;&quot;;CONCATENATE(&quot;,&quot;;[Data.S141]))">
            <text:p/>
          </table:table-cell>
          <table:table-cell table:style-name="ce13" table:formula="of:=IF([Data.T141]=&quot;&quot;;&quot;&quot;;CONCATENATE(&quot;,&quot;;[Data.T141]))">
            <text:p/>
          </table:table-cell>
          <table:table-cell table:number-columns-repeated="2"/>
        </table:table-row>
        <table:table-row table:style-name="ro3">
          <table:table-cell table:formula="of:=IF([Data.A142]=&quot;&quot;;[.A140];[Data.A142])" office:value-type="float" office:value="96">
            <text:p>96</text:p>
          </table:table-cell>
          <table:table-cell table:formula="of:=IF([Data.E142]=&quot;&quot;;[.B140];CONCATENATE(&quot;,&quot;;[Data.E142]))" office:value-type="string" office:string-value=",MYSTICAL">
            <text:p>,MYSTICAL</text:p>
          </table:table-cell>
          <table:table-cell table:formula="of:=IF([Data.F142]=&quot;&quot;;[.C140];CONCATENATE(&quot;,&quot;;[Data.F142]))" office:value-type="string" office:string-value=",CHARL">
            <text:p>,CHARL</text:p>
          </table:table-cell>
          <table:table-cell table:formula="of:=CONCATENATE(&quot;,&quot;;[Data.G142])" office:value-type="string" office:string-value=",MAJOR">
            <text:p>,MAJOR</text:p>
          </table:table-cell>
          <table:table-cell table:formula="of:=CONCATENATE(&quot;,&quot;;[Data.H142])" office:value-type="string" office:string-value=",20">
            <text:p>,20</text:p>
          </table:table-cell>
          <table:table-cell table:formula="of:=IF([Data.I142]=&quot;&quot;;&quot;&quot;;CONCATENATE(&quot;,&quot;;[Data.I142]))" office:value-type="string" office:string-value=",COST=C54=4/4/4">
            <text:p>,COST=C54=4/4/4</text:p>
          </table:table-cell>
          <table:table-cell table:style-name="ce13" table:formula="of:=IF([Data.J142]=&quot;&quot;;&quot;&quot;;CONCATENATE(&quot;,&quot;;[Data.J142]))">
            <text:p/>
          </table:table-cell>
          <table:table-cell table:style-name="ce13" table:formula="of:=IF([Data.K142]=&quot;&quot;;&quot;&quot;;CONCATENATE(&quot;,&quot;;[Data.K142]))">
            <text:p/>
          </table:table-cell>
          <table:table-cell table:style-name="ce13" table:formula="of:=IF([Data.L142]=&quot;&quot;;&quot;&quot;;CONCATENATE(&quot;,&quot;;[Data.L142]))">
            <text:p/>
          </table:table-cell>
          <table:table-cell table:style-name="ce13" table:formula="of:=IF([Data.M142]=&quot;&quot;;&quot;&quot;;CONCATENATE(&quot;,&quot;;[Data.M142]))">
            <text:p/>
          </table:table-cell>
          <table:table-cell table:style-name="ce13" table:formula="of:=IF([Data.N142]=&quot;&quot;;&quot;&quot;;CONCATENATE(&quot;,&quot;;[Data.N142]))">
            <text:p/>
          </table:table-cell>
          <table:table-cell table:style-name="ce13" table:formula="of:=IF([Data.O142]=&quot;&quot;;&quot;&quot;;CONCATENATE(&quot;,&quot;;[Data.O142]))">
            <text:p/>
          </table:table-cell>
          <table:table-cell table:style-name="ce13" table:formula="of:=IF([Data.P142]=&quot;&quot;;&quot;&quot;;CONCATENATE(&quot;,&quot;;[Data.P142]))">
            <text:p/>
          </table:table-cell>
          <table:table-cell table:style-name="ce13" table:formula="of:=IF([Data.Q142]=&quot;&quot;;&quot;&quot;;CONCATENATE(&quot;,&quot;;[Data.Q142]))">
            <text:p/>
          </table:table-cell>
          <table:table-cell table:style-name="ce13" table:formula="of:=IF([Data.R142]=&quot;&quot;;&quot;&quot;;CONCATENATE(&quot;,&quot;;[Data.R142]))">
            <text:p/>
          </table:table-cell>
          <table:table-cell table:style-name="ce13" table:formula="of:=IF([Data.S142]=&quot;&quot;;&quot;&quot;;CONCATENATE(&quot;,&quot;;[Data.S142]))">
            <text:p/>
          </table:table-cell>
          <table:table-cell table:style-name="ce13" table:formula="of:=IF([Data.T142]=&quot;&quot;;&quot;&quot;;CONCATENATE(&quot;,&quot;;[Data.T142]))">
            <text:p/>
          </table:table-cell>
          <table:table-cell table:number-columns-repeated="2"/>
        </table:table-row>
        <table:table-row table:style-name="ro3">
          <table:table-cell table:formula="of:=IF([Data.A143]=&quot;&quot;;[.A141];[Data.A143])" office:value-type="float" office:value="96">
            <text:p>96</text:p>
          </table:table-cell>
          <table:table-cell table:formula="of:=IF([Data.E143]=&quot;&quot;;[.B141];CONCATENATE(&quot;,&quot;;[Data.E143]))" office:value-type="string" office:string-value=",MYSTICAL">
            <text:p>,MYSTICAL</text:p>
          </table:table-cell>
          <table:table-cell table:formula="of:=IF([Data.F143]=&quot;&quot;;[.C141];CONCATENATE(&quot;,&quot;;[Data.F143]))" office:value-type="string" office:string-value=",CHARL">
            <text:p>,CHARL</text:p>
          </table:table-cell>
          <table:table-cell table:formula="of:=CONCATENATE(&quot;,&quot;;[Data.G143])" office:value-type="string" office:string-value=",GREATER">
            <text:p>,GREATER</text:p>
          </table:table-cell>
          <table:table-cell table:formula="of:=CONCATENATE(&quot;,&quot;;[Data.H143])" office:value-type="string" office:string-value=",30">
            <text:p>,30</text:p>
          </table:table-cell>
          <table:table-cell table:formula="of:=IF([Data.I143]=&quot;&quot;;&quot;&quot;;CONCATENATE(&quot;,&quot;;[Data.I143]))" office:value-type="string" office:string-value=",COST=C54=4/4/4">
            <text:p>,COST=C54=4/4/4</text:p>
          </table:table-cell>
          <table:table-cell table:style-name="ce13" table:formula="of:=IF([Data.J143]=&quot;&quot;;&quot;&quot;;CONCATENATE(&quot;,&quot;;[Data.J143]))" office:value-type="string" office:string-value=",COST=C53=4/4/4">
            <text:p>,COST=C53=4/4/4</text:p>
          </table:table-cell>
          <table:table-cell table:style-name="ce13" table:formula="of:=IF([Data.K143]=&quot;&quot;;&quot;&quot;;CONCATENATE(&quot;,&quot;;[Data.K143]))">
            <text:p/>
          </table:table-cell>
          <table:table-cell table:style-name="ce13" table:formula="of:=IF([Data.L143]=&quot;&quot;;&quot;&quot;;CONCATENATE(&quot;,&quot;;[Data.L143]))">
            <text:p/>
          </table:table-cell>
          <table:table-cell table:style-name="ce13" table:formula="of:=IF([Data.M143]=&quot;&quot;;&quot;&quot;;CONCATENATE(&quot;,&quot;;[Data.M143]))">
            <text:p/>
          </table:table-cell>
          <table:table-cell table:style-name="ce13" table:formula="of:=IF([Data.N143]=&quot;&quot;;&quot;&quot;;CONCATENATE(&quot;,&quot;;[Data.N143]))">
            <text:p/>
          </table:table-cell>
          <table:table-cell table:style-name="ce13" table:formula="of:=IF([Data.O143]=&quot;&quot;;&quot;&quot;;CONCATENATE(&quot;,&quot;;[Data.O143]))">
            <text:p/>
          </table:table-cell>
          <table:table-cell table:style-name="ce13" table:formula="of:=IF([Data.P143]=&quot;&quot;;&quot;&quot;;CONCATENATE(&quot;,&quot;;[Data.P143]))">
            <text:p/>
          </table:table-cell>
          <table:table-cell table:style-name="ce13" table:formula="of:=IF([Data.Q143]=&quot;&quot;;&quot;&quot;;CONCATENATE(&quot;,&quot;;[Data.Q143]))">
            <text:p/>
          </table:table-cell>
          <table:table-cell table:style-name="ce13" table:formula="of:=IF([Data.R143]=&quot;&quot;;&quot;&quot;;CONCATENATE(&quot;,&quot;;[Data.R143]))">
            <text:p/>
          </table:table-cell>
          <table:table-cell table:style-name="ce13" table:formula="of:=IF([Data.S143]=&quot;&quot;;&quot;&quot;;CONCATENATE(&quot;,&quot;;[Data.S143]))">
            <text:p/>
          </table:table-cell>
          <table:table-cell table:style-name="ce13" table:formula="of:=IF([Data.T143]=&quot;&quot;;&quot;&quot;;CONCATENATE(&quot;,&quot;;[Data.T143]))">
            <text:p/>
          </table:table-cell>
          <table:table-cell table:number-columns-repeated="2"/>
        </table:table-row>
        <table:table-row table:style-name="ro3">
          <table:table-cell table:formula="of:=IF([Data.A144]=&quot;&quot;;[.A142];[Data.A144])" office:value-type="float" office:value="97">
            <text:p>97</text:p>
          </table:table-cell>
          <table:table-cell table:formula="of:=IF([Data.E144]=&quot;&quot;;[.B142];CONCATENATE(&quot;,&quot;;[Data.E144]))" office:value-type="string" office:string-value=",MYSTICAL">
            <text:p>,MYSTICAL</text:p>
          </table:table-cell>
          <table:table-cell table:formula="of:=IF([Data.F144]=&quot;&quot;;[.C142];CONCATENATE(&quot;,&quot;;[Data.F144]))" office:value-type="string" office:string-value=",CHARL">
            <text:p>,CHARL</text:p>
          </table:table-cell>
          <table:table-cell table:formula="of:=CONCATENATE(&quot;,&quot;;[Data.G144])" office:value-type="string" office:string-value=",GREATER">
            <text:p>,GREATER</text:p>
          </table:table-cell>
          <table:table-cell table:formula="of:=CONCATENATE(&quot;,&quot;;[Data.H144])" office:value-type="string" office:string-value=",18">
            <text:p>,18</text:p>
          </table:table-cell>
          <table:table-cell table:formula="of:=IF([Data.I144]=&quot;&quot;;&quot;&quot;;CONCATENATE(&quot;,&quot;;[Data.I144]))" office:value-type="string" office:string-value=",S202=EVERYMAN">
            <text:p>,S202=EVERYMAN</text:p>
          </table:table-cell>
          <table:table-cell table:style-name="ce13" table:formula="of:=IF([Data.J144]=&quot;&quot;;&quot;&quot;;CONCATENATE(&quot;,&quot;;[Data.J144]))">
            <text:p/>
          </table:table-cell>
          <table:table-cell table:style-name="ce13" table:formula="of:=IF([Data.K144]=&quot;&quot;;&quot;&quot;;CONCATENATE(&quot;,&quot;;[Data.K144]))">
            <text:p/>
          </table:table-cell>
          <table:table-cell table:style-name="ce13" table:formula="of:=IF([Data.L144]=&quot;&quot;;&quot;&quot;;CONCATENATE(&quot;,&quot;;[Data.L144]))">
            <text:p/>
          </table:table-cell>
          <table:table-cell table:style-name="ce13" table:formula="of:=IF([Data.M144]=&quot;&quot;;&quot;&quot;;CONCATENATE(&quot;,&quot;;[Data.M144]))">
            <text:p/>
          </table:table-cell>
          <table:table-cell table:style-name="ce13" table:formula="of:=IF([Data.N144]=&quot;&quot;;&quot;&quot;;CONCATENATE(&quot;,&quot;;[Data.N144]))">
            <text:p/>
          </table:table-cell>
          <table:table-cell table:style-name="ce13" table:formula="of:=IF([Data.O144]=&quot;&quot;;&quot;&quot;;CONCATENATE(&quot;,&quot;;[Data.O144]))">
            <text:p/>
          </table:table-cell>
          <table:table-cell table:style-name="ce13" table:formula="of:=IF([Data.P144]=&quot;&quot;;&quot;&quot;;CONCATENATE(&quot;,&quot;;[Data.P144]))">
            <text:p/>
          </table:table-cell>
          <table:table-cell table:style-name="ce13" table:formula="of:=IF([Data.Q144]=&quot;&quot;;&quot;&quot;;CONCATENATE(&quot;,&quot;;[Data.Q144]))">
            <text:p/>
          </table:table-cell>
          <table:table-cell table:style-name="ce13" table:formula="of:=IF([Data.R144]=&quot;&quot;;&quot;&quot;;CONCATENATE(&quot;,&quot;;[Data.R144]))">
            <text:p/>
          </table:table-cell>
          <table:table-cell table:style-name="ce13" table:formula="of:=IF([Data.S144]=&quot;&quot;;&quot;&quot;;CONCATENATE(&quot;,&quot;;[Data.S144]))">
            <text:p/>
          </table:table-cell>
          <table:table-cell table:style-name="ce13" table:formula="of:=IF([Data.T144]=&quot;&quot;;&quot;&quot;;CONCATENATE(&quot;,&quot;;[Data.T144]))">
            <text:p/>
          </table:table-cell>
          <table:table-cell table:number-columns-repeated="2"/>
        </table:table-row>
        <table:table-row table:style-name="ro3">
          <table:table-cell table:formula="of:=IF([Data.A145]=&quot;&quot;;[.A143];[Data.A145])" office:value-type="float" office:value="98">
            <text:p>98</text:p>
          </table:table-cell>
          <table:table-cell table:formula="of:=IF([Data.E145]=&quot;&quot;;[.B143];CONCATENATE(&quot;,&quot;;[Data.E145]))" office:value-type="string" office:string-value=",MYSTICAL">
            <text:p>,MYSTICAL</text:p>
          </table:table-cell>
          <table:table-cell table:formula="of:=IF([Data.F145]=&quot;&quot;;[.C143];CONCATENATE(&quot;,&quot;;[Data.F145]))" office:value-type="string" office:string-value=",CHARL">
            <text:p>,CHARL</text:p>
          </table:table-cell>
          <table:table-cell table:formula="of:=CONCATENATE(&quot;,&quot;;[Data.G145])" office:value-type="string" office:string-value=",LESSER">
            <text:p>,LESSER</text:p>
          </table:table-cell>
          <table:table-cell table:formula="of:=CONCATENATE(&quot;,&quot;;[Data.H145])" office:value-type="string" office:string-value=",7">
            <text:p>,7</text:p>
          </table:table-cell>
          <table:table-cell table:formula="of:=IF([Data.I145]=&quot;&quot;;&quot;&quot;;CONCATENATE(&quot;,&quot;;[Data.I145]))" office:value-type="string" office:string-value=",DESCR">
            <text:p>,DESCR</text:p>
          </table:table-cell>
          <table:table-cell table:style-name="ce13" table:formula="of:=IF([Data.J145]=&quot;&quot;;&quot;&quot;;CONCATENATE(&quot;,&quot;;[Data.J145]))">
            <text:p/>
          </table:table-cell>
          <table:table-cell table:style-name="ce13" table:formula="of:=IF([Data.K145]=&quot;&quot;;&quot;&quot;;CONCATENATE(&quot;,&quot;;[Data.K145]))">
            <text:p/>
          </table:table-cell>
          <table:table-cell table:style-name="ce13" table:formula="of:=IF([Data.L145]=&quot;&quot;;&quot;&quot;;CONCATENATE(&quot;,&quot;;[Data.L145]))">
            <text:p/>
          </table:table-cell>
          <table:table-cell table:style-name="ce13" table:formula="of:=IF([Data.M145]=&quot;&quot;;&quot;&quot;;CONCATENATE(&quot;,&quot;;[Data.M145]))">
            <text:p/>
          </table:table-cell>
          <table:table-cell table:style-name="ce13" table:formula="of:=IF([Data.N145]=&quot;&quot;;&quot;&quot;;CONCATENATE(&quot;,&quot;;[Data.N145]))">
            <text:p/>
          </table:table-cell>
          <table:table-cell table:style-name="ce13" table:formula="of:=IF([Data.O145]=&quot;&quot;;&quot;&quot;;CONCATENATE(&quot;,&quot;;[Data.O145]))">
            <text:p/>
          </table:table-cell>
          <table:table-cell table:style-name="ce13" table:formula="of:=IF([Data.P145]=&quot;&quot;;&quot;&quot;;CONCATENATE(&quot;,&quot;;[Data.P145]))">
            <text:p/>
          </table:table-cell>
          <table:table-cell table:style-name="ce13" table:formula="of:=IF([Data.Q145]=&quot;&quot;;&quot;&quot;;CONCATENATE(&quot;,&quot;;[Data.Q145]))">
            <text:p/>
          </table:table-cell>
          <table:table-cell table:style-name="ce13" table:formula="of:=IF([Data.R145]=&quot;&quot;;&quot;&quot;;CONCATENATE(&quot;,&quot;;[Data.R145]))">
            <text:p/>
          </table:table-cell>
          <table:table-cell table:style-name="ce13" table:formula="of:=IF([Data.S145]=&quot;&quot;;&quot;&quot;;CONCATENATE(&quot;,&quot;;[Data.S145]))">
            <text:p/>
          </table:table-cell>
          <table:table-cell table:style-name="ce13" table:formula="of:=IF([Data.T145]=&quot;&quot;;&quot;&quot;;CONCATENATE(&quot;,&quot;;[Data.T145]))">
            <text:p/>
          </table:table-cell>
          <table:table-cell table:number-columns-repeated="2"/>
        </table:table-row>
        <table:table-row table:style-name="ro3">
          <table:table-cell table:formula="of:=IF([Data.A146]=&quot;&quot;;[.A144];[Data.A146])" office:value-type="float" office:value="99">
            <text:p>99</text:p>
          </table:table-cell>
          <table:table-cell table:formula="of:=IF([Data.E146]=&quot;&quot;;[.B144];CONCATENATE(&quot;,&quot;;[Data.E146]))" office:value-type="string" office:string-value=",MYSTICAL">
            <text:p>,MYSTICAL</text:p>
          </table:table-cell>
          <table:table-cell table:formula="of:=IF([Data.F146]=&quot;&quot;;[.C144];CONCATENATE(&quot;,&quot;;[Data.F146]))" office:value-type="string" office:string-value=",CHARL">
            <text:p>,CHARL</text:p>
          </table:table-cell>
          <table:table-cell table:formula="of:=CONCATENATE(&quot;,&quot;;[Data.G146])" office:value-type="string" office:string-value=",MAJOR">
            <text:p>,MAJOR</text:p>
          </table:table-cell>
          <table:table-cell table:formula="of:=CONCATENATE(&quot;,&quot;;[Data.H146])" office:value-type="string" office:string-value=",15">
            <text:p>,15</text:p>
          </table:table-cell>
          <table:table-cell table:formula="of:=IF([Data.I146]=&quot;&quot;;&quot;&quot;;CONCATENATE(&quot;,&quot;;[Data.I146]))" office:value-type="string" office:string-value=",C60=10">
            <text:p>,C60=10</text:p>
          </table:table-cell>
          <table:table-cell table:style-name="ce13" table:formula="of:=IF([Data.J146]=&quot;&quot;;&quot;&quot;;CONCATENATE(&quot;,&quot;;[Data.J146]))" office:value-type="string" office:string-value=",DESCR">
            <text:p>,DESCR</text:p>
          </table:table-cell>
          <table:table-cell table:style-name="ce13" table:formula="of:=IF([Data.K146]=&quot;&quot;;&quot;&quot;;CONCATENATE(&quot;,&quot;;[Data.K146]))">
            <text:p/>
          </table:table-cell>
          <table:table-cell table:style-name="ce13" table:formula="of:=IF([Data.L146]=&quot;&quot;;&quot;&quot;;CONCATENATE(&quot;,&quot;;[Data.L146]))">
            <text:p/>
          </table:table-cell>
          <table:table-cell table:style-name="ce13" table:formula="of:=IF([Data.M146]=&quot;&quot;;&quot;&quot;;CONCATENATE(&quot;,&quot;;[Data.M146]))">
            <text:p/>
          </table:table-cell>
          <table:table-cell table:style-name="ce13" table:formula="of:=IF([Data.N146]=&quot;&quot;;&quot;&quot;;CONCATENATE(&quot;,&quot;;[Data.N146]))">
            <text:p/>
          </table:table-cell>
          <table:table-cell table:style-name="ce13" table:formula="of:=IF([Data.O146]=&quot;&quot;;&quot;&quot;;CONCATENATE(&quot;,&quot;;[Data.O146]))">
            <text:p/>
          </table:table-cell>
          <table:table-cell table:style-name="ce13" table:formula="of:=IF([Data.P146]=&quot;&quot;;&quot;&quot;;CONCATENATE(&quot;,&quot;;[Data.P146]))">
            <text:p/>
          </table:table-cell>
          <table:table-cell table:style-name="ce13" table:formula="of:=IF([Data.Q146]=&quot;&quot;;&quot;&quot;;CONCATENATE(&quot;,&quot;;[Data.Q146]))">
            <text:p/>
          </table:table-cell>
          <table:table-cell table:style-name="ce13" table:formula="of:=IF([Data.R146]=&quot;&quot;;&quot;&quot;;CONCATENATE(&quot;,&quot;;[Data.R146]))">
            <text:p/>
          </table:table-cell>
          <table:table-cell table:style-name="ce13" table:formula="of:=IF([Data.S146]=&quot;&quot;;&quot;&quot;;CONCATENATE(&quot;,&quot;;[Data.S146]))">
            <text:p/>
          </table:table-cell>
          <table:table-cell table:style-name="ce13" table:formula="of:=IF([Data.T146]=&quot;&quot;;&quot;&quot;;CONCATENATE(&quot;,&quot;;[Data.T146]))">
            <text:p/>
          </table:table-cell>
          <table:table-cell table:number-columns-repeated="2"/>
        </table:table-row>
        <table:table-row table:style-name="ro3">
          <table:table-cell table:formula="of:=IF([Data.A147]=&quot;&quot;;[.A145];[Data.A147])" office:value-type="float" office:value="100">
            <text:p>100</text:p>
          </table:table-cell>
          <table:table-cell table:formula="of:=IF([Data.E147]=&quot;&quot;;[.B145];CONCATENATE(&quot;,&quot;;[Data.E147]))" office:value-type="string" office:string-value=",MYSTICAL">
            <text:p>,MYSTICAL</text:p>
          </table:table-cell>
          <table:table-cell table:formula="of:=IF([Data.F147]=&quot;&quot;;[.C145];CONCATENATE(&quot;,&quot;;[Data.F147]))" office:value-type="string" office:string-value=",CHARL">
            <text:p>,CHARL</text:p>
          </table:table-cell>
          <table:table-cell table:formula="of:=CONCATENATE(&quot;,&quot;;[Data.G147])" office:value-type="string" office:string-value=",MINOR">
            <text:p>,MINOR</text:p>
          </table:table-cell>
          <table:table-cell table:formula="of:=CONCATENATE(&quot;,&quot;;[Data.H147])" office:value-type="string" office:string-value=",7">
            <text:p>,7</text:p>
          </table:table-cell>
          <table:table-cell table:formula="of:=IF([Data.I147]=&quot;&quot;;&quot;&quot;;CONCATENATE(&quot;,&quot;;[Data.I147]))" office:value-type="string" office:string-value=",DESCR">
            <text:p>,DESCR</text:p>
          </table:table-cell>
          <table:table-cell table:style-name="ce13" table:formula="of:=IF([Data.J147]=&quot;&quot;;&quot;&quot;;CONCATENATE(&quot;,&quot;;[Data.J147]))">
            <text:p/>
          </table:table-cell>
          <table:table-cell table:style-name="ce13" table:formula="of:=IF([Data.K147]=&quot;&quot;;&quot;&quot;;CONCATENATE(&quot;,&quot;;[Data.K147]))">
            <text:p/>
          </table:table-cell>
          <table:table-cell table:style-name="ce13" table:formula="of:=IF([Data.L147]=&quot;&quot;;&quot;&quot;;CONCATENATE(&quot;,&quot;;[Data.L147]))">
            <text:p/>
          </table:table-cell>
          <table:table-cell table:style-name="ce13" table:formula="of:=IF([Data.M147]=&quot;&quot;;&quot;&quot;;CONCATENATE(&quot;,&quot;;[Data.M147]))">
            <text:p/>
          </table:table-cell>
          <table:table-cell table:style-name="ce13" table:formula="of:=IF([Data.N147]=&quot;&quot;;&quot;&quot;;CONCATENATE(&quot;,&quot;;[Data.N147]))">
            <text:p/>
          </table:table-cell>
          <table:table-cell table:style-name="ce13" table:formula="of:=IF([Data.O147]=&quot;&quot;;&quot;&quot;;CONCATENATE(&quot;,&quot;;[Data.O147]))">
            <text:p/>
          </table:table-cell>
          <table:table-cell table:style-name="ce13" table:formula="of:=IF([Data.P147]=&quot;&quot;;&quot;&quot;;CONCATENATE(&quot;,&quot;;[Data.P147]))">
            <text:p/>
          </table:table-cell>
          <table:table-cell table:style-name="ce13" table:formula="of:=IF([Data.Q147]=&quot;&quot;;&quot;&quot;;CONCATENATE(&quot;,&quot;;[Data.Q147]))">
            <text:p/>
          </table:table-cell>
          <table:table-cell table:style-name="ce13" table:formula="of:=IF([Data.R147]=&quot;&quot;;&quot;&quot;;CONCATENATE(&quot;,&quot;;[Data.R147]))">
            <text:p/>
          </table:table-cell>
          <table:table-cell table:style-name="ce13" table:formula="of:=IF([Data.S147]=&quot;&quot;;&quot;&quot;;CONCATENATE(&quot;,&quot;;[Data.S147]))">
            <text:p/>
          </table:table-cell>
          <table:table-cell table:style-name="ce13" table:formula="of:=IF([Data.T147]=&quot;&quot;;&quot;&quot;;CONCATENATE(&quot;,&quot;;[Data.T147]))">
            <text:p/>
          </table:table-cell>
          <table:table-cell table:number-columns-repeated="2"/>
        </table:table-row>
        <table:table-row table:style-name="ro3">
          <table:table-cell table:formula="of:=IF([Data.A148]=&quot;&quot;;[.A146];[Data.A148])" office:value-type="float" office:value="101">
            <text:p>101</text:p>
          </table:table-cell>
          <table:table-cell table:formula="of:=IF([Data.E148]=&quot;&quot;;[.B146];CONCATENATE(&quot;,&quot;;[Data.E148]))" office:value-type="string" office:string-value=",MYSTICAL">
            <text:p>,MYSTICAL</text:p>
          </table:table-cell>
          <table:table-cell table:formula="of:=IF([Data.F148]=&quot;&quot;;[.C146];CONCATENATE(&quot;,&quot;;[Data.F148]))" office:value-type="string" office:string-value=",CHARL">
            <text:p>,CHARL</text:p>
          </table:table-cell>
          <table:table-cell table:formula="of:=CONCATENATE(&quot;,&quot;;[Data.G148])" office:value-type="string" office:string-value=",MAJOR">
            <text:p>,MAJOR</text:p>
          </table:table-cell>
          <table:table-cell table:formula="of:=CONCATENATE(&quot;,&quot;;[Data.H148])" office:value-type="string" office:string-value=",15">
            <text:p>,15</text:p>
          </table:table-cell>
          <table:table-cell table:formula="of:=IF([Data.I148]=&quot;&quot;;&quot;&quot;;CONCATENATE(&quot;,&quot;;[Data.I148]))" office:value-type="string" office:string-value=",CHOOSERR1=CHANNELING;ESSENCE;MENTALISM=50">
            <text:p>,CHOOSERR1=CHANNELING;ESSENCE;MENTALISM=50</text:p>
          </table:table-cell>
          <table:table-cell table:style-name="ce13" table:formula="of:=IF([Data.J148]=&quot;&quot;;&quot;&quot;;CONCATENATE(&quot;,&quot;;[Data.J148]))">
            <text:p/>
          </table:table-cell>
          <table:table-cell table:style-name="ce13" table:formula="of:=IF([Data.K148]=&quot;&quot;;&quot;&quot;;CONCATENATE(&quot;,&quot;;[Data.K148]))">
            <text:p/>
          </table:table-cell>
          <table:table-cell table:style-name="ce13" table:formula="of:=IF([Data.L148]=&quot;&quot;;&quot;&quot;;CONCATENATE(&quot;,&quot;;[Data.L148]))">
            <text:p/>
          </table:table-cell>
          <table:table-cell table:style-name="ce13" table:formula="of:=IF([Data.M148]=&quot;&quot;;&quot;&quot;;CONCATENATE(&quot;,&quot;;[Data.M148]))">
            <text:p/>
          </table:table-cell>
          <table:table-cell table:style-name="ce13" table:formula="of:=IF([Data.N148]=&quot;&quot;;&quot;&quot;;CONCATENATE(&quot;,&quot;;[Data.N148]))">
            <text:p/>
          </table:table-cell>
          <table:table-cell table:style-name="ce13" table:formula="of:=IF([Data.O148]=&quot;&quot;;&quot;&quot;;CONCATENATE(&quot;,&quot;;[Data.O148]))">
            <text:p/>
          </table:table-cell>
          <table:table-cell table:style-name="ce13" table:formula="of:=IF([Data.P148]=&quot;&quot;;&quot;&quot;;CONCATENATE(&quot;,&quot;;[Data.P148]))">
            <text:p/>
          </table:table-cell>
          <table:table-cell table:style-name="ce13" table:formula="of:=IF([Data.Q148]=&quot;&quot;;&quot;&quot;;CONCATENATE(&quot;,&quot;;[Data.Q148]))">
            <text:p/>
          </table:table-cell>
          <table:table-cell table:style-name="ce13" table:formula="of:=IF([Data.R148]=&quot;&quot;;&quot;&quot;;CONCATENATE(&quot;,&quot;;[Data.R148]))">
            <text:p/>
          </table:table-cell>
          <table:table-cell table:style-name="ce13" table:formula="of:=IF([Data.S148]=&quot;&quot;;&quot;&quot;;CONCATENATE(&quot;,&quot;;[Data.S148]))">
            <text:p/>
          </table:table-cell>
          <table:table-cell table:style-name="ce13" table:formula="of:=IF([Data.T148]=&quot;&quot;;&quot;&quot;;CONCATENATE(&quot;,&quot;;[Data.T148]))">
            <text:p/>
          </table:table-cell>
          <table:table-cell table:number-columns-repeated="2"/>
        </table:table-row>
        <table:table-row table:style-name="ro3">
          <table:table-cell table:formula="of:=IF([Data.A149]=&quot;&quot;;[.A147];[Data.A149])" office:value-type="float" office:value="102">
            <text:p>102</text:p>
          </table:table-cell>
          <table:table-cell table:formula="of:=IF([Data.E149]=&quot;&quot;;[.B147];CONCATENATE(&quot;,&quot;;[Data.E149]))" office:value-type="string" office:string-value=",MYSTICAL">
            <text:p>,MYSTICAL</text:p>
          </table:table-cell>
          <table:table-cell table:formula="of:=IF([Data.F149]=&quot;&quot;;[.C147];CONCATENATE(&quot;,&quot;;[Data.F149]))" office:value-type="string" office:string-value=",CHARL">
            <text:p>,CHARL</text:p>
          </table:table-cell>
          <table:table-cell table:formula="of:=CONCATENATE(&quot;,&quot;;[Data.G149])" office:value-type="string" office:string-value=",GREATER">
            <text:p>,GREATER</text:p>
          </table:table-cell>
          <table:table-cell table:formula="of:=CONCATENATE(&quot;,&quot;;[Data.H149])" office:value-type="string" office:string-value=",20">
            <text:p>,20</text:p>
          </table:table-cell>
          <table:table-cell table:formula="of:=IF([Data.I149]=&quot;&quot;;&quot;&quot;;CONCATENATE(&quot;,&quot;;[Data.I149]))" office:value-type="string" office:string-value=",CHOOSESKILL1=C57=EVERYMAN">
            <text:p>,CHOOSESKILL1=C57=EVERYMAN</text:p>
          </table:table-cell>
          <table:table-cell table:style-name="ce13" table:formula="of:=IF([Data.J149]=&quot;&quot;;&quot;&quot;;CONCATENATE(&quot;,&quot;;[Data.J149]))" office:value-type="string" office:string-value=",CHOOSESPELL2=EVERYMAN">
            <text:p>,CHOOSESPELL2=EVERYMAN</text:p>
          </table:table-cell>
          <table:table-cell table:style-name="ce13" table:formula="of:=IF([Data.K149]=&quot;&quot;;&quot;&quot;;CONCATENATE(&quot;,&quot;;[Data.K149]))">
            <text:p/>
          </table:table-cell>
          <table:table-cell table:style-name="ce13" table:formula="of:=IF([Data.L149]=&quot;&quot;;&quot;&quot;;CONCATENATE(&quot;,&quot;;[Data.L149]))">
            <text:p/>
          </table:table-cell>
          <table:table-cell table:style-name="ce13" table:formula="of:=IF([Data.M149]=&quot;&quot;;&quot;&quot;;CONCATENATE(&quot;,&quot;;[Data.M149]))">
            <text:p/>
          </table:table-cell>
          <table:table-cell table:style-name="ce13" table:formula="of:=IF([Data.N149]=&quot;&quot;;&quot;&quot;;CONCATENATE(&quot;,&quot;;[Data.N149]))">
            <text:p/>
          </table:table-cell>
          <table:table-cell table:style-name="ce13" table:formula="of:=IF([Data.O149]=&quot;&quot;;&quot;&quot;;CONCATENATE(&quot;,&quot;;[Data.O149]))">
            <text:p/>
          </table:table-cell>
          <table:table-cell table:style-name="ce13" table:formula="of:=IF([Data.P149]=&quot;&quot;;&quot;&quot;;CONCATENATE(&quot;,&quot;;[Data.P149]))">
            <text:p/>
          </table:table-cell>
          <table:table-cell table:style-name="ce13" table:formula="of:=IF([Data.Q149]=&quot;&quot;;&quot;&quot;;CONCATENATE(&quot;,&quot;;[Data.Q149]))">
            <text:p/>
          </table:table-cell>
          <table:table-cell table:style-name="ce13" table:formula="of:=IF([Data.R149]=&quot;&quot;;&quot;&quot;;CONCATENATE(&quot;,&quot;;[Data.R149]))">
            <text:p/>
          </table:table-cell>
          <table:table-cell table:style-name="ce13" table:formula="of:=IF([Data.S149]=&quot;&quot;;&quot;&quot;;CONCATENATE(&quot;,&quot;;[Data.S149]))">
            <text:p/>
          </table:table-cell>
          <table:table-cell table:style-name="ce13" table:formula="of:=IF([Data.T149]=&quot;&quot;;&quot;&quot;;CONCATENATE(&quot;,&quot;;[Data.T149]))">
            <text:p/>
          </table:table-cell>
          <table:table-cell table:number-columns-repeated="2"/>
        </table:table-row>
        <table:table-row table:style-name="ro3">
          <table:table-cell table:formula="of:=IF([Data.A150]=&quot;&quot;;[.A148];[Data.A150])" office:value-type="float" office:value="103">
            <text:p>103</text:p>
          </table:table-cell>
          <table:table-cell table:formula="of:=IF([Data.E150]=&quot;&quot;;[.B148];CONCATENATE(&quot;,&quot;;[Data.E150]))" office:value-type="string" office:string-value=",MYSTICAL">
            <text:p>,MYSTICAL</text:p>
          </table:table-cell>
          <table:table-cell table:formula="of:=IF([Data.F150]=&quot;&quot;;[.C148];CONCATENATE(&quot;,&quot;;[Data.F150]))" office:value-type="string" office:string-value=",CHARL">
            <text:p>,CHARL</text:p>
          </table:table-cell>
          <table:table-cell table:formula="of:=CONCATENATE(&quot;,&quot;;[Data.G150])" office:value-type="string" office:string-value=",MINOR">
            <text:p>,MINOR</text:p>
          </table:table-cell>
          <table:table-cell table:formula="of:=CONCATENATE(&quot;,&quot;;[Data.H150])" office:value-type="string" office:string-value=",7">
            <text:p>,7</text:p>
          </table:table-cell>
          <table:table-cell table:formula="of:=IF([Data.I150]=&quot;&quot;;&quot;&quot;;CONCATENATE(&quot;,&quot;;[Data.I150]))" office:value-type="string" office:string-value=",S98=15">
            <text:p>,S98=15</text:p>
          </table:table-cell>
          <table:table-cell table:style-name="ce13" table:formula="of:=IF([Data.J150]=&quot;&quot;;&quot;&quot;;CONCATENATE(&quot;,&quot;;[Data.J150]))">
            <text:p/>
          </table:table-cell>
          <table:table-cell table:style-name="ce13" table:formula="of:=IF([Data.K150]=&quot;&quot;;&quot;&quot;;CONCATENATE(&quot;,&quot;;[Data.K150]))">
            <text:p/>
          </table:table-cell>
          <table:table-cell table:style-name="ce13" table:formula="of:=IF([Data.L150]=&quot;&quot;;&quot;&quot;;CONCATENATE(&quot;,&quot;;[Data.L150]))">
            <text:p/>
          </table:table-cell>
          <table:table-cell table:style-name="ce13" table:formula="of:=IF([Data.M150]=&quot;&quot;;&quot;&quot;;CONCATENATE(&quot;,&quot;;[Data.M150]))">
            <text:p/>
          </table:table-cell>
          <table:table-cell table:style-name="ce13" table:formula="of:=IF([Data.N150]=&quot;&quot;;&quot;&quot;;CONCATENATE(&quot;,&quot;;[Data.N150]))">
            <text:p/>
          </table:table-cell>
          <table:table-cell table:style-name="ce13" table:formula="of:=IF([Data.O150]=&quot;&quot;;&quot;&quot;;CONCATENATE(&quot;,&quot;;[Data.O150]))">
            <text:p/>
          </table:table-cell>
          <table:table-cell table:style-name="ce13" table:formula="of:=IF([Data.P150]=&quot;&quot;;&quot;&quot;;CONCATENATE(&quot;,&quot;;[Data.P150]))">
            <text:p/>
          </table:table-cell>
          <table:table-cell table:style-name="ce13" table:formula="of:=IF([Data.Q150]=&quot;&quot;;&quot;&quot;;CONCATENATE(&quot;,&quot;;[Data.Q150]))">
            <text:p/>
          </table:table-cell>
          <table:table-cell table:style-name="ce13" table:formula="of:=IF([Data.R150]=&quot;&quot;;&quot;&quot;;CONCATENATE(&quot;,&quot;;[Data.R150]))">
            <text:p/>
          </table:table-cell>
          <table:table-cell table:style-name="ce13" table:formula="of:=IF([Data.S150]=&quot;&quot;;&quot;&quot;;CONCATENATE(&quot;,&quot;;[Data.S150]))">
            <text:p/>
          </table:table-cell>
          <table:table-cell table:style-name="ce13" table:formula="of:=IF([Data.T150]=&quot;&quot;;&quot;&quot;;CONCATENATE(&quot;,&quot;;[Data.T150]))">
            <text:p/>
          </table:table-cell>
          <table:table-cell table:number-columns-repeated="2"/>
        </table:table-row>
        <table:table-row table:style-name="ro3">
          <table:table-cell table:formula="of:=IF([Data.A151]=&quot;&quot;;[.A149];[Data.A151])" office:value-type="float" office:value="104">
            <text:p>104</text:p>
          </table:table-cell>
          <table:table-cell table:formula="of:=IF([Data.E151]=&quot;&quot;;[.B149];CONCATENATE(&quot;,&quot;;[Data.E151]))" office:value-type="string" office:string-value=",MYSTICAL">
            <text:p>,MYSTICAL</text:p>
          </table:table-cell>
          <table:table-cell table:formula="of:=IF([Data.F151]=&quot;&quot;;[.C149];CONCATENATE(&quot;,&quot;;[Data.F151]))" office:value-type="string" office:string-value=",CHARL">
            <text:p>,CHARL</text:p>
          </table:table-cell>
          <table:table-cell table:formula="of:=CONCATENATE(&quot;,&quot;;[Data.G151])" office:value-type="string" office:string-value=",MINOR">
            <text:p>,MINOR</text:p>
          </table:table-cell>
          <table:table-cell table:formula="of:=CONCATENATE(&quot;,&quot;;[Data.H151])" office:value-type="string" office:string-value=",6">
            <text:p>,6</text:p>
          </table:table-cell>
          <table:table-cell table:formula="of:=IF([Data.I151]=&quot;&quot;;&quot;&quot;;CONCATENATE(&quot;,&quot;;[Data.I151]))" office:value-type="string" office:string-value=",DESCR">
            <text:p>,DESCR</text:p>
          </table:table-cell>
          <table:table-cell table:style-name="ce13" table:formula="of:=IF([Data.J151]=&quot;&quot;;&quot;&quot;;CONCATENATE(&quot;,&quot;;[Data.J151]))">
            <text:p/>
          </table:table-cell>
          <table:table-cell table:style-name="ce13" table:formula="of:=IF([Data.K151]=&quot;&quot;;&quot;&quot;;CONCATENATE(&quot;,&quot;;[Data.K151]))">
            <text:p/>
          </table:table-cell>
          <table:table-cell table:style-name="ce13" table:formula="of:=IF([Data.L151]=&quot;&quot;;&quot;&quot;;CONCATENATE(&quot;,&quot;;[Data.L151]))">
            <text:p/>
          </table:table-cell>
          <table:table-cell table:style-name="ce13" table:formula="of:=IF([Data.M151]=&quot;&quot;;&quot;&quot;;CONCATENATE(&quot;,&quot;;[Data.M151]))">
            <text:p/>
          </table:table-cell>
          <table:table-cell table:style-name="ce13" table:formula="of:=IF([Data.N151]=&quot;&quot;;&quot;&quot;;CONCATENATE(&quot;,&quot;;[Data.N151]))">
            <text:p/>
          </table:table-cell>
          <table:table-cell table:style-name="ce13" table:formula="of:=IF([Data.O151]=&quot;&quot;;&quot;&quot;;CONCATENATE(&quot;,&quot;;[Data.O151]))">
            <text:p/>
          </table:table-cell>
          <table:table-cell table:style-name="ce13" table:formula="of:=IF([Data.P151]=&quot;&quot;;&quot;&quot;;CONCATENATE(&quot;,&quot;;[Data.P151]))">
            <text:p/>
          </table:table-cell>
          <table:table-cell table:style-name="ce13" table:formula="of:=IF([Data.Q151]=&quot;&quot;;&quot;&quot;;CONCATENATE(&quot;,&quot;;[Data.Q151]))">
            <text:p/>
          </table:table-cell>
          <table:table-cell table:style-name="ce13" table:formula="of:=IF([Data.R151]=&quot;&quot;;&quot;&quot;;CONCATENATE(&quot;,&quot;;[Data.R151]))">
            <text:p/>
          </table:table-cell>
          <table:table-cell table:style-name="ce13" table:formula="of:=IF([Data.S151]=&quot;&quot;;&quot;&quot;;CONCATENATE(&quot;,&quot;;[Data.S151]))">
            <text:p/>
          </table:table-cell>
          <table:table-cell table:style-name="ce13" table:formula="of:=IF([Data.T151]=&quot;&quot;;&quot;&quot;;CONCATENATE(&quot;,&quot;;[Data.T151]))">
            <text:p/>
          </table:table-cell>
          <table:table-cell table:number-columns-repeated="2"/>
        </table:table-row>
        <table:table-row table:style-name="ro3">
          <table:table-cell table:formula="of:=IF([Data.A152]=&quot;&quot;;[.A150];[Data.A152])" office:value-type="float" office:value="105">
            <text:p>105</text:p>
          </table:table-cell>
          <table:table-cell table:formula="of:=IF([Data.E152]=&quot;&quot;;[.B150];CONCATENATE(&quot;,&quot;;[Data.E152]))" office:value-type="string" office:string-value=",MYSTICAL">
            <text:p>,MYSTICAL</text:p>
          </table:table-cell>
          <table:table-cell table:formula="of:=IF([Data.F152]=&quot;&quot;;[.C150];CONCATENATE(&quot;,&quot;;[Data.F152]))" office:value-type="string" office:string-value=",CHARL">
            <text:p>,CHARL</text:p>
          </table:table-cell>
          <table:table-cell table:formula="of:=CONCATENATE(&quot;,&quot;;[Data.G152])" office:value-type="string" office:string-value=",MINOR">
            <text:p>,MINOR</text:p>
          </table:table-cell>
          <table:table-cell table:formula="of:=CONCATENATE(&quot;,&quot;;[Data.H152])" office:value-type="string" office:string-value=",7">
            <text:p>,7</text:p>
          </table:table-cell>
          <table:table-cell table:formula="of:=IF([Data.I152]=&quot;&quot;;&quot;&quot;;CONCATENATE(&quot;,&quot;;[Data.I152]))" office:value-type="string" office:string-value=",C38=25">
            <text:p>,C38=25</text:p>
          </table:table-cell>
          <table:table-cell table:style-name="ce13" table:formula="of:=IF([Data.J152]=&quot;&quot;;&quot;&quot;;CONCATENATE(&quot;,&quot;;[Data.J152]))">
            <text:p/>
          </table:table-cell>
          <table:table-cell table:style-name="ce13" table:formula="of:=IF([Data.K152]=&quot;&quot;;&quot;&quot;;CONCATENATE(&quot;,&quot;;[Data.K152]))">
            <text:p/>
          </table:table-cell>
          <table:table-cell table:style-name="ce13" table:formula="of:=IF([Data.L152]=&quot;&quot;;&quot;&quot;;CONCATENATE(&quot;,&quot;;[Data.L152]))">
            <text:p/>
          </table:table-cell>
          <table:table-cell table:style-name="ce13" table:formula="of:=IF([Data.M152]=&quot;&quot;;&quot;&quot;;CONCATENATE(&quot;,&quot;;[Data.M152]))">
            <text:p/>
          </table:table-cell>
          <table:table-cell table:style-name="ce13" table:formula="of:=IF([Data.N152]=&quot;&quot;;&quot;&quot;;CONCATENATE(&quot;,&quot;;[Data.N152]))">
            <text:p/>
          </table:table-cell>
          <table:table-cell table:style-name="ce13" table:formula="of:=IF([Data.O152]=&quot;&quot;;&quot;&quot;;CONCATENATE(&quot;,&quot;;[Data.O152]))">
            <text:p/>
          </table:table-cell>
          <table:table-cell table:style-name="ce13" table:formula="of:=IF([Data.P152]=&quot;&quot;;&quot;&quot;;CONCATENATE(&quot;,&quot;;[Data.P152]))">
            <text:p/>
          </table:table-cell>
          <table:table-cell table:style-name="ce13" table:formula="of:=IF([Data.Q152]=&quot;&quot;;&quot;&quot;;CONCATENATE(&quot;,&quot;;[Data.Q152]))">
            <text:p/>
          </table:table-cell>
          <table:table-cell table:style-name="ce13" table:formula="of:=IF([Data.R152]=&quot;&quot;;&quot;&quot;;CONCATENATE(&quot;,&quot;;[Data.R152]))">
            <text:p/>
          </table:table-cell>
          <table:table-cell table:style-name="ce13" table:formula="of:=IF([Data.S152]=&quot;&quot;;&quot;&quot;;CONCATENATE(&quot;,&quot;;[Data.S152]))">
            <text:p/>
          </table:table-cell>
          <table:table-cell table:style-name="ce13" table:formula="of:=IF([Data.T152]=&quot;&quot;;&quot;&quot;;CONCATENATE(&quot;,&quot;;[Data.T152]))">
            <text:p/>
          </table:table-cell>
          <table:table-cell table:number-columns-repeated="2"/>
        </table:table-row>
        <table:table-row table:style-name="ro3">
          <table:table-cell table:formula="of:=IF([Data.A153]=&quot;&quot;;[.A151];[Data.A153])" office:value-type="float" office:value="106">
            <text:p>106</text:p>
          </table:table-cell>
          <table:table-cell table:formula="of:=IF([Data.E153]=&quot;&quot;;[.B151];CONCATENATE(&quot;,&quot;;[Data.E153]))" office:value-type="string" office:string-value=",MYSTICAL">
            <text:p>,MYSTICAL</text:p>
          </table:table-cell>
          <table:table-cell table:formula="of:=IF([Data.F153]=&quot;&quot;;[.C151];CONCATENATE(&quot;,&quot;;[Data.F153]))" office:value-type="string" office:string-value=",CHARL">
            <text:p>,CHARL</text:p>
          </table:table-cell>
          <table:table-cell table:formula="of:=CONCATENATE(&quot;,&quot;;[Data.G153])" office:value-type="string" office:string-value=",GREATER">
            <text:p>,GREATER</text:p>
          </table:table-cell>
          <table:table-cell table:formula="of:=CONCATENATE(&quot;,&quot;;[Data.H153])" office:value-type="string" office:string-value=",40">
            <text:p>,40</text:p>
          </table:table-cell>
          <table:table-cell table:formula="of:=IF([Data.I153]=&quot;&quot;;&quot;&quot;;CONCATENATE(&quot;,&quot;;[Data.I153]))" office:value-type="string" office:string-value=",DESCR">
            <text:p>,DESCR</text:p>
          </table:table-cell>
          <table:table-cell table:style-name="ce13" table:formula="of:=IF([Data.J153]=&quot;&quot;;&quot;&quot;;CONCATENATE(&quot;,&quot;;[Data.J153]))">
            <text:p/>
          </table:table-cell>
          <table:table-cell table:style-name="ce13" table:formula="of:=IF([Data.K153]=&quot;&quot;;&quot;&quot;;CONCATENATE(&quot;,&quot;;[Data.K153]))">
            <text:p/>
          </table:table-cell>
          <table:table-cell table:style-name="ce13" table:formula="of:=IF([Data.L153]=&quot;&quot;;&quot;&quot;;CONCATENATE(&quot;,&quot;;[Data.L153]))">
            <text:p/>
          </table:table-cell>
          <table:table-cell table:style-name="ce13" table:formula="of:=IF([Data.M153]=&quot;&quot;;&quot;&quot;;CONCATENATE(&quot;,&quot;;[Data.M153]))">
            <text:p/>
          </table:table-cell>
          <table:table-cell table:style-name="ce13" table:formula="of:=IF([Data.N153]=&quot;&quot;;&quot;&quot;;CONCATENATE(&quot;,&quot;;[Data.N153]))">
            <text:p/>
          </table:table-cell>
          <table:table-cell table:style-name="ce13" table:formula="of:=IF([Data.O153]=&quot;&quot;;&quot;&quot;;CONCATENATE(&quot;,&quot;;[Data.O153]))">
            <text:p/>
          </table:table-cell>
          <table:table-cell table:style-name="ce13" table:formula="of:=IF([Data.P153]=&quot;&quot;;&quot;&quot;;CONCATENATE(&quot;,&quot;;[Data.P153]))">
            <text:p/>
          </table:table-cell>
          <table:table-cell table:style-name="ce13" table:formula="of:=IF([Data.Q153]=&quot;&quot;;&quot;&quot;;CONCATENATE(&quot;,&quot;;[Data.Q153]))">
            <text:p/>
          </table:table-cell>
          <table:table-cell table:style-name="ce13" table:formula="of:=IF([Data.R153]=&quot;&quot;;&quot;&quot;;CONCATENATE(&quot;,&quot;;[Data.R153]))">
            <text:p/>
          </table:table-cell>
          <table:table-cell table:style-name="ce13" table:formula="of:=IF([Data.S153]=&quot;&quot;;&quot;&quot;;CONCATENATE(&quot;,&quot;;[Data.S153]))">
            <text:p/>
          </table:table-cell>
          <table:table-cell table:style-name="ce13" table:formula="of:=IF([Data.T153]=&quot;&quot;;&quot;&quot;;CONCATENATE(&quot;,&quot;;[Data.T153]))">
            <text:p/>
          </table:table-cell>
          <table:table-cell table:number-columns-repeated="2"/>
        </table:table-row>
        <table:table-row table:style-name="ro3">
          <table:table-cell table:formula="of:=IF([Data.A154]=&quot;&quot;;[.A152];[Data.A154])" office:value-type="float" office:value="107">
            <text:p>107</text:p>
          </table:table-cell>
          <table:table-cell table:formula="of:=IF([Data.E154]=&quot;&quot;;[.B152];CONCATENATE(&quot;,&quot;;[Data.E154]))" office:value-type="string" office:string-value=",MYSTICAL">
            <text:p>,MYSTICAL</text:p>
          </table:table-cell>
          <table:table-cell table:formula="of:=IF([Data.F154]=&quot;&quot;;[.C152];CONCATENATE(&quot;,&quot;;[Data.F154]))" office:value-type="string" office:string-value=",CHARL">
            <text:p>,CHARL</text:p>
          </table:table-cell>
          <table:table-cell table:formula="of:=CONCATENATE(&quot;,&quot;;[Data.G154])" office:value-type="string" office:string-value=",MAJOR">
            <text:p>,MAJOR</text:p>
          </table:table-cell>
          <table:table-cell table:formula="of:=CONCATENATE(&quot;,&quot;;[Data.H154])" office:value-type="string" office:string-value=",15">
            <text:p>,15</text:p>
          </table:table-cell>
          <table:table-cell table:formula="of:=IF([Data.I154]=&quot;&quot;;&quot;&quot;;CONCATENATE(&quot;,&quot;;[Data.I154]))" office:value-type="string" office:string-value=",DESCR">
            <text:p>,DESCR</text:p>
          </table:table-cell>
          <table:table-cell table:style-name="ce13" table:formula="of:=IF([Data.J154]=&quot;&quot;;&quot;&quot;;CONCATENATE(&quot;,&quot;;[Data.J154]))">
            <text:p/>
          </table:table-cell>
          <table:table-cell table:style-name="ce13" table:formula="of:=IF([Data.K154]=&quot;&quot;;&quot;&quot;;CONCATENATE(&quot;,&quot;;[Data.K154]))">
            <text:p/>
          </table:table-cell>
          <table:table-cell table:style-name="ce13" table:formula="of:=IF([Data.L154]=&quot;&quot;;&quot;&quot;;CONCATENATE(&quot;,&quot;;[Data.L154]))">
            <text:p/>
          </table:table-cell>
          <table:table-cell table:style-name="ce13" table:formula="of:=IF([Data.M154]=&quot;&quot;;&quot;&quot;;CONCATENATE(&quot;,&quot;;[Data.M154]))">
            <text:p/>
          </table:table-cell>
          <table:table-cell table:style-name="ce13" table:formula="of:=IF([Data.N154]=&quot;&quot;;&quot;&quot;;CONCATENATE(&quot;,&quot;;[Data.N154]))">
            <text:p/>
          </table:table-cell>
          <table:table-cell table:style-name="ce13" table:formula="of:=IF([Data.O154]=&quot;&quot;;&quot;&quot;;CONCATENATE(&quot;,&quot;;[Data.O154]))">
            <text:p/>
          </table:table-cell>
          <table:table-cell table:style-name="ce13" table:formula="of:=IF([Data.P154]=&quot;&quot;;&quot;&quot;;CONCATENATE(&quot;,&quot;;[Data.P154]))">
            <text:p/>
          </table:table-cell>
          <table:table-cell table:style-name="ce13" table:formula="of:=IF([Data.Q154]=&quot;&quot;;&quot;&quot;;CONCATENATE(&quot;,&quot;;[Data.Q154]))">
            <text:p/>
          </table:table-cell>
          <table:table-cell table:style-name="ce13" table:formula="of:=IF([Data.R154]=&quot;&quot;;&quot;&quot;;CONCATENATE(&quot;,&quot;;[Data.R154]))">
            <text:p/>
          </table:table-cell>
          <table:table-cell table:style-name="ce13" table:formula="of:=IF([Data.S154]=&quot;&quot;;&quot;&quot;;CONCATENATE(&quot;,&quot;;[Data.S154]))">
            <text:p/>
          </table:table-cell>
          <table:table-cell table:style-name="ce13" table:formula="of:=IF([Data.T154]=&quot;&quot;;&quot;&quot;;CONCATENATE(&quot;,&quot;;[Data.T154]))">
            <text:p/>
          </table:table-cell>
          <table:table-cell table:number-columns-repeated="2"/>
        </table:table-row>
        <table:table-row table:style-name="ro3">
          <table:table-cell table:formula="of:=IF([Data.A155]=&quot;&quot;;[.A153];[Data.A155])" office:value-type="float" office:value="108">
            <text:p>108</text:p>
          </table:table-cell>
          <table:table-cell table:formula="of:=IF([Data.E155]=&quot;&quot;;[.B153];CONCATENATE(&quot;,&quot;;[Data.E155]))" office:value-type="string" office:string-value=",MYSTICAL">
            <text:p>,MYSTICAL</text:p>
          </table:table-cell>
          <table:table-cell table:formula="of:=IF([Data.F155]=&quot;&quot;;[.C153];CONCATENATE(&quot;,&quot;;[Data.F155]))" office:value-type="string" office:string-value=",CHARL">
            <text:p>,CHARL</text:p>
          </table:table-cell>
          <table:table-cell table:formula="of:=CONCATENATE(&quot;,&quot;;[Data.G155])" office:value-type="string" office:string-value=",MINOR">
            <text:p>,MINOR</text:p>
          </table:table-cell>
          <table:table-cell table:formula="of:=CONCATENATE(&quot;,&quot;;[Data.H155])" office:value-type="string" office:string-value=",10">
            <text:p>,10</text:p>
          </table:table-cell>
          <table:table-cell table:formula="of:=IF([Data.I155]=&quot;&quot;;&quot;&quot;;CONCATENATE(&quot;,&quot;;[Data.I155]))" office:value-type="string" office:string-value=",DESCR">
            <text:p>,DESCR</text:p>
          </table:table-cell>
          <table:table-cell table:style-name="ce13" table:formula="of:=IF([Data.J155]=&quot;&quot;;&quot;&quot;;CONCATENATE(&quot;,&quot;;[Data.J155]))">
            <text:p/>
          </table:table-cell>
          <table:table-cell table:style-name="ce13" table:formula="of:=IF([Data.K155]=&quot;&quot;;&quot;&quot;;CONCATENATE(&quot;,&quot;;[Data.K155]))">
            <text:p/>
          </table:table-cell>
          <table:table-cell table:style-name="ce13" table:formula="of:=IF([Data.L155]=&quot;&quot;;&quot;&quot;;CONCATENATE(&quot;,&quot;;[Data.L155]))">
            <text:p/>
          </table:table-cell>
          <table:table-cell table:style-name="ce13" table:formula="of:=IF([Data.M155]=&quot;&quot;;&quot;&quot;;CONCATENATE(&quot;,&quot;;[Data.M155]))">
            <text:p/>
          </table:table-cell>
          <table:table-cell table:style-name="ce13" table:formula="of:=IF([Data.N155]=&quot;&quot;;&quot;&quot;;CONCATENATE(&quot;,&quot;;[Data.N155]))">
            <text:p/>
          </table:table-cell>
          <table:table-cell table:style-name="ce13" table:formula="of:=IF([Data.O155]=&quot;&quot;;&quot;&quot;;CONCATENATE(&quot;,&quot;;[Data.O155]))">
            <text:p/>
          </table:table-cell>
          <table:table-cell table:style-name="ce13" table:formula="of:=IF([Data.P155]=&quot;&quot;;&quot;&quot;;CONCATENATE(&quot;,&quot;;[Data.P155]))">
            <text:p/>
          </table:table-cell>
          <table:table-cell table:style-name="ce13" table:formula="of:=IF([Data.Q155]=&quot;&quot;;&quot;&quot;;CONCATENATE(&quot;,&quot;;[Data.Q155]))">
            <text:p/>
          </table:table-cell>
          <table:table-cell table:style-name="ce13" table:formula="of:=IF([Data.R155]=&quot;&quot;;&quot;&quot;;CONCATENATE(&quot;,&quot;;[Data.R155]))">
            <text:p/>
          </table:table-cell>
          <table:table-cell table:style-name="ce13" table:formula="of:=IF([Data.S155]=&quot;&quot;;&quot;&quot;;CONCATENATE(&quot;,&quot;;[Data.S155]))">
            <text:p/>
          </table:table-cell>
          <table:table-cell table:style-name="ce13" table:formula="of:=IF([Data.T155]=&quot;&quot;;&quot;&quot;;CONCATENATE(&quot;,&quot;;[Data.T155]))">
            <text:p/>
          </table:table-cell>
          <table:table-cell table:number-columns-repeated="2"/>
        </table:table-row>
        <table:table-row table:style-name="ro3">
          <table:table-cell table:formula="of:=IF([Data.A156]=&quot;&quot;;[.A154];[Data.A156])" office:value-type="float" office:value="109">
            <text:p>109</text:p>
          </table:table-cell>
          <table:table-cell table:formula="of:=IF([Data.E156]=&quot;&quot;;[.B154];CONCATENATE(&quot;,&quot;;[Data.E156]))" office:value-type="string" office:string-value=",MYSTICAL">
            <text:p>,MYSTICAL</text:p>
          </table:table-cell>
          <table:table-cell table:formula="of:=IF([Data.F156]=&quot;&quot;;[.C154];CONCATENATE(&quot;,&quot;;[Data.F156]))" office:value-type="string" office:string-value=",CHARL">
            <text:p>,CHARL</text:p>
          </table:table-cell>
          <table:table-cell table:formula="of:=CONCATENATE(&quot;,&quot;;[Data.G156])" office:value-type="string" office:string-value=",MAJOR">
            <text:p>,MAJOR</text:p>
          </table:table-cell>
          <table:table-cell table:formula="of:=CONCATENATE(&quot;,&quot;;[Data.H156])" office:value-type="string" office:string-value=",15">
            <text:p>,15</text:p>
          </table:table-cell>
          <table:table-cell table:formula="of:=IF([Data.I156]=&quot;&quot;;&quot;&quot;;CONCATENATE(&quot;,&quot;;[Data.I156]))" office:value-type="string" office:string-value=",DESCR">
            <text:p>,DESCR</text:p>
          </table:table-cell>
          <table:table-cell table:style-name="ce13" table:formula="of:=IF([Data.J156]=&quot;&quot;;&quot;&quot;;CONCATENATE(&quot;,&quot;;[Data.J156]))">
            <text:p/>
          </table:table-cell>
          <table:table-cell table:style-name="ce13" table:formula="of:=IF([Data.K156]=&quot;&quot;;&quot;&quot;;CONCATENATE(&quot;,&quot;;[Data.K156]))">
            <text:p/>
          </table:table-cell>
          <table:table-cell table:style-name="ce13" table:formula="of:=IF([Data.L156]=&quot;&quot;;&quot;&quot;;CONCATENATE(&quot;,&quot;;[Data.L156]))">
            <text:p/>
          </table:table-cell>
          <table:table-cell table:style-name="ce13" table:formula="of:=IF([Data.M156]=&quot;&quot;;&quot;&quot;;CONCATENATE(&quot;,&quot;;[Data.M156]))">
            <text:p/>
          </table:table-cell>
          <table:table-cell table:style-name="ce13" table:formula="of:=IF([Data.N156]=&quot;&quot;;&quot;&quot;;CONCATENATE(&quot;,&quot;;[Data.N156]))">
            <text:p/>
          </table:table-cell>
          <table:table-cell table:style-name="ce13" table:formula="of:=IF([Data.O156]=&quot;&quot;;&quot;&quot;;CONCATENATE(&quot;,&quot;;[Data.O156]))">
            <text:p/>
          </table:table-cell>
          <table:table-cell table:style-name="ce13" table:formula="of:=IF([Data.P156]=&quot;&quot;;&quot;&quot;;CONCATENATE(&quot;,&quot;;[Data.P156]))">
            <text:p/>
          </table:table-cell>
          <table:table-cell table:style-name="ce13" table:formula="of:=IF([Data.Q156]=&quot;&quot;;&quot;&quot;;CONCATENATE(&quot;,&quot;;[Data.Q156]))">
            <text:p/>
          </table:table-cell>
          <table:table-cell table:style-name="ce13" table:formula="of:=IF([Data.R156]=&quot;&quot;;&quot;&quot;;CONCATENATE(&quot;,&quot;;[Data.R156]))">
            <text:p/>
          </table:table-cell>
          <table:table-cell table:style-name="ce13" table:formula="of:=IF([Data.S156]=&quot;&quot;;&quot;&quot;;CONCATENATE(&quot;,&quot;;[Data.S156]))">
            <text:p/>
          </table:table-cell>
          <table:table-cell table:style-name="ce13" table:formula="of:=IF([Data.T156]=&quot;&quot;;&quot;&quot;;CONCATENATE(&quot;,&quot;;[Data.T156]))">
            <text:p/>
          </table:table-cell>
          <table:table-cell table:number-columns-repeated="2"/>
        </table:table-row>
        <table:table-row table:style-name="ro3">
          <table:table-cell table:formula="of:=IF([Data.A157]=&quot;&quot;;[.A155];[Data.A157])" office:value-type="float" office:value="110">
            <text:p>110</text:p>
          </table:table-cell>
          <table:table-cell table:formula="of:=IF([Data.E157]=&quot;&quot;;[.B155];CONCATENATE(&quot;,&quot;;[Data.E157]))" office:value-type="string" office:string-value=",MYSTICAL">
            <text:p>,MYSTICAL</text:p>
          </table:table-cell>
          <table:table-cell table:formula="of:=IF([Data.F157]=&quot;&quot;;[.C155];CONCATENATE(&quot;,&quot;;[Data.F157]))" office:value-type="string" office:string-value=",CHARL">
            <text:p>,CHARL</text:p>
          </table:table-cell>
          <table:table-cell table:formula="of:=CONCATENATE(&quot;,&quot;;[Data.G157])" office:value-type="string" office:string-value=",MAJOR">
            <text:p>,MAJOR</text:p>
          </table:table-cell>
          <table:table-cell table:formula="of:=CONCATENATE(&quot;,&quot;;[Data.H157])" office:value-type="string" office:string-value=",15">
            <text:p>,15</text:p>
          </table:table-cell>
          <table:table-cell table:formula="of:=IF([Data.I157]=&quot;&quot;;&quot;&quot;;CONCATENATE(&quot;,&quot;;[Data.I157]))" office:value-type="string" office:string-value=",RR=CHANNELING=15">
            <text:p>,RR=CHANNELING=15</text:p>
          </table:table-cell>
          <table:table-cell table:style-name="ce13" table:formula="of:=IF([Data.J157]=&quot;&quot;;&quot;&quot;;CONCATENATE(&quot;,&quot;;[Data.J157]))" office:value-type="string" office:string-value=",RR=ESSENCE=15">
            <text:p>,RR=ESSENCE=15</text:p>
          </table:table-cell>
          <table:table-cell table:style-name="ce13" table:formula="of:=IF([Data.K157]=&quot;&quot;;&quot;&quot;;CONCATENATE(&quot;,&quot;;[Data.K157]))" office:value-type="string" office:string-value=",RR=MENTALISM=15">
            <text:p>,RR=MENTALISM=15</text:p>
          </table:table-cell>
          <table:table-cell table:style-name="ce13" table:formula="of:=IF([Data.L157]=&quot;&quot;;&quot;&quot;;CONCATENATE(&quot;,&quot;;[Data.L157]))">
            <text:p/>
          </table:table-cell>
          <table:table-cell table:style-name="ce13" table:formula="of:=IF([Data.M157]=&quot;&quot;;&quot;&quot;;CONCATENATE(&quot;,&quot;;[Data.M157]))">
            <text:p/>
          </table:table-cell>
          <table:table-cell table:style-name="ce13" table:formula="of:=IF([Data.N157]=&quot;&quot;;&quot;&quot;;CONCATENATE(&quot;,&quot;;[Data.N157]))">
            <text:p/>
          </table:table-cell>
          <table:table-cell table:style-name="ce13" table:formula="of:=IF([Data.O157]=&quot;&quot;;&quot;&quot;;CONCATENATE(&quot;,&quot;;[Data.O157]))">
            <text:p/>
          </table:table-cell>
          <table:table-cell table:style-name="ce13" table:formula="of:=IF([Data.P157]=&quot;&quot;;&quot;&quot;;CONCATENATE(&quot;,&quot;;[Data.P157]))">
            <text:p/>
          </table:table-cell>
          <table:table-cell table:style-name="ce13" table:formula="of:=IF([Data.Q157]=&quot;&quot;;&quot;&quot;;CONCATENATE(&quot;,&quot;;[Data.Q157]))">
            <text:p/>
          </table:table-cell>
          <table:table-cell table:style-name="ce13" table:formula="of:=IF([Data.R157]=&quot;&quot;;&quot;&quot;;CONCATENATE(&quot;,&quot;;[Data.R157]))">
            <text:p/>
          </table:table-cell>
          <table:table-cell table:style-name="ce13" table:formula="of:=IF([Data.S157]=&quot;&quot;;&quot;&quot;;CONCATENATE(&quot;,&quot;;[Data.S157]))">
            <text:p/>
          </table:table-cell>
          <table:table-cell table:style-name="ce13" table:formula="of:=IF([Data.T157]=&quot;&quot;;&quot;&quot;;CONCATENATE(&quot;,&quot;;[Data.T157]))">
            <text:p/>
          </table:table-cell>
          <table:table-cell table:number-columns-repeated="2"/>
        </table:table-row>
        <table:table-row table:style-name="ro3">
          <table:table-cell table:formula="of:=IF([Data.A158]=&quot;&quot;;[.A156];[Data.A158])" office:value-type="float" office:value="111">
            <text:p>111</text:p>
          </table:table-cell>
          <table:table-cell table:formula="of:=IF([Data.E158]=&quot;&quot;;[.B156];CONCATENATE(&quot;,&quot;;[Data.E158]))" office:value-type="string" office:string-value=",MYSTICAL">
            <text:p>,MYSTICAL</text:p>
          </table:table-cell>
          <table:table-cell table:formula="of:=IF([Data.F158]=&quot;&quot;;[.C156];CONCATENATE(&quot;,&quot;;[Data.F158]))" office:value-type="string" office:string-value=",CHARL">
            <text:p>,CHARL</text:p>
          </table:table-cell>
          <table:table-cell table:formula="of:=CONCATENATE(&quot;,&quot;;[Data.G158])" office:value-type="string" office:string-value=",LESSER">
            <text:p>,LESSER</text:p>
          </table:table-cell>
          <table:table-cell table:formula="of:=CONCATENATE(&quot;,&quot;;[Data.H158])" office:value-type="string" office:string-value=",5">
            <text:p>,5</text:p>
          </table:table-cell>
          <table:table-cell table:formula="of:=IF([Data.I158]=&quot;&quot;;&quot;&quot;;CONCATENATE(&quot;,&quot;;[Data.I158]))" office:value-type="string" office:string-value=",S101=25">
            <text:p>,S101=25</text:p>
          </table:table-cell>
          <table:table-cell table:style-name="ce13" table:formula="of:=IF([Data.J158]=&quot;&quot;;&quot;&quot;;CONCATENATE(&quot;,&quot;;[Data.J158]))">
            <text:p/>
          </table:table-cell>
          <table:table-cell table:style-name="ce13" table:formula="of:=IF([Data.K158]=&quot;&quot;;&quot;&quot;;CONCATENATE(&quot;,&quot;;[Data.K158]))">
            <text:p/>
          </table:table-cell>
          <table:table-cell table:style-name="ce13" table:formula="of:=IF([Data.L158]=&quot;&quot;;&quot;&quot;;CONCATENATE(&quot;,&quot;;[Data.L158]))">
            <text:p/>
          </table:table-cell>
          <table:table-cell table:style-name="ce13" table:formula="of:=IF([Data.M158]=&quot;&quot;;&quot;&quot;;CONCATENATE(&quot;,&quot;;[Data.M158]))">
            <text:p/>
          </table:table-cell>
          <table:table-cell table:style-name="ce13" table:formula="of:=IF([Data.N158]=&quot;&quot;;&quot;&quot;;CONCATENATE(&quot;,&quot;;[Data.N158]))">
            <text:p/>
          </table:table-cell>
          <table:table-cell table:style-name="ce13" table:formula="of:=IF([Data.O158]=&quot;&quot;;&quot;&quot;;CONCATENATE(&quot;,&quot;;[Data.O158]))">
            <text:p/>
          </table:table-cell>
          <table:table-cell table:style-name="ce13" table:formula="of:=IF([Data.P158]=&quot;&quot;;&quot;&quot;;CONCATENATE(&quot;,&quot;;[Data.P158]))">
            <text:p/>
          </table:table-cell>
          <table:table-cell table:style-name="ce13" table:formula="of:=IF([Data.Q158]=&quot;&quot;;&quot;&quot;;CONCATENATE(&quot;,&quot;;[Data.Q158]))">
            <text:p/>
          </table:table-cell>
          <table:table-cell table:style-name="ce13" table:formula="of:=IF([Data.R158]=&quot;&quot;;&quot;&quot;;CONCATENATE(&quot;,&quot;;[Data.R158]))">
            <text:p/>
          </table:table-cell>
          <table:table-cell table:style-name="ce13" table:formula="of:=IF([Data.S158]=&quot;&quot;;&quot;&quot;;CONCATENATE(&quot;,&quot;;[Data.S158]))">
            <text:p/>
          </table:table-cell>
          <table:table-cell table:style-name="ce13" table:formula="of:=IF([Data.T158]=&quot;&quot;;&quot;&quot;;CONCATENATE(&quot;,&quot;;[Data.T158]))">
            <text:p/>
          </table:table-cell>
          <table:table-cell table:number-columns-repeated="2"/>
        </table:table-row>
        <table:table-row table:style-name="ro3">
          <table:table-cell table:formula="of:=IF([Data.A159]=&quot;&quot;;[.A157];[Data.A159])" office:value-type="float" office:value="112">
            <text:p>112</text:p>
          </table:table-cell>
          <table:table-cell table:formula="of:=IF([Data.E159]=&quot;&quot;;[.B157];CONCATENATE(&quot;,&quot;;[Data.E159]))" office:value-type="string" office:string-value=",MENTAL">
            <text:p>,MENTAL</text:p>
          </table:table-cell>
          <table:table-cell table:formula="of:=IF([Data.F159]=&quot;&quot;;[.C157];CONCATENATE(&quot;,&quot;;[Data.F159]))" office:value-type="string" office:string-value=",CHARL">
            <text:p>,CHARL</text:p>
          </table:table-cell>
          <table:table-cell table:formula="of:=CONCATENATE(&quot;,&quot;;[Data.G159])" office:value-type="string" office:string-value=",MINOR">
            <text:p>,MINOR</text:p>
          </table:table-cell>
          <table:table-cell table:formula="of:=CONCATENATE(&quot;,&quot;;[Data.H159])" office:value-type="string" office:string-value=",10">
            <text:p>,10</text:p>
          </table:table-cell>
          <table:table-cell table:formula="of:=IF([Data.I159]=&quot;&quot;;&quot;&quot;;CONCATENATE(&quot;,&quot;;[Data.I159]))" office:value-type="string" office:string-value=",DESCR">
            <text:p>,DESCR</text:p>
          </table:table-cell>
          <table:table-cell table:style-name="ce13" table:formula="of:=IF([Data.J159]=&quot;&quot;;&quot;&quot;;CONCATENATE(&quot;,&quot;;[Data.J159]))">
            <text:p/>
          </table:table-cell>
          <table:table-cell table:style-name="ce13" table:formula="of:=IF([Data.K159]=&quot;&quot;;&quot;&quot;;CONCATENATE(&quot;,&quot;;[Data.K159]))">
            <text:p/>
          </table:table-cell>
          <table:table-cell table:style-name="ce13" table:formula="of:=IF([Data.L159]=&quot;&quot;;&quot;&quot;;CONCATENATE(&quot;,&quot;;[Data.L159]))">
            <text:p/>
          </table:table-cell>
          <table:table-cell table:style-name="ce13" table:formula="of:=IF([Data.M159]=&quot;&quot;;&quot;&quot;;CONCATENATE(&quot;,&quot;;[Data.M159]))">
            <text:p/>
          </table:table-cell>
          <table:table-cell table:style-name="ce13" table:formula="of:=IF([Data.N159]=&quot;&quot;;&quot;&quot;;CONCATENATE(&quot;,&quot;;[Data.N159]))">
            <text:p/>
          </table:table-cell>
          <table:table-cell table:style-name="ce13" table:formula="of:=IF([Data.O159]=&quot;&quot;;&quot;&quot;;CONCATENATE(&quot;,&quot;;[Data.O159]))">
            <text:p/>
          </table:table-cell>
          <table:table-cell table:style-name="ce13" table:formula="of:=IF([Data.P159]=&quot;&quot;;&quot;&quot;;CONCATENATE(&quot;,&quot;;[Data.P159]))">
            <text:p/>
          </table:table-cell>
          <table:table-cell table:style-name="ce13" table:formula="of:=IF([Data.Q159]=&quot;&quot;;&quot;&quot;;CONCATENATE(&quot;,&quot;;[Data.Q159]))">
            <text:p/>
          </table:table-cell>
          <table:table-cell table:style-name="ce13" table:formula="of:=IF([Data.R159]=&quot;&quot;;&quot;&quot;;CONCATENATE(&quot;,&quot;;[Data.R159]))">
            <text:p/>
          </table:table-cell>
          <table:table-cell table:style-name="ce13" table:formula="of:=IF([Data.S159]=&quot;&quot;;&quot;&quot;;CONCATENATE(&quot;,&quot;;[Data.S159]))">
            <text:p/>
          </table:table-cell>
          <table:table-cell table:style-name="ce13" table:formula="of:=IF([Data.T159]=&quot;&quot;;&quot;&quot;;CONCATENATE(&quot;,&quot;;[Data.T159]))">
            <text:p/>
          </table:table-cell>
          <table:table-cell table:number-columns-repeated="2"/>
        </table:table-row>
        <table:table-row table:style-name="ro3">
          <table:table-cell table:formula="of:=IF([Data.A160]=&quot;&quot;;[.A158];[Data.A160])" office:value-type="float" office:value="113">
            <text:p>113</text:p>
          </table:table-cell>
          <table:table-cell table:formula="of:=IF([Data.E160]=&quot;&quot;;[.B158];CONCATENATE(&quot;,&quot;;[Data.E160]))" office:value-type="string" office:string-value=",MENTAL">
            <text:p>,MENTAL</text:p>
          </table:table-cell>
          <table:table-cell table:formula="of:=IF([Data.F160]=&quot;&quot;;[.C158];CONCATENATE(&quot;,&quot;;[Data.F160]))" office:value-type="string" office:string-value=",CHARL">
            <text:p>,CHARL</text:p>
          </table:table-cell>
          <table:table-cell table:formula="of:=CONCATENATE(&quot;,&quot;;[Data.G160])" office:value-type="string" office:string-value=",MAJOR">
            <text:p>,MAJOR</text:p>
          </table:table-cell>
          <table:table-cell table:formula="of:=CONCATENATE(&quot;,&quot;;[Data.H160])" office:value-type="string" office:string-value=",15">
            <text:p>,15</text:p>
          </table:table-cell>
          <table:table-cell table:formula="of:=IF([Data.I160]=&quot;&quot;;&quot;&quot;;CONCATENATE(&quot;,&quot;;[Data.I160]))" office:value-type="string" office:string-value=",RR=FEAR=50">
            <text:p>,RR=FEAR=50</text:p>
          </table:table-cell>
          <table:table-cell table:style-name="ce13" table:formula="of:=IF([Data.J160]=&quot;&quot;;&quot;&quot;;CONCATENATE(&quot;,&quot;;[Data.J160]))" office:value-type="string" office:string-value=",RR=talent.rr.immovable.will">
            <text:p>,RR=talent.rr.immovable.will</text:p>
          </table:table-cell>
          <table:table-cell table:style-name="ce13" table:formula="of:=IF([Data.K160]=&quot;&quot;;&quot;&quot;;CONCATENATE(&quot;,&quot;;[Data.K160]))" office:value-type="string" office:string-value=",DESCR">
            <text:p>,DESCR</text:p>
          </table:table-cell>
          <table:table-cell table:style-name="ce13" table:formula="of:=IF([Data.L160]=&quot;&quot;;&quot;&quot;;CONCATENATE(&quot;,&quot;;[Data.L160]))">
            <text:p/>
          </table:table-cell>
          <table:table-cell table:style-name="ce13" table:formula="of:=IF([Data.M160]=&quot;&quot;;&quot;&quot;;CONCATENATE(&quot;,&quot;;[Data.M160]))">
            <text:p/>
          </table:table-cell>
          <table:table-cell table:style-name="ce13" table:formula="of:=IF([Data.N160]=&quot;&quot;;&quot;&quot;;CONCATENATE(&quot;,&quot;;[Data.N160]))">
            <text:p/>
          </table:table-cell>
          <table:table-cell table:style-name="ce13" table:formula="of:=IF([Data.O160]=&quot;&quot;;&quot;&quot;;CONCATENATE(&quot;,&quot;;[Data.O160]))">
            <text:p/>
          </table:table-cell>
          <table:table-cell table:style-name="ce13" table:formula="of:=IF([Data.P160]=&quot;&quot;;&quot;&quot;;CONCATENATE(&quot;,&quot;;[Data.P160]))">
            <text:p/>
          </table:table-cell>
          <table:table-cell table:style-name="ce13" table:formula="of:=IF([Data.Q160]=&quot;&quot;;&quot;&quot;;CONCATENATE(&quot;,&quot;;[Data.Q160]))">
            <text:p/>
          </table:table-cell>
          <table:table-cell table:style-name="ce13" table:formula="of:=IF([Data.R160]=&quot;&quot;;&quot;&quot;;CONCATENATE(&quot;,&quot;;[Data.R160]))">
            <text:p/>
          </table:table-cell>
          <table:table-cell table:style-name="ce13" table:formula="of:=IF([Data.S160]=&quot;&quot;;&quot;&quot;;CONCATENATE(&quot;,&quot;;[Data.S160]))">
            <text:p/>
          </table:table-cell>
          <table:table-cell table:style-name="ce13" table:formula="of:=IF([Data.T160]=&quot;&quot;;&quot;&quot;;CONCATENATE(&quot;,&quot;;[Data.T160]))">
            <text:p/>
          </table:table-cell>
          <table:table-cell table:number-columns-repeated="2"/>
        </table:table-row>
        <table:table-row table:style-name="ro3">
          <table:table-cell table:formula="of:=IF([Data.A161]=&quot;&quot;;[.A159];[Data.A161])" office:value-type="float" office:value="114">
            <text:p>114</text:p>
          </table:table-cell>
          <table:table-cell table:formula="of:=IF([Data.E161]=&quot;&quot;;[.B159];CONCATENATE(&quot;,&quot;;[Data.E161]))" office:value-type="string" office:string-value=",MENTAL">
            <text:p>,MENTAL</text:p>
          </table:table-cell>
          <table:table-cell table:formula="of:=IF([Data.F161]=&quot;&quot;;[.C159];CONCATENATE(&quot;,&quot;;[Data.F161]))" office:value-type="string" office:string-value=",CHARL">
            <text:p>,CHARL</text:p>
          </table:table-cell>
          <table:table-cell table:formula="of:=CONCATENATE(&quot;,&quot;;[Data.G161])" office:value-type="string" office:string-value=",MINOR">
            <text:p>,MINOR</text:p>
          </table:table-cell>
          <table:table-cell table:formula="of:=CONCATENATE(&quot;,&quot;;[Data.H161])" office:value-type="string" office:string-value=",8">
            <text:p>,8</text:p>
          </table:table-cell>
          <table:table-cell table:formula="of:=IF([Data.I161]=&quot;&quot;;&quot;&quot;;CONCATENATE(&quot;,&quot;;[Data.I161]))" office:value-type="string" office:string-value=",S164=25">
            <text:p>,S164=25</text:p>
          </table:table-cell>
          <table:table-cell table:style-name="ce13" table:formula="of:=IF([Data.J161]=&quot;&quot;;&quot;&quot;;CONCATENATE(&quot;,&quot;;[Data.J161]))" office:value-type="string" office:string-value=",DESCR">
            <text:p>,DESCR</text:p>
          </table:table-cell>
          <table:table-cell table:style-name="ce13" table:formula="of:=IF([Data.K161]=&quot;&quot;;&quot;&quot;;CONCATENATE(&quot;,&quot;;[Data.K161]))">
            <text:p/>
          </table:table-cell>
          <table:table-cell table:style-name="ce13" table:formula="of:=IF([Data.L161]=&quot;&quot;;&quot;&quot;;CONCATENATE(&quot;,&quot;;[Data.L161]))">
            <text:p/>
          </table:table-cell>
          <table:table-cell table:style-name="ce13" table:formula="of:=IF([Data.M161]=&quot;&quot;;&quot;&quot;;CONCATENATE(&quot;,&quot;;[Data.M161]))">
            <text:p/>
          </table:table-cell>
          <table:table-cell table:style-name="ce13" table:formula="of:=IF([Data.N161]=&quot;&quot;;&quot;&quot;;CONCATENATE(&quot;,&quot;;[Data.N161]))">
            <text:p/>
          </table:table-cell>
          <table:table-cell table:style-name="ce13" table:formula="of:=IF([Data.O161]=&quot;&quot;;&quot;&quot;;CONCATENATE(&quot;,&quot;;[Data.O161]))">
            <text:p/>
          </table:table-cell>
          <table:table-cell table:style-name="ce13" table:formula="of:=IF([Data.P161]=&quot;&quot;;&quot;&quot;;CONCATENATE(&quot;,&quot;;[Data.P161]))">
            <text:p/>
          </table:table-cell>
          <table:table-cell table:style-name="ce13" table:formula="of:=IF([Data.Q161]=&quot;&quot;;&quot;&quot;;CONCATENATE(&quot;,&quot;;[Data.Q161]))">
            <text:p/>
          </table:table-cell>
          <table:table-cell table:style-name="ce13" table:formula="of:=IF([Data.R161]=&quot;&quot;;&quot;&quot;;CONCATENATE(&quot;,&quot;;[Data.R161]))">
            <text:p/>
          </table:table-cell>
          <table:table-cell table:style-name="ce13" table:formula="of:=IF([Data.S161]=&quot;&quot;;&quot;&quot;;CONCATENATE(&quot;,&quot;;[Data.S161]))">
            <text:p/>
          </table:table-cell>
          <table:table-cell table:style-name="ce13" table:formula="of:=IF([Data.T161]=&quot;&quot;;&quot;&quot;;CONCATENATE(&quot;,&quot;;[Data.T161]))">
            <text:p/>
          </table:table-cell>
          <table:table-cell table:number-columns-repeated="2"/>
        </table:table-row>
        <table:table-row table:style-name="ro3">
          <table:table-cell table:formula="of:=IF([Data.A162]=&quot;&quot;;[.A160];[Data.A162])" office:value-type="float" office:value="115">
            <text:p>115</text:p>
          </table:table-cell>
          <table:table-cell table:formula="of:=IF([Data.E162]=&quot;&quot;;[.B160];CONCATENATE(&quot;,&quot;;[Data.E162]))" office:value-type="string" office:string-value=",MENTAL">
            <text:p>,MENTAL</text:p>
          </table:table-cell>
          <table:table-cell table:formula="of:=IF([Data.F162]=&quot;&quot;;[.C160];CONCATENATE(&quot;,&quot;;[Data.F162]))" office:value-type="string" office:string-value=",CHARL">
            <text:p>,CHARL</text:p>
          </table:table-cell>
          <table:table-cell table:formula="of:=CONCATENATE(&quot;,&quot;;[Data.G162])" office:value-type="string" office:string-value=",GREATER">
            <text:p>,GREATER</text:p>
          </table:table-cell>
          <table:table-cell table:formula="of:=CONCATENATE(&quot;,&quot;;[Data.H162])" office:value-type="string" office:string-value=",25">
            <text:p>,25</text:p>
          </table:table-cell>
          <table:table-cell table:formula="of:=IF([Data.I162]=&quot;&quot;;&quot;&quot;;CONCATENATE(&quot;,&quot;;[Data.I162]))" office:value-type="string" office:string-value=",DESCR">
            <text:p>,DESCR</text:p>
          </table:table-cell>
          <table:table-cell table:style-name="ce13" table:formula="of:=IF([Data.J162]=&quot;&quot;;&quot;&quot;;CONCATENATE(&quot;,&quot;;[Data.J162]))">
            <text:p/>
          </table:table-cell>
          <table:table-cell table:style-name="ce13" table:formula="of:=IF([Data.K162]=&quot;&quot;;&quot;&quot;;CONCATENATE(&quot;,&quot;;[Data.K162]))">
            <text:p/>
          </table:table-cell>
          <table:table-cell table:style-name="ce13" table:formula="of:=IF([Data.L162]=&quot;&quot;;&quot;&quot;;CONCATENATE(&quot;,&quot;;[Data.L162]))">
            <text:p/>
          </table:table-cell>
          <table:table-cell table:style-name="ce13" table:formula="of:=IF([Data.M162]=&quot;&quot;;&quot;&quot;;CONCATENATE(&quot;,&quot;;[Data.M162]))">
            <text:p/>
          </table:table-cell>
          <table:table-cell table:style-name="ce13" table:formula="of:=IF([Data.N162]=&quot;&quot;;&quot;&quot;;CONCATENATE(&quot;,&quot;;[Data.N162]))">
            <text:p/>
          </table:table-cell>
          <table:table-cell table:style-name="ce13" table:formula="of:=IF([Data.O162]=&quot;&quot;;&quot;&quot;;CONCATENATE(&quot;,&quot;;[Data.O162]))">
            <text:p/>
          </table:table-cell>
          <table:table-cell table:style-name="ce13" table:formula="of:=IF([Data.P162]=&quot;&quot;;&quot;&quot;;CONCATENATE(&quot;,&quot;;[Data.P162]))">
            <text:p/>
          </table:table-cell>
          <table:table-cell table:style-name="ce13" table:formula="of:=IF([Data.Q162]=&quot;&quot;;&quot;&quot;;CONCATENATE(&quot;,&quot;;[Data.Q162]))">
            <text:p/>
          </table:table-cell>
          <table:table-cell table:style-name="ce13" table:formula="of:=IF([Data.R162]=&quot;&quot;;&quot;&quot;;CONCATENATE(&quot;,&quot;;[Data.R162]))">
            <text:p/>
          </table:table-cell>
          <table:table-cell table:style-name="ce13" table:formula="of:=IF([Data.S162]=&quot;&quot;;&quot;&quot;;CONCATENATE(&quot;,&quot;;[Data.S162]))">
            <text:p/>
          </table:table-cell>
          <table:table-cell table:style-name="ce13" table:formula="of:=IF([Data.T162]=&quot;&quot;;&quot;&quot;;CONCATENATE(&quot;,&quot;;[Data.T162]))">
            <text:p/>
          </table:table-cell>
          <table:table-cell table:number-columns-repeated="2"/>
        </table:table-row>
        <table:table-row table:style-name="ro3">
          <table:table-cell table:formula="of:=IF([Data.A163]=&quot;&quot;;[.A161];[Data.A163])" office:value-type="float" office:value="116">
            <text:p>116</text:p>
          </table:table-cell>
          <table:table-cell table:formula="of:=IF([Data.E163]=&quot;&quot;;[.B161];CONCATENATE(&quot;,&quot;;[Data.E163]))" office:value-type="string" office:string-value=",MENTAL">
            <text:p>,MENTAL</text:p>
          </table:table-cell>
          <table:table-cell table:formula="of:=IF([Data.F163]=&quot;&quot;;[.C161];CONCATENATE(&quot;,&quot;;[Data.F163]))" office:value-type="string" office:string-value=",CHARL">
            <text:p>,CHARL</text:p>
          </table:table-cell>
          <table:table-cell table:formula="of:=CONCATENATE(&quot;,&quot;;[Data.G163])" office:value-type="string" office:string-value=",GREATER">
            <text:p>,GREATER</text:p>
          </table:table-cell>
          <table:table-cell table:formula="of:=CONCATENATE(&quot;,&quot;;[Data.H163])" office:value-type="string" office:string-value=",25">
            <text:p>,25</text:p>
          </table:table-cell>
          <table:table-cell table:formula="of:=IF([Data.I163]=&quot;&quot;;&quot;&quot;;CONCATENATE(&quot;,&quot;;[Data.I163]))" office:value-type="string" office:string-value=",DESCR">
            <text:p>,DESCR</text:p>
          </table:table-cell>
          <table:table-cell table:style-name="ce13" table:formula="of:=IF([Data.J163]=&quot;&quot;;&quot;&quot;;CONCATENATE(&quot;,&quot;;[Data.J163]))">
            <text:p/>
          </table:table-cell>
          <table:table-cell table:style-name="ce13" table:formula="of:=IF([Data.K163]=&quot;&quot;;&quot;&quot;;CONCATENATE(&quot;,&quot;;[Data.K163]))">
            <text:p/>
          </table:table-cell>
          <table:table-cell table:style-name="ce13" table:formula="of:=IF([Data.L163]=&quot;&quot;;&quot;&quot;;CONCATENATE(&quot;,&quot;;[Data.L163]))">
            <text:p/>
          </table:table-cell>
          <table:table-cell table:style-name="ce13" table:formula="of:=IF([Data.M163]=&quot;&quot;;&quot;&quot;;CONCATENATE(&quot;,&quot;;[Data.M163]))">
            <text:p/>
          </table:table-cell>
          <table:table-cell table:style-name="ce13" table:formula="of:=IF([Data.N163]=&quot;&quot;;&quot;&quot;;CONCATENATE(&quot;,&quot;;[Data.N163]))">
            <text:p/>
          </table:table-cell>
          <table:table-cell table:style-name="ce13" table:formula="of:=IF([Data.O163]=&quot;&quot;;&quot;&quot;;CONCATENATE(&quot;,&quot;;[Data.O163]))">
            <text:p/>
          </table:table-cell>
          <table:table-cell table:style-name="ce13" table:formula="of:=IF([Data.P163]=&quot;&quot;;&quot;&quot;;CONCATENATE(&quot;,&quot;;[Data.P163]))">
            <text:p/>
          </table:table-cell>
          <table:table-cell table:style-name="ce13" table:formula="of:=IF([Data.Q163]=&quot;&quot;;&quot;&quot;;CONCATENATE(&quot;,&quot;;[Data.Q163]))">
            <text:p/>
          </table:table-cell>
          <table:table-cell table:style-name="ce13" table:formula="of:=IF([Data.R163]=&quot;&quot;;&quot;&quot;;CONCATENATE(&quot;,&quot;;[Data.R163]))">
            <text:p/>
          </table:table-cell>
          <table:table-cell table:style-name="ce13" table:formula="of:=IF([Data.S163]=&quot;&quot;;&quot;&quot;;CONCATENATE(&quot;,&quot;;[Data.S163]))">
            <text:p/>
          </table:table-cell>
          <table:table-cell table:style-name="ce13" table:formula="of:=IF([Data.T163]=&quot;&quot;;&quot;&quot;;CONCATENATE(&quot;,&quot;;[Data.T163]))">
            <text:p/>
          </table:table-cell>
          <table:table-cell table:number-columns-repeated="2"/>
        </table:table-row>
        <table:table-row table:style-name="ro3">
          <table:table-cell table:formula="of:=IF([Data.A164]=&quot;&quot;;[.A162];[Data.A164])" office:value-type="float" office:value="117">
            <text:p>117</text:p>
          </table:table-cell>
          <table:table-cell table:formula="of:=IF([Data.E164]=&quot;&quot;;[.B162];CONCATENATE(&quot;,&quot;;[Data.E164]))" office:value-type="string" office:string-value=",MENTAL">
            <text:p>,MENTAL</text:p>
          </table:table-cell>
          <table:table-cell table:formula="of:=IF([Data.F164]=&quot;&quot;;[.C162];CONCATENATE(&quot;,&quot;;[Data.F164]))" office:value-type="string" office:string-value=",CHARL">
            <text:p>,CHARL</text:p>
          </table:table-cell>
          <table:table-cell table:formula="of:=CONCATENATE(&quot;,&quot;;[Data.G164])" office:value-type="string" office:string-value=",MINOR">
            <text:p>,MINOR</text:p>
          </table:table-cell>
          <table:table-cell table:formula="of:=CONCATENATE(&quot;,&quot;;[Data.H164])" office:value-type="string" office:string-value=",7">
            <text:p>,7</text:p>
          </table:table-cell>
          <table:table-cell table:formula="of:=IF([Data.I164]=&quot;&quot;;&quot;&quot;;CONCATENATE(&quot;,&quot;;[Data.I164]))" office:value-type="string" office:string-value=",DESCR">
            <text:p>,DESCR</text:p>
          </table:table-cell>
          <table:table-cell table:style-name="ce13" table:formula="of:=IF([Data.J164]=&quot;&quot;;&quot;&quot;;CONCATENATE(&quot;,&quot;;[Data.J164]))">
            <text:p/>
          </table:table-cell>
          <table:table-cell table:style-name="ce13" table:formula="of:=IF([Data.K164]=&quot;&quot;;&quot;&quot;;CONCATENATE(&quot;,&quot;;[Data.K164]))">
            <text:p/>
          </table:table-cell>
          <table:table-cell table:style-name="ce13" table:formula="of:=IF([Data.L164]=&quot;&quot;;&quot;&quot;;CONCATENATE(&quot;,&quot;;[Data.L164]))">
            <text:p/>
          </table:table-cell>
          <table:table-cell table:style-name="ce13" table:formula="of:=IF([Data.M164]=&quot;&quot;;&quot;&quot;;CONCATENATE(&quot;,&quot;;[Data.M164]))">
            <text:p/>
          </table:table-cell>
          <table:table-cell table:style-name="ce13" table:formula="of:=IF([Data.N164]=&quot;&quot;;&quot;&quot;;CONCATENATE(&quot;,&quot;;[Data.N164]))">
            <text:p/>
          </table:table-cell>
          <table:table-cell table:style-name="ce13" table:formula="of:=IF([Data.O164]=&quot;&quot;;&quot;&quot;;CONCATENATE(&quot;,&quot;;[Data.O164]))">
            <text:p/>
          </table:table-cell>
          <table:table-cell table:style-name="ce13" table:formula="of:=IF([Data.P164]=&quot;&quot;;&quot;&quot;;CONCATENATE(&quot;,&quot;;[Data.P164]))">
            <text:p/>
          </table:table-cell>
          <table:table-cell table:style-name="ce13" table:formula="of:=IF([Data.Q164]=&quot;&quot;;&quot;&quot;;CONCATENATE(&quot;,&quot;;[Data.Q164]))">
            <text:p/>
          </table:table-cell>
          <table:table-cell table:style-name="ce13" table:formula="of:=IF([Data.R164]=&quot;&quot;;&quot;&quot;;CONCATENATE(&quot;,&quot;;[Data.R164]))">
            <text:p/>
          </table:table-cell>
          <table:table-cell table:style-name="ce13" table:formula="of:=IF([Data.S164]=&quot;&quot;;&quot;&quot;;CONCATENATE(&quot;,&quot;;[Data.S164]))">
            <text:p/>
          </table:table-cell>
          <table:table-cell table:style-name="ce13" table:formula="of:=IF([Data.T164]=&quot;&quot;;&quot;&quot;;CONCATENATE(&quot;,&quot;;[Data.T164]))">
            <text:p/>
          </table:table-cell>
          <table:table-cell table:number-columns-repeated="2"/>
        </table:table-row>
        <table:table-row table:style-name="ro3">
          <table:table-cell table:formula="of:=IF([Data.A165]=&quot;&quot;;[.A163];[Data.A165])" office:value-type="float" office:value="118">
            <text:p>118</text:p>
          </table:table-cell>
          <table:table-cell table:formula="of:=IF([Data.E165]=&quot;&quot;;[.B163];CONCATENATE(&quot;,&quot;;[Data.E165]))" office:value-type="string" office:string-value=",MENTAL">
            <text:p>,MENTAL</text:p>
          </table:table-cell>
          <table:table-cell table:formula="of:=IF([Data.F165]=&quot;&quot;;[.C163];CONCATENATE(&quot;,&quot;;[Data.F165]))" office:value-type="string" office:string-value=",CHARL">
            <text:p>,CHARL</text:p>
          </table:table-cell>
          <table:table-cell table:formula="of:=CONCATENATE(&quot;,&quot;;[Data.G165])" office:value-type="string" office:string-value=",MINOR">
            <text:p>,MINOR</text:p>
          </table:table-cell>
          <table:table-cell table:formula="of:=CONCATENATE(&quot;,&quot;;[Data.H165])" office:value-type="string" office:string-value=",10">
            <text:p>,10</text:p>
          </table:table-cell>
          <table:table-cell table:formula="of:=IF([Data.I165]=&quot;&quot;;&quot;&quot;;CONCATENATE(&quot;,&quot;;[Data.I165]))" office:value-type="string" office:string-value=",C22=20">
            <text:p>,C22=20</text:p>
          </table:table-cell>
          <table:table-cell table:style-name="ce13" table:formula="of:=IF([Data.J165]=&quot;&quot;;&quot;&quot;;CONCATENATE(&quot;,&quot;;[Data.J165]))">
            <text:p/>
          </table:table-cell>
          <table:table-cell table:style-name="ce13" table:formula="of:=IF([Data.K165]=&quot;&quot;;&quot;&quot;;CONCATENATE(&quot;,&quot;;[Data.K165]))">
            <text:p/>
          </table:table-cell>
          <table:table-cell table:style-name="ce13" table:formula="of:=IF([Data.L165]=&quot;&quot;;&quot;&quot;;CONCATENATE(&quot;,&quot;;[Data.L165]))">
            <text:p/>
          </table:table-cell>
          <table:table-cell table:style-name="ce13" table:formula="of:=IF([Data.M165]=&quot;&quot;;&quot;&quot;;CONCATENATE(&quot;,&quot;;[Data.M165]))">
            <text:p/>
          </table:table-cell>
          <table:table-cell table:style-name="ce13" table:formula="of:=IF([Data.N165]=&quot;&quot;;&quot;&quot;;CONCATENATE(&quot;,&quot;;[Data.N165]))">
            <text:p/>
          </table:table-cell>
          <table:table-cell table:style-name="ce13" table:formula="of:=IF([Data.O165]=&quot;&quot;;&quot;&quot;;CONCATENATE(&quot;,&quot;;[Data.O165]))">
            <text:p/>
          </table:table-cell>
          <table:table-cell table:style-name="ce13" table:formula="of:=IF([Data.P165]=&quot;&quot;;&quot;&quot;;CONCATENATE(&quot;,&quot;;[Data.P165]))">
            <text:p/>
          </table:table-cell>
          <table:table-cell table:style-name="ce13" table:formula="of:=IF([Data.Q165]=&quot;&quot;;&quot;&quot;;CONCATENATE(&quot;,&quot;;[Data.Q165]))">
            <text:p/>
          </table:table-cell>
          <table:table-cell table:style-name="ce13" table:formula="of:=IF([Data.R165]=&quot;&quot;;&quot;&quot;;CONCATENATE(&quot;,&quot;;[Data.R165]))">
            <text:p/>
          </table:table-cell>
          <table:table-cell table:style-name="ce13" table:formula="of:=IF([Data.S165]=&quot;&quot;;&quot;&quot;;CONCATENATE(&quot;,&quot;;[Data.S165]))">
            <text:p/>
          </table:table-cell>
          <table:table-cell table:style-name="ce13" table:formula="of:=IF([Data.T165]=&quot;&quot;;&quot;&quot;;CONCATENATE(&quot;,&quot;;[Data.T165]))">
            <text:p/>
          </table:table-cell>
          <table:table-cell table:number-columns-repeated="2"/>
        </table:table-row>
        <table:table-row table:style-name="ro3">
          <table:table-cell table:formula="of:=IF([Data.A166]=&quot;&quot;;[.A164];[Data.A166])" office:value-type="float" office:value="119">
            <text:p>119</text:p>
          </table:table-cell>
          <table:table-cell table:formula="of:=IF([Data.E166]=&quot;&quot;;[.B164];CONCATENATE(&quot;,&quot;;[Data.E166]))" office:value-type="string" office:string-value=",MENTAL">
            <text:p>,MENTAL</text:p>
          </table:table-cell>
          <table:table-cell table:formula="of:=IF([Data.F166]=&quot;&quot;;[.C164];CONCATENATE(&quot;,&quot;;[Data.F166]))" office:value-type="string" office:string-value=",CHARL">
            <text:p>,CHARL</text:p>
          </table:table-cell>
          <table:table-cell table:formula="of:=CONCATENATE(&quot;,&quot;;[Data.G166])" office:value-type="string" office:string-value=",MINOR">
            <text:p>,MINOR</text:p>
          </table:table-cell>
          <table:table-cell table:formula="of:=CONCATENATE(&quot;,&quot;;[Data.H166])" office:value-type="string" office:string-value=",7">
            <text:p>,7</text:p>
          </table:table-cell>
          <table:table-cell table:formula="of:=IF([Data.I166]=&quot;&quot;;&quot;&quot;;CONCATENATE(&quot;,&quot;;[Data.I166]))" office:value-type="string" office:string-value=",S55=25">
            <text:p>,S55=25</text:p>
          </table:table-cell>
          <table:table-cell table:style-name="ce13" table:formula="of:=IF([Data.J166]=&quot;&quot;;&quot;&quot;;CONCATENATE(&quot;,&quot;;[Data.J166]))" office:value-type="string" office:string-value=",DESCR">
            <text:p>,DESCR</text:p>
          </table:table-cell>
          <table:table-cell table:style-name="ce13" table:formula="of:=IF([Data.K166]=&quot;&quot;;&quot;&quot;;CONCATENATE(&quot;,&quot;;[Data.K166]))">
            <text:p/>
          </table:table-cell>
          <table:table-cell table:style-name="ce13" table:formula="of:=IF([Data.L166]=&quot;&quot;;&quot;&quot;;CONCATENATE(&quot;,&quot;;[Data.L166]))">
            <text:p/>
          </table:table-cell>
          <table:table-cell table:style-name="ce13" table:formula="of:=IF([Data.M166]=&quot;&quot;;&quot;&quot;;CONCATENATE(&quot;,&quot;;[Data.M166]))">
            <text:p/>
          </table:table-cell>
          <table:table-cell table:style-name="ce13" table:formula="of:=IF([Data.N166]=&quot;&quot;;&quot;&quot;;CONCATENATE(&quot;,&quot;;[Data.N166]))">
            <text:p/>
          </table:table-cell>
          <table:table-cell table:style-name="ce13" table:formula="of:=IF([Data.O166]=&quot;&quot;;&quot;&quot;;CONCATENATE(&quot;,&quot;;[Data.O166]))">
            <text:p/>
          </table:table-cell>
          <table:table-cell table:style-name="ce13" table:formula="of:=IF([Data.P166]=&quot;&quot;;&quot;&quot;;CONCATENATE(&quot;,&quot;;[Data.P166]))">
            <text:p/>
          </table:table-cell>
          <table:table-cell table:style-name="ce13" table:formula="of:=IF([Data.Q166]=&quot;&quot;;&quot;&quot;;CONCATENATE(&quot;,&quot;;[Data.Q166]))">
            <text:p/>
          </table:table-cell>
          <table:table-cell table:style-name="ce13" table:formula="of:=IF([Data.R166]=&quot;&quot;;&quot;&quot;;CONCATENATE(&quot;,&quot;;[Data.R166]))">
            <text:p/>
          </table:table-cell>
          <table:table-cell table:style-name="ce13" table:formula="of:=IF([Data.S166]=&quot;&quot;;&quot;&quot;;CONCATENATE(&quot;,&quot;;[Data.S166]))">
            <text:p/>
          </table:table-cell>
          <table:table-cell table:style-name="ce13" table:formula="of:=IF([Data.T166]=&quot;&quot;;&quot;&quot;;CONCATENATE(&quot;,&quot;;[Data.T166]))">
            <text:p/>
          </table:table-cell>
          <table:table-cell table:number-columns-repeated="2"/>
        </table:table-row>
        <table:table-row table:style-name="ro3">
          <table:table-cell table:formula="of:=IF([Data.A167]=&quot;&quot;;[.A165];[Data.A167])" office:value-type="float" office:value="120">
            <text:p>120</text:p>
          </table:table-cell>
          <table:table-cell table:formula="of:=IF([Data.E167]=&quot;&quot;;[.B165];CONCATENATE(&quot;,&quot;;[Data.E167]))" office:value-type="string" office:string-value=",MENTAL">
            <text:p>,MENTAL</text:p>
          </table:table-cell>
          <table:table-cell table:formula="of:=IF([Data.F167]=&quot;&quot;;[.C165];CONCATENATE(&quot;,&quot;;[Data.F167]))" office:value-type="string" office:string-value=",CHARL">
            <text:p>,CHARL</text:p>
          </table:table-cell>
          <table:table-cell table:formula="of:=CONCATENATE(&quot;,&quot;;[Data.G167])" office:value-type="string" office:string-value=",MINOR">
            <text:p>,MINOR</text:p>
          </table:table-cell>
          <table:table-cell table:formula="of:=CONCATENATE(&quot;,&quot;;[Data.H167])" office:value-type="string" office:string-value=",7">
            <text:p>,7</text:p>
          </table:table-cell>
          <table:table-cell table:formula="of:=IF([Data.I167]=&quot;&quot;;&quot;&quot;;CONCATENATE(&quot;,&quot;;[Data.I167]))" office:value-type="string" office:string-value=",DESCR">
            <text:p>,DESCR</text:p>
          </table:table-cell>
          <table:table-cell table:style-name="ce13" table:formula="of:=IF([Data.J167]=&quot;&quot;;&quot;&quot;;CONCATENATE(&quot;,&quot;;[Data.J167]))">
            <text:p/>
          </table:table-cell>
          <table:table-cell table:style-name="ce13" table:formula="of:=IF([Data.K167]=&quot;&quot;;&quot;&quot;;CONCATENATE(&quot;,&quot;;[Data.K167]))">
            <text:p/>
          </table:table-cell>
          <table:table-cell table:style-name="ce13" table:formula="of:=IF([Data.L167]=&quot;&quot;;&quot;&quot;;CONCATENATE(&quot;,&quot;;[Data.L167]))">
            <text:p/>
          </table:table-cell>
          <table:table-cell table:style-name="ce13" table:formula="of:=IF([Data.M167]=&quot;&quot;;&quot;&quot;;CONCATENATE(&quot;,&quot;;[Data.M167]))">
            <text:p/>
          </table:table-cell>
          <table:table-cell table:style-name="ce13" table:formula="of:=IF([Data.N167]=&quot;&quot;;&quot;&quot;;CONCATENATE(&quot;,&quot;;[Data.N167]))">
            <text:p/>
          </table:table-cell>
          <table:table-cell table:style-name="ce13" table:formula="of:=IF([Data.O167]=&quot;&quot;;&quot;&quot;;CONCATENATE(&quot;,&quot;;[Data.O167]))">
            <text:p/>
          </table:table-cell>
          <table:table-cell table:style-name="ce13" table:formula="of:=IF([Data.P167]=&quot;&quot;;&quot;&quot;;CONCATENATE(&quot;,&quot;;[Data.P167]))">
            <text:p/>
          </table:table-cell>
          <table:table-cell table:style-name="ce13" table:formula="of:=IF([Data.Q167]=&quot;&quot;;&quot;&quot;;CONCATENATE(&quot;,&quot;;[Data.Q167]))">
            <text:p/>
          </table:table-cell>
          <table:table-cell table:style-name="ce13" table:formula="of:=IF([Data.R167]=&quot;&quot;;&quot;&quot;;CONCATENATE(&quot;,&quot;;[Data.R167]))">
            <text:p/>
          </table:table-cell>
          <table:table-cell table:style-name="ce13" table:formula="of:=IF([Data.S167]=&quot;&quot;;&quot;&quot;;CONCATENATE(&quot;,&quot;;[Data.S167]))">
            <text:p/>
          </table:table-cell>
          <table:table-cell table:style-name="ce13" table:formula="of:=IF([Data.T167]=&quot;&quot;;&quot;&quot;;CONCATENATE(&quot;,&quot;;[Data.T167]))">
            <text:p/>
          </table:table-cell>
          <table:table-cell table:number-columns-repeated="2"/>
        </table:table-row>
        <table:table-row table:style-name="ro3">
          <table:table-cell table:formula="of:=IF([Data.A168]=&quot;&quot;;[.A166];[Data.A168])" office:value-type="float" office:value="121">
            <text:p>121</text:p>
          </table:table-cell>
          <table:table-cell table:formula="of:=IF([Data.E168]=&quot;&quot;;[.B166];CONCATENATE(&quot;,&quot;;[Data.E168]))" office:value-type="string" office:string-value=",MENTAL">
            <text:p>,MENTAL</text:p>
          </table:table-cell>
          <table:table-cell table:formula="of:=IF([Data.F168]=&quot;&quot;;[.C166];CONCATENATE(&quot;,&quot;;[Data.F168]))" office:value-type="string" office:string-value=",CHARL">
            <text:p>,CHARL</text:p>
          </table:table-cell>
          <table:table-cell table:formula="of:=CONCATENATE(&quot;,&quot;;[Data.G168])" office:value-type="string" office:string-value=",MINOR">
            <text:p>,MINOR</text:p>
          </table:table-cell>
          <table:table-cell table:formula="of:=CONCATENATE(&quot;,&quot;;[Data.H168])" office:value-type="string" office:string-value=",10">
            <text:p>,10</text:p>
          </table:table-cell>
          <table:table-cell table:formula="of:=IF([Data.I168]=&quot;&quot;;&quot;&quot;;CONCATENATE(&quot;,&quot;;[Data.I168]))" office:value-type="string" office:string-value=",S220=20">
            <text:p>,S220=20</text:p>
          </table:table-cell>
          <table:table-cell table:style-name="ce13" table:formula="of:=IF([Data.J168]=&quot;&quot;;&quot;&quot;;CONCATENATE(&quot;,&quot;;[Data.J168]))" office:value-type="string" office:string-value=",S232=20">
            <text:p>,S232=20</text:p>
          </table:table-cell>
          <table:table-cell table:style-name="ce13" table:formula="of:=IF([Data.K168]=&quot;&quot;;&quot;&quot;;CONCATENATE(&quot;,&quot;;[Data.K168]))">
            <text:p/>
          </table:table-cell>
          <table:table-cell table:style-name="ce13" table:formula="of:=IF([Data.L168]=&quot;&quot;;&quot;&quot;;CONCATENATE(&quot;,&quot;;[Data.L168]))">
            <text:p/>
          </table:table-cell>
          <table:table-cell table:style-name="ce13" table:formula="of:=IF([Data.M168]=&quot;&quot;;&quot;&quot;;CONCATENATE(&quot;,&quot;;[Data.M168]))">
            <text:p/>
          </table:table-cell>
          <table:table-cell table:style-name="ce13" table:formula="of:=IF([Data.N168]=&quot;&quot;;&quot;&quot;;CONCATENATE(&quot;,&quot;;[Data.N168]))">
            <text:p/>
          </table:table-cell>
          <table:table-cell table:style-name="ce13" table:formula="of:=IF([Data.O168]=&quot;&quot;;&quot;&quot;;CONCATENATE(&quot;,&quot;;[Data.O168]))">
            <text:p/>
          </table:table-cell>
          <table:table-cell table:style-name="ce13" table:formula="of:=IF([Data.P168]=&quot;&quot;;&quot;&quot;;CONCATENATE(&quot;,&quot;;[Data.P168]))">
            <text:p/>
          </table:table-cell>
          <table:table-cell table:style-name="ce13" table:formula="of:=IF([Data.Q168]=&quot;&quot;;&quot;&quot;;CONCATENATE(&quot;,&quot;;[Data.Q168]))">
            <text:p/>
          </table:table-cell>
          <table:table-cell table:style-name="ce13" table:formula="of:=IF([Data.R168]=&quot;&quot;;&quot;&quot;;CONCATENATE(&quot;,&quot;;[Data.R168]))">
            <text:p/>
          </table:table-cell>
          <table:table-cell table:style-name="ce13" table:formula="of:=IF([Data.S168]=&quot;&quot;;&quot;&quot;;CONCATENATE(&quot;,&quot;;[Data.S168]))">
            <text:p/>
          </table:table-cell>
          <table:table-cell table:style-name="ce13" table:formula="of:=IF([Data.T168]=&quot;&quot;;&quot;&quot;;CONCATENATE(&quot;,&quot;;[Data.T168]))">
            <text:p/>
          </table:table-cell>
          <table:table-cell table:number-columns-repeated="2"/>
        </table:table-row>
        <table:table-row table:style-name="ro3">
          <table:table-cell table:formula="of:=IF([Data.A169]=&quot;&quot;;[.A167];[Data.A169])" office:value-type="float" office:value="122">
            <text:p>122</text:p>
          </table:table-cell>
          <table:table-cell table:formula="of:=IF([Data.E169]=&quot;&quot;;[.B167];CONCATENATE(&quot;,&quot;;[Data.E169]))" office:value-type="string" office:string-value=",MENTAL">
            <text:p>,MENTAL</text:p>
          </table:table-cell>
          <table:table-cell table:formula="of:=IF([Data.F169]=&quot;&quot;;[.C167];CONCATENATE(&quot;,&quot;;[Data.F169]))" office:value-type="string" office:string-value=",CHARL">
            <text:p>,CHARL</text:p>
          </table:table-cell>
          <table:table-cell table:formula="of:=CONCATENATE(&quot;,&quot;;[Data.G169])" office:value-type="string" office:string-value=",MAJOR">
            <text:p>,MAJOR</text:p>
          </table:table-cell>
          <table:table-cell table:formula="of:=CONCATENATE(&quot;,&quot;;[Data.H169])" office:value-type="string" office:string-value=",15">
            <text:p>,15</text:p>
          </table:table-cell>
          <table:table-cell table:formula="of:=IF([Data.I169]=&quot;&quot;;&quot;&quot;;CONCATENATE(&quot;,&quot;;[Data.I169]))" office:value-type="string" office:string-value=",DESCR">
            <text:p>,DESCR</text:p>
          </table:table-cell>
          <table:table-cell table:style-name="ce13" table:formula="of:=IF([Data.J169]=&quot;&quot;;&quot;&quot;;CONCATENATE(&quot;,&quot;;[Data.J169]))">
            <text:p/>
          </table:table-cell>
          <table:table-cell table:style-name="ce13" table:formula="of:=IF([Data.K169]=&quot;&quot;;&quot;&quot;;CONCATENATE(&quot;,&quot;;[Data.K169]))">
            <text:p/>
          </table:table-cell>
          <table:table-cell table:style-name="ce13" table:formula="of:=IF([Data.L169]=&quot;&quot;;&quot;&quot;;CONCATENATE(&quot;,&quot;;[Data.L169]))">
            <text:p/>
          </table:table-cell>
          <table:table-cell table:style-name="ce13" table:formula="of:=IF([Data.M169]=&quot;&quot;;&quot;&quot;;CONCATENATE(&quot;,&quot;;[Data.M169]))">
            <text:p/>
          </table:table-cell>
          <table:table-cell table:style-name="ce13" table:formula="of:=IF([Data.N169]=&quot;&quot;;&quot;&quot;;CONCATENATE(&quot;,&quot;;[Data.N169]))">
            <text:p/>
          </table:table-cell>
          <table:table-cell table:style-name="ce13" table:formula="of:=IF([Data.O169]=&quot;&quot;;&quot;&quot;;CONCATENATE(&quot;,&quot;;[Data.O169]))">
            <text:p/>
          </table:table-cell>
          <table:table-cell table:style-name="ce13" table:formula="of:=IF([Data.P169]=&quot;&quot;;&quot;&quot;;CONCATENATE(&quot;,&quot;;[Data.P169]))">
            <text:p/>
          </table:table-cell>
          <table:table-cell table:style-name="ce13" table:formula="of:=IF([Data.Q169]=&quot;&quot;;&quot;&quot;;CONCATENATE(&quot;,&quot;;[Data.Q169]))">
            <text:p/>
          </table:table-cell>
          <table:table-cell table:style-name="ce13" table:formula="of:=IF([Data.R169]=&quot;&quot;;&quot;&quot;;CONCATENATE(&quot;,&quot;;[Data.R169]))">
            <text:p/>
          </table:table-cell>
          <table:table-cell table:style-name="ce13" table:formula="of:=IF([Data.S169]=&quot;&quot;;&quot;&quot;;CONCATENATE(&quot;,&quot;;[Data.S169]))">
            <text:p/>
          </table:table-cell>
          <table:table-cell table:style-name="ce13" table:formula="of:=IF([Data.T169]=&quot;&quot;;&quot;&quot;;CONCATENATE(&quot;,&quot;;[Data.T169]))">
            <text:p/>
          </table:table-cell>
          <table:table-cell table:number-columns-repeated="2"/>
        </table:table-row>
        <table:table-row table:style-name="ro3">
          <table:table-cell table:formula="of:=IF([Data.A170]=&quot;&quot;;[.A168];[Data.A170])" office:value-type="float" office:value="123">
            <text:p>123</text:p>
          </table:table-cell>
          <table:table-cell table:formula="of:=IF([Data.E170]=&quot;&quot;;[.B168];CONCATENATE(&quot;,&quot;;[Data.E170]))" office:value-type="string" office:string-value=",MENTAL">
            <text:p>,MENTAL</text:p>
          </table:table-cell>
          <table:table-cell table:formula="of:=IF([Data.F170]=&quot;&quot;;[.C168];CONCATENATE(&quot;,&quot;;[Data.F170]))" office:value-type="string" office:string-value=",CHARL">
            <text:p>,CHARL</text:p>
          </table:table-cell>
          <table:table-cell table:formula="of:=CONCATENATE(&quot;,&quot;;[Data.G170])" office:value-type="string" office:string-value=",LESSER">
            <text:p>,LESSER</text:p>
          </table:table-cell>
          <table:table-cell table:formula="of:=CONCATENATE(&quot;,&quot;;[Data.H170])" office:value-type="string" office:string-value=",3">
            <text:p>,3</text:p>
          </table:table-cell>
          <table:table-cell table:formula="of:=IF([Data.I170]=&quot;&quot;;&quot;&quot;;CONCATENATE(&quot;,&quot;;[Data.I170]))" office:value-type="string" office:string-value=",S129=15">
            <text:p>,S129=15</text:p>
          </table:table-cell>
          <table:table-cell table:style-name="ce13" table:formula="of:=IF([Data.J170]=&quot;&quot;;&quot;&quot;;CONCATENATE(&quot;,&quot;;[Data.J170]))">
            <text:p/>
          </table:table-cell>
          <table:table-cell table:style-name="ce13" table:formula="of:=IF([Data.K170]=&quot;&quot;;&quot;&quot;;CONCATENATE(&quot;,&quot;;[Data.K170]))">
            <text:p/>
          </table:table-cell>
          <table:table-cell table:style-name="ce13" table:formula="of:=IF([Data.L170]=&quot;&quot;;&quot;&quot;;CONCATENATE(&quot;,&quot;;[Data.L170]))">
            <text:p/>
          </table:table-cell>
          <table:table-cell table:style-name="ce13" table:formula="of:=IF([Data.M170]=&quot;&quot;;&quot;&quot;;CONCATENATE(&quot;,&quot;;[Data.M170]))">
            <text:p/>
          </table:table-cell>
          <table:table-cell table:style-name="ce13" table:formula="of:=IF([Data.N170]=&quot;&quot;;&quot;&quot;;CONCATENATE(&quot;,&quot;;[Data.N170]))">
            <text:p/>
          </table:table-cell>
          <table:table-cell table:style-name="ce13" table:formula="of:=IF([Data.O170]=&quot;&quot;;&quot;&quot;;CONCATENATE(&quot;,&quot;;[Data.O170]))">
            <text:p/>
          </table:table-cell>
          <table:table-cell table:style-name="ce13" table:formula="of:=IF([Data.P170]=&quot;&quot;;&quot;&quot;;CONCATENATE(&quot;,&quot;;[Data.P170]))">
            <text:p/>
          </table:table-cell>
          <table:table-cell table:style-name="ce13" table:formula="of:=IF([Data.Q170]=&quot;&quot;;&quot;&quot;;CONCATENATE(&quot;,&quot;;[Data.Q170]))">
            <text:p/>
          </table:table-cell>
          <table:table-cell table:style-name="ce13" table:formula="of:=IF([Data.R170]=&quot;&quot;;&quot;&quot;;CONCATENATE(&quot;,&quot;;[Data.R170]))">
            <text:p/>
          </table:table-cell>
          <table:table-cell table:style-name="ce13" table:formula="of:=IF([Data.S170]=&quot;&quot;;&quot;&quot;;CONCATENATE(&quot;,&quot;;[Data.S170]))">
            <text:p/>
          </table:table-cell>
          <table:table-cell table:style-name="ce13" table:formula="of:=IF([Data.T170]=&quot;&quot;;&quot;&quot;;CONCATENATE(&quot;,&quot;;[Data.T170]))">
            <text:p/>
          </table:table-cell>
          <table:table-cell table:number-columns-repeated="2"/>
        </table:table-row>
        <table:table-row table:style-name="ro3">
          <table:table-cell table:formula="of:=IF([Data.A171]=&quot;&quot;;[.A169];[Data.A171])" office:value-type="float" office:value="124">
            <text:p>124</text:p>
          </table:table-cell>
          <table:table-cell table:formula="of:=IF([Data.E171]=&quot;&quot;;[.B169];CONCATENATE(&quot;,&quot;;[Data.E171]))" office:value-type="string" office:string-value=",MENTAL">
            <text:p>,MENTAL</text:p>
          </table:table-cell>
          <table:table-cell table:formula="of:=IF([Data.F171]=&quot;&quot;;[.C169];CONCATENATE(&quot;,&quot;;[Data.F171]))" office:value-type="string" office:string-value=",CHARL">
            <text:p>,CHARL</text:p>
          </table:table-cell>
          <table:table-cell table:formula="of:=CONCATENATE(&quot;,&quot;;[Data.G171])" office:value-type="string" office:string-value=",MINOR">
            <text:p>,MINOR</text:p>
          </table:table-cell>
          <table:table-cell table:formula="of:=CONCATENATE(&quot;,&quot;;[Data.H171])" office:value-type="string" office:string-value=",7">
            <text:p>,7</text:p>
          </table:table-cell>
          <table:table-cell table:formula="of:=IF([Data.I171]=&quot;&quot;;&quot;&quot;;CONCATENATE(&quot;,&quot;;[Data.I171]))" office:value-type="string" office:string-value=",DESCR">
            <text:p>,DESCR</text:p>
          </table:table-cell>
          <table:table-cell table:style-name="ce13" table:formula="of:=IF([Data.J171]=&quot;&quot;;&quot;&quot;;CONCATENATE(&quot;,&quot;;[Data.J171]))">
            <text:p/>
          </table:table-cell>
          <table:table-cell table:style-name="ce13" table:formula="of:=IF([Data.K171]=&quot;&quot;;&quot;&quot;;CONCATENATE(&quot;,&quot;;[Data.K171]))">
            <text:p/>
          </table:table-cell>
          <table:table-cell table:style-name="ce13" table:formula="of:=IF([Data.L171]=&quot;&quot;;&quot;&quot;;CONCATENATE(&quot;,&quot;;[Data.L171]))">
            <text:p/>
          </table:table-cell>
          <table:table-cell table:style-name="ce13" table:formula="of:=IF([Data.M171]=&quot;&quot;;&quot;&quot;;CONCATENATE(&quot;,&quot;;[Data.M171]))">
            <text:p/>
          </table:table-cell>
          <table:table-cell table:style-name="ce13" table:formula="of:=IF([Data.N171]=&quot;&quot;;&quot;&quot;;CONCATENATE(&quot;,&quot;;[Data.N171]))">
            <text:p/>
          </table:table-cell>
          <table:table-cell table:style-name="ce13" table:formula="of:=IF([Data.O171]=&quot;&quot;;&quot;&quot;;CONCATENATE(&quot;,&quot;;[Data.O171]))">
            <text:p/>
          </table:table-cell>
          <table:table-cell table:style-name="ce13" table:formula="of:=IF([Data.P171]=&quot;&quot;;&quot;&quot;;CONCATENATE(&quot;,&quot;;[Data.P171]))">
            <text:p/>
          </table:table-cell>
          <table:table-cell table:style-name="ce13" table:formula="of:=IF([Data.Q171]=&quot;&quot;;&quot;&quot;;CONCATENATE(&quot;,&quot;;[Data.Q171]))">
            <text:p/>
          </table:table-cell>
          <table:table-cell table:style-name="ce13" table:formula="of:=IF([Data.R171]=&quot;&quot;;&quot;&quot;;CONCATENATE(&quot;,&quot;;[Data.R171]))">
            <text:p/>
          </table:table-cell>
          <table:table-cell table:style-name="ce13" table:formula="of:=IF([Data.S171]=&quot;&quot;;&quot;&quot;;CONCATENATE(&quot;,&quot;;[Data.S171]))">
            <text:p/>
          </table:table-cell>
          <table:table-cell table:style-name="ce13" table:formula="of:=IF([Data.T171]=&quot;&quot;;&quot;&quot;;CONCATENATE(&quot;,&quot;;[Data.T171]))">
            <text:p/>
          </table:table-cell>
          <table:table-cell table:number-columns-repeated="2"/>
        </table:table-row>
        <table:table-row table:style-name="ro3">
          <table:table-cell table:formula="of:=IF([Data.A172]=&quot;&quot;;[.A170];[Data.A172])" office:value-type="float" office:value="125">
            <text:p>125</text:p>
          </table:table-cell>
          <table:table-cell table:formula="of:=IF([Data.E172]=&quot;&quot;;[.B170];CONCATENATE(&quot;,&quot;;[Data.E172]))" office:value-type="string" office:string-value=",MENTAL">
            <text:p>,MENTAL</text:p>
          </table:table-cell>
          <table:table-cell table:formula="of:=IF([Data.F172]=&quot;&quot;;[.C170];CONCATENATE(&quot;,&quot;;[Data.F172]))" office:value-type="string" office:string-value=",CHARL">
            <text:p>,CHARL</text:p>
          </table:table-cell>
          <table:table-cell table:formula="of:=CONCATENATE(&quot;,&quot;;[Data.G172])" office:value-type="string" office:string-value=",MINOR">
            <text:p>,MINOR</text:p>
          </table:table-cell>
          <table:table-cell table:formula="of:=CONCATENATE(&quot;,&quot;;[Data.H172])" office:value-type="string" office:string-value=",7">
            <text:p>,7</text:p>
          </table:table-cell>
          <table:table-cell table:formula="of:=IF([Data.I172]=&quot;&quot;;&quot;&quot;;CONCATENATE(&quot;,&quot;;[Data.I172]))" office:value-type="string" office:string-value=",DESCR">
            <text:p>,DESCR</text:p>
          </table:table-cell>
          <table:table-cell table:style-name="ce13" table:formula="of:=IF([Data.J172]=&quot;&quot;;&quot;&quot;;CONCATENATE(&quot;,&quot;;[Data.J172]))">
            <text:p/>
          </table:table-cell>
          <table:table-cell table:style-name="ce13" table:formula="of:=IF([Data.K172]=&quot;&quot;;&quot;&quot;;CONCATENATE(&quot;,&quot;;[Data.K172]))">
            <text:p/>
          </table:table-cell>
          <table:table-cell table:style-name="ce13" table:formula="of:=IF([Data.L172]=&quot;&quot;;&quot;&quot;;CONCATENATE(&quot;,&quot;;[Data.L172]))">
            <text:p/>
          </table:table-cell>
          <table:table-cell table:style-name="ce13" table:formula="of:=IF([Data.M172]=&quot;&quot;;&quot;&quot;;CONCATENATE(&quot;,&quot;;[Data.M172]))">
            <text:p/>
          </table:table-cell>
          <table:table-cell table:style-name="ce13" table:formula="of:=IF([Data.N172]=&quot;&quot;;&quot;&quot;;CONCATENATE(&quot;,&quot;;[Data.N172]))">
            <text:p/>
          </table:table-cell>
          <table:table-cell table:style-name="ce13" table:formula="of:=IF([Data.O172]=&quot;&quot;;&quot;&quot;;CONCATENATE(&quot;,&quot;;[Data.O172]))">
            <text:p/>
          </table:table-cell>
          <table:table-cell table:style-name="ce13" table:formula="of:=IF([Data.P172]=&quot;&quot;;&quot;&quot;;CONCATENATE(&quot;,&quot;;[Data.P172]))">
            <text:p/>
          </table:table-cell>
          <table:table-cell table:style-name="ce13" table:formula="of:=IF([Data.Q172]=&quot;&quot;;&quot;&quot;;CONCATENATE(&quot;,&quot;;[Data.Q172]))">
            <text:p/>
          </table:table-cell>
          <table:table-cell table:style-name="ce13" table:formula="of:=IF([Data.R172]=&quot;&quot;;&quot;&quot;;CONCATENATE(&quot;,&quot;;[Data.R172]))">
            <text:p/>
          </table:table-cell>
          <table:table-cell table:style-name="ce13" table:formula="of:=IF([Data.S172]=&quot;&quot;;&quot;&quot;;CONCATENATE(&quot;,&quot;;[Data.S172]))">
            <text:p/>
          </table:table-cell>
          <table:table-cell table:style-name="ce13" table:formula="of:=IF([Data.T172]=&quot;&quot;;&quot;&quot;;CONCATENATE(&quot;,&quot;;[Data.T172]))">
            <text:p/>
          </table:table-cell>
          <table:table-cell table:number-columns-repeated="2"/>
        </table:table-row>
        <table:table-row table:style-name="ro3">
          <table:table-cell table:formula="of:=IF([Data.A173]=&quot;&quot;;[.A171];[Data.A173])" office:value-type="float" office:value="126">
            <text:p>126</text:p>
          </table:table-cell>
          <table:table-cell table:formula="of:=IF([Data.E173]=&quot;&quot;;[.B171];CONCATENATE(&quot;,&quot;;[Data.E173]))" office:value-type="string" office:string-value=",MENTAL">
            <text:p>,MENTAL</text:p>
          </table:table-cell>
          <table:table-cell table:formula="of:=IF([Data.F173]=&quot;&quot;;[.C171];CONCATENATE(&quot;,&quot;;[Data.F173]))" office:value-type="string" office:string-value=",CHARL">
            <text:p>,CHARL</text:p>
          </table:table-cell>
          <table:table-cell table:formula="of:=CONCATENATE(&quot;,&quot;;[Data.G173])" office:value-type="string" office:string-value=",LESSER">
            <text:p>,LESSER</text:p>
          </table:table-cell>
          <table:table-cell table:formula="of:=CONCATENATE(&quot;,&quot;;[Data.H173])" office:value-type="string" office:string-value=",3">
            <text:p>,3</text:p>
          </table:table-cell>
          <table:table-cell table:formula="of:=IF([Data.I173]=&quot;&quot;;&quot;&quot;;CONCATENATE(&quot;,&quot;;[Data.I173]))" office:value-type="string" office:string-value=",C41=10">
            <text:p>,C41=10</text:p>
          </table:table-cell>
          <table:table-cell table:style-name="ce13" table:formula="of:=IF([Data.J173]=&quot;&quot;;&quot;&quot;;CONCATENATE(&quot;,&quot;;[Data.J173]))" office:value-type="string" office:string-value=",C42=10">
            <text:p>,C42=10</text:p>
          </table:table-cell>
          <table:table-cell table:style-name="ce13" table:formula="of:=IF([Data.K173]=&quot;&quot;;&quot;&quot;;CONCATENATE(&quot;,&quot;;[Data.K173]))" office:value-type="string" office:string-value=",DESCR">
            <text:p>,DESCR</text:p>
          </table:table-cell>
          <table:table-cell table:style-name="ce13" table:formula="of:=IF([Data.L173]=&quot;&quot;;&quot;&quot;;CONCATENATE(&quot;,&quot;;[Data.L173]))">
            <text:p/>
          </table:table-cell>
          <table:table-cell table:style-name="ce13" table:formula="of:=IF([Data.M173]=&quot;&quot;;&quot;&quot;;CONCATENATE(&quot;,&quot;;[Data.M173]))">
            <text:p/>
          </table:table-cell>
          <table:table-cell table:style-name="ce13" table:formula="of:=IF([Data.N173]=&quot;&quot;;&quot;&quot;;CONCATENATE(&quot;,&quot;;[Data.N173]))">
            <text:p/>
          </table:table-cell>
          <table:table-cell table:style-name="ce13" table:formula="of:=IF([Data.O173]=&quot;&quot;;&quot;&quot;;CONCATENATE(&quot;,&quot;;[Data.O173]))">
            <text:p/>
          </table:table-cell>
          <table:table-cell table:style-name="ce13" table:formula="of:=IF([Data.P173]=&quot;&quot;;&quot;&quot;;CONCATENATE(&quot;,&quot;;[Data.P173]))">
            <text:p/>
          </table:table-cell>
          <table:table-cell table:style-name="ce13" table:formula="of:=IF([Data.Q173]=&quot;&quot;;&quot;&quot;;CONCATENATE(&quot;,&quot;;[Data.Q173]))">
            <text:p/>
          </table:table-cell>
          <table:table-cell table:style-name="ce13" table:formula="of:=IF([Data.R173]=&quot;&quot;;&quot;&quot;;CONCATENATE(&quot;,&quot;;[Data.R173]))">
            <text:p/>
          </table:table-cell>
          <table:table-cell table:style-name="ce13" table:formula="of:=IF([Data.S173]=&quot;&quot;;&quot;&quot;;CONCATENATE(&quot;,&quot;;[Data.S173]))">
            <text:p/>
          </table:table-cell>
          <table:table-cell table:style-name="ce13" table:formula="of:=IF([Data.T173]=&quot;&quot;;&quot;&quot;;CONCATENATE(&quot;,&quot;;[Data.T173]))">
            <text:p/>
          </table:table-cell>
          <table:table-cell table:number-columns-repeated="2"/>
        </table:table-row>
        <table:table-row table:style-name="ro3">
          <table:table-cell table:formula="of:=IF([Data.A174]=&quot;&quot;;[.A172];[Data.A174])" office:value-type="float" office:value="127">
            <text:p>127</text:p>
          </table:table-cell>
          <table:table-cell table:formula="of:=IF([Data.E174]=&quot;&quot;;[.B172];CONCATENATE(&quot;,&quot;;[Data.E174]))" office:value-type="string" office:string-value=",MENTAL">
            <text:p>,MENTAL</text:p>
          </table:table-cell>
          <table:table-cell table:formula="of:=IF([Data.F174]=&quot;&quot;;[.C172];CONCATENATE(&quot;,&quot;;[Data.F174]))" office:value-type="string" office:string-value=",CHARL">
            <text:p>,CHARL</text:p>
          </table:table-cell>
          <table:table-cell table:formula="of:=CONCATENATE(&quot;,&quot;;[Data.G174])" office:value-type="string" office:string-value=",LESSER">
            <text:p>,LESSER</text:p>
          </table:table-cell>
          <table:table-cell table:formula="of:=CONCATENATE(&quot;,&quot;;[Data.H174])" office:value-type="string" office:string-value=",5">
            <text:p>,5</text:p>
          </table:table-cell>
          <table:table-cell table:formula="of:=IF([Data.I174]=&quot;&quot;;&quot;&quot;;CONCATENATE(&quot;,&quot;;[Data.I174]))" office:value-type="string" office:string-value=",DESCR">
            <text:p>,DESCR</text:p>
          </table:table-cell>
          <table:table-cell table:style-name="ce13" table:formula="of:=IF([Data.J174]=&quot;&quot;;&quot;&quot;;CONCATENATE(&quot;,&quot;;[Data.J174]))">
            <text:p/>
          </table:table-cell>
          <table:table-cell table:style-name="ce13" table:formula="of:=IF([Data.K174]=&quot;&quot;;&quot;&quot;;CONCATENATE(&quot;,&quot;;[Data.K174]))">
            <text:p/>
          </table:table-cell>
          <table:table-cell table:style-name="ce13" table:formula="of:=IF([Data.L174]=&quot;&quot;;&quot;&quot;;CONCATENATE(&quot;,&quot;;[Data.L174]))">
            <text:p/>
          </table:table-cell>
          <table:table-cell table:style-name="ce13" table:formula="of:=IF([Data.M174]=&quot;&quot;;&quot;&quot;;CONCATENATE(&quot;,&quot;;[Data.M174]))">
            <text:p/>
          </table:table-cell>
          <table:table-cell table:style-name="ce13" table:formula="of:=IF([Data.N174]=&quot;&quot;;&quot;&quot;;CONCATENATE(&quot;,&quot;;[Data.N174]))">
            <text:p/>
          </table:table-cell>
          <table:table-cell table:style-name="ce13" table:formula="of:=IF([Data.O174]=&quot;&quot;;&quot;&quot;;CONCATENATE(&quot;,&quot;;[Data.O174]))">
            <text:p/>
          </table:table-cell>
          <table:table-cell table:style-name="ce13" table:formula="of:=IF([Data.P174]=&quot;&quot;;&quot;&quot;;CONCATENATE(&quot;,&quot;;[Data.P174]))">
            <text:p/>
          </table:table-cell>
          <table:table-cell table:style-name="ce13" table:formula="of:=IF([Data.Q174]=&quot;&quot;;&quot;&quot;;CONCATENATE(&quot;,&quot;;[Data.Q174]))">
            <text:p/>
          </table:table-cell>
          <table:table-cell table:style-name="ce13" table:formula="of:=IF([Data.R174]=&quot;&quot;;&quot;&quot;;CONCATENATE(&quot;,&quot;;[Data.R174]))">
            <text:p/>
          </table:table-cell>
          <table:table-cell table:style-name="ce13" table:formula="of:=IF([Data.S174]=&quot;&quot;;&quot;&quot;;CONCATENATE(&quot;,&quot;;[Data.S174]))">
            <text:p/>
          </table:table-cell>
          <table:table-cell table:style-name="ce13" table:formula="of:=IF([Data.T174]=&quot;&quot;;&quot;&quot;;CONCATENATE(&quot;,&quot;;[Data.T174]))">
            <text:p/>
          </table:table-cell>
          <table:table-cell table:number-columns-repeated="2"/>
        </table:table-row>
        <table:table-row table:style-name="ro3">
          <table:table-cell table:formula="of:=IF([Data.A175]=&quot;&quot;;[.A173];[Data.A175])" office:value-type="float" office:value="128">
            <text:p>128</text:p>
          </table:table-cell>
          <table:table-cell table:formula="of:=IF([Data.E175]=&quot;&quot;;[.B173];CONCATENATE(&quot;,&quot;;[Data.E175]))" office:value-type="string" office:string-value=",MENTAL">
            <text:p>,MENTAL</text:p>
          </table:table-cell>
          <table:table-cell table:formula="of:=IF([Data.F175]=&quot;&quot;;[.C173];CONCATENATE(&quot;,&quot;;[Data.F175]))" office:value-type="string" office:string-value=",CHARL">
            <text:p>,CHARL</text:p>
          </table:table-cell>
          <table:table-cell table:formula="of:=CONCATENATE(&quot;,&quot;;[Data.G175])" office:value-type="string" office:string-value=",MINOR">
            <text:p>,MINOR</text:p>
          </table:table-cell>
          <table:table-cell table:formula="of:=CONCATENATE(&quot;,&quot;;[Data.H175])" office:value-type="string" office:string-value=",10">
            <text:p>,10</text:p>
          </table:table-cell>
          <table:table-cell table:formula="of:=IF([Data.I175]=&quot;&quot;;&quot;&quot;;CONCATENATE(&quot;,&quot;;[Data.I175]))" office:value-type="string" office:string-value=",DESCR">
            <text:p>,DESCR</text:p>
          </table:table-cell>
          <table:table-cell table:style-name="ce13" table:formula="of:=IF([Data.J175]=&quot;&quot;;&quot;&quot;;CONCATENATE(&quot;,&quot;;[Data.J175]))">
            <text:p/>
          </table:table-cell>
          <table:table-cell table:style-name="ce13" table:formula="of:=IF([Data.K175]=&quot;&quot;;&quot;&quot;;CONCATENATE(&quot;,&quot;;[Data.K175]))">
            <text:p/>
          </table:table-cell>
          <table:table-cell table:style-name="ce13" table:formula="of:=IF([Data.L175]=&quot;&quot;;&quot;&quot;;CONCATENATE(&quot;,&quot;;[Data.L175]))">
            <text:p/>
          </table:table-cell>
          <table:table-cell table:style-name="ce13" table:formula="of:=IF([Data.M175]=&quot;&quot;;&quot;&quot;;CONCATENATE(&quot;,&quot;;[Data.M175]))">
            <text:p/>
          </table:table-cell>
          <table:table-cell table:style-name="ce13" table:formula="of:=IF([Data.N175]=&quot;&quot;;&quot;&quot;;CONCATENATE(&quot;,&quot;;[Data.N175]))">
            <text:p/>
          </table:table-cell>
          <table:table-cell table:style-name="ce13" table:formula="of:=IF([Data.O175]=&quot;&quot;;&quot;&quot;;CONCATENATE(&quot;,&quot;;[Data.O175]))">
            <text:p/>
          </table:table-cell>
          <table:table-cell table:style-name="ce13" table:formula="of:=IF([Data.P175]=&quot;&quot;;&quot;&quot;;CONCATENATE(&quot;,&quot;;[Data.P175]))">
            <text:p/>
          </table:table-cell>
          <table:table-cell table:style-name="ce13" table:formula="of:=IF([Data.Q175]=&quot;&quot;;&quot;&quot;;CONCATENATE(&quot;,&quot;;[Data.Q175]))">
            <text:p/>
          </table:table-cell>
          <table:table-cell table:style-name="ce13" table:formula="of:=IF([Data.R175]=&quot;&quot;;&quot;&quot;;CONCATENATE(&quot;,&quot;;[Data.R175]))">
            <text:p/>
          </table:table-cell>
          <table:table-cell table:style-name="ce13" table:formula="of:=IF([Data.S175]=&quot;&quot;;&quot;&quot;;CONCATENATE(&quot;,&quot;;[Data.S175]))">
            <text:p/>
          </table:table-cell>
          <table:table-cell table:style-name="ce13" table:formula="of:=IF([Data.T175]=&quot;&quot;;&quot;&quot;;CONCATENATE(&quot;,&quot;;[Data.T175]))">
            <text:p/>
          </table:table-cell>
          <table:table-cell table:number-columns-repeated="2"/>
        </table:table-row>
        <table:table-row table:style-name="ro3">
          <table:table-cell table:formula="of:=IF([Data.A176]=&quot;&quot;;[.A174];[Data.A176])" office:value-type="float" office:value="129">
            <text:p>129</text:p>
          </table:table-cell>
          <table:table-cell table:formula="of:=IF([Data.E176]=&quot;&quot;;[.B174];CONCATENATE(&quot;,&quot;;[Data.E176]))" office:value-type="string" office:string-value=",MENTAL">
            <text:p>,MENTAL</text:p>
          </table:table-cell>
          <table:table-cell table:formula="of:=IF([Data.F176]=&quot;&quot;;[.C174];CONCATENATE(&quot;,&quot;;[Data.F176]))" office:value-type="string" office:string-value=",CHARL">
            <text:p>,CHARL</text:p>
          </table:table-cell>
          <table:table-cell table:formula="of:=CONCATENATE(&quot;,&quot;;[Data.G176])" office:value-type="string" office:string-value=",MINOR">
            <text:p>,MINOR</text:p>
          </table:table-cell>
          <table:table-cell table:formula="of:=CONCATENATE(&quot;,&quot;;[Data.H176])" office:value-type="string" office:string-value=",8">
            <text:p>,8</text:p>
          </table:table-cell>
          <table:table-cell table:formula="of:=IF([Data.I176]=&quot;&quot;;&quot;&quot;;CONCATENATE(&quot;,&quot;;[Data.I176]))" office:value-type="string" office:string-value=",RR=talent.rr.spells.m">
            <text:p>,RR=talent.rr.spells.m</text:p>
          </table:table-cell>
          <table:table-cell table:style-name="ce13" table:formula="of:=IF([Data.J176]=&quot;&quot;;&quot;&quot;;CONCATENATE(&quot;,&quot;;[Data.J176]))">
            <text:p/>
          </table:table-cell>
          <table:table-cell table:style-name="ce13" table:formula="of:=IF([Data.K176]=&quot;&quot;;&quot;&quot;;CONCATENATE(&quot;,&quot;;[Data.K176]))">
            <text:p/>
          </table:table-cell>
          <table:table-cell table:style-name="ce13" table:formula="of:=IF([Data.L176]=&quot;&quot;;&quot;&quot;;CONCATENATE(&quot;,&quot;;[Data.L176]))">
            <text:p/>
          </table:table-cell>
          <table:table-cell table:style-name="ce13" table:formula="of:=IF([Data.M176]=&quot;&quot;;&quot;&quot;;CONCATENATE(&quot;,&quot;;[Data.M176]))">
            <text:p/>
          </table:table-cell>
          <table:table-cell table:style-name="ce13" table:formula="of:=IF([Data.N176]=&quot;&quot;;&quot;&quot;;CONCATENATE(&quot;,&quot;;[Data.N176]))">
            <text:p/>
          </table:table-cell>
          <table:table-cell table:style-name="ce13" table:formula="of:=IF([Data.O176]=&quot;&quot;;&quot;&quot;;CONCATENATE(&quot;,&quot;;[Data.O176]))">
            <text:p/>
          </table:table-cell>
          <table:table-cell table:style-name="ce13" table:formula="of:=IF([Data.P176]=&quot;&quot;;&quot;&quot;;CONCATENATE(&quot;,&quot;;[Data.P176]))">
            <text:p/>
          </table:table-cell>
          <table:table-cell table:style-name="ce13" table:formula="of:=IF([Data.Q176]=&quot;&quot;;&quot;&quot;;CONCATENATE(&quot;,&quot;;[Data.Q176]))">
            <text:p/>
          </table:table-cell>
          <table:table-cell table:style-name="ce13" table:formula="of:=IF([Data.R176]=&quot;&quot;;&quot;&quot;;CONCATENATE(&quot;,&quot;;[Data.R176]))">
            <text:p/>
          </table:table-cell>
          <table:table-cell table:style-name="ce13" table:formula="of:=IF([Data.S176]=&quot;&quot;;&quot;&quot;;CONCATENATE(&quot;,&quot;;[Data.S176]))">
            <text:p/>
          </table:table-cell>
          <table:table-cell table:style-name="ce13" table:formula="of:=IF([Data.T176]=&quot;&quot;;&quot;&quot;;CONCATENATE(&quot;,&quot;;[Data.T176]))">
            <text:p/>
          </table:table-cell>
          <table:table-cell table:number-columns-repeated="2"/>
        </table:table-row>
        <table:table-row table:style-name="ro3">
          <table:table-cell table:formula="of:=IF([Data.A177]=&quot;&quot;;[.A175];[Data.A177])" office:value-type="float" office:value="130">
            <text:p>130</text:p>
          </table:table-cell>
          <table:table-cell table:formula="of:=IF([Data.E177]=&quot;&quot;;[.B175];CONCATENATE(&quot;,&quot;;[Data.E177]))" office:value-type="string" office:string-value=",MENTAL">
            <text:p>,MENTAL</text:p>
          </table:table-cell>
          <table:table-cell table:formula="of:=IF([Data.F177]=&quot;&quot;;[.C175];CONCATENATE(&quot;,&quot;;[Data.F177]))" office:value-type="string" office:string-value=",CHARL">
            <text:p>,CHARL</text:p>
          </table:table-cell>
          <table:table-cell table:formula="of:=CONCATENATE(&quot;,&quot;;[Data.G177])" office:value-type="string" office:string-value=",MAJOR">
            <text:p>,MAJOR</text:p>
          </table:table-cell>
          <table:table-cell table:formula="of:=CONCATENATE(&quot;,&quot;;[Data.H177])" office:value-type="string" office:string-value=",18">
            <text:p>,18</text:p>
          </table:table-cell>
          <table:table-cell table:formula="of:=IF([Data.I177]=&quot;&quot;;&quot;&quot;;CONCATENATE(&quot;,&quot;;[Data.I177]))" office:value-type="string" office:string-value=",DESCR">
            <text:p>,DESCR</text:p>
          </table:table-cell>
          <table:table-cell table:style-name="ce13" table:formula="of:=IF([Data.J177]=&quot;&quot;;&quot;&quot;;CONCATENATE(&quot;,&quot;;[Data.J177]))">
            <text:p/>
          </table:table-cell>
          <table:table-cell table:style-name="ce13" table:formula="of:=IF([Data.K177]=&quot;&quot;;&quot;&quot;;CONCATENATE(&quot;,&quot;;[Data.K177]))">
            <text:p/>
          </table:table-cell>
          <table:table-cell table:style-name="ce13" table:formula="of:=IF([Data.L177]=&quot;&quot;;&quot;&quot;;CONCATENATE(&quot;,&quot;;[Data.L177]))">
            <text:p/>
          </table:table-cell>
          <table:table-cell table:style-name="ce13" table:formula="of:=IF([Data.M177]=&quot;&quot;;&quot;&quot;;CONCATENATE(&quot;,&quot;;[Data.M177]))">
            <text:p/>
          </table:table-cell>
          <table:table-cell table:style-name="ce13" table:formula="of:=IF([Data.N177]=&quot;&quot;;&quot;&quot;;CONCATENATE(&quot;,&quot;;[Data.N177]))">
            <text:p/>
          </table:table-cell>
          <table:table-cell table:style-name="ce13" table:formula="of:=IF([Data.O177]=&quot;&quot;;&quot;&quot;;CONCATENATE(&quot;,&quot;;[Data.O177]))">
            <text:p/>
          </table:table-cell>
          <table:table-cell table:style-name="ce13" table:formula="of:=IF([Data.P177]=&quot;&quot;;&quot;&quot;;CONCATENATE(&quot;,&quot;;[Data.P177]))">
            <text:p/>
          </table:table-cell>
          <table:table-cell table:style-name="ce13" table:formula="of:=IF([Data.Q177]=&quot;&quot;;&quot;&quot;;CONCATENATE(&quot;,&quot;;[Data.Q177]))">
            <text:p/>
          </table:table-cell>
          <table:table-cell table:style-name="ce13" table:formula="of:=IF([Data.R177]=&quot;&quot;;&quot;&quot;;CONCATENATE(&quot;,&quot;;[Data.R177]))">
            <text:p/>
          </table:table-cell>
          <table:table-cell table:style-name="ce13" table:formula="of:=IF([Data.S177]=&quot;&quot;;&quot;&quot;;CONCATENATE(&quot;,&quot;;[Data.S177]))">
            <text:p/>
          </table:table-cell>
          <table:table-cell table:style-name="ce13" table:formula="of:=IF([Data.T177]=&quot;&quot;;&quot;&quot;;CONCATENATE(&quot;,&quot;;[Data.T177]))">
            <text:p/>
          </table:table-cell>
          <table:table-cell table:number-columns-repeated="2"/>
        </table:table-row>
        <table:table-row table:style-name="ro3">
          <table:table-cell table:formula="of:=IF([Data.A178]=&quot;&quot;;[.A176];[Data.A178])" office:value-type="float" office:value="131">
            <text:p>131</text:p>
          </table:table-cell>
          <table:table-cell table:formula="of:=IF([Data.E178]=&quot;&quot;;[.B176];CONCATENATE(&quot;,&quot;;[Data.E178]))" office:value-type="string" office:string-value=",MENTAL">
            <text:p>,MENTAL</text:p>
          </table:table-cell>
          <table:table-cell table:formula="of:=IF([Data.F178]=&quot;&quot;;[.C176];CONCATENATE(&quot;,&quot;;[Data.F178]))" office:value-type="string" office:string-value=",CHARL">
            <text:p>,CHARL</text:p>
          </table:table-cell>
          <table:table-cell table:formula="of:=CONCATENATE(&quot;,&quot;;[Data.G178])" office:value-type="string" office:string-value=",GREATER">
            <text:p>,GREATER</text:p>
          </table:table-cell>
          <table:table-cell table:formula="of:=CONCATENATE(&quot;,&quot;;[Data.H178])" office:value-type="string" office:string-value=",25">
            <text:p>,25</text:p>
          </table:table-cell>
          <table:table-cell table:formula="of:=IF([Data.I178]=&quot;&quot;;&quot;&quot;;CONCATENATE(&quot;,&quot;;[Data.I178]))" office:value-type="string" office:string-value=",DESCR">
            <text:p>,DESCR</text:p>
          </table:table-cell>
          <table:table-cell table:style-name="ce13" table:formula="of:=IF([Data.J178]=&quot;&quot;;&quot;&quot;;CONCATENATE(&quot;,&quot;;[Data.J178]))">
            <text:p/>
          </table:table-cell>
          <table:table-cell table:style-name="ce13" table:formula="of:=IF([Data.K178]=&quot;&quot;;&quot;&quot;;CONCATENATE(&quot;,&quot;;[Data.K178]))">
            <text:p/>
          </table:table-cell>
          <table:table-cell table:style-name="ce13" table:formula="of:=IF([Data.L178]=&quot;&quot;;&quot;&quot;;CONCATENATE(&quot;,&quot;;[Data.L178]))">
            <text:p/>
          </table:table-cell>
          <table:table-cell table:style-name="ce13" table:formula="of:=IF([Data.M178]=&quot;&quot;;&quot;&quot;;CONCATENATE(&quot;,&quot;;[Data.M178]))">
            <text:p/>
          </table:table-cell>
          <table:table-cell table:style-name="ce13" table:formula="of:=IF([Data.N178]=&quot;&quot;;&quot;&quot;;CONCATENATE(&quot;,&quot;;[Data.N178]))">
            <text:p/>
          </table:table-cell>
          <table:table-cell table:style-name="ce13" table:formula="of:=IF([Data.O178]=&quot;&quot;;&quot;&quot;;CONCATENATE(&quot;,&quot;;[Data.O178]))">
            <text:p/>
          </table:table-cell>
          <table:table-cell table:style-name="ce13" table:formula="of:=IF([Data.P178]=&quot;&quot;;&quot;&quot;;CONCATENATE(&quot;,&quot;;[Data.P178]))">
            <text:p/>
          </table:table-cell>
          <table:table-cell table:style-name="ce13" table:formula="of:=IF([Data.Q178]=&quot;&quot;;&quot;&quot;;CONCATENATE(&quot;,&quot;;[Data.Q178]))">
            <text:p/>
          </table:table-cell>
          <table:table-cell table:style-name="ce13" table:formula="of:=IF([Data.R178]=&quot;&quot;;&quot;&quot;;CONCATENATE(&quot;,&quot;;[Data.R178]))">
            <text:p/>
          </table:table-cell>
          <table:table-cell table:style-name="ce13" table:formula="of:=IF([Data.S178]=&quot;&quot;;&quot;&quot;;CONCATENATE(&quot;,&quot;;[Data.S178]))">
            <text:p/>
          </table:table-cell>
          <table:table-cell table:style-name="ce13" table:formula="of:=IF([Data.T178]=&quot;&quot;;&quot;&quot;;CONCATENATE(&quot;,&quot;;[Data.T178]))">
            <text:p/>
          </table:table-cell>
          <table:table-cell table:number-columns-repeated="2"/>
        </table:table-row>
        <table:table-row table:style-name="ro3">
          <table:table-cell table:formula="of:=IF([Data.A179]=&quot;&quot;;[.A177];[Data.A179])" office:value-type="float" office:value="132">
            <text:p>132</text:p>
          </table:table-cell>
          <table:table-cell table:formula="of:=IF([Data.E179]=&quot;&quot;;[.B177];CONCATENATE(&quot;,&quot;;[Data.E179]))" office:value-type="string" office:string-value=",MENTAL">
            <text:p>,MENTAL</text:p>
          </table:table-cell>
          <table:table-cell table:formula="of:=IF([Data.F179]=&quot;&quot;;[.C177];CONCATENATE(&quot;,&quot;;[Data.F179]))" office:value-type="string" office:string-value=",CHARL">
            <text:p>,CHARL</text:p>
          </table:table-cell>
          <table:table-cell table:formula="of:=CONCATENATE(&quot;,&quot;;[Data.G179])" office:value-type="string" office:string-value=",LESSER">
            <text:p>,LESSER</text:p>
          </table:table-cell>
          <table:table-cell table:formula="of:=CONCATENATE(&quot;,&quot;;[Data.H179])" office:value-type="string" office:string-value=",5">
            <text:p>,5</text:p>
          </table:table-cell>
          <table:table-cell table:formula="of:=IF([Data.I179]=&quot;&quot;;&quot;&quot;;CONCATENATE(&quot;,&quot;;[Data.I179]))" office:value-type="string" office:string-value=",DESCR">
            <text:p>,DESCR</text:p>
          </table:table-cell>
          <table:table-cell table:style-name="ce13" table:formula="of:=IF([Data.J179]=&quot;&quot;;&quot;&quot;;CONCATENATE(&quot;,&quot;;[Data.J179]))">
            <text:p/>
          </table:table-cell>
          <table:table-cell table:style-name="ce13" table:formula="of:=IF([Data.K179]=&quot;&quot;;&quot;&quot;;CONCATENATE(&quot;,&quot;;[Data.K179]))">
            <text:p/>
          </table:table-cell>
          <table:table-cell table:style-name="ce13" table:formula="of:=IF([Data.L179]=&quot;&quot;;&quot;&quot;;CONCATENATE(&quot;,&quot;;[Data.L179]))">
            <text:p/>
          </table:table-cell>
          <table:table-cell table:style-name="ce13" table:formula="of:=IF([Data.M179]=&quot;&quot;;&quot;&quot;;CONCATENATE(&quot;,&quot;;[Data.M179]))">
            <text:p/>
          </table:table-cell>
          <table:table-cell table:style-name="ce13" table:formula="of:=IF([Data.N179]=&quot;&quot;;&quot;&quot;;CONCATENATE(&quot;,&quot;;[Data.N179]))">
            <text:p/>
          </table:table-cell>
          <table:table-cell table:style-name="ce13" table:formula="of:=IF([Data.O179]=&quot;&quot;;&quot;&quot;;CONCATENATE(&quot;,&quot;;[Data.O179]))">
            <text:p/>
          </table:table-cell>
          <table:table-cell table:style-name="ce13" table:formula="of:=IF([Data.P179]=&quot;&quot;;&quot;&quot;;CONCATENATE(&quot;,&quot;;[Data.P179]))">
            <text:p/>
          </table:table-cell>
          <table:table-cell table:style-name="ce13" table:formula="of:=IF([Data.Q179]=&quot;&quot;;&quot;&quot;;CONCATENATE(&quot;,&quot;;[Data.Q179]))">
            <text:p/>
          </table:table-cell>
          <table:table-cell table:style-name="ce13" table:formula="of:=IF([Data.R179]=&quot;&quot;;&quot;&quot;;CONCATENATE(&quot;,&quot;;[Data.R179]))">
            <text:p/>
          </table:table-cell>
          <table:table-cell table:style-name="ce13" table:formula="of:=IF([Data.S179]=&quot;&quot;;&quot;&quot;;CONCATENATE(&quot;,&quot;;[Data.S179]))">
            <text:p/>
          </table:table-cell>
          <table:table-cell table:style-name="ce13" table:formula="of:=IF([Data.T179]=&quot;&quot;;&quot;&quot;;CONCATENATE(&quot;,&quot;;[Data.T179]))">
            <text:p/>
          </table:table-cell>
          <table:table-cell table:number-columns-repeated="2"/>
        </table:table-row>
        <table:table-row table:style-name="ro3">
          <table:table-cell table:formula="of:=IF([Data.A180]=&quot;&quot;;[.A178];[Data.A180])" office:value-type="float" office:value="133">
            <text:p>133</text:p>
          </table:table-cell>
          <table:table-cell table:formula="of:=IF([Data.E180]=&quot;&quot;;[.B178];CONCATENATE(&quot;,&quot;;[Data.E180]))" office:value-type="string" office:string-value=",MENTAL">
            <text:p>,MENTAL</text:p>
          </table:table-cell>
          <table:table-cell table:formula="of:=IF([Data.F180]=&quot;&quot;;[.C178];CONCATENATE(&quot;,&quot;;[Data.F180]))" office:value-type="string" office:string-value=",CHARL">
            <text:p>,CHARL</text:p>
          </table:table-cell>
          <table:table-cell table:formula="of:=CONCATENATE(&quot;,&quot;;[Data.G180])" office:value-type="string" office:string-value=",MINOR">
            <text:p>,MINOR</text:p>
          </table:table-cell>
          <table:table-cell table:formula="of:=CONCATENATE(&quot;,&quot;;[Data.H180])" office:value-type="string" office:string-value=",7">
            <text:p>,7</text:p>
          </table:table-cell>
          <table:table-cell table:formula="of:=IF([Data.I180]=&quot;&quot;;&quot;&quot;;CONCATENATE(&quot;,&quot;;[Data.I180]))" office:value-type="string" office:string-value=",DESCR">
            <text:p>,DESCR</text:p>
          </table:table-cell>
          <table:table-cell table:style-name="ce13" table:formula="of:=IF([Data.J180]=&quot;&quot;;&quot;&quot;;CONCATENATE(&quot;,&quot;;[Data.J180]))">
            <text:p/>
          </table:table-cell>
          <table:table-cell table:style-name="ce13" table:formula="of:=IF([Data.K180]=&quot;&quot;;&quot;&quot;;CONCATENATE(&quot;,&quot;;[Data.K180]))">
            <text:p/>
          </table:table-cell>
          <table:table-cell table:style-name="ce13" table:formula="of:=IF([Data.L180]=&quot;&quot;;&quot;&quot;;CONCATENATE(&quot;,&quot;;[Data.L180]))">
            <text:p/>
          </table:table-cell>
          <table:table-cell table:style-name="ce13" table:formula="of:=IF([Data.M180]=&quot;&quot;;&quot;&quot;;CONCATENATE(&quot;,&quot;;[Data.M180]))">
            <text:p/>
          </table:table-cell>
          <table:table-cell table:style-name="ce13" table:formula="of:=IF([Data.N180]=&quot;&quot;;&quot;&quot;;CONCATENATE(&quot;,&quot;;[Data.N180]))">
            <text:p/>
          </table:table-cell>
          <table:table-cell table:style-name="ce13" table:formula="of:=IF([Data.O180]=&quot;&quot;;&quot;&quot;;CONCATENATE(&quot;,&quot;;[Data.O180]))">
            <text:p/>
          </table:table-cell>
          <table:table-cell table:style-name="ce13" table:formula="of:=IF([Data.P180]=&quot;&quot;;&quot;&quot;;CONCATENATE(&quot;,&quot;;[Data.P180]))">
            <text:p/>
          </table:table-cell>
          <table:table-cell table:style-name="ce13" table:formula="of:=IF([Data.Q180]=&quot;&quot;;&quot;&quot;;CONCATENATE(&quot;,&quot;;[Data.Q180]))">
            <text:p/>
          </table:table-cell>
          <table:table-cell table:style-name="ce13" table:formula="of:=IF([Data.R180]=&quot;&quot;;&quot;&quot;;CONCATENATE(&quot;,&quot;;[Data.R180]))">
            <text:p/>
          </table:table-cell>
          <table:table-cell table:style-name="ce13" table:formula="of:=IF([Data.S180]=&quot;&quot;;&quot;&quot;;CONCATENATE(&quot;,&quot;;[Data.S180]))">
            <text:p/>
          </table:table-cell>
          <table:table-cell table:style-name="ce13" table:formula="of:=IF([Data.T180]=&quot;&quot;;&quot;&quot;;CONCATENATE(&quot;,&quot;;[Data.T180]))">
            <text:p/>
          </table:table-cell>
          <table:table-cell table:number-columns-repeated="2"/>
        </table:table-row>
        <table:table-row table:style-name="ro3">
          <table:table-cell table:formula="of:=IF([Data.A181]=&quot;&quot;;[.A179];[Data.A181])" office:value-type="float" office:value="134">
            <text:p>134</text:p>
          </table:table-cell>
          <table:table-cell table:formula="of:=IF([Data.E181]=&quot;&quot;;[.B179];CONCATENATE(&quot;,&quot;;[Data.E181]))" office:value-type="string" office:string-value=",MENTAL">
            <text:p>,MENTAL</text:p>
          </table:table-cell>
          <table:table-cell table:formula="of:=IF([Data.F181]=&quot;&quot;;[.C179];CONCATENATE(&quot;,&quot;;[Data.F181]))" office:value-type="string" office:string-value=",CHARL">
            <text:p>,CHARL</text:p>
          </table:table-cell>
          <table:table-cell table:formula="of:=CONCATENATE(&quot;,&quot;;[Data.G181])" office:value-type="string" office:string-value=",MINOR">
            <text:p>,MINOR</text:p>
          </table:table-cell>
          <table:table-cell table:formula="of:=CONCATENATE(&quot;,&quot;;[Data.H181])" office:value-type="string" office:string-value=",10">
            <text:p>,10</text:p>
          </table:table-cell>
          <table:table-cell table:formula="of:=IF([Data.I181]=&quot;&quot;;&quot;&quot;;CONCATENATE(&quot;,&quot;;[Data.I181]))" office:value-type="string" office:string-value=",RR=CHANNELING=25">
            <text:p>,RR=CHANNELING=25</text:p>
          </table:table-cell>
          <table:table-cell table:style-name="ce13" table:formula="of:=IF([Data.J181]=&quot;&quot;;&quot;&quot;;CONCATENATE(&quot;,&quot;;[Data.J181]))" office:value-type="string" office:string-value=",RR=ESSENCE=25">
            <text:p>,RR=ESSENCE=25</text:p>
          </table:table-cell>
          <table:table-cell table:style-name="ce13" table:formula="of:=IF([Data.K181]=&quot;&quot;;&quot;&quot;;CONCATENATE(&quot;,&quot;;[Data.K181]))" office:value-type="string" office:string-value=",RR=MENTALISM=25">
            <text:p>,RR=MENTALISM=25</text:p>
          </table:table-cell>
          <table:table-cell table:style-name="ce13" table:formula="of:=IF([Data.L181]=&quot;&quot;;&quot;&quot;;CONCATENATE(&quot;,&quot;;[Data.L181]))" office:value-type="string" office:string-value=",DESCR">
            <text:p>,DESCR</text:p>
          </table:table-cell>
          <table:table-cell table:style-name="ce13" table:formula="of:=IF([Data.M181]=&quot;&quot;;&quot;&quot;;CONCATENATE(&quot;,&quot;;[Data.M181]))">
            <text:p/>
          </table:table-cell>
          <table:table-cell table:style-name="ce13" table:formula="of:=IF([Data.N181]=&quot;&quot;;&quot;&quot;;CONCATENATE(&quot;,&quot;;[Data.N181]))">
            <text:p/>
          </table:table-cell>
          <table:table-cell table:style-name="ce13" table:formula="of:=IF([Data.O181]=&quot;&quot;;&quot;&quot;;CONCATENATE(&quot;,&quot;;[Data.O181]))">
            <text:p/>
          </table:table-cell>
          <table:table-cell table:style-name="ce13" table:formula="of:=IF([Data.P181]=&quot;&quot;;&quot;&quot;;CONCATENATE(&quot;,&quot;;[Data.P181]))">
            <text:p/>
          </table:table-cell>
          <table:table-cell table:style-name="ce13" table:formula="of:=IF([Data.Q181]=&quot;&quot;;&quot;&quot;;CONCATENATE(&quot;,&quot;;[Data.Q181]))">
            <text:p/>
          </table:table-cell>
          <table:table-cell table:style-name="ce13" table:formula="of:=IF([Data.R181]=&quot;&quot;;&quot;&quot;;CONCATENATE(&quot;,&quot;;[Data.R181]))">
            <text:p/>
          </table:table-cell>
          <table:table-cell table:style-name="ce13" table:formula="of:=IF([Data.S181]=&quot;&quot;;&quot;&quot;;CONCATENATE(&quot;,&quot;;[Data.S181]))">
            <text:p/>
          </table:table-cell>
          <table:table-cell table:style-name="ce13" table:formula="of:=IF([Data.T181]=&quot;&quot;;&quot;&quot;;CONCATENATE(&quot;,&quot;;[Data.T181]))">
            <text:p/>
          </table:table-cell>
          <table:table-cell table:number-columns-repeated="2"/>
        </table:table-row>
        <table:table-row table:style-name="ro3">
          <table:table-cell table:formula="of:=IF([Data.A182]=&quot;&quot;;[.A180];[Data.A182])" office:value-type="float" office:value="135">
            <text:p>135</text:p>
          </table:table-cell>
          <table:table-cell table:formula="of:=IF([Data.E182]=&quot;&quot;;[.B180];CONCATENATE(&quot;,&quot;;[Data.E182]))" office:value-type="string" office:string-value=",SPECIAL">
            <text:p>,SPECIAL</text:p>
          </table:table-cell>
          <table:table-cell table:formula="of:=IF([Data.F182]=&quot;&quot;;[.C180];CONCATENATE(&quot;,&quot;;[Data.F182]))" office:value-type="string" office:string-value=",CHARL">
            <text:p>,CHARL</text:p>
          </table:table-cell>
          <table:table-cell table:formula="of:=CONCATENATE(&quot;,&quot;;[Data.G182])" office:value-type="string" office:string-value=",GREATER">
            <text:p>,GREATER</text:p>
          </table:table-cell>
          <table:table-cell table:formula="of:=CONCATENATE(&quot;,&quot;;[Data.H182])" office:value-type="string" office:string-value=",30">
            <text:p>,30</text:p>
          </table:table-cell>
          <table:table-cell table:formula="of:=IF([Data.I182]=&quot;&quot;;&quot;&quot;;CONCATENATE(&quot;,&quot;;[Data.I182]))" office:value-type="string" office:string-value=",DESCR">
            <text:p>,DESCR</text:p>
          </table:table-cell>
          <table:table-cell table:style-name="ce13" table:formula="of:=IF([Data.J182]=&quot;&quot;;&quot;&quot;;CONCATENATE(&quot;,&quot;;[Data.J182]))">
            <text:p/>
          </table:table-cell>
          <table:table-cell table:style-name="ce13" table:formula="of:=IF([Data.K182]=&quot;&quot;;&quot;&quot;;CONCATENATE(&quot;,&quot;;[Data.K182]))">
            <text:p/>
          </table:table-cell>
          <table:table-cell table:style-name="ce13" table:formula="of:=IF([Data.L182]=&quot;&quot;;&quot;&quot;;CONCATENATE(&quot;,&quot;;[Data.L182]))">
            <text:p/>
          </table:table-cell>
          <table:table-cell table:style-name="ce13" table:formula="of:=IF([Data.M182]=&quot;&quot;;&quot;&quot;;CONCATENATE(&quot;,&quot;;[Data.M182]))">
            <text:p/>
          </table:table-cell>
          <table:table-cell table:style-name="ce13" table:formula="of:=IF([Data.N182]=&quot;&quot;;&quot;&quot;;CONCATENATE(&quot;,&quot;;[Data.N182]))">
            <text:p/>
          </table:table-cell>
          <table:table-cell table:style-name="ce13" table:formula="of:=IF([Data.O182]=&quot;&quot;;&quot;&quot;;CONCATENATE(&quot;,&quot;;[Data.O182]))">
            <text:p/>
          </table:table-cell>
          <table:table-cell table:style-name="ce13" table:formula="of:=IF([Data.P182]=&quot;&quot;;&quot;&quot;;CONCATENATE(&quot;,&quot;;[Data.P182]))">
            <text:p/>
          </table:table-cell>
          <table:table-cell table:style-name="ce13" table:formula="of:=IF([Data.Q182]=&quot;&quot;;&quot;&quot;;CONCATENATE(&quot;,&quot;;[Data.Q182]))">
            <text:p/>
          </table:table-cell>
          <table:table-cell table:style-name="ce13" table:formula="of:=IF([Data.R182]=&quot;&quot;;&quot;&quot;;CONCATENATE(&quot;,&quot;;[Data.R182]))">
            <text:p/>
          </table:table-cell>
          <table:table-cell table:style-name="ce13" table:formula="of:=IF([Data.S182]=&quot;&quot;;&quot;&quot;;CONCATENATE(&quot;,&quot;;[Data.S182]))">
            <text:p/>
          </table:table-cell>
          <table:table-cell table:style-name="ce13" table:formula="of:=IF([Data.T182]=&quot;&quot;;&quot;&quot;;CONCATENATE(&quot;,&quot;;[Data.T182]))">
            <text:p/>
          </table:table-cell>
          <table:table-cell table:number-columns-repeated="2"/>
        </table:table-row>
        <table:table-row table:style-name="ro3">
          <table:table-cell table:formula="of:=IF([Data.A183]=&quot;&quot;;[.A181];[Data.A183])" office:value-type="float" office:value="136">
            <text:p>136</text:p>
          </table:table-cell>
          <table:table-cell table:formula="of:=IF([Data.E183]=&quot;&quot;;[.B181];CONCATENATE(&quot;,&quot;;[Data.E183]))" office:value-type="string" office:string-value=",SPECIAL">
            <text:p>,SPECIAL</text:p>
          </table:table-cell>
          <table:table-cell table:formula="of:=IF([Data.F183]=&quot;&quot;;[.C181];CONCATENATE(&quot;,&quot;;[Data.F183]))" office:value-type="string" office:string-value=",CHARL">
            <text:p>,CHARL</text:p>
          </table:table-cell>
          <table:table-cell table:formula="of:=CONCATENATE(&quot;,&quot;;[Data.G183])" office:value-type="string" office:string-value=",MINOR">
            <text:p>,MINOR</text:p>
          </table:table-cell>
          <table:table-cell table:formula="of:=CONCATENATE(&quot;,&quot;;[Data.H183])" office:value-type="string" office:string-value=",10">
            <text:p>,10</text:p>
          </table:table-cell>
          <table:table-cell table:formula="of:=IF([Data.I183]=&quot;&quot;;&quot;&quot;;CONCATENATE(&quot;,&quot;;[Data.I183]))" office:value-type="string" office:string-value=",STAT1=3">
            <text:p>,STAT1=3</text:p>
          </table:table-cell>
          <table:table-cell table:style-name="ce13" table:formula="of:=IF([Data.J183]=&quot;&quot;;&quot;&quot;;CONCATENATE(&quot;,&quot;;[Data.J183]))">
            <text:p/>
          </table:table-cell>
          <table:table-cell table:style-name="ce13" table:formula="of:=IF([Data.K183]=&quot;&quot;;&quot;&quot;;CONCATENATE(&quot;,&quot;;[Data.K183]))">
            <text:p/>
          </table:table-cell>
          <table:table-cell table:style-name="ce13" table:formula="of:=IF([Data.L183]=&quot;&quot;;&quot;&quot;;CONCATENATE(&quot;,&quot;;[Data.L183]))">
            <text:p/>
          </table:table-cell>
          <table:table-cell table:style-name="ce13" table:formula="of:=IF([Data.M183]=&quot;&quot;;&quot;&quot;;CONCATENATE(&quot;,&quot;;[Data.M183]))">
            <text:p/>
          </table:table-cell>
          <table:table-cell table:style-name="ce13" table:formula="of:=IF([Data.N183]=&quot;&quot;;&quot;&quot;;CONCATENATE(&quot;,&quot;;[Data.N183]))">
            <text:p/>
          </table:table-cell>
          <table:table-cell table:style-name="ce13" table:formula="of:=IF([Data.O183]=&quot;&quot;;&quot;&quot;;CONCATENATE(&quot;,&quot;;[Data.O183]))">
            <text:p/>
          </table:table-cell>
          <table:table-cell table:style-name="ce13" table:formula="of:=IF([Data.P183]=&quot;&quot;;&quot;&quot;;CONCATENATE(&quot;,&quot;;[Data.P183]))">
            <text:p/>
          </table:table-cell>
          <table:table-cell table:style-name="ce13" table:formula="of:=IF([Data.Q183]=&quot;&quot;;&quot;&quot;;CONCATENATE(&quot;,&quot;;[Data.Q183]))">
            <text:p/>
          </table:table-cell>
          <table:table-cell table:style-name="ce13" table:formula="of:=IF([Data.R183]=&quot;&quot;;&quot;&quot;;CONCATENATE(&quot;,&quot;;[Data.R183]))">
            <text:p/>
          </table:table-cell>
          <table:table-cell table:style-name="ce13" table:formula="of:=IF([Data.S183]=&quot;&quot;;&quot;&quot;;CONCATENATE(&quot;,&quot;;[Data.S183]))">
            <text:p/>
          </table:table-cell>
          <table:table-cell table:style-name="ce13" table:formula="of:=IF([Data.T183]=&quot;&quot;;&quot;&quot;;CONCATENATE(&quot;,&quot;;[Data.T183]))">
            <text:p/>
          </table:table-cell>
          <table:table-cell table:number-columns-repeated="2"/>
        </table:table-row>
        <table:table-row table:style-name="ro3">
          <table:table-cell table:formula="of:=IF([Data.A184]=&quot;&quot;;[.A182];[Data.A184])" office:value-type="float" office:value="136">
            <text:p>136</text:p>
          </table:table-cell>
          <table:table-cell table:formula="of:=IF([Data.E184]=&quot;&quot;;[.B182];CONCATENATE(&quot;,&quot;;[Data.E184]))" office:value-type="string" office:string-value=",SPECIAL">
            <text:p>,SPECIAL</text:p>
          </table:table-cell>
          <table:table-cell table:formula="of:=IF([Data.F184]=&quot;&quot;;[.C182];CONCATENATE(&quot;,&quot;;[Data.F184]))" office:value-type="string" office:string-value=",CHARL">
            <text:p>,CHARL</text:p>
          </table:table-cell>
          <table:table-cell table:formula="of:=CONCATENATE(&quot;,&quot;;[Data.G184])" office:value-type="string" office:string-value=",MAJOR">
            <text:p>,MAJOR</text:p>
          </table:table-cell>
          <table:table-cell table:formula="of:=CONCATENATE(&quot;,&quot;;[Data.H184])" office:value-type="string" office:string-value=",20">
            <text:p>,20</text:p>
          </table:table-cell>
          <table:table-cell table:formula="of:=IF([Data.I184]=&quot;&quot;;&quot;&quot;;CONCATENATE(&quot;,&quot;;[Data.I184]))" office:value-type="string" office:string-value=",STAT1=5">
            <text:p>,STAT1=5</text:p>
          </table:table-cell>
          <table:table-cell table:style-name="ce13" table:formula="of:=IF([Data.J184]=&quot;&quot;;&quot;&quot;;CONCATENATE(&quot;,&quot;;[Data.J184]))">
            <text:p/>
          </table:table-cell>
          <table:table-cell table:style-name="ce13" table:formula="of:=IF([Data.K184]=&quot;&quot;;&quot;&quot;;CONCATENATE(&quot;,&quot;;[Data.K184]))">
            <text:p/>
          </table:table-cell>
          <table:table-cell table:style-name="ce13" table:formula="of:=IF([Data.L184]=&quot;&quot;;&quot;&quot;;CONCATENATE(&quot;,&quot;;[Data.L184]))">
            <text:p/>
          </table:table-cell>
          <table:table-cell table:style-name="ce13" table:formula="of:=IF([Data.M184]=&quot;&quot;;&quot;&quot;;CONCATENATE(&quot;,&quot;;[Data.M184]))">
            <text:p/>
          </table:table-cell>
          <table:table-cell table:style-name="ce13" table:formula="of:=IF([Data.N184]=&quot;&quot;;&quot;&quot;;CONCATENATE(&quot;,&quot;;[Data.N184]))">
            <text:p/>
          </table:table-cell>
          <table:table-cell table:style-name="ce13" table:formula="of:=IF([Data.O184]=&quot;&quot;;&quot;&quot;;CONCATENATE(&quot;,&quot;;[Data.O184]))">
            <text:p/>
          </table:table-cell>
          <table:table-cell table:style-name="ce13" table:formula="of:=IF([Data.P184]=&quot;&quot;;&quot;&quot;;CONCATENATE(&quot;,&quot;;[Data.P184]))">
            <text:p/>
          </table:table-cell>
          <table:table-cell table:style-name="ce13" table:formula="of:=IF([Data.Q184]=&quot;&quot;;&quot;&quot;;CONCATENATE(&quot;,&quot;;[Data.Q184]))">
            <text:p/>
          </table:table-cell>
          <table:table-cell table:style-name="ce13" table:formula="of:=IF([Data.R184]=&quot;&quot;;&quot;&quot;;CONCATENATE(&quot;,&quot;;[Data.R184]))">
            <text:p/>
          </table:table-cell>
          <table:table-cell table:style-name="ce13" table:formula="of:=IF([Data.S184]=&quot;&quot;;&quot;&quot;;CONCATENATE(&quot;,&quot;;[Data.S184]))">
            <text:p/>
          </table:table-cell>
          <table:table-cell table:style-name="ce13" table:formula="of:=IF([Data.T184]=&quot;&quot;;&quot;&quot;;CONCATENATE(&quot;,&quot;;[Data.T184]))">
            <text:p/>
          </table:table-cell>
          <table:table-cell table:number-columns-repeated="2"/>
        </table:table-row>
        <table:table-row table:style-name="ro3">
          <table:table-cell table:formula="of:=IF([Data.A185]=&quot;&quot;;[.A183];[Data.A185])" office:value-type="float" office:value="136">
            <text:p>136</text:p>
          </table:table-cell>
          <table:table-cell table:formula="of:=IF([Data.E185]=&quot;&quot;;[.B183];CONCATENATE(&quot;,&quot;;[Data.E185]))" office:value-type="string" office:string-value=",SPECIAL">
            <text:p>,SPECIAL</text:p>
          </table:table-cell>
          <table:table-cell table:formula="of:=IF([Data.F185]=&quot;&quot;;[.C183];CONCATENATE(&quot;,&quot;;[Data.F185]))" office:value-type="string" office:string-value=",CHARL">
            <text:p>,CHARL</text:p>
          </table:table-cell>
          <table:table-cell table:formula="of:=CONCATENATE(&quot;,&quot;;[Data.G185])" office:value-type="string" office:string-value=",GREATER">
            <text:p>,GREATER</text:p>
          </table:table-cell>
          <table:table-cell table:formula="of:=CONCATENATE(&quot;,&quot;;[Data.H185])" office:value-type="string" office:string-value=",30">
            <text:p>,30</text:p>
          </table:table-cell>
          <table:table-cell table:formula="of:=IF([Data.I185]=&quot;&quot;;&quot;&quot;;CONCATENATE(&quot;,&quot;;[Data.I185]))" office:value-type="string" office:string-value=",STAT1=8">
            <text:p>,STAT1=8</text:p>
          </table:table-cell>
          <table:table-cell table:style-name="ce13" table:formula="of:=IF([Data.J185]=&quot;&quot;;&quot;&quot;;CONCATENATE(&quot;,&quot;;[Data.J185]))">
            <text:p/>
          </table:table-cell>
          <table:table-cell table:style-name="ce13" table:formula="of:=IF([Data.K185]=&quot;&quot;;&quot;&quot;;CONCATENATE(&quot;,&quot;;[Data.K185]))">
            <text:p/>
          </table:table-cell>
          <table:table-cell table:style-name="ce13" table:formula="of:=IF([Data.L185]=&quot;&quot;;&quot;&quot;;CONCATENATE(&quot;,&quot;;[Data.L185]))">
            <text:p/>
          </table:table-cell>
          <table:table-cell table:style-name="ce13" table:formula="of:=IF([Data.M185]=&quot;&quot;;&quot;&quot;;CONCATENATE(&quot;,&quot;;[Data.M185]))">
            <text:p/>
          </table:table-cell>
          <table:table-cell table:style-name="ce13" table:formula="of:=IF([Data.N185]=&quot;&quot;;&quot;&quot;;CONCATENATE(&quot;,&quot;;[Data.N185]))">
            <text:p/>
          </table:table-cell>
          <table:table-cell table:style-name="ce13" table:formula="of:=IF([Data.O185]=&quot;&quot;;&quot;&quot;;CONCATENATE(&quot;,&quot;;[Data.O185]))">
            <text:p/>
          </table:table-cell>
          <table:table-cell table:style-name="ce13" table:formula="of:=IF([Data.P185]=&quot;&quot;;&quot;&quot;;CONCATENATE(&quot;,&quot;;[Data.P185]))">
            <text:p/>
          </table:table-cell>
          <table:table-cell table:style-name="ce13" table:formula="of:=IF([Data.Q185]=&quot;&quot;;&quot;&quot;;CONCATENATE(&quot;,&quot;;[Data.Q185]))">
            <text:p/>
          </table:table-cell>
          <table:table-cell table:style-name="ce13" table:formula="of:=IF([Data.R185]=&quot;&quot;;&quot;&quot;;CONCATENATE(&quot;,&quot;;[Data.R185]))">
            <text:p/>
          </table:table-cell>
          <table:table-cell table:style-name="ce13" table:formula="of:=IF([Data.S185]=&quot;&quot;;&quot;&quot;;CONCATENATE(&quot;,&quot;;[Data.S185]))">
            <text:p/>
          </table:table-cell>
          <table:table-cell table:style-name="ce13" table:formula="of:=IF([Data.T185]=&quot;&quot;;&quot;&quot;;CONCATENATE(&quot;,&quot;;[Data.T185]))">
            <text:p/>
          </table:table-cell>
          <table:table-cell table:number-columns-repeated="2"/>
        </table:table-row>
        <table:table-row table:style-name="ro3">
          <table:table-cell table:formula="of:=IF([Data.A186]=&quot;&quot;;[.A184];[Data.A186])" office:value-type="float" office:value="137">
            <text:p>137</text:p>
          </table:table-cell>
          <table:table-cell table:formula="of:=IF([Data.E186]=&quot;&quot;;[.B184];CONCATENATE(&quot;,&quot;;[Data.E186]))" office:value-type="string" office:string-value=",SPECIAL">
            <text:p>,SPECIAL</text:p>
          </table:table-cell>
          <table:table-cell table:formula="of:=IF([Data.F186]=&quot;&quot;;[.C184];CONCATENATE(&quot;,&quot;;[Data.F186]))" office:value-type="string" office:string-value=",CHARL">
            <text:p>,CHARL</text:p>
          </table:table-cell>
          <table:table-cell table:formula="of:=CONCATENATE(&quot;,&quot;;[Data.G186])" office:value-type="string" office:string-value=",MINOR">
            <text:p>,MINOR</text:p>
          </table:table-cell>
          <table:table-cell table:formula="of:=CONCATENATE(&quot;,&quot;;[Data.H186])" office:value-type="string" office:string-value=",10">
            <text:p>,10</text:p>
          </table:table-cell>
          <table:table-cell table:formula="of:=IF([Data.I186]=&quot;&quot;;&quot;&quot;;CONCATENATE(&quot;,&quot;;[Data.I186]))" office:value-type="string" office:string-value=",DESCR">
            <text:p>,DESCR</text:p>
          </table:table-cell>
          <table:table-cell table:style-name="ce13" table:formula="of:=IF([Data.J186]=&quot;&quot;;&quot;&quot;;CONCATENATE(&quot;,&quot;;[Data.J186]))">
            <text:p/>
          </table:table-cell>
          <table:table-cell table:style-name="ce13" table:formula="of:=IF([Data.K186]=&quot;&quot;;&quot;&quot;;CONCATENATE(&quot;,&quot;;[Data.K186]))">
            <text:p/>
          </table:table-cell>
          <table:table-cell table:style-name="ce13" table:formula="of:=IF([Data.L186]=&quot;&quot;;&quot;&quot;;CONCATENATE(&quot;,&quot;;[Data.L186]))">
            <text:p/>
          </table:table-cell>
          <table:table-cell table:style-name="ce13" table:formula="of:=IF([Data.M186]=&quot;&quot;;&quot;&quot;;CONCATENATE(&quot;,&quot;;[Data.M186]))">
            <text:p/>
          </table:table-cell>
          <table:table-cell table:style-name="ce13" table:formula="of:=IF([Data.N186]=&quot;&quot;;&quot;&quot;;CONCATENATE(&quot;,&quot;;[Data.N186]))">
            <text:p/>
          </table:table-cell>
          <table:table-cell table:style-name="ce13" table:formula="of:=IF([Data.O186]=&quot;&quot;;&quot;&quot;;CONCATENATE(&quot;,&quot;;[Data.O186]))">
            <text:p/>
          </table:table-cell>
          <table:table-cell table:style-name="ce13" table:formula="of:=IF([Data.P186]=&quot;&quot;;&quot;&quot;;CONCATENATE(&quot;,&quot;;[Data.P186]))">
            <text:p/>
          </table:table-cell>
          <table:table-cell table:style-name="ce13" table:formula="of:=IF([Data.Q186]=&quot;&quot;;&quot;&quot;;CONCATENATE(&quot;,&quot;;[Data.Q186]))">
            <text:p/>
          </table:table-cell>
          <table:table-cell table:style-name="ce13" table:formula="of:=IF([Data.R186]=&quot;&quot;;&quot;&quot;;CONCATENATE(&quot;,&quot;;[Data.R186]))">
            <text:p/>
          </table:table-cell>
          <table:table-cell table:style-name="ce13" table:formula="of:=IF([Data.S186]=&quot;&quot;;&quot;&quot;;CONCATENATE(&quot;,&quot;;[Data.S186]))">
            <text:p/>
          </table:table-cell>
          <table:table-cell table:style-name="ce13" table:formula="of:=IF([Data.T186]=&quot;&quot;;&quot;&quot;;CONCATENATE(&quot;,&quot;;[Data.T186]))">
            <text:p/>
          </table:table-cell>
          <table:table-cell table:number-columns-repeated="2"/>
        </table:table-row>
        <table:table-row table:style-name="ro3">
          <table:table-cell table:formula="of:=IF([Data.A187]=&quot;&quot;;[.A185];[Data.A187])" office:value-type="float" office:value="138">
            <text:p>138</text:p>
          </table:table-cell>
          <table:table-cell table:formula="of:=IF([Data.E187]=&quot;&quot;;[.B185];CONCATENATE(&quot;,&quot;;[Data.E187]))" office:value-type="string" office:string-value=",SPECIAL">
            <text:p>,SPECIAL</text:p>
          </table:table-cell>
          <table:table-cell table:formula="of:=IF([Data.F187]=&quot;&quot;;[.C185];CONCATENATE(&quot;,&quot;;[Data.F187]))" office:value-type="string" office:string-value=",CHARL">
            <text:p>,CHARL</text:p>
          </table:table-cell>
          <table:table-cell table:formula="of:=CONCATENATE(&quot;,&quot;;[Data.G187])" office:value-type="string" office:string-value=",LESSER">
            <text:p>,LESSER</text:p>
          </table:table-cell>
          <table:table-cell table:formula="of:=CONCATENATE(&quot;,&quot;;[Data.H187])" office:value-type="string" office:string-value=",5">
            <text:p>,5</text:p>
          </table:table-cell>
          <table:table-cell table:formula="of:=IF([Data.I187]=&quot;&quot;;&quot;&quot;;CONCATENATE(&quot;,&quot;;[Data.I187]))" office:value-type="string" office:string-value=",DESCR">
            <text:p>,DESCR</text:p>
          </table:table-cell>
          <table:table-cell table:style-name="ce13" table:formula="of:=IF([Data.J187]=&quot;&quot;;&quot;&quot;;CONCATENATE(&quot;,&quot;;[Data.J187]))">
            <text:p/>
          </table:table-cell>
          <table:table-cell table:style-name="ce13" table:formula="of:=IF([Data.K187]=&quot;&quot;;&quot;&quot;;CONCATENATE(&quot;,&quot;;[Data.K187]))">
            <text:p/>
          </table:table-cell>
          <table:table-cell table:style-name="ce13" table:formula="of:=IF([Data.L187]=&quot;&quot;;&quot;&quot;;CONCATENATE(&quot;,&quot;;[Data.L187]))">
            <text:p/>
          </table:table-cell>
          <table:table-cell table:style-name="ce13" table:formula="of:=IF([Data.M187]=&quot;&quot;;&quot;&quot;;CONCATENATE(&quot;,&quot;;[Data.M187]))">
            <text:p/>
          </table:table-cell>
          <table:table-cell table:style-name="ce13" table:formula="of:=IF([Data.N187]=&quot;&quot;;&quot;&quot;;CONCATENATE(&quot;,&quot;;[Data.N187]))">
            <text:p/>
          </table:table-cell>
          <table:table-cell table:style-name="ce13" table:formula="of:=IF([Data.O187]=&quot;&quot;;&quot;&quot;;CONCATENATE(&quot;,&quot;;[Data.O187]))">
            <text:p/>
          </table:table-cell>
          <table:table-cell table:style-name="ce13" table:formula="of:=IF([Data.P187]=&quot;&quot;;&quot;&quot;;CONCATENATE(&quot;,&quot;;[Data.P187]))">
            <text:p/>
          </table:table-cell>
          <table:table-cell table:style-name="ce13" table:formula="of:=IF([Data.Q187]=&quot;&quot;;&quot;&quot;;CONCATENATE(&quot;,&quot;;[Data.Q187]))">
            <text:p/>
          </table:table-cell>
          <table:table-cell table:style-name="ce13" table:formula="of:=IF([Data.R187]=&quot;&quot;;&quot;&quot;;CONCATENATE(&quot;,&quot;;[Data.R187]))">
            <text:p/>
          </table:table-cell>
          <table:table-cell table:style-name="ce13" table:formula="of:=IF([Data.S187]=&quot;&quot;;&quot;&quot;;CONCATENATE(&quot;,&quot;;[Data.S187]))">
            <text:p/>
          </table:table-cell>
          <table:table-cell table:style-name="ce13" table:formula="of:=IF([Data.T187]=&quot;&quot;;&quot;&quot;;CONCATENATE(&quot;,&quot;;[Data.T187]))">
            <text:p/>
          </table:table-cell>
          <table:table-cell table:number-columns-repeated="2"/>
        </table:table-row>
        <table:table-row table:style-name="ro3">
          <table:table-cell table:formula="of:=IF([Data.A188]=&quot;&quot;;[.A186];[Data.A188])" office:value-type="float" office:value="139">
            <text:p>139</text:p>
          </table:table-cell>
          <table:table-cell table:formula="of:=IF([Data.E188]=&quot;&quot;;[.B186];CONCATENATE(&quot;,&quot;;[Data.E188]))" office:value-type="string" office:string-value=",SPECIAL">
            <text:p>,SPECIAL</text:p>
          </table:table-cell>
          <table:table-cell table:formula="of:=IF([Data.F188]=&quot;&quot;;[.C186];CONCATENATE(&quot;,&quot;;[Data.F188]))" office:value-type="string" office:string-value=",CHARL">
            <text:p>,CHARL</text:p>
          </table:table-cell>
          <table:table-cell table:formula="of:=CONCATENATE(&quot;,&quot;;[Data.G188])" office:value-type="string" office:string-value=",MINOR">
            <text:p>,MINOR</text:p>
          </table:table-cell>
          <table:table-cell table:formula="of:=CONCATENATE(&quot;,&quot;;[Data.H188])" office:value-type="string" office:string-value=",10">
            <text:p>,10</text:p>
          </table:table-cell>
          <table:table-cell table:formula="of:=IF([Data.I188]=&quot;&quot;;&quot;&quot;;CONCATENATE(&quot;,&quot;;[Data.I188]))" office:value-type="string" office:string-value=",DESCR">
            <text:p>,DESCR</text:p>
          </table:table-cell>
          <table:table-cell table:style-name="ce13" table:formula="of:=IF([Data.J188]=&quot;&quot;;&quot;&quot;;CONCATENATE(&quot;,&quot;;[Data.J188]))">
            <text:p/>
          </table:table-cell>
          <table:table-cell table:style-name="ce13" table:formula="of:=IF([Data.K188]=&quot;&quot;;&quot;&quot;;CONCATENATE(&quot;,&quot;;[Data.K188]))">
            <text:p/>
          </table:table-cell>
          <table:table-cell table:style-name="ce13" table:formula="of:=IF([Data.L188]=&quot;&quot;;&quot;&quot;;CONCATENATE(&quot;,&quot;;[Data.L188]))">
            <text:p/>
          </table:table-cell>
          <table:table-cell table:style-name="ce13" table:formula="of:=IF([Data.M188]=&quot;&quot;;&quot;&quot;;CONCATENATE(&quot;,&quot;;[Data.M188]))">
            <text:p/>
          </table:table-cell>
          <table:table-cell table:style-name="ce13" table:formula="of:=IF([Data.N188]=&quot;&quot;;&quot;&quot;;CONCATENATE(&quot;,&quot;;[Data.N188]))">
            <text:p/>
          </table:table-cell>
          <table:table-cell table:style-name="ce13" table:formula="of:=IF([Data.O188]=&quot;&quot;;&quot;&quot;;CONCATENATE(&quot;,&quot;;[Data.O188]))">
            <text:p/>
          </table:table-cell>
          <table:table-cell table:style-name="ce13" table:formula="of:=IF([Data.P188]=&quot;&quot;;&quot;&quot;;CONCATENATE(&quot;,&quot;;[Data.P188]))">
            <text:p/>
          </table:table-cell>
          <table:table-cell table:style-name="ce13" table:formula="of:=IF([Data.Q188]=&quot;&quot;;&quot;&quot;;CONCATENATE(&quot;,&quot;;[Data.Q188]))">
            <text:p/>
          </table:table-cell>
          <table:table-cell table:style-name="ce13" table:formula="of:=IF([Data.R188]=&quot;&quot;;&quot;&quot;;CONCATENATE(&quot;,&quot;;[Data.R188]))">
            <text:p/>
          </table:table-cell>
          <table:table-cell table:style-name="ce13" table:formula="of:=IF([Data.S188]=&quot;&quot;;&quot;&quot;;CONCATENATE(&quot;,&quot;;[Data.S188]))">
            <text:p/>
          </table:table-cell>
          <table:table-cell table:style-name="ce13" table:formula="of:=IF([Data.T188]=&quot;&quot;;&quot;&quot;;CONCATENATE(&quot;,&quot;;[Data.T188]))">
            <text:p/>
          </table:table-cell>
          <table:table-cell table:number-columns-repeated="2"/>
        </table:table-row>
        <table:table-row table:style-name="ro3">
          <table:table-cell table:formula="of:=IF([Data.A189]=&quot;&quot;;[.A187];[Data.A189])" office:value-type="float" office:value="140">
            <text:p>140</text:p>
          </table:table-cell>
          <table:table-cell table:formula="of:=IF([Data.E189]=&quot;&quot;;[.B187];CONCATENATE(&quot;,&quot;;[Data.E189]))" office:value-type="string" office:string-value=",SPECIAL">
            <text:p>,SPECIAL</text:p>
          </table:table-cell>
          <table:table-cell table:formula="of:=IF([Data.F189]=&quot;&quot;;[.C187];CONCATENATE(&quot;,&quot;;[Data.F189]))" office:value-type="string" office:string-value=",CHARL">
            <text:p>,CHARL</text:p>
          </table:table-cell>
          <table:table-cell table:formula="of:=CONCATENATE(&quot;,&quot;;[Data.G189])" office:value-type="string" office:string-value=",MINOR">
            <text:p>,MINOR</text:p>
          </table:table-cell>
          <table:table-cell table:formula="of:=CONCATENATE(&quot;,&quot;;[Data.H189])" office:value-type="string" office:string-value=",10">
            <text:p>,10</text:p>
          </table:table-cell>
          <table:table-cell table:formula="of:=IF([Data.I189]=&quot;&quot;;&quot;&quot;;CONCATENATE(&quot;,&quot;;[Data.I189]))" office:value-type="string" office:string-value=",DESCR">
            <text:p>,DESCR</text:p>
          </table:table-cell>
          <table:table-cell table:style-name="ce13" table:formula="of:=IF([Data.J189]=&quot;&quot;;&quot;&quot;;CONCATENATE(&quot;,&quot;;[Data.J189]))">
            <text:p/>
          </table:table-cell>
          <table:table-cell table:style-name="ce13" table:formula="of:=IF([Data.K189]=&quot;&quot;;&quot;&quot;;CONCATENATE(&quot;,&quot;;[Data.K189]))">
            <text:p/>
          </table:table-cell>
          <table:table-cell table:style-name="ce13" table:formula="of:=IF([Data.L189]=&quot;&quot;;&quot;&quot;;CONCATENATE(&quot;,&quot;;[Data.L189]))">
            <text:p/>
          </table:table-cell>
          <table:table-cell table:style-name="ce13" table:formula="of:=IF([Data.M189]=&quot;&quot;;&quot;&quot;;CONCATENATE(&quot;,&quot;;[Data.M189]))">
            <text:p/>
          </table:table-cell>
          <table:table-cell table:style-name="ce13" table:formula="of:=IF([Data.N189]=&quot;&quot;;&quot;&quot;;CONCATENATE(&quot;,&quot;;[Data.N189]))">
            <text:p/>
          </table:table-cell>
          <table:table-cell table:style-name="ce13" table:formula="of:=IF([Data.O189]=&quot;&quot;;&quot;&quot;;CONCATENATE(&quot;,&quot;;[Data.O189]))">
            <text:p/>
          </table:table-cell>
          <table:table-cell table:style-name="ce13" table:formula="of:=IF([Data.P189]=&quot;&quot;;&quot;&quot;;CONCATENATE(&quot;,&quot;;[Data.P189]))">
            <text:p/>
          </table:table-cell>
          <table:table-cell table:style-name="ce13" table:formula="of:=IF([Data.Q189]=&quot;&quot;;&quot;&quot;;CONCATENATE(&quot;,&quot;;[Data.Q189]))">
            <text:p/>
          </table:table-cell>
          <table:table-cell table:style-name="ce13" table:formula="of:=IF([Data.R189]=&quot;&quot;;&quot;&quot;;CONCATENATE(&quot;,&quot;;[Data.R189]))">
            <text:p/>
          </table:table-cell>
          <table:table-cell table:style-name="ce13" table:formula="of:=IF([Data.S189]=&quot;&quot;;&quot;&quot;;CONCATENATE(&quot;,&quot;;[Data.S189]))">
            <text:p/>
          </table:table-cell>
          <table:table-cell table:style-name="ce13" table:formula="of:=IF([Data.T189]=&quot;&quot;;&quot;&quot;;CONCATENATE(&quot;,&quot;;[Data.T189]))">
            <text:p/>
          </table:table-cell>
          <table:table-cell table:number-columns-repeated="2"/>
        </table:table-row>
        <table:table-row table:style-name="ro3">
          <table:table-cell table:formula="of:=IF([Data.A190]=&quot;&quot;;[.A188];[Data.A190])" office:value-type="float" office:value="140">
            <text:p>140</text:p>
          </table:table-cell>
          <table:table-cell table:formula="of:=IF([Data.E190]=&quot;&quot;;[.B188];CONCATENATE(&quot;,&quot;;[Data.E190]))" office:value-type="string" office:string-value=",SPECIAL">
            <text:p>,SPECIAL</text:p>
          </table:table-cell>
          <table:table-cell table:formula="of:=IF([Data.F190]=&quot;&quot;;[.C188];CONCATENATE(&quot;,&quot;;[Data.F190]))" office:value-type="string" office:string-value=",CHARL">
            <text:p>,CHARL</text:p>
          </table:table-cell>
          <table:table-cell table:formula="of:=CONCATENATE(&quot;,&quot;;[Data.G190])" office:value-type="string" office:string-value=",MAJOR">
            <text:p>,MAJOR</text:p>
          </table:table-cell>
          <table:table-cell table:formula="of:=CONCATENATE(&quot;,&quot;;[Data.H190])" office:value-type="string" office:string-value=",20">
            <text:p>,20</text:p>
          </table:table-cell>
          <table:table-cell table:formula="of:=IF([Data.I190]=&quot;&quot;;&quot;&quot;;CONCATENATE(&quot;,&quot;;[Data.I190]))" office:value-type="string" office:string-value=",DESCR">
            <text:p>,DESCR</text:p>
          </table:table-cell>
          <table:table-cell table:style-name="ce13" table:formula="of:=IF([Data.J190]=&quot;&quot;;&quot;&quot;;CONCATENATE(&quot;,&quot;;[Data.J190]))">
            <text:p/>
          </table:table-cell>
          <table:table-cell table:style-name="ce13" table:formula="of:=IF([Data.K190]=&quot;&quot;;&quot;&quot;;CONCATENATE(&quot;,&quot;;[Data.K190]))">
            <text:p/>
          </table:table-cell>
          <table:table-cell table:style-name="ce13" table:formula="of:=IF([Data.L190]=&quot;&quot;;&quot;&quot;;CONCATENATE(&quot;,&quot;;[Data.L190]))">
            <text:p/>
          </table:table-cell>
          <table:table-cell table:style-name="ce13" table:formula="of:=IF([Data.M190]=&quot;&quot;;&quot;&quot;;CONCATENATE(&quot;,&quot;;[Data.M190]))">
            <text:p/>
          </table:table-cell>
          <table:table-cell table:style-name="ce13" table:formula="of:=IF([Data.N190]=&quot;&quot;;&quot;&quot;;CONCATENATE(&quot;,&quot;;[Data.N190]))">
            <text:p/>
          </table:table-cell>
          <table:table-cell table:style-name="ce13" table:formula="of:=IF([Data.O190]=&quot;&quot;;&quot;&quot;;CONCATENATE(&quot;,&quot;;[Data.O190]))">
            <text:p/>
          </table:table-cell>
          <table:table-cell table:style-name="ce13" table:formula="of:=IF([Data.P190]=&quot;&quot;;&quot;&quot;;CONCATENATE(&quot;,&quot;;[Data.P190]))">
            <text:p/>
          </table:table-cell>
          <table:table-cell table:style-name="ce13" table:formula="of:=IF([Data.Q190]=&quot;&quot;;&quot;&quot;;CONCATENATE(&quot;,&quot;;[Data.Q190]))">
            <text:p/>
          </table:table-cell>
          <table:table-cell table:style-name="ce13" table:formula="of:=IF([Data.R190]=&quot;&quot;;&quot;&quot;;CONCATENATE(&quot;,&quot;;[Data.R190]))">
            <text:p/>
          </table:table-cell>
          <table:table-cell table:style-name="ce13" table:formula="of:=IF([Data.S190]=&quot;&quot;;&quot;&quot;;CONCATENATE(&quot;,&quot;;[Data.S190]))">
            <text:p/>
          </table:table-cell>
          <table:table-cell table:style-name="ce13" table:formula="of:=IF([Data.T190]=&quot;&quot;;&quot;&quot;;CONCATENATE(&quot;,&quot;;[Data.T190]))">
            <text:p/>
          </table:table-cell>
          <table:table-cell table:number-columns-repeated="2"/>
        </table:table-row>
        <table:table-row table:style-name="ro3">
          <table:table-cell table:formula="of:=IF([Data.A191]=&quot;&quot;;[.A189];[Data.A191])" office:value-type="float" office:value="140">
            <text:p>140</text:p>
          </table:table-cell>
          <table:table-cell table:formula="of:=IF([Data.E191]=&quot;&quot;;[.B189];CONCATENATE(&quot;,&quot;;[Data.E191]))" office:value-type="string" office:string-value=",SPECIAL">
            <text:p>,SPECIAL</text:p>
          </table:table-cell>
          <table:table-cell table:formula="of:=IF([Data.F191]=&quot;&quot;;[.C189];CONCATENATE(&quot;,&quot;;[Data.F191]))" office:value-type="string" office:string-value=",CHARL">
            <text:p>,CHARL</text:p>
          </table:table-cell>
          <table:table-cell table:formula="of:=CONCATENATE(&quot;,&quot;;[Data.G191])" office:value-type="string" office:string-value=",GREATER">
            <text:p>,GREATER</text:p>
          </table:table-cell>
          <table:table-cell table:formula="of:=CONCATENATE(&quot;,&quot;;[Data.H191])" office:value-type="string" office:string-value=",30">
            <text:p>,30</text:p>
          </table:table-cell>
          <table:table-cell table:formula="of:=IF([Data.I191]=&quot;&quot;;&quot;&quot;;CONCATENATE(&quot;,&quot;;[Data.I191]))" office:value-type="string" office:string-value=",DESCR">
            <text:p>,DESCR</text:p>
          </table:table-cell>
          <table:table-cell table:style-name="ce13" table:formula="of:=IF([Data.J191]=&quot;&quot;;&quot;&quot;;CONCATENATE(&quot;,&quot;;[Data.J191]))">
            <text:p/>
          </table:table-cell>
          <table:table-cell table:style-name="ce13" table:formula="of:=IF([Data.K191]=&quot;&quot;;&quot;&quot;;CONCATENATE(&quot;,&quot;;[Data.K191]))">
            <text:p/>
          </table:table-cell>
          <table:table-cell table:style-name="ce13" table:formula="of:=IF([Data.L191]=&quot;&quot;;&quot;&quot;;CONCATENATE(&quot;,&quot;;[Data.L191]))">
            <text:p/>
          </table:table-cell>
          <table:table-cell table:style-name="ce13" table:formula="of:=IF([Data.M191]=&quot;&quot;;&quot;&quot;;CONCATENATE(&quot;,&quot;;[Data.M191]))">
            <text:p/>
          </table:table-cell>
          <table:table-cell table:style-name="ce13" table:formula="of:=IF([Data.N191]=&quot;&quot;;&quot;&quot;;CONCATENATE(&quot;,&quot;;[Data.N191]))">
            <text:p/>
          </table:table-cell>
          <table:table-cell table:style-name="ce13" table:formula="of:=IF([Data.O191]=&quot;&quot;;&quot;&quot;;CONCATENATE(&quot;,&quot;;[Data.O191]))">
            <text:p/>
          </table:table-cell>
          <table:table-cell table:style-name="ce13" table:formula="of:=IF([Data.P191]=&quot;&quot;;&quot;&quot;;CONCATENATE(&quot;,&quot;;[Data.P191]))">
            <text:p/>
          </table:table-cell>
          <table:table-cell table:style-name="ce13" table:formula="of:=IF([Data.Q191]=&quot;&quot;;&quot;&quot;;CONCATENATE(&quot;,&quot;;[Data.Q191]))">
            <text:p/>
          </table:table-cell>
          <table:table-cell table:style-name="ce13" table:formula="of:=IF([Data.R191]=&quot;&quot;;&quot;&quot;;CONCATENATE(&quot;,&quot;;[Data.R191]))">
            <text:p/>
          </table:table-cell>
          <table:table-cell table:style-name="ce13" table:formula="of:=IF([Data.S191]=&quot;&quot;;&quot;&quot;;CONCATENATE(&quot;,&quot;;[Data.S191]))">
            <text:p/>
          </table:table-cell>
          <table:table-cell table:style-name="ce13" table:formula="of:=IF([Data.T191]=&quot;&quot;;&quot;&quot;;CONCATENATE(&quot;,&quot;;[Data.T191]))">
            <text:p/>
          </table:table-cell>
          <table:table-cell table:number-columns-repeated="2"/>
        </table:table-row>
        <table:table-row table:style-name="ro3">
          <table:table-cell table:formula="of:=IF([Data.A192]=&quot;&quot;;[.A190];[Data.A192])" office:value-type="float" office:value="141">
            <text:p>141</text:p>
          </table:table-cell>
          <table:table-cell table:formula="of:=IF([Data.E192]=&quot;&quot;;[.B190];CONCATENATE(&quot;,&quot;;[Data.E192]))" office:value-type="string" office:string-value=",SPECIAL">
            <text:p>,SPECIAL</text:p>
          </table:table-cell>
          <table:table-cell table:formula="of:=IF([Data.F192]=&quot;&quot;;[.C190];CONCATENATE(&quot;,&quot;;[Data.F192]))" office:value-type="string" office:string-value=",CHARL">
            <text:p>,CHARL</text:p>
          </table:table-cell>
          <table:table-cell table:formula="of:=CONCATENATE(&quot;,&quot;;[Data.G192])" office:value-type="string" office:string-value=",MAJOR">
            <text:p>,MAJOR</text:p>
          </table:table-cell>
          <table:table-cell table:formula="of:=CONCATENATE(&quot;,&quot;;[Data.H192])" office:value-type="string" office:string-value=",18">
            <text:p>,18</text:p>
          </table:table-cell>
          <table:table-cell table:formula="of:=IF([Data.I192]=&quot;&quot;;&quot;&quot;;CONCATENATE(&quot;,&quot;;[Data.I192]))" office:value-type="string" office:string-value=",DESCR">
            <text:p>,DESCR</text:p>
          </table:table-cell>
          <table:table-cell table:style-name="ce13" table:formula="of:=IF([Data.J192]=&quot;&quot;;&quot;&quot;;CONCATENATE(&quot;,&quot;;[Data.J192]))">
            <text:p/>
          </table:table-cell>
          <table:table-cell table:style-name="ce13" table:formula="of:=IF([Data.K192]=&quot;&quot;;&quot;&quot;;CONCATENATE(&quot;,&quot;;[Data.K192]))">
            <text:p/>
          </table:table-cell>
          <table:table-cell table:style-name="ce13" table:formula="of:=IF([Data.L192]=&quot;&quot;;&quot;&quot;;CONCATENATE(&quot;,&quot;;[Data.L192]))">
            <text:p/>
          </table:table-cell>
          <table:table-cell table:style-name="ce13" table:formula="of:=IF([Data.M192]=&quot;&quot;;&quot;&quot;;CONCATENATE(&quot;,&quot;;[Data.M192]))">
            <text:p/>
          </table:table-cell>
          <table:table-cell table:style-name="ce13" table:formula="of:=IF([Data.N192]=&quot;&quot;;&quot;&quot;;CONCATENATE(&quot;,&quot;;[Data.N192]))">
            <text:p/>
          </table:table-cell>
          <table:table-cell table:style-name="ce13" table:formula="of:=IF([Data.O192]=&quot;&quot;;&quot;&quot;;CONCATENATE(&quot;,&quot;;[Data.O192]))">
            <text:p/>
          </table:table-cell>
          <table:table-cell table:style-name="ce13" table:formula="of:=IF([Data.P192]=&quot;&quot;;&quot;&quot;;CONCATENATE(&quot;,&quot;;[Data.P192]))">
            <text:p/>
          </table:table-cell>
          <table:table-cell table:style-name="ce13" table:formula="of:=IF([Data.Q192]=&quot;&quot;;&quot;&quot;;CONCATENATE(&quot;,&quot;;[Data.Q192]))">
            <text:p/>
          </table:table-cell>
          <table:table-cell table:style-name="ce13" table:formula="of:=IF([Data.R192]=&quot;&quot;;&quot;&quot;;CONCATENATE(&quot;,&quot;;[Data.R192]))">
            <text:p/>
          </table:table-cell>
          <table:table-cell table:style-name="ce13" table:formula="of:=IF([Data.S192]=&quot;&quot;;&quot;&quot;;CONCATENATE(&quot;,&quot;;[Data.S192]))">
            <text:p/>
          </table:table-cell>
          <table:table-cell table:style-name="ce13" table:formula="of:=IF([Data.T192]=&quot;&quot;;&quot;&quot;;CONCATENATE(&quot;,&quot;;[Data.T192]))">
            <text:p/>
          </table:table-cell>
          <table:table-cell table:number-columns-repeated="2"/>
        </table:table-row>
        <table:table-row table:style-name="ro3">
          <table:table-cell table:formula="of:=IF([Data.A193]=&quot;&quot;;[.A191];[Data.A193])" office:value-type="float" office:value="142">
            <text:p>142</text:p>
          </table:table-cell>
          <table:table-cell table:formula="of:=IF([Data.E193]=&quot;&quot;;[.B191];CONCATENATE(&quot;,&quot;;[Data.E193]))" office:value-type="string" office:string-value=",SPECIAL">
            <text:p>,SPECIAL</text:p>
          </table:table-cell>
          <table:table-cell table:formula="of:=IF([Data.F193]=&quot;&quot;;[.C191];CONCATENATE(&quot;,&quot;;[Data.F193]))" office:value-type="string" office:string-value=",CHARL">
            <text:p>,CHARL</text:p>
          </table:table-cell>
          <table:table-cell table:formula="of:=CONCATENATE(&quot;,&quot;;[Data.G193])" office:value-type="string" office:string-value=",GREATER">
            <text:p>,GREATER</text:p>
          </table:table-cell>
          <table:table-cell table:formula="of:=CONCATENATE(&quot;,&quot;;[Data.H193])" office:value-type="string" office:string-value=",20">
            <text:p>,20</text:p>
          </table:table-cell>
          <table:table-cell table:formula="of:=IF([Data.I193]=&quot;&quot;;&quot;&quot;;CONCATENATE(&quot;,&quot;;[Data.I193]))" office:value-type="string" office:string-value=",DESCR">
            <text:p>,DESCR</text:p>
          </table:table-cell>
          <table:table-cell table:style-name="ce13" table:formula="of:=IF([Data.J193]=&quot;&quot;;&quot;&quot;;CONCATENATE(&quot;,&quot;;[Data.J193]))">
            <text:p/>
          </table:table-cell>
          <table:table-cell table:style-name="ce13" table:formula="of:=IF([Data.K193]=&quot;&quot;;&quot;&quot;;CONCATENATE(&quot;,&quot;;[Data.K193]))">
            <text:p/>
          </table:table-cell>
          <table:table-cell table:style-name="ce13" table:formula="of:=IF([Data.L193]=&quot;&quot;;&quot;&quot;;CONCATENATE(&quot;,&quot;;[Data.L193]))">
            <text:p/>
          </table:table-cell>
          <table:table-cell table:style-name="ce13" table:formula="of:=IF([Data.M193]=&quot;&quot;;&quot;&quot;;CONCATENATE(&quot;,&quot;;[Data.M193]))">
            <text:p/>
          </table:table-cell>
          <table:table-cell table:style-name="ce13" table:formula="of:=IF([Data.N193]=&quot;&quot;;&quot;&quot;;CONCATENATE(&quot;,&quot;;[Data.N193]))">
            <text:p/>
          </table:table-cell>
          <table:table-cell table:style-name="ce13" table:formula="of:=IF([Data.O193]=&quot;&quot;;&quot;&quot;;CONCATENATE(&quot;,&quot;;[Data.O193]))">
            <text:p/>
          </table:table-cell>
          <table:table-cell table:style-name="ce13" table:formula="of:=IF([Data.P193]=&quot;&quot;;&quot;&quot;;CONCATENATE(&quot;,&quot;;[Data.P193]))">
            <text:p/>
          </table:table-cell>
          <table:table-cell table:style-name="ce13" table:formula="of:=IF([Data.Q193]=&quot;&quot;;&quot;&quot;;CONCATENATE(&quot;,&quot;;[Data.Q193]))">
            <text:p/>
          </table:table-cell>
          <table:table-cell table:style-name="ce13" table:formula="of:=IF([Data.R193]=&quot;&quot;;&quot;&quot;;CONCATENATE(&quot;,&quot;;[Data.R193]))">
            <text:p/>
          </table:table-cell>
          <table:table-cell table:style-name="ce13" table:formula="of:=IF([Data.S193]=&quot;&quot;;&quot;&quot;;CONCATENATE(&quot;,&quot;;[Data.S193]))">
            <text:p/>
          </table:table-cell>
          <table:table-cell table:style-name="ce13" table:formula="of:=IF([Data.T193]=&quot;&quot;;&quot;&quot;;CONCATENATE(&quot;,&quot;;[Data.T193]))">
            <text:p/>
          </table:table-cell>
          <table:table-cell table:number-columns-repeated="2"/>
        </table:table-row>
        <table:table-row table:style-name="ro3">
          <table:table-cell table:formula="of:=IF([Data.A194]=&quot;&quot;;[.A192];[Data.A194])" office:value-type="float" office:value="143">
            <text:p>143</text:p>
          </table:table-cell>
          <table:table-cell table:formula="of:=IF([Data.E194]=&quot;&quot;;[.B192];CONCATENATE(&quot;,&quot;;[Data.E194]))" office:value-type="string" office:string-value=",SPECIAL">
            <text:p>,SPECIAL</text:p>
          </table:table-cell>
          <table:table-cell table:formula="of:=IF([Data.F194]=&quot;&quot;;[.C192];CONCATENATE(&quot;,&quot;;[Data.F194]))" office:value-type="string" office:string-value=",CHARL">
            <text:p>,CHARL</text:p>
          </table:table-cell>
          <table:table-cell table:formula="of:=CONCATENATE(&quot;,&quot;;[Data.G194])" office:value-type="string" office:string-value=",MAJOR">
            <text:p>,MAJOR</text:p>
          </table:table-cell>
          <table:table-cell table:formula="of:=CONCATENATE(&quot;,&quot;;[Data.H194])" office:value-type="string" office:string-value=",13">
            <text:p>,13</text:p>
          </table:table-cell>
          <table:table-cell table:formula="of:=IF([Data.I194]=&quot;&quot;;&quot;&quot;;CONCATENATE(&quot;,&quot;;[Data.I194]))" office:value-type="string" office:string-value=",DESCR">
            <text:p>,DESCR</text:p>
          </table:table-cell>
          <table:table-cell table:style-name="ce13" table:formula="of:=IF([Data.J194]=&quot;&quot;;&quot;&quot;;CONCATENATE(&quot;,&quot;;[Data.J194]))">
            <text:p/>
          </table:table-cell>
          <table:table-cell table:style-name="ce13" table:formula="of:=IF([Data.K194]=&quot;&quot;;&quot;&quot;;CONCATENATE(&quot;,&quot;;[Data.K194]))">
            <text:p/>
          </table:table-cell>
          <table:table-cell table:style-name="ce13" table:formula="of:=IF([Data.L194]=&quot;&quot;;&quot;&quot;;CONCATENATE(&quot;,&quot;;[Data.L194]))">
            <text:p/>
          </table:table-cell>
          <table:table-cell table:style-name="ce13" table:formula="of:=IF([Data.M194]=&quot;&quot;;&quot;&quot;;CONCATENATE(&quot;,&quot;;[Data.M194]))">
            <text:p/>
          </table:table-cell>
          <table:table-cell table:style-name="ce13" table:formula="of:=IF([Data.N194]=&quot;&quot;;&quot;&quot;;CONCATENATE(&quot;,&quot;;[Data.N194]))">
            <text:p/>
          </table:table-cell>
          <table:table-cell table:style-name="ce13" table:formula="of:=IF([Data.O194]=&quot;&quot;;&quot;&quot;;CONCATENATE(&quot;,&quot;;[Data.O194]))">
            <text:p/>
          </table:table-cell>
          <table:table-cell table:style-name="ce13" table:formula="of:=IF([Data.P194]=&quot;&quot;;&quot;&quot;;CONCATENATE(&quot;,&quot;;[Data.P194]))">
            <text:p/>
          </table:table-cell>
          <table:table-cell table:style-name="ce13" table:formula="of:=IF([Data.Q194]=&quot;&quot;;&quot;&quot;;CONCATENATE(&quot;,&quot;;[Data.Q194]))">
            <text:p/>
          </table:table-cell>
          <table:table-cell table:style-name="ce13" table:formula="of:=IF([Data.R194]=&quot;&quot;;&quot;&quot;;CONCATENATE(&quot;,&quot;;[Data.R194]))">
            <text:p/>
          </table:table-cell>
          <table:table-cell table:style-name="ce13" table:formula="of:=IF([Data.S194]=&quot;&quot;;&quot;&quot;;CONCATENATE(&quot;,&quot;;[Data.S194]))">
            <text:p/>
          </table:table-cell>
          <table:table-cell table:style-name="ce13" table:formula="of:=IF([Data.T194]=&quot;&quot;;&quot;&quot;;CONCATENATE(&quot;,&quot;;[Data.T194]))">
            <text:p/>
          </table:table-cell>
          <table:table-cell table:number-columns-repeated="2"/>
        </table:table-row>
        <table:table-row table:style-name="ro3">
          <table:table-cell table:formula="of:=IF([Data.A195]=&quot;&quot;;[.A193];[Data.A195])" office:value-type="float" office:value="144">
            <text:p>144</text:p>
          </table:table-cell>
          <table:table-cell table:formula="of:=IF([Data.E195]=&quot;&quot;;[.B193];CONCATENATE(&quot;,&quot;;[Data.E195]))" office:value-type="string" office:string-value=",SPECIAL">
            <text:p>,SPECIAL</text:p>
          </table:table-cell>
          <table:table-cell table:formula="of:=IF([Data.F195]=&quot;&quot;;[.C193];CONCATENATE(&quot;,&quot;;[Data.F195]))" office:value-type="string" office:string-value=",CHARL">
            <text:p>,CHARL</text:p>
          </table:table-cell>
          <table:table-cell table:formula="of:=CONCATENATE(&quot;,&quot;;[Data.G195])" office:value-type="string" office:string-value=",MAJOR">
            <text:p>,MAJOR</text:p>
          </table:table-cell>
          <table:table-cell table:formula="of:=CONCATENATE(&quot;,&quot;;[Data.H195])" office:value-type="string" office:string-value=",12">
            <text:p>,12</text:p>
          </table:table-cell>
          <table:table-cell table:formula="of:=IF([Data.I195]=&quot;&quot;;&quot;&quot;;CONCATENATE(&quot;,&quot;;[Data.I195]))" office:value-type="string" office:string-value=",DESCR">
            <text:p>,DESCR</text:p>
          </table:table-cell>
          <table:table-cell table:style-name="ce13" table:formula="of:=IF([Data.J195]=&quot;&quot;;&quot;&quot;;CONCATENATE(&quot;,&quot;;[Data.J195]))">
            <text:p/>
          </table:table-cell>
          <table:table-cell table:style-name="ce13" table:formula="of:=IF([Data.K195]=&quot;&quot;;&quot;&quot;;CONCATENATE(&quot;,&quot;;[Data.K195]))">
            <text:p/>
          </table:table-cell>
          <table:table-cell table:style-name="ce13" table:formula="of:=IF([Data.L195]=&quot;&quot;;&quot;&quot;;CONCATENATE(&quot;,&quot;;[Data.L195]))">
            <text:p/>
          </table:table-cell>
          <table:table-cell table:style-name="ce13" table:formula="of:=IF([Data.M195]=&quot;&quot;;&quot;&quot;;CONCATENATE(&quot;,&quot;;[Data.M195]))">
            <text:p/>
          </table:table-cell>
          <table:table-cell table:style-name="ce13" table:formula="of:=IF([Data.N195]=&quot;&quot;;&quot;&quot;;CONCATENATE(&quot;,&quot;;[Data.N195]))">
            <text:p/>
          </table:table-cell>
          <table:table-cell table:style-name="ce13" table:formula="of:=IF([Data.O195]=&quot;&quot;;&quot;&quot;;CONCATENATE(&quot;,&quot;;[Data.O195]))">
            <text:p/>
          </table:table-cell>
          <table:table-cell table:style-name="ce13" table:formula="of:=IF([Data.P195]=&quot;&quot;;&quot;&quot;;CONCATENATE(&quot;,&quot;;[Data.P195]))">
            <text:p/>
          </table:table-cell>
          <table:table-cell table:style-name="ce13" table:formula="of:=IF([Data.Q195]=&quot;&quot;;&quot;&quot;;CONCATENATE(&quot;,&quot;;[Data.Q195]))">
            <text:p/>
          </table:table-cell>
          <table:table-cell table:style-name="ce13" table:formula="of:=IF([Data.R195]=&quot;&quot;;&quot;&quot;;CONCATENATE(&quot;,&quot;;[Data.R195]))">
            <text:p/>
          </table:table-cell>
          <table:table-cell table:style-name="ce13" table:formula="of:=IF([Data.S195]=&quot;&quot;;&quot;&quot;;CONCATENATE(&quot;,&quot;;[Data.S195]))">
            <text:p/>
          </table:table-cell>
          <table:table-cell table:style-name="ce13" table:formula="of:=IF([Data.T195]=&quot;&quot;;&quot;&quot;;CONCATENATE(&quot;,&quot;;[Data.T195]))">
            <text:p/>
          </table:table-cell>
          <table:table-cell table:number-columns-repeated="2"/>
        </table:table-row>
        <table:table-row table:style-name="ro3">
          <table:table-cell table:formula="of:=IF([Data.A196]=&quot;&quot;;[.A194];[Data.A196])" office:value-type="float" office:value="145">
            <text:p>145</text:p>
          </table:table-cell>
          <table:table-cell table:formula="of:=IF([Data.E196]=&quot;&quot;;[.B194];CONCATENATE(&quot;,&quot;;[Data.E196]))" office:value-type="string" office:string-value=",SPECIAL">
            <text:p>,SPECIAL</text:p>
          </table:table-cell>
          <table:table-cell table:formula="of:=IF([Data.F196]=&quot;&quot;;[.C194];CONCATENATE(&quot;,&quot;;[Data.F196]))" office:value-type="string" office:string-value=",CHARL">
            <text:p>,CHARL</text:p>
          </table:table-cell>
          <table:table-cell table:formula="of:=CONCATENATE(&quot;,&quot;;[Data.G196])" office:value-type="string" office:string-value=",LESSER">
            <text:p>,LESSER</text:p>
          </table:table-cell>
          <table:table-cell table:formula="of:=CONCATENATE(&quot;,&quot;;[Data.H196])" office:value-type="string" office:string-value=",5">
            <text:p>,5</text:p>
          </table:table-cell>
          <table:table-cell table:formula="of:=IF([Data.I196]=&quot;&quot;;&quot;&quot;;CONCATENATE(&quot;,&quot;;[Data.I196]))" office:value-type="string" office:string-value=",DESCR">
            <text:p>,DESCR</text:p>
          </table:table-cell>
          <table:table-cell table:style-name="ce13" table:formula="of:=IF([Data.J196]=&quot;&quot;;&quot;&quot;;CONCATENATE(&quot;,&quot;;[Data.J196]))">
            <text:p/>
          </table:table-cell>
          <table:table-cell table:style-name="ce13" table:formula="of:=IF([Data.K196]=&quot;&quot;;&quot;&quot;;CONCATENATE(&quot;,&quot;;[Data.K196]))">
            <text:p/>
          </table:table-cell>
          <table:table-cell table:style-name="ce13" table:formula="of:=IF([Data.L196]=&quot;&quot;;&quot;&quot;;CONCATENATE(&quot;,&quot;;[Data.L196]))">
            <text:p/>
          </table:table-cell>
          <table:table-cell table:style-name="ce13" table:formula="of:=IF([Data.M196]=&quot;&quot;;&quot;&quot;;CONCATENATE(&quot;,&quot;;[Data.M196]))">
            <text:p/>
          </table:table-cell>
          <table:table-cell table:style-name="ce13" table:formula="of:=IF([Data.N196]=&quot;&quot;;&quot;&quot;;CONCATENATE(&quot;,&quot;;[Data.N196]))">
            <text:p/>
          </table:table-cell>
          <table:table-cell table:style-name="ce13" table:formula="of:=IF([Data.O196]=&quot;&quot;;&quot;&quot;;CONCATENATE(&quot;,&quot;;[Data.O196]))">
            <text:p/>
          </table:table-cell>
          <table:table-cell table:style-name="ce13" table:formula="of:=IF([Data.P196]=&quot;&quot;;&quot;&quot;;CONCATENATE(&quot;,&quot;;[Data.P196]))">
            <text:p/>
          </table:table-cell>
          <table:table-cell table:style-name="ce13" table:formula="of:=IF([Data.Q196]=&quot;&quot;;&quot;&quot;;CONCATENATE(&quot;,&quot;;[Data.Q196]))">
            <text:p/>
          </table:table-cell>
          <table:table-cell table:style-name="ce13" table:formula="of:=IF([Data.R196]=&quot;&quot;;&quot;&quot;;CONCATENATE(&quot;,&quot;;[Data.R196]))">
            <text:p/>
          </table:table-cell>
          <table:table-cell table:style-name="ce13" table:formula="of:=IF([Data.S196]=&quot;&quot;;&quot;&quot;;CONCATENATE(&quot;,&quot;;[Data.S196]))">
            <text:p/>
          </table:table-cell>
          <table:table-cell table:style-name="ce13" table:formula="of:=IF([Data.T196]=&quot;&quot;;&quot;&quot;;CONCATENATE(&quot;,&quot;;[Data.T196]))">
            <text:p/>
          </table:table-cell>
          <table:table-cell table:number-columns-repeated="2"/>
        </table:table-row>
        <table:table-row table:style-name="ro3">
          <table:table-cell table:formula="of:=IF([Data.A197]=&quot;&quot;;[.A195];[Data.A197])" office:value-type="float" office:value="145">
            <text:p>145</text:p>
          </table:table-cell>
          <table:table-cell table:formula="of:=IF([Data.E197]=&quot;&quot;;[.B195];CONCATENATE(&quot;,&quot;;[Data.E197]))" office:value-type="string" office:string-value=",SPECIAL">
            <text:p>,SPECIAL</text:p>
          </table:table-cell>
          <table:table-cell table:formula="of:=IF([Data.F197]=&quot;&quot;;[.C195];CONCATENATE(&quot;,&quot;;[Data.F197]))" office:value-type="string" office:string-value=",CHARL">
            <text:p>,CHARL</text:p>
          </table:table-cell>
          <table:table-cell table:formula="of:=CONCATENATE(&quot;,&quot;;[Data.G197])" office:value-type="string" office:string-value=",MINOR">
            <text:p>,MINOR</text:p>
          </table:table-cell>
          <table:table-cell table:formula="of:=CONCATENATE(&quot;,&quot;;[Data.H197])" office:value-type="string" office:string-value=",10">
            <text:p>,10</text:p>
          </table:table-cell>
          <table:table-cell table:formula="of:=IF([Data.I197]=&quot;&quot;;&quot;&quot;;CONCATENATE(&quot;,&quot;;[Data.I197]))" office:value-type="string" office:string-value=",DESCR">
            <text:p>,DESCR</text:p>
          </table:table-cell>
          <table:table-cell table:style-name="ce13" table:formula="of:=IF([Data.J197]=&quot;&quot;;&quot;&quot;;CONCATENATE(&quot;,&quot;;[Data.J197]))">
            <text:p/>
          </table:table-cell>
          <table:table-cell table:style-name="ce13" table:formula="of:=IF([Data.K197]=&quot;&quot;;&quot;&quot;;CONCATENATE(&quot;,&quot;;[Data.K197]))">
            <text:p/>
          </table:table-cell>
          <table:table-cell table:style-name="ce13" table:formula="of:=IF([Data.L197]=&quot;&quot;;&quot;&quot;;CONCATENATE(&quot;,&quot;;[Data.L197]))">
            <text:p/>
          </table:table-cell>
          <table:table-cell table:style-name="ce13" table:formula="of:=IF([Data.M197]=&quot;&quot;;&quot;&quot;;CONCATENATE(&quot;,&quot;;[Data.M197]))">
            <text:p/>
          </table:table-cell>
          <table:table-cell table:style-name="ce13" table:formula="of:=IF([Data.N197]=&quot;&quot;;&quot;&quot;;CONCATENATE(&quot;,&quot;;[Data.N197]))">
            <text:p/>
          </table:table-cell>
          <table:table-cell table:style-name="ce13" table:formula="of:=IF([Data.O197]=&quot;&quot;;&quot;&quot;;CONCATENATE(&quot;,&quot;;[Data.O197]))">
            <text:p/>
          </table:table-cell>
          <table:table-cell table:style-name="ce13" table:formula="of:=IF([Data.P197]=&quot;&quot;;&quot;&quot;;CONCATENATE(&quot;,&quot;;[Data.P197]))">
            <text:p/>
          </table:table-cell>
          <table:table-cell table:style-name="ce13" table:formula="of:=IF([Data.Q197]=&quot;&quot;;&quot;&quot;;CONCATENATE(&quot;,&quot;;[Data.Q197]))">
            <text:p/>
          </table:table-cell>
          <table:table-cell table:style-name="ce13" table:formula="of:=IF([Data.R197]=&quot;&quot;;&quot;&quot;;CONCATENATE(&quot;,&quot;;[Data.R197]))">
            <text:p/>
          </table:table-cell>
          <table:table-cell table:style-name="ce13" table:formula="of:=IF([Data.S197]=&quot;&quot;;&quot;&quot;;CONCATENATE(&quot;,&quot;;[Data.S197]))">
            <text:p/>
          </table:table-cell>
          <table:table-cell table:style-name="ce13" table:formula="of:=IF([Data.T197]=&quot;&quot;;&quot;&quot;;CONCATENATE(&quot;,&quot;;[Data.T197]))">
            <text:p/>
          </table:table-cell>
          <table:table-cell table:number-columns-repeated="2"/>
        </table:table-row>
        <table:table-row table:style-name="ro3">
          <table:table-cell table:formula="of:=IF([Data.A198]=&quot;&quot;;[.A196];[Data.A198])" office:value-type="float" office:value="145">
            <text:p>145</text:p>
          </table:table-cell>
          <table:table-cell table:formula="of:=IF([Data.E198]=&quot;&quot;;[.B196];CONCATENATE(&quot;,&quot;;[Data.E198]))" office:value-type="string" office:string-value=",SPECIAL">
            <text:p>,SPECIAL</text:p>
          </table:table-cell>
          <table:table-cell table:formula="of:=IF([Data.F198]=&quot;&quot;;[.C196];CONCATENATE(&quot;,&quot;;[Data.F198]))" office:value-type="string" office:string-value=",CHARL">
            <text:p>,CHARL</text:p>
          </table:table-cell>
          <table:table-cell table:formula="of:=CONCATENATE(&quot;,&quot;;[Data.G198])" office:value-type="string" office:string-value=",MAJOR">
            <text:p>,MAJOR</text:p>
          </table:table-cell>
          <table:table-cell table:formula="of:=CONCATENATE(&quot;,&quot;;[Data.H198])" office:value-type="string" office:string-value=",15">
            <text:p>,15</text:p>
          </table:table-cell>
          <table:table-cell table:formula="of:=IF([Data.I198]=&quot;&quot;;&quot;&quot;;CONCATENATE(&quot;,&quot;;[Data.I198]))" office:value-type="string" office:string-value=",DESCR">
            <text:p>,DESCR</text:p>
          </table:table-cell>
          <table:table-cell table:style-name="ce13" table:formula="of:=IF([Data.J198]=&quot;&quot;;&quot;&quot;;CONCATENATE(&quot;,&quot;;[Data.J198]))">
            <text:p/>
          </table:table-cell>
          <table:table-cell table:style-name="ce13" table:formula="of:=IF([Data.K198]=&quot;&quot;;&quot;&quot;;CONCATENATE(&quot;,&quot;;[Data.K198]))">
            <text:p/>
          </table:table-cell>
          <table:table-cell table:style-name="ce13" table:formula="of:=IF([Data.L198]=&quot;&quot;;&quot;&quot;;CONCATENATE(&quot;,&quot;;[Data.L198]))">
            <text:p/>
          </table:table-cell>
          <table:table-cell table:style-name="ce13" table:formula="of:=IF([Data.M198]=&quot;&quot;;&quot;&quot;;CONCATENATE(&quot;,&quot;;[Data.M198]))">
            <text:p/>
          </table:table-cell>
          <table:table-cell table:style-name="ce13" table:formula="of:=IF([Data.N198]=&quot;&quot;;&quot;&quot;;CONCATENATE(&quot;,&quot;;[Data.N198]))">
            <text:p/>
          </table:table-cell>
          <table:table-cell table:style-name="ce13" table:formula="of:=IF([Data.O198]=&quot;&quot;;&quot;&quot;;CONCATENATE(&quot;,&quot;;[Data.O198]))">
            <text:p/>
          </table:table-cell>
          <table:table-cell table:style-name="ce13" table:formula="of:=IF([Data.P198]=&quot;&quot;;&quot;&quot;;CONCATENATE(&quot;,&quot;;[Data.P198]))">
            <text:p/>
          </table:table-cell>
          <table:table-cell table:style-name="ce13" table:formula="of:=IF([Data.Q198]=&quot;&quot;;&quot;&quot;;CONCATENATE(&quot;,&quot;;[Data.Q198]))">
            <text:p/>
          </table:table-cell>
          <table:table-cell table:style-name="ce13" table:formula="of:=IF([Data.R198]=&quot;&quot;;&quot;&quot;;CONCATENATE(&quot;,&quot;;[Data.R198]))">
            <text:p/>
          </table:table-cell>
          <table:table-cell table:style-name="ce13" table:formula="of:=IF([Data.S198]=&quot;&quot;;&quot;&quot;;CONCATENATE(&quot;,&quot;;[Data.S198]))">
            <text:p/>
          </table:table-cell>
          <table:table-cell table:style-name="ce13" table:formula="of:=IF([Data.T198]=&quot;&quot;;&quot;&quot;;CONCATENATE(&quot;,&quot;;[Data.T198]))">
            <text:p/>
          </table:table-cell>
          <table:table-cell table:number-columns-repeated="2"/>
        </table:table-row>
        <table:table-row table:style-name="ro3">
          <table:table-cell table:formula="of:=IF([Data.A199]=&quot;&quot;;[.A197];[Data.A199])" office:value-type="float" office:value="145">
            <text:p>145</text:p>
          </table:table-cell>
          <table:table-cell table:formula="of:=IF([Data.E199]=&quot;&quot;;[.B197];CONCATENATE(&quot;,&quot;;[Data.E199]))" office:value-type="string" office:string-value=",SPECIAL">
            <text:p>,SPECIAL</text:p>
          </table:table-cell>
          <table:table-cell table:formula="of:=IF([Data.F199]=&quot;&quot;;[.C197];CONCATENATE(&quot;,&quot;;[Data.F199]))" office:value-type="string" office:string-value=",CHARL">
            <text:p>,CHARL</text:p>
          </table:table-cell>
          <table:table-cell table:formula="of:=CONCATENATE(&quot;,&quot;;[Data.G199])" office:value-type="string" office:string-value=",GREATER">
            <text:p>,GREATER</text:p>
          </table:table-cell>
          <table:table-cell table:formula="of:=CONCATENATE(&quot;,&quot;;[Data.H199])" office:value-type="string" office:string-value=",20">
            <text:p>,20</text:p>
          </table:table-cell>
          <table:table-cell table:formula="of:=IF([Data.I199]=&quot;&quot;;&quot;&quot;;CONCATENATE(&quot;,&quot;;[Data.I199]))" office:value-type="string" office:string-value=",DESCR">
            <text:p>,DESCR</text:p>
          </table:table-cell>
          <table:table-cell table:style-name="ce13" table:formula="of:=IF([Data.J199]=&quot;&quot;;&quot;&quot;;CONCATENATE(&quot;,&quot;;[Data.J199]))">
            <text:p/>
          </table:table-cell>
          <table:table-cell table:style-name="ce13" table:formula="of:=IF([Data.K199]=&quot;&quot;;&quot;&quot;;CONCATENATE(&quot;,&quot;;[Data.K199]))">
            <text:p/>
          </table:table-cell>
          <table:table-cell table:style-name="ce13" table:formula="of:=IF([Data.L199]=&quot;&quot;;&quot;&quot;;CONCATENATE(&quot;,&quot;;[Data.L199]))">
            <text:p/>
          </table:table-cell>
          <table:table-cell table:style-name="ce13" table:formula="of:=IF([Data.M199]=&quot;&quot;;&quot;&quot;;CONCATENATE(&quot;,&quot;;[Data.M199]))">
            <text:p/>
          </table:table-cell>
          <table:table-cell table:style-name="ce13" table:formula="of:=IF([Data.N199]=&quot;&quot;;&quot;&quot;;CONCATENATE(&quot;,&quot;;[Data.N199]))">
            <text:p/>
          </table:table-cell>
          <table:table-cell table:style-name="ce13" table:formula="of:=IF([Data.O199]=&quot;&quot;;&quot;&quot;;CONCATENATE(&quot;,&quot;;[Data.O199]))">
            <text:p/>
          </table:table-cell>
          <table:table-cell table:style-name="ce13" table:formula="of:=IF([Data.P199]=&quot;&quot;;&quot;&quot;;CONCATENATE(&quot;,&quot;;[Data.P199]))">
            <text:p/>
          </table:table-cell>
          <table:table-cell table:style-name="ce13" table:formula="of:=IF([Data.Q199]=&quot;&quot;;&quot;&quot;;CONCATENATE(&quot;,&quot;;[Data.Q199]))">
            <text:p/>
          </table:table-cell>
          <table:table-cell table:style-name="ce13" table:formula="of:=IF([Data.R199]=&quot;&quot;;&quot;&quot;;CONCATENATE(&quot;,&quot;;[Data.R199]))">
            <text:p/>
          </table:table-cell>
          <table:table-cell table:style-name="ce13" table:formula="of:=IF([Data.S199]=&quot;&quot;;&quot;&quot;;CONCATENATE(&quot;,&quot;;[Data.S199]))">
            <text:p/>
          </table:table-cell>
          <table:table-cell table:style-name="ce13" table:formula="of:=IF([Data.T199]=&quot;&quot;;&quot;&quot;;CONCATENATE(&quot;,&quot;;[Data.T199]))">
            <text:p/>
          </table:table-cell>
          <table:table-cell table:number-columns-repeated="2"/>
        </table:table-row>
        <table:table-row table:style-name="ro3">
          <table:table-cell table:formula="of:=IF([Data.A200]=&quot;&quot;;[.A198];[Data.A200])" office:value-type="float" office:value="146">
            <text:p>146</text:p>
          </table:table-cell>
          <table:table-cell table:formula="of:=IF([Data.E200]=&quot;&quot;;[.B198];CONCATENATE(&quot;,&quot;;[Data.E200]))" office:value-type="string" office:string-value=",SPECIAL">
            <text:p>,SPECIAL</text:p>
          </table:table-cell>
          <table:table-cell table:formula="of:=IF([Data.F200]=&quot;&quot;;[.C198];CONCATENATE(&quot;,&quot;;[Data.F200]))" office:value-type="string" office:string-value=",CHARL">
            <text:p>,CHARL</text:p>
          </table:table-cell>
          <table:table-cell table:formula="of:=CONCATENATE(&quot;,&quot;;[Data.G200])" office:value-type="string" office:string-value=",GREATER">
            <text:p>,GREATER</text:p>
          </table:table-cell>
          <table:table-cell table:formula="of:=CONCATENATE(&quot;,&quot;;[Data.H200])" office:value-type="string" office:string-value=",30">
            <text:p>,30</text:p>
          </table:table-cell>
          <table:table-cell table:formula="of:=IF([Data.I200]=&quot;&quot;;&quot;&quot;;CONCATENATE(&quot;,&quot;;[Data.I200]))" office:value-type="string" office:string-value=",DESCR">
            <text:p>,DESCR</text:p>
          </table:table-cell>
          <table:table-cell table:style-name="ce13" table:formula="of:=IF([Data.J200]=&quot;&quot;;&quot;&quot;;CONCATENATE(&quot;,&quot;;[Data.J200]))">
            <text:p/>
          </table:table-cell>
          <table:table-cell table:style-name="ce13" table:formula="of:=IF([Data.K200]=&quot;&quot;;&quot;&quot;;CONCATENATE(&quot;,&quot;;[Data.K200]))">
            <text:p/>
          </table:table-cell>
          <table:table-cell table:style-name="ce13" table:formula="of:=IF([Data.L200]=&quot;&quot;;&quot;&quot;;CONCATENATE(&quot;,&quot;;[Data.L200]))">
            <text:p/>
          </table:table-cell>
          <table:table-cell table:style-name="ce13" table:formula="of:=IF([Data.M200]=&quot;&quot;;&quot;&quot;;CONCATENATE(&quot;,&quot;;[Data.M200]))">
            <text:p/>
          </table:table-cell>
          <table:table-cell table:style-name="ce13" table:formula="of:=IF([Data.N200]=&quot;&quot;;&quot;&quot;;CONCATENATE(&quot;,&quot;;[Data.N200]))">
            <text:p/>
          </table:table-cell>
          <table:table-cell table:style-name="ce13" table:formula="of:=IF([Data.O200]=&quot;&quot;;&quot;&quot;;CONCATENATE(&quot;,&quot;;[Data.O200]))">
            <text:p/>
          </table:table-cell>
          <table:table-cell table:style-name="ce13" table:formula="of:=IF([Data.P200]=&quot;&quot;;&quot;&quot;;CONCATENATE(&quot;,&quot;;[Data.P200]))">
            <text:p/>
          </table:table-cell>
          <table:table-cell table:style-name="ce13" table:formula="of:=IF([Data.Q200]=&quot;&quot;;&quot;&quot;;CONCATENATE(&quot;,&quot;;[Data.Q200]))">
            <text:p/>
          </table:table-cell>
          <table:table-cell table:style-name="ce13" table:formula="of:=IF([Data.R200]=&quot;&quot;;&quot;&quot;;CONCATENATE(&quot;,&quot;;[Data.R200]))">
            <text:p/>
          </table:table-cell>
          <table:table-cell table:style-name="ce13" table:formula="of:=IF([Data.S200]=&quot;&quot;;&quot;&quot;;CONCATENATE(&quot;,&quot;;[Data.S200]))">
            <text:p/>
          </table:table-cell>
          <table:table-cell table:style-name="ce13" table:formula="of:=IF([Data.T200]=&quot;&quot;;&quot;&quot;;CONCATENATE(&quot;,&quot;;[Data.T200]))">
            <text:p/>
          </table:table-cell>
          <table:table-cell table:number-columns-repeated="2"/>
        </table:table-row>
        <table:table-row table:style-name="ro3">
          <table:table-cell table:formula="of:=IF([Data.A201]=&quot;&quot;;[.A199];[Data.A201])" office:value-type="float" office:value="147">
            <text:p>147</text:p>
          </table:table-cell>
          <table:table-cell table:formula="of:=IF([Data.E201]=&quot;&quot;;[.B199];CONCATENATE(&quot;,&quot;;[Data.E201]))" office:value-type="string" office:string-value=",SPECIAL">
            <text:p>,SPECIAL</text:p>
          </table:table-cell>
          <table:table-cell table:formula="of:=IF([Data.F201]=&quot;&quot;;[.C199];CONCATENATE(&quot;,&quot;;[Data.F201]))" office:value-type="string" office:string-value=",CHARL">
            <text:p>,CHARL</text:p>
          </table:table-cell>
          <table:table-cell table:formula="of:=CONCATENATE(&quot;,&quot;;[Data.G201])" office:value-type="string" office:string-value=",GREATER">
            <text:p>,GREATER</text:p>
          </table:table-cell>
          <table:table-cell table:formula="of:=CONCATENATE(&quot;,&quot;;[Data.H201])" office:value-type="string" office:string-value=",25">
            <text:p>,25</text:p>
          </table:table-cell>
          <table:table-cell table:formula="of:=IF([Data.I201]=&quot;&quot;;&quot;&quot;;CONCATENATE(&quot;,&quot;;[Data.I201]))" office:value-type="string" office:string-value=",DESCR">
            <text:p>,DESCR</text:p>
          </table:table-cell>
          <table:table-cell table:style-name="ce13" table:formula="of:=IF([Data.J201]=&quot;&quot;;&quot;&quot;;CONCATENATE(&quot;,&quot;;[Data.J201]))">
            <text:p/>
          </table:table-cell>
          <table:table-cell table:style-name="ce13" table:formula="of:=IF([Data.K201]=&quot;&quot;;&quot;&quot;;CONCATENATE(&quot;,&quot;;[Data.K201]))">
            <text:p/>
          </table:table-cell>
          <table:table-cell table:style-name="ce13" table:formula="of:=IF([Data.L201]=&quot;&quot;;&quot;&quot;;CONCATENATE(&quot;,&quot;;[Data.L201]))">
            <text:p/>
          </table:table-cell>
          <table:table-cell table:style-name="ce13" table:formula="of:=IF([Data.M201]=&quot;&quot;;&quot;&quot;;CONCATENATE(&quot;,&quot;;[Data.M201]))">
            <text:p/>
          </table:table-cell>
          <table:table-cell table:style-name="ce13" table:formula="of:=IF([Data.N201]=&quot;&quot;;&quot;&quot;;CONCATENATE(&quot;,&quot;;[Data.N201]))">
            <text:p/>
          </table:table-cell>
          <table:table-cell table:style-name="ce13" table:formula="of:=IF([Data.O201]=&quot;&quot;;&quot;&quot;;CONCATENATE(&quot;,&quot;;[Data.O201]))">
            <text:p/>
          </table:table-cell>
          <table:table-cell table:style-name="ce13" table:formula="of:=IF([Data.P201]=&quot;&quot;;&quot;&quot;;CONCATENATE(&quot;,&quot;;[Data.P201]))">
            <text:p/>
          </table:table-cell>
          <table:table-cell table:style-name="ce13" table:formula="of:=IF([Data.Q201]=&quot;&quot;;&quot;&quot;;CONCATENATE(&quot;,&quot;;[Data.Q201]))">
            <text:p/>
          </table:table-cell>
          <table:table-cell table:style-name="ce13" table:formula="of:=IF([Data.R201]=&quot;&quot;;&quot;&quot;;CONCATENATE(&quot;,&quot;;[Data.R201]))">
            <text:p/>
          </table:table-cell>
          <table:table-cell table:style-name="ce13" table:formula="of:=IF([Data.S201]=&quot;&quot;;&quot;&quot;;CONCATENATE(&quot;,&quot;;[Data.S201]))">
            <text:p/>
          </table:table-cell>
          <table:table-cell table:style-name="ce13" table:formula="of:=IF([Data.T201]=&quot;&quot;;&quot;&quot;;CONCATENATE(&quot;,&quot;;[Data.T201]))">
            <text:p/>
          </table:table-cell>
          <table:table-cell table:number-columns-repeated="2"/>
        </table:table-row>
        <table:table-row table:style-name="ro3">
          <table:table-cell table:formula="of:=IF([Data.A202]=&quot;&quot;;[.A200];[Data.A202])" office:value-type="float" office:value="148">
            <text:p>148</text:p>
          </table:table-cell>
          <table:table-cell table:formula="of:=IF([Data.E202]=&quot;&quot;;[.B200];CONCATENATE(&quot;,&quot;;[Data.E202]))" office:value-type="string" office:string-value=",SPECIAL">
            <text:p>,SPECIAL</text:p>
          </table:table-cell>
          <table:table-cell table:formula="of:=IF([Data.F202]=&quot;&quot;;[.C200];CONCATENATE(&quot;,&quot;;[Data.F202]))" office:value-type="string" office:string-value=",CHARL">
            <text:p>,CHARL</text:p>
          </table:table-cell>
          <table:table-cell table:formula="of:=CONCATENATE(&quot;,&quot;;[Data.G202])" office:value-type="string" office:string-value=",MAJOR">
            <text:p>,MAJOR</text:p>
          </table:table-cell>
          <table:table-cell table:formula="of:=CONCATENATE(&quot;,&quot;;[Data.H202])" office:value-type="string" office:string-value=",15">
            <text:p>,15</text:p>
          </table:table-cell>
          <table:table-cell table:formula="of:=IF([Data.I202]=&quot;&quot;;&quot;&quot;;CONCATENATE(&quot;,&quot;;[Data.I202]))" office:value-type="string" office:string-value=",DESCR">
            <text:p>,DESCR</text:p>
          </table:table-cell>
          <table:table-cell table:style-name="ce13" table:formula="of:=IF([Data.J202]=&quot;&quot;;&quot;&quot;;CONCATENATE(&quot;,&quot;;[Data.J202]))">
            <text:p/>
          </table:table-cell>
          <table:table-cell table:style-name="ce13" table:formula="of:=IF([Data.K202]=&quot;&quot;;&quot;&quot;;CONCATENATE(&quot;,&quot;;[Data.K202]))">
            <text:p/>
          </table:table-cell>
          <table:table-cell table:style-name="ce13" table:formula="of:=IF([Data.L202]=&quot;&quot;;&quot;&quot;;CONCATENATE(&quot;,&quot;;[Data.L202]))">
            <text:p/>
          </table:table-cell>
          <table:table-cell table:style-name="ce13" table:formula="of:=IF([Data.M202]=&quot;&quot;;&quot;&quot;;CONCATENATE(&quot;,&quot;;[Data.M202]))">
            <text:p/>
          </table:table-cell>
          <table:table-cell table:style-name="ce13" table:formula="of:=IF([Data.N202]=&quot;&quot;;&quot;&quot;;CONCATENATE(&quot;,&quot;;[Data.N202]))">
            <text:p/>
          </table:table-cell>
          <table:table-cell table:style-name="ce13" table:formula="of:=IF([Data.O202]=&quot;&quot;;&quot;&quot;;CONCATENATE(&quot;,&quot;;[Data.O202]))">
            <text:p/>
          </table:table-cell>
          <table:table-cell table:style-name="ce13" table:formula="of:=IF([Data.P202]=&quot;&quot;;&quot;&quot;;CONCATENATE(&quot;,&quot;;[Data.P202]))">
            <text:p/>
          </table:table-cell>
          <table:table-cell table:style-name="ce13" table:formula="of:=IF([Data.Q202]=&quot;&quot;;&quot;&quot;;CONCATENATE(&quot;,&quot;;[Data.Q202]))">
            <text:p/>
          </table:table-cell>
          <table:table-cell table:style-name="ce13" table:formula="of:=IF([Data.R202]=&quot;&quot;;&quot;&quot;;CONCATENATE(&quot;,&quot;;[Data.R202]))">
            <text:p/>
          </table:table-cell>
          <table:table-cell table:style-name="ce13" table:formula="of:=IF([Data.S202]=&quot;&quot;;&quot;&quot;;CONCATENATE(&quot;,&quot;;[Data.S202]))">
            <text:p/>
          </table:table-cell>
          <table:table-cell table:style-name="ce13" table:formula="of:=IF([Data.T202]=&quot;&quot;;&quot;&quot;;CONCATENATE(&quot;,&quot;;[Data.T202]))">
            <text:p/>
          </table:table-cell>
          <table:table-cell table:number-columns-repeated="2"/>
        </table:table-row>
        <table:table-row table:style-name="ro3">
          <table:table-cell table:formula="of:=IF([Data.A203]=&quot;&quot;;[.A201];[Data.A203])" office:value-type="float" office:value="149">
            <text:p>149</text:p>
          </table:table-cell>
          <table:table-cell table:formula="of:=IF([Data.E203]=&quot;&quot;;[.B201];CONCATENATE(&quot;,&quot;;[Data.E203]))" office:value-type="string" office:string-value=",SPECIAL">
            <text:p>,SPECIAL</text:p>
          </table:table-cell>
          <table:table-cell table:formula="of:=IF([Data.F203]=&quot;&quot;;[.C201];CONCATENATE(&quot;,&quot;;[Data.F203]))" office:value-type="string" office:string-value=",CHARL">
            <text:p>,CHARL</text:p>
          </table:table-cell>
          <table:table-cell table:formula="of:=CONCATENATE(&quot;,&quot;;[Data.G203])" office:value-type="string" office:string-value=",MAJOR">
            <text:p>,MAJOR</text:p>
          </table:table-cell>
          <table:table-cell table:formula="of:=CONCATENATE(&quot;,&quot;;[Data.H203])" office:value-type="string" office:string-value=",15">
            <text:p>,15</text:p>
          </table:table-cell>
          <table:table-cell table:formula="of:=IF([Data.I203]=&quot;&quot;;&quot;&quot;;CONCATENATE(&quot;,&quot;;[Data.I203]))" office:value-type="string" office:string-value=",DESCR">
            <text:p>,DESCR</text:p>
          </table:table-cell>
          <table:table-cell table:style-name="ce13" table:formula="of:=IF([Data.J203]=&quot;&quot;;&quot;&quot;;CONCATENATE(&quot;,&quot;;[Data.J203]))">
            <text:p/>
          </table:table-cell>
          <table:table-cell table:style-name="ce13" table:formula="of:=IF([Data.K203]=&quot;&quot;;&quot;&quot;;CONCATENATE(&quot;,&quot;;[Data.K203]))">
            <text:p/>
          </table:table-cell>
          <table:table-cell table:style-name="ce13" table:formula="of:=IF([Data.L203]=&quot;&quot;;&quot;&quot;;CONCATENATE(&quot;,&quot;;[Data.L203]))">
            <text:p/>
          </table:table-cell>
          <table:table-cell table:style-name="ce13" table:formula="of:=IF([Data.M203]=&quot;&quot;;&quot;&quot;;CONCATENATE(&quot;,&quot;;[Data.M203]))">
            <text:p/>
          </table:table-cell>
          <table:table-cell table:style-name="ce13" table:formula="of:=IF([Data.N203]=&quot;&quot;;&quot;&quot;;CONCATENATE(&quot;,&quot;;[Data.N203]))">
            <text:p/>
          </table:table-cell>
          <table:table-cell table:style-name="ce13" table:formula="of:=IF([Data.O203]=&quot;&quot;;&quot;&quot;;CONCATENATE(&quot;,&quot;;[Data.O203]))">
            <text:p/>
          </table:table-cell>
          <table:table-cell table:style-name="ce13" table:formula="of:=IF([Data.P203]=&quot;&quot;;&quot;&quot;;CONCATENATE(&quot;,&quot;;[Data.P203]))">
            <text:p/>
          </table:table-cell>
          <table:table-cell table:style-name="ce13" table:formula="of:=IF([Data.Q203]=&quot;&quot;;&quot;&quot;;CONCATENATE(&quot;,&quot;;[Data.Q203]))">
            <text:p/>
          </table:table-cell>
          <table:table-cell table:style-name="ce13" table:formula="of:=IF([Data.R203]=&quot;&quot;;&quot;&quot;;CONCATENATE(&quot;,&quot;;[Data.R203]))">
            <text:p/>
          </table:table-cell>
          <table:table-cell table:style-name="ce13" table:formula="of:=IF([Data.S203]=&quot;&quot;;&quot;&quot;;CONCATENATE(&quot;,&quot;;[Data.S203]))">
            <text:p/>
          </table:table-cell>
          <table:table-cell table:style-name="ce13" table:formula="of:=IF([Data.T203]=&quot;&quot;;&quot;&quot;;CONCATENATE(&quot;,&quot;;[Data.T203]))">
            <text:p/>
          </table:table-cell>
          <table:table-cell table:number-columns-repeated="2"/>
        </table:table-row>
        <table:table-row table:style-name="ro3">
          <table:table-cell table:formula="of:=IF([Data.A204]=&quot;&quot;;[.A202];[Data.A204])" office:value-type="float" office:value="149">
            <text:p>149</text:p>
          </table:table-cell>
          <table:table-cell table:formula="of:=IF([Data.E204]=&quot;&quot;;[.B202];CONCATENATE(&quot;,&quot;;[Data.E204]))" office:value-type="string" office:string-value=",SPECIAL">
            <text:p>,SPECIAL</text:p>
          </table:table-cell>
          <table:table-cell table:formula="of:=IF([Data.F204]=&quot;&quot;;[.C202];CONCATENATE(&quot;,&quot;;[Data.F204]))" office:value-type="string" office:string-value=",CHARL">
            <text:p>,CHARL</text:p>
          </table:table-cell>
          <table:table-cell table:formula="of:=CONCATENATE(&quot;,&quot;;[Data.G204])" office:value-type="string" office:string-value=",GREATER">
            <text:p>,GREATER</text:p>
          </table:table-cell>
          <table:table-cell table:formula="of:=CONCATENATE(&quot;,&quot;;[Data.H204])" office:value-type="string" office:string-value=",25">
            <text:p>,25</text:p>
          </table:table-cell>
          <table:table-cell table:formula="of:=IF([Data.I204]=&quot;&quot;;&quot;&quot;;CONCATENATE(&quot;,&quot;;[Data.I204]))" office:value-type="string" office:string-value=",DESCR">
            <text:p>,DESCR</text:p>
          </table:table-cell>
          <table:table-cell table:style-name="ce13" table:formula="of:=IF([Data.J204]=&quot;&quot;;&quot;&quot;;CONCATENATE(&quot;,&quot;;[Data.J204]))">
            <text:p/>
          </table:table-cell>
          <table:table-cell table:style-name="ce13" table:formula="of:=IF([Data.K204]=&quot;&quot;;&quot;&quot;;CONCATENATE(&quot;,&quot;;[Data.K204]))">
            <text:p/>
          </table:table-cell>
          <table:table-cell table:style-name="ce13" table:formula="of:=IF([Data.L204]=&quot;&quot;;&quot;&quot;;CONCATENATE(&quot;,&quot;;[Data.L204]))">
            <text:p/>
          </table:table-cell>
          <table:table-cell table:style-name="ce13" table:formula="of:=IF([Data.M204]=&quot;&quot;;&quot;&quot;;CONCATENATE(&quot;,&quot;;[Data.M204]))">
            <text:p/>
          </table:table-cell>
          <table:table-cell table:style-name="ce13" table:formula="of:=IF([Data.N204]=&quot;&quot;;&quot;&quot;;CONCATENATE(&quot;,&quot;;[Data.N204]))">
            <text:p/>
          </table:table-cell>
          <table:table-cell table:style-name="ce13" table:formula="of:=IF([Data.O204]=&quot;&quot;;&quot;&quot;;CONCATENATE(&quot;,&quot;;[Data.O204]))">
            <text:p/>
          </table:table-cell>
          <table:table-cell table:style-name="ce13" table:formula="of:=IF([Data.P204]=&quot;&quot;;&quot;&quot;;CONCATENATE(&quot;,&quot;;[Data.P204]))">
            <text:p/>
          </table:table-cell>
          <table:table-cell table:style-name="ce13" table:formula="of:=IF([Data.Q204]=&quot;&quot;;&quot;&quot;;CONCATENATE(&quot;,&quot;;[Data.Q204]))">
            <text:p/>
          </table:table-cell>
          <table:table-cell table:style-name="ce13" table:formula="of:=IF([Data.R204]=&quot;&quot;;&quot;&quot;;CONCATENATE(&quot;,&quot;;[Data.R204]))">
            <text:p/>
          </table:table-cell>
          <table:table-cell table:style-name="ce13" table:formula="of:=IF([Data.S204]=&quot;&quot;;&quot;&quot;;CONCATENATE(&quot;,&quot;;[Data.S204]))">
            <text:p/>
          </table:table-cell>
          <table:table-cell table:style-name="ce13" table:formula="of:=IF([Data.T204]=&quot;&quot;;&quot;&quot;;CONCATENATE(&quot;,&quot;;[Data.T204]))">
            <text:p/>
          </table:table-cell>
          <table:table-cell table:number-columns-repeated="2"/>
        </table:table-row>
        <table:table-row table:style-name="ro3">
          <table:table-cell table:formula="of:=IF([Data.A205]=&quot;&quot;;[.A203];[Data.A205])" office:value-type="float" office:value="150">
            <text:p>150</text:p>
          </table:table-cell>
          <table:table-cell table:formula="of:=IF([Data.E205]=&quot;&quot;;[.B203];CONCATENATE(&quot;,&quot;;[Data.E205]))" office:value-type="string" office:string-value=",SPECIAL">
            <text:p>,SPECIAL</text:p>
          </table:table-cell>
          <table:table-cell table:formula="of:=IF([Data.F205]=&quot;&quot;;[.C203];CONCATENATE(&quot;,&quot;;[Data.F205]))" office:value-type="string" office:string-value=",CHARL">
            <text:p>,CHARL</text:p>
          </table:table-cell>
          <table:table-cell table:formula="of:=CONCATENATE(&quot;,&quot;;[Data.G205])" office:value-type="string" office:string-value=",GREATER">
            <text:p>,GREATER</text:p>
          </table:table-cell>
          <table:table-cell table:formula="of:=CONCATENATE(&quot;,&quot;;[Data.H205])" office:value-type="string" office:string-value=",25">
            <text:p>,25</text:p>
          </table:table-cell>
          <table:table-cell table:formula="of:=IF([Data.I205]=&quot;&quot;;&quot;&quot;;CONCATENATE(&quot;,&quot;;[Data.I205]))" office:value-type="string" office:string-value=",DESCR">
            <text:p>,DESCR</text:p>
          </table:table-cell>
          <table:table-cell table:style-name="ce13" table:formula="of:=IF([Data.J205]=&quot;&quot;;&quot;&quot;;CONCATENATE(&quot;,&quot;;[Data.J205]))">
            <text:p/>
          </table:table-cell>
          <table:table-cell table:style-name="ce13" table:formula="of:=IF([Data.K205]=&quot;&quot;;&quot;&quot;;CONCATENATE(&quot;,&quot;;[Data.K205]))">
            <text:p/>
          </table:table-cell>
          <table:table-cell table:style-name="ce13" table:formula="of:=IF([Data.L205]=&quot;&quot;;&quot;&quot;;CONCATENATE(&quot;,&quot;;[Data.L205]))">
            <text:p/>
          </table:table-cell>
          <table:table-cell table:style-name="ce13" table:formula="of:=IF([Data.M205]=&quot;&quot;;&quot;&quot;;CONCATENATE(&quot;,&quot;;[Data.M205]))">
            <text:p/>
          </table:table-cell>
          <table:table-cell table:style-name="ce13" table:formula="of:=IF([Data.N205]=&quot;&quot;;&quot;&quot;;CONCATENATE(&quot;,&quot;;[Data.N205]))">
            <text:p/>
          </table:table-cell>
          <table:table-cell table:style-name="ce13" table:formula="of:=IF([Data.O205]=&quot;&quot;;&quot;&quot;;CONCATENATE(&quot;,&quot;;[Data.O205]))">
            <text:p/>
          </table:table-cell>
          <table:table-cell table:style-name="ce13" table:formula="of:=IF([Data.P205]=&quot;&quot;;&quot;&quot;;CONCATENATE(&quot;,&quot;;[Data.P205]))">
            <text:p/>
          </table:table-cell>
          <table:table-cell table:style-name="ce13" table:formula="of:=IF([Data.Q205]=&quot;&quot;;&quot;&quot;;CONCATENATE(&quot;,&quot;;[Data.Q205]))">
            <text:p/>
          </table:table-cell>
          <table:table-cell table:style-name="ce13" table:formula="of:=IF([Data.R205]=&quot;&quot;;&quot;&quot;;CONCATENATE(&quot;,&quot;;[Data.R205]))">
            <text:p/>
          </table:table-cell>
          <table:table-cell table:style-name="ce13" table:formula="of:=IF([Data.S205]=&quot;&quot;;&quot;&quot;;CONCATENATE(&quot;,&quot;;[Data.S205]))">
            <text:p/>
          </table:table-cell>
          <table:table-cell table:style-name="ce13" table:formula="of:=IF([Data.T205]=&quot;&quot;;&quot;&quot;;CONCATENATE(&quot;,&quot;;[Data.T205]))">
            <text:p/>
          </table:table-cell>
          <table:table-cell table:number-columns-repeated="2"/>
        </table:table-row>
        <table:table-row table:style-name="ro3">
          <table:table-cell table:formula="of:=IF([Data.A206]=&quot;&quot;;[.A204];[Data.A206])" office:value-type="float" office:value="151">
            <text:p>151</text:p>
          </table:table-cell>
          <table:table-cell table:formula="of:=IF([Data.E206]=&quot;&quot;;[.B204];CONCATENATE(&quot;,&quot;;[Data.E206]))" office:value-type="string" office:string-value=",SPECIAL">
            <text:p>,SPECIAL</text:p>
          </table:table-cell>
          <table:table-cell table:formula="of:=IF([Data.F206]=&quot;&quot;;[.C204];CONCATENATE(&quot;,&quot;;[Data.F206]))" office:value-type="string" office:string-value=",CHARL">
            <text:p>,CHARL</text:p>
          </table:table-cell>
          <table:table-cell table:formula="of:=CONCATENATE(&quot;,&quot;;[Data.G206])" office:value-type="string" office:string-value=",MINOR">
            <text:p>,MINOR</text:p>
          </table:table-cell>
          <table:table-cell table:formula="of:=CONCATENATE(&quot;,&quot;;[Data.H206])" office:value-type="string" office:string-value=",10">
            <text:p>,10</text:p>
          </table:table-cell>
          <table:table-cell table:formula="of:=IF([Data.I206]=&quot;&quot;;&quot;&quot;;CONCATENATE(&quot;,&quot;;[Data.I206]))" office:value-type="string" office:string-value=",DESCR">
            <text:p>,DESCR</text:p>
          </table:table-cell>
          <table:table-cell table:style-name="ce13" table:formula="of:=IF([Data.J206]=&quot;&quot;;&quot;&quot;;CONCATENATE(&quot;,&quot;;[Data.J206]))">
            <text:p/>
          </table:table-cell>
          <table:table-cell table:style-name="ce13" table:formula="of:=IF([Data.K206]=&quot;&quot;;&quot;&quot;;CONCATENATE(&quot;,&quot;;[Data.K206]))">
            <text:p/>
          </table:table-cell>
          <table:table-cell table:style-name="ce13" table:formula="of:=IF([Data.L206]=&quot;&quot;;&quot;&quot;;CONCATENATE(&quot;,&quot;;[Data.L206]))">
            <text:p/>
          </table:table-cell>
          <table:table-cell table:style-name="ce13" table:formula="of:=IF([Data.M206]=&quot;&quot;;&quot;&quot;;CONCATENATE(&quot;,&quot;;[Data.M206]))">
            <text:p/>
          </table:table-cell>
          <table:table-cell table:style-name="ce13" table:formula="of:=IF([Data.N206]=&quot;&quot;;&quot;&quot;;CONCATENATE(&quot;,&quot;;[Data.N206]))">
            <text:p/>
          </table:table-cell>
          <table:table-cell table:style-name="ce13" table:formula="of:=IF([Data.O206]=&quot;&quot;;&quot;&quot;;CONCATENATE(&quot;,&quot;;[Data.O206]))">
            <text:p/>
          </table:table-cell>
          <table:table-cell table:style-name="ce13" table:formula="of:=IF([Data.P206]=&quot;&quot;;&quot;&quot;;CONCATENATE(&quot;,&quot;;[Data.P206]))">
            <text:p/>
          </table:table-cell>
          <table:table-cell table:style-name="ce13" table:formula="of:=IF([Data.Q206]=&quot;&quot;;&quot;&quot;;CONCATENATE(&quot;,&quot;;[Data.Q206]))">
            <text:p/>
          </table:table-cell>
          <table:table-cell table:style-name="ce13" table:formula="of:=IF([Data.R206]=&quot;&quot;;&quot;&quot;;CONCATENATE(&quot;,&quot;;[Data.R206]))">
            <text:p/>
          </table:table-cell>
          <table:table-cell table:style-name="ce13" table:formula="of:=IF([Data.S206]=&quot;&quot;;&quot;&quot;;CONCATENATE(&quot;,&quot;;[Data.S206]))">
            <text:p/>
          </table:table-cell>
          <table:table-cell table:style-name="ce13" table:formula="of:=IF([Data.T206]=&quot;&quot;;&quot;&quot;;CONCATENATE(&quot;,&quot;;[Data.T206]))">
            <text:p/>
          </table:table-cell>
          <table:table-cell table:number-columns-repeated="2"/>
        </table:table-row>
        <table:table-row table:style-name="ro3">
          <table:table-cell table:formula="of:=IF([Data.A207]=&quot;&quot;;[.A205];[Data.A207])" office:value-type="float" office:value="151">
            <text:p>151</text:p>
          </table:table-cell>
          <table:table-cell table:formula="of:=IF([Data.E207]=&quot;&quot;;[.B205];CONCATENATE(&quot;,&quot;;[Data.E207]))" office:value-type="string" office:string-value=",SPECIAL">
            <text:p>,SPECIAL</text:p>
          </table:table-cell>
          <table:table-cell table:formula="of:=IF([Data.F207]=&quot;&quot;;[.C205];CONCATENATE(&quot;,&quot;;[Data.F207]))" office:value-type="string" office:string-value=",CHARL">
            <text:p>,CHARL</text:p>
          </table:table-cell>
          <table:table-cell table:formula="of:=CONCATENATE(&quot;,&quot;;[Data.G207])" office:value-type="string" office:string-value=",MAJOR">
            <text:p>,MAJOR</text:p>
          </table:table-cell>
          <table:table-cell table:formula="of:=CONCATENATE(&quot;,&quot;;[Data.H207])" office:value-type="string" office:string-value=",15">
            <text:p>,15</text:p>
          </table:table-cell>
          <table:table-cell table:formula="of:=IF([Data.I207]=&quot;&quot;;&quot;&quot;;CONCATENATE(&quot;,&quot;;[Data.I207]))" office:value-type="string" office:string-value=",DESCR">
            <text:p>,DESCR</text:p>
          </table:table-cell>
          <table:table-cell table:style-name="ce13" table:formula="of:=IF([Data.J207]=&quot;&quot;;&quot;&quot;;CONCATENATE(&quot;,&quot;;[Data.J207]))">
            <text:p/>
          </table:table-cell>
          <table:table-cell table:style-name="ce13" table:formula="of:=IF([Data.K207]=&quot;&quot;;&quot;&quot;;CONCATENATE(&quot;,&quot;;[Data.K207]))">
            <text:p/>
          </table:table-cell>
          <table:table-cell table:style-name="ce13" table:formula="of:=IF([Data.L207]=&quot;&quot;;&quot;&quot;;CONCATENATE(&quot;,&quot;;[Data.L207]))">
            <text:p/>
          </table:table-cell>
          <table:table-cell table:style-name="ce13" table:formula="of:=IF([Data.M207]=&quot;&quot;;&quot;&quot;;CONCATENATE(&quot;,&quot;;[Data.M207]))">
            <text:p/>
          </table:table-cell>
          <table:table-cell table:style-name="ce13" table:formula="of:=IF([Data.N207]=&quot;&quot;;&quot;&quot;;CONCATENATE(&quot;,&quot;;[Data.N207]))">
            <text:p/>
          </table:table-cell>
          <table:table-cell table:style-name="ce13" table:formula="of:=IF([Data.O207]=&quot;&quot;;&quot;&quot;;CONCATENATE(&quot;,&quot;;[Data.O207]))">
            <text:p/>
          </table:table-cell>
          <table:table-cell table:style-name="ce13" table:formula="of:=IF([Data.P207]=&quot;&quot;;&quot;&quot;;CONCATENATE(&quot;,&quot;;[Data.P207]))">
            <text:p/>
          </table:table-cell>
          <table:table-cell table:style-name="ce13" table:formula="of:=IF([Data.Q207]=&quot;&quot;;&quot;&quot;;CONCATENATE(&quot;,&quot;;[Data.Q207]))">
            <text:p/>
          </table:table-cell>
          <table:table-cell table:style-name="ce13" table:formula="of:=IF([Data.R207]=&quot;&quot;;&quot;&quot;;CONCATENATE(&quot;,&quot;;[Data.R207]))">
            <text:p/>
          </table:table-cell>
          <table:table-cell table:style-name="ce13" table:formula="of:=IF([Data.S207]=&quot;&quot;;&quot;&quot;;CONCATENATE(&quot;,&quot;;[Data.S207]))">
            <text:p/>
          </table:table-cell>
          <table:table-cell table:style-name="ce13" table:formula="of:=IF([Data.T207]=&quot;&quot;;&quot;&quot;;CONCATENATE(&quot;,&quot;;[Data.T207]))">
            <text:p/>
          </table:table-cell>
          <table:table-cell table:number-columns-repeated="2"/>
        </table:table-row>
        <table:table-row table:style-name="ro3">
          <table:table-cell table:formula="of:=IF([Data.A208]=&quot;&quot;;[.A206];[Data.A208])" office:value-type="float" office:value="151">
            <text:p>151</text:p>
          </table:table-cell>
          <table:table-cell table:formula="of:=IF([Data.E208]=&quot;&quot;;[.B206];CONCATENATE(&quot;,&quot;;[Data.E208]))" office:value-type="string" office:string-value=",SPECIAL">
            <text:p>,SPECIAL</text:p>
          </table:table-cell>
          <table:table-cell table:formula="of:=IF([Data.F208]=&quot;&quot;;[.C206];CONCATENATE(&quot;,&quot;;[Data.F208]))" office:value-type="string" office:string-value=",CHARL">
            <text:p>,CHARL</text:p>
          </table:table-cell>
          <table:table-cell table:formula="of:=CONCATENATE(&quot;,&quot;;[Data.G208])" office:value-type="string" office:string-value=",GREATER">
            <text:p>,GREATER</text:p>
          </table:table-cell>
          <table:table-cell table:formula="of:=CONCATENATE(&quot;,&quot;;[Data.H208])" office:value-type="string" office:string-value=",20">
            <text:p>,20</text:p>
          </table:table-cell>
          <table:table-cell table:formula="of:=IF([Data.I208]=&quot;&quot;;&quot;&quot;;CONCATENATE(&quot;,&quot;;[Data.I208]))" office:value-type="string" office:string-value=",DESCR">
            <text:p>,DESCR</text:p>
          </table:table-cell>
          <table:table-cell table:style-name="ce13" table:formula="of:=IF([Data.J208]=&quot;&quot;;&quot;&quot;;CONCATENATE(&quot;,&quot;;[Data.J208]))">
            <text:p/>
          </table:table-cell>
          <table:table-cell table:style-name="ce13" table:formula="of:=IF([Data.K208]=&quot;&quot;;&quot;&quot;;CONCATENATE(&quot;,&quot;;[Data.K208]))">
            <text:p/>
          </table:table-cell>
          <table:table-cell table:style-name="ce13" table:formula="of:=IF([Data.L208]=&quot;&quot;;&quot;&quot;;CONCATENATE(&quot;,&quot;;[Data.L208]))">
            <text:p/>
          </table:table-cell>
          <table:table-cell table:style-name="ce13" table:formula="of:=IF([Data.M208]=&quot;&quot;;&quot;&quot;;CONCATENATE(&quot;,&quot;;[Data.M208]))">
            <text:p/>
          </table:table-cell>
          <table:table-cell table:style-name="ce13" table:formula="of:=IF([Data.N208]=&quot;&quot;;&quot;&quot;;CONCATENATE(&quot;,&quot;;[Data.N208]))">
            <text:p/>
          </table:table-cell>
          <table:table-cell table:style-name="ce13" table:formula="of:=IF([Data.O208]=&quot;&quot;;&quot;&quot;;CONCATENATE(&quot;,&quot;;[Data.O208]))">
            <text:p/>
          </table:table-cell>
          <table:table-cell table:style-name="ce13" table:formula="of:=IF([Data.P208]=&quot;&quot;;&quot;&quot;;CONCATENATE(&quot;,&quot;;[Data.P208]))">
            <text:p/>
          </table:table-cell>
          <table:table-cell table:style-name="ce13" table:formula="of:=IF([Data.Q208]=&quot;&quot;;&quot;&quot;;CONCATENATE(&quot;,&quot;;[Data.Q208]))">
            <text:p/>
          </table:table-cell>
          <table:table-cell table:style-name="ce13" table:formula="of:=IF([Data.R208]=&quot;&quot;;&quot;&quot;;CONCATENATE(&quot;,&quot;;[Data.R208]))">
            <text:p/>
          </table:table-cell>
          <table:table-cell table:style-name="ce13" table:formula="of:=IF([Data.S208]=&quot;&quot;;&quot;&quot;;CONCATENATE(&quot;,&quot;;[Data.S208]))">
            <text:p/>
          </table:table-cell>
          <table:table-cell table:style-name="ce13" table:formula="of:=IF([Data.T208]=&quot;&quot;;&quot;&quot;;CONCATENATE(&quot;,&quot;;[Data.T208]))">
            <text:p/>
          </table:table-cell>
          <table:table-cell table:number-columns-repeated="2"/>
        </table:table-row>
        <table:table-row table:style-name="ro3">
          <table:table-cell table:formula="of:=IF([Data.A209]=&quot;&quot;;[.A207];[Data.A209])" office:value-type="float" office:value="152">
            <text:p>152</text:p>
          </table:table-cell>
          <table:table-cell table:formula="of:=IF([Data.E209]=&quot;&quot;;[.B207];CONCATENATE(&quot;,&quot;;[Data.E209]))" office:value-type="string" office:string-value=",SPECIAL">
            <text:p>,SPECIAL</text:p>
          </table:table-cell>
          <table:table-cell table:formula="of:=IF([Data.F209]=&quot;&quot;;[.C207];CONCATENATE(&quot;,&quot;;[Data.F209]))" office:value-type="string" office:string-value=",CHARL">
            <text:p>,CHARL</text:p>
          </table:table-cell>
          <table:table-cell table:formula="of:=CONCATENATE(&quot;,&quot;;[Data.G209])" office:value-type="string" office:string-value=",GREATER">
            <text:p>,GREATER</text:p>
          </table:table-cell>
          <table:table-cell table:formula="of:=CONCATENATE(&quot;,&quot;;[Data.H209])" office:value-type="string" office:string-value=",25">
            <text:p>,25</text:p>
          </table:table-cell>
          <table:table-cell table:formula="of:=IF([Data.I209]=&quot;&quot;;&quot;&quot;;CONCATENATE(&quot;,&quot;;[Data.I209]))" office:value-type="string" office:string-value=",DESCR">
            <text:p>,DESCR</text:p>
          </table:table-cell>
          <table:table-cell table:style-name="ce13" table:formula="of:=IF([Data.J209]=&quot;&quot;;&quot;&quot;;CONCATENATE(&quot;,&quot;;[Data.J209]))">
            <text:p/>
          </table:table-cell>
          <table:table-cell table:style-name="ce13" table:formula="of:=IF([Data.K209]=&quot;&quot;;&quot;&quot;;CONCATENATE(&quot;,&quot;;[Data.K209]))">
            <text:p/>
          </table:table-cell>
          <table:table-cell table:style-name="ce13" table:formula="of:=IF([Data.L209]=&quot;&quot;;&quot;&quot;;CONCATENATE(&quot;,&quot;;[Data.L209]))">
            <text:p/>
          </table:table-cell>
          <table:table-cell table:style-name="ce13" table:formula="of:=IF([Data.M209]=&quot;&quot;;&quot;&quot;;CONCATENATE(&quot;,&quot;;[Data.M209]))">
            <text:p/>
          </table:table-cell>
          <table:table-cell table:style-name="ce13" table:formula="of:=IF([Data.N209]=&quot;&quot;;&quot;&quot;;CONCATENATE(&quot;,&quot;;[Data.N209]))">
            <text:p/>
          </table:table-cell>
          <table:table-cell table:style-name="ce13" table:formula="of:=IF([Data.O209]=&quot;&quot;;&quot;&quot;;CONCATENATE(&quot;,&quot;;[Data.O209]))">
            <text:p/>
          </table:table-cell>
          <table:table-cell table:style-name="ce13" table:formula="of:=IF([Data.P209]=&quot;&quot;;&quot;&quot;;CONCATENATE(&quot;,&quot;;[Data.P209]))">
            <text:p/>
          </table:table-cell>
          <table:table-cell table:style-name="ce13" table:formula="of:=IF([Data.Q209]=&quot;&quot;;&quot;&quot;;CONCATENATE(&quot;,&quot;;[Data.Q209]))">
            <text:p/>
          </table:table-cell>
          <table:table-cell table:style-name="ce13" table:formula="of:=IF([Data.R209]=&quot;&quot;;&quot;&quot;;CONCATENATE(&quot;,&quot;;[Data.R209]))">
            <text:p/>
          </table:table-cell>
          <table:table-cell table:style-name="ce13" table:formula="of:=IF([Data.S209]=&quot;&quot;;&quot;&quot;;CONCATENATE(&quot;,&quot;;[Data.S209]))">
            <text:p/>
          </table:table-cell>
          <table:table-cell table:style-name="ce13" table:formula="of:=IF([Data.T209]=&quot;&quot;;&quot;&quot;;CONCATENATE(&quot;,&quot;;[Data.T209]))">
            <text:p/>
          </table:table-cell>
          <table:table-cell table:number-columns-repeated="2"/>
        </table:table-row>
        <table:table-row table:style-name="ro3">
          <table:table-cell table:formula="of:=IF([Data.A210]=&quot;&quot;;[.A208];[Data.A210])" office:value-type="float" office:value="153">
            <text:p>153</text:p>
          </table:table-cell>
          <table:table-cell table:formula="of:=IF([Data.E210]=&quot;&quot;;[.B208];CONCATENATE(&quot;,&quot;;[Data.E210]))" office:value-type="string" office:string-value=",SPECIAL">
            <text:p>,SPECIAL</text:p>
          </table:table-cell>
          <table:table-cell table:formula="of:=IF([Data.F210]=&quot;&quot;;[.C208];CONCATENATE(&quot;,&quot;;[Data.F210]))" office:value-type="string" office:string-value=",CHARL">
            <text:p>,CHARL</text:p>
          </table:table-cell>
          <table:table-cell table:formula="of:=CONCATENATE(&quot;,&quot;;[Data.G210])" office:value-type="string" office:string-value=",MAJOR">
            <text:p>,MAJOR</text:p>
          </table:table-cell>
          <table:table-cell table:formula="of:=CONCATENATE(&quot;,&quot;;[Data.H210])" office:value-type="string" office:string-value=",15">
            <text:p>,15</text:p>
          </table:table-cell>
          <table:table-cell table:formula="of:=IF([Data.I210]=&quot;&quot;;&quot;&quot;;CONCATENATE(&quot;,&quot;;[Data.I210]))" office:value-type="string" office:string-value=",DESCR">
            <text:p>,DESCR</text:p>
          </table:table-cell>
          <table:table-cell table:style-name="ce13" table:formula="of:=IF([Data.J210]=&quot;&quot;;&quot;&quot;;CONCATENATE(&quot;,&quot;;[Data.J210]))">
            <text:p/>
          </table:table-cell>
          <table:table-cell table:style-name="ce13" table:formula="of:=IF([Data.K210]=&quot;&quot;;&quot;&quot;;CONCATENATE(&quot;,&quot;;[Data.K210]))">
            <text:p/>
          </table:table-cell>
          <table:table-cell table:style-name="ce13" table:formula="of:=IF([Data.L210]=&quot;&quot;;&quot;&quot;;CONCATENATE(&quot;,&quot;;[Data.L210]))">
            <text:p/>
          </table:table-cell>
          <table:table-cell table:style-name="ce13" table:formula="of:=IF([Data.M210]=&quot;&quot;;&quot;&quot;;CONCATENATE(&quot;,&quot;;[Data.M210]))">
            <text:p/>
          </table:table-cell>
          <table:table-cell table:style-name="ce13" table:formula="of:=IF([Data.N210]=&quot;&quot;;&quot;&quot;;CONCATENATE(&quot;,&quot;;[Data.N210]))">
            <text:p/>
          </table:table-cell>
          <table:table-cell table:style-name="ce13" table:formula="of:=IF([Data.O210]=&quot;&quot;;&quot;&quot;;CONCATENATE(&quot;,&quot;;[Data.O210]))">
            <text:p/>
          </table:table-cell>
          <table:table-cell table:style-name="ce13" table:formula="of:=IF([Data.P210]=&quot;&quot;;&quot;&quot;;CONCATENATE(&quot;,&quot;;[Data.P210]))">
            <text:p/>
          </table:table-cell>
          <table:table-cell table:style-name="ce13" table:formula="of:=IF([Data.Q210]=&quot;&quot;;&quot;&quot;;CONCATENATE(&quot;,&quot;;[Data.Q210]))">
            <text:p/>
          </table:table-cell>
          <table:table-cell table:style-name="ce13" table:formula="of:=IF([Data.R210]=&quot;&quot;;&quot;&quot;;CONCATENATE(&quot;,&quot;;[Data.R210]))">
            <text:p/>
          </table:table-cell>
          <table:table-cell table:style-name="ce13" table:formula="of:=IF([Data.S210]=&quot;&quot;;&quot;&quot;;CONCATENATE(&quot;,&quot;;[Data.S210]))">
            <text:p/>
          </table:table-cell>
          <table:table-cell table:style-name="ce13" table:formula="of:=IF([Data.T210]=&quot;&quot;;&quot;&quot;;CONCATENATE(&quot;,&quot;;[Data.T210]))">
            <text:p/>
          </table:table-cell>
          <table:table-cell table:number-columns-repeated="2"/>
        </table:table-row>
        <table:table-row table:style-name="ro3">
          <table:table-cell table:formula="of:=IF([Data.A211]=&quot;&quot;;[.A209];[Data.A211])" office:value-type="float" office:value="154">
            <text:p>154</text:p>
          </table:table-cell>
          <table:table-cell table:formula="of:=IF([Data.E211]=&quot;&quot;;[.B209];CONCATENATE(&quot;,&quot;;[Data.E211]))" office:value-type="string" office:string-value=",SPECIAL">
            <text:p>,SPECIAL</text:p>
          </table:table-cell>
          <table:table-cell table:formula="of:=IF([Data.F211]=&quot;&quot;;[.C209];CONCATENATE(&quot;,&quot;;[Data.F211]))" office:value-type="string" office:string-value=",CHARL">
            <text:p>,CHARL</text:p>
          </table:table-cell>
          <table:table-cell table:formula="of:=CONCATENATE(&quot;,&quot;;[Data.G211])" office:value-type="string" office:string-value=",MAJOR">
            <text:p>,MAJOR</text:p>
          </table:table-cell>
          <table:table-cell table:formula="of:=CONCATENATE(&quot;,&quot;;[Data.H211])" office:value-type="string" office:string-value=",15">
            <text:p>,15</text:p>
          </table:table-cell>
          <table:table-cell table:formula="of:=IF([Data.I211]=&quot;&quot;;&quot;&quot;;CONCATENATE(&quot;,&quot;;[Data.I211]))" office:value-type="string" office:string-value=",DESCR">
            <text:p>,DESCR</text:p>
          </table:table-cell>
          <table:table-cell table:style-name="ce13" table:formula="of:=IF([Data.J211]=&quot;&quot;;&quot;&quot;;CONCATENATE(&quot;,&quot;;[Data.J211]))">
            <text:p/>
          </table:table-cell>
          <table:table-cell table:style-name="ce13" table:formula="of:=IF([Data.K211]=&quot;&quot;;&quot;&quot;;CONCATENATE(&quot;,&quot;;[Data.K211]))">
            <text:p/>
          </table:table-cell>
          <table:table-cell table:style-name="ce13" table:formula="of:=IF([Data.L211]=&quot;&quot;;&quot;&quot;;CONCATENATE(&quot;,&quot;;[Data.L211]))">
            <text:p/>
          </table:table-cell>
          <table:table-cell table:style-name="ce13" table:formula="of:=IF([Data.M211]=&quot;&quot;;&quot;&quot;;CONCATENATE(&quot;,&quot;;[Data.M211]))">
            <text:p/>
          </table:table-cell>
          <table:table-cell table:style-name="ce13" table:formula="of:=IF([Data.N211]=&quot;&quot;;&quot;&quot;;CONCATENATE(&quot;,&quot;;[Data.N211]))">
            <text:p/>
          </table:table-cell>
          <table:table-cell table:style-name="ce13" table:formula="of:=IF([Data.O211]=&quot;&quot;;&quot;&quot;;CONCATENATE(&quot;,&quot;;[Data.O211]))">
            <text:p/>
          </table:table-cell>
          <table:table-cell table:style-name="ce13" table:formula="of:=IF([Data.P211]=&quot;&quot;;&quot;&quot;;CONCATENATE(&quot;,&quot;;[Data.P211]))">
            <text:p/>
          </table:table-cell>
          <table:table-cell table:style-name="ce13" table:formula="of:=IF([Data.Q211]=&quot;&quot;;&quot;&quot;;CONCATENATE(&quot;,&quot;;[Data.Q211]))">
            <text:p/>
          </table:table-cell>
          <table:table-cell table:style-name="ce13" table:formula="of:=IF([Data.R211]=&quot;&quot;;&quot;&quot;;CONCATENATE(&quot;,&quot;;[Data.R211]))">
            <text:p/>
          </table:table-cell>
          <table:table-cell table:style-name="ce13" table:formula="of:=IF([Data.S211]=&quot;&quot;;&quot;&quot;;CONCATENATE(&quot;,&quot;;[Data.S211]))">
            <text:p/>
          </table:table-cell>
          <table:table-cell table:style-name="ce13" table:formula="of:=IF([Data.T211]=&quot;&quot;;&quot;&quot;;CONCATENATE(&quot;,&quot;;[Data.T211]))">
            <text:p/>
          </table:table-cell>
          <table:table-cell table:number-columns-repeated="2"/>
        </table:table-row>
        <table:table-row table:style-name="ro3">
          <table:table-cell table:formula="of:=IF([Data.A212]=&quot;&quot;;[.A210];[Data.A212])" office:value-type="float" office:value="155">
            <text:p>155</text:p>
          </table:table-cell>
          <table:table-cell table:formula="of:=IF([Data.E212]=&quot;&quot;;[.B210];CONCATENATE(&quot;,&quot;;[Data.E212]))" office:value-type="string" office:string-value=",SPECIAL">
            <text:p>,SPECIAL</text:p>
          </table:table-cell>
          <table:table-cell table:formula="of:=IF([Data.F212]=&quot;&quot;;[.C210];CONCATENATE(&quot;,&quot;;[Data.F212]))" office:value-type="string" office:string-value=",CHARL">
            <text:p>,CHARL</text:p>
          </table:table-cell>
          <table:table-cell table:formula="of:=CONCATENATE(&quot;,&quot;;[Data.G212])" office:value-type="string" office:string-value=",MAJOR">
            <text:p>,MAJOR</text:p>
          </table:table-cell>
          <table:table-cell table:formula="of:=CONCATENATE(&quot;,&quot;;[Data.H212])" office:value-type="string" office:string-value=",20">
            <text:p>,20</text:p>
          </table:table-cell>
          <table:table-cell table:formula="of:=IF([Data.I212]=&quot;&quot;;&quot;&quot;;CONCATENATE(&quot;,&quot;;[Data.I212]))" office:value-type="string" office:string-value=",DESCR">
            <text:p>,DESCR</text:p>
          </table:table-cell>
          <table:table-cell table:style-name="ce13" table:formula="of:=IF([Data.J212]=&quot;&quot;;&quot;&quot;;CONCATENATE(&quot;,&quot;;[Data.J212]))">
            <text:p/>
          </table:table-cell>
          <table:table-cell table:style-name="ce13" table:formula="of:=IF([Data.K212]=&quot;&quot;;&quot;&quot;;CONCATENATE(&quot;,&quot;;[Data.K212]))">
            <text:p/>
          </table:table-cell>
          <table:table-cell table:style-name="ce13" table:formula="of:=IF([Data.L212]=&quot;&quot;;&quot;&quot;;CONCATENATE(&quot;,&quot;;[Data.L212]))">
            <text:p/>
          </table:table-cell>
          <table:table-cell table:style-name="ce13" table:formula="of:=IF([Data.M212]=&quot;&quot;;&quot;&quot;;CONCATENATE(&quot;,&quot;;[Data.M212]))">
            <text:p/>
          </table:table-cell>
          <table:table-cell table:style-name="ce13" table:formula="of:=IF([Data.N212]=&quot;&quot;;&quot;&quot;;CONCATENATE(&quot;,&quot;;[Data.N212]))">
            <text:p/>
          </table:table-cell>
          <table:table-cell table:style-name="ce13" table:formula="of:=IF([Data.O212]=&quot;&quot;;&quot;&quot;;CONCATENATE(&quot;,&quot;;[Data.O212]))">
            <text:p/>
          </table:table-cell>
          <table:table-cell table:style-name="ce13" table:formula="of:=IF([Data.P212]=&quot;&quot;;&quot;&quot;;CONCATENATE(&quot;,&quot;;[Data.P212]))">
            <text:p/>
          </table:table-cell>
          <table:table-cell table:style-name="ce13" table:formula="of:=IF([Data.Q212]=&quot;&quot;;&quot;&quot;;CONCATENATE(&quot;,&quot;;[Data.Q212]))">
            <text:p/>
          </table:table-cell>
          <table:table-cell table:style-name="ce13" table:formula="of:=IF([Data.R212]=&quot;&quot;;&quot;&quot;;CONCATENATE(&quot;,&quot;;[Data.R212]))">
            <text:p/>
          </table:table-cell>
          <table:table-cell table:style-name="ce13" table:formula="of:=IF([Data.S212]=&quot;&quot;;&quot;&quot;;CONCATENATE(&quot;,&quot;;[Data.S212]))">
            <text:p/>
          </table:table-cell>
          <table:table-cell table:style-name="ce13" table:formula="of:=IF([Data.T212]=&quot;&quot;;&quot;&quot;;CONCATENATE(&quot;,&quot;;[Data.T212]))">
            <text:p/>
          </table:table-cell>
          <table:table-cell table:number-columns-repeated="2"/>
        </table:table-row>
        <table:table-row table:style-name="ro3">
          <table:table-cell table:formula="of:=IF([Data.A213]=&quot;&quot;;[.A211];[Data.A213])" office:value-type="float" office:value="155">
            <text:p>155</text:p>
          </table:table-cell>
          <table:table-cell table:formula="of:=IF([Data.E213]=&quot;&quot;;[.B211];CONCATENATE(&quot;,&quot;;[Data.E213]))" office:value-type="string" office:string-value=",SPECIAL">
            <text:p>,SPECIAL</text:p>
          </table:table-cell>
          <table:table-cell table:formula="of:=IF([Data.F213]=&quot;&quot;;[.C211];CONCATENATE(&quot;,&quot;;[Data.F213]))" office:value-type="string" office:string-value=",CHARL">
            <text:p>,CHARL</text:p>
          </table:table-cell>
          <table:table-cell table:formula="of:=CONCATENATE(&quot;,&quot;;[Data.G213])" office:value-type="string" office:string-value=",GREATER">
            <text:p>,GREATER</text:p>
          </table:table-cell>
          <table:table-cell table:formula="of:=CONCATENATE(&quot;,&quot;;[Data.H213])" office:value-type="string" office:string-value=",35">
            <text:p>,35</text:p>
          </table:table-cell>
          <table:table-cell table:formula="of:=IF([Data.I213]=&quot;&quot;;&quot;&quot;;CONCATENATE(&quot;,&quot;;[Data.I213]))" office:value-type="string" office:string-value=",DESCR">
            <text:p>,DESCR</text:p>
          </table:table-cell>
          <table:table-cell table:style-name="ce13" table:formula="of:=IF([Data.J213]=&quot;&quot;;&quot;&quot;;CONCATENATE(&quot;,&quot;;[Data.J213]))">
            <text:p/>
          </table:table-cell>
          <table:table-cell table:style-name="ce13" table:formula="of:=IF([Data.K213]=&quot;&quot;;&quot;&quot;;CONCATENATE(&quot;,&quot;;[Data.K213]))">
            <text:p/>
          </table:table-cell>
          <table:table-cell table:style-name="ce13" table:formula="of:=IF([Data.L213]=&quot;&quot;;&quot;&quot;;CONCATENATE(&quot;,&quot;;[Data.L213]))">
            <text:p/>
          </table:table-cell>
          <table:table-cell table:style-name="ce13" table:formula="of:=IF([Data.M213]=&quot;&quot;;&quot;&quot;;CONCATENATE(&quot;,&quot;;[Data.M213]))">
            <text:p/>
          </table:table-cell>
          <table:table-cell table:style-name="ce13" table:formula="of:=IF([Data.N213]=&quot;&quot;;&quot;&quot;;CONCATENATE(&quot;,&quot;;[Data.N213]))">
            <text:p/>
          </table:table-cell>
          <table:table-cell table:style-name="ce13" table:formula="of:=IF([Data.O213]=&quot;&quot;;&quot;&quot;;CONCATENATE(&quot;,&quot;;[Data.O213]))">
            <text:p/>
          </table:table-cell>
          <table:table-cell table:style-name="ce13" table:formula="of:=IF([Data.P213]=&quot;&quot;;&quot;&quot;;CONCATENATE(&quot;,&quot;;[Data.P213]))">
            <text:p/>
          </table:table-cell>
          <table:table-cell table:style-name="ce13" table:formula="of:=IF([Data.Q213]=&quot;&quot;;&quot;&quot;;CONCATENATE(&quot;,&quot;;[Data.Q213]))">
            <text:p/>
          </table:table-cell>
          <table:table-cell table:style-name="ce13" table:formula="of:=IF([Data.R213]=&quot;&quot;;&quot;&quot;;CONCATENATE(&quot;,&quot;;[Data.R213]))">
            <text:p/>
          </table:table-cell>
          <table:table-cell table:style-name="ce13" table:formula="of:=IF([Data.S213]=&quot;&quot;;&quot;&quot;;CONCATENATE(&quot;,&quot;;[Data.S213]))">
            <text:p/>
          </table:table-cell>
          <table:table-cell table:style-name="ce13" table:formula="of:=IF([Data.T213]=&quot;&quot;;&quot;&quot;;CONCATENATE(&quot;,&quot;;[Data.T213]))">
            <text:p/>
          </table:table-cell>
          <table:table-cell table:number-columns-repeated="2"/>
        </table:table-row>
        <table:table-row table:style-name="ro3">
          <table:table-cell table:formula="of:=IF([Data.A214]=&quot;&quot;;[.A212];[Data.A214])" office:value-type="float" office:value="156">
            <text:p>156</text:p>
          </table:table-cell>
          <table:table-cell table:formula="of:=IF([Data.E214]=&quot;&quot;;[.B212];CONCATENATE(&quot;,&quot;;[Data.E214]))" office:value-type="string" office:string-value=",SPECIAL">
            <text:p>,SPECIAL</text:p>
          </table:table-cell>
          <table:table-cell table:formula="of:=IF([Data.F214]=&quot;&quot;;[.C212];CONCATENATE(&quot;,&quot;;[Data.F214]))" office:value-type="string" office:string-value=",CHARL">
            <text:p>,CHARL</text:p>
          </table:table-cell>
          <table:table-cell table:formula="of:=CONCATENATE(&quot;,&quot;;[Data.G214])" office:value-type="string" office:string-value=",LESSER">
            <text:p>,LESSER</text:p>
          </table:table-cell>
          <table:table-cell table:formula="of:=CONCATENATE(&quot;,&quot;;[Data.H214])" office:value-type="string" office:string-value=",5">
            <text:p>,5</text:p>
          </table:table-cell>
          <table:table-cell table:formula="of:=IF([Data.I214]=&quot;&quot;;&quot;&quot;;CONCATENATE(&quot;,&quot;;[Data.I214]))" office:value-type="string" office:string-value=",DESCR">
            <text:p>,DESCR</text:p>
          </table:table-cell>
          <table:table-cell table:style-name="ce13" table:formula="of:=IF([Data.J214]=&quot;&quot;;&quot;&quot;;CONCATENATE(&quot;,&quot;;[Data.J214]))">
            <text:p/>
          </table:table-cell>
          <table:table-cell table:style-name="ce13" table:formula="of:=IF([Data.K214]=&quot;&quot;;&quot;&quot;;CONCATENATE(&quot;,&quot;;[Data.K214]))">
            <text:p/>
          </table:table-cell>
          <table:table-cell table:style-name="ce13" table:formula="of:=IF([Data.L214]=&quot;&quot;;&quot;&quot;;CONCATENATE(&quot;,&quot;;[Data.L214]))">
            <text:p/>
          </table:table-cell>
          <table:table-cell table:style-name="ce13" table:formula="of:=IF([Data.M214]=&quot;&quot;;&quot;&quot;;CONCATENATE(&quot;,&quot;;[Data.M214]))">
            <text:p/>
          </table:table-cell>
          <table:table-cell table:style-name="ce13" table:formula="of:=IF([Data.N214]=&quot;&quot;;&quot;&quot;;CONCATENATE(&quot;,&quot;;[Data.N214]))">
            <text:p/>
          </table:table-cell>
          <table:table-cell table:style-name="ce13" table:formula="of:=IF([Data.O214]=&quot;&quot;;&quot;&quot;;CONCATENATE(&quot;,&quot;;[Data.O214]))">
            <text:p/>
          </table:table-cell>
          <table:table-cell table:style-name="ce13" table:formula="of:=IF([Data.P214]=&quot;&quot;;&quot;&quot;;CONCATENATE(&quot;,&quot;;[Data.P214]))">
            <text:p/>
          </table:table-cell>
          <table:table-cell table:style-name="ce13" table:formula="of:=IF([Data.Q214]=&quot;&quot;;&quot;&quot;;CONCATENATE(&quot;,&quot;;[Data.Q214]))">
            <text:p/>
          </table:table-cell>
          <table:table-cell table:style-name="ce13" table:formula="of:=IF([Data.R214]=&quot;&quot;;&quot;&quot;;CONCATENATE(&quot;,&quot;;[Data.R214]))">
            <text:p/>
          </table:table-cell>
          <table:table-cell table:style-name="ce13" table:formula="of:=IF([Data.S214]=&quot;&quot;;&quot;&quot;;CONCATENATE(&quot;,&quot;;[Data.S214]))">
            <text:p/>
          </table:table-cell>
          <table:table-cell table:style-name="ce13" table:formula="of:=IF([Data.T214]=&quot;&quot;;&quot;&quot;;CONCATENATE(&quot;,&quot;;[Data.T214]))">
            <text:p/>
          </table:table-cell>
          <table:table-cell table:number-columns-repeated="2"/>
        </table:table-row>
        <table:table-row table:style-name="ro3">
          <table:table-cell table:formula="of:=IF([Data.A215]=&quot;&quot;;[.A213];[Data.A215])" office:value-type="float" office:value="156">
            <text:p>156</text:p>
          </table:table-cell>
          <table:table-cell table:formula="of:=IF([Data.E215]=&quot;&quot;;[.B213];CONCATENATE(&quot;,&quot;;[Data.E215]))" office:value-type="string" office:string-value=",SPECIAL">
            <text:p>,SPECIAL</text:p>
          </table:table-cell>
          <table:table-cell table:formula="of:=IF([Data.F215]=&quot;&quot;;[.C213];CONCATENATE(&quot;,&quot;;[Data.F215]))" office:value-type="string" office:string-value=",CHARL">
            <text:p>,CHARL</text:p>
          </table:table-cell>
          <table:table-cell table:formula="of:=CONCATENATE(&quot;,&quot;;[Data.G215])" office:value-type="string" office:string-value=",MINOR">
            <text:p>,MINOR</text:p>
          </table:table-cell>
          <table:table-cell table:formula="of:=CONCATENATE(&quot;,&quot;;[Data.H215])" office:value-type="string" office:string-value=",10">
            <text:p>,10</text:p>
          </table:table-cell>
          <table:table-cell table:formula="of:=IF([Data.I215]=&quot;&quot;;&quot;&quot;;CONCATENATE(&quot;,&quot;;[Data.I215]))" office:value-type="string" office:string-value=",DESCR">
            <text:p>,DESCR</text:p>
          </table:table-cell>
          <table:table-cell table:style-name="ce13" table:formula="of:=IF([Data.J215]=&quot;&quot;;&quot;&quot;;CONCATENATE(&quot;,&quot;;[Data.J215]))">
            <text:p/>
          </table:table-cell>
          <table:table-cell table:style-name="ce13" table:formula="of:=IF([Data.K215]=&quot;&quot;;&quot;&quot;;CONCATENATE(&quot;,&quot;;[Data.K215]))">
            <text:p/>
          </table:table-cell>
          <table:table-cell table:style-name="ce13" table:formula="of:=IF([Data.L215]=&quot;&quot;;&quot;&quot;;CONCATENATE(&quot;,&quot;;[Data.L215]))">
            <text:p/>
          </table:table-cell>
          <table:table-cell table:style-name="ce13" table:formula="of:=IF([Data.M215]=&quot;&quot;;&quot;&quot;;CONCATENATE(&quot;,&quot;;[Data.M215]))">
            <text:p/>
          </table:table-cell>
          <table:table-cell table:style-name="ce13" table:formula="of:=IF([Data.N215]=&quot;&quot;;&quot;&quot;;CONCATENATE(&quot;,&quot;;[Data.N215]))">
            <text:p/>
          </table:table-cell>
          <table:table-cell table:style-name="ce13" table:formula="of:=IF([Data.O215]=&quot;&quot;;&quot;&quot;;CONCATENATE(&quot;,&quot;;[Data.O215]))">
            <text:p/>
          </table:table-cell>
          <table:table-cell table:style-name="ce13" table:formula="of:=IF([Data.P215]=&quot;&quot;;&quot;&quot;;CONCATENATE(&quot;,&quot;;[Data.P215]))">
            <text:p/>
          </table:table-cell>
          <table:table-cell table:style-name="ce13" table:formula="of:=IF([Data.Q215]=&quot;&quot;;&quot;&quot;;CONCATENATE(&quot;,&quot;;[Data.Q215]))">
            <text:p/>
          </table:table-cell>
          <table:table-cell table:style-name="ce13" table:formula="of:=IF([Data.R215]=&quot;&quot;;&quot;&quot;;CONCATENATE(&quot;,&quot;;[Data.R215]))">
            <text:p/>
          </table:table-cell>
          <table:table-cell table:style-name="ce13" table:formula="of:=IF([Data.S215]=&quot;&quot;;&quot;&quot;;CONCATENATE(&quot;,&quot;;[Data.S215]))">
            <text:p/>
          </table:table-cell>
          <table:table-cell table:style-name="ce13" table:formula="of:=IF([Data.T215]=&quot;&quot;;&quot;&quot;;CONCATENATE(&quot;,&quot;;[Data.T215]))">
            <text:p/>
          </table:table-cell>
          <table:table-cell table:number-columns-repeated="2"/>
        </table:table-row>
        <table:table-row table:style-name="ro3">
          <table:table-cell table:formula="of:=IF([Data.A216]=&quot;&quot;;[.A214];[Data.A216])" office:value-type="float" office:value="156">
            <text:p>156</text:p>
          </table:table-cell>
          <table:table-cell table:formula="of:=IF([Data.E216]=&quot;&quot;;[.B214];CONCATENATE(&quot;,&quot;;[Data.E216]))" office:value-type="string" office:string-value=",SPECIAL">
            <text:p>,SPECIAL</text:p>
          </table:table-cell>
          <table:table-cell table:formula="of:=IF([Data.F216]=&quot;&quot;;[.C214];CONCATENATE(&quot;,&quot;;[Data.F216]))" office:value-type="string" office:string-value=",CHARL">
            <text:p>,CHARL</text:p>
          </table:table-cell>
          <table:table-cell table:formula="of:=CONCATENATE(&quot;,&quot;;[Data.G216])" office:value-type="string" office:string-value=",MAJOR">
            <text:p>,MAJOR</text:p>
          </table:table-cell>
          <table:table-cell table:formula="of:=CONCATENATE(&quot;,&quot;;[Data.H216])" office:value-type="string" office:string-value=",18">
            <text:p>,18</text:p>
          </table:table-cell>
          <table:table-cell table:formula="of:=IF([Data.I216]=&quot;&quot;;&quot;&quot;;CONCATENATE(&quot;,&quot;;[Data.I216]))" office:value-type="string" office:string-value=",DESCR">
            <text:p>,DESCR</text:p>
          </table:table-cell>
          <table:table-cell table:style-name="ce13" table:formula="of:=IF([Data.J216]=&quot;&quot;;&quot;&quot;;CONCATENATE(&quot;,&quot;;[Data.J216]))">
            <text:p/>
          </table:table-cell>
          <table:table-cell table:style-name="ce13" table:formula="of:=IF([Data.K216]=&quot;&quot;;&quot;&quot;;CONCATENATE(&quot;,&quot;;[Data.K216]))">
            <text:p/>
          </table:table-cell>
          <table:table-cell table:style-name="ce13" table:formula="of:=IF([Data.L216]=&quot;&quot;;&quot;&quot;;CONCATENATE(&quot;,&quot;;[Data.L216]))">
            <text:p/>
          </table:table-cell>
          <table:table-cell table:style-name="ce13" table:formula="of:=IF([Data.M216]=&quot;&quot;;&quot;&quot;;CONCATENATE(&quot;,&quot;;[Data.M216]))">
            <text:p/>
          </table:table-cell>
          <table:table-cell table:style-name="ce13" table:formula="of:=IF([Data.N216]=&quot;&quot;;&quot;&quot;;CONCATENATE(&quot;,&quot;;[Data.N216]))">
            <text:p/>
          </table:table-cell>
          <table:table-cell table:style-name="ce13" table:formula="of:=IF([Data.O216]=&quot;&quot;;&quot;&quot;;CONCATENATE(&quot;,&quot;;[Data.O216]))">
            <text:p/>
          </table:table-cell>
          <table:table-cell table:style-name="ce13" table:formula="of:=IF([Data.P216]=&quot;&quot;;&quot;&quot;;CONCATENATE(&quot;,&quot;;[Data.P216]))">
            <text:p/>
          </table:table-cell>
          <table:table-cell table:style-name="ce13" table:formula="of:=IF([Data.Q216]=&quot;&quot;;&quot;&quot;;CONCATENATE(&quot;,&quot;;[Data.Q216]))">
            <text:p/>
          </table:table-cell>
          <table:table-cell table:style-name="ce13" table:formula="of:=IF([Data.R216]=&quot;&quot;;&quot;&quot;;CONCATENATE(&quot;,&quot;;[Data.R216]))">
            <text:p/>
          </table:table-cell>
          <table:table-cell table:style-name="ce13" table:formula="of:=IF([Data.S216]=&quot;&quot;;&quot;&quot;;CONCATENATE(&quot;,&quot;;[Data.S216]))">
            <text:p/>
          </table:table-cell>
          <table:table-cell table:style-name="ce13" table:formula="of:=IF([Data.T216]=&quot;&quot;;&quot;&quot;;CONCATENATE(&quot;,&quot;;[Data.T216]))">
            <text:p/>
          </table:table-cell>
          <table:table-cell table:number-columns-repeated="2"/>
        </table:table-row>
        <table:table-row table:style-name="ro3">
          <table:table-cell table:formula="of:=IF([Data.A217]=&quot;&quot;;[.A215];[Data.A217])" office:value-type="float" office:value="156">
            <text:p>156</text:p>
          </table:table-cell>
          <table:table-cell table:formula="of:=IF([Data.E217]=&quot;&quot;;[.B215];CONCATENATE(&quot;,&quot;;[Data.E217]))" office:value-type="string" office:string-value=",SPECIAL">
            <text:p>,SPECIAL</text:p>
          </table:table-cell>
          <table:table-cell table:formula="of:=IF([Data.F217]=&quot;&quot;;[.C215];CONCATENATE(&quot;,&quot;;[Data.F217]))" office:value-type="string" office:string-value=",CHARL">
            <text:p>,CHARL</text:p>
          </table:table-cell>
          <table:table-cell table:formula="of:=CONCATENATE(&quot;,&quot;;[Data.G217])" office:value-type="string" office:string-value=",GREATER">
            <text:p>,GREATER</text:p>
          </table:table-cell>
          <table:table-cell table:formula="of:=CONCATENATE(&quot;,&quot;;[Data.H217])" office:value-type="string" office:string-value=",30">
            <text:p>,30</text:p>
          </table:table-cell>
          <table:table-cell table:formula="of:=IF([Data.I217]=&quot;&quot;;&quot;&quot;;CONCATENATE(&quot;,&quot;;[Data.I217]))" office:value-type="string" office:string-value=",DESCR">
            <text:p>,DESCR</text:p>
          </table:table-cell>
          <table:table-cell table:style-name="ce13" table:formula="of:=IF([Data.J217]=&quot;&quot;;&quot;&quot;;CONCATENATE(&quot;,&quot;;[Data.J217]))">
            <text:p/>
          </table:table-cell>
          <table:table-cell table:style-name="ce13" table:formula="of:=IF([Data.K217]=&quot;&quot;;&quot;&quot;;CONCATENATE(&quot;,&quot;;[Data.K217]))">
            <text:p/>
          </table:table-cell>
          <table:table-cell table:style-name="ce13" table:formula="of:=IF([Data.L217]=&quot;&quot;;&quot;&quot;;CONCATENATE(&quot;,&quot;;[Data.L217]))">
            <text:p/>
          </table:table-cell>
          <table:table-cell table:style-name="ce13" table:formula="of:=IF([Data.M217]=&quot;&quot;;&quot;&quot;;CONCATENATE(&quot;,&quot;;[Data.M217]))">
            <text:p/>
          </table:table-cell>
          <table:table-cell table:style-name="ce13" table:formula="of:=IF([Data.N217]=&quot;&quot;;&quot;&quot;;CONCATENATE(&quot;,&quot;;[Data.N217]))">
            <text:p/>
          </table:table-cell>
          <table:table-cell table:style-name="ce13" table:formula="of:=IF([Data.O217]=&quot;&quot;;&quot;&quot;;CONCATENATE(&quot;,&quot;;[Data.O217]))">
            <text:p/>
          </table:table-cell>
          <table:table-cell table:style-name="ce13" table:formula="of:=IF([Data.P217]=&quot;&quot;;&quot;&quot;;CONCATENATE(&quot;,&quot;;[Data.P217]))">
            <text:p/>
          </table:table-cell>
          <table:table-cell table:style-name="ce13" table:formula="of:=IF([Data.Q217]=&quot;&quot;;&quot;&quot;;CONCATENATE(&quot;,&quot;;[Data.Q217]))">
            <text:p/>
          </table:table-cell>
          <table:table-cell table:style-name="ce13" table:formula="of:=IF([Data.R217]=&quot;&quot;;&quot;&quot;;CONCATENATE(&quot;,&quot;;[Data.R217]))">
            <text:p/>
          </table:table-cell>
          <table:table-cell table:style-name="ce13" table:formula="of:=IF([Data.S217]=&quot;&quot;;&quot;&quot;;CONCATENATE(&quot;,&quot;;[Data.S217]))">
            <text:p/>
          </table:table-cell>
          <table:table-cell table:style-name="ce13" table:formula="of:=IF([Data.T217]=&quot;&quot;;&quot;&quot;;CONCATENATE(&quot;,&quot;;[Data.T217]))">
            <text:p/>
          </table:table-cell>
          <table:table-cell table:number-columns-repeated="2"/>
        </table:table-row>
        <table:table-row table:style-name="ro3">
          <table:table-cell table:formula="of:=IF([Data.A218]=&quot;&quot;;[.A216];[Data.A218])" office:value-type="float" office:value="157">
            <text:p>157</text:p>
          </table:table-cell>
          <table:table-cell table:formula="of:=IF([Data.E218]=&quot;&quot;;[.B216];CONCATENATE(&quot;,&quot;;[Data.E218]))" office:value-type="string" office:string-value=",SPECIAL">
            <text:p>,SPECIAL</text:p>
          </table:table-cell>
          <table:table-cell table:formula="of:=IF([Data.F218]=&quot;&quot;;[.C216];CONCATENATE(&quot;,&quot;;[Data.F218]))" office:value-type="string" office:string-value=",CHARL">
            <text:p>,CHARL</text:p>
          </table:table-cell>
          <table:table-cell table:formula="of:=CONCATENATE(&quot;,&quot;;[Data.G218])" office:value-type="string" office:string-value=",MINOR">
            <text:p>,MINOR</text:p>
          </table:table-cell>
          <table:table-cell table:formula="of:=CONCATENATE(&quot;,&quot;;[Data.H218])" office:value-type="string" office:string-value=",10">
            <text:p>,10</text:p>
          </table:table-cell>
          <table:table-cell table:formula="of:=IF([Data.I218]=&quot;&quot;;&quot;&quot;;CONCATENATE(&quot;,&quot;;[Data.I218]))" office:value-type="string" office:string-value=",DESCR">
            <text:p>,DESCR</text:p>
          </table:table-cell>
          <table:table-cell table:style-name="ce13" table:formula="of:=IF([Data.J218]=&quot;&quot;;&quot;&quot;;CONCATENATE(&quot;,&quot;;[Data.J218]))">
            <text:p/>
          </table:table-cell>
          <table:table-cell table:style-name="ce13" table:formula="of:=IF([Data.K218]=&quot;&quot;;&quot;&quot;;CONCATENATE(&quot;,&quot;;[Data.K218]))">
            <text:p/>
          </table:table-cell>
          <table:table-cell table:style-name="ce13" table:formula="of:=IF([Data.L218]=&quot;&quot;;&quot;&quot;;CONCATENATE(&quot;,&quot;;[Data.L218]))">
            <text:p/>
          </table:table-cell>
          <table:table-cell table:style-name="ce13" table:formula="of:=IF([Data.M218]=&quot;&quot;;&quot;&quot;;CONCATENATE(&quot;,&quot;;[Data.M218]))">
            <text:p/>
          </table:table-cell>
          <table:table-cell table:style-name="ce13" table:formula="of:=IF([Data.N218]=&quot;&quot;;&quot;&quot;;CONCATENATE(&quot;,&quot;;[Data.N218]))">
            <text:p/>
          </table:table-cell>
          <table:table-cell table:style-name="ce13" table:formula="of:=IF([Data.O218]=&quot;&quot;;&quot;&quot;;CONCATENATE(&quot;,&quot;;[Data.O218]))">
            <text:p/>
          </table:table-cell>
          <table:table-cell table:style-name="ce13" table:formula="of:=IF([Data.P218]=&quot;&quot;;&quot;&quot;;CONCATENATE(&quot;,&quot;;[Data.P218]))">
            <text:p/>
          </table:table-cell>
          <table:table-cell table:style-name="ce13" table:formula="of:=IF([Data.Q218]=&quot;&quot;;&quot;&quot;;CONCATENATE(&quot;,&quot;;[Data.Q218]))">
            <text:p/>
          </table:table-cell>
          <table:table-cell table:style-name="ce13" table:formula="of:=IF([Data.R218]=&quot;&quot;;&quot;&quot;;CONCATENATE(&quot;,&quot;;[Data.R218]))">
            <text:p/>
          </table:table-cell>
          <table:table-cell table:style-name="ce13" table:formula="of:=IF([Data.S218]=&quot;&quot;;&quot;&quot;;CONCATENATE(&quot;,&quot;;[Data.S218]))">
            <text:p/>
          </table:table-cell>
          <table:table-cell table:style-name="ce13" table:formula="of:=IF([Data.T218]=&quot;&quot;;&quot;&quot;;CONCATENATE(&quot;,&quot;;[Data.T218]))">
            <text:p/>
          </table:table-cell>
          <table:table-cell table:number-columns-repeated="2"/>
        </table:table-row>
        <table:table-row table:style-name="ro3">
          <table:table-cell table:formula="of:=IF([Data.A219]=&quot;&quot;;[.A217];[Data.A219])" office:value-type="float" office:value="158">
            <text:p>158</text:p>
          </table:table-cell>
          <table:table-cell table:formula="of:=IF([Data.E219]=&quot;&quot;;[.B217];CONCATENATE(&quot;,&quot;;[Data.E219]))" office:value-type="string" office:string-value=",SPECIAL">
            <text:p>,SPECIAL</text:p>
          </table:table-cell>
          <table:table-cell table:formula="of:=IF([Data.F219]=&quot;&quot;;[.C217];CONCATENATE(&quot;,&quot;;[Data.F219]))" office:value-type="string" office:string-value=",CHARL">
            <text:p>,CHARL</text:p>
          </table:table-cell>
          <table:table-cell table:formula="of:=CONCATENATE(&quot;,&quot;;[Data.G219])" office:value-type="string" office:string-value=",LESSER">
            <text:p>,LESSER</text:p>
          </table:table-cell>
          <table:table-cell table:formula="of:=CONCATENATE(&quot;,&quot;;[Data.H219])" office:value-type="string" office:string-value=",5">
            <text:p>,5</text:p>
          </table:table-cell>
          <table:table-cell table:formula="of:=IF([Data.I219]=&quot;&quot;;&quot;&quot;;CONCATENATE(&quot;,&quot;;[Data.I219]))" office:value-type="string" office:string-value=",DESCR">
            <text:p>,DESCR</text:p>
          </table:table-cell>
          <table:table-cell table:style-name="ce13" table:formula="of:=IF([Data.J219]=&quot;&quot;;&quot;&quot;;CONCATENATE(&quot;,&quot;;[Data.J219]))">
            <text:p/>
          </table:table-cell>
          <table:table-cell table:style-name="ce13" table:formula="of:=IF([Data.K219]=&quot;&quot;;&quot;&quot;;CONCATENATE(&quot;,&quot;;[Data.K219]))">
            <text:p/>
          </table:table-cell>
          <table:table-cell table:style-name="ce13" table:formula="of:=IF([Data.L219]=&quot;&quot;;&quot;&quot;;CONCATENATE(&quot;,&quot;;[Data.L219]))">
            <text:p/>
          </table:table-cell>
          <table:table-cell table:style-name="ce13" table:formula="of:=IF([Data.M219]=&quot;&quot;;&quot;&quot;;CONCATENATE(&quot;,&quot;;[Data.M219]))">
            <text:p/>
          </table:table-cell>
          <table:table-cell table:style-name="ce13" table:formula="of:=IF([Data.N219]=&quot;&quot;;&quot;&quot;;CONCATENATE(&quot;,&quot;;[Data.N219]))">
            <text:p/>
          </table:table-cell>
          <table:table-cell table:style-name="ce13" table:formula="of:=IF([Data.O219]=&quot;&quot;;&quot;&quot;;CONCATENATE(&quot;,&quot;;[Data.O219]))">
            <text:p/>
          </table:table-cell>
          <table:table-cell table:style-name="ce13" table:formula="of:=IF([Data.P219]=&quot;&quot;;&quot;&quot;;CONCATENATE(&quot;,&quot;;[Data.P219]))">
            <text:p/>
          </table:table-cell>
          <table:table-cell table:style-name="ce13" table:formula="of:=IF([Data.Q219]=&quot;&quot;;&quot;&quot;;CONCATENATE(&quot;,&quot;;[Data.Q219]))">
            <text:p/>
          </table:table-cell>
          <table:table-cell table:style-name="ce13" table:formula="of:=IF([Data.R219]=&quot;&quot;;&quot;&quot;;CONCATENATE(&quot;,&quot;;[Data.R219]))">
            <text:p/>
          </table:table-cell>
          <table:table-cell table:style-name="ce13" table:formula="of:=IF([Data.S219]=&quot;&quot;;&quot;&quot;;CONCATENATE(&quot;,&quot;;[Data.S219]))">
            <text:p/>
          </table:table-cell>
          <table:table-cell table:style-name="ce13" table:formula="of:=IF([Data.T219]=&quot;&quot;;&quot;&quot;;CONCATENATE(&quot;,&quot;;[Data.T219]))">
            <text:p/>
          </table:table-cell>
          <table:table-cell table:number-columns-repeated="2"/>
        </table:table-row>
        <table:table-row table:style-name="ro3">
          <table:table-cell table:formula="of:=IF([Data.A220]=&quot;&quot;;[.A218];[Data.A220])" office:value-type="float" office:value="159">
            <text:p>159</text:p>
          </table:table-cell>
          <table:table-cell table:formula="of:=IF([Data.E220]=&quot;&quot;;[.B218];CONCATENATE(&quot;,&quot;;[Data.E220]))" office:value-type="string" office:string-value=",SPECIAL">
            <text:p>,SPECIAL</text:p>
          </table:table-cell>
          <table:table-cell table:formula="of:=IF([Data.F220]=&quot;&quot;;[.C218];CONCATENATE(&quot;,&quot;;[Data.F220]))" office:value-type="string" office:string-value=",CHARL">
            <text:p>,CHARL</text:p>
          </table:table-cell>
          <table:table-cell table:formula="of:=CONCATENATE(&quot;,&quot;;[Data.G220])" office:value-type="string" office:string-value=",MAJOR">
            <text:p>,MAJOR</text:p>
          </table:table-cell>
          <table:table-cell table:formula="of:=CONCATENATE(&quot;,&quot;;[Data.H220])" office:value-type="string" office:string-value=",13">
            <text:p>,13</text:p>
          </table:table-cell>
          <table:table-cell table:formula="of:=IF([Data.I220]=&quot;&quot;;&quot;&quot;;CONCATENATE(&quot;,&quot;;[Data.I220]))" office:value-type="string" office:string-value=",DESCR">
            <text:p>,DESCR</text:p>
          </table:table-cell>
          <table:table-cell table:style-name="ce13" table:formula="of:=IF([Data.J220]=&quot;&quot;;&quot;&quot;;CONCATENATE(&quot;,&quot;;[Data.J220]))">
            <text:p/>
          </table:table-cell>
          <table:table-cell table:style-name="ce13" table:formula="of:=IF([Data.K220]=&quot;&quot;;&quot;&quot;;CONCATENATE(&quot;,&quot;;[Data.K220]))">
            <text:p/>
          </table:table-cell>
          <table:table-cell table:style-name="ce13" table:formula="of:=IF([Data.L220]=&quot;&quot;;&quot;&quot;;CONCATENATE(&quot;,&quot;;[Data.L220]))">
            <text:p/>
          </table:table-cell>
          <table:table-cell table:style-name="ce13" table:formula="of:=IF([Data.M220]=&quot;&quot;;&quot;&quot;;CONCATENATE(&quot;,&quot;;[Data.M220]))">
            <text:p/>
          </table:table-cell>
          <table:table-cell table:style-name="ce13" table:formula="of:=IF([Data.N220]=&quot;&quot;;&quot;&quot;;CONCATENATE(&quot;,&quot;;[Data.N220]))">
            <text:p/>
          </table:table-cell>
          <table:table-cell table:style-name="ce13" table:formula="of:=IF([Data.O220]=&quot;&quot;;&quot;&quot;;CONCATENATE(&quot;,&quot;;[Data.O220]))">
            <text:p/>
          </table:table-cell>
          <table:table-cell table:style-name="ce13" table:formula="of:=IF([Data.P220]=&quot;&quot;;&quot;&quot;;CONCATENATE(&quot;,&quot;;[Data.P220]))">
            <text:p/>
          </table:table-cell>
          <table:table-cell table:style-name="ce13" table:formula="of:=IF([Data.Q220]=&quot;&quot;;&quot;&quot;;CONCATENATE(&quot;,&quot;;[Data.Q220]))">
            <text:p/>
          </table:table-cell>
          <table:table-cell table:style-name="ce13" table:formula="of:=IF([Data.R220]=&quot;&quot;;&quot;&quot;;CONCATENATE(&quot;,&quot;;[Data.R220]))">
            <text:p/>
          </table:table-cell>
          <table:table-cell table:style-name="ce13" table:formula="of:=IF([Data.S220]=&quot;&quot;;&quot;&quot;;CONCATENATE(&quot;,&quot;;[Data.S220]))">
            <text:p/>
          </table:table-cell>
          <table:table-cell table:style-name="ce13" table:formula="of:=IF([Data.T220]=&quot;&quot;;&quot;&quot;;CONCATENATE(&quot;,&quot;;[Data.T220]))">
            <text:p/>
          </table:table-cell>
          <table:table-cell table:number-columns-repeated="2"/>
        </table:table-row>
        <table:table-row table:style-name="ro3">
          <table:table-cell table:formula="of:=IF([Data.A221]=&quot;&quot;;[.A219];[Data.A221])" office:value-type="float" office:value="160">
            <text:p>160</text:p>
          </table:table-cell>
          <table:table-cell table:formula="of:=IF([Data.E221]=&quot;&quot;;[.B219];CONCATENATE(&quot;,&quot;;[Data.E221]))" office:value-type="string" office:string-value=",SPECIAL">
            <text:p>,SPECIAL</text:p>
          </table:table-cell>
          <table:table-cell table:formula="of:=IF([Data.F221]=&quot;&quot;;[.C219];CONCATENATE(&quot;,&quot;;[Data.F221]))" office:value-type="string" office:string-value=",CHARL">
            <text:p>,CHARL</text:p>
          </table:table-cell>
          <table:table-cell table:formula="of:=CONCATENATE(&quot;,&quot;;[Data.G221])" office:value-type="string" office:string-value=",MAJOR">
            <text:p>,MAJOR</text:p>
          </table:table-cell>
          <table:table-cell table:formula="of:=CONCATENATE(&quot;,&quot;;[Data.H221])" office:value-type="string" office:string-value=",15">
            <text:p>,15</text:p>
          </table:table-cell>
          <table:table-cell table:formula="of:=IF([Data.I221]=&quot;&quot;;&quot;&quot;;CONCATENATE(&quot;,&quot;;[Data.I221]))" office:value-type="string" office:string-value=",DESCR">
            <text:p>,DESCR</text:p>
          </table:table-cell>
          <table:table-cell table:style-name="ce13" table:formula="of:=IF([Data.J221]=&quot;&quot;;&quot;&quot;;CONCATENATE(&quot;,&quot;;[Data.J221]))">
            <text:p/>
          </table:table-cell>
          <table:table-cell table:style-name="ce13" table:formula="of:=IF([Data.K221]=&quot;&quot;;&quot;&quot;;CONCATENATE(&quot;,&quot;;[Data.K221]))">
            <text:p/>
          </table:table-cell>
          <table:table-cell table:style-name="ce13" table:formula="of:=IF([Data.L221]=&quot;&quot;;&quot;&quot;;CONCATENATE(&quot;,&quot;;[Data.L221]))">
            <text:p/>
          </table:table-cell>
          <table:table-cell table:style-name="ce13" table:formula="of:=IF([Data.M221]=&quot;&quot;;&quot;&quot;;CONCATENATE(&quot;,&quot;;[Data.M221]))">
            <text:p/>
          </table:table-cell>
          <table:table-cell table:style-name="ce13" table:formula="of:=IF([Data.N221]=&quot;&quot;;&quot;&quot;;CONCATENATE(&quot;,&quot;;[Data.N221]))">
            <text:p/>
          </table:table-cell>
          <table:table-cell table:style-name="ce13" table:formula="of:=IF([Data.O221]=&quot;&quot;;&quot;&quot;;CONCATENATE(&quot;,&quot;;[Data.O221]))">
            <text:p/>
          </table:table-cell>
          <table:table-cell table:style-name="ce13" table:formula="of:=IF([Data.P221]=&quot;&quot;;&quot;&quot;;CONCATENATE(&quot;,&quot;;[Data.P221]))">
            <text:p/>
          </table:table-cell>
          <table:table-cell table:style-name="ce13" table:formula="of:=IF([Data.Q221]=&quot;&quot;;&quot;&quot;;CONCATENATE(&quot;,&quot;;[Data.Q221]))">
            <text:p/>
          </table:table-cell>
          <table:table-cell table:style-name="ce13" table:formula="of:=IF([Data.R221]=&quot;&quot;;&quot;&quot;;CONCATENATE(&quot;,&quot;;[Data.R221]))">
            <text:p/>
          </table:table-cell>
          <table:table-cell table:style-name="ce13" table:formula="of:=IF([Data.S221]=&quot;&quot;;&quot;&quot;;CONCATENATE(&quot;,&quot;;[Data.S221]))">
            <text:p/>
          </table:table-cell>
          <table:table-cell table:style-name="ce13" table:formula="of:=IF([Data.T221]=&quot;&quot;;&quot;&quot;;CONCATENATE(&quot;,&quot;;[Data.T221]))">
            <text:p/>
          </table:table-cell>
          <table:table-cell table:number-columns-repeated="2"/>
        </table:table-row>
        <table:table-row table:style-name="ro3">
          <table:table-cell table:formula="of:=IF([Data.A222]=&quot;&quot;;[.A220];[Data.A222])" office:value-type="float" office:value="160">
            <text:p>160</text:p>
          </table:table-cell>
          <table:table-cell table:formula="of:=IF([Data.E222]=&quot;&quot;;[.B220];CONCATENATE(&quot;,&quot;;[Data.E222]))" office:value-type="string" office:string-value=",SPECIAL">
            <text:p>,SPECIAL</text:p>
          </table:table-cell>
          <table:table-cell table:formula="of:=IF([Data.F222]=&quot;&quot;;[.C220];CONCATENATE(&quot;,&quot;;[Data.F222]))" office:value-type="string" office:string-value=",CHARL">
            <text:p>,CHARL</text:p>
          </table:table-cell>
          <table:table-cell table:formula="of:=CONCATENATE(&quot;,&quot;;[Data.G222])" office:value-type="string" office:string-value=",GREATER">
            <text:p>,GREATER</text:p>
          </table:table-cell>
          <table:table-cell table:formula="of:=CONCATENATE(&quot;,&quot;;[Data.H222])" office:value-type="string" office:string-value=",25">
            <text:p>,25</text:p>
          </table:table-cell>
          <table:table-cell table:formula="of:=IF([Data.I222]=&quot;&quot;;&quot;&quot;;CONCATENATE(&quot;,&quot;;[Data.I222]))" office:value-type="string" office:string-value=",DESCR">
            <text:p>,DESCR</text:p>
          </table:table-cell>
          <table:table-cell table:style-name="ce13" table:formula="of:=IF([Data.J222]=&quot;&quot;;&quot;&quot;;CONCATENATE(&quot;,&quot;;[Data.J222]))">
            <text:p/>
          </table:table-cell>
          <table:table-cell table:style-name="ce13" table:formula="of:=IF([Data.K222]=&quot;&quot;;&quot;&quot;;CONCATENATE(&quot;,&quot;;[Data.K222]))">
            <text:p/>
          </table:table-cell>
          <table:table-cell table:style-name="ce13" table:formula="of:=IF([Data.L222]=&quot;&quot;;&quot;&quot;;CONCATENATE(&quot;,&quot;;[Data.L222]))">
            <text:p/>
          </table:table-cell>
          <table:table-cell table:style-name="ce13" table:formula="of:=IF([Data.M222]=&quot;&quot;;&quot;&quot;;CONCATENATE(&quot;,&quot;;[Data.M222]))">
            <text:p/>
          </table:table-cell>
          <table:table-cell table:style-name="ce13" table:formula="of:=IF([Data.N222]=&quot;&quot;;&quot;&quot;;CONCATENATE(&quot;,&quot;;[Data.N222]))">
            <text:p/>
          </table:table-cell>
          <table:table-cell table:style-name="ce13" table:formula="of:=IF([Data.O222]=&quot;&quot;;&quot;&quot;;CONCATENATE(&quot;,&quot;;[Data.O222]))">
            <text:p/>
          </table:table-cell>
          <table:table-cell table:style-name="ce13" table:formula="of:=IF([Data.P222]=&quot;&quot;;&quot;&quot;;CONCATENATE(&quot;,&quot;;[Data.P222]))">
            <text:p/>
          </table:table-cell>
          <table:table-cell table:style-name="ce13" table:formula="of:=IF([Data.Q222]=&quot;&quot;;&quot;&quot;;CONCATENATE(&quot;,&quot;;[Data.Q222]))">
            <text:p/>
          </table:table-cell>
          <table:table-cell table:style-name="ce13" table:formula="of:=IF([Data.R222]=&quot;&quot;;&quot;&quot;;CONCATENATE(&quot;,&quot;;[Data.R222]))">
            <text:p/>
          </table:table-cell>
          <table:table-cell table:style-name="ce13" table:formula="of:=IF([Data.S222]=&quot;&quot;;&quot;&quot;;CONCATENATE(&quot;,&quot;;[Data.S222]))">
            <text:p/>
          </table:table-cell>
          <table:table-cell table:style-name="ce13" table:formula="of:=IF([Data.T222]=&quot;&quot;;&quot;&quot;;CONCATENATE(&quot;,&quot;;[Data.T222]))">
            <text:p/>
          </table:table-cell>
          <table:table-cell table:number-columns-repeated="2"/>
        </table:table-row>
        <table:table-row table:style-name="ro3">
          <table:table-cell table:formula="of:=IF([Data.A223]=&quot;&quot;;[.A221];[Data.A223])" office:value-type="float" office:value="161">
            <text:p>161</text:p>
          </table:table-cell>
          <table:table-cell table:formula="of:=IF([Data.E223]=&quot;&quot;;[.B221];CONCATENATE(&quot;,&quot;;[Data.E223]))" office:value-type="string" office:string-value=",SPECIAL">
            <text:p>,SPECIAL</text:p>
          </table:table-cell>
          <table:table-cell table:formula="of:=IF([Data.F223]=&quot;&quot;;[.C221];CONCATENATE(&quot;,&quot;;[Data.F223]))" office:value-type="string" office:string-value=",CHARL">
            <text:p>,CHARL</text:p>
          </table:table-cell>
          <table:table-cell table:formula="of:=CONCATENATE(&quot;,&quot;;[Data.G223])" office:value-type="string" office:string-value=",GREATER">
            <text:p>,GREATER</text:p>
          </table:table-cell>
          <table:table-cell table:formula="of:=CONCATENATE(&quot;,&quot;;[Data.H223])" office:value-type="string" office:string-value=",25">
            <text:p>,25</text:p>
          </table:table-cell>
          <table:table-cell table:formula="of:=IF([Data.I223]=&quot;&quot;;&quot;&quot;;CONCATENATE(&quot;,&quot;;[Data.I223]))" office:value-type="string" office:string-value=",DESCR">
            <text:p>,DESCR</text:p>
          </table:table-cell>
          <table:table-cell table:style-name="ce13" table:formula="of:=IF([Data.J223]=&quot;&quot;;&quot;&quot;;CONCATENATE(&quot;,&quot;;[Data.J223]))">
            <text:p/>
          </table:table-cell>
          <table:table-cell table:style-name="ce13" table:formula="of:=IF([Data.K223]=&quot;&quot;;&quot;&quot;;CONCATENATE(&quot;,&quot;;[Data.K223]))">
            <text:p/>
          </table:table-cell>
          <table:table-cell table:style-name="ce13" table:formula="of:=IF([Data.L223]=&quot;&quot;;&quot;&quot;;CONCATENATE(&quot;,&quot;;[Data.L223]))">
            <text:p/>
          </table:table-cell>
          <table:table-cell table:style-name="ce13" table:formula="of:=IF([Data.M223]=&quot;&quot;;&quot;&quot;;CONCATENATE(&quot;,&quot;;[Data.M223]))">
            <text:p/>
          </table:table-cell>
          <table:table-cell table:style-name="ce13" table:formula="of:=IF([Data.N223]=&quot;&quot;;&quot;&quot;;CONCATENATE(&quot;,&quot;;[Data.N223]))">
            <text:p/>
          </table:table-cell>
          <table:table-cell table:style-name="ce13" table:formula="of:=IF([Data.O223]=&quot;&quot;;&quot;&quot;;CONCATENATE(&quot;,&quot;;[Data.O223]))">
            <text:p/>
          </table:table-cell>
          <table:table-cell table:style-name="ce13" table:formula="of:=IF([Data.P223]=&quot;&quot;;&quot;&quot;;CONCATENATE(&quot;,&quot;;[Data.P223]))">
            <text:p/>
          </table:table-cell>
          <table:table-cell table:style-name="ce13" table:formula="of:=IF([Data.Q223]=&quot;&quot;;&quot;&quot;;CONCATENATE(&quot;,&quot;;[Data.Q223]))">
            <text:p/>
          </table:table-cell>
          <table:table-cell table:style-name="ce13" table:formula="of:=IF([Data.R223]=&quot;&quot;;&quot;&quot;;CONCATENATE(&quot;,&quot;;[Data.R223]))">
            <text:p/>
          </table:table-cell>
          <table:table-cell table:style-name="ce13" table:formula="of:=IF([Data.S223]=&quot;&quot;;&quot;&quot;;CONCATENATE(&quot;,&quot;;[Data.S223]))">
            <text:p/>
          </table:table-cell>
          <table:table-cell table:style-name="ce13" table:formula="of:=IF([Data.T223]=&quot;&quot;;&quot;&quot;;CONCATENATE(&quot;,&quot;;[Data.T223]))">
            <text:p/>
          </table:table-cell>
          <table:table-cell table:number-columns-repeated="2"/>
        </table:table-row>
        <table:table-row table:style-name="ro3">
          <table:table-cell table:formula="of:=IF([Data.A224]=&quot;&quot;;[.A222];[Data.A224])" office:value-type="float" office:value="162">
            <text:p>162</text:p>
          </table:table-cell>
          <table:table-cell table:formula="of:=IF([Data.E224]=&quot;&quot;;[.B222];CONCATENATE(&quot;,&quot;;[Data.E224]))" office:value-type="string" office:string-value=",SPECIAL">
            <text:p>,SPECIAL</text:p>
          </table:table-cell>
          <table:table-cell table:formula="of:=IF([Data.F224]=&quot;&quot;;[.C222];CONCATENATE(&quot;,&quot;;[Data.F224]))" office:value-type="string" office:string-value=",CHARL">
            <text:p>,CHARL</text:p>
          </table:table-cell>
          <table:table-cell table:formula="of:=CONCATENATE(&quot;,&quot;;[Data.G224])" office:value-type="string" office:string-value=",GREATER">
            <text:p>,GREATER</text:p>
          </table:table-cell>
          <table:table-cell table:formula="of:=CONCATENATE(&quot;,&quot;;[Data.H224])" office:value-type="string" office:string-value=",50">
            <text:p>,50</text:p>
          </table:table-cell>
          <table:table-cell table:formula="of:=IF([Data.I224]=&quot;&quot;;&quot;&quot;;CONCATENATE(&quot;,&quot;;[Data.I224]))" office:value-type="string" office:string-value=",STRENGTH=10">
            <text:p>,STRENGTH=10</text:p>
          </table:table-cell>
          <table:table-cell table:style-name="ce13" table:formula="of:=IF([Data.J224]=&quot;&quot;;&quot;&quot;;CONCATENATE(&quot;,&quot;;[Data.J224]))" office:value-type="string" office:string-value=",QUICKNESS=10">
            <text:p>,QUICKNESS=10</text:p>
          </table:table-cell>
          <table:table-cell table:style-name="ce13" table:formula="of:=IF([Data.K224]=&quot;&quot;;&quot;&quot;;CONCATENATE(&quot;,&quot;;[Data.K224]))" office:value-type="string" office:string-value=",AGILITY=10">
            <text:p>,AGILITY=10</text:p>
          </table:table-cell>
          <table:table-cell table:style-name="ce13" table:formula="of:=IF([Data.L224]=&quot;&quot;;&quot;&quot;;CONCATENATE(&quot;,&quot;;[Data.L224]))" office:value-type="string" office:string-value=",CONSTITUTION=10">
            <text:p>,CONSTITUTION=10</text:p>
          </table:table-cell>
          <table:table-cell table:style-name="ce13" table:formula="of:=IF([Data.M224]=&quot;&quot;;&quot;&quot;;CONCATENATE(&quot;,&quot;;[Data.M224]))" office:value-type="string" office:string-value=",DESCR">
            <text:p>,DESCR</text:p>
          </table:table-cell>
          <table:table-cell table:style-name="ce13" table:formula="of:=IF([Data.N224]=&quot;&quot;;&quot;&quot;;CONCATENATE(&quot;,&quot;;[Data.N224]))">
            <text:p/>
          </table:table-cell>
          <table:table-cell table:style-name="ce13" table:formula="of:=IF([Data.O224]=&quot;&quot;;&quot;&quot;;CONCATENATE(&quot;,&quot;;[Data.O224]))">
            <text:p/>
          </table:table-cell>
          <table:table-cell table:style-name="ce13" table:formula="of:=IF([Data.P224]=&quot;&quot;;&quot;&quot;;CONCATENATE(&quot;,&quot;;[Data.P224]))">
            <text:p/>
          </table:table-cell>
          <table:table-cell table:style-name="ce13" table:formula="of:=IF([Data.Q224]=&quot;&quot;;&quot;&quot;;CONCATENATE(&quot;,&quot;;[Data.Q224]))">
            <text:p/>
          </table:table-cell>
          <table:table-cell table:style-name="ce13" table:formula="of:=IF([Data.R224]=&quot;&quot;;&quot;&quot;;CONCATENATE(&quot;,&quot;;[Data.R224]))">
            <text:p/>
          </table:table-cell>
          <table:table-cell table:style-name="ce13" table:formula="of:=IF([Data.S224]=&quot;&quot;;&quot;&quot;;CONCATENATE(&quot;,&quot;;[Data.S224]))">
            <text:p/>
          </table:table-cell>
          <table:table-cell table:style-name="ce13" table:formula="of:=IF([Data.T224]=&quot;&quot;;&quot;&quot;;CONCATENATE(&quot;,&quot;;[Data.T224]))">
            <text:p/>
          </table:table-cell>
          <table:table-cell table:number-columns-repeated="2"/>
        </table:table-row>
        <table:table-row table:style-name="ro3">
          <table:table-cell table:formula="of:=IF([Data.A225]=&quot;&quot;;[.A223];[Data.A225])" office:value-type="float" office:value="163">
            <text:p>163</text:p>
          </table:table-cell>
          <table:table-cell table:formula="of:=IF([Data.E225]=&quot;&quot;;[.B223];CONCATENATE(&quot;,&quot;;[Data.E225]))" office:value-type="string" office:string-value=",SPECIAL">
            <text:p>,SPECIAL</text:p>
          </table:table-cell>
          <table:table-cell table:formula="of:=IF([Data.F225]=&quot;&quot;;[.C223];CONCATENATE(&quot;,&quot;;[Data.F225]))" office:value-type="string" office:string-value=",CHARL">
            <text:p>,CHARL</text:p>
          </table:table-cell>
          <table:table-cell table:formula="of:=CONCATENATE(&quot;,&quot;;[Data.G225])" office:value-type="string" office:string-value=",MINOR">
            <text:p>,MINOR</text:p>
          </table:table-cell>
          <table:table-cell table:formula="of:=CONCATENATE(&quot;,&quot;;[Data.H225])" office:value-type="string" office:string-value=",10">
            <text:p>,10</text:p>
          </table:table-cell>
          <table:table-cell table:formula="of:=IF([Data.I225]=&quot;&quot;;&quot;&quot;;CONCATENATE(&quot;,&quot;;[Data.I225]))" office:value-type="string" office:string-value=",DESCR">
            <text:p>,DESCR</text:p>
          </table:table-cell>
          <table:table-cell table:style-name="ce13" table:formula="of:=IF([Data.J225]=&quot;&quot;;&quot;&quot;;CONCATENATE(&quot;,&quot;;[Data.J225]))">
            <text:p/>
          </table:table-cell>
          <table:table-cell table:style-name="ce13" table:formula="of:=IF([Data.K225]=&quot;&quot;;&quot;&quot;;CONCATENATE(&quot;,&quot;;[Data.K225]))">
            <text:p/>
          </table:table-cell>
          <table:table-cell table:style-name="ce13" table:formula="of:=IF([Data.L225]=&quot;&quot;;&quot;&quot;;CONCATENATE(&quot;,&quot;;[Data.L225]))">
            <text:p/>
          </table:table-cell>
          <table:table-cell table:style-name="ce13" table:formula="of:=IF([Data.M225]=&quot;&quot;;&quot;&quot;;CONCATENATE(&quot;,&quot;;[Data.M225]))">
            <text:p/>
          </table:table-cell>
          <table:table-cell table:style-name="ce13" table:formula="of:=IF([Data.N225]=&quot;&quot;;&quot;&quot;;CONCATENATE(&quot;,&quot;;[Data.N225]))">
            <text:p/>
          </table:table-cell>
          <table:table-cell table:style-name="ce13" table:formula="of:=IF([Data.O225]=&quot;&quot;;&quot;&quot;;CONCATENATE(&quot;,&quot;;[Data.O225]))">
            <text:p/>
          </table:table-cell>
          <table:table-cell table:style-name="ce13" table:formula="of:=IF([Data.P225]=&quot;&quot;;&quot;&quot;;CONCATENATE(&quot;,&quot;;[Data.P225]))">
            <text:p/>
          </table:table-cell>
          <table:table-cell table:style-name="ce13" table:formula="of:=IF([Data.Q225]=&quot;&quot;;&quot;&quot;;CONCATENATE(&quot;,&quot;;[Data.Q225]))">
            <text:p/>
          </table:table-cell>
          <table:table-cell table:style-name="ce13" table:formula="of:=IF([Data.R225]=&quot;&quot;;&quot;&quot;;CONCATENATE(&quot;,&quot;;[Data.R225]))">
            <text:p/>
          </table:table-cell>
          <table:table-cell table:style-name="ce13" table:formula="of:=IF([Data.S225]=&quot;&quot;;&quot;&quot;;CONCATENATE(&quot;,&quot;;[Data.S225]))">
            <text:p/>
          </table:table-cell>
          <table:table-cell table:style-name="ce13" table:formula="of:=IF([Data.T225]=&quot;&quot;;&quot;&quot;;CONCATENATE(&quot;,&quot;;[Data.T225]))">
            <text:p/>
          </table:table-cell>
          <table:table-cell table:number-columns-repeated="2"/>
        </table:table-row>
        <table:table-row table:style-name="ro3">
          <table:table-cell table:formula="of:=IF([Data.A226]=&quot;&quot;;[.A224];[Data.A226])" office:value-type="float" office:value="164">
            <text:p>164</text:p>
          </table:table-cell>
          <table:table-cell table:formula="of:=IF([Data.E226]=&quot;&quot;;[.B224];CONCATENATE(&quot;,&quot;;[Data.E226]))" office:value-type="string" office:string-value=",SPECIAL">
            <text:p>,SPECIAL</text:p>
          </table:table-cell>
          <table:table-cell table:formula="of:=IF([Data.F226]=&quot;&quot;;[.C224];CONCATENATE(&quot;,&quot;;[Data.F226]))" office:value-type="string" office:string-value=",CHARL">
            <text:p>,CHARL</text:p>
          </table:table-cell>
          <table:table-cell table:formula="of:=CONCATENATE(&quot;,&quot;;[Data.G226])" office:value-type="string" office:string-value=",GREATER">
            <text:p>,GREATER</text:p>
          </table:table-cell>
          <table:table-cell table:formula="of:=CONCATENATE(&quot;,&quot;;[Data.H226])" office:value-type="string" office:string-value=",30">
            <text:p>,30</text:p>
          </table:table-cell>
          <table:table-cell table:formula="of:=IF([Data.I226]=&quot;&quot;;&quot;&quot;;CONCATENATE(&quot;,&quot;;[Data.I226]))" office:value-type="string" office:string-value=",DESCR">
            <text:p>,DESCR</text:p>
          </table:table-cell>
          <table:table-cell table:style-name="ce13" table:formula="of:=IF([Data.J226]=&quot;&quot;;&quot;&quot;;CONCATENATE(&quot;,&quot;;[Data.J226]))">
            <text:p/>
          </table:table-cell>
          <table:table-cell table:style-name="ce13" table:formula="of:=IF([Data.K226]=&quot;&quot;;&quot;&quot;;CONCATENATE(&quot;,&quot;;[Data.K226]))">
            <text:p/>
          </table:table-cell>
          <table:table-cell table:style-name="ce13" table:formula="of:=IF([Data.L226]=&quot;&quot;;&quot;&quot;;CONCATENATE(&quot;,&quot;;[Data.L226]))">
            <text:p/>
          </table:table-cell>
          <table:table-cell table:style-name="ce13" table:formula="of:=IF([Data.M226]=&quot;&quot;;&quot;&quot;;CONCATENATE(&quot;,&quot;;[Data.M226]))">
            <text:p/>
          </table:table-cell>
          <table:table-cell table:style-name="ce13" table:formula="of:=IF([Data.N226]=&quot;&quot;;&quot;&quot;;CONCATENATE(&quot;,&quot;;[Data.N226]))">
            <text:p/>
          </table:table-cell>
          <table:table-cell table:style-name="ce13" table:formula="of:=IF([Data.O226]=&quot;&quot;;&quot;&quot;;CONCATENATE(&quot;,&quot;;[Data.O226]))">
            <text:p/>
          </table:table-cell>
          <table:table-cell table:style-name="ce13" table:formula="of:=IF([Data.P226]=&quot;&quot;;&quot;&quot;;CONCATENATE(&quot;,&quot;;[Data.P226]))">
            <text:p/>
          </table:table-cell>
          <table:table-cell table:style-name="ce13" table:formula="of:=IF([Data.Q226]=&quot;&quot;;&quot;&quot;;CONCATENATE(&quot;,&quot;;[Data.Q226]))">
            <text:p/>
          </table:table-cell>
          <table:table-cell table:style-name="ce13" table:formula="of:=IF([Data.R226]=&quot;&quot;;&quot;&quot;;CONCATENATE(&quot;,&quot;;[Data.R226]))">
            <text:p/>
          </table:table-cell>
          <table:table-cell table:style-name="ce13" table:formula="of:=IF([Data.S226]=&quot;&quot;;&quot;&quot;;CONCATENATE(&quot;,&quot;;[Data.S226]))">
            <text:p/>
          </table:table-cell>
          <table:table-cell table:style-name="ce13" table:formula="of:=IF([Data.T226]=&quot;&quot;;&quot;&quot;;CONCATENATE(&quot;,&quot;;[Data.T226]))">
            <text:p/>
          </table:table-cell>
          <table:table-cell table:number-columns-repeated="2"/>
        </table:table-row>
        <table:table-row table:style-name="ro3">
          <table:table-cell table:formula="of:=IF([Data.A227]=&quot;&quot;;[.A225];[Data.A227])" office:value-type="float" office:value="165">
            <text:p>165</text:p>
          </table:table-cell>
          <table:table-cell table:formula="of:=IF([Data.E227]=&quot;&quot;;[.B225];CONCATENATE(&quot;,&quot;;[Data.E227]))" office:value-type="string" office:string-value=",SPECIAL">
            <text:p>,SPECIAL</text:p>
          </table:table-cell>
          <table:table-cell table:formula="of:=IF([Data.F227]=&quot;&quot;;[.C225];CONCATENATE(&quot;,&quot;;[Data.F227]))" office:value-type="string" office:string-value=",CHARL">
            <text:p>,CHARL</text:p>
          </table:table-cell>
          <table:table-cell table:formula="of:=CONCATENATE(&quot;,&quot;;[Data.G227])" office:value-type="string" office:string-value=",GREATER">
            <text:p>,GREATER</text:p>
          </table:table-cell>
          <table:table-cell table:formula="of:=CONCATENATE(&quot;,&quot;;[Data.H227])" office:value-type="string" office:string-value=",25">
            <text:p>,25</text:p>
          </table:table-cell>
          <table:table-cell table:formula="of:=IF([Data.I227]=&quot;&quot;;&quot;&quot;;CONCATENATE(&quot;,&quot;;[Data.I227]))" office:value-type="string" office:string-value=",DESCR">
            <text:p>,DESCR</text:p>
          </table:table-cell>
          <table:table-cell table:style-name="ce13" table:formula="of:=IF([Data.J227]=&quot;&quot;;&quot;&quot;;CONCATENATE(&quot;,&quot;;[Data.J227]))">
            <text:p/>
          </table:table-cell>
          <table:table-cell table:style-name="ce13" table:formula="of:=IF([Data.K227]=&quot;&quot;;&quot;&quot;;CONCATENATE(&quot;,&quot;;[Data.K227]))">
            <text:p/>
          </table:table-cell>
          <table:table-cell table:style-name="ce13" table:formula="of:=IF([Data.L227]=&quot;&quot;;&quot;&quot;;CONCATENATE(&quot;,&quot;;[Data.L227]))">
            <text:p/>
          </table:table-cell>
          <table:table-cell table:style-name="ce13" table:formula="of:=IF([Data.M227]=&quot;&quot;;&quot;&quot;;CONCATENATE(&quot;,&quot;;[Data.M227]))">
            <text:p/>
          </table:table-cell>
          <table:table-cell table:style-name="ce13" table:formula="of:=IF([Data.N227]=&quot;&quot;;&quot;&quot;;CONCATENATE(&quot;,&quot;;[Data.N227]))">
            <text:p/>
          </table:table-cell>
          <table:table-cell table:style-name="ce13" table:formula="of:=IF([Data.O227]=&quot;&quot;;&quot;&quot;;CONCATENATE(&quot;,&quot;;[Data.O227]))">
            <text:p/>
          </table:table-cell>
          <table:table-cell table:style-name="ce13" table:formula="of:=IF([Data.P227]=&quot;&quot;;&quot;&quot;;CONCATENATE(&quot;,&quot;;[Data.P227]))">
            <text:p/>
          </table:table-cell>
          <table:table-cell table:style-name="ce13" table:formula="of:=IF([Data.Q227]=&quot;&quot;;&quot;&quot;;CONCATENATE(&quot;,&quot;;[Data.Q227]))">
            <text:p/>
          </table:table-cell>
          <table:table-cell table:style-name="ce13" table:formula="of:=IF([Data.R227]=&quot;&quot;;&quot;&quot;;CONCATENATE(&quot;,&quot;;[Data.R227]))">
            <text:p/>
          </table:table-cell>
          <table:table-cell table:style-name="ce13" table:formula="of:=IF([Data.S227]=&quot;&quot;;&quot;&quot;;CONCATENATE(&quot;,&quot;;[Data.S227]))">
            <text:p/>
          </table:table-cell>
          <table:table-cell table:style-name="ce13" table:formula="of:=IF([Data.T227]=&quot;&quot;;&quot;&quot;;CONCATENATE(&quot;,&quot;;[Data.T227]))">
            <text:p/>
          </table:table-cell>
          <table:table-cell table:number-columns-repeated="2"/>
        </table:table-row>
        <table:table-row table:style-name="ro3">
          <table:table-cell table:formula="of:=IF([Data.A228]=&quot;&quot;;[.A226];[Data.A228])" office:value-type="float" office:value="166">
            <text:p>166</text:p>
          </table:table-cell>
          <table:table-cell table:formula="of:=IF([Data.E228]=&quot;&quot;;[.B226];CONCATENATE(&quot;,&quot;;[Data.E228]))" office:value-type="string" office:string-value=",SPECIAL">
            <text:p>,SPECIAL</text:p>
          </table:table-cell>
          <table:table-cell table:formula="of:=IF([Data.F228]=&quot;&quot;;[.C226];CONCATENATE(&quot;,&quot;;[Data.F228]))" office:value-type="string" office:string-value=",CHARL">
            <text:p>,CHARL</text:p>
          </table:table-cell>
          <table:table-cell table:formula="of:=CONCATENATE(&quot;,&quot;;[Data.G228])" office:value-type="string" office:string-value=",MAJOR">
            <text:p>,MAJOR</text:p>
          </table:table-cell>
          <table:table-cell table:formula="of:=CONCATENATE(&quot;,&quot;;[Data.H228])" office:value-type="string" office:string-value=",18">
            <text:p>,18</text:p>
          </table:table-cell>
          <table:table-cell table:formula="of:=IF([Data.I228]=&quot;&quot;;&quot;&quot;;CONCATENATE(&quot;,&quot;;[Data.I228]))" office:value-type="string" office:string-value=",DESCR">
            <text:p>,DESCR</text:p>
          </table:table-cell>
          <table:table-cell table:style-name="ce13" table:formula="of:=IF([Data.J228]=&quot;&quot;;&quot;&quot;;CONCATENATE(&quot;,&quot;;[Data.J228]))">
            <text:p/>
          </table:table-cell>
          <table:table-cell table:style-name="ce13" table:formula="of:=IF([Data.K228]=&quot;&quot;;&quot;&quot;;CONCATENATE(&quot;,&quot;;[Data.K228]))">
            <text:p/>
          </table:table-cell>
          <table:table-cell table:style-name="ce13" table:formula="of:=IF([Data.L228]=&quot;&quot;;&quot;&quot;;CONCATENATE(&quot;,&quot;;[Data.L228]))">
            <text:p/>
          </table:table-cell>
          <table:table-cell table:style-name="ce13" table:formula="of:=IF([Data.M228]=&quot;&quot;;&quot;&quot;;CONCATENATE(&quot;,&quot;;[Data.M228]))">
            <text:p/>
          </table:table-cell>
          <table:table-cell table:style-name="ce13" table:formula="of:=IF([Data.N228]=&quot;&quot;;&quot;&quot;;CONCATENATE(&quot;,&quot;;[Data.N228]))">
            <text:p/>
          </table:table-cell>
          <table:table-cell table:style-name="ce13" table:formula="of:=IF([Data.O228]=&quot;&quot;;&quot;&quot;;CONCATENATE(&quot;,&quot;;[Data.O228]))">
            <text:p/>
          </table:table-cell>
          <table:table-cell table:style-name="ce13" table:formula="of:=IF([Data.P228]=&quot;&quot;;&quot;&quot;;CONCATENATE(&quot;,&quot;;[Data.P228]))">
            <text:p/>
          </table:table-cell>
          <table:table-cell table:style-name="ce13" table:formula="of:=IF([Data.Q228]=&quot;&quot;;&quot;&quot;;CONCATENATE(&quot;,&quot;;[Data.Q228]))">
            <text:p/>
          </table:table-cell>
          <table:table-cell table:style-name="ce13" table:formula="of:=IF([Data.R228]=&quot;&quot;;&quot;&quot;;CONCATENATE(&quot;,&quot;;[Data.R228]))">
            <text:p/>
          </table:table-cell>
          <table:table-cell table:style-name="ce13" table:formula="of:=IF([Data.S228]=&quot;&quot;;&quot;&quot;;CONCATENATE(&quot;,&quot;;[Data.S228]))">
            <text:p/>
          </table:table-cell>
          <table:table-cell table:style-name="ce13" table:formula="of:=IF([Data.T228]=&quot;&quot;;&quot;&quot;;CONCATENATE(&quot;,&quot;;[Data.T228]))">
            <text:p/>
          </table:table-cell>
          <table:table-cell table:number-columns-repeated="2"/>
        </table:table-row>
        <table:table-row table:style-name="ro3">
          <table:table-cell table:formula="of:=IF([Data.A229]=&quot;&quot;;[.A227];[Data.A229])" office:value-type="float" office:value="166">
            <text:p>166</text:p>
          </table:table-cell>
          <table:table-cell table:formula="of:=IF([Data.E229]=&quot;&quot;;[.B227];CONCATENATE(&quot;,&quot;;[Data.E229]))" office:value-type="string" office:string-value=",SPECIAL">
            <text:p>,SPECIAL</text:p>
          </table:table-cell>
          <table:table-cell table:formula="of:=IF([Data.F229]=&quot;&quot;;[.C227];CONCATENATE(&quot;,&quot;;[Data.F229]))" office:value-type="string" office:string-value=",CHARL">
            <text:p>,CHARL</text:p>
          </table:table-cell>
          <table:table-cell table:formula="of:=CONCATENATE(&quot;,&quot;;[Data.G229])" office:value-type="string" office:string-value=",GREATER">
            <text:p>,GREATER</text:p>
          </table:table-cell>
          <table:table-cell table:formula="of:=CONCATENATE(&quot;,&quot;;[Data.H229])" office:value-type="string" office:string-value=",40">
            <text:p>,40</text:p>
          </table:table-cell>
          <table:table-cell table:formula="of:=IF([Data.I229]=&quot;&quot;;&quot;&quot;;CONCATENATE(&quot;,&quot;;[Data.I229]))" office:value-type="string" office:string-value=",DESCR">
            <text:p>,DESCR</text:p>
          </table:table-cell>
          <table:table-cell table:style-name="ce13" table:formula="of:=IF([Data.J229]=&quot;&quot;;&quot;&quot;;CONCATENATE(&quot;,&quot;;[Data.J229]))">
            <text:p/>
          </table:table-cell>
          <table:table-cell table:style-name="ce13" table:formula="of:=IF([Data.K229]=&quot;&quot;;&quot;&quot;;CONCATENATE(&quot;,&quot;;[Data.K229]))">
            <text:p/>
          </table:table-cell>
          <table:table-cell table:style-name="ce13" table:formula="of:=IF([Data.L229]=&quot;&quot;;&quot;&quot;;CONCATENATE(&quot;,&quot;;[Data.L229]))">
            <text:p/>
          </table:table-cell>
          <table:table-cell table:style-name="ce13" table:formula="of:=IF([Data.M229]=&quot;&quot;;&quot;&quot;;CONCATENATE(&quot;,&quot;;[Data.M229]))">
            <text:p/>
          </table:table-cell>
          <table:table-cell table:style-name="ce13" table:formula="of:=IF([Data.N229]=&quot;&quot;;&quot;&quot;;CONCATENATE(&quot;,&quot;;[Data.N229]))">
            <text:p/>
          </table:table-cell>
          <table:table-cell table:style-name="ce13" table:formula="of:=IF([Data.O229]=&quot;&quot;;&quot;&quot;;CONCATENATE(&quot;,&quot;;[Data.O229]))">
            <text:p/>
          </table:table-cell>
          <table:table-cell table:style-name="ce13" table:formula="of:=IF([Data.P229]=&quot;&quot;;&quot;&quot;;CONCATENATE(&quot;,&quot;;[Data.P229]))">
            <text:p/>
          </table:table-cell>
          <table:table-cell table:style-name="ce13" table:formula="of:=IF([Data.Q229]=&quot;&quot;;&quot;&quot;;CONCATENATE(&quot;,&quot;;[Data.Q229]))">
            <text:p/>
          </table:table-cell>
          <table:table-cell table:style-name="ce13" table:formula="of:=IF([Data.R229]=&quot;&quot;;&quot;&quot;;CONCATENATE(&quot;,&quot;;[Data.R229]))">
            <text:p/>
          </table:table-cell>
          <table:table-cell table:style-name="ce13" table:formula="of:=IF([Data.S229]=&quot;&quot;;&quot;&quot;;CONCATENATE(&quot;,&quot;;[Data.S229]))">
            <text:p/>
          </table:table-cell>
          <table:table-cell table:style-name="ce13" table:formula="of:=IF([Data.T229]=&quot;&quot;;&quot;&quot;;CONCATENATE(&quot;,&quot;;[Data.T229]))">
            <text:p/>
          </table:table-cell>
          <table:table-cell table:number-columns-repeated="2"/>
        </table:table-row>
        <table:table-row table:style-name="ro3">
          <table:table-cell table:formula="of:=IF([Data.A230]=&quot;&quot;;[.A228];[Data.A230])" office:value-type="float" office:value="167">
            <text:p>167</text:p>
          </table:table-cell>
          <table:table-cell table:formula="of:=IF([Data.E230]=&quot;&quot;;[.B228];CONCATENATE(&quot;,&quot;;[Data.E230]))" office:value-type="string" office:string-value=",SPECIAL">
            <text:p>,SPECIAL</text:p>
          </table:table-cell>
          <table:table-cell table:formula="of:=IF([Data.F230]=&quot;&quot;;[.C228];CONCATENATE(&quot;,&quot;;[Data.F230]))" office:value-type="string" office:string-value=",CHARL">
            <text:p>,CHARL</text:p>
          </table:table-cell>
          <table:table-cell table:formula="of:=CONCATENATE(&quot;,&quot;;[Data.G230])" office:value-type="string" office:string-value=",MINOR">
            <text:p>,MINOR</text:p>
          </table:table-cell>
          <table:table-cell table:formula="of:=CONCATENATE(&quot;,&quot;;[Data.H230])" office:value-type="string" office:string-value=",8">
            <text:p>,8</text:p>
          </table:table-cell>
          <table:table-cell table:formula="of:=IF([Data.I230]=&quot;&quot;;&quot;&quot;;CONCATENATE(&quot;,&quot;;[Data.I230]))" office:value-type="string" office:string-value=",DESCR">
            <text:p>,DESCR</text:p>
          </table:table-cell>
          <table:table-cell table:style-name="ce13" table:formula="of:=IF([Data.J230]=&quot;&quot;;&quot;&quot;;CONCATENATE(&quot;,&quot;;[Data.J230]))">
            <text:p/>
          </table:table-cell>
          <table:table-cell table:style-name="ce13" table:formula="of:=IF([Data.K230]=&quot;&quot;;&quot;&quot;;CONCATENATE(&quot;,&quot;;[Data.K230]))">
            <text:p/>
          </table:table-cell>
          <table:table-cell table:style-name="ce13" table:formula="of:=IF([Data.L230]=&quot;&quot;;&quot;&quot;;CONCATENATE(&quot;,&quot;;[Data.L230]))">
            <text:p/>
          </table:table-cell>
          <table:table-cell table:style-name="ce13" table:formula="of:=IF([Data.M230]=&quot;&quot;;&quot;&quot;;CONCATENATE(&quot;,&quot;;[Data.M230]))">
            <text:p/>
          </table:table-cell>
          <table:table-cell table:style-name="ce13" table:formula="of:=IF([Data.N230]=&quot;&quot;;&quot;&quot;;CONCATENATE(&quot;,&quot;;[Data.N230]))">
            <text:p/>
          </table:table-cell>
          <table:table-cell table:style-name="ce13" table:formula="of:=IF([Data.O230]=&quot;&quot;;&quot;&quot;;CONCATENATE(&quot;,&quot;;[Data.O230]))">
            <text:p/>
          </table:table-cell>
          <table:table-cell table:style-name="ce13" table:formula="of:=IF([Data.P230]=&quot;&quot;;&quot;&quot;;CONCATENATE(&quot;,&quot;;[Data.P230]))">
            <text:p/>
          </table:table-cell>
          <table:table-cell table:style-name="ce13" table:formula="of:=IF([Data.Q230]=&quot;&quot;;&quot;&quot;;CONCATENATE(&quot;,&quot;;[Data.Q230]))">
            <text:p/>
          </table:table-cell>
          <table:table-cell table:style-name="ce13" table:formula="of:=IF([Data.R230]=&quot;&quot;;&quot;&quot;;CONCATENATE(&quot;,&quot;;[Data.R230]))">
            <text:p/>
          </table:table-cell>
          <table:table-cell table:style-name="ce13" table:formula="of:=IF([Data.S230]=&quot;&quot;;&quot;&quot;;CONCATENATE(&quot;,&quot;;[Data.S230]))">
            <text:p/>
          </table:table-cell>
          <table:table-cell table:style-name="ce13" table:formula="of:=IF([Data.T230]=&quot;&quot;;&quot;&quot;;CONCATENATE(&quot;,&quot;;[Data.T230]))">
            <text:p/>
          </table:table-cell>
          <table:table-cell table:number-columns-repeated="2"/>
        </table:table-row>
        <table:table-row table:style-name="ro3">
          <table:table-cell table:formula="of:=IF([Data.A231]=&quot;&quot;;[.A229];[Data.A231])" office:value-type="float" office:value="168">
            <text:p>168</text:p>
          </table:table-cell>
          <table:table-cell table:formula="of:=IF([Data.E231]=&quot;&quot;;[.B229];CONCATENATE(&quot;,&quot;;[Data.E231]))" office:value-type="string" office:string-value=",SPECIAL">
            <text:p>,SPECIAL</text:p>
          </table:table-cell>
          <table:table-cell table:formula="of:=IF([Data.F231]=&quot;&quot;;[.C229];CONCATENATE(&quot;,&quot;;[Data.F231]))" office:value-type="string" office:string-value=",CHARL">
            <text:p>,CHARL</text:p>
          </table:table-cell>
          <table:table-cell table:formula="of:=CONCATENATE(&quot;,&quot;;[Data.G231])" office:value-type="string" office:string-value=",MAJOR">
            <text:p>,MAJOR</text:p>
          </table:table-cell>
          <table:table-cell table:formula="of:=CONCATENATE(&quot;,&quot;;[Data.H231])" office:value-type="string" office:string-value=",18">
            <text:p>,18</text:p>
          </table:table-cell>
          <table:table-cell table:formula="of:=IF([Data.I231]=&quot;&quot;;&quot;&quot;;CONCATENATE(&quot;,&quot;;[Data.I231]))" office:value-type="string" office:string-value=",DESCR">
            <text:p>,DESCR</text:p>
          </table:table-cell>
          <table:table-cell table:style-name="ce13" table:formula="of:=IF([Data.J231]=&quot;&quot;;&quot;&quot;;CONCATENATE(&quot;,&quot;;[Data.J231]))">
            <text:p/>
          </table:table-cell>
          <table:table-cell table:style-name="ce13" table:formula="of:=IF([Data.K231]=&quot;&quot;;&quot;&quot;;CONCATENATE(&quot;,&quot;;[Data.K231]))">
            <text:p/>
          </table:table-cell>
          <table:table-cell table:style-name="ce13" table:formula="of:=IF([Data.L231]=&quot;&quot;;&quot;&quot;;CONCATENATE(&quot;,&quot;;[Data.L231]))">
            <text:p/>
          </table:table-cell>
          <table:table-cell table:style-name="ce13" table:formula="of:=IF([Data.M231]=&quot;&quot;;&quot;&quot;;CONCATENATE(&quot;,&quot;;[Data.M231]))">
            <text:p/>
          </table:table-cell>
          <table:table-cell table:style-name="ce13" table:formula="of:=IF([Data.N231]=&quot;&quot;;&quot;&quot;;CONCATENATE(&quot;,&quot;;[Data.N231]))">
            <text:p/>
          </table:table-cell>
          <table:table-cell table:style-name="ce13" table:formula="of:=IF([Data.O231]=&quot;&quot;;&quot;&quot;;CONCATENATE(&quot;,&quot;;[Data.O231]))">
            <text:p/>
          </table:table-cell>
          <table:table-cell table:style-name="ce13" table:formula="of:=IF([Data.P231]=&quot;&quot;;&quot;&quot;;CONCATENATE(&quot;,&quot;;[Data.P231]))">
            <text:p/>
          </table:table-cell>
          <table:table-cell table:style-name="ce13" table:formula="of:=IF([Data.Q231]=&quot;&quot;;&quot;&quot;;CONCATENATE(&quot;,&quot;;[Data.Q231]))">
            <text:p/>
          </table:table-cell>
          <table:table-cell table:style-name="ce13" table:formula="of:=IF([Data.R231]=&quot;&quot;;&quot;&quot;;CONCATENATE(&quot;,&quot;;[Data.R231]))">
            <text:p/>
          </table:table-cell>
          <table:table-cell table:style-name="ce13" table:formula="of:=IF([Data.S231]=&quot;&quot;;&quot;&quot;;CONCATENATE(&quot;,&quot;;[Data.S231]))">
            <text:p/>
          </table:table-cell>
          <table:table-cell table:style-name="ce13" table:formula="of:=IF([Data.T231]=&quot;&quot;;&quot;&quot;;CONCATENATE(&quot;,&quot;;[Data.T231]))">
            <text:p/>
          </table:table-cell>
          <table:table-cell table:number-columns-repeated="2"/>
        </table:table-row>
        <table:table-row table:style-name="ro3">
          <table:table-cell table:formula="of:=IF([Data.A232]=&quot;&quot;;[.A230];[Data.A232])" office:value-type="float" office:value="168">
            <text:p>168</text:p>
          </table:table-cell>
          <table:table-cell table:formula="of:=IF([Data.E232]=&quot;&quot;;[.B230];CONCATENATE(&quot;,&quot;;[Data.E232]))" office:value-type="string" office:string-value=",SPECIAL">
            <text:p>,SPECIAL</text:p>
          </table:table-cell>
          <table:table-cell table:formula="of:=IF([Data.F232]=&quot;&quot;;[.C230];CONCATENATE(&quot;,&quot;;[Data.F232]))" office:value-type="string" office:string-value=",CHARL">
            <text:p>,CHARL</text:p>
          </table:table-cell>
          <table:table-cell table:formula="of:=CONCATENATE(&quot;,&quot;;[Data.G232])" office:value-type="string" office:string-value=",GREATER">
            <text:p>,GREATER</text:p>
          </table:table-cell>
          <table:table-cell table:formula="of:=CONCATENATE(&quot;,&quot;;[Data.H232])" office:value-type="string" office:string-value=",30">
            <text:p>,30</text:p>
          </table:table-cell>
          <table:table-cell table:formula="of:=IF([Data.I232]=&quot;&quot;;&quot;&quot;;CONCATENATE(&quot;,&quot;;[Data.I232]))" office:value-type="string" office:string-value=",DESCR">
            <text:p>,DESCR</text:p>
          </table:table-cell>
          <table:table-cell table:style-name="ce13" table:formula="of:=IF([Data.J232]=&quot;&quot;;&quot;&quot;;CONCATENATE(&quot;,&quot;;[Data.J232]))">
            <text:p/>
          </table:table-cell>
          <table:table-cell table:style-name="ce13" table:formula="of:=IF([Data.K232]=&quot;&quot;;&quot;&quot;;CONCATENATE(&quot;,&quot;;[Data.K232]))">
            <text:p/>
          </table:table-cell>
          <table:table-cell table:style-name="ce13" table:formula="of:=IF([Data.L232]=&quot;&quot;;&quot;&quot;;CONCATENATE(&quot;,&quot;;[Data.L232]))">
            <text:p/>
          </table:table-cell>
          <table:table-cell table:style-name="ce13" table:formula="of:=IF([Data.M232]=&quot;&quot;;&quot;&quot;;CONCATENATE(&quot;,&quot;;[Data.M232]))">
            <text:p/>
          </table:table-cell>
          <table:table-cell table:style-name="ce13" table:formula="of:=IF([Data.N232]=&quot;&quot;;&quot;&quot;;CONCATENATE(&quot;,&quot;;[Data.N232]))">
            <text:p/>
          </table:table-cell>
          <table:table-cell table:style-name="ce13" table:formula="of:=IF([Data.O232]=&quot;&quot;;&quot;&quot;;CONCATENATE(&quot;,&quot;;[Data.O232]))">
            <text:p/>
          </table:table-cell>
          <table:table-cell table:style-name="ce13" table:formula="of:=IF([Data.P232]=&quot;&quot;;&quot;&quot;;CONCATENATE(&quot;,&quot;;[Data.P232]))">
            <text:p/>
          </table:table-cell>
          <table:table-cell table:style-name="ce13" table:formula="of:=IF([Data.Q232]=&quot;&quot;;&quot;&quot;;CONCATENATE(&quot;,&quot;;[Data.Q232]))">
            <text:p/>
          </table:table-cell>
          <table:table-cell table:style-name="ce13" table:formula="of:=IF([Data.R232]=&quot;&quot;;&quot;&quot;;CONCATENATE(&quot;,&quot;;[Data.R232]))">
            <text:p/>
          </table:table-cell>
          <table:table-cell table:style-name="ce13" table:formula="of:=IF([Data.S232]=&quot;&quot;;&quot;&quot;;CONCATENATE(&quot;,&quot;;[Data.S232]))">
            <text:p/>
          </table:table-cell>
          <table:table-cell table:style-name="ce13" table:formula="of:=IF([Data.T232]=&quot;&quot;;&quot;&quot;;CONCATENATE(&quot;,&quot;;[Data.T232]))">
            <text:p/>
          </table:table-cell>
          <table:table-cell table:number-columns-repeated="2"/>
        </table:table-row>
        <table:table-row table:style-name="ro3">
          <table:table-cell table:formula="of:=IF([Data.A233]=&quot;&quot;;[.A231];[Data.A233])" office:value-type="float" office:value="169">
            <text:p>169</text:p>
          </table:table-cell>
          <table:table-cell table:formula="of:=IF([Data.E233]=&quot;&quot;;[.B231];CONCATENATE(&quot;,&quot;;[Data.E233]))" office:value-type="string" office:string-value=",SPECIAL">
            <text:p>,SPECIAL</text:p>
          </table:table-cell>
          <table:table-cell table:formula="of:=IF([Data.F233]=&quot;&quot;;[.C231];CONCATENATE(&quot;,&quot;;[Data.F233]))" office:value-type="string" office:string-value=",CHARL">
            <text:p>,CHARL</text:p>
          </table:table-cell>
          <table:table-cell table:formula="of:=CONCATENATE(&quot;,&quot;;[Data.G233])" office:value-type="string" office:string-value=",GREATER">
            <text:p>,GREATER</text:p>
          </table:table-cell>
          <table:table-cell table:formula="of:=CONCATENATE(&quot;,&quot;;[Data.H233])" office:value-type="string" office:string-value=",30">
            <text:p>,30</text:p>
          </table:table-cell>
          <table:table-cell table:formula="of:=IF([Data.I233]=&quot;&quot;;&quot;&quot;;CONCATENATE(&quot;,&quot;;[Data.I233]))" office:value-type="string" office:string-value=",DESCR">
            <text:p>,DESCR</text:p>
          </table:table-cell>
          <table:table-cell table:style-name="ce13" table:formula="of:=IF([Data.J233]=&quot;&quot;;&quot;&quot;;CONCATENATE(&quot;,&quot;;[Data.J233]))">
            <text:p/>
          </table:table-cell>
          <table:table-cell table:style-name="ce13" table:formula="of:=IF([Data.K233]=&quot;&quot;;&quot;&quot;;CONCATENATE(&quot;,&quot;;[Data.K233]))">
            <text:p/>
          </table:table-cell>
          <table:table-cell table:style-name="ce13" table:formula="of:=IF([Data.L233]=&quot;&quot;;&quot;&quot;;CONCATENATE(&quot;,&quot;;[Data.L233]))">
            <text:p/>
          </table:table-cell>
          <table:table-cell table:style-name="ce13" table:formula="of:=IF([Data.M233]=&quot;&quot;;&quot;&quot;;CONCATENATE(&quot;,&quot;;[Data.M233]))">
            <text:p/>
          </table:table-cell>
          <table:table-cell table:style-name="ce13" table:formula="of:=IF([Data.N233]=&quot;&quot;;&quot;&quot;;CONCATENATE(&quot;,&quot;;[Data.N233]))">
            <text:p/>
          </table:table-cell>
          <table:table-cell table:style-name="ce13" table:formula="of:=IF([Data.O233]=&quot;&quot;;&quot;&quot;;CONCATENATE(&quot;,&quot;;[Data.O233]))">
            <text:p/>
          </table:table-cell>
          <table:table-cell table:style-name="ce13" table:formula="of:=IF([Data.P233]=&quot;&quot;;&quot;&quot;;CONCATENATE(&quot;,&quot;;[Data.P233]))">
            <text:p/>
          </table:table-cell>
          <table:table-cell table:style-name="ce13" table:formula="of:=IF([Data.Q233]=&quot;&quot;;&quot;&quot;;CONCATENATE(&quot;,&quot;;[Data.Q233]))">
            <text:p/>
          </table:table-cell>
          <table:table-cell table:style-name="ce13" table:formula="of:=IF([Data.R233]=&quot;&quot;;&quot;&quot;;CONCATENATE(&quot;,&quot;;[Data.R233]))">
            <text:p/>
          </table:table-cell>
          <table:table-cell table:style-name="ce13" table:formula="of:=IF([Data.S233]=&quot;&quot;;&quot;&quot;;CONCATENATE(&quot;,&quot;;[Data.S233]))">
            <text:p/>
          </table:table-cell>
          <table:table-cell table:style-name="ce13" table:formula="of:=IF([Data.T233]=&quot;&quot;;&quot;&quot;;CONCATENATE(&quot;,&quot;;[Data.T233]))">
            <text:p/>
          </table:table-cell>
          <table:table-cell table:number-columns-repeated="2"/>
        </table:table-row>
        <table:table-row table:style-name="ro3">
          <table:table-cell table:formula="of:=IF([Data.A234]=&quot;&quot;;[.A232];[Data.A234])" office:value-type="float" office:value="170">
            <text:p>170</text:p>
          </table:table-cell>
          <table:table-cell table:formula="of:=IF([Data.E234]=&quot;&quot;;[.B232];CONCATENATE(&quot;,&quot;;[Data.E234]))" office:value-type="string" office:string-value=",SPECIAL">
            <text:p>,SPECIAL</text:p>
          </table:table-cell>
          <table:table-cell table:formula="of:=IF([Data.F234]=&quot;&quot;;[.C232];CONCATENATE(&quot;,&quot;;[Data.F234]))" office:value-type="string" office:string-value=",CHARL">
            <text:p>,CHARL</text:p>
          </table:table-cell>
          <table:table-cell table:formula="of:=CONCATENATE(&quot;,&quot;;[Data.G234])" office:value-type="string" office:string-value=",GREATER">
            <text:p>,GREATER</text:p>
          </table:table-cell>
          <table:table-cell table:formula="of:=CONCATENATE(&quot;,&quot;;[Data.H234])" office:value-type="string" office:string-value=",30">
            <text:p>,30</text:p>
          </table:table-cell>
          <table:table-cell table:formula="of:=IF([Data.I234]=&quot;&quot;;&quot;&quot;;CONCATENATE(&quot;,&quot;;[Data.I234]))" office:value-type="string" office:string-value=",DESCR">
            <text:p>,DESCR</text:p>
          </table:table-cell>
          <table:table-cell table:style-name="ce13" table:formula="of:=IF([Data.J234]=&quot;&quot;;&quot;&quot;;CONCATENATE(&quot;,&quot;;[Data.J234]))">
            <text:p/>
          </table:table-cell>
          <table:table-cell table:style-name="ce13" table:formula="of:=IF([Data.K234]=&quot;&quot;;&quot;&quot;;CONCATENATE(&quot;,&quot;;[Data.K234]))">
            <text:p/>
          </table:table-cell>
          <table:table-cell table:style-name="ce13" table:formula="of:=IF([Data.L234]=&quot;&quot;;&quot;&quot;;CONCATENATE(&quot;,&quot;;[Data.L234]))">
            <text:p/>
          </table:table-cell>
          <table:table-cell table:style-name="ce13" table:formula="of:=IF([Data.M234]=&quot;&quot;;&quot;&quot;;CONCATENATE(&quot;,&quot;;[Data.M234]))">
            <text:p/>
          </table:table-cell>
          <table:table-cell table:style-name="ce13" table:formula="of:=IF([Data.N234]=&quot;&quot;;&quot;&quot;;CONCATENATE(&quot;,&quot;;[Data.N234]))">
            <text:p/>
          </table:table-cell>
          <table:table-cell table:style-name="ce13" table:formula="of:=IF([Data.O234]=&quot;&quot;;&quot;&quot;;CONCATENATE(&quot;,&quot;;[Data.O234]))">
            <text:p/>
          </table:table-cell>
          <table:table-cell table:style-name="ce13" table:formula="of:=IF([Data.P234]=&quot;&quot;;&quot;&quot;;CONCATENATE(&quot;,&quot;;[Data.P234]))">
            <text:p/>
          </table:table-cell>
          <table:table-cell table:style-name="ce13" table:formula="of:=IF([Data.Q234]=&quot;&quot;;&quot;&quot;;CONCATENATE(&quot;,&quot;;[Data.Q234]))">
            <text:p/>
          </table:table-cell>
          <table:table-cell table:style-name="ce13" table:formula="of:=IF([Data.R234]=&quot;&quot;;&quot;&quot;;CONCATENATE(&quot;,&quot;;[Data.R234]))">
            <text:p/>
          </table:table-cell>
          <table:table-cell table:style-name="ce13" table:formula="of:=IF([Data.S234]=&quot;&quot;;&quot;&quot;;CONCATENATE(&quot;,&quot;;[Data.S234]))">
            <text:p/>
          </table:table-cell>
          <table:table-cell table:style-name="ce13" table:formula="of:=IF([Data.T234]=&quot;&quot;;&quot;&quot;;CONCATENATE(&quot;,&quot;;[Data.T234]))">
            <text:p/>
          </table:table-cell>
          <table:table-cell table:number-columns-repeated="2"/>
        </table:table-row>
        <table:table-row table:style-name="ro3">
          <table:table-cell table:formula="of:=IF([Data.A235]=&quot;&quot;;[.A233];[Data.A235])" office:value-type="float" office:value="170">
            <text:p>170</text:p>
          </table:table-cell>
          <table:table-cell table:formula="of:=IF([Data.E235]=&quot;&quot;;[.B233];CONCATENATE(&quot;,&quot;;[Data.E235]))" office:value-type="string" office:string-value=",SPECIAL">
            <text:p>,SPECIAL</text:p>
          </table:table-cell>
          <table:table-cell table:formula="of:=IF([Data.F235]=&quot;&quot;;[.C233];CONCATENATE(&quot;,&quot;;[Data.F235]))" office:value-type="string" office:string-value=",CHARL">
            <text:p>,CHARL</text:p>
          </table:table-cell>
          <table:table-cell table:formula="of:=CONCATENATE(&quot;,&quot;;[Data.G235])" office:value-type="string" office:string-value=",">
            <text:p>,</text:p>
          </table:table-cell>
          <table:table-cell table:formula="of:=CONCATENATE(&quot;,&quot;;[Data.H235])" office:value-type="string" office:string-value=",">
            <text:p>,</text:p>
          </table:table-cell>
          <table:table-cell table:formula="of:=IF([Data.I235]=&quot;&quot;;&quot;&quot;;CONCATENATE(&quot;,&quot;;[Data.I235]))">
            <text:p/>
          </table:table-cell>
          <table:table-cell table:style-name="ce13" table:formula="of:=IF([Data.J235]=&quot;&quot;;&quot;&quot;;CONCATENATE(&quot;,&quot;;[Data.J235]))">
            <text:p/>
          </table:table-cell>
          <table:table-cell table:style-name="ce13" table:formula="of:=IF([Data.K235]=&quot;&quot;;&quot;&quot;;CONCATENATE(&quot;,&quot;;[Data.K235]))">
            <text:p/>
          </table:table-cell>
          <table:table-cell table:style-name="ce13" table:formula="of:=IF([Data.L235]=&quot;&quot;;&quot;&quot;;CONCATENATE(&quot;,&quot;;[Data.L235]))">
            <text:p/>
          </table:table-cell>
          <table:table-cell table:style-name="ce13" table:formula="of:=IF([Data.M235]=&quot;&quot;;&quot;&quot;;CONCATENATE(&quot;,&quot;;[Data.M235]))">
            <text:p/>
          </table:table-cell>
          <table:table-cell table:style-name="ce13" table:formula="of:=IF([Data.N235]=&quot;&quot;;&quot;&quot;;CONCATENATE(&quot;,&quot;;[Data.N235]))">
            <text:p/>
          </table:table-cell>
          <table:table-cell table:style-name="ce13" table:formula="of:=IF([Data.O235]=&quot;&quot;;&quot;&quot;;CONCATENATE(&quot;,&quot;;[Data.O235]))">
            <text:p/>
          </table:table-cell>
          <table:table-cell table:style-name="ce13" table:formula="of:=IF([Data.P235]=&quot;&quot;;&quot;&quot;;CONCATENATE(&quot;,&quot;;[Data.P235]))">
            <text:p/>
          </table:table-cell>
          <table:table-cell table:style-name="ce13" table:formula="of:=IF([Data.Q235]=&quot;&quot;;&quot;&quot;;CONCATENATE(&quot;,&quot;;[Data.Q235]))">
            <text:p/>
          </table:table-cell>
          <table:table-cell table:style-name="ce13" table:formula="of:=IF([Data.R235]=&quot;&quot;;&quot;&quot;;CONCATENATE(&quot;,&quot;;[Data.R235]))">
            <text:p/>
          </table:table-cell>
          <table:table-cell table:style-name="ce13" table:formula="of:=IF([Data.S235]=&quot;&quot;;&quot;&quot;;CONCATENATE(&quot;,&quot;;[Data.S235]))">
            <text:p/>
          </table:table-cell>
          <table:table-cell table:style-name="ce13" table:formula="of:=IF([Data.T235]=&quot;&quot;;&quot;&quot;;CONCATENATE(&quot;,&quot;;[Data.T235]))">
            <text:p/>
          </table:table-cell>
          <table:table-cell table:number-columns-repeated="2"/>
        </table:table-row>
        <table:table-row table:style-name="ro3">
          <table:table-cell table:formula="of:=IF([Data.A236]=&quot;&quot;;[.A234];[Data.A236])" office:value-type="float" office:value="170">
            <text:p>170</text:p>
          </table:table-cell>
          <table:table-cell table:formula="of:=IF([Data.E236]=&quot;&quot;;[.B234];CONCATENATE(&quot;,&quot;;[Data.E236]))" office:value-type="string" office:string-value=",SPECIAL">
            <text:p>,SPECIAL</text:p>
          </table:table-cell>
          <table:table-cell table:formula="of:=IF([Data.F236]=&quot;&quot;;[.C234];CONCATENATE(&quot;,&quot;;[Data.F236]))" office:value-type="string" office:string-value=",CHARL">
            <text:p>,CHARL</text:p>
          </table:table-cell>
          <table:table-cell table:formula="of:=CONCATENATE(&quot;,&quot;;[Data.G236])" office:value-type="string" office:string-value=",">
            <text:p>,</text:p>
          </table:table-cell>
          <table:table-cell table:formula="of:=CONCATENATE(&quot;,&quot;;[Data.H236])" office:value-type="string" office:string-value=",">
            <text:p>,</text:p>
          </table:table-cell>
          <table:table-cell table:formula="of:=IF([Data.I236]=&quot;&quot;;&quot;&quot;;CONCATENATE(&quot;,&quot;;[Data.I236]))">
            <text:p/>
          </table:table-cell>
          <table:table-cell table:style-name="ce13" table:formula="of:=IF([Data.J236]=&quot;&quot;;&quot;&quot;;CONCATENATE(&quot;,&quot;;[Data.J236]))">
            <text:p/>
          </table:table-cell>
          <table:table-cell table:style-name="ce13" table:formula="of:=IF([Data.K236]=&quot;&quot;;&quot;&quot;;CONCATENATE(&quot;,&quot;;[Data.K236]))">
            <text:p/>
          </table:table-cell>
          <table:table-cell table:style-name="ce13" table:formula="of:=IF([Data.L236]=&quot;&quot;;&quot;&quot;;CONCATENATE(&quot;,&quot;;[Data.L236]))">
            <text:p/>
          </table:table-cell>
          <table:table-cell table:style-name="ce13" table:formula="of:=IF([Data.M236]=&quot;&quot;;&quot;&quot;;CONCATENATE(&quot;,&quot;;[Data.M236]))">
            <text:p/>
          </table:table-cell>
          <table:table-cell table:style-name="ce13" table:formula="of:=IF([Data.N236]=&quot;&quot;;&quot;&quot;;CONCATENATE(&quot;,&quot;;[Data.N236]))">
            <text:p/>
          </table:table-cell>
          <table:table-cell table:style-name="ce13" table:formula="of:=IF([Data.O236]=&quot;&quot;;&quot;&quot;;CONCATENATE(&quot;,&quot;;[Data.O236]))">
            <text:p/>
          </table:table-cell>
          <table:table-cell table:style-name="ce13" table:formula="of:=IF([Data.P236]=&quot;&quot;;&quot;&quot;;CONCATENATE(&quot;,&quot;;[Data.P236]))">
            <text:p/>
          </table:table-cell>
          <table:table-cell table:style-name="ce13" table:formula="of:=IF([Data.Q236]=&quot;&quot;;&quot;&quot;;CONCATENATE(&quot;,&quot;;[Data.Q236]))">
            <text:p/>
          </table:table-cell>
          <table:table-cell table:style-name="ce13" table:formula="of:=IF([Data.R236]=&quot;&quot;;&quot;&quot;;CONCATENATE(&quot;,&quot;;[Data.R236]))">
            <text:p/>
          </table:table-cell>
          <table:table-cell table:style-name="ce13" table:formula="of:=IF([Data.S236]=&quot;&quot;;&quot;&quot;;CONCATENATE(&quot;,&quot;;[Data.S236]))">
            <text:p/>
          </table:table-cell>
          <table:table-cell table:style-name="ce13" table:formula="of:=IF([Data.T236]=&quot;&quot;;&quot;&quot;;CONCATENATE(&quot;,&quot;;[Data.T236]))">
            <text:p/>
          </table:table-cell>
          <table:table-cell table:number-columns-repeated="2"/>
        </table:table-row>
        <table:table-row table:style-name="ro3">
          <table:table-cell table:formula="of:=IF([Data.A237]=&quot;&quot;;[.A235];[Data.A237])" office:value-type="float" office:value="170">
            <text:p>170</text:p>
          </table:table-cell>
          <table:table-cell table:formula="of:=IF([Data.E237]=&quot;&quot;;[.B235];CONCATENATE(&quot;,&quot;;[Data.E237]))" office:value-type="string" office:string-value=",SPECIAL">
            <text:p>,SPECIAL</text:p>
          </table:table-cell>
          <table:table-cell table:formula="of:=IF([Data.F237]=&quot;&quot;;[.C235];CONCATENATE(&quot;,&quot;;[Data.F237]))" office:value-type="string" office:string-value=",CHARL">
            <text:p>,CHARL</text:p>
          </table:table-cell>
          <table:table-cell table:formula="of:=CONCATENATE(&quot;,&quot;;[Data.G237])" office:value-type="string" office:string-value=",">
            <text:p>,</text:p>
          </table:table-cell>
          <table:table-cell table:formula="of:=CONCATENATE(&quot;,&quot;;[Data.H237])" office:value-type="string" office:string-value=",">
            <text:p>,</text:p>
          </table:table-cell>
          <table:table-cell table:formula="of:=IF([Data.I237]=&quot;&quot;;&quot;&quot;;CONCATENATE(&quot;,&quot;;[Data.I237]))">
            <text:p/>
          </table:table-cell>
          <table:table-cell table:style-name="ce13" table:formula="of:=IF([Data.J237]=&quot;&quot;;&quot;&quot;;CONCATENATE(&quot;,&quot;;[Data.J237]))">
            <text:p/>
          </table:table-cell>
          <table:table-cell table:style-name="ce13" table:formula="of:=IF([Data.K237]=&quot;&quot;;&quot;&quot;;CONCATENATE(&quot;,&quot;;[Data.K237]))">
            <text:p/>
          </table:table-cell>
          <table:table-cell table:style-name="ce13" table:formula="of:=IF([Data.L237]=&quot;&quot;;&quot;&quot;;CONCATENATE(&quot;,&quot;;[Data.L237]))">
            <text:p/>
          </table:table-cell>
          <table:table-cell table:style-name="ce13" table:formula="of:=IF([Data.M237]=&quot;&quot;;&quot;&quot;;CONCATENATE(&quot;,&quot;;[Data.M237]))">
            <text:p/>
          </table:table-cell>
          <table:table-cell table:style-name="ce13" table:formula="of:=IF([Data.N237]=&quot;&quot;;&quot;&quot;;CONCATENATE(&quot;,&quot;;[Data.N237]))">
            <text:p/>
          </table:table-cell>
          <table:table-cell table:style-name="ce13" table:formula="of:=IF([Data.O237]=&quot;&quot;;&quot;&quot;;CONCATENATE(&quot;,&quot;;[Data.O237]))">
            <text:p/>
          </table:table-cell>
          <table:table-cell table:style-name="ce13" table:formula="of:=IF([Data.P237]=&quot;&quot;;&quot;&quot;;CONCATENATE(&quot;,&quot;;[Data.P237]))">
            <text:p/>
          </table:table-cell>
          <table:table-cell table:style-name="ce13" table:formula="of:=IF([Data.Q237]=&quot;&quot;;&quot;&quot;;CONCATENATE(&quot;,&quot;;[Data.Q237]))">
            <text:p/>
          </table:table-cell>
          <table:table-cell table:style-name="ce13" table:formula="of:=IF([Data.R237]=&quot;&quot;;&quot;&quot;;CONCATENATE(&quot;,&quot;;[Data.R237]))">
            <text:p/>
          </table:table-cell>
          <table:table-cell table:style-name="ce13" table:formula="of:=IF([Data.S237]=&quot;&quot;;&quot;&quot;;CONCATENATE(&quot;,&quot;;[Data.S237]))">
            <text:p/>
          </table:table-cell>
          <table:table-cell table:style-name="ce13" table:formula="of:=IF([Data.T237]=&quot;&quot;;&quot;&quot;;CONCATENATE(&quot;,&quot;;[Data.T237]))">
            <text:p/>
          </table:table-cell>
          <table:table-cell table:number-columns-repeated="2"/>
        </table:table-row>
        <table:table-row table:style-name="ro3">
          <table:table-cell table:formula="of:=IF([Data.A238]=&quot;&quot;;[.A236];[Data.A238])" office:value-type="float" office:value="170">
            <text:p>170</text:p>
          </table:table-cell>
          <table:table-cell table:formula="of:=IF([Data.E238]=&quot;&quot;;[.B236];CONCATENATE(&quot;,&quot;;[Data.E238]))" office:value-type="string" office:string-value=",SPECIAL">
            <text:p>,SPECIAL</text:p>
          </table:table-cell>
          <table:table-cell table:formula="of:=IF([Data.F238]=&quot;&quot;;[.C236];CONCATENATE(&quot;,&quot;;[Data.F238]))" office:value-type="string" office:string-value=",CHARL">
            <text:p>,CHARL</text:p>
          </table:table-cell>
          <table:table-cell table:formula="of:=CONCATENATE(&quot;,&quot;;[Data.G238])" office:value-type="string" office:string-value=",">
            <text:p>,</text:p>
          </table:table-cell>
          <table:table-cell table:formula="of:=CONCATENATE(&quot;,&quot;;[Data.H238])" office:value-type="string" office:string-value=",">
            <text:p>,</text:p>
          </table:table-cell>
          <table:table-cell table:formula="of:=IF([Data.I238]=&quot;&quot;;&quot;&quot;;CONCATENATE(&quot;,&quot;;[Data.I238]))">
            <text:p/>
          </table:table-cell>
          <table:table-cell table:style-name="ce13" table:formula="of:=IF([Data.J238]=&quot;&quot;;&quot;&quot;;CONCATENATE(&quot;,&quot;;[Data.J238]))">
            <text:p/>
          </table:table-cell>
          <table:table-cell table:style-name="ce13" table:formula="of:=IF([Data.K238]=&quot;&quot;;&quot;&quot;;CONCATENATE(&quot;,&quot;;[Data.K238]))">
            <text:p/>
          </table:table-cell>
          <table:table-cell table:style-name="ce13" table:formula="of:=IF([Data.L238]=&quot;&quot;;&quot;&quot;;CONCATENATE(&quot;,&quot;;[Data.L238]))">
            <text:p/>
          </table:table-cell>
          <table:table-cell table:style-name="ce13" table:formula="of:=IF([Data.M238]=&quot;&quot;;&quot;&quot;;CONCATENATE(&quot;,&quot;;[Data.M238]))">
            <text:p/>
          </table:table-cell>
          <table:table-cell table:style-name="ce13" table:formula="of:=IF([Data.N238]=&quot;&quot;;&quot;&quot;;CONCATENATE(&quot;,&quot;;[Data.N238]))">
            <text:p/>
          </table:table-cell>
          <table:table-cell table:style-name="ce13" table:formula="of:=IF([Data.O238]=&quot;&quot;;&quot;&quot;;CONCATENATE(&quot;,&quot;;[Data.O238]))">
            <text:p/>
          </table:table-cell>
          <table:table-cell table:style-name="ce13" table:formula="of:=IF([Data.P238]=&quot;&quot;;&quot;&quot;;CONCATENATE(&quot;,&quot;;[Data.P238]))">
            <text:p/>
          </table:table-cell>
          <table:table-cell table:style-name="ce13" table:formula="of:=IF([Data.Q238]=&quot;&quot;;&quot;&quot;;CONCATENATE(&quot;,&quot;;[Data.Q238]))">
            <text:p/>
          </table:table-cell>
          <table:table-cell table:style-name="ce13" table:formula="of:=IF([Data.R238]=&quot;&quot;;&quot;&quot;;CONCATENATE(&quot;,&quot;;[Data.R238]))">
            <text:p/>
          </table:table-cell>
          <table:table-cell table:style-name="ce13" table:formula="of:=IF([Data.S238]=&quot;&quot;;&quot;&quot;;CONCATENATE(&quot;,&quot;;[Data.S238]))">
            <text:p/>
          </table:table-cell>
          <table:table-cell table:style-name="ce13" table:formula="of:=IF([Data.T238]=&quot;&quot;;&quot;&quot;;CONCATENATE(&quot;,&quot;;[Data.T238]))">
            <text:p/>
          </table:table-cell>
          <table:table-cell table:number-columns-repeated="2"/>
        </table:table-row>
        <table:table-row table:style-name="ro3">
          <table:table-cell table:formula="of:=IF([Data.A239]=&quot;&quot;;[.A237];[Data.A239])" office:value-type="float" office:value="170">
            <text:p>170</text:p>
          </table:table-cell>
          <table:table-cell table:formula="of:=IF([Data.E239]=&quot;&quot;;[.B237];CONCATENATE(&quot;,&quot;;[Data.E239]))" office:value-type="string" office:string-value=",SPECIAL">
            <text:p>,SPECIAL</text:p>
          </table:table-cell>
          <table:table-cell table:formula="of:=IF([Data.F239]=&quot;&quot;;[.C237];CONCATENATE(&quot;,&quot;;[Data.F239]))" office:value-type="string" office:string-value=",CHARL">
            <text:p>,CHARL</text:p>
          </table:table-cell>
          <table:table-cell table:formula="of:=CONCATENATE(&quot;,&quot;;[Data.G239])" office:value-type="string" office:string-value=",">
            <text:p>,</text:p>
          </table:table-cell>
          <table:table-cell table:formula="of:=CONCATENATE(&quot;,&quot;;[Data.H239])" office:value-type="string" office:string-value=",">
            <text:p>,</text:p>
          </table:table-cell>
          <table:table-cell table:formula="of:=IF([Data.I239]=&quot;&quot;;&quot;&quot;;CONCATENATE(&quot;,&quot;;[Data.I239]))">
            <text:p/>
          </table:table-cell>
          <table:table-cell table:style-name="ce13" table:formula="of:=IF([Data.J239]=&quot;&quot;;&quot;&quot;;CONCATENATE(&quot;,&quot;;[Data.J239]))">
            <text:p/>
          </table:table-cell>
          <table:table-cell table:style-name="ce13" table:formula="of:=IF([Data.K239]=&quot;&quot;;&quot;&quot;;CONCATENATE(&quot;,&quot;;[Data.K239]))">
            <text:p/>
          </table:table-cell>
          <table:table-cell table:style-name="ce13" table:formula="of:=IF([Data.L239]=&quot;&quot;;&quot;&quot;;CONCATENATE(&quot;,&quot;;[Data.L239]))">
            <text:p/>
          </table:table-cell>
          <table:table-cell table:style-name="ce13" table:formula="of:=IF([Data.M239]=&quot;&quot;;&quot;&quot;;CONCATENATE(&quot;,&quot;;[Data.M239]))">
            <text:p/>
          </table:table-cell>
          <table:table-cell table:style-name="ce13" table:formula="of:=IF([Data.N239]=&quot;&quot;;&quot;&quot;;CONCATENATE(&quot;,&quot;;[Data.N239]))">
            <text:p/>
          </table:table-cell>
          <table:table-cell table:style-name="ce13" table:formula="of:=IF([Data.O239]=&quot;&quot;;&quot;&quot;;CONCATENATE(&quot;,&quot;;[Data.O239]))">
            <text:p/>
          </table:table-cell>
          <table:table-cell table:style-name="ce13" table:formula="of:=IF([Data.P239]=&quot;&quot;;&quot;&quot;;CONCATENATE(&quot;,&quot;;[Data.P239]))">
            <text:p/>
          </table:table-cell>
          <table:table-cell table:style-name="ce13" table:formula="of:=IF([Data.Q239]=&quot;&quot;;&quot;&quot;;CONCATENATE(&quot;,&quot;;[Data.Q239]))">
            <text:p/>
          </table:table-cell>
          <table:table-cell table:style-name="ce13" table:formula="of:=IF([Data.R239]=&quot;&quot;;&quot;&quot;;CONCATENATE(&quot;,&quot;;[Data.R239]))">
            <text:p/>
          </table:table-cell>
          <table:table-cell table:style-name="ce13" table:formula="of:=IF([Data.S239]=&quot;&quot;;&quot;&quot;;CONCATENATE(&quot;,&quot;;[Data.S239]))">
            <text:p/>
          </table:table-cell>
          <table:table-cell table:style-name="ce13" table:formula="of:=IF([Data.T239]=&quot;&quot;;&quot;&quot;;CONCATENATE(&quot;,&quot;;[Data.T239]))">
            <text:p/>
          </table:table-cell>
          <table:table-cell table:number-columns-repeated="2"/>
        </table:table-row>
        <table:table-row table:style-name="ro3" table:number-rows-repeated="104833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locales" table:style-name="ta1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row table:style-name="ro2">
          <table:table-cell table:formula="of:=CONCATENATE(&quot;talentflaw.&quot;;ROW();&quot;=&quot;;VLOOKUP(ROW();[Data.$A$2:.$D$234];2;0))" office:value-type="string" office:string-value="talentflaw.1=Akrobat">
            <text:p>talentflaw.1=Akrobat</text:p>
          </table:table-cell>
          <table:table-cell table:formula="of:=CONCATENATE(&quot;talentflaw.&quot;;ROW();&quot;=&quot;;VLOOKUP(ROW();[Data.$A$2:.$D$234];3;0))" office:value-type="string" office:string-value="talentflaw.1=Acrobat">
            <text:p>talentflaw.1=Acrobat</text:p>
          </table:table-cell>
          <table:table-cell table:formula="of:=CONCATENATE(&quot;talentflaw.&quot;;ROW();&quot;=&quot;;VLOOKUP(ROW();[Data.$A$2:.$D$234];4;0))" office:value-type="string" office:string-value="talentflaw.1=">
            <text:p>talentflaw.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=Arkane Entdeckung">
            <text:p>talentflaw.2=Arkane Entdeckung</text:p>
          </table:table-cell>
          <table:table-cell table:formula="of:=CONCATENATE(&quot;talentflaw.&quot;;ROW();&quot;=&quot;;VLOOKUP(ROW();[Data.$A$2:.$D$234];3;0))" office:value-type="string" office:string-value="talentflaw.2=Arcane Discovery">
            <text:p>talentflaw.2=Arcane Discovery</text:p>
          </table:table-cell>
          <table:table-cell table:formula="of:=CONCATENATE(&quot;talentflaw.&quot;;ROW();&quot;=&quot;;VLOOKUP(ROW();[Data.$A$2:.$D$234];4;0))" office:value-type="string" office:string-value="talentflaw.2=">
            <text:p>talentflaw.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=Assassinen">
            <text:p>talentflaw.3=Assassinen</text:p>
          </table:table-cell>
          <table:table-cell table:formula="of:=CONCATENATE(&quot;talentflaw.&quot;;ROW();&quot;=&quot;;VLOOKUP(ROW();[Data.$A$2:.$D$234];3;0))" office:value-type="string" office:string-value="talentflaw.3=Assassin Training">
            <text:p>talentflaw.3=Assassin Training</text:p>
          </table:table-cell>
          <table:table-cell table:formula="of:=CONCATENATE(&quot;talentflaw.&quot;;ROW();&quot;=&quot;;VLOOKUP(ROW();[Data.$A$2:.$D$234];4;0))" office:value-type="string" office:string-value="talentflaw.3=">
            <text:p>talentflaw.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=Assassinen (MA)">
            <text:p>talentflaw.4=Assassinen (MA)</text:p>
          </table:table-cell>
          <table:table-cell table:formula="of:=CONCATENATE(&quot;talentflaw.&quot;;ROW();&quot;=&quot;;VLOOKUP(ROW();[Data.$A$2:.$D$234];3;0))" office:value-type="string" office:string-value="talentflaw.4=Martial Arts Training">
            <text:p>talentflaw.4=Martial Arts Training</text:p>
          </table:table-cell>
          <table:table-cell table:formula="of:=CONCATENATE(&quot;talentflaw.&quot;;ROW();&quot;=&quot;;VLOOKUP(ROW();[Data.$A$2:.$D$234];4;0))" office:value-type="string" office:string-value="talentflaw.4=">
            <text:p>talentflaw.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=Außergewöhnliche Kampffertigkeit">
            <text:p>talentflaw.5=Außergewöhnliche Kampffertigkeit</text:p>
          </table:table-cell>
          <table:table-cell table:formula="of:=CONCATENATE(&quot;talentflaw.&quot;;ROW();&quot;=&quot;;VLOOKUP(ROW();[Data.$A$2:.$D$234];3;0))" office:value-type="string" office:string-value="talentflaw.5=Exceptional Skill at Arms">
            <text:p>talentflaw.5=Exceptional Skill at Arms</text:p>
          </table:table-cell>
          <table:table-cell table:formula="of:=CONCATENATE(&quot;talentflaw.&quot;;ROW();&quot;=&quot;;VLOOKUP(ROW();[Data.$A$2:.$D$234];4;0))" office:value-type="string" office:string-value="talentflaw.5=">
            <text:p>talentflaw.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=Außergew. Krieger">
            <text:p>talentflaw.6=Außergew. Krieger</text:p>
          </table:table-cell>
          <table:table-cell table:formula="of:=CONCATENATE(&quot;talentflaw.&quot;;ROW();&quot;=&quot;;VLOOKUP(ROW();[Data.$A$2:.$D$234];3;0))" office:value-type="string" office:string-value="talentflaw.6=Warrior Extraordinaire">
            <text:p>talentflaw.6=Warrior Extraordinaire</text:p>
          </table:table-cell>
          <table:table-cell table:formula="of:=CONCATENATE(&quot;talentflaw.&quot;;ROW();&quot;=&quot;;VLOOKUP(ROW();[Data.$A$2:.$D$234];4;0))" office:value-type="string" office:string-value="talentflaw.6=">
            <text:p>talentflaw.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=Blitzschlag">
            <text:p>talentflaw.7=Blitzschlag</text:p>
          </table:table-cell>
          <table:table-cell table:formula="of:=CONCATENATE(&quot;talentflaw.&quot;;ROW();&quot;=&quot;;VLOOKUP(ROW();[Data.$A$2:.$D$234];3;0))" office:value-type="string" office:string-value="talentflaw.7=Lightning Strike">
            <text:p>talentflaw.7=Lightning Strike</text:p>
          </table:table-cell>
          <table:table-cell table:formula="of:=CONCATENATE(&quot;talentflaw.&quot;;ROW();&quot;=&quot;;VLOOKUP(ROW();[Data.$A$2:.$D$234];4;0))" office:value-type="string" office:string-value="talentflaw.7=">
            <text:p>talentflaw.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=Elfische Ausbildung">
            <text:p>talentflaw.8=Elfische Ausbildung</text:p>
          </table:table-cell>
          <table:table-cell table:formula="of:=CONCATENATE(&quot;talentflaw.&quot;;ROW();&quot;=&quot;;VLOOKUP(ROW();[Data.$A$2:.$D$234];3;0))" office:value-type="string" office:string-value="talentflaw.8=Elvish Training">
            <text:p>talentflaw.8=Elvish Training</text:p>
          </table:table-cell>
          <table:table-cell table:formula="of:=CONCATENATE(&quot;talentflaw.&quot;;ROW();&quot;=&quot;;VLOOKUP(ROW();[Data.$A$2:.$D$234];4;0))" office:value-type="string" office:string-value="talentflaw.8=">
            <text:p>talentflaw.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=Entwaffnen">
            <text:p>talentflaw.9=Entwaffnen</text:p>
          </table:table-cell>
          <table:table-cell table:formula="of:=CONCATENATE(&quot;talentflaw.&quot;;ROW();&quot;=&quot;;VLOOKUP(ROW();[Data.$A$2:.$D$234];3;0))" office:value-type="string" office:string-value="talentflaw.9=Disarm Skill">
            <text:p>talentflaw.9=Disarm Skill</text:p>
          </table:table-cell>
          <table:table-cell table:formula="of:=CONCATENATE(&quot;talentflaw.&quot;;ROW();&quot;=&quot;;VLOOKUP(ROW();[Data.$A$2:.$D$234];4;0))" office:value-type="string" office:string-value="talentflaw.9=">
            <text:p>talentflaw.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=Fachmann für Winkel">
            <text:p>talentflaw.10=Fachmann für Winkel</text:p>
          </table:table-cell>
          <table:table-cell table:formula="of:=CONCATENATE(&quot;talentflaw.&quot;;ROW();&quot;=&quot;;VLOOKUP(ROW();[Data.$A$2:.$D$234];3;0))" office:value-type="string" office:string-value="talentflaw.10=Judge of Angles">
            <text:p>talentflaw.10=Judge of Angles</text:p>
          </table:table-cell>
          <table:table-cell table:formula="of:=CONCATENATE(&quot;talentflaw.&quot;;ROW();&quot;=&quot;;VLOOKUP(ROW();[Data.$A$2:.$D$234];4;0))" office:value-type="string" office:string-value="talentflaw.10=">
            <text:p>talentflaw.1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=Geborener Bogenschütze">
            <text:p>talentflaw.11=Geborener Bogenschütze</text:p>
          </table:table-cell>
          <table:table-cell table:formula="of:=CONCATENATE(&quot;talentflaw.&quot;;ROW();&quot;=&quot;;VLOOKUP(ROW();[Data.$A$2:.$D$234];3;0))" office:value-type="string" office:string-value="talentflaw.11=Natural Archer">
            <text:p>talentflaw.11=Natural Archer</text:p>
          </table:table-cell>
          <table:table-cell table:formula="of:=CONCATENATE(&quot;talentflaw.&quot;;ROW();&quot;=&quot;;VLOOKUP(ROW();[Data.$A$2:.$D$234];4;0))" office:value-type="string" office:string-value="talentflaw.11=">
            <text:p>talentflaw.1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=Geborener Reiter">
            <text:p>talentflaw.12=Geborener Reiter</text:p>
          </table:table-cell>
          <table:table-cell table:formula="of:=CONCATENATE(&quot;talentflaw.&quot;;ROW();&quot;=&quot;;VLOOKUP(ROW();[Data.$A$2:.$D$234];3;0))" office:value-type="string" office:string-value="talentflaw.12=Natural Horseman">
            <text:p>talentflaw.12=Natural Horseman</text:p>
          </table:table-cell>
          <table:table-cell table:formula="of:=CONCATENATE(&quot;talentflaw.&quot;;ROW();&quot;=&quot;;VLOOKUP(ROW();[Data.$A$2:.$D$234];4;0))" office:value-type="string" office:string-value="talentflaw.12=">
            <text:p>talentflaw.1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=Geborener Waffenmeister">
            <text:p>talentflaw.13=Geborener Waffenmeister</text:p>
          </table:table-cell>
          <table:table-cell table:formula="of:=CONCATENATE(&quot;talentflaw.&quot;;ROW();&quot;=&quot;;VLOOKUP(ROW();[Data.$A$2:.$D$234];3;0))" office:value-type="string" office:string-value="talentflaw.13=Natural Weapons Master">
            <text:p>talentflaw.13=Natural Weapons Master</text:p>
          </table:table-cell>
          <table:table-cell table:formula="of:=CONCATENATE(&quot;talentflaw.&quot;;ROW();&quot;=&quot;;VLOOKUP(ROW();[Data.$A$2:.$D$234];4;0))" office:value-type="string" office:string-value="talentflaw.13=">
            <text:p>talentflaw.1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=Geographisches Naturtalent">
            <text:p>talentflaw.14=Geographisches Naturtalent</text:p>
          </table:table-cell>
          <table:table-cell table:formula="of:=CONCATENATE(&quot;talentflaw.&quot;;ROW();&quot;=&quot;;VLOOKUP(ROW();[Data.$A$2:.$D$234];3;0))" office:value-type="string" office:string-value="talentflaw.14=Geographic Awareness">
            <text:p>talentflaw.14=Geographic Awareness</text:p>
          </table:table-cell>
          <table:table-cell table:formula="of:=CONCATENATE(&quot;talentflaw.&quot;;ROW();&quot;=&quot;;VLOOKUP(ROW();[Data.$A$2:.$D$234];4;0))" office:value-type="string" office:string-value="talentflaw.14=">
            <text:p>talentflaw.1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=Gymnastik Training">
            <text:p>talentflaw.15=Gymnastik Training</text:p>
          </table:table-cell>
          <table:table-cell table:formula="of:=CONCATENATE(&quot;talentflaw.&quot;;ROW();&quot;=&quot;;VLOOKUP(ROW();[Data.$A$2:.$D$234];3;0))" office:value-type="string" office:string-value="talentflaw.15=Gymnastic Training">
            <text:p>talentflaw.15=Gymnastic Training</text:p>
          </table:table-cell>
          <table:table-cell table:formula="of:=CONCATENATE(&quot;talentflaw.&quot;;ROW();&quot;=&quot;;VLOOKUP(ROW();[Data.$A$2:.$D$234];4;0))" office:value-type="string" office:string-value="talentflaw.15=">
            <text:p>talentflaw.1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=Im Untergrund aufgewachsen">
            <text:p>talentflaw.16=Im Untergrund aufgewachsen</text:p>
          </table:table-cell>
          <table:table-cell table:formula="of:=CONCATENATE(&quot;talentflaw.&quot;;ROW();&quot;=&quot;;VLOOKUP(ROW();[Data.$A$2:.$D$234];3;0))" office:value-type="string" office:string-value="talentflaw.16=Underground Upraising">
            <text:p>talentflaw.16=Underground Upraising</text:p>
          </table:table-cell>
          <table:table-cell table:formula="of:=CONCATENATE(&quot;talentflaw.&quot;;ROW();&quot;=&quot;;VLOOKUP(ROW();[Data.$A$2:.$D$234];4;0))" office:value-type="string" office:string-value="talentflaw.16=">
            <text:p>talentflaw.1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7=Innere Reserve">
            <text:p>talentflaw.17=Innere Reserve</text:p>
          </table:table-cell>
          <table:table-cell table:formula="of:=CONCATENATE(&quot;talentflaw.&quot;;ROW();&quot;=&quot;;VLOOKUP(ROW();[Data.$A$2:.$D$234];3;0))" office:value-type="string" office:string-value="talentflaw.17=Inner Reserve">
            <text:p>talentflaw.17=Inner Reserve</text:p>
          </table:table-cell>
          <table:table-cell table:formula="of:=CONCATENATE(&quot;talentflaw.&quot;;ROW();&quot;=&quot;;VLOOKUP(ROW();[Data.$A$2:.$D$234];4;0))" office:value-type="string" office:string-value="talentflaw.17=">
            <text:p>talentflaw.1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8=Innere Uhr">
            <text:p>talentflaw.18=Innere Uhr</text:p>
          </table:table-cell>
          <table:table-cell table:formula="of:=CONCATENATE(&quot;talentflaw.&quot;;ROW();&quot;=&quot;;VLOOKUP(ROW();[Data.$A$2:.$D$234];3;0))" office:value-type="string" office:string-value="talentflaw.18=Internal Clock">
            <text:p>talentflaw.18=Internal Clock</text:p>
          </table:table-cell>
          <table:table-cell table:formula="of:=CONCATENATE(&quot;talentflaw.&quot;;ROW();&quot;=&quot;;VLOOKUP(ROW();[Data.$A$2:.$D$234];4;0))" office:value-type="string" office:string-value="talentflaw.18=">
            <text:p>talentflaw.1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9=Kräuterkundiger">
            <text:p>talentflaw.19=Kräuterkundiger</text:p>
          </table:table-cell>
          <table:table-cell table:formula="of:=CONCATENATE(&quot;talentflaw.&quot;;ROW();&quot;=&quot;;VLOOKUP(ROW();[Data.$A$2:.$D$234];3;0))" office:value-type="string" office:string-value="talentflaw.19=Herbalist">
            <text:p>talentflaw.19=Herbalist</text:p>
          </table:table-cell>
          <table:table-cell table:formula="of:=CONCATENATE(&quot;talentflaw.&quot;;ROW();&quot;=&quot;;VLOOKUP(ROW();[Data.$A$2:.$D$234];4;0))" office:value-type="string" office:string-value="talentflaw.19=">
            <text:p>talentflaw.1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0=Macht">
            <text:p>talentflaw.20=Macht</text:p>
          </table:table-cell>
          <table:table-cell table:formula="of:=CONCATENATE(&quot;talentflaw.&quot;;ROW();&quot;=&quot;;VLOOKUP(ROW();[Data.$A$2:.$D$234];3;0))" office:value-type="string" office:string-value="talentflaw.20=Power">
            <text:p>talentflaw.20=Power</text:p>
          </table:table-cell>
          <table:table-cell table:formula="of:=CONCATENATE(&quot;talentflaw.&quot;;ROW();&quot;=&quot;;VLOOKUP(ROW();[Data.$A$2:.$D$234];4;0))" office:value-type="string" office:string-value="talentflaw.20=">
            <text:p>talentflaw.2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1=Meister aller Waffen">
            <text:p>talentflaw.21=Meister aller Waffen</text:p>
          </table:table-cell>
          <table:table-cell table:formula="of:=CONCATENATE(&quot;talentflaw.&quot;;ROW();&quot;=&quot;;VLOOKUP(ROW();[Data.$A$2:.$D$234];3;0))" office:value-type="string" office:string-value="talentflaw.21=General Weapons Master">
            <text:p>talentflaw.21=General Weapons Master</text:p>
          </table:table-cell>
          <table:table-cell table:formula="of:=CONCATENATE(&quot;talentflaw.&quot;;ROW();&quot;=&quot;;VLOOKUP(ROW();[Data.$A$2:.$D$234];4;0))" office:value-type="string" office:string-value="talentflaw.21=">
            <text:p>talentflaw.2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2=Meister handgeführter Waffen">
            <text:p>talentflaw.22=Meister handgeführter Waffen</text:p>
          </table:table-cell>
          <table:table-cell table:formula="of:=CONCATENATE(&quot;talentflaw.&quot;;ROW();&quot;=&quot;;VLOOKUP(ROW();[Data.$A$2:.$D$234];3;0))" office:value-type="string" office:string-value="talentflaw.22=Directed Weapons Master">
            <text:p>talentflaw.22=Directed Weapons Master</text:p>
          </table:table-cell>
          <table:table-cell table:formula="of:=CONCATENATE(&quot;talentflaw.&quot;;ROW();&quot;=&quot;;VLOOKUP(ROW();[Data.$A$2:.$D$234];4;0))" office:value-type="string" office:string-value="talentflaw.22=">
            <text:p>talentflaw.2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3=Naturfreund">
            <text:p>talentflaw.23=Naturfreund</text:p>
          </table:table-cell>
          <table:table-cell table:formula="of:=CONCATENATE(&quot;talentflaw.&quot;;ROW();&quot;=&quot;;VLOOKUP(ROW();[Data.$A$2:.$D$234];3;0))" office:value-type="string" office:string-value="talentflaw.23=Outdoorsman">
            <text:p>talentflaw.23=Outdoorsman</text:p>
          </table:table-cell>
          <table:table-cell table:formula="of:=CONCATENATE(&quot;talentflaw.&quot;;ROW();&quot;=&quot;;VLOOKUP(ROW();[Data.$A$2:.$D$234];4;0))" office:value-type="string" office:string-value="talentflaw.23=">
            <text:p>talentflaw.2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4=Natürliche Leichtigkeit mit Rüstungen">
            <text:p>talentflaw.24=Natürliche Leichtigkeit mit Rüstungen</text:p>
          </table:table-cell>
          <table:table-cell table:formula="of:=CONCATENATE(&quot;talentflaw.&quot;;ROW();&quot;=&quot;;VLOOKUP(ROW();[Data.$A$2:.$D$234];3;0))" office:value-type="string" office:string-value="talentflaw.24=Natural Facility with Armor">
            <text:p>talentflaw.24=Natural Facility with Armor</text:p>
          </table:table-cell>
          <table:table-cell table:formula="of:=CONCATENATE(&quot;talentflaw.&quot;;ROW();&quot;=&quot;;VLOOKUP(ROW();[Data.$A$2:.$D$234];4;0))" office:value-type="string" office:string-value="talentflaw.24=">
            <text:p>talentflaw.2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5=Packspezialist">
            <text:p>talentflaw.25=Packspezialist</text:p>
          </table:table-cell>
          <table:table-cell table:formula="of:=CONCATENATE(&quot;talentflaw.&quot;;ROW();&quot;=&quot;;VLOOKUP(ROW();[Data.$A$2:.$D$234];3;0))" office:value-type="string" office:string-value="talentflaw.25=Portage Skills">
            <text:p>talentflaw.25=Portage Skills</text:p>
          </table:table-cell>
          <table:table-cell table:formula="of:=CONCATENATE(&quot;talentflaw.&quot;;ROW();&quot;=&quot;;VLOOKUP(ROW();[Data.$A$2:.$D$234];4;0))" office:value-type="string" office:string-value="talentflaw.25=">
            <text:p>talentflaw.2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6=Präzision">
            <text:p>talentflaw.26=Präzision</text:p>
          </table:table-cell>
          <table:table-cell table:formula="of:=CONCATENATE(&quot;talentflaw.&quot;;ROW();&quot;=&quot;;VLOOKUP(ROW();[Data.$A$2:.$D$234];3;0))" office:value-type="string" office:string-value="talentflaw.26=Precision">
            <text:p>talentflaw.26=Precision</text:p>
          </table:table-cell>
          <table:table-cell table:formula="of:=CONCATENATE(&quot;talentflaw.&quot;;ROW();&quot;=&quot;;VLOOKUP(ROW();[Data.$A$2:.$D$234];4;0))" office:value-type="string" office:string-value="talentflaw.26=">
            <text:p>talentflaw.2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7=Regulär ausgebildeter Fusssoldat">
            <text:p>talentflaw.27=Regulär ausgebildeter Fusssoldat</text:p>
          </table:table-cell>
          <table:table-cell table:formula="of:=CONCATENATE(&quot;talentflaw.&quot;;ROW();&quot;=&quot;;VLOOKUP(ROW();[Data.$A$2:.$D$234];3;0))" office:value-type="string" office:string-value="talentflaw.27=Trained Regular Footman">
            <text:p>talentflaw.27=Trained Regular Footman</text:p>
          </table:table-cell>
          <table:table-cell table:formula="of:=CONCATENATE(&quot;talentflaw.&quot;;ROW();&quot;=&quot;;VLOOKUP(ROW();[Data.$A$2:.$D$234];4;0))" office:value-type="string" office:string-value="talentflaw.27=">
            <text:p>talentflaw.2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8=Schildattacke">
            <text:p>talentflaw.28=Schildattacke</text:p>
          </table:table-cell>
          <table:table-cell table:formula="of:=CONCATENATE(&quot;talentflaw.&quot;;ROW();&quot;=&quot;;VLOOKUP(ROW();[Data.$A$2:.$D$234];3;0))" office:value-type="string" office:string-value="talentflaw.28=Shield Attack">
            <text:p>talentflaw.28=Shield Attack</text:p>
          </table:table-cell>
          <table:table-cell table:formula="of:=CONCATENATE(&quot;talentflaw.&quot;;ROW();&quot;=&quot;;VLOOKUP(ROW();[Data.$A$2:.$D$234];4;0))" office:value-type="string" office:string-value="talentflaw.28=">
            <text:p>talentflaw.2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29=Schnelles Anziehen">
            <text:p>talentflaw.29=Schnelles Anziehen</text:p>
          </table:table-cell>
          <table:table-cell table:formula="of:=CONCATENATE(&quot;talentflaw.&quot;;ROW();&quot;=&quot;;VLOOKUP(ROW();[Data.$A$2:.$D$234];3;0))" office:value-type="string" office:string-value="talentflaw.29=Swift Dresser">
            <text:p>talentflaw.29=Swift Dresser</text:p>
          </table:table-cell>
          <table:table-cell table:formula="of:=CONCATENATE(&quot;talentflaw.&quot;;ROW();&quot;=&quot;;VLOOKUP(ROW();[Data.$A$2:.$D$234];4;0))" office:value-type="string" office:string-value="talentflaw.29=">
            <text:p>talentflaw.2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0=Sprachgewandt">
            <text:p>talentflaw.30=Sprachgewandt</text:p>
          </table:table-cell>
          <table:table-cell table:formula="of:=CONCATENATE(&quot;talentflaw.&quot;;ROW();&quot;=&quot;;VLOOKUP(ROW();[Data.$A$2:.$D$234];3;0))" office:value-type="string" office:string-value="talentflaw.30=Fluent">
            <text:p>talentflaw.30=Fluent</text:p>
          </table:table-cell>
          <table:table-cell table:formula="of:=CONCATENATE(&quot;talentflaw.&quot;;ROW();&quot;=&quot;;VLOOKUP(ROW();[Data.$A$2:.$D$234];4;0))" office:value-type="string" office:string-value="talentflaw.30=">
            <text:p>talentflaw.3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1=Talentiert (Fertigkeitsgruppe)">
            <text:p>talentflaw.31=Talentiert (Fertigkeitsgruppe)</text:p>
          </table:table-cell>
          <table:table-cell table:formula="of:=CONCATENATE(&quot;talentflaw.&quot;;ROW();&quot;=&quot;;VLOOKUP(ROW();[Data.$A$2:.$D$234];3;0))" office:value-type="string" office:string-value="talentflaw.31=Skilled">
            <text:p>talentflaw.31=Skilled</text:p>
          </table:table-cell>
          <table:table-cell table:formula="of:=CONCATENATE(&quot;talentflaw.&quot;;ROW();&quot;=&quot;;VLOOKUP(ROW();[Data.$A$2:.$D$234];4;0))" office:value-type="string" office:string-value="talentflaw.31=">
            <text:p>talentflaw.3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2=Talentiert (Fertigkeit)">
            <text:p>talentflaw.32=Talentiert (Fertigkeit)</text:p>
          </table:table-cell>
          <table:table-cell table:formula="of:=CONCATENATE(&quot;talentflaw.&quot;;ROW();&quot;=&quot;;VLOOKUP(ROW();[Data.$A$2:.$D$234];3;0))" office:value-type="string" office:string-value="talentflaw.32=Skilled">
            <text:p>talentflaw.32=Skilled</text:p>
          </table:table-cell>
          <table:table-cell table:formula="of:=CONCATENATE(&quot;talentflaw.&quot;;ROW();&quot;=&quot;;VLOOKUP(ROW();[Data.$A$2:.$D$234];4;0))" office:value-type="string" office:string-value="talentflaw.32=">
            <text:p>talentflaw.3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3=Taschenspielertricks">
            <text:p>talentflaw.33=Taschenspielertricks</text:p>
          </table:table-cell>
          <table:table-cell table:formula="of:=CONCATENATE(&quot;talentflaw.&quot;;ROW();&quot;=&quot;;VLOOKUP(ROW();[Data.$A$2:.$D$234];3;0))" office:value-type="string" office:string-value="talentflaw.33=Sleight-of-Hand">
            <text:p>talentflaw.33=Sleight-of-Hand</text:p>
          </table:table-cell>
          <table:table-cell table:formula="of:=CONCATENATE(&quot;talentflaw.&quot;;ROW();&quot;=&quot;;VLOOKUP(ROW();[Data.$A$2:.$D$234];4;0))" office:value-type="string" office:string-value="talentflaw.33=">
            <text:p>talentflaw.3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4=Todsiches Training">
            <text:p>talentflaw.34=Todsiches Training</text:p>
          </table:table-cell>
          <table:table-cell table:formula="of:=CONCATENATE(&quot;talentflaw.&quot;;ROW();&quot;=&quot;;VLOOKUP(ROW();[Data.$A$2:.$D$234];3;0))" office:value-type="string" office:string-value="talentflaw.34=Deadly Training">
            <text:p>talentflaw.34=Deadly Training</text:p>
          </table:table-cell>
          <table:table-cell table:formula="of:=CONCATENATE(&quot;talentflaw.&quot;;ROW();&quot;=&quot;;VLOOKUP(ROW();[Data.$A$2:.$D$234];4;0))" office:value-type="string" office:string-value="talentflaw.34=">
            <text:p>talentflaw.3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5=Volksspezifische Ausbildung">
            <text:p>talentflaw.35=Volksspezifische Ausbildung</text:p>
          </table:table-cell>
          <table:table-cell table:formula="of:=CONCATENATE(&quot;talentflaw.&quot;;ROW();&quot;=&quot;;VLOOKUP(ROW();[Data.$A$2:.$D$234];3;0))" office:value-type="string" office:string-value="talentflaw.35=Racial Training">
            <text:p>talentflaw.35=Racial Training</text:p>
          </table:table-cell>
          <table:table-cell table:formula="of:=CONCATENATE(&quot;talentflaw.&quot;;ROW();&quot;=&quot;;VLOOKUP(ROW();[Data.$A$2:.$D$234];4;0))" office:value-type="string" office:string-value="talentflaw.35=">
            <text:p>talentflaw.3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6=Waffenfachmann">
            <text:p>talentflaw.36=Waffenfachmann</text:p>
          </table:table-cell>
          <table:table-cell table:formula="of:=CONCATENATE(&quot;talentflaw.&quot;;ROW();&quot;=&quot;;VLOOKUP(ROW();[Data.$A$2:.$D$234];3;0))" office:value-type="string" office:string-value="talentflaw.36=Judge of Weaponry">
            <text:p>talentflaw.36=Judge of Weaponry</text:p>
          </table:table-cell>
          <table:table-cell table:formula="of:=CONCATENATE(&quot;talentflaw.&quot;;ROW();&quot;=&quot;;VLOOKUP(ROW();[Data.$A$2:.$D$234];4;0))" office:value-type="string" office:string-value="talentflaw.36=">
            <text:p>talentflaw.3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7=Waffenkontrolle">
            <text:p>talentflaw.37=Waffenkontrolle</text:p>
          </table:table-cell>
          <table:table-cell table:formula="of:=CONCATENATE(&quot;talentflaw.&quot;;ROW();&quot;=&quot;;VLOOKUP(ROW();[Data.$A$2:.$D$234];3;0))" office:value-type="string" office:string-value="talentflaw.37=Weapon Control">
            <text:p>talentflaw.37=Weapon Control</text:p>
          </table:table-cell>
          <table:table-cell table:formula="of:=CONCATENATE(&quot;talentflaw.&quot;;ROW();&quot;=&quot;;VLOOKUP(ROW();[Data.$A$2:.$D$234];4;0))" office:value-type="string" office:string-value="talentflaw.37=">
            <text:p>talentflaw.3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8=Adrenalinüberschuss">
            <text:p>talentflaw.38=Adrenalinüberschuss</text:p>
          </table:table-cell>
          <table:table-cell table:formula="of:=CONCATENATE(&quot;talentflaw.&quot;;ROW();&quot;=&quot;;VLOOKUP(ROW();[Data.$A$2:.$D$234];3;0))" office:value-type="string" office:string-value="talentflaw.38=Hypercharged Adrenaline">
            <text:p>talentflaw.38=Hypercharged Adrenaline</text:p>
          </table:table-cell>
          <table:table-cell table:formula="of:=CONCATENATE(&quot;talentflaw.&quot;;ROW();&quot;=&quot;;VLOOKUP(ROW();[Data.$A$2:.$D$234];4;0))" office:value-type="string" office:string-value="talentflaw.38=">
            <text:p>talentflaw.3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39=Auge des Tigers">
            <text:p>talentflaw.39=Auge des Tigers</text:p>
          </table:table-cell>
          <table:table-cell table:formula="of:=CONCATENATE(&quot;talentflaw.&quot;;ROW();&quot;=&quot;;VLOOKUP(ROW();[Data.$A$2:.$D$234];3;0))" office:value-type="string" office:string-value="talentflaw.39=Eye of the Tiger">
            <text:p>talentflaw.39=Eye of the Tiger</text:p>
          </table:table-cell>
          <table:table-cell table:formula="of:=CONCATENATE(&quot;talentflaw.&quot;;ROW();&quot;=&quot;;VLOOKUP(ROW();[Data.$A$2:.$D$234];4;0))" office:value-type="string" office:string-value="talentflaw.39=">
            <text:p>talentflaw.3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0=Ausgezeichnetes Gehör">
            <text:p>talentflaw.40=Ausgezeichnetes Gehör</text:p>
          </table:table-cell>
          <table:table-cell table:formula="of:=CONCATENATE(&quot;talentflaw.&quot;;ROW();&quot;=&quot;;VLOOKUP(ROW();[Data.$A$2:.$D$234];3;0))" office:value-type="string" office:string-value="talentflaw.40=Acute Hearing">
            <text:p>talentflaw.40=Acute Hearing</text:p>
          </table:table-cell>
          <table:table-cell table:formula="of:=CONCATENATE(&quot;talentflaw.&quot;;ROW();&quot;=&quot;;VLOOKUP(ROW();[Data.$A$2:.$D$234];4;0))" office:value-type="string" office:string-value="talentflaw.40=">
            <text:p>talentflaw.4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1=Beeindruckende Geschwindigkeit">
            <text:p>talentflaw.41=Beeindruckende Geschwindigkeit</text:p>
          </table:table-cell>
          <table:table-cell table:formula="of:=CONCATENATE(&quot;talentflaw.&quot;;ROW();&quot;=&quot;;VLOOKUP(ROW();[Data.$A$2:.$D$234];3;0))" office:value-type="string" office:string-value="talentflaw.41=Blazing Speed">
            <text:p>talentflaw.41=Blazing Speed</text:p>
          </table:table-cell>
          <table:table-cell table:formula="of:=CONCATENATE(&quot;talentflaw.&quot;;ROW();&quot;=&quot;;VLOOKUP(ROW();[Data.$A$2:.$D$234];4;0))" office:value-type="string" office:string-value="talentflaw.41=">
            <text:p>talentflaw.4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2=Beeindruckende Konstitution">
            <text:p>talentflaw.42=Beeindruckende Konstitution</text:p>
          </table:table-cell>
          <table:table-cell table:formula="of:=CONCATENATE(&quot;talentflaw.&quot;;ROW();&quot;=&quot;;VLOOKUP(ROW();[Data.$A$2:.$D$234];3;0))" office:value-type="string" office:string-value="talentflaw.42=Natural Physique">
            <text:p>talentflaw.42=Natural Physique</text:p>
          </table:table-cell>
          <table:table-cell table:formula="of:=CONCATENATE(&quot;talentflaw.&quot;;ROW();&quot;=&quot;;VLOOKUP(ROW();[Data.$A$2:.$D$234];4;0))" office:value-type="string" office:string-value="talentflaw.42=">
            <text:p>talentflaw.4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3=Beidhändig">
            <text:p>talentflaw.43=Beidhändig</text:p>
          </table:table-cell>
          <table:table-cell table:formula="of:=CONCATENATE(&quot;talentflaw.&quot;;ROW();&quot;=&quot;;VLOOKUP(ROW();[Data.$A$2:.$D$234];3;0))" office:value-type="string" office:string-value="talentflaw.43=Ambidexterity">
            <text:p>talentflaw.43=Ambidexterity</text:p>
          </table:table-cell>
          <table:table-cell table:formula="of:=CONCATENATE(&quot;talentflaw.&quot;;ROW();&quot;=&quot;;VLOOKUP(ROW();[Data.$A$2:.$D$234];4;0))" office:value-type="string" office:string-value="talentflaw.43=">
            <text:p>talentflaw.4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4=Drahtig">
            <text:p>talentflaw.44=Drahtig</text:p>
          </table:table-cell>
          <table:table-cell table:formula="of:=CONCATENATE(&quot;talentflaw.&quot;;ROW();&quot;=&quot;;VLOOKUP(ROW();[Data.$A$2:.$D$234];3;0))" office:value-type="string" office:string-value="talentflaw.44=Tensile">
            <text:p>talentflaw.44=Tensile</text:p>
          </table:table-cell>
          <table:table-cell table:formula="of:=CONCATENATE(&quot;talentflaw.&quot;;ROW();&quot;=&quot;;VLOOKUP(ROW();[Data.$A$2:.$D$234];4;0))" office:value-type="string" office:string-value="talentflaw.44=">
            <text:p>talentflaw.4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5=Durchdringender Blick">
            <text:p>talentflaw.45=Durchdringender Blick</text:p>
          </table:table-cell>
          <table:table-cell table:formula="of:=CONCATENATE(&quot;talentflaw.&quot;;ROW();&quot;=&quot;;VLOOKUP(ROW();[Data.$A$2:.$D$234];3;0))" office:value-type="string" office:string-value="talentflaw.45=Intense Eyes">
            <text:p>talentflaw.45=Intense Eyes</text:p>
          </table:table-cell>
          <table:table-cell table:formula="of:=CONCATENATE(&quot;talentflaw.&quot;;ROW();&quot;=&quot;;VLOOKUP(ROW();[Data.$A$2:.$D$234];4;0))" office:value-type="string" office:string-value="talentflaw.45=">
            <text:p>talentflaw.4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6=Eiserner Griff">
            <text:p>talentflaw.46=Eiserner Griff</text:p>
          </table:table-cell>
          <table:table-cell table:formula="of:=CONCATENATE(&quot;talentflaw.&quot;;ROW();&quot;=&quot;;VLOOKUP(ROW();[Data.$A$2:.$D$234];3;0))" office:value-type="string" office:string-value="talentflaw.46=Steel Grip">
            <text:p>talentflaw.46=Steel Grip</text:p>
          </table:table-cell>
          <table:table-cell table:formula="of:=CONCATENATE(&quot;talentflaw.&quot;;ROW();&quot;=&quot;;VLOOKUP(ROW();[Data.$A$2:.$D$234];4;0))" office:value-type="string" office:string-value="talentflaw.46=">
            <text:p>talentflaw.4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7=Enorme Sprungkraft">
            <text:p>talentflaw.47=Enorme Sprungkraft</text:p>
          </table:table-cell>
          <table:table-cell table:formula="of:=CONCATENATE(&quot;talentflaw.&quot;;ROW();&quot;=&quot;;VLOOKUP(ROW();[Data.$A$2:.$D$234];3;0))" office:value-type="string" office:string-value="talentflaw.47=High Jumper">
            <text:p>talentflaw.47=High Jumper</text:p>
          </table:table-cell>
          <table:table-cell table:formula="of:=CONCATENATE(&quot;talentflaw.&quot;;ROW();&quot;=&quot;;VLOOKUP(ROW();[Data.$A$2:.$D$234];4;0))" office:value-type="string" office:string-value="talentflaw.47=">
            <text:p>talentflaw.4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8=Fliegen">
            <text:p>talentflaw.48=Fliegen</text:p>
          </table:table-cell>
          <table:table-cell table:formula="of:=CONCATENATE(&quot;talentflaw.&quot;;ROW();&quot;=&quot;;VLOOKUP(ROW();[Data.$A$2:.$D$234];3;0))" office:value-type="string" office:string-value="talentflaw.48=Flight">
            <text:p>talentflaw.48=Flight</text:p>
          </table:table-cell>
          <table:table-cell table:formula="of:=CONCATENATE(&quot;talentflaw.&quot;;ROW();&quot;=&quot;;VLOOKUP(ROW();[Data.$A$2:.$D$234];4;0))" office:value-type="string" office:string-value="talentflaw.48=">
            <text:p>talentflaw.4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49=Geruchlos">
            <text:p>talentflaw.49=Geruchlos</text:p>
          </table:table-cell>
          <table:table-cell table:formula="of:=CONCATENATE(&quot;talentflaw.&quot;;ROW();&quot;=&quot;;VLOOKUP(ROW();[Data.$A$2:.$D$234];3;0))" office:value-type="string" office:string-value="talentflaw.49=Neutral Odor">
            <text:p>talentflaw.49=Neutral Odor</text:p>
          </table:table-cell>
          <table:table-cell table:formula="of:=CONCATENATE(&quot;talentflaw.&quot;;ROW();&quot;=&quot;;VLOOKUP(ROW();[Data.$A$2:.$D$234];4;0))" office:value-type="string" office:string-value="talentflaw.49=">
            <text:p>talentflaw.4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0=Geschickte Finger">
            <text:p>talentflaw.50=Geschickte Finger</text:p>
          </table:table-cell>
          <table:table-cell table:formula="of:=CONCATENATE(&quot;talentflaw.&quot;;ROW();&quot;=&quot;;VLOOKUP(ROW();[Data.$A$2:.$D$234];3;0))" office:value-type="string" office:string-value="talentflaw.50=Manual Deftness">
            <text:p>talentflaw.50=Manual Deftness</text:p>
          </table:table-cell>
          <table:table-cell table:formula="of:=CONCATENATE(&quot;talentflaw.&quot;;ROW();&quot;=&quot;;VLOOKUP(ROW();[Data.$A$2:.$D$234];4;0))" office:value-type="string" office:string-value="talentflaw.50=">
            <text:p>talentflaw.5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1=Geschmeidige Handgelenke">
            <text:p>talentflaw.51=Geschmeidige Handgelenke</text:p>
          </table:table-cell>
          <table:table-cell table:formula="of:=CONCATENATE(&quot;talentflaw.&quot;;ROW();&quot;=&quot;;VLOOKUP(ROW();[Data.$A$2:.$D$234];3;0))" office:value-type="string" office:string-value="talentflaw.51=Fluid Wrists">
            <text:p>talentflaw.51=Fluid Wrists</text:p>
          </table:table-cell>
          <table:table-cell table:formula="of:=CONCATENATE(&quot;talentflaw.&quot;;ROW();&quot;=&quot;;VLOOKUP(ROW();[Data.$A$2:.$D$234];4;0))" office:value-type="string" office:string-value="talentflaw.51=">
            <text:p>talentflaw.5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2=Giftbeutel">
            <text:p>talentflaw.52=Giftbeutel</text:p>
          </table:table-cell>
          <table:table-cell table:formula="of:=CONCATENATE(&quot;talentflaw.&quot;;ROW();&quot;=&quot;;VLOOKUP(ROW();[Data.$A$2:.$D$234];3;0))" office:value-type="string" office:string-value="talentflaw.52=Poison Sack">
            <text:p>talentflaw.52=Poison Sack</text:p>
          </table:table-cell>
          <table:table-cell table:formula="of:=CONCATENATE(&quot;talentflaw.&quot;;ROW();&quot;=&quot;;VLOOKUP(ROW();[Data.$A$2:.$D$234];4;0))" office:value-type="string" office:string-value="talentflaw.52=">
            <text:p>talentflaw.5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3=Gleiten">
            <text:p>talentflaw.53=Gleiten</text:p>
          </table:table-cell>
          <table:table-cell table:formula="of:=CONCATENATE(&quot;talentflaw.&quot;;ROW();&quot;=&quot;;VLOOKUP(ROW();[Data.$A$2:.$D$234];3;0))" office:value-type="string" office:string-value="talentflaw.53=Gliding">
            <text:p>talentflaw.53=Gliding</text:p>
          </table:table-cell>
          <table:table-cell table:formula="of:=CONCATENATE(&quot;talentflaw.&quot;;ROW();&quot;=&quot;;VLOOKUP(ROW();[Data.$A$2:.$D$234];4;0))" office:value-type="string" office:string-value="talentflaw.53=">
            <text:p>talentflaw.5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4=Goldene Kehle">
            <text:p>talentflaw.54=Goldene Kehle</text:p>
          </table:table-cell>
          <table:table-cell table:formula="of:=CONCATENATE(&quot;talentflaw.&quot;;ROW();&quot;=&quot;;VLOOKUP(ROW();[Data.$A$2:.$D$234];3;0))" office:value-type="string" office:string-value="talentflaw.54=Golden Throat">
            <text:p>talentflaw.54=Golden Throat</text:p>
          </table:table-cell>
          <table:table-cell table:formula="of:=CONCATENATE(&quot;talentflaw.&quot;;ROW();&quot;=&quot;;VLOOKUP(ROW();[Data.$A$2:.$D$234];4;0))" office:value-type="string" office:string-value="talentflaw.54=">
            <text:p>talentflaw.5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5=Guter Geruchssinn">
            <text:p>talentflaw.55=Guter Geruchssinn</text:p>
          </table:table-cell>
          <table:table-cell table:formula="of:=CONCATENATE(&quot;talentflaw.&quot;;ROW();&quot;=&quot;;VLOOKUP(ROW();[Data.$A$2:.$D$234];3;0))" office:value-type="string" office:string-value="talentflaw.55=Acute Smell">
            <text:p>talentflaw.55=Acute Smell</text:p>
          </table:table-cell>
          <table:table-cell table:formula="of:=CONCATENATE(&quot;talentflaw.&quot;;ROW();&quot;=&quot;;VLOOKUP(ROW();[Data.$A$2:.$D$234];4;0))" office:value-type="string" office:string-value="talentflaw.55=">
            <text:p>talentflaw.5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6=Hammerfaust">
            <text:p>talentflaw.56=Hammerfaust</text:p>
          </table:table-cell>
          <table:table-cell table:formula="of:=CONCATENATE(&quot;talentflaw.&quot;;ROW();&quot;=&quot;;VLOOKUP(ROW();[Data.$A$2:.$D$234];3;0))" office:value-type="string" office:string-value="talentflaw.56=Hammerhand">
            <text:p>talentflaw.56=Hammerhand</text:p>
          </table:table-cell>
          <table:table-cell table:formula="of:=CONCATENATE(&quot;talentflaw.&quot;;ROW();&quot;=&quot;;VLOOKUP(ROW();[Data.$A$2:.$D$234];4;0))" office:value-type="string" office:string-value="talentflaw.56=">
            <text:p>talentflaw.5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7=Hohe Dichte">
            <text:p>talentflaw.57=Hohe Dichte</text:p>
          </table:table-cell>
          <table:table-cell table:formula="of:=CONCATENATE(&quot;talentflaw.&quot;;ROW();&quot;=&quot;;VLOOKUP(ROW();[Data.$A$2:.$D$234];3;0))" office:value-type="string" office:string-value="talentflaw.57=Dense">
            <text:p>talentflaw.57=Dense</text:p>
          </table:table-cell>
          <table:table-cell table:formula="of:=CONCATENATE(&quot;talentflaw.&quot;;ROW();&quot;=&quot;;VLOOKUP(ROW();[Data.$A$2:.$D$234];4;0))" office:value-type="string" office:string-value="talentflaw.57=">
            <text:p>talentflaw.5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8=Hohe Schmerzgrenze">
            <text:p>talentflaw.58=Hohe Schmerzgrenze</text:p>
          </table:table-cell>
          <table:table-cell table:formula="of:=CONCATENATE(&quot;talentflaw.&quot;;ROW();&quot;=&quot;;VLOOKUP(ROW();[Data.$A$2:.$D$234];3;0))" office:value-type="string" office:string-value="talentflaw.58=Pain Resistance">
            <text:p>talentflaw.58=Pain Resistance</text:p>
          </table:table-cell>
          <table:table-cell table:formula="of:=CONCATENATE(&quot;talentflaw.&quot;;ROW();&quot;=&quot;;VLOOKUP(ROW();[Data.$A$2:.$D$234];4;0))" office:value-type="string" office:string-value="talentflaw.58=">
            <text:p>talentflaw.5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234];3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234];4;0))" office:value-type="string" office:string-value="talentflaw.59=">
            <text:p>talentflaw.5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0=Innerer Kompass">
            <text:p>talentflaw.60=Innerer Kompass</text:p>
          </table:table-cell>
          <table:table-cell table:formula="of:=CONCATENATE(&quot;talentflaw.&quot;;ROW();&quot;=&quot;;VLOOKUP(ROW();[Data.$A$2:.$D$234];3;0))" office:value-type="string" office:string-value="talentflaw.60=Navigation Gift">
            <text:p>talentflaw.60=Navigation Gift</text:p>
          </table:table-cell>
          <table:table-cell table:formula="of:=CONCATENATE(&quot;talentflaw.&quot;;ROW();&quot;=&quot;;VLOOKUP(ROW();[Data.$A$2:.$D$234];4;0))" office:value-type="string" office:string-value="talentflaw.60=">
            <text:p>talentflaw.6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1=Kälte widerstehen">
            <text:p>talentflaw.61=Kälte widerstehen</text:p>
          </table:table-cell>
          <table:table-cell table:formula="of:=CONCATENATE(&quot;talentflaw.&quot;;ROW();&quot;=&quot;;VLOOKUP(ROW();[Data.$A$2:.$D$234];3;0))" office:value-type="string" office:string-value="talentflaw.61=Cold Resistance">
            <text:p>talentflaw.61=Cold Resistance</text:p>
          </table:table-cell>
          <table:table-cell table:formula="of:=CONCATENATE(&quot;talentflaw.&quot;;ROW();&quot;=&quot;;VLOOKUP(ROW();[Data.$A$2:.$D$234];4;0))" office:value-type="string" office:string-value="talentflaw.61=">
            <text:p>talentflaw.6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2=Kampfreflexe">
            <text:p>talentflaw.62=Kampfreflexe</text:p>
          </table:table-cell>
          <table:table-cell table:formula="of:=CONCATENATE(&quot;talentflaw.&quot;;ROW();&quot;=&quot;;VLOOKUP(ROW();[Data.$A$2:.$D$234];3;0))" office:value-type="string" office:string-value="talentflaw.62=Combat Reflexes">
            <text:p>talentflaw.62=Combat Reflexes</text:p>
          </table:table-cell>
          <table:table-cell table:formula="of:=CONCATENATE(&quot;talentflaw.&quot;;ROW();&quot;=&quot;;VLOOKUP(ROW();[Data.$A$2:.$D$234];4;0))" office:value-type="string" office:string-value="talentflaw.62=">
            <text:p>talentflaw.6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3=Kampfschrei">
            <text:p>talentflaw.63=Kampfschrei</text:p>
          </table:table-cell>
          <table:table-cell table:formula="of:=CONCATENATE(&quot;talentflaw.&quot;;ROW();&quot;=&quot;;VLOOKUP(ROW();[Data.$A$2:.$D$234];3;0))" office:value-type="string" office:string-value="talentflaw.63=Battle Cry">
            <text:p>talentflaw.63=Battle Cry</text:p>
          </table:table-cell>
          <table:table-cell table:formula="of:=CONCATENATE(&quot;talentflaw.&quot;;ROW();&quot;=&quot;;VLOOKUP(ROW();[Data.$A$2:.$D$234];4;0))" office:value-type="string" office:string-value="talentflaw.63=">
            <text:p>talentflaw.6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4=Leichter Schlaf">
            <text:p>talentflaw.64=Leichter Schlaf</text:p>
          </table:table-cell>
          <table:table-cell table:formula="of:=CONCATENATE(&quot;talentflaw.&quot;;ROW();&quot;=&quot;;VLOOKUP(ROW();[Data.$A$2:.$D$234];3;0))" office:value-type="string" office:string-value="talentflaw.64=Light Sleeper">
            <text:p>talentflaw.64=Light Sleeper</text:p>
          </table:table-cell>
          <table:table-cell table:formula="of:=CONCATENATE(&quot;talentflaw.&quot;;ROW();&quot;=&quot;;VLOOKUP(ROW();[Data.$A$2:.$D$234];4;0))" office:value-type="string" office:string-value="talentflaw.64=">
            <text:p>talentflaw.6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5=Leiser Gang">
            <text:p>talentflaw.65=Leiser Gang</text:p>
          </table:table-cell>
          <table:table-cell table:formula="of:=CONCATENATE(&quot;talentflaw.&quot;;ROW();&quot;=&quot;;VLOOKUP(ROW();[Data.$A$2:.$D$234];3;0))" office:value-type="string" office:string-value="talentflaw.65=Quiet Stride">
            <text:p>talentflaw.65=Quiet Stride</text:p>
          </table:table-cell>
          <table:table-cell table:formula="of:=CONCATENATE(&quot;talentflaw.&quot;;ROW();&quot;=&quot;;VLOOKUP(ROW();[Data.$A$2:.$D$234];4;0))" office:value-type="string" office:string-value="talentflaw.65=">
            <text:p>talentflaw.6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6=Meister im Schildkampf">
            <text:p>talentflaw.66=Meister im Schildkampf</text:p>
          </table:table-cell>
          <table:table-cell table:formula="of:=CONCATENATE(&quot;talentflaw.&quot;;ROW();&quot;=&quot;;VLOOKUP(ROW();[Data.$A$2:.$D$234];3;0))" office:value-type="string" office:string-value="talentflaw.66=Shield Mastery">
            <text:p>talentflaw.66=Shield Mastery</text:p>
          </table:table-cell>
          <table:table-cell table:formula="of:=CONCATENATE(&quot;talentflaw.&quot;;ROW();&quot;=&quot;;VLOOKUP(ROW();[Data.$A$2:.$D$234];4;0))" office:value-type="string" office:string-value="talentflaw.66=">
            <text:p>talentflaw.6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7=Majestätisches Auftreten">
            <text:p>talentflaw.67=Majestätisches Auftreten</text:p>
          </table:table-cell>
          <table:table-cell table:formula="of:=CONCATENATE(&quot;talentflaw.&quot;;ROW();&quot;=&quot;;VLOOKUP(ROW();[Data.$A$2:.$D$234];3;0))" office:value-type="string" office:string-value="talentflaw.67=Commanding Demeanor">
            <text:p>talentflaw.67=Commanding Demeanor</text:p>
          </table:table-cell>
          <table:table-cell table:formula="of:=CONCATENATE(&quot;talentflaw.&quot;;ROW();&quot;=&quot;;VLOOKUP(ROW();[Data.$A$2:.$D$234];4;0))" office:value-type="string" office:string-value="talentflaw.67=">
            <text:p>talentflaw.6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8=Musikalisches Gehör">
            <text:p>talentflaw.68=Musikalisches Gehör</text:p>
          </table:table-cell>
          <table:table-cell table:formula="of:=CONCATENATE(&quot;talentflaw.&quot;;ROW();&quot;=&quot;;VLOOKUP(ROW();[Data.$A$2:.$D$234];3;0))" office:value-type="string" office:string-value="talentflaw.68=Ear for Music">
            <text:p>talentflaw.68=Ear for Music</text:p>
          </table:table-cell>
          <table:table-cell table:formula="of:=CONCATENATE(&quot;talentflaw.&quot;;ROW();&quot;=&quot;;VLOOKUP(ROW();[Data.$A$2:.$D$234];4;0))" office:value-type="string" office:string-value="talentflaw.68=">
            <text:p>talentflaw.6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69=Nachhallende Kraft">
            <text:p>talentflaw.69=Nachhallende Kraft</text:p>
          </table:table-cell>
          <table:table-cell table:formula="of:=CONCATENATE(&quot;talentflaw.&quot;;ROW();&quot;=&quot;;VLOOKUP(ROW();[Data.$A$2:.$D$234];3;0))" office:value-type="string" office:string-value="talentflaw.69=Reverberative Strength">
            <text:p>talentflaw.69=Reverberative Strength</text:p>
          </table:table-cell>
          <table:table-cell table:formula="of:=CONCATENATE(&quot;talentflaw.&quot;;ROW();&quot;=&quot;;VLOOKUP(ROW();[Data.$A$2:.$D$234];4;0))" office:value-type="string" office:string-value="talentflaw.69=">
            <text:p>talentflaw.6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0=Nachtsicht">
            <text:p>talentflaw.70=Nachtsicht</text:p>
          </table:table-cell>
          <table:table-cell table:formula="of:=CONCATENATE(&quot;talentflaw.&quot;;ROW();&quot;=&quot;;VLOOKUP(ROW();[Data.$A$2:.$D$234];3;0))" office:value-type="string" office:string-value="talentflaw.70=Nightvision">
            <text:p>talentflaw.70=Nightvision</text:p>
          </table:table-cell>
          <table:table-cell table:formula="of:=CONCATENATE(&quot;talentflaw.&quot;;ROW();&quot;=&quot;;VLOOKUP(ROW();[Data.$A$2:.$D$234];4;0))" office:value-type="string" office:string-value="talentflaw.70=">
            <text:p>talentflaw.7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1=Natürliche Waffen">
            <text:p>talentflaw.71=Natürliche Waffen</text:p>
          </table:table-cell>
          <table:table-cell table:formula="of:=CONCATENATE(&quot;talentflaw.&quot;;ROW();&quot;=&quot;;VLOOKUP(ROW();[Data.$A$2:.$D$234];3;0))" office:value-type="string" office:string-value="talentflaw.71=Natural Weapon">
            <text:p>talentflaw.71=Natural Weapon</text:p>
          </table:table-cell>
          <table:table-cell table:formula="of:=CONCATENATE(&quot;talentflaw.&quot;;ROW();&quot;=&quot;;VLOOKUP(ROW();[Data.$A$2:.$D$234];4;0))" office:value-type="string" office:string-value="talentflaw.71=">
            <text:p>talentflaw.7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2=Peripheres Sehen">
            <text:p>talentflaw.72=Peripheres Sehen</text:p>
          </table:table-cell>
          <table:table-cell table:formula="of:=CONCATENATE(&quot;talentflaw.&quot;;ROW();&quot;=&quot;;VLOOKUP(ROW();[Data.$A$2:.$D$234];3;0))" office:value-type="string" office:string-value="talentflaw.72=Peripheral Vision">
            <text:p>talentflaw.72=Peripheral Vision</text:p>
          </table:table-cell>
          <table:table-cell table:formula="of:=CONCATENATE(&quot;talentflaw.&quot;;ROW();&quot;=&quot;;VLOOKUP(ROW();[Data.$A$2:.$D$234];4;0))" office:value-type="string" office:string-value="talentflaw.72=">
            <text:p>talentflaw.7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234];3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234];4;0))" office:value-type="string" office:string-value="talentflaw.73=">
            <text:p>talentflaw.7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4=Resistenz gegen Hitze">
            <text:p>talentflaw.74=Resistenz gegen Hitze</text:p>
          </table:table-cell>
          <table:table-cell table:formula="of:=CONCATENATE(&quot;talentflaw.&quot;;ROW();&quot;=&quot;;VLOOKUP(ROW();[Data.$A$2:.$D$234];3;0))" office:value-type="string" office:string-value="talentflaw.74=Heat Resistance">
            <text:p>talentflaw.74=Heat Resistance</text:p>
          </table:table-cell>
          <table:table-cell table:formula="of:=CONCATENATE(&quot;talentflaw.&quot;;ROW();&quot;=&quot;;VLOOKUP(ROW();[Data.$A$2:.$D$234];4;0))" office:value-type="string" office:string-value="talentflaw.74=">
            <text:p>talentflaw.7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5=Riesenwuchs">
            <text:p>talentflaw.75=Riesenwuchs</text:p>
          </table:table-cell>
          <table:table-cell table:formula="of:=CONCATENATE(&quot;talentflaw.&quot;;ROW();&quot;=&quot;;VLOOKUP(ROW();[Data.$A$2:.$D$234];3;0))" office:value-type="string" office:string-value="talentflaw.75=Giantism">
            <text:p>talentflaw.75=Giantism</text:p>
          </table:table-cell>
          <table:table-cell table:formula="of:=CONCATENATE(&quot;talentflaw.&quot;;ROW();&quot;=&quot;;VLOOKUP(ROW();[Data.$A$2:.$D$234];4;0))" office:value-type="string" office:string-value="talentflaw.75=">
            <text:p>talentflaw.7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6=Schlangenmensch">
            <text:p>talentflaw.76=Schlangenmensch</text:p>
          </table:table-cell>
          <table:table-cell table:formula="of:=CONCATENATE(&quot;talentflaw.&quot;;ROW();&quot;=&quot;;VLOOKUP(ROW();[Data.$A$2:.$D$234];3;0))" office:value-type="string" office:string-value="talentflaw.76=Nimble Skeleton">
            <text:p>talentflaw.76=Nimble Skeleton</text:p>
          </table:table-cell>
          <table:table-cell table:formula="of:=CONCATENATE(&quot;talentflaw.&quot;;ROW();&quot;=&quot;;VLOOKUP(ROW();[Data.$A$2:.$D$234];4;0))" office:value-type="string" office:string-value="talentflaw.76=">
            <text:p>talentflaw.7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7=Schmerz ignorieren">
            <text:p>talentflaw.77=Schmerz ignorieren</text:p>
          </table:table-cell>
          <table:table-cell table:formula="of:=CONCATENATE(&quot;talentflaw.&quot;;ROW();&quot;=&quot;;VLOOKUP(ROW();[Data.$A$2:.$D$234];3;0))" office:value-type="string" office:string-value="talentflaw.77=Tolerance">
            <text:p>talentflaw.77=Tolerance</text:p>
          </table:table-cell>
          <table:table-cell table:formula="of:=CONCATENATE(&quot;talentflaw.&quot;;ROW();&quot;=&quot;;VLOOKUP(ROW();[Data.$A$2:.$D$234];4;0))" office:value-type="string" office:string-value="talentflaw.77=">
            <text:p>talentflaw.7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8=Schnelle Erholung">
            <text:p>talentflaw.78=Schnelle Erholung</text:p>
          </table:table-cell>
          <table:table-cell table:formula="of:=CONCATENATE(&quot;talentflaw.&quot;;ROW();&quot;=&quot;;VLOOKUP(ROW();[Data.$A$2:.$D$234];3;0))" office:value-type="string" office:string-value="talentflaw.78=Accelerated Mending">
            <text:p>talentflaw.78=Accelerated Mending</text:p>
          </table:table-cell>
          <table:table-cell table:formula="of:=CONCATENATE(&quot;talentflaw.&quot;;ROW();&quot;=&quot;;VLOOKUP(ROW();[Data.$A$2:.$D$234];4;0))" office:value-type="string" office:string-value="talentflaw.78=">
            <text:p>talentflaw.7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79=Sopranstimme">
            <text:p>talentflaw.79=Sopranstimme</text:p>
          </table:table-cell>
          <table:table-cell table:formula="of:=CONCATENATE(&quot;talentflaw.&quot;;ROW();&quot;=&quot;;VLOOKUP(ROW();[Data.$A$2:.$D$234];3;0))" office:value-type="string" office:string-value="talentflaw.79=High Range Voice">
            <text:p>talentflaw.79=High Range Voice</text:p>
          </table:table-cell>
          <table:table-cell table:formula="of:=CONCATENATE(&quot;talentflaw.&quot;;ROW();&quot;=&quot;;VLOOKUP(ROW();[Data.$A$2:.$D$234];4;0))" office:value-type="string" office:string-value="talentflaw.79=">
            <text:p>talentflaw.7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0=Standfest">
            <text:p>talentflaw.80=Standfest</text:p>
          </table:table-cell>
          <table:table-cell table:formula="of:=CONCATENATE(&quot;talentflaw.&quot;;ROW();&quot;=&quot;;VLOOKUP(ROW();[Data.$A$2:.$D$234];3;0))" office:value-type="string" office:string-value="talentflaw.80=Sturdy Build">
            <text:p>talentflaw.80=Sturdy Build</text:p>
          </table:table-cell>
          <table:table-cell table:formula="of:=CONCATENATE(&quot;talentflaw.&quot;;ROW();&quot;=&quot;;VLOOKUP(ROW();[Data.$A$2:.$D$234];4;0))" office:value-type="string" office:string-value="talentflaw.80=">
            <text:p>talentflaw.8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1=Starke Lungen">
            <text:p>talentflaw.81=Starke Lungen</text:p>
          </table:table-cell>
          <table:table-cell table:formula="of:=CONCATENATE(&quot;talentflaw.&quot;;ROW();&quot;=&quot;;VLOOKUP(ROW();[Data.$A$2:.$D$234];3;0))" office:value-type="string" office:string-value="talentflaw.81=Strong Lungs">
            <text:p>talentflaw.81=Strong Lungs</text:p>
          </table:table-cell>
          <table:table-cell table:formula="of:=CONCATENATE(&quot;talentflaw.&quot;;ROW();&quot;=&quot;;VLOOKUP(ROW();[Data.$A$2:.$D$234];4;0))" office:value-type="string" office:string-value="talentflaw.81=">
            <text:p>talentflaw.8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2=Starker Arm">
            <text:p>talentflaw.82=Starker Arm</text:p>
          </table:table-cell>
          <table:table-cell table:formula="of:=CONCATENATE(&quot;talentflaw.&quot;;ROW();&quot;=&quot;;VLOOKUP(ROW();[Data.$A$2:.$D$234];3;0))" office:value-type="string" office:string-value="talentflaw.82=Great Arm">
            <text:p>talentflaw.82=Great Arm</text:p>
          </table:table-cell>
          <table:table-cell table:formula="of:=CONCATENATE(&quot;talentflaw.&quot;;ROW();&quot;=&quot;;VLOOKUP(ROW();[Data.$A$2:.$D$234];4;0))" office:value-type="string" office:string-value="talentflaw.82=">
            <text:p>talentflaw.8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3=Übernatürliches Durchhaltevermögen">
            <text:p>talentflaw.83=Übernatürliches Durchhaltevermögen</text:p>
          </table:table-cell>
          <table:table-cell table:formula="of:=CONCATENATE(&quot;talentflaw.&quot;;ROW();&quot;=&quot;;VLOOKUP(ROW();[Data.$A$2:.$D$234];3;0))" office:value-type="string" office:string-value="talentflaw.83=Unnatural Stamina">
            <text:p>talentflaw.83=Unnatural Stamina</text:p>
          </table:table-cell>
          <table:table-cell table:formula="of:=CONCATENATE(&quot;talentflaw.&quot;;ROW();&quot;=&quot;;VLOOKUP(ROW();[Data.$A$2:.$D$234];4;0))" office:value-type="string" office:string-value="talentflaw.83=">
            <text:p>talentflaw.8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4=Unauffällig">
            <text:p>talentflaw.84=Unauffällig</text:p>
          </table:table-cell>
          <table:table-cell table:formula="of:=CONCATENATE(&quot;talentflaw.&quot;;ROW();&quot;=&quot;;VLOOKUP(ROW();[Data.$A$2:.$D$234];3;0))" office:value-type="string" office:string-value="talentflaw.84=Subtle">
            <text:p>talentflaw.84=Subtle</text:p>
          </table:table-cell>
          <table:table-cell table:formula="of:=CONCATENATE(&quot;talentflaw.&quot;;ROW();&quot;=&quot;;VLOOKUP(ROW();[Data.$A$2:.$D$234];4;0))" office:value-type="string" office:string-value="talentflaw.84=">
            <text:p>talentflaw.8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5=Unterbewusste Vorbereitung">
            <text:p>talentflaw.85=Unterbewusste Vorbereitung</text:p>
          </table:table-cell>
          <table:table-cell table:formula="of:=CONCATENATE(&quot;talentflaw.&quot;;ROW();&quot;=&quot;;VLOOKUP(ROW();[Data.$A$2:.$D$234];3;0))" office:value-type="string" office:string-value="talentflaw.85=Subconscious Preparation">
            <text:p>talentflaw.85=Subconscious Preparation</text:p>
          </table:table-cell>
          <table:table-cell table:formula="of:=CONCATENATE(&quot;talentflaw.&quot;;ROW();&quot;=&quot;;VLOOKUP(ROW();[Data.$A$2:.$D$234];4;0))" office:value-type="string" office:string-value="talentflaw.85=">
            <text:p>talentflaw.8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6=Unverwüstlich">
            <text:p>talentflaw.86=Unverwüstlich</text:p>
          </table:table-cell>
          <table:table-cell table:formula="of:=CONCATENATE(&quot;talentflaw.&quot;;ROW();&quot;=&quot;;VLOOKUP(ROW();[Data.$A$2:.$D$234];3;0))" office:value-type="string" office:string-value="talentflaw.86=Resilient">
            <text:p>talentflaw.86=Resilient</text:p>
          </table:table-cell>
          <table:table-cell table:formula="of:=CONCATENATE(&quot;talentflaw.&quot;;ROW();&quot;=&quot;;VLOOKUP(ROW();[Data.$A$2:.$D$234];4;0))" office:value-type="string" office:string-value="talentflaw.86=">
            <text:p>talentflaw.8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7=Widerstandsfähige Haut">
            <text:p>talentflaw.87=Widerstandsfähige Haut</text:p>
          </table:table-cell>
          <table:table-cell table:formula="of:=CONCATENATE(&quot;talentflaw.&quot;;ROW();&quot;=&quot;;VLOOKUP(ROW();[Data.$A$2:.$D$234];3;0))" office:value-type="string" office:string-value="talentflaw.87=Tough Skin">
            <text:p>talentflaw.87=Tough Skin</text:p>
          </table:table-cell>
          <table:table-cell table:formula="of:=CONCATENATE(&quot;talentflaw.&quot;;ROW();&quot;=&quot;;VLOOKUP(ROW();[Data.$A$2:.$D$234];4;0))" office:value-type="string" office:string-value="talentflaw.87=">
            <text:p>talentflaw.8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8=Zielsicher">
            <text:p>talentflaw.88=Zielsicher</text:p>
          </table:table-cell>
          <table:table-cell table:formula="of:=CONCATENATE(&quot;talentflaw.&quot;;ROW();&quot;=&quot;;VLOOKUP(ROW();[Data.$A$2:.$D$234];3;0))" office:value-type="string" office:string-value="talentflaw.88=Dead Eye">
            <text:p>talentflaw.88=Dead Eye</text:p>
          </table:table-cell>
          <table:table-cell table:formula="of:=CONCATENATE(&quot;talentflaw.&quot;;ROW();&quot;=&quot;;VLOOKUP(ROW();[Data.$A$2:.$D$234];4;0))" office:value-type="string" office:string-value="talentflaw.88=">
            <text:p>talentflaw.8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89=Zusätzliche Gliedmaße">
            <text:p>talentflaw.89=Zusätzliche Gliedmaße</text:p>
          </table:table-cell>
          <table:table-cell table:formula="of:=CONCATENATE(&quot;talentflaw.&quot;;ROW();&quot;=&quot;;VLOOKUP(ROW();[Data.$A$2:.$D$234];3;0))" office:value-type="string" office:string-value="talentflaw.89=Extra Limbs">
            <text:p>talentflaw.89=Extra Limbs</text:p>
          </table:table-cell>
          <table:table-cell table:formula="of:=CONCATENATE(&quot;talentflaw.&quot;;ROW();&quot;=&quot;;VLOOKUP(ROW();[Data.$A$2:.$D$234];4;0))" office:value-type="string" office:string-value="talentflaw.89=">
            <text:p>talentflaw.8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0=Zwergenwuchs">
            <text:p>talentflaw.90=Zwergenwuchs</text:p>
          </table:table-cell>
          <table:table-cell table:formula="of:=CONCATENATE(&quot;talentflaw.&quot;;ROW();&quot;=&quot;;VLOOKUP(ROW();[Data.$A$2:.$D$234];3;0))" office:value-type="string" office:string-value="talentflaw.90=Dwarfism">
            <text:p>talentflaw.90=Dwarfism</text:p>
          </table:table-cell>
          <table:table-cell table:formula="of:=CONCATENATE(&quot;talentflaw.&quot;;ROW();&quot;=&quot;;VLOOKUP(ROW();[Data.$A$2:.$D$234];4;0))" office:value-type="string" office:string-value="talentflaw.90=">
            <text:p>talentflaw.9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1=Adlerblick">
            <text:p>talentflaw.91=Adlerblick</text:p>
          </table:table-cell>
          <table:table-cell table:formula="of:=CONCATENATE(&quot;talentflaw.&quot;;ROW();&quot;=&quot;;VLOOKUP(ROW();[Data.$A$2:.$D$234];3;0))" office:value-type="string" office:string-value="talentflaw.91=Look of Eagles">
            <text:p>talentflaw.91=Look of Eagles</text:p>
          </table:table-cell>
          <table:table-cell table:formula="of:=CONCATENATE(&quot;talentflaw.&quot;;ROW();&quot;=&quot;;VLOOKUP(ROW();[Data.$A$2:.$D$234];4;0))" office:value-type="string" office:string-value="talentflaw.91=">
            <text:p>talentflaw.9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234];3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234];4;0))" office:value-type="string" office:string-value="talentflaw.92=">
            <text:p>talentflaw.9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3=Äthersicht">
            <text:p>talentflaw.93=Äthersicht</text:p>
          </table:table-cell>
          <table:table-cell table:formula="of:=CONCATENATE(&quot;talentflaw.&quot;;ROW();&quot;=&quot;;VLOOKUP(ROW();[Data.$A$2:.$D$234];3;0))" office:value-type="string" office:string-value="talentflaw.93=Ethereal Sight">
            <text:p>talentflaw.93=Ethereal Sight</text:p>
          </table:table-cell>
          <table:table-cell table:formula="of:=CONCATENATE(&quot;talentflaw.&quot;;ROW();&quot;=&quot;;VLOOKUP(ROW();[Data.$A$2:.$D$234];4;0))" office:value-type="string" office:string-value="talentflaw.93=">
            <text:p>talentflaw.9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234];3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234];4;0))" office:value-type="string" office:string-value="talentflaw.94=">
            <text:p>talentflaw.9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5=Außergewöhnliche magische Begabung">
            <text:p>talentflaw.95=Außergewöhnliche magische Begabung</text:p>
          </table:table-cell>
          <table:table-cell table:formula="of:=CONCATENATE(&quot;talentflaw.&quot;;ROW();&quot;=&quot;;VLOOKUP(ROW();[Data.$A$2:.$D$234];3;0))" office:value-type="string" office:string-value="talentflaw.95=Exceptional Magical Ability">
            <text:p>talentflaw.95=Exceptional Magical Ability</text:p>
          </table:table-cell>
          <table:table-cell table:formula="of:=CONCATENATE(&quot;talentflaw.&quot;;ROW();&quot;=&quot;;VLOOKUP(ROW();[Data.$A$2:.$D$234];4;0))" office:value-type="string" office:string-value="talentflaw.95=">
            <text:p>talentflaw.9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6=Erzmagische Fähigkeiten">
            <text:p>talentflaw.96=Erzmagische Fähigkeiten</text:p>
          </table:table-cell>
          <table:table-cell table:formula="of:=CONCATENATE(&quot;talentflaw.&quot;;ROW();&quot;=&quot;;VLOOKUP(ROW();[Data.$A$2:.$D$234];3;0))" office:value-type="string" office:string-value="talentflaw.96=Archmage Abilities">
            <text:p>talentflaw.96=Archmage Abilities</text:p>
          </table:table-cell>
          <table:table-cell table:formula="of:=CONCATENATE(&quot;talentflaw.&quot;;ROW();&quot;=&quot;;VLOOKUP(ROW();[Data.$A$2:.$D$234];4;0))" office:value-type="string" office:string-value="talentflaw.96=">
            <text:p>talentflaw.9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7=Geborener Magier">
            <text:p>talentflaw.97=Geborener Magier</text:p>
          </table:table-cell>
          <table:table-cell table:formula="of:=CONCATENATE(&quot;talentflaw.&quot;;ROW();&quot;=&quot;;VLOOKUP(ROW();[Data.$A$2:.$D$234];3;0))" office:value-type="string" office:string-value="talentflaw.97=Archetype">
            <text:p>talentflaw.97=Archetype</text:p>
          </table:table-cell>
          <table:table-cell table:formula="of:=CONCATENATE(&quot;talentflaw.&quot;;ROW();&quot;=&quot;;VLOOKUP(ROW();[Data.$A$2:.$D$234];4;0))" office:value-type="string" office:string-value="talentflaw.97=">
            <text:p>talentflaw.9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8=Geborener Zauberer">
            <text:p>talentflaw.98=Geborener Zauberer</text:p>
          </table:table-cell>
          <table:table-cell table:formula="of:=CONCATENATE(&quot;talentflaw.&quot;;ROW();&quot;=&quot;;VLOOKUP(ROW();[Data.$A$2:.$D$234];3;0))" office:value-type="string" office:string-value="talentflaw.98=Innate Magician">
            <text:p>talentflaw.98=Innate Magician</text:p>
          </table:table-cell>
          <table:table-cell table:formula="of:=CONCATENATE(&quot;talentflaw.&quot;;ROW();&quot;=&quot;;VLOOKUP(ROW();[Data.$A$2:.$D$234];4;0))" office:value-type="string" office:string-value="talentflaw.98=">
            <text:p>talentflaw.9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99=Gefahreninstinkt">
            <text:p>talentflaw.99=Gefahreninstinkt</text:p>
          </table:table-cell>
          <table:table-cell table:formula="of:=CONCATENATE(&quot;talentflaw.&quot;;ROW();&quot;=&quot;;VLOOKUP(ROW();[Data.$A$2:.$D$234];3;0))" office:value-type="string" office:string-value="talentflaw.99=Danger Sense">
            <text:p>talentflaw.99=Danger Sense</text:p>
          </table:table-cell>
          <table:table-cell table:formula="of:=CONCATENATE(&quot;talentflaw.&quot;;ROW();&quot;=&quot;;VLOOKUP(ROW();[Data.$A$2:.$D$234];4;0))" office:value-type="string" office:string-value="talentflaw.99=">
            <text:p>talentflaw.9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0=Gespür für das Schicksal">
            <text:p>talentflaw.100=Gespür für das Schicksal</text:p>
          </table:table-cell>
          <table:table-cell table:formula="of:=CONCATENATE(&quot;talentflaw.&quot;;ROW();&quot;=&quot;;VLOOKUP(ROW();[Data.$A$2:.$D$234];3;0))" office:value-type="string" office:string-value="talentflaw.100=Destiny Sense">
            <text:p>talentflaw.100=Destiny Sense</text:p>
          </table:table-cell>
          <table:table-cell table:formula="of:=CONCATENATE(&quot;talentflaw.&quot;;ROW();&quot;=&quot;;VLOOKUP(ROW();[Data.$A$2:.$D$234];4;0))" office:value-type="string" office:string-value="talentflaw.100=">
            <text:p>talentflaw.10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1=Magieresistenz">
            <text:p>talentflaw.101=Magieresistenz</text:p>
          </table:table-cell>
          <table:table-cell table:formula="of:=CONCATENATE(&quot;talentflaw.&quot;;ROW();&quot;=&quot;;VLOOKUP(ROW();[Data.$A$2:.$D$234];3;0))" office:value-type="string" office:string-value="talentflaw.101=Magical Resistance">
            <text:p>talentflaw.101=Magical Resistance</text:p>
          </table:table-cell>
          <table:table-cell table:formula="of:=CONCATENATE(&quot;talentflaw.&quot;;ROW();&quot;=&quot;;VLOOKUP(ROW();[Data.$A$2:.$D$234];4;0))" office:value-type="string" office:string-value="talentflaw.101=">
            <text:p>talentflaw.10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2=Magische Neigung">
            <text:p>talentflaw.102=Magische Neigung</text:p>
          </table:table-cell>
          <table:table-cell table:formula="of:=CONCATENATE(&quot;talentflaw.&quot;;ROW();&quot;=&quot;;VLOOKUP(ROW();[Data.$A$2:.$D$234];3;0))" office:value-type="string" office:string-value="talentflaw.102=Magical Affinity">
            <text:p>talentflaw.102=Magical Affinity</text:p>
          </table:table-cell>
          <table:table-cell table:formula="of:=CONCATENATE(&quot;talentflaw.&quot;;ROW();&quot;=&quot;;VLOOKUP(ROW();[Data.$A$2:.$D$234];4;0))" office:value-type="string" office:string-value="talentflaw.102=">
            <text:p>talentflaw.10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3=Mana lesen">
            <text:p>talentflaw.103=Mana lesen</text:p>
          </table:table-cell>
          <table:table-cell table:formula="of:=CONCATENATE(&quot;talentflaw.&quot;;ROW();&quot;=&quot;;VLOOKUP(ROW();[Data.$A$2:.$D$234];3;0))" office:value-type="string" office:string-value="talentflaw.103=Mana Reading">
            <text:p>talentflaw.103=Mana Reading</text:p>
          </table:table-cell>
          <table:table-cell table:formula="of:=CONCATENATE(&quot;talentflaw.&quot;;ROW();&quot;=&quot;;VLOOKUP(ROW();[Data.$A$2:.$D$234];4;0))" office:value-type="string" office:string-value="talentflaw.103=">
            <text:p>talentflaw.10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4=Mana spüren">
            <text:p>talentflaw.104=Mana spüren</text:p>
          </table:table-cell>
          <table:table-cell table:formula="of:=CONCATENATE(&quot;talentflaw.&quot;;ROW();&quot;=&quot;;VLOOKUP(ROW();[Data.$A$2:.$D$234];3;0))" office:value-type="string" office:string-value="talentflaw.104=Mana Sensing">
            <text:p>talentflaw.104=Mana Sensing</text:p>
          </table:table-cell>
          <table:table-cell table:formula="of:=CONCATENATE(&quot;talentflaw.&quot;;ROW();&quot;=&quot;;VLOOKUP(ROW();[Data.$A$2:.$D$234];4;0))" office:value-type="string" office:string-value="talentflaw.104=">
            <text:p>talentflaw.10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5=Sachkunde der Magie">
            <text:p>talentflaw.105=Sachkunde der Magie</text:p>
          </table:table-cell>
          <table:table-cell table:formula="of:=CONCATENATE(&quot;talentflaw.&quot;;ROW();&quot;=&quot;;VLOOKUP(ROW();[Data.$A$2:.$D$234];3;0))" office:value-type="string" office:string-value="talentflaw.105=Item Lore">
            <text:p>talentflaw.105=Item Lore</text:p>
          </table:table-cell>
          <table:table-cell table:formula="of:=CONCATENATE(&quot;talentflaw.&quot;;ROW();&quot;=&quot;;VLOOKUP(ROW();[Data.$A$2:.$D$234];4;0))" office:value-type="string" office:string-value="talentflaw.105=">
            <text:p>talentflaw.10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6=Sphärenreise">
            <text:p>talentflaw.106=Sphärenreise</text:p>
          </table:table-cell>
          <table:table-cell table:formula="of:=CONCATENATE(&quot;talentflaw.&quot;;ROW();&quot;=&quot;;VLOOKUP(ROW();[Data.$A$2:.$D$234];3;0))" office:value-type="string" office:string-value="talentflaw.106=Planar Travel">
            <text:p>talentflaw.106=Planar Travel</text:p>
          </table:table-cell>
          <table:table-cell table:formula="of:=CONCATENATE(&quot;talentflaw.&quot;;ROW();&quot;=&quot;;VLOOKUP(ROW();[Data.$A$2:.$D$234];4;0))" office:value-type="string" office:string-value="talentflaw.106=">
            <text:p>talentflaw.10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7=Sprachgewalt">
            <text:p>talentflaw.107=Sprachgewalt</text:p>
          </table:table-cell>
          <table:table-cell table:formula="of:=CONCATENATE(&quot;talentflaw.&quot;;ROW();&quot;=&quot;;VLOOKUP(ROW();[Data.$A$2:.$D$234];3;0))" office:value-type="string" office:string-value="talentflaw.107=Spatial Skills">
            <text:p>talentflaw.107=Spatial Skills</text:p>
          </table:table-cell>
          <table:table-cell table:formula="of:=CONCATENATE(&quot;talentflaw.&quot;;ROW();&quot;=&quot;;VLOOKUP(ROW();[Data.$A$2:.$D$234];4;0))" office:value-type="string" office:string-value="talentflaw.107=">
            <text:p>talentflaw.10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8=Transzendenz">
            <text:p>talentflaw.108=Transzendenz</text:p>
          </table:table-cell>
          <table:table-cell table:formula="of:=CONCATENATE(&quot;talentflaw.&quot;;ROW();&quot;=&quot;;VLOOKUP(ROW();[Data.$A$2:.$D$234];3;0))" office:value-type="string" office:string-value="talentflaw.108=Transcendence">
            <text:p>talentflaw.108=Transcendence</text:p>
          </table:table-cell>
          <table:table-cell table:formula="of:=CONCATENATE(&quot;talentflaw.&quot;;ROW();&quot;=&quot;;VLOOKUP(ROW();[Data.$A$2:.$D$234];4;0))" office:value-type="string" office:string-value="talentflaw.108=">
            <text:p>talentflaw.10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09=Übernatürliche Verbindung">
            <text:p>talentflaw.109=Übernatürliche Verbindung</text:p>
          </table:table-cell>
          <table:table-cell table:formula="of:=CONCATENATE(&quot;talentflaw.&quot;;ROW();&quot;=&quot;;VLOOKUP(ROW();[Data.$A$2:.$D$234];3;0))" office:value-type="string" office:string-value="talentflaw.109=Ethereal Tie">
            <text:p>talentflaw.109=Ethereal Tie</text:p>
          </table:table-cell>
          <table:table-cell table:formula="of:=CONCATENATE(&quot;talentflaw.&quot;;ROW();&quot;=&quot;;VLOOKUP(ROW();[Data.$A$2:.$D$234];4;0))" office:value-type="string" office:string-value="talentflaw.109=">
            <text:p>talentflaw.10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0=Widerstandskraft">
            <text:p>talentflaw.110=Widerstandskraft</text:p>
          </table:table-cell>
          <table:table-cell table:formula="of:=CONCATENATE(&quot;talentflaw.&quot;;ROW();&quot;=&quot;;VLOOKUP(ROW();[Data.$A$2:.$D$234];3;0))" office:value-type="string" office:string-value="talentflaw.110=Resistance">
            <text:p>talentflaw.110=Resistance</text:p>
          </table:table-cell>
          <table:table-cell table:formula="of:=CONCATENATE(&quot;talentflaw.&quot;;ROW();&quot;=&quot;;VLOOKUP(ROW();[Data.$A$2:.$D$234];4;0))" office:value-type="string" office:string-value="talentflaw.110=">
            <text:p>talentflaw.11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1=Wissen um Runen">
            <text:p>talentflaw.111=Wissen um Runen</text:p>
          </table:table-cell>
          <table:table-cell table:formula="of:=CONCATENATE(&quot;talentflaw.&quot;;ROW();&quot;=&quot;;VLOOKUP(ROW();[Data.$A$2:.$D$234];3;0))" office:value-type="string" office:string-value="talentflaw.111=Runic Lore">
            <text:p>talentflaw.111=Runic Lore</text:p>
          </table:table-cell>
          <table:table-cell table:formula="of:=CONCATENATE(&quot;talentflaw.&quot;;ROW();&quot;=&quot;;VLOOKUP(ROW();[Data.$A$2:.$D$234];4;0))" office:value-type="string" office:string-value="talentflaw.111=">
            <text:p>talentflaw.11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2=Aggressives Vorurteil">
            <text:p>talentflaw.112=Aggressives Vorurteil</text:p>
          </table:table-cell>
          <table:table-cell table:formula="of:=CONCATENATE(&quot;talentflaw.&quot;;ROW();&quot;=&quot;;VLOOKUP(ROW();[Data.$A$2:.$D$234];3;0))" office:value-type="string" office:string-value="talentflaw.112=Violent Prejudice">
            <text:p>talentflaw.112=Violent Prejudice</text:p>
          </table:table-cell>
          <table:table-cell table:formula="of:=CONCATENATE(&quot;talentflaw.&quot;;ROW();&quot;=&quot;;VLOOKUP(ROW();[Data.$A$2:.$D$234];4;0))" office:value-type="string" office:string-value="talentflaw.112=">
            <text:p>talentflaw.11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3=Eiserner Wille">
            <text:p>talentflaw.113=Eiserner Wille</text:p>
          </table:table-cell>
          <table:table-cell table:formula="of:=CONCATENATE(&quot;talentflaw.&quot;;ROW();&quot;=&quot;;VLOOKUP(ROW();[Data.$A$2:.$D$234];3;0))" office:value-type="string" office:string-value="talentflaw.113=Immovable Will">
            <text:p>talentflaw.113=Immovable Will</text:p>
          </table:table-cell>
          <table:table-cell table:formula="of:=CONCATENATE(&quot;talentflaw.&quot;;ROW();&quot;=&quot;;VLOOKUP(ROW();[Data.$A$2:.$D$234];4;0))" office:value-type="string" office:string-value="talentflaw.113=">
            <text:p>talentflaw.11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4=Empathie">
            <text:p>talentflaw.114=Empathie</text:p>
          </table:table-cell>
          <table:table-cell table:formula="of:=CONCATENATE(&quot;talentflaw.&quot;;ROW();&quot;=&quot;;VLOOKUP(ROW();[Data.$A$2:.$D$234];3;0))" office:value-type="string" office:string-value="talentflaw.114=Empathy">
            <text:p>talentflaw.114=Empathy</text:p>
          </table:table-cell>
          <table:table-cell table:formula="of:=CONCATENATE(&quot;talentflaw.&quot;;ROW();&quot;=&quot;;VLOOKUP(ROW();[Data.$A$2:.$D$234];4;0))" office:value-type="string" office:string-value="talentflaw.114=">
            <text:p>talentflaw.11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5=Gedankenkontrolle">
            <text:p>talentflaw.115=Gedankenkontrolle</text:p>
          </table:table-cell>
          <table:table-cell table:formula="of:=CONCATENATE(&quot;talentflaw.&quot;;ROW();&quot;=&quot;;VLOOKUP(ROW();[Data.$A$2:.$D$234];3;0))" office:value-type="string" office:string-value="talentflaw.115=Mental Control">
            <text:p>talentflaw.115=Mental Control</text:p>
          </table:table-cell>
          <table:table-cell table:formula="of:=CONCATENATE(&quot;talentflaw.&quot;;ROW();&quot;=&quot;;VLOOKUP(ROW();[Data.$A$2:.$D$234];4;0))" office:value-type="string" office:string-value="talentflaw.115=">
            <text:p>talentflaw.11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6=Geistige Suche">
            <text:p>talentflaw.116=Geistige Suche</text:p>
          </table:table-cell>
          <table:table-cell table:formula="of:=CONCATENATE(&quot;talentflaw.&quot;;ROW();&quot;=&quot;;VLOOKUP(ROW();[Data.$A$2:.$D$234];3;0))" office:value-type="string" office:string-value="talentflaw.116=Mental Scan">
            <text:p>talentflaw.116=Mental Scan</text:p>
          </table:table-cell>
          <table:table-cell table:formula="of:=CONCATENATE(&quot;talentflaw.&quot;;ROW();&quot;=&quot;;VLOOKUP(ROW();[Data.$A$2:.$D$234];4;0))" office:value-type="string" office:string-value="talentflaw.116=">
            <text:p>talentflaw.11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7=Geistige Verbindung">
            <text:p>talentflaw.117=Geistige Verbindung</text:p>
          </table:table-cell>
          <table:table-cell table:formula="of:=CONCATENATE(&quot;talentflaw.&quot;;ROW();&quot;=&quot;;VLOOKUP(ROW();[Data.$A$2:.$D$234];3;0))" office:value-type="string" office:string-value="talentflaw.117=Mental Link">
            <text:p>talentflaw.117=Mental Link</text:p>
          </table:table-cell>
          <table:table-cell table:formula="of:=CONCATENATE(&quot;talentflaw.&quot;;ROW();&quot;=&quot;;VLOOKUP(ROW();[Data.$A$2:.$D$234];4;0))" office:value-type="string" office:string-value="talentflaw.117=">
            <text:p>talentflaw.11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8=Geist über Materie">
            <text:p>talentflaw.118=Geist über Materie</text:p>
          </table:table-cell>
          <table:table-cell table:formula="of:=CONCATENATE(&quot;talentflaw.&quot;;ROW();&quot;=&quot;;VLOOKUP(ROW();[Data.$A$2:.$D$234];3;0))" office:value-type="string" office:string-value="talentflaw.118=Mind Over Matter">
            <text:p>talentflaw.118=Mind Over Matter</text:p>
          </table:table-cell>
          <table:table-cell table:formula="of:=CONCATENATE(&quot;talentflaw.&quot;;ROW();&quot;=&quot;;VLOOKUP(ROW();[Data.$A$2:.$D$234];4;0))" office:value-type="string" office:string-value="talentflaw.118=">
            <text:p>talentflaw.11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19=Gute Schlachtfeld-Wahrnehmung">
            <text:p>talentflaw.119=Gute Schlachtfeld-Wahrnehmung</text:p>
          </table:table-cell>
          <table:table-cell table:formula="of:=CONCATENATE(&quot;talentflaw.&quot;;ROW();&quot;=&quot;;VLOOKUP(ROW();[Data.$A$2:.$D$234];3;0))" office:value-type="string" office:string-value="talentflaw.119=Good Battlefield Awareness">
            <text:p>talentflaw.119=Good Battlefield Awareness</text:p>
          </table:table-cell>
          <table:table-cell table:formula="of:=CONCATENATE(&quot;talentflaw.&quot;;ROW();&quot;=&quot;;VLOOKUP(ROW();[Data.$A$2:.$D$234];4;0))" office:value-type="string" office:string-value="talentflaw.119=">
            <text:p>talentflaw.11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0=Innere Ruhe">
            <text:p>talentflaw.120=Innere Ruhe</text:p>
          </table:table-cell>
          <table:table-cell table:formula="of:=CONCATENATE(&quot;talentflaw.&quot;;ROW();&quot;=&quot;;VLOOKUP(ROW();[Data.$A$2:.$D$234];3;0))" office:value-type="string" office:string-value="talentflaw.120=Calmness">
            <text:p>talentflaw.120=Calmness</text:p>
          </table:table-cell>
          <table:table-cell table:formula="of:=CONCATENATE(&quot;talentflaw.&quot;;ROW();&quot;=&quot;;VLOOKUP(ROW();[Data.$A$2:.$D$234];4;0))" office:value-type="string" office:string-value="talentflaw.120=">
            <text:p>talentflaw.12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1=Inneres Gleichgewicht">
            <text:p>talentflaw.121=Inneres Gleichgewicht</text:p>
          </table:table-cell>
          <table:table-cell table:formula="of:=CONCATENATE(&quot;talentflaw.&quot;;ROW();&quot;=&quot;;VLOOKUP(ROW();[Data.$A$2:.$D$234];3;0))" office:value-type="string" office:string-value="talentflaw.121=Internal Sense">
            <text:p>talentflaw.121=Internal Sense</text:p>
          </table:table-cell>
          <table:table-cell table:formula="of:=CONCATENATE(&quot;talentflaw.&quot;;ROW();&quot;=&quot;;VLOOKUP(ROW();[Data.$A$2:.$D$234];4;0))" office:value-type="string" office:string-value="talentflaw.121=">
            <text:p>talentflaw.12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2=Instinktive Verteidigung">
            <text:p>talentflaw.122=Instinktive Verteidigung</text:p>
          </table:table-cell>
          <table:table-cell table:formula="of:=CONCATENATE(&quot;talentflaw.&quot;;ROW();&quot;=&quot;;VLOOKUP(ROW();[Data.$A$2:.$D$234];3;0))" office:value-type="string" office:string-value="talentflaw.122=Instinctive Defense">
            <text:p>talentflaw.122=Instinctive Defense</text:p>
          </table:table-cell>
          <table:table-cell table:formula="of:=CONCATENATE(&quot;talentflaw.&quot;;ROW();&quot;=&quot;;VLOOKUP(ROW();[Data.$A$2:.$D$234];4;0))" office:value-type="string" office:string-value="talentflaw.122=">
            <text:p>talentflaw.12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3=Meister des Taktierens">
            <text:p>talentflaw.123=Meister des Taktierens</text:p>
          </table:table-cell>
          <table:table-cell table:formula="of:=CONCATENATE(&quot;talentflaw.&quot;;ROW();&quot;=&quot;;VLOOKUP(ROW();[Data.$A$2:.$D$234];3;0))" office:value-type="string" office:string-value="talentflaw.123=Master Tactician">
            <text:p>talentflaw.123=Master Tactician</text:p>
          </table:table-cell>
          <table:table-cell table:formula="of:=CONCATENATE(&quot;talentflaw.&quot;;ROW();&quot;=&quot;;VLOOKUP(ROW();[Data.$A$2:.$D$234];4;0))" office:value-type="string" office:string-value="talentflaw.123=">
            <text:p>talentflaw.12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4=Photographisches Gedächtnis">
            <text:p>talentflaw.124=Photographisches Gedächtnis</text:p>
          </table:table-cell>
          <table:table-cell table:formula="of:=CONCATENATE(&quot;talentflaw.&quot;;ROW();&quot;=&quot;;VLOOKUP(ROW();[Data.$A$2:.$D$234];3;0))" office:value-type="string" office:string-value="talentflaw.124=Photographic Memory">
            <text:p>talentflaw.124=Photographic Memory</text:p>
          </table:table-cell>
          <table:table-cell table:formula="of:=CONCATENATE(&quot;talentflaw.&quot;;ROW();&quot;=&quot;;VLOOKUP(ROW();[Data.$A$2:.$D$234];4;0))" office:value-type="string" office:string-value="talentflaw.124=">
            <text:p>talentflaw.12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5=Schlachtreflexe">
            <text:p>talentflaw.125=Schlachtreflexe</text:p>
          </table:table-cell>
          <table:table-cell table:formula="of:=CONCATENATE(&quot;talentflaw.&quot;;ROW();&quot;=&quot;;VLOOKUP(ROW();[Data.$A$2:.$D$234];3;0))" office:value-type="string" office:string-value="talentflaw.125=Battle Reflexes">
            <text:p>talentflaw.125=Battle Reflexes</text:p>
          </table:table-cell>
          <table:table-cell table:formula="of:=CONCATENATE(&quot;talentflaw.&quot;;ROW();&quot;=&quot;;VLOOKUP(ROW();[Data.$A$2:.$D$234];4;0))" office:value-type="string" office:string-value="talentflaw.125=">
            <text:p>talentflaw.12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6=Schneller Rechner">
            <text:p>talentflaw.126=Schneller Rechner</text:p>
          </table:table-cell>
          <table:table-cell table:formula="of:=CONCATENATE(&quot;talentflaw.&quot;;ROW();&quot;=&quot;;VLOOKUP(ROW();[Data.$A$2:.$D$234];3;0))" office:value-type="string" office:string-value="talentflaw.126=Quick Calculator">
            <text:p>talentflaw.126=Quick Calculator</text:p>
          </table:table-cell>
          <table:table-cell table:formula="of:=CONCATENATE(&quot;talentflaw.&quot;;ROW();&quot;=&quot;;VLOOKUP(ROW();[Data.$A$2:.$D$234];4;0))" office:value-type="string" office:string-value="talentflaw.126=">
            <text:p>talentflaw.12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7=Schnell-Lese-Technik">
            <text:p>talentflaw.127=Schnell-Lese-Technik</text:p>
          </table:table-cell>
          <table:table-cell table:formula="of:=CONCATENATE(&quot;talentflaw.&quot;;ROW();&quot;=&quot;;VLOOKUP(ROW();[Data.$A$2:.$D$234];3;0))" office:value-type="string" office:string-value="talentflaw.127=Speed Reading">
            <text:p>talentflaw.127=Speed Reading</text:p>
          </table:table-cell>
          <table:table-cell table:formula="of:=CONCATENATE(&quot;talentflaw.&quot;;ROW();&quot;=&quot;;VLOOKUP(ROW();[Data.$A$2:.$D$234];4;0))" office:value-type="string" office:string-value="talentflaw.127=">
            <text:p>talentflaw.12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8=Stabilitätssinn">
            <text:p>talentflaw.128=Stabilitätssinn</text:p>
          </table:table-cell>
          <table:table-cell table:formula="of:=CONCATENATE(&quot;talentflaw.&quot;;ROW();&quot;=&quot;;VLOOKUP(ROW();[Data.$A$2:.$D$234];3;0))" office:value-type="string" office:string-value="talentflaw.128=Stability Sense">
            <text:p>talentflaw.128=Stability Sense</text:p>
          </table:table-cell>
          <table:table-cell table:formula="of:=CONCATENATE(&quot;talentflaw.&quot;;ROW();&quot;=&quot;;VLOOKUP(ROW();[Data.$A$2:.$D$234];4;0))" office:value-type="string" office:string-value="talentflaw.128=">
            <text:p>talentflaw.12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29=Starker Wille">
            <text:p>talentflaw.129=Starker Wille</text:p>
          </table:table-cell>
          <table:table-cell table:formula="of:=CONCATENATE(&quot;talentflaw.&quot;;ROW();&quot;=&quot;;VLOOKUP(ROW();[Data.$A$2:.$D$234];3;0))" office:value-type="string" office:string-value="talentflaw.129=Dominance">
            <text:p>talentflaw.129=Dominance</text:p>
          </table:table-cell>
          <table:table-cell table:formula="of:=CONCATENATE(&quot;talentflaw.&quot;;ROW();&quot;=&quot;;VLOOKUP(ROW();[Data.$A$2:.$D$234];4;0))" office:value-type="string" office:string-value="talentflaw.129=">
            <text:p>talentflaw.12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0=Telekinese">
            <text:p>talentflaw.130=Telekinese</text:p>
          </table:table-cell>
          <table:table-cell table:formula="of:=CONCATENATE(&quot;talentflaw.&quot;;ROW();&quot;=&quot;;VLOOKUP(ROW();[Data.$A$2:.$D$234];3;0))" office:value-type="string" office:string-value="talentflaw.130=Telekinesis">
            <text:p>talentflaw.130=Telekinesis</text:p>
          </table:table-cell>
          <table:table-cell table:formula="of:=CONCATENATE(&quot;talentflaw.&quot;;ROW();&quot;=&quot;;VLOOKUP(ROW();[Data.$A$2:.$D$234];4;0))" office:value-type="string" office:string-value="talentflaw.130=">
            <text:p>talentflaw.13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1=Telepathie">
            <text:p>talentflaw.131=Telepathie</text:p>
          </table:table-cell>
          <table:table-cell table:formula="of:=CONCATENATE(&quot;talentflaw.&quot;;ROW();&quot;=&quot;;VLOOKUP(ROW();[Data.$A$2:.$D$234];3;0))" office:value-type="string" office:string-value="talentflaw.131=Telepathy">
            <text:p>talentflaw.131=Telepathy</text:p>
          </table:table-cell>
          <table:table-cell table:formula="of:=CONCATENATE(&quot;talentflaw.&quot;;ROW();&quot;=&quot;;VLOOKUP(ROW();[Data.$A$2:.$D$234];4;0))" office:value-type="string" office:string-value="talentflaw.131=">
            <text:p>talentflaw.13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2=Tierempathie">
            <text:p>talentflaw.132=Tierempathie</text:p>
          </table:table-cell>
          <table:table-cell table:formula="of:=CONCATENATE(&quot;talentflaw.&quot;;ROW();&quot;=&quot;;VLOOKUP(ROW();[Data.$A$2:.$D$234];3;0))" office:value-type="string" office:string-value="talentflaw.132=Animal Empathy">
            <text:p>talentflaw.132=Animal Empathy</text:p>
          </table:table-cell>
          <table:table-cell table:formula="of:=CONCATENATE(&quot;talentflaw.&quot;;ROW();&quot;=&quot;;VLOOKUP(ROW();[Data.$A$2:.$D$234];4;0))" office:value-type="string" office:string-value="talentflaw.132=">
            <text:p>talentflaw.13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3=Überlebensinstinkt">
            <text:p>talentflaw.133=Überlebensinstinkt</text:p>
          </table:table-cell>
          <table:table-cell table:formula="of:=CONCATENATE(&quot;talentflaw.&quot;;ROW();&quot;=&quot;;VLOOKUP(ROW();[Data.$A$2:.$D$234];3;0))" office:value-type="string" office:string-value="talentflaw.133=Survival Instinct">
            <text:p>talentflaw.133=Survival Instinct</text:p>
          </table:table-cell>
          <table:table-cell table:formula="of:=CONCATENATE(&quot;talentflaw.&quot;;ROW();&quot;=&quot;;VLOOKUP(ROW();[Data.$A$2:.$D$234];4;0))" office:value-type="string" office:string-value="talentflaw.133=">
            <text:p>talentflaw.13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4=Ungläubiger">
            <text:p>talentflaw.134=Ungläubiger</text:p>
          </table:table-cell>
          <table:table-cell table:formula="of:=CONCATENATE(&quot;talentflaw.&quot;;ROW();&quot;=&quot;;VLOOKUP(ROW();[Data.$A$2:.$D$234];3;0))" office:value-type="string" office:string-value="talentflaw.134=Unbeliever">
            <text:p>talentflaw.134=Unbeliever</text:p>
          </table:table-cell>
          <table:table-cell table:formula="of:=CONCATENATE(&quot;talentflaw.&quot;;ROW();&quot;=&quot;;VLOOKUP(ROW();[Data.$A$2:.$D$234];4;0))" office:value-type="string" office:string-value="talentflaw.134=">
            <text:p>talentflaw.13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5=Attribut entziehen">
            <text:p>talentflaw.135=Attribut entziehen</text:p>
          </table:table-cell>
          <table:table-cell table:formula="of:=CONCATENATE(&quot;talentflaw.&quot;;ROW();&quot;=&quot;;VLOOKUP(ROW();[Data.$A$2:.$D$234];3;0))" office:value-type="string" office:string-value="talentflaw.135=Attribute Drain">
            <text:p>talentflaw.135=Attribute Drain</text:p>
          </table:table-cell>
          <table:table-cell table:formula="of:=CONCATENATE(&quot;talentflaw.&quot;;ROW();&quot;=&quot;;VLOOKUP(ROW();[Data.$A$2:.$D$234];4;0))" office:value-type="string" office:string-value="talentflaw.135=">
            <text:p>talentflaw.13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6=Attributsbonus">
            <text:p>talentflaw.136=Attributsbonus</text:p>
          </table:table-cell>
          <table:table-cell table:formula="of:=CONCATENATE(&quot;talentflaw.&quot;;ROW();&quot;=&quot;;VLOOKUP(ROW();[Data.$A$2:.$D$234];3;0))" office:value-type="string" office:string-value="talentflaw.136=Stat Bonus">
            <text:p>talentflaw.136=Stat Bonus</text:p>
          </table:table-cell>
          <table:table-cell table:formula="of:=CONCATENATE(&quot;talentflaw.&quot;;ROW();&quot;=&quot;;VLOOKUP(ROW();[Data.$A$2:.$D$234];4;0))" office:value-type="string" office:string-value="talentflaw.136=">
            <text:p>talentflaw.13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7=Attribut weiterentwickeln">
            <text:p>talentflaw.137=Attribut weiterentwickeln</text:p>
          </table:table-cell>
          <table:table-cell table:formula="of:=CONCATENATE(&quot;talentflaw.&quot;;ROW();&quot;=&quot;;VLOOKUP(ROW();[Data.$A$2:.$D$234];3;0))" office:value-type="string" office:string-value="talentflaw.137=Stat Improvement">
            <text:p>talentflaw.137=Stat Improvement</text:p>
          </table:table-cell>
          <table:table-cell table:formula="of:=CONCATENATE(&quot;talentflaw.&quot;;ROW();&quot;=&quot;;VLOOKUP(ROW();[Data.$A$2:.$D$234];4;0))" office:value-type="string" office:string-value="talentflaw.137=">
            <text:p>talentflaw.13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8=Aufspüren">
            <text:p>talentflaw.138=Aufspüren</text:p>
          </table:table-cell>
          <table:table-cell table:formula="of:=CONCATENATE(&quot;talentflaw.&quot;;ROW();&quot;=&quot;;VLOOKUP(ROW();[Data.$A$2:.$D$234];3;0))" office:value-type="string" office:string-value="talentflaw.138=Sense">
            <text:p>talentflaw.138=Sense</text:p>
          </table:table-cell>
          <table:table-cell table:formula="of:=CONCATENATE(&quot;talentflaw.&quot;;ROW();&quot;=&quot;;VLOOKUP(ROW();[Data.$A$2:.$D$234];4;0))" office:value-type="string" office:string-value="talentflaw.138=">
            <text:p>talentflaw.13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39=Beeindruckender Springer">
            <text:p>talentflaw.139=Beeindruckender Springer</text:p>
          </table:table-cell>
          <table:table-cell table:formula="of:=CONCATENATE(&quot;talentflaw.&quot;;ROW();&quot;=&quot;;VLOOKUP(ROW();[Data.$A$2:.$D$234];3;0))" office:value-type="string" office:string-value="talentflaw.139=Amazing Leaping">
            <text:p>talentflaw.139=Amazing Leaping</text:p>
          </table:table-cell>
          <table:table-cell table:formula="of:=CONCATENATE(&quot;talentflaw.&quot;;ROW();&quot;=&quot;;VLOOKUP(ROW();[Data.$A$2:.$D$234];4;0))" office:value-type="string" office:string-value="talentflaw.139=">
            <text:p>talentflaw.13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0=Beistand">
            <text:p>talentflaw.140=Beistand</text:p>
          </table:table-cell>
          <table:table-cell table:formula="of:=CONCATENATE(&quot;talentflaw.&quot;;ROW();&quot;=&quot;;VLOOKUP(ROW();[Data.$A$2:.$D$234];3;0))" office:value-type="string" office:string-value="talentflaw.140=Succor">
            <text:p>talentflaw.140=Succor</text:p>
          </table:table-cell>
          <table:table-cell table:formula="of:=CONCATENATE(&quot;talentflaw.&quot;;ROW();&quot;=&quot;;VLOOKUP(ROW();[Data.$A$2:.$D$234];4;0))" office:value-type="string" office:string-value="talentflaw.140=">
            <text:p>talentflaw.14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1=Besonderer Vertrauter">
            <text:p>talentflaw.141=Besonderer Vertrauter</text:p>
          </table:table-cell>
          <table:table-cell table:formula="of:=CONCATENATE(&quot;talentflaw.&quot;;ROW();&quot;=&quot;;VLOOKUP(ROW();[Data.$A$2:.$D$234];3;0))" office:value-type="string" office:string-value="talentflaw.141=Special Familiar">
            <text:p>talentflaw.141=Special Familiar</text:p>
          </table:table-cell>
          <table:table-cell table:formula="of:=CONCATENATE(&quot;talentflaw.&quot;;ROW();&quot;=&quot;;VLOOKUP(ROW();[Data.$A$2:.$D$234];4;0))" office:value-type="string" office:string-value="talentflaw.141=">
            <text:p>talentflaw.14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2=Bringer des Verderbens">
            <text:p>talentflaw.142=Bringer des Verderbens</text:p>
          </table:table-cell>
          <table:table-cell table:formula="of:=CONCATENATE(&quot;talentflaw.&quot;;ROW();&quot;=&quot;;VLOOKUP(ROW();[Data.$A$2:.$D$234];3;0))" office:value-type="string" office:string-value="talentflaw.142=Bane">
            <text:p>talentflaw.142=Bane</text:p>
          </table:table-cell>
          <table:table-cell table:formula="of:=CONCATENATE(&quot;talentflaw.&quot;;ROW();&quot;=&quot;;VLOOKUP(ROW();[Data.$A$2:.$D$234];4;0))" office:value-type="string" office:string-value="talentflaw.142=">
            <text:p>talentflaw.14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3=Dunkelheit">
            <text:p>talentflaw.143=Dunkelheit</text:p>
          </table:table-cell>
          <table:table-cell table:formula="of:=CONCATENATE(&quot;talentflaw.&quot;;ROW();&quot;=&quot;;VLOOKUP(ROW();[Data.$A$2:.$D$234];3;0))" office:value-type="string" office:string-value="talentflaw.143=Darkness">
            <text:p>talentflaw.143=Darkness</text:p>
          </table:table-cell>
          <table:table-cell table:formula="of:=CONCATENATE(&quot;talentflaw.&quot;;ROW();&quot;=&quot;;VLOOKUP(ROW();[Data.$A$2:.$D$234];4;0))" office:value-type="string" office:string-value="talentflaw.143=">
            <text:p>talentflaw.14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4=Elastisch">
            <text:p>talentflaw.144=Elastisch</text:p>
          </table:table-cell>
          <table:table-cell table:formula="of:=CONCATENATE(&quot;talentflaw.&quot;;ROW();&quot;=&quot;;VLOOKUP(ROW();[Data.$A$2:.$D$234];3;0))" office:value-type="string" office:string-value="talentflaw.144=Elasticity">
            <text:p>talentflaw.144=Elasticity</text:p>
          </table:table-cell>
          <table:table-cell table:formula="of:=CONCATENATE(&quot;talentflaw.&quot;;ROW();&quot;=&quot;;VLOOKUP(ROW();[Data.$A$2:.$D$234];4;0))" office:value-type="string" office:string-value="talentflaw.144=">
            <text:p>talentflaw.14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5=Enormer Zufall">
            <text:p>talentflaw.145=Enormer Zufall</text:p>
          </table:table-cell>
          <table:table-cell table:formula="of:=CONCATENATE(&quot;talentflaw.&quot;;ROW();&quot;=&quot;;VLOOKUP(ROW();[Data.$A$2:.$D$234];3;0))" office:value-type="string" office:string-value="talentflaw.145=Luck, Dramatic">
            <text:p>talentflaw.145=Luck, Dramatic</text:p>
          </table:table-cell>
          <table:table-cell table:formula="of:=CONCATENATE(&quot;talentflaw.&quot;;ROW();&quot;=&quot;;VLOOKUP(ROW();[Data.$A$2:.$D$234];4;0))" office:value-type="string" office:string-value="talentflaw.145=">
            <text:p>talentflaw.14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6=Entmaterialisieren">
            <text:p>talentflaw.146=Entmaterialisieren</text:p>
          </table:table-cell>
          <table:table-cell table:formula="of:=CONCATENATE(&quot;talentflaw.&quot;;ROW();&quot;=&quot;;VLOOKUP(ROW();[Data.$A$2:.$D$234];3;0))" office:value-type="string" office:string-value="talentflaw.146=Non-corporeal">
            <text:p>talentflaw.146=Non-corporeal</text:p>
          </table:table-cell>
          <table:table-cell table:formula="of:=CONCATENATE(&quot;talentflaw.&quot;;ROW();&quot;=&quot;;VLOOKUP(ROW();[Data.$A$2:.$D$234];4;0))" office:value-type="string" office:string-value="talentflaw.146=">
            <text:p>talentflaw.14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7=Eruption">
            <text:p>talentflaw.147=Eruption</text:p>
          </table:table-cell>
          <table:table-cell table:formula="of:=CONCATENATE(&quot;talentflaw.&quot;;ROW();&quot;=&quot;;VLOOKUP(ROW();[Data.$A$2:.$D$234];3;0))" office:value-type="string" office:string-value="talentflaw.147=Flare">
            <text:p>talentflaw.147=Flare</text:p>
          </table:table-cell>
          <table:table-cell table:formula="of:=CONCATENATE(&quot;talentflaw.&quot;;ROW();&quot;=&quot;;VLOOKUP(ROW();[Data.$A$2:.$D$234];4;0))" office:value-type="string" office:string-value="talentflaw.147=">
            <text:p>talentflaw.14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8=Falkenaugen">
            <text:p>talentflaw.148=Falkenaugen</text:p>
          </table:table-cell>
          <table:table-cell table:formula="of:=CONCATENATE(&quot;talentflaw.&quot;;ROW();&quot;=&quot;;VLOOKUP(ROW();[Data.$A$2:.$D$234];3;0))" office:value-type="string" office:string-value="talentflaw.148=Eye of the Hawk">
            <text:p>talentflaw.148=Eye of the Hawk</text:p>
          </table:table-cell>
          <table:table-cell table:formula="of:=CONCATENATE(&quot;talentflaw.&quot;;ROW();&quot;=&quot;;VLOOKUP(ROW();[Data.$A$2:.$D$234];4;0))" office:value-type="string" office:string-value="talentflaw.148=">
            <text:p>talentflaw.14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49=Festhalten">
            <text:p>talentflaw.149=Festhalten</text:p>
          </table:table-cell>
          <table:table-cell table:formula="of:=CONCATENATE(&quot;talentflaw.&quot;;ROW();&quot;=&quot;;VLOOKUP(ROW();[Data.$A$2:.$D$234];3;0))" office:value-type="string" office:string-value="talentflaw.149=Ensnare">
            <text:p>talentflaw.149=Ensnare</text:p>
          </table:table-cell>
          <table:table-cell table:formula="of:=CONCATENATE(&quot;talentflaw.&quot;;ROW();&quot;=&quot;;VLOOKUP(ROW();[Data.$A$2:.$D$234];4;0))" office:value-type="string" office:string-value="talentflaw.149=">
            <text:p>talentflaw.14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0=Gestaltwandler">
            <text:p>talentflaw.150=Gestaltwandler</text:p>
          </table:table-cell>
          <table:table-cell table:formula="of:=CONCATENATE(&quot;talentflaw.&quot;;ROW();&quot;=&quot;;VLOOKUP(ROW();[Data.$A$2:.$D$234];3;0))" office:value-type="string" office:string-value="talentflaw.150=Shapechanger">
            <text:p>talentflaw.150=Shapechanger</text:p>
          </table:table-cell>
          <table:table-cell table:formula="of:=CONCATENATE(&quot;talentflaw.&quot;;ROW();&quot;=&quot;;VLOOKUP(ROW();[Data.$A$2:.$D$234];4;0))" office:value-type="string" office:string-value="talentflaw.150=">
            <text:p>talentflaw.15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1=Glückspilz">
            <text:p>talentflaw.151=Glückspilz</text:p>
          </table:table-cell>
          <table:table-cell table:formula="of:=CONCATENATE(&quot;talentflaw.&quot;;ROW();&quot;=&quot;;VLOOKUP(ROW();[Data.$A$2:.$D$234];3;0))" office:value-type="string" office:string-value="talentflaw.151=Lucky">
            <text:p>talentflaw.151=Lucky</text:p>
          </table:table-cell>
          <table:table-cell table:formula="of:=CONCATENATE(&quot;talentflaw.&quot;;ROW();&quot;=&quot;;VLOOKUP(ROW();[Data.$A$2:.$D$234];4;0))" office:value-type="string" office:string-value="talentflaw.151=">
            <text:p>talentflaw.15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2=Haftend">
            <text:p>talentflaw.152=Haftend</text:p>
          </table:table-cell>
          <table:table-cell table:formula="of:=CONCATENATE(&quot;talentflaw.&quot;;ROW();&quot;=&quot;;VLOOKUP(ROW();[Data.$A$2:.$D$234];3;0))" office:value-type="string" office:string-value="talentflaw.152=Adherent">
            <text:p>talentflaw.152=Adherent</text:p>
          </table:table-cell>
          <table:table-cell table:formula="of:=CONCATENATE(&quot;talentflaw.&quot;;ROW();&quot;=&quot;;VLOOKUP(ROW();[Data.$A$2:.$D$234];4;0))" office:value-type="string" office:string-value="talentflaw.152=">
            <text:p>talentflaw.15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3=Herbeirufen">
            <text:p>talentflaw.153=Herbeirufen</text:p>
          </table:table-cell>
          <table:table-cell table:formula="of:=CONCATENATE(&quot;talentflaw.&quot;;ROW();&quot;=&quot;;VLOOKUP(ROW();[Data.$A$2:.$D$234];3;0))" office:value-type="string" office:string-value="talentflaw.153=Summon">
            <text:p>talentflaw.153=Summon</text:p>
          </table:table-cell>
          <table:table-cell table:formula="of:=CONCATENATE(&quot;talentflaw.&quot;;ROW();&quot;=&quot;;VLOOKUP(ROW();[Data.$A$2:.$D$234];4;0))" office:value-type="string" office:string-value="talentflaw.153=">
            <text:p>talentflaw.15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4=Lebensziel">
            <text:p>talentflaw.154=Lebensziel</text:p>
          </table:table-cell>
          <table:table-cell table:formula="of:=CONCATENATE(&quot;talentflaw.&quot;;ROW();&quot;=&quot;;VLOOKUP(ROW();[Data.$A$2:.$D$234];3;0))" office:value-type="string" office:string-value="talentflaw.154=Lifetime Goal">
            <text:p>talentflaw.154=Lifetime Goal</text:p>
          </table:table-cell>
          <table:table-cell table:formula="of:=CONCATENATE(&quot;talentflaw.&quot;;ROW();&quot;=&quot;;VLOOKUP(ROW();[Data.$A$2:.$D$234];4;0))" office:value-type="string" office:string-value="talentflaw.154=">
            <text:p>talentflaw.15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5=Magie absorbieren">
            <text:p>talentflaw.155=Magie absorbieren</text:p>
          </table:table-cell>
          <table:table-cell table:formula="of:=CONCATENATE(&quot;talentflaw.&quot;;ROW();&quot;=&quot;;VLOOKUP(ROW();[Data.$A$2:.$D$234];3;0))" office:value-type="string" office:string-value="talentflaw.155=Power Absorption">
            <text:p>talentflaw.155=Power Absorption</text:p>
          </table:table-cell>
          <table:table-cell table:formula="of:=CONCATENATE(&quot;talentflaw.&quot;;ROW();&quot;=&quot;;VLOOKUP(ROW();[Data.$A$2:.$D$234];4;0))" office:value-type="string" office:string-value="talentflaw.155=">
            <text:p>talentflaw.15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6=Magischer Schild">
            <text:p>talentflaw.156=Magischer Schild</text:p>
          </table:table-cell>
          <table:table-cell table:formula="of:=CONCATENATE(&quot;talentflaw.&quot;;ROW();&quot;=&quot;;VLOOKUP(ROW();[Data.$A$2:.$D$234];3;0))" office:value-type="string" office:string-value="talentflaw.156=Force Shield">
            <text:p>talentflaw.156=Force Shield</text:p>
          </table:table-cell>
          <table:table-cell table:formula="of:=CONCATENATE(&quot;talentflaw.&quot;;ROW();&quot;=&quot;;VLOOKUP(ROW();[Data.$A$2:.$D$234];4;0))" office:value-type="string" office:string-value="talentflaw.156=">
            <text:p>talentflaw.15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7=Meisterkämpfer zum Freund">
            <text:p>talentflaw.157=Meisterkämpfer zum Freund</text:p>
          </table:table-cell>
          <table:table-cell table:formula="of:=CONCATENATE(&quot;talentflaw.&quot;;ROW();&quot;=&quot;;VLOOKUP(ROW();[Data.$A$2:.$D$234];3;0))" office:value-type="string" office:string-value="talentflaw.157=Master Warrior Friend">
            <text:p>talentflaw.157=Master Warrior Friend</text:p>
          </table:table-cell>
          <table:table-cell table:formula="of:=CONCATENATE(&quot;talentflaw.&quot;;ROW();&quot;=&quot;;VLOOKUP(ROW();[Data.$A$2:.$D$234];4;0))" office:value-type="string" office:string-value="talentflaw.157=">
            <text:p>talentflaw.15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234];3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234];4;0))" office:value-type="string" office:string-value="talentflaw.158=">
            <text:p>talentflaw.15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59=Mikroskopisches Sehen">
            <text:p>talentflaw.159=Mikroskopisches Sehen</text:p>
          </table:table-cell>
          <table:table-cell table:formula="of:=CONCATENATE(&quot;talentflaw.&quot;;ROW();&quot;=&quot;;VLOOKUP(ROW();[Data.$A$2:.$D$234];3;0))" office:value-type="string" office:string-value="talentflaw.159=Microscopic Vision">
            <text:p>talentflaw.159=Microscopic Vision</text:p>
          </table:table-cell>
          <table:table-cell table:formula="of:=CONCATENATE(&quot;talentflaw.&quot;;ROW();&quot;=&quot;;VLOOKUP(ROW();[Data.$A$2:.$D$234];4;0))" office:value-type="string" office:string-value="talentflaw.159=">
            <text:p>talentflaw.15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0=Natürlicher Fernangriff">
            <text:p>talentflaw.160=Natürlicher Fernangriff</text:p>
          </table:table-cell>
          <table:table-cell table:formula="of:=CONCATENATE(&quot;talentflaw.&quot;;ROW();&quot;=&quot;;VLOOKUP(ROW();[Data.$A$2:.$D$234];3;0))" office:value-type="string" office:string-value="talentflaw.160=Natural Ranged Attack">
            <text:p>talentflaw.160=Natural Ranged Attack</text:p>
          </table:table-cell>
          <table:table-cell table:formula="of:=CONCATENATE(&quot;talentflaw.&quot;;ROW();&quot;=&quot;;VLOOKUP(ROW();[Data.$A$2:.$D$234];4;0))" office:value-type="string" office:string-value="talentflaw.160=">
            <text:p>talentflaw.160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1=Röntgenblick">
            <text:p>talentflaw.161=Röntgenblick</text:p>
          </table:table-cell>
          <table:table-cell table:formula="of:=CONCATENATE(&quot;talentflaw.&quot;;ROW();&quot;=&quot;;VLOOKUP(ROW();[Data.$A$2:.$D$234];3;0))" office:value-type="string" office:string-value="talentflaw.161=X-ray Vision">
            <text:p>talentflaw.161=X-ray Vision</text:p>
          </table:table-cell>
          <table:table-cell table:formula="of:=CONCATENATE(&quot;talentflaw.&quot;;ROW();&quot;=&quot;;VLOOKUP(ROW();[Data.$A$2:.$D$234];4;0))" office:value-type="string" office:string-value="talentflaw.161=">
            <text:p>talentflaw.161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2=Segen des Kriegsgottes">
            <text:p>talentflaw.162=Segen des Kriegsgottes</text:p>
          </table:table-cell>
          <table:table-cell table:formula="of:=CONCATENATE(&quot;talentflaw.&quot;;ROW();&quot;=&quot;;VLOOKUP(ROW();[Data.$A$2:.$D$234];3;0))" office:value-type="string" office:string-value="talentflaw.162=Blessed by War God">
            <text:p>talentflaw.162=Blessed by War God</text:p>
          </table:table-cell>
          <table:table-cell table:formula="of:=CONCATENATE(&quot;talentflaw.&quot;;ROW();&quot;=&quot;;VLOOKUP(ROW();[Data.$A$2:.$D$234];4;0))" office:value-type="string" office:string-value="talentflaw.162=">
            <text:p>talentflaw.162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3=Sonar">
            <text:p>talentflaw.163=Sonar</text:p>
          </table:table-cell>
          <table:table-cell table:formula="of:=CONCATENATE(&quot;talentflaw.&quot;;ROW();&quot;=&quot;;VLOOKUP(ROW();[Data.$A$2:.$D$234];3;0))" office:value-type="string" office:string-value="talentflaw.163=Sonar Sense">
            <text:p>talentflaw.163=Sonar Sense</text:p>
          </table:table-cell>
          <table:table-cell table:formula="of:=CONCATENATE(&quot;talentflaw.&quot;;ROW();&quot;=&quot;;VLOOKUP(ROW();[Data.$A$2:.$D$234];4;0))" office:value-type="string" office:string-value="talentflaw.163=">
            <text:p>talentflaw.163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234];3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234];4;0))" office:value-type="string" office:string-value="talentflaw.164=">
            <text:p>talentflaw.164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5=Tunnelbau">
            <text:p>talentflaw.165=Tunnelbau</text:p>
          </table:table-cell>
          <table:table-cell table:formula="of:=CONCATENATE(&quot;talentflaw.&quot;;ROW();&quot;=&quot;;VLOOKUP(ROW();[Data.$A$2:.$D$234];3;0))" office:value-type="string" office:string-value="talentflaw.165=Tunneling">
            <text:p>talentflaw.165=Tunneling</text:p>
          </table:table-cell>
          <table:table-cell table:formula="of:=CONCATENATE(&quot;talentflaw.&quot;;ROW();&quot;=&quot;;VLOOKUP(ROW();[Data.$A$2:.$D$234];4;0))" office:value-type="string" office:string-value="talentflaw.165=">
            <text:p>talentflaw.165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6=Übernatürliches Lebenserhaltungssystem">
            <text:p>talentflaw.166=Übernatürliches Lebenserhaltungssystem</text:p>
          </table:table-cell>
          <table:table-cell table:formula="of:=CONCATENATE(&quot;talentflaw.&quot;;ROW();&quot;=&quot;;VLOOKUP(ROW();[Data.$A$2:.$D$234];3;0))" office:value-type="string" office:string-value="talentflaw.166=Life Support">
            <text:p>talentflaw.166=Life Support</text:p>
          </table:table-cell>
          <table:table-cell table:formula="of:=CONCATENATE(&quot;talentflaw.&quot;;ROW();&quot;=&quot;;VLOOKUP(ROW();[Data.$A$2:.$D$234];4;0))" office:value-type="string" office:string-value="talentflaw.166=">
            <text:p>talentflaw.166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7=Ultraschallgehör">
            <text:p>talentflaw.167=Ultraschallgehör</text:p>
          </table:table-cell>
          <table:table-cell table:formula="of:=CONCATENATE(&quot;talentflaw.&quot;;ROW();&quot;=&quot;;VLOOKUP(ROW();[Data.$A$2:.$D$234];3;0))" office:value-type="string" office:string-value="talentflaw.167=Ultrasonic Hearing">
            <text:p>talentflaw.167=Ultrasonic Hearing</text:p>
          </table:table-cell>
          <table:table-cell table:formula="of:=CONCATENATE(&quot;talentflaw.&quot;;ROW();&quot;=&quot;;VLOOKUP(ROW();[Data.$A$2:.$D$234];4;0))" office:value-type="string" office:string-value="talentflaw.167=">
            <text:p>talentflaw.167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8=Umwelt verändern">
            <text:p>talentflaw.168=Umwelt verändern</text:p>
          </table:table-cell>
          <table:table-cell table:formula="of:=CONCATENATE(&quot;talentflaw.&quot;;ROW();&quot;=&quot;;VLOOKUP(ROW();[Data.$A$2:.$D$234];3;0))" office:value-type="string" office:string-value="talentflaw.168=Affect Environment">
            <text:p>talentflaw.168=Affect Environment</text:p>
          </table:table-cell>
          <table:table-cell table:formula="of:=CONCATENATE(&quot;talentflaw.&quot;;ROW();&quot;=&quot;;VLOOKUP(ROW();[Data.$A$2:.$D$234];4;0))" office:value-type="string" office:string-value="talentflaw.168=">
            <text:p>talentflaw.168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69=Unsichtbarkeit">
            <text:p>talentflaw.169=Unsichtbarkeit</text:p>
          </table:table-cell>
          <table:table-cell table:formula="of:=CONCATENATE(&quot;talentflaw.&quot;;ROW();&quot;=&quot;;VLOOKUP(ROW();[Data.$A$2:.$D$234];3;0))" office:value-type="string" office:string-value="talentflaw.169=Invisibility">
            <text:p>talentflaw.169=Invisibility</text:p>
          </table:table-cell>
          <table:table-cell table:formula="of:=CONCATENATE(&quot;talentflaw.&quot;;ROW();&quot;=&quot;;VLOOKUP(ROW();[Data.$A$2:.$D$234];4;0))" office:value-type="string" office:string-value="talentflaw.169=">
            <text:p>talentflaw.169=</text:p>
          </table:table-cell>
        </table:table-row>
        <table:table-row table:style-name="ro2">
          <table:table-cell table:formula="of:=CONCATENATE(&quot;talentflaw.&quot;;ROW();&quot;=&quot;;VLOOKUP(ROW();[Data.$A$2:.$D$234];2;0))" office:value-type="string" office:string-value="talentflaw.170=Verdopplung">
            <text:p>talentflaw.170=Verdopplung</text:p>
          </table:table-cell>
          <table:table-cell table:formula="of:=CONCATENATE(&quot;talentflaw.&quot;;ROW();&quot;=&quot;;VLOOKUP(ROW();[Data.$A$2:.$D$234];3;0))" office:value-type="string" office:string-value="talentflaw.170=Duplication">
            <text:p>talentflaw.170=Duplication</text:p>
          </table:table-cell>
          <table:table-cell table:formula="of:=CONCATENATE(&quot;talentflaw.&quot;;ROW();&quot;=&quot;;VLOOKUP(ROW();[Data.$A$2:.$D$234];4;0))" office:value-type="string" office:string-value="talentflaw.170=">
            <text:p>talentflaw.170=</text:p>
          </table:table-cell>
        </table:table-row>
        <table:table-row table:style-name="ro1">
          <table:table-cell/>
          <table:table-cell table:style-name="Default" table:number-columns-repeated="2"/>
        </table:table-row>
      </table:table>
      <table:table table:name="TEMP-locale-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7" office:value-type="string">
            <text:p>ID</text:p>
          </table:table-cell>
          <table:table-cell table:style-name="ce7" office:value-type="string">
            <text:p>Talent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Type</text:p>
          </table:table-cell>
        </table:table-row>
        <table:table-row table:style-name="ro3" table:visibility="filter">
          <table:table-cell/>
          <table:table-cell table:style-name="ce8" office:value-type="string">
            <text:p>+10 prior to roll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Absent-Minde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78">
            <text:p>78</text:p>
          </table:table-cell>
          <table:table-cell table:style-name="ce8" office:value-type="string">
            <text:p>Accelerated Mending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">
            <text:p>1</text:p>
          </table:table-cell>
          <table:table-cell table:style-name="ce8" office:value-type="string">
            <text:p>Acroba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40">
            <text:p>40</text:p>
          </table:table-cell>
          <table:table-cell table:style-name="ce8" office:value-type="string">
            <text:p>Acute Hear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5">
            <text:p>55</text:p>
          </table:table-cell>
          <table:table-cell table:style-name="ce8" office:value-type="string">
            <text:p>Acute Smel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Fatal (major)</text:p>
          </table:table-cell>
          <table:table-cell table:style-name="ce9" office:value-type="float" office:value="-40">
            <text:p>-4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Fatal (mino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Harmful (majo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Harmful (min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Mild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Mild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Serious (major)</text:p>
          </table:table-cell>
          <table:table-cell table:style-name="ce9" office:value-type="float" office:value="-25">
            <text:p>-2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Serious (min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Simple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ction/Simple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Additional Norma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Additional Poo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Additional Rich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Additional Very Po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Additional Very Rich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 office:value-type="float" office:value="152">
            <text:p>152</text:p>
          </table:table-cell>
          <table:table-cell table:style-name="ce8" office:value-type="string">
            <text:p>Adherent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8">
            <text:p>168</text:p>
          </table:table-cell>
          <table:table-cell table:style-name="ce8" office:value-type="string">
            <text:p>Affect Environment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8">
            <text:p>168</text:p>
          </table:table-cell>
          <table:table-cell table:style-name="ce8" office:value-type="string">
            <text:p>Affect Environment (lesse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Ag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92">
            <text:p>92</text:p>
          </table:table-cell>
          <table:table-cell table:style-name="ce8" office:value-type="string">
            <text:p>Aggres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Albino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39">
            <text:p>139</text:p>
          </table:table-cell>
          <table:table-cell table:style-name="ce8" office:value-type="string">
            <text:p>Amazing Leaping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43">
            <text:p>43</text:p>
          </table:table-cell>
          <table:table-cell table:style-name="ce8" office:value-type="string">
            <text:p>Ambidexterity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43">
            <text:p>43</text:p>
          </table:table-cell>
          <table:table-cell table:style-name="ce8" office:value-type="string">
            <text:p>Ambidexterit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Animal Bane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32">
            <text:p>132</text:p>
          </table:table-cell>
          <table:table-cell table:style-name="ce8" office:value-type="string">
            <text:p>Animal Empathy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Anosmia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2">
            <text:p>2</text:p>
          </table:table-cell>
          <table:table-cell table:style-name="ce8" office:value-type="string">
            <text:p>Arcane Discovery (major)</text:p>
          </table:table-cell>
          <table:table-cell table:style-name="ce9" office:value-type="float" office:value="11">
            <text:p>11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">
            <text:p>2</text:p>
          </table:table-cell>
          <table:table-cell table:style-name="ce8" office:value-type="string">
            <text:p>Arcane Discovery (minor)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97">
            <text:p>97</text:p>
          </table:table-cell>
          <table:table-cell table:style-name="ce8" office:value-type="string">
            <text:p>Archetype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96">
            <text:p>96</text:p>
          </table:table-cell>
          <table:table-cell table:style-name="ce8" office:value-type="string">
            <text:p>Archmage Abilities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96">
            <text:p>96</text:p>
          </table:table-cell>
          <table:table-cell table:style-name="ce8" office:value-type="string">
            <text:p>Archmage Abilities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3">
            <text:p>3</text:p>
          </table:table-cell>
          <table:table-cell table:style-name="ce8" office:value-type="string">
            <text:p>Assassin Train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35">
            <text:p>135</text:p>
          </table:table-cell>
          <table:table-cell table:style-name="ce8" office:value-type="string">
            <text:p>Attribute Drain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94">
            <text:p>94</text:p>
          </table:table-cell>
          <table:table-cell table:style-name="ce8" office:value-type="string">
            <text:p>Aura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94">
            <text:p>94</text:p>
          </table:table-cell>
          <table:table-cell table:style-name="ce8" office:value-type="string">
            <text:p>Aura (lesser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8" office:value-type="string">
            <text:p>Aura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94">
            <text:p>94</text:p>
          </table:table-cell>
          <table:table-cell table:style-name="ce8" office:value-type="string">
            <text:p>Aura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Bad Temp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42">
            <text:p>142</text:p>
          </table:table-cell>
          <table:table-cell table:style-name="ce8" office:value-type="string">
            <text:p>Bane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Battle Confusion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63">
            <text:p>63</text:p>
          </table:table-cell>
          <table:table-cell table:style-name="ce8" office:value-type="string">
            <text:p>Battle Cry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25">
            <text:p>125</text:p>
          </table:table-cell>
          <table:table-cell table:style-name="ce8" office:value-type="string">
            <text:p>Battle Reflex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41">
            <text:p>41</text:p>
          </table:table-cell>
          <table:table-cell table:style-name="ce8" office:value-type="string">
            <text:p>Blazing Speed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62">
            <text:p>162</text:p>
          </table:table-cell>
          <table:table-cell table:style-name="ce8" office:value-type="string">
            <text:p>Blessed by War God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Blind</text:p>
          </table:table-cell>
          <table:table-cell table:style-name="ce9" office:value-type="float" office:value="-50">
            <text:p>-5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Blood-Guil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Bloodlus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I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II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III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IV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V)</text:p>
          </table:table-cell>
          <table:table-cell table:style-name="ce9" office:value-type="float" office:value="17">
            <text:p>1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VI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VII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onus Item (VIII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Breake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20">
            <text:p>120</text:p>
          </table:table-cell>
          <table:table-cell table:style-name="ce8" office:value-type="string">
            <text:p>Calmnes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Chivalrou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ode of Hono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61">
            <text:p>61</text:p>
          </table:table-cell>
          <table:table-cell table:style-name="ce8" office:value-type="string">
            <text:p>Cold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61">
            <text:p>61</text:p>
          </table:table-cell>
          <table:table-cell table:style-name="ce8" office:value-type="string">
            <text:p>Cold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61">
            <text:p>61</text:p>
          </table:table-cell>
          <table:table-cell table:style-name="ce8" office:value-type="string">
            <text:p>Cold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61">
            <text:p>61</text:p>
          </table:table-cell>
          <table:table-cell table:style-name="ce8" office:value-type="string">
            <text:p>Cold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Cold Sensit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olor Blind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62">
            <text:p>62</text:p>
          </table:table-cell>
          <table:table-cell table:style-name="ce8" office:value-type="string">
            <text:p>Combat Reflexe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67">
            <text:p>67</text:p>
          </table:table-cell>
          <table:table-cell table:style-name="ce8" office:value-type="string">
            <text:p>Commanding Demeanor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Common Allergy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ommon Allerg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omplete Klutz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ompulsive Behavio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rippled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rippled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rippled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Cursed Shape Shifte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I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II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III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IV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V)</text:p>
          </table:table-cell>
          <table:table-cell table:style-name="ce9" office:value-type="float" office:value="17">
            <text:p>1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VI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VII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Daily Item (VIII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Items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style-name="ce8" office:value-type="string">
            <text:p>Danger Sens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Dark Pac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ark Temptatio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43">
            <text:p>143</text:p>
          </table:table-cell>
          <table:table-cell table:style-name="ce8" office:value-type="string">
            <text:p>Darkness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88">
            <text:p>88</text:p>
          </table:table-cell>
          <table:table-cell table:style-name="ce8" office:value-type="string">
            <text:p>Dead Ey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34">
            <text:p>34</text:p>
          </table:table-cell>
          <table:table-cell table:style-name="ce8" office:value-type="string">
            <text:p>Deadly Training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Deaf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ep Sleep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lusionar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lusionar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lusionary (minor)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57">
            <text:p>57</text:p>
          </table:table-cell>
          <table:table-cell table:style-name="ce8" office:value-type="string">
            <text:p>Dense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7">
            <text:p>57</text:p>
          </table:table-cell>
          <table:table-cell table:style-name="ce8" office:value-type="string">
            <text:p>Dens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Dependen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penden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ependen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00">
            <text:p>100</text:p>
          </table:table-cell>
          <table:table-cell table:style-name="ce8" office:value-type="string">
            <text:p>Destiny Sens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22">
            <text:p>22</text:p>
          </table:table-cell>
          <table:table-cell table:style-name="ce8" office:value-type="string">
            <text:p>Directed Weapons Master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2">
            <text:p>22</text:p>
          </table:table-cell>
          <table:table-cell table:style-name="ce8" office:value-type="string">
            <text:p>Directed Weapons Mast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9">
            <text:p>9</text:p>
          </table:table-cell>
          <table:table-cell table:style-name="ce8" office:value-type="string">
            <text:p>Disarm Skil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Disavowed Weapons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ishonored Knight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129">
            <text:p>129</text:p>
          </table:table-cell>
          <table:table-cell table:style-name="ce8" office:value-type="string">
            <text:p>Dominanc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70">
            <text:p>170</text:p>
          </table:table-cell>
          <table:table-cell table:style-name="ce8" office:value-type="string">
            <text:p>Duplication (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70">
            <text:p>170</text:p>
          </table:table-cell>
          <table:table-cell table:style-name="ce8" office:value-type="string">
            <text:p>Duplication (less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Dut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ut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Duty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90">
            <text:p>90</text:p>
          </table:table-cell>
          <table:table-cell table:style-name="ce8" office:value-type="string">
            <text:p>Dwarfism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90">
            <text:p>90</text:p>
          </table:table-cell>
          <table:table-cell table:style-name="ce8" office:value-type="string">
            <text:p>Dwarfism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90">
            <text:p>90</text:p>
          </table:table-cell>
          <table:table-cell table:style-name="ce8" office:value-type="string">
            <text:p>Dwarfism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68">
            <text:p>68</text:p>
          </table:table-cell>
          <table:table-cell table:style-name="ce8" office:value-type="string">
            <text:p>Ear for Music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Easily Charmed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Easy Mark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44">
            <text:p>144</text:p>
          </table:table-cell>
          <table:table-cell table:style-name="ce8" office:value-type="string">
            <text:p>Elasticity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Abilities</text:p>
          </table:table-cell>
        </table:table-row>
        <table:table-row table:style-name="ro3">
          <table:table-cell/>
          <table:table-cell table:style-name="ce8" office:value-type="string">
            <text:p>Eloque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8">
            <text:p>8</text:p>
          </table:table-cell>
          <table:table-cell table:style-name="ce8" office:value-type="string">
            <text:p>Elvish Train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14">
            <text:p>114</text:p>
          </table:table-cell>
          <table:table-cell table:style-name="ce8" office:value-type="string">
            <text:p>Empathy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49">
            <text:p>149</text:p>
          </table:table-cell>
          <table:table-cell table:style-name="ce8" office:value-type="string">
            <text:p>Ensnare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9">
            <text:p>149</text:p>
          </table:table-cell>
          <table:table-cell table:style-name="ce8" office:value-type="string">
            <text:p>Ensnare (less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Ensorcellment Cur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Epileptic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93">
            <text:p>93</text:p>
          </table:table-cell>
          <table:table-cell table:style-name="ce8" office:value-type="string">
            <text:p>Ethereal Sight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table:style-name="ce8" office:value-type="string">
            <text:p>Ethereal Ti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Eunuch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95">
            <text:p>95</text:p>
          </table:table-cell>
          <table:table-cell table:style-name="ce8" office:value-type="string">
            <text:p>Exceptional Magical Ability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5">
            <text:p>5</text:p>
          </table:table-cell>
          <table:table-cell table:style-name="ce8" office:value-type="string">
            <text:p>Exceptional Skill at Arms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89">
            <text:p>89</text:p>
          </table:table-cell>
          <table:table-cell table:style-name="ce8" office:value-type="string">
            <text:p>Extra Limbs (+1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9">
            <text:p>89</text:p>
          </table:table-cell>
          <table:table-cell table:style-name="ce8" office:value-type="string">
            <text:p>Extra Limbs (+2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9">
            <text:p>89</text:p>
          </table:table-cell>
          <table:table-cell table:style-name="ce8" office:value-type="string">
            <text:p>Extra Limbs (+3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48">
            <text:p>148</text:p>
          </table:table-cell>
          <table:table-cell table:style-name="ce8" office:value-type="string">
            <text:p>Eye of the Hawk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39">
            <text:p>39</text:p>
          </table:table-cell>
          <table:table-cell table:style-name="ce8" office:value-type="string">
            <text:p>Eye of the Tiger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Faithful Vassal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Fanatic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Favored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Favored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Favore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Fear of Armo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Fear of Magic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Fearlessnes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47">
            <text:p>147</text:p>
          </table:table-cell>
          <table:table-cell table:style-name="ce8" office:value-type="string">
            <text:p>Flare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48">
            <text:p>48</text:p>
          </table:table-cell>
          <table:table-cell table:style-name="ce8" office:value-type="string">
            <text:p>Flight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30">
            <text:p>30</text:p>
          </table:table-cell>
          <table:table-cell table:style-name="ce8" office:value-type="string">
            <text:p>Fluent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51">
            <text:p>51</text:p>
          </table:table-cell>
          <table:table-cell table:style-name="ce8" office:value-type="string">
            <text:p>Fluid Wrists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56">
            <text:p>156</text:p>
          </table:table-cell>
          <table:table-cell table:style-name="ce8" office:value-type="string">
            <text:p>Force Shield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6">
            <text:p>156</text:p>
          </table:table-cell>
          <table:table-cell table:style-name="ce8" office:value-type="string">
            <text:p>Force Shield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6">
            <text:p>156</text:p>
          </table:table-cell>
          <table:table-cell table:style-name="ce8" office:value-type="string">
            <text:p>Force Shield (majo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6">
            <text:p>156</text:p>
          </table:table-cell>
          <table:table-cell table:style-name="ce8" office:value-type="string">
            <text:p>Force Shiel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Fragile Wrists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Friendslay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21">
            <text:p>21</text:p>
          </table:table-cell>
          <table:table-cell table:style-name="ce8" office:value-type="string">
            <text:p>General Weapons Maste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1">
            <text:p>21</text:p>
          </table:table-cell>
          <table:table-cell table:style-name="ce8" office:value-type="string">
            <text:p>General Weapons Maste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1">
            <text:p>21</text:p>
          </table:table-cell>
          <table:table-cell table:style-name="ce8" office:value-type="string">
            <text:p>General Weapons Mast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4">
            <text:p>14</text:p>
          </table:table-cell>
          <table:table-cell table:style-name="ce8" office:value-type="string">
            <text:p>Geographic Awarenes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75">
            <text:p>75</text:p>
          </table:table-cell>
          <table:table-cell table:style-name="ce8" office:value-type="string">
            <text:p>Giantism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5">
            <text:p>75</text:p>
          </table:table-cell>
          <table:table-cell table:style-name="ce8" office:value-type="string">
            <text:p>Giantism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5">
            <text:p>75</text:p>
          </table:table-cell>
          <table:table-cell table:style-name="ce8" office:value-type="string">
            <text:p>Giantism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3">
            <text:p>53</text:p>
          </table:table-cell>
          <table:table-cell table:style-name="ce8" office:value-type="string">
            <text:p>Gliding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Glutton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54">
            <text:p>54</text:p>
          </table:table-cell>
          <table:table-cell table:style-name="ce8" office:value-type="string">
            <text:p>Golden Throat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19">
            <text:p>119</text:p>
          </table:table-cell>
          <table:table-cell table:style-name="ce8" office:value-type="string">
            <text:p>Good Battlefield Awarenes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Government Ti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82">
            <text:p>82</text:p>
          </table:table-cell>
          <table:table-cell table:style-name="ce8" office:value-type="string">
            <text:p>Great Arm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Greed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5">
            <text:p>15</text:p>
          </table:table-cell>
          <table:table-cell table:style-name="ce8" office:value-type="string">
            <text:p>Gymnastic Train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56">
            <text:p>56</text:p>
          </table:table-cell>
          <table:table-cell table:style-name="ce8" office:value-type="string">
            <text:p>Hammerhand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Hard of Hearing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74">
            <text:p>74</text:p>
          </table:table-cell>
          <table:table-cell table:style-name="ce8" office:value-type="string">
            <text:p>Heat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4">
            <text:p>74</text:p>
          </table:table-cell>
          <table:table-cell table:style-name="ce8" office:value-type="string">
            <text:p>Heat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4">
            <text:p>74</text:p>
          </table:table-cell>
          <table:table-cell table:style-name="ce8" office:value-type="string">
            <text:p>Heat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4">
            <text:p>74</text:p>
          </table:table-cell>
          <table:table-cell table:style-name="ce8" office:value-type="string">
            <text:p>Heat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Heat Sensit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Hei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Hemophilia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9">
            <text:p>19</text:p>
          </table:table-cell>
          <table:table-cell table:style-name="ce8" office:value-type="string">
            <text:p>Herbalis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47">
            <text:p>47</text:p>
          </table:table-cell>
          <table:table-cell table:style-name="ce8" office:value-type="string">
            <text:p>High Jumper</text:p>
          </table:table-cell>
          <table:table-cell table:style-name="ce9" office:value-type="float" office:value="4">
            <text:p>4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9">
            <text:p>79</text:p>
          </table:table-cell>
          <table:table-cell table:style-name="ce8" office:value-type="string">
            <text:p>High Range Voic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38">
            <text:p>38</text:p>
          </table:table-cell>
          <table:table-cell table:style-name="ce8" office:value-type="string">
            <text:p>Hypercharged Adrenalin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13">
            <text:p>113</text:p>
          </table:table-cell>
          <table:table-cell table:style-name="ce8" office:value-type="string">
            <text:p>Immovable Wil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Impulsive</text:p>
          </table:table-cell>
          <table:table-cell table:style-name="ce9" office:value-type="float" office:value="-13">
            <text:p>-13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Indecisio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59">
            <text:p>59</text:p>
          </table:table-cell>
          <table:table-cell table:style-name="ce8" office:value-type="string">
            <text:p>Infravision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98">
            <text:p>98</text:p>
          </table:table-cell>
          <table:table-cell table:style-name="ce8" office:value-type="string">
            <text:p>Innate Magicia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Inner Ear Problem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7">
            <text:p>17</text:p>
          </table:table-cell>
          <table:table-cell table:style-name="ce8" office:value-type="string">
            <text:p>Inner Reserv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7">
            <text:p>17</text:p>
          </table:table-cell>
          <table:table-cell table:style-name="ce8" office:value-type="string">
            <text:p>Inner Reserv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7">
            <text:p>17</text:p>
          </table:table-cell>
          <table:table-cell table:style-name="ce8" office:value-type="string">
            <text:p>Inner Reserv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7">
            <text:p>17</text:p>
          </table:table-cell>
          <table:table-cell table:style-name="ce8" office:value-type="string">
            <text:p>Inner Reserv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22">
            <text:p>122</text:p>
          </table:table-cell>
          <table:table-cell table:style-name="ce8" office:value-type="string">
            <text:p>Instinctive Defens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45">
            <text:p>45</text:p>
          </table:table-cell>
          <table:table-cell table:style-name="ce8" office:value-type="string">
            <text:p>Intense Eye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8">
            <text:p>18</text:p>
          </table:table-cell>
          <table:table-cell table:style-name="ce8" office:value-type="string">
            <text:p>Internal Clock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21">
            <text:p>121</text:p>
          </table:table-cell>
          <table:table-cell table:style-name="ce8" office:value-type="string">
            <text:p>Internal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Intolerance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Intolerance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69">
            <text:p>169</text:p>
          </table:table-cell>
          <table:table-cell table:style-name="ce8" office:value-type="string">
            <text:p>Invisibility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05">
            <text:p>105</text:p>
          </table:table-cell>
          <table:table-cell table:style-name="ce8" office:value-type="string">
            <text:p>Item Lor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10">
            <text:p>10</text:p>
          </table:table-cell>
          <table:table-cell table:style-name="ce8" office:value-type="string">
            <text:p>Judge of Angle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6">
            <text:p>36</text:p>
          </table:table-cell>
          <table:table-cell table:style-name="ce8" office:value-type="string">
            <text:p>Judge of Weaponry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Kleptomaniac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Knighted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Lack of Rang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Lack of Scop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Lack of Tim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Law Enforcement Ability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Law Enforcement Ability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Law Enforcement Abilit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Lecherou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66">
            <text:p>166</text:p>
          </table:table-cell>
          <table:table-cell table:style-name="ce8" office:value-type="string">
            <text:p>Life Support (greater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6">
            <text:p>166</text:p>
          </table:table-cell>
          <table:table-cell table:style-name="ce8" office:value-type="string">
            <text:p>Life Support (major)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6">
            <text:p>166</text:p>
          </table:table-cell>
          <table:table-cell table:style-name="ce8" office:value-type="string">
            <text:p>Life Support (sustenance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4">
            <text:p>154</text:p>
          </table:table-cell>
          <table:table-cell table:style-name="ce8" office:value-type="string">
            <text:p>Lifetime Goal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64">
            <text:p>64</text:p>
          </table:table-cell>
          <table:table-cell table:style-name="ce8" office:value-type="string">
            <text:p>Light Sleepe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">
            <text:p>7</text:p>
          </table:table-cell>
          <table:table-cell table:style-name="ce8" office:value-type="string">
            <text:p>Lightning Strike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Locking Wrist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91">
            <text:p>91</text:p>
          </table:table-cell>
          <table:table-cell table:style-name="ce8" office:value-type="string">
            <text:p>Look of Eagles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Loss of Vision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Lost Favor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Loyal Domesticated Animal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Loyal Unusual Creatur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 office:value-type="float" office:value="145">
            <text:p>145</text:p>
          </table:table-cell>
          <table:table-cell table:style-name="ce8" office:value-type="string">
            <text:p>Luck, Dramatic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5">
            <text:p>145</text:p>
          </table:table-cell>
          <table:table-cell table:style-name="ce8" office:value-type="string">
            <text:p>Luck, Dramatic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5">
            <text:p>145</text:p>
          </table:table-cell>
          <table:table-cell table:style-name="ce8" office:value-type="string">
            <text:p>Luck, Dramatic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5">
            <text:p>145</text:p>
          </table:table-cell>
          <table:table-cell table:style-name="ce8" office:value-type="string">
            <text:p>Luck, Dramatic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1">
            <text:p>151</text:p>
          </table:table-cell>
          <table:table-cell table:style-name="ce8" office:value-type="string">
            <text:p>Lucky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1">
            <text:p>151</text:p>
          </table:table-cell>
          <table:table-cell table:style-name="ce8" office:value-type="string">
            <text:p>Lucky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1">
            <text:p>151</text:p>
          </table:table-cell>
          <table:table-cell table:style-name="ce8" office:value-type="string">
            <text:p>Lucky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Lycanthropy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agic Allergy (greater)</text:p>
          </table:table-cell>
          <table:table-cell table:style-name="ce9" office:value-type="float" office:value="-40">
            <text:p>-4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agic Allergy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agic Allerg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agic Ban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02">
            <text:p>102</text:p>
          </table:table-cell>
          <table:table-cell table:style-name="ce8" office:value-type="string">
            <text:p>Magical Affinity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Mystical Abilities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table:style-name="ce8" office:value-type="string">
            <text:p>Magical Resista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Magically Susceptib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agically Vulnerabl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03">
            <text:p>103</text:p>
          </table:table-cell>
          <table:table-cell table:style-name="ce8" office:value-type="string">
            <text:p>Mana Reading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104">
            <text:p>104</text:p>
          </table:table-cell>
          <table:table-cell table:style-name="ce8" office:value-type="string">
            <text:p>Mana Sensing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50">
            <text:p>50</text:p>
          </table:table-cell>
          <table:table-cell table:style-name="ce8" office:value-type="string">
            <text:p>Manual Deftnes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4">
            <text:p>4</text:p>
          </table:table-cell>
          <table:table-cell table:style-name="ce8" office:value-type="string">
            <text:p>Martial Arts Training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4">
            <text:p>4</text:p>
          </table:table-cell>
          <table:table-cell table:style-name="ce8" office:value-type="string">
            <text:p>Martial Arts Training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4">
            <text:p>4</text:p>
          </table:table-cell>
          <table:table-cell table:style-name="ce8" office:value-type="string">
            <text:p>Martial Arts Training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23">
            <text:p>123</text:p>
          </table:table-cell>
          <table:table-cell table:style-name="ce8" office:value-type="string">
            <text:p>Master Tactician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57">
            <text:p>157</text:p>
          </table:table-cell>
          <table:table-cell table:style-name="ce8" office:value-type="string">
            <text:p>Master Warrior Friend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Megalomaniac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emory Loss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15">
            <text:p>115</text:p>
          </table:table-cell>
          <table:table-cell table:style-name="ce8" office:value-type="string">
            <text:p>Mental Control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17">
            <text:p>117</text:p>
          </table:table-cell>
          <table:table-cell table:style-name="ce8" office:value-type="string">
            <text:p>Mental Link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16">
            <text:p>116</text:p>
          </table:table-cell>
          <table:table-cell table:style-name="ce8" office:value-type="string">
            <text:p>Mental Scan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58">
            <text:p>158</text:p>
          </table:table-cell>
          <table:table-cell table:style-name="ce8" office:value-type="string">
            <text:p>Ment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9">
            <text:p>159</text:p>
          </table:table-cell>
          <table:table-cell table:style-name="ce8" office:value-type="string">
            <text:p>Microscopic Vision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1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2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3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4)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5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6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Military Rank (rank 7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118">
            <text:p>118</text:p>
          </table:table-cell>
          <table:table-cell table:style-name="ce8" office:value-type="string">
            <text:p>Mind Over Matte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Minor Fear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inor Fear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iser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uddled Mind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Mute</text:p>
          </table:table-cell>
          <table:table-cell table:style-name="ce9" office:value-type="float" office:value="-25">
            <text:p>-2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1">
            <text:p>11</text:p>
          </table:table-cell>
          <table:table-cell table:style-name="ce8" office:value-type="string">
            <text:p>Natural Archer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4">
            <text:p>24</text:p>
          </table:table-cell>
          <table:table-cell table:style-name="ce8" office:value-type="string">
            <text:p>Natural Facility with Armo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2">
            <text:p>12</text:p>
          </table:table-cell>
          <table:table-cell table:style-name="ce8" office:value-type="string">
            <text:p>Natural Horsema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42">
            <text:p>42</text:p>
          </table:table-cell>
          <table:table-cell table:style-name="ce8" office:value-type="string">
            <text:p>Natural Physiqu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60">
            <text:p>160</text:p>
          </table:table-cell>
          <table:table-cell table:style-name="ce8" office:value-type="string">
            <text:p>Natural Ranged Attack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0">
            <text:p>160</text:p>
          </table:table-cell>
          <table:table-cell table:style-name="ce8" office:value-type="string">
            <text:p>Natural Ranged Attack (less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71">
            <text:p>71</text:p>
          </table:table-cell>
          <table:table-cell table:style-name="ce8" office:value-type="string">
            <text:p>Natural Weapon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3">
            <text:p>13</text:p>
          </table:table-cell>
          <table:table-cell table:style-name="ce8" office:value-type="string">
            <text:p>Natural Weapons Master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60">
            <text:p>60</text:p>
          </table:table-cell>
          <table:table-cell table:style-name="ce8" office:value-type="string">
            <text:p>Navigation Gif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Necromantic Urg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49">
            <text:p>49</text:p>
          </table:table-cell>
          <table:table-cell table:style-name="ce8" office:value-type="string">
            <text:p>Neutral Od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0">
            <text:p>70</text:p>
          </table:table-cell>
          <table:table-cell table:style-name="ce8" office:value-type="string">
            <text:p>Nightvi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6">
            <text:p>76</text:p>
          </table:table-cell>
          <table:table-cell table:style-name="ce8" office:value-type="string">
            <text:p>Nimble Skeleton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71">
            <text:p>171</text:p>
          </table:table-cell>
          <table:table-cell table:style-name="ce8" office:value-type="string">
            <text:p>Nobl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146">
            <text:p>146</text:p>
          </table:table-cell>
          <table:table-cell table:style-name="ce8" office:value-type="string">
            <text:p>Non-corporeal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Norma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8" office:value-type="string">
            <text:p>Nose Bleeds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Not Graceful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Not Subt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blivious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ff Balanc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ne Arm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ne Arm (min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ne Ey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pen Door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Orphan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23">
            <text:p>23</text:p>
          </table:table-cell>
          <table:table-cell table:style-name="ce8" office:value-type="string">
            <text:p>Outdoorsman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Overconfident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cifist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cifist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cifist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in Intoleran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58">
            <text:p>58</text:p>
          </table:table-cell>
          <table:table-cell table:style-name="ce8" office:value-type="string">
            <text:p>Pain Resistanc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8">
            <text:p>58</text:p>
          </table:table-cell>
          <table:table-cell table:style-name="ce8" office:value-type="string">
            <text:p>Pain Resistance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8">
            <text:p>58</text:p>
          </table:table-cell>
          <table:table-cell table:style-name="ce8" office:value-type="string">
            <text:p>Pain Resistanc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58">
            <text:p>58</text:p>
          </table:table-cell>
          <table:table-cell table:style-name="ce8" office:value-type="string">
            <text:p>Pain Resistanc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Paranoi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rt Animal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ssive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1, great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1, maj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1, mino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2, 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2, 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2, 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3, 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3, majo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atron (level 3, min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72">
            <text:p>72</text:p>
          </table:table-cell>
          <table:table-cell table:style-name="ce8" office:value-type="string">
            <text:p>Peripheral Vision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Phobia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hobia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hobia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24">
            <text:p>124</text:p>
          </table:table-cell>
          <table:table-cell table:style-name="ce8" office:value-type="string">
            <text:p>Photographic Memory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Physical Investment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06">
            <text:p>106</text:p>
          </table:table-cell>
          <table:table-cell table:style-name="ce8" office:value-type="string">
            <text:p>Planar Travel (greater)</text:p>
          </table:table-cell>
          <table:table-cell table:style-name="ce9" office:value-type="float" office:value="50">
            <text:p>5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106">
            <text:p>106</text:p>
          </table:table-cell>
          <table:table-cell table:style-name="ce8" office:value-type="string">
            <text:p>Planar Travel (major)</text:p>
          </table:table-cell>
          <table:table-cell table:style-name="ce9" office:value-type="float" office:value="45">
            <text:p>4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106">
            <text:p>106</text:p>
          </table:table-cell>
          <table:table-cell table:style-name="ce8" office:value-type="string">
            <text:p>Planar Travel (minor)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52">
            <text:p>52</text:p>
          </table:table-cell>
          <table:table-cell table:style-name="ce8" office:value-type="string">
            <text:p>Poison Sack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Poor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8" office:value-type="string">
            <text:p>Poor Concentratio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or Control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or Eyesight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or Eyesight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25">
            <text:p>25</text:p>
          </table:table-cell>
          <table:table-cell table:style-name="ce8" office:value-type="string">
            <text:p>Portage Skills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Potion (1 dose)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Potion (5 doses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 office:value-type="float" office:value="20">
            <text:p>20</text:p>
          </table:table-cell>
          <table:table-cell table:style-name="ce8" office:value-type="string">
            <text:p>Powe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0">
            <text:p>20</text:p>
          </table:table-cell>
          <table:table-cell table:style-name="ce8" office:value-type="string">
            <text:p>Power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0">
            <text:p>20</text:p>
          </table:table-cell>
          <table:table-cell table:style-name="ce8" office:value-type="string">
            <text:p>Powe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20">
            <text:p>20</text:p>
          </table:table-cell>
          <table:table-cell table:style-name="ce8" office:value-type="string">
            <text:p>Powe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55">
            <text:p>155</text:p>
          </table:table-cell>
          <table:table-cell table:style-name="ce8" office:value-type="string">
            <text:p>Power Absorption (greater)</text:p>
          </table:table-cell>
          <table:table-cell table:style-name="ce9" office:value-type="float" office:value="35">
            <text:p>3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5">
            <text:p>155</text:p>
          </table:table-cell>
          <table:table-cell table:style-name="ce8" office:value-type="string">
            <text:p>Power Absorption (less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Power Blind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wer Bur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wer Drai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Power Leakag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26">
            <text:p>26</text:p>
          </table:table-cell>
          <table:table-cell table:style-name="ce8" office:value-type="string">
            <text:p>Precision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Priestly Investment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8" office:value-type="string">
            <text:p>Pyromaniac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Queas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26">
            <text:p>126</text:p>
          </table:table-cell>
          <table:table-cell table:style-name="ce8" office:value-type="string">
            <text:p>Quick Calculator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65">
            <text:p>65</text:p>
          </table:table-cell>
          <table:table-cell table:style-name="ce8" office:value-type="string">
            <text:p>Quiet Strid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35">
            <text:p>35</text:p>
          </table:table-cell>
          <table:table-cell table:style-name="ce8" office:value-type="string">
            <text:p>Racial Training (expert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5">
            <text:p>35</text:p>
          </table:table-cell>
          <table:table-cell table:style-name="ce8" office:value-type="string">
            <text:p>Racial Training (familia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Rain Trauma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73">
            <text:p>73</text:p>
          </table:table-cell>
          <table:table-cell table:style-name="ce8" office:value-type="string">
            <text:p>Regeneration (greater)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3">
            <text:p>73</text:p>
          </table:table-cell>
          <table:table-cell table:style-name="ce8" office:value-type="string">
            <text:p>Regeneration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73">
            <text:p>73</text:p>
          </table:table-cell>
          <table:table-cell table:style-name="ce8" office:value-type="string">
            <text:p>Regeneration (minor)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Repulsive Habi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Repulsive Habi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Repulsive Habi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86">
            <text:p>86</text:p>
          </table:table-cell>
          <table:table-cell table:style-name="ce8" office:value-type="string">
            <text:p>Resilient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style-name="ce8" office:value-type="string">
            <text:p>Resistance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69">
            <text:p>69</text:p>
          </table:table-cell>
          <table:table-cell table:style-name="ce8" office:value-type="string">
            <text:p>Reverberative Strength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Rich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8" office:value-type="string">
            <text:p>Rival/NPC (greate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Rival/NPC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Rival/NPC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Rune Paper (1 sheet)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Rune Paper (5 sheets)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 office:value-type="float" office:value="111">
            <text:p>111</text:p>
          </table:table-cell>
          <table:table-cell table:style-name="ce8" office:value-type="string">
            <text:p>Runic Lore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adis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cope Skills (radius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cope Skills (target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ecret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ecret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ecret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ecret Identit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38">
            <text:p>138</text:p>
          </table:table-cell>
          <table:table-cell table:style-name="ce8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ense of Duty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ense of Duty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ense of Duty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50">
            <text:p>150</text:p>
          </table:table-cell>
          <table:table-cell table:style-name="ce8" office:value-type="string">
            <text:p>Shapechanger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28">
            <text:p>28</text:p>
          </table:table-cell>
          <table:table-cell table:style-name="ce8" office:value-type="string">
            <text:p>Shield Attack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66">
            <text:p>66</text:p>
          </table:table-cell>
          <table:table-cell table:style-name="ce8" office:value-type="string">
            <text:p>Shield Mastery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hort of Breath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hort of Breath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hort of Breath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31">
            <text:p>31</text:p>
          </table:table-cell>
          <table:table-cell table:style-name="ce8" office:value-type="string">
            <text:p>Skilled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1">
            <text:p>31</text:p>
          </table:table-cell>
          <table:table-cell table:style-name="ce8" office:value-type="string">
            <text:p>Skilled (lesser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2">
            <text:p>32</text:p>
          </table:table-cell>
          <table:table-cell table:style-name="ce8" office:value-type="string">
            <text:p>Skilled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1">
            <text:p>31</text:p>
          </table:table-cell>
          <table:table-cell table:style-name="ce8" office:value-type="string">
            <text:p>Skilled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33">
            <text:p>33</text:p>
          </table:table-cell>
          <table:table-cell table:style-name="ce8" office:value-type="string">
            <text:p>Sleight-of-Hand</text:p>
          </table:table-cell>
          <table:table-cell table:style-name="ce9" office:value-type="float" office:value="13">
            <text:p>13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Sloth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low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low Healer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63">
            <text:p>163</text:p>
          </table:table-cell>
          <table:table-cell table:style-name="ce8" office:value-type="string">
            <text:p>Sonar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pasm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table:style-name="ce8" office:value-type="string">
            <text:p>Spatial Skills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patial Skills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pecial Bread/Poison/Herb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 office:value-type="float" office:value="141">
            <text:p>141</text:p>
          </table:table-cell>
          <table:table-cell table:style-name="ce8" office:value-type="string">
            <text:p>Special Familiar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27">
            <text:p>127</text:p>
          </table:table-cell>
          <table:table-cell table:style-name="ce8" office:value-type="string">
            <text:p>Speed Reading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pell Adder (+1)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Spell Adder (+2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Spell Adder (+3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Spell Adder (+4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8" office:value-type="string">
            <text:p>Split Personality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28">
            <text:p>128</text:p>
          </table:table-cell>
          <table:table-cell table:style-name="ce8" office:value-type="string">
            <text:p>Stability Sens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36">
            <text:p>136</text:p>
          </table:table-cell>
          <table:table-cell table:style-name="ce8" office:value-type="string">
            <text:p>Stat Bonus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36">
            <text:p>136</text:p>
          </table:table-cell>
          <table:table-cell table:style-name="ce8" office:value-type="string">
            <text:p>Stat Bonus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36">
            <text:p>136</text:p>
          </table:table-cell>
          <table:table-cell table:style-name="ce8" office:value-type="string">
            <text:p>Stat Bonus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37">
            <text:p>137</text:p>
          </table:table-cell>
          <table:table-cell table:style-name="ce8" office:value-type="string">
            <text:p>Stat Improvement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tat Penalty (greater)</text:p>
          </table:table-cell>
          <table:table-cell table:style-name="ce9" office:value-type="float" office:value="-30">
            <text:p>-3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tat Penalty (majo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tat Penalty (min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46">
            <text:p>46</text:p>
          </table:table-cell>
          <table:table-cell table:style-name="ce8" office:value-type="string">
            <text:p>Steel Grip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1">
            <text:p>81</text:p>
          </table:table-cell>
          <table:table-cell table:style-name="ce8" office:value-type="string">
            <text:p>Strong Lungs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tubborn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80">
            <text:p>80</text:p>
          </table:table-cell>
          <table:table-cell table:style-name="ce8" office:value-type="string">
            <text:p>Sturdy Build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tutter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Subconscious Discipline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85">
            <text:p>85</text:p>
          </table:table-cell>
          <table:table-cell table:style-name="ce8" office:value-type="string">
            <text:p>Subconscious Preparation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4">
            <text:p>84</text:p>
          </table:table-cell>
          <table:table-cell table:style-name="ce8" office:value-type="string">
            <text:p>Subtle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140">
            <text:p>140</text:p>
          </table:table-cell>
          <table:table-cell table:style-name="ce8" office:value-type="string">
            <text:p>Succor (greater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0">
            <text:p>140</text:p>
          </table:table-cell>
          <table:table-cell table:style-name="ce8" office:value-type="string">
            <text:p>Succor (majo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40">
            <text:p>140</text:p>
          </table:table-cell>
          <table:table-cell table:style-name="ce8" office:value-type="string">
            <text:p>Succor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53">
            <text:p>153</text:p>
          </table:table-cell>
          <table:table-cell table:style-name="ce8" office:value-type="string">
            <text:p>Summon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Superstitious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33">
            <text:p>133</text:p>
          </table:table-cell>
          <table:table-cell table:style-name="ce8" office:value-type="string">
            <text:p>Survival Instinct</text:p>
          </table:table-cell>
          <table:table-cell table:style-name="ce9" office:value-type="float" office:value="7">
            <text:p>7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29">
            <text:p>29</text:p>
          </table:table-cell>
          <table:table-cell table:style-name="ce8" office:value-type="string">
            <text:p>Swift Dresser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30">
            <text:p>130</text:p>
          </table:table-cell>
          <table:table-cell table:style-name="ce8" office:value-type="string">
            <text:p>Telekinesis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31">
            <text:p>131</text:p>
          </table:table-cell>
          <table:table-cell table:style-name="ce8" office:value-type="string">
            <text:p>Telepathy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 office:value-type="float" office:value="164">
            <text:p>164</text:p>
          </table:table-cell>
          <table:table-cell table:style-name="ce8" office:value-type="string">
            <text:p>Teleportation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Temporal Skills</text:p>
          </table:table-cell>
          <table:table-cell table:style-name="ce9" office:value-type="float" office:value="18">
            <text:p>18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Tender Skin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44">
            <text:p>44</text:p>
          </table:table-cell>
          <table:table-cell table:style-name="ce8" office:value-type="string">
            <text:p>Tensile (greater)</text:p>
          </table:table-cell>
          <table:table-cell table:style-name="ce9" office:value-type="float" office:value="20">
            <text:p>2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44">
            <text:p>44</text:p>
          </table:table-cell>
          <table:table-cell table:style-name="ce8" office:value-type="string">
            <text:p>Tensile (majo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44">
            <text:p>44</text:p>
          </table:table-cell>
          <table:table-cell table:style-name="ce8" office:value-type="string">
            <text:p>Tensile (minor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Terrible Luck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The Slain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Tired Legs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77">
            <text:p>77</text:p>
          </table:table-cell>
          <table:table-cell table:style-name="ce8" office:value-type="string">
            <text:p>Tolerance</text:p>
          </table:table-cell>
          <table:table-cell table:style-name="ce9" office:value-type="float" office:value="12">
            <text:p>12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7">
            <text:p>87</text:p>
          </table:table-cell>
          <table:table-cell table:style-name="ce8" office:value-type="string">
            <text:p>Tough Skin (insect)</text:p>
          </table:table-cell>
          <table:table-cell table:style-name="ce9" office:value-type="float" office:value="30">
            <text:p>3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7">
            <text:p>87</text:p>
          </table:table-cell>
          <table:table-cell table:style-name="ce8" office:value-type="string">
            <text:p>Tough Skin (tiger)</text:p>
          </table:table-cell>
          <table:table-cell table:style-name="ce9" office:value-type="float" office:value="15">
            <text:p>15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87">
            <text:p>87</text:p>
          </table:table-cell>
          <table:table-cell table:style-name="ce8" office:value-type="string">
            <text:p>Tough Skin (wolf)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 office:value-type="float" office:value="27">
            <text:p>27</text:p>
          </table:table-cell>
          <table:table-cell table:style-name="ce8" office:value-type="string">
            <text:p>Trained Regular Footman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 office:value-type="float" office:value="108">
            <text:p>108</text:p>
          </table:table-cell>
          <table:table-cell table:style-name="ce8" office:value-type="string">
            <text:p>Transcendenc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Trauma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Trauma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Trauma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Truthful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165">
            <text:p>165</text:p>
          </table:table-cell>
          <table:table-cell table:style-name="ce8" office:value-type="string">
            <text:p>Tunneling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67">
            <text:p>167</text:p>
          </table:table-cell>
          <table:table-cell table:style-name="ce8" office:value-type="string">
            <text:p>Ultrasonic Hear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Abilities</text:p>
          </table:table-cell>
        </table:table-row>
        <table:table-row table:style-name="ro3" table:visibility="filter">
          <table:table-cell office:value-type="float" office:value="134">
            <text:p>134</text:p>
          </table:table-cell>
          <table:table-cell table:style-name="ce8" office:value-type="string">
            <text:p>Unbeliever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Uncommon Allergy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controllable Strength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coordinated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 office:value-type="float" office:value="16">
            <text:p>16</text:p>
          </table:table-cell>
          <table:table-cell table:style-name="ce8" office:value-type="string">
            <text:p>Underground Upraising</text:p>
          </table:table-cell>
          <table:table-cell table:style-name="ce9" office:value-type="float" office:value="8">
            <text:p>8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Undetectable</text:p>
          </table:table-cell>
          <table:table-cell table:style-name="ce9" office:value-type="float" office:value="6">
            <text:p>6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Unhealth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ique Looks (greate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ique Looks (major)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ique Looks (minor)</text:p>
          </table:table-cell>
          <table:table-cell table:style-name="ce9" office:value-type="float" office:value="-5">
            <text:p>-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lucky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magical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nnatural Aging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 office:value-type="float" office:value="83">
            <text:p>83</text:p>
          </table:table-cell>
          <table:table-cell table:style-name="ce8" office:value-type="string">
            <text:p>Unnatural Stamina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Unwakeabl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Up to +5 after roll</text:p>
          </table:table-cell>
          <table:table-cell table:style-name="ce9" office:value-type="float" office:value="5">
            <text:p>5</text:p>
          </table:table-cell>
          <table:table-cell table:style-name="ce8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8" office:value-type="string">
            <text:p>Very Poor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8" office:value-type="string">
            <text:p>Very Rich</text:p>
          </table:table-cell>
          <table:table-cell table:style-name="ce9" office:value-type="float" office:value="40">
            <text:p>40</text:p>
          </table:table-cell>
          <table:table-cell table:style-name="ce8" office:value-type="string">
            <text:p>Wealth Level</text:p>
          </table:table-cell>
        </table:table-row>
        <table:table-row table:style-name="ro3" table:visibility="filter">
          <table:table-cell office:value-type="float" office:value="112">
            <text:p>112</text:p>
          </table:table-cell>
          <table:table-cell table:style-name="ce8" office:value-type="string">
            <text:p>Violent Prejudice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Visible Aura</text:p>
          </table:table-cell>
          <table:table-cell table:style-name="ce9" office:value-type="float" office:value="-10">
            <text:p>-1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Visions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8" office:value-type="string">
            <text:p>Vow (greater)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Vow (lesser)</text:p>
          </table:table-cell>
          <table:table-cell table:style-name="ce9" office:value-type="float" office:value="-3">
            <text:p>-3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Vow (major)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Vow (minor)</text:p>
          </table:table-cell>
          <table:table-cell table:style-name="ce9" office:value-type="float" office:value="-7">
            <text:p>-7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8" office:value-type="string">
            <text:p>Wanted</text:p>
          </table:table-cell>
          <table:table-cell table:style-name="ce9" office:value-type="float" office:value="0">
            <text:p>0</text:p>
          </table:table-cell>
          <table:table-cell table:style-name="ce8" office:value-type="string">
            <text:p>Special Status</text:p>
          </table:table-cell>
        </table:table-row>
        <table:table-row table:style-name="ro3" table:visibility="filter">
          <table:table-cell office:value-type="float" office:value="6">
            <text:p>6</text:p>
          </table:table-cell>
          <table:table-cell table:style-name="ce8" office:value-type="string">
            <text:p>Warrior Extraordinaire</text:p>
          </table:table-cell>
          <table:table-cell table:style-name="ce9" office:value-type="float" office:value="35">
            <text:p>35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Weak Physique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Weapon Bane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Mental Flaws</text:p>
          </table:table-cell>
        </table:table-row>
        <table:table-row table:style-name="ro3" table:visibility="filter">
          <table:table-cell office:value-type="float" office:value="37">
            <text:p>37</text:p>
          </table:table-cell>
          <table:table-cell table:style-name="ce8" office:value-type="string">
            <text:p>Weapon Control</text:p>
          </table:table-cell>
          <table:table-cell table:style-name="ce9" office:value-type="float" office:value="10">
            <text:p>10</text:p>
          </table:table-cell>
          <table:table-cell table:style-name="ce8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8" office:value-type="string">
            <text:p>Weight Intolerant</text:p>
          </table:table-cell>
          <table:table-cell table:style-name="ce9" office:value-type="float" office:value="-15">
            <text:p>-15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Wimp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8" office:value-type="string">
            <text:p>Wrath</text:p>
          </table:table-cell>
          <table:table-cell table:style-name="ce9" office:value-type="float" office:value="-20">
            <text:p>-20</text:p>
          </table:table-cell>
          <table:table-cell table:style-name="ce8" office:value-type="string">
            <text:p>Special Flaws</text:p>
          </table:table-cell>
        </table:table-row>
        <table:table-row table:style-name="ro3" table:visibility="filter">
          <table:table-cell office:value-type="float" office:value="161">
            <text:p>161</text:p>
          </table:table-cell>
          <table:table-cell table:style-name="ce8" office:value-type="string">
            <text:p>X-ray Vision</text:p>
          </table:table-cell>
          <table:table-cell table:style-name="ce9" office:value-type="float" office:value="25">
            <text:p>25</text:p>
          </table:table-cell>
          <table:table-cell table:style-name="ce8" office:value-type="string">
            <text:p>Special Abilities</text:p>
          </table:table-cell>
        </table:table-row>
        <table:table-row table:style-name="ro3" table:number-rows-repeated="1048083">
          <table:table-cell table:number-columns-repeated="4"/>
        </table:table-row>
        <table:table-row table:style-name="ro3">
          <table:table-cell table:number-columns-repeated="4"/>
        </table:table-row>
      </table:table>
      <table:database-ranges>
        <table:database-range table:name="__Anonymous_Sheet_DB__0" table:target-range-address="Data.A1:Data.H234" table:display-filter-buttons="true"/>
        <table:database-range table:name="__Anonymous_Sheet_DB__3" table:target-range-address="'TEMP-locale-EN'.A1:'TEMP-locale-EN'.D492" table:display-filter-buttons="true">
          <table:filter>
            <table:filter-or>
              <table:filter-and>
                <table:filter-condition table:field-number="3" table:value="Mystical Abilities" table:operator="="/>
                <table:filter-condition table:field-number="2" table:value="15" table:operator="=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4.06.2012</text:date>, <text:time>18:59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2-06-04T18:59:27</dc:date>
    <meta:editing-duration>PT18H20S</meta:editing-duration>
    <meta:editing-cycles>90</meta:editing-cycles>
    <meta:document-statistic meta:table-count="4" meta:cell-count="10750" meta:object-count="0"/>
  </office:meta>
</office:document-meta>
</file>